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15:40:00" calcext:value-type="date">
            <text:p>2019-10-07 15:4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7H00M00S" calcext:value-type="time">
            <text:p>17:00:00</text:p>
          </table:table-cell>
          <table:table-cell table:formula="of:=(([.R2]-[.L2])/[.T2])*[.J2]+2" office:value-type="float" office:value="332" calcext:value-type="float">
            <text:p>332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15:42:23.563814" calcext:value-type="date">
            <text:p>2019-10-07 15:42:24</text:p>
          </table:table-cell>
          <table:table-cell table:style-name="ce7" table:formula="of:=[.A3]" office:value-type="date" office:date-value="2019-10-07T15:42:23.563814" calcext:value-type="date">
            <text:p>2019-10-07 15:42:24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15:42:23.56381434482" calcext:value-type="date">
            <text:p>12/30/99 03:42 P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14H40M00S" calcext:value-type="time">
            <text:p>14:4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15:48:03.55597" calcext:value-type="date">
            <text:p>2019-10-07 15:48:04</text:p>
          </table:table-cell>
          <table:table-cell table:style-name="ce7" table:formula="of:=[.A4]" office:value-type="date" office:date-value="2019-10-07T15:48:03.55597" calcext:value-type="date">
            <text:p>2019-10-07 15:48:04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15:48:03.55597041082" calcext:value-type="date">
            <text:p>12/30/99 03:48 P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=0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14H50M00S" calcext:value-type="time">
            <text:p>14:5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15:51:33.157933" calcext:value-type="date">
            <text:p>2019-10-07 15:51:33</text:p>
          </table:table-cell>
          <table:table-cell table:style-name="ce7" table:formula="of:=[.A5]" office:value-type="date" office:date-value="2019-10-07T15:51:33.157933" calcext:value-type="date">
            <text:p>2019-10-07 15:51:33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15:51:33.157933373" calcext:value-type="date">
            <text:p>12/30/99 03:51 P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=0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15H00M00S" calcext:value-type="time">
            <text:p>15:0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5:44:59.235259" calcext:value-type="date">
            <text:p>2019-10-07 15:44:59</text:p>
          </table:table-cell>
          <table:table-cell table:style-name="ce7" table:formula="of:=[.A6]" office:value-type="date" office:date-value="2019-10-07T15:44:59.235259" calcext:value-type="date">
            <text:p>2019-10-07 15:44:59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5:44:59.2352592526" calcext:value-type="date">
            <text:p>12/30/99 03:44 P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=0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15H10M00S" calcext:value-type="time">
            <text:p>15:1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15:21:43.324099" calcext:value-type="date">
            <text:p>2019-10-07 15:21:43</text:p>
          </table:table-cell>
          <table:table-cell table:style-name="ce7" table:formula="of:=[.A7]" office:value-type="date" office:date-value="2019-10-07T15:21:43.324099" calcext:value-type="date">
            <text:p>2019-10-07 15:21:43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15:21:43.32409897819" calcext:value-type="date">
            <text:p>12/30/99 03:21 P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=0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15H20M00S" calcext:value-type="time">
            <text:p>15:2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5:26:10.576937" calcext:value-type="date">
            <text:p>2019-10-07 15:26:11</text:p>
          </table:table-cell>
          <table:table-cell table:style-name="ce7" table:formula="of:=[.A8]" office:value-type="date" office:date-value="2019-10-07T15:26:10.576937" calcext:value-type="date">
            <text:p>2019-10-07 15:26:11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5:26:10.5769367516" calcext:value-type="date">
            <text:p>12/30/99 03:26 P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=0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15H30M00S" calcext:value-type="time">
            <text:p>15:3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15:40:26.495426" calcext:value-type="date">
            <text:p>2019-10-07 15:40:26</text:p>
          </table:table-cell>
          <table:table-cell table:style-name="ce7" table:formula="of:=[.A9]" office:value-type="date" office:date-value="2019-10-07T15:40:26.495426" calcext:value-type="date">
            <text:p>2019-10-07 15:40:26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15:40:26.49542649742" calcext:value-type="date">
            <text:p>12/30/99 03:40 P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=0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15H40M00S" calcext:value-type="time">
            <text:p>15:4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15:09:00.730207" calcext:value-type="date">
            <text:p>2019-10-07 15:09:01</text:p>
          </table:table-cell>
          <table:table-cell table:style-name="ce7" table:formula="of:=[.A10]" office:value-type="date" office:date-value="2019-10-07T15:09:00.730207" calcext:value-type="date">
            <text:p>2019-10-07 15:09:01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15:09:00.73020676151" calcext:value-type="date">
            <text:p>12/30/99 03:09 P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=0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15H50M00S" calcext:value-type="time">
            <text:p>15:5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0];0)&lt;=[.O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15:50:12.262089" calcext:value-type="date">
            <text:p>2019-10-07 15:50:12</text:p>
          </table:table-cell>
          <table:table-cell table:style-name="ce7" table:formula="of:=[.A11]" office:value-type="date" office:date-value="2019-10-07T15:50:12.262089" calcext:value-type="date">
            <text:p>2019-10-07 15:50:12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15:50:12.2620887123" calcext:value-type="date">
            <text:p>12/30/99 03:50 P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=0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16H00M00S" calcext:value-type="time">
            <text:p>16:0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1];0)&lt;=[.O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5:57:00.98495" calcext:value-type="date">
            <text:p>2019-10-07 15:57:01</text:p>
          </table:table-cell>
          <table:table-cell table:style-name="ce7" table:formula="of:=[.A12]" office:value-type="date" office:date-value="2019-10-07T15:57:00.98495" calcext:value-type="date">
            <text:p>2019-10-07 15:57:01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5:57:00.98495035898" calcext:value-type="date">
            <text:p>12/30/99 03:57 P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=0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16H10M00S" calcext:value-type="time">
            <text:p>16:1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2];0)&lt;=[.O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15:39:19.758813" calcext:value-type="date">
            <text:p>2019-10-07 15:39:20</text:p>
          </table:table-cell>
          <table:table-cell table:style-name="ce7" table:formula="of:=[.A13]" office:value-type="date" office:date-value="2019-10-07T15:39:19.758813" calcext:value-type="date">
            <text:p>2019-10-07 15:39:20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15:39:19.75881339982" calcext:value-type="date">
            <text:p>12/30/99 03:39 P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=0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16H20M00S" calcext:value-type="time">
            <text:p>16:2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3];0)&lt;=[.O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15:29:26.914535" calcext:value-type="date">
            <text:p>2019-10-07 15:29:27</text:p>
          </table:table-cell>
          <table:table-cell table:style-name="ce7" table:formula="of:=[.A14]" office:value-type="date" office:date-value="2019-10-07T15:29:26.914535" calcext:value-type="date">
            <text:p>2019-10-07 15:29:27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15:29:26.91453543026" calcext:value-type="date">
            <text:p>12/30/99 03:29 P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=0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16H30M00S" calcext:value-type="time">
            <text:p>16:3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4];0)&lt;=[.O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15:28:33.818983" calcext:value-type="date">
            <text:p>2019-10-07 15:28:34</text:p>
          </table:table-cell>
          <table:table-cell table:style-name="ce7" table:formula="of:=[.A15]" office:value-type="date" office:date-value="2019-10-07T15:28:33.818983" calcext:value-type="date">
            <text:p>2019-10-07 15:28:34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15:28:33.81898254622" calcext:value-type="date">
            <text:p>12/30/99 03:28 P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=0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16H40M00S" calcext:value-type="time">
            <text:p>16:4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15:34:56.168388" calcext:value-type="date">
            <text:p>2019-10-07 15:34:56</text:p>
          </table:table-cell>
          <table:table-cell table:style-name="ce7" table:formula="of:=[.A16]" office:value-type="date" office:date-value="2019-10-07T15:34:56.168388" calcext:value-type="date">
            <text:p>2019-10-07 15:34:56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15:34:56.16838849615" calcext:value-type="date">
            <text:p>12/30/99 03:34 P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=0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16H50M00S" calcext:value-type="time">
            <text:p>16:5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15:49:43.3344" calcext:value-type="date">
            <text:p>2019-10-07 15:49:43</text:p>
          </table:table-cell>
          <table:table-cell table:style-name="ce7" table:formula="of:=[.A17]" office:value-type="date" office:date-value="2019-10-07T15:49:43.3344" calcext:value-type="date">
            <text:p>2019-10-07 15:49:43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15:49:43.33440036513" calcext:value-type="date">
            <text:p>12/30/99 03:49 P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=0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17H00M00S" calcext:value-type="time">
            <text:p>17:0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15:28:29.187607" calcext:value-type="date">
            <text:p>2019-10-07 15:28:29</text:p>
          </table:table-cell>
          <table:table-cell table:style-name="ce7" table:formula="of:=[.A18]" office:value-type="date" office:date-value="2019-10-07T15:28:29.187607" calcext:value-type="date">
            <text:p>2019-10-07 15:28:29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15:28:29.18760742061" calcext:value-type="date">
            <text:p>12/30/99 03:28 P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=0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14H40M00S" calcext:value-type="time">
            <text:p>14:40:00</text:p>
          </table:table-cell>
          <table:table-cell table:formula="of:=IF([.L18]&lt;[.L17];[.M17]+[.H$2];[.M17])" office:value-type="float" office:value="60" calcext:value-type="float">
            <text:p>60</text:p>
          </table:table-cell>
          <table:table-cell table:formula="of:=OFFSET([.C$4];[.M18];0)" office:value-type="float" office:value="43746" calcext:value-type="float">
            <text:p>43746</text:p>
          </table:table-cell>
          <table:table-cell table:formula="of:=[.L1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];0)&lt;=[.O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5:54:31.157855" calcext:value-type="date">
            <text:p>2019-10-07 15:54:31</text:p>
          </table:table-cell>
          <table:table-cell table:style-name="ce7" table:formula="of:=[.A19]" office:value-type="date" office:date-value="2019-10-07T15:54:31.157855" calcext:value-type="date">
            <text:p>2019-10-07 15:54:31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5:54:31.15785491187" calcext:value-type="date">
            <text:p>12/30/99 03:54 P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=0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14H50M00S" calcext:value-type="time">
            <text:p>14:50:00</text:p>
          </table:table-cell>
          <table:table-cell table:formula="of:=IF([.L19]&lt;[.L18];[.M18]+[.H$2];[.M18])" office:value-type="float" office:value="60" calcext:value-type="float">
            <text:p>60</text:p>
          </table:table-cell>
          <table:table-cell table:formula="of:=OFFSET([.C$4];[.M19];0)" office:value-type="float" office:value="43746" calcext:value-type="float">
            <text:p>43746</text:p>
          </table:table-cell>
          <table:table-cell table:formula="of:=[.L1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9];0)&lt;=[.O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15:36:24.762001" calcext:value-type="date">
            <text:p>2019-10-07 15:36:25</text:p>
          </table:table-cell>
          <table:table-cell table:style-name="ce7" table:formula="of:=[.A20]" office:value-type="date" office:date-value="2019-10-07T15:36:24.762001" calcext:value-type="date">
            <text:p>2019-10-07 15:36:25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15:36:24.76200120058" calcext:value-type="date">
            <text:p>12/30/99 03:36 P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=0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15H00M00S" calcext:value-type="time">
            <text:p>15:00:00</text:p>
          </table:table-cell>
          <table:table-cell table:formula="of:=IF([.L20]&lt;[.L19];[.M19]+[.H$2];[.M19])" office:value-type="float" office:value="60" calcext:value-type="float">
            <text:p>60</text:p>
          </table:table-cell>
          <table:table-cell table:formula="of:=OFFSET([.C$4];[.M20];0)" office:value-type="float" office:value="43746" calcext:value-type="float">
            <text:p>43746</text:p>
          </table:table-cell>
          <table:table-cell table:formula="of:=[.L2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20];0)&lt;=[.O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15:33:04.6561" calcext:value-type="date">
            <text:p>2019-10-07 15:33:05</text:p>
          </table:table-cell>
          <table:table-cell table:style-name="ce7" table:formula="of:=[.A21]" office:value-type="date" office:date-value="2019-10-07T15:33:04.6561" calcext:value-type="date">
            <text:p>2019-10-07 15:33:05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15:33:04.65610044077" calcext:value-type="date">
            <text:p>12/30/99 03:33 P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=0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15H10M00S" calcext:value-type="time">
            <text:p>15:10:00</text:p>
          </table:table-cell>
          <table:table-cell table:formula="of:=IF([.L21]&lt;[.L20];[.M20]+[.H$2];[.M20])" office:value-type="float" office:value="60" calcext:value-type="float">
            <text:p>60</text:p>
          </table:table-cell>
          <table:table-cell table:formula="of:=OFFSET([.C$4];[.M21];0)" office:value-type="float" office:value="43746" calcext:value-type="float">
            <text:p>43746</text:p>
          </table:table-cell>
          <table:table-cell table:formula="of:=[.L2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1];0)&lt;=[.O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15:26:25.108045" calcext:value-type="date">
            <text:p>2019-10-07 15:26:25</text:p>
          </table:table-cell>
          <table:table-cell table:style-name="ce7" table:formula="of:=[.A22]" office:value-type="date" office:date-value="2019-10-07T15:26:25.108045" calcext:value-type="date">
            <text:p>2019-10-07 15:26:25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15:26:25.1080450695" calcext:value-type="date">
            <text:p>12/30/99 03:26 P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=0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15H20M00S" calcext:value-type="time">
            <text:p>15:20:00</text:p>
          </table:table-cell>
          <table:table-cell table:formula="of:=IF([.L22]&lt;[.L21];[.M21]+[.H$2];[.M21])" office:value-type="float" office:value="60" calcext:value-type="float">
            <text:p>60</text:p>
          </table:table-cell>
          <table:table-cell table:formula="of:=OFFSET([.C$4];[.M22];0)" office:value-type="float" office:value="43746" calcext:value-type="float">
            <text:p>43746</text:p>
          </table:table-cell>
          <table:table-cell table:formula="of:=[.L2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2];0)&lt;=[.O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5:29:39.078236" calcext:value-type="date">
            <text:p>2019-10-07 15:29:39</text:p>
          </table:table-cell>
          <table:table-cell table:style-name="ce7" table:formula="of:=[.A23]" office:value-type="date" office:date-value="2019-10-07T15:29:39.078236" calcext:value-type="date">
            <text:p>2019-10-07 15:29:39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5:29:39.0782361757" calcext:value-type="date">
            <text:p>12/30/99 03:29 P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=0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15H30M00S" calcext:value-type="time">
            <text:p>15:30:00</text:p>
          </table:table-cell>
          <table:table-cell table:formula="of:=IF([.L23]&lt;[.L22];[.M22]+[.H$2];[.M22])" office:value-type="float" office:value="60" calcext:value-type="float">
            <text:p>60</text:p>
          </table:table-cell>
          <table:table-cell table:formula="of:=OFFSET([.C$4];[.M23];0)" office:value-type="float" office:value="43746" calcext:value-type="float">
            <text:p>43746</text:p>
          </table:table-cell>
          <table:table-cell table:formula="of:=[.L2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3];0)&lt;=[.O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5:55:14.459168" calcext:value-type="date">
            <text:p>2019-10-07 15:55:14</text:p>
          </table:table-cell>
          <table:table-cell table:style-name="ce7" table:formula="of:=[.A24]" office:value-type="date" office:date-value="2019-10-07T15:55:14.459168" calcext:value-type="date">
            <text:p>2019-10-07 15:55:14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5:55:14.45916777011" calcext:value-type="date">
            <text:p>12/30/99 03:55 P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=0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15H40M00S" calcext:value-type="time">
            <text:p>15:40:00</text:p>
          </table:table-cell>
          <table:table-cell table:formula="of:=IF([.L24]&lt;[.L23];[.M23]+[.H$2];[.M23])" office:value-type="float" office:value="60" calcext:value-type="float">
            <text:p>60</text:p>
          </table:table-cell>
          <table:table-cell table:formula="of:=OFFSET([.C$4];[.M24];0)" office:value-type="float" office:value="43746" calcext:value-type="float">
            <text:p>43746</text:p>
          </table:table-cell>
          <table:table-cell table:formula="of:=[.L2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4];0)&lt;=[.O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16:29:38.416955" calcext:value-type="date">
            <text:p>2019-10-07 16:29:38</text:p>
          </table:table-cell>
          <table:table-cell table:style-name="ce7" table:formula="of:=[.A25]" office:value-type="date" office:date-value="2019-10-07T16:29:38.416955" calcext:value-type="date">
            <text:p>2019-10-07 16:29:38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16:29:38.41695472598" calcext:value-type="date">
            <text:p>12/30/99 04:29 P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=0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15H50M00S" calcext:value-type="time">
            <text:p>15:50:00</text:p>
          </table:table-cell>
          <table:table-cell table:formula="of:=IF([.L25]&lt;[.L24];[.M24]+[.H$2];[.M24])" office:value-type="float" office:value="60" calcext:value-type="float">
            <text:p>60</text:p>
          </table:table-cell>
          <table:table-cell table:formula="of:=OFFSET([.C$4];[.M25];0)" office:value-type="float" office:value="43746" calcext:value-type="float">
            <text:p>43746</text:p>
          </table:table-cell>
          <table:table-cell table:formula="of:=[.L2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5];0)&lt;=[.O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16:05:25.198416" calcext:value-type="date">
            <text:p>2019-10-07 16:05:25</text:p>
          </table:table-cell>
          <table:table-cell table:style-name="ce7" table:formula="of:=[.A26]" office:value-type="date" office:date-value="2019-10-07T16:05:25.198416" calcext:value-type="date">
            <text:p>2019-10-07 16:05:25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16:05:25.1984156901" calcext:value-type="date">
            <text:p>12/30/99 04:05 P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=0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16H00M00S" calcext:value-type="time">
            <text:p>16:00:00</text:p>
          </table:table-cell>
          <table:table-cell table:formula="of:=IF([.L26]&lt;[.L25];[.M25]+[.H$2];[.M25])" office:value-type="float" office:value="60" calcext:value-type="float">
            <text:p>60</text:p>
          </table:table-cell>
          <table:table-cell table:formula="of:=OFFSET([.C$4];[.M26];0)" office:value-type="float" office:value="43746" calcext:value-type="float">
            <text:p>43746</text:p>
          </table:table-cell>
          <table:table-cell table:formula="of:=[.L2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6];0)&lt;=[.O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15:53:41.297601" calcext:value-type="date">
            <text:p>2019-10-07 15:53:41</text:p>
          </table:table-cell>
          <table:table-cell table:style-name="ce7" table:formula="of:=[.A27]" office:value-type="date" office:date-value="2019-10-07T15:53:41.297601" calcext:value-type="date">
            <text:p>2019-10-07 15:53:41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15:53:41.29760056268" calcext:value-type="date">
            <text:p>12/30/99 03:53 P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=0;[.G26]+2+1/[.$H$2];[.G26]+1/[.$H$2])" office:value-type="float" office:value="0.4" calcext:value-type="float">
            <text:p>0,4</text:p>
          </table:table-cell>
          <table:table-cell table:number-columns-repeated="4"/>
          <table:table-cell table:formula="of:=SUM(MOD(SUM([.L26]-[.L$2];[.T$2]);[.R$2]-[.L$2]);[.L$2])" office:value-type="time" office:time-value="PT16H10M00S" calcext:value-type="time">
            <text:p>16:10:00</text:p>
          </table:table-cell>
          <table:table-cell table:formula="of:=IF([.L27]&lt;[.L26];[.M26]+[.H$2];[.M26])" office:value-type="float" office:value="60" calcext:value-type="float">
            <text:p>6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7];0)&lt;=[.O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15:44:30.712254" calcext:value-type="date">
            <text:p>2019-10-07 15:44:31</text:p>
          </table:table-cell>
          <table:table-cell table:style-name="ce7" table:formula="of:=[.A28]" office:value-type="date" office:date-value="2019-10-07T15:44:30.712254" calcext:value-type="date">
            <text:p>2019-10-07 15:44:31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15:44:30.71225401014" calcext:value-type="date">
            <text:p>12/30/99 03:44 P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=0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formula="of:=SUM(MOD(SUM([.L27]-[.L$2];[.T$2]);[.R$2]-[.L$2]);[.L$2])" office:value-type="time" office:time-value="PT16H20M00S" calcext:value-type="time">
            <text:p>16:20:00</text:p>
          </table:table-cell>
          <table:table-cell table:formula="of:=IF([.L28]&lt;[.L27];[.M27]+[.H$2];[.M27])" office:value-type="float" office:value="60" calcext:value-type="float">
            <text:p>6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8];0)&lt;=[.O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15:39:40.575072" calcext:value-type="date">
            <text:p>2019-10-07 15:39:41</text:p>
          </table:table-cell>
          <table:table-cell table:style-name="ce7" table:formula="of:=[.A29]" office:value-type="date" office:date-value="2019-10-07T15:39:40.575072" calcext:value-type="date">
            <text:p>2019-10-07 15:39:41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15:39:40.57507232297" calcext:value-type="date">
            <text:p>12/30/99 03:39 P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=0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formula="of:=SUM(MOD(SUM([.L28]-[.L$2];[.T$2]);[.R$2]-[.L$2]);[.L$2])" office:value-type="time" office:time-value="PT16H30M00S" calcext:value-type="time">
            <text:p>16:30:00</text:p>
          </table:table-cell>
          <table:table-cell table:formula="of:=IF([.L29]&lt;[.L28];[.M28]+[.H$2];[.M28])" office:value-type="float" office:value="60" calcext:value-type="float">
            <text:p>6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29];0)&lt;=[.O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15:17:39.660533" calcext:value-type="date">
            <text:p>2019-10-07 15:17:40</text:p>
          </table:table-cell>
          <table:table-cell table:style-name="ce7" table:formula="of:=[.A30]" office:value-type="date" office:date-value="2019-10-07T15:17:39.660533" calcext:value-type="date">
            <text:p>2019-10-07 15:17:40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15:17:39.660533024" calcext:value-type="date">
            <text:p>12/30/99 03:17 P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=0;[.G29]+2+1/[.$H$2];[.G29]+1/[.$H$2])" office:value-type="float" office:value="0.45" calcext:value-type="float">
            <text:p>0,45</text:p>
          </table:table-cell>
          <table:table-cell table:number-columns-repeated="4"/>
          <table:table-cell table:formula="of:=SUM(MOD(SUM([.L29]-[.L$2];[.T$2]);[.R$2]-[.L$2]);[.L$2])" office:value-type="time" office:time-value="PT16H40M00S" calcext:value-type="time">
            <text:p>16:40:00</text:p>
          </table:table-cell>
          <table:table-cell table:formula="of:=IF([.L30]&lt;[.L29];[.M29]+[.H$2];[.M29])" office:value-type="float" office:value="60" calcext:value-type="float">
            <text:p>6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0];0)&lt;=[.O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15:29:57.814879" calcext:value-type="date">
            <text:p>2019-10-07 15:29:58</text:p>
          </table:table-cell>
          <table:table-cell table:formula="of:=[.A31]" office:value-type="float" office:value="43745.6458080426" calcext:value-type="float">
            <text:p>43745.6458080426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645808042580029" calcext:value-type="float">
            <text:p>0.645808042580029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=0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formula="of:=SUM(MOD(SUM([.L30]-[.L$2];[.T$2]);[.R$2]-[.L$2]);[.L$2])" office:value-type="time" office:time-value="PT16H50M00S" calcext:value-type="time">
            <text:p>16:50:00</text:p>
          </table:table-cell>
          <table:table-cell table:formula="of:=IF([.L31]&lt;[.L30];[.M30]+[.H$2];[.M30])" office:value-type="float" office:value="60" calcext:value-type="float">
            <text:p>6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1];0)&lt;=[.O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15:51:31.903526" calcext:value-type="date">
            <text:p>2019-10-07 15:51:32</text:p>
          </table:table-cell>
          <table:table-cell table:formula="of:=[.A32]" office:value-type="float" office:value="43745.6607859204" calcext:value-type="float">
            <text:p>43745.6607859204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660785920437775" calcext:value-type="float">
            <text:p>0.660785920437775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=0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formula="of:=SUM(MOD(SUM([.L31]-[.L$2];[.T$2]);[.R$2]-[.L$2]);[.L$2])" office:value-type="time" office:time-value="PT17H00M00S" calcext:value-type="time">
            <text:p>17:00:00</text:p>
          </table:table-cell>
          <table:table-cell table:formula="of:=IF([.L32]&lt;[.L31];[.M31]+[.H$2];[.M31])" office:value-type="float" office:value="60" calcext:value-type="float">
            <text:p>6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32];0)&lt;=[.O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15:10:45.05052" calcext:value-type="date">
            <text:p>2019-10-07 15:10:45</text:p>
          </table:table-cell>
          <table:table-cell table:formula="of:=[.A33]" office:value-type="float" office:value="43745.6324658625" calcext:value-type="float">
            <text:p>43745.6324658625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632465862501704" calcext:value-type="float">
            <text:p>0.632465862501704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=0;[.G32]+2+1/[.$H$2];[.G32]+1/[.$H$2])" office:value-type="float" office:value="0.5" calcext:value-type="float">
            <text:p>0,5</text:p>
          </table:table-cell>
          <table:table-cell table:number-columns-repeated="4"/>
          <table:table-cell table:formula="of:=SUM(MOD(SUM([.L32]-[.L$2];[.T$2]);[.R$2]-[.L$2]);[.L$2])" office:value-type="time" office:time-value="PT14H40M00S" calcext:value-type="time">
            <text:p>14:40:00</text:p>
          </table:table-cell>
          <table:table-cell table:formula="of:=IF([.L33]&lt;[.L32];[.M32]+[.H$2];[.M32])" office:value-type="float" office:value="120" calcext:value-type="float">
            <text:p>120</text:p>
          </table:table-cell>
          <table:table-cell table:formula="of:=OFFSET([.C$4];[.M33];0)" office:value-type="float" office:value="43747" calcext:value-type="float">
            <text:p>43747</text:p>
          </table:table-cell>
          <table:table-cell table:formula="of:=[.L3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3];0)&lt;=[.O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15:30:25.779659" calcext:value-type="date">
            <text:p>2019-10-07 15:30:26</text:p>
          </table:table-cell>
          <table:table-cell table:formula="of:=[.A34]" office:value-type="float" office:value="43745.646131709" calcext:value-type="float">
            <text:p>43745.646131709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646131709021574" calcext:value-type="float">
            <text:p>0.646131709021574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=0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formula="of:=SUM(MOD(SUM([.L33]-[.L$2];[.T$2]);[.R$2]-[.L$2]);[.L$2])" office:value-type="time" office:time-value="PT14H50M00S" calcext:value-type="time">
            <text:p>14:50:00</text:p>
          </table:table-cell>
          <table:table-cell table:formula="of:=IF([.L34]&lt;[.L33];[.M33]+[.H$2];[.M33])" office:value-type="float" office:value="120" calcext:value-type="float">
            <text:p>120</text:p>
          </table:table-cell>
          <table:table-cell table:formula="of:=OFFSET([.C$4];[.M34];0)" office:value-type="float" office:value="43747" calcext:value-type="float">
            <text:p>43747</text:p>
          </table:table-cell>
          <table:table-cell table:formula="of:=[.L3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34];0)&lt;=[.O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15:20:55.787283" calcext:value-type="date">
            <text:p>2019-10-07 15:20:56</text:p>
          </table:table-cell>
          <table:table-cell table:formula="of:=[.A35]" office:value-type="float" office:value="43745.639534575" calcext:value-type="float">
            <text:p>43745.639534575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639534575035214" calcext:value-type="float">
            <text:p>0.639534575035214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=0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formula="of:=SUM(MOD(SUM([.L34]-[.L$2];[.T$2]);[.R$2]-[.L$2]);[.L$2])" office:value-type="time" office:time-value="PT15H00M00S" calcext:value-type="time">
            <text:p>15:00:00</text:p>
          </table:table-cell>
          <table:table-cell table:formula="of:=IF([.L35]&lt;[.L34];[.M34]+[.H$2];[.M34])" office:value-type="float" office:value="120" calcext:value-type="float">
            <text:p>120</text:p>
          </table:table-cell>
          <table:table-cell table:formula="of:=OFFSET([.C$4];[.M35];0)" office:value-type="float" office:value="43747" calcext:value-type="float">
            <text:p>43747</text:p>
          </table:table-cell>
          <table:table-cell table:formula="of:=[.L3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35];0)&lt;=[.O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15:34:07.691385" calcext:value-type="date">
            <text:p>2019-10-07 15:34:08</text:p>
          </table:table-cell>
          <table:table-cell table:formula="of:=[.A36]" office:value-type="float" office:value="43745.6487001318" calcext:value-type="float">
            <text:p>43745.6487001318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648700131772785" calcext:value-type="float">
            <text:p>0.648700131772785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=0;[.G35]+2+1/[.$H$2];[.G35]+1/[.$H$2])" office:value-type="float" office:value="0.55" calcext:value-type="float">
            <text:p>0,55</text:p>
          </table:table-cell>
          <table:table-cell table:number-columns-repeated="4"/>
          <table:table-cell table:formula="of:=SUM(MOD(SUM([.L35]-[.L$2];[.T$2]);[.R$2]-[.L$2]);[.L$2])" office:value-type="time" office:time-value="PT15H10M00S" calcext:value-type="time">
            <text:p>15:10:00</text:p>
          </table:table-cell>
          <table:table-cell table:formula="of:=IF([.L36]&lt;[.L35];[.M35]+[.H$2];[.M35])" office:value-type="float" office:value="120" calcext:value-type="float">
            <text:p>120</text:p>
          </table:table-cell>
          <table:table-cell table:formula="of:=OFFSET([.C$4];[.M36];0)" office:value-type="float" office:value="43747" calcext:value-type="float">
            <text:p>43747</text:p>
          </table:table-cell>
          <table:table-cell table:formula="of:=[.L3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6];0)&lt;=[.O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16:00:17.428973" calcext:value-type="date">
            <text:p>2019-10-07 16:00:17</text:p>
          </table:table-cell>
          <table:table-cell table:formula="of:=[.A37]" office:value-type="float" office:value="43745.6668683909" calcext:value-type="float">
            <text:p>43745.6668683909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666868390886521" calcext:value-type="float">
            <text:p>0.666868390886521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=0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formula="of:=SUM(MOD(SUM([.L36]-[.L$2];[.T$2]);[.R$2]-[.L$2]);[.L$2])" office:value-type="time" office:time-value="PT15H20M00S" calcext:value-type="time">
            <text:p>15:20:00</text:p>
          </table:table-cell>
          <table:table-cell table:formula="of:=IF([.L37]&lt;[.L36];[.M36]+[.H$2];[.M36])" office:value-type="float" office:value="120" calcext:value-type="float">
            <text:p>120</text:p>
          </table:table-cell>
          <table:table-cell table:formula="of:=OFFSET([.C$4];[.M37];0)" office:value-type="float" office:value="43747" calcext:value-type="float">
            <text:p>43747</text:p>
          </table:table-cell>
          <table:table-cell table:formula="of:=[.L3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7];0)&lt;=[.O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15:41:55.21688" calcext:value-type="date">
            <text:p>2019-10-07 15:41:55</text:p>
          </table:table-cell>
          <table:table-cell table:formula="of:=[.A38]" office:value-type="float" office:value="43745.6541113065" calcext:value-type="float">
            <text:p>43745.6541113065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654111306481354" calcext:value-type="float">
            <text:p>0.654111306481354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=0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formula="of:=SUM(MOD(SUM([.L37]-[.L$2];[.T$2]);[.R$2]-[.L$2]);[.L$2])" office:value-type="time" office:time-value="PT15H30M00S" calcext:value-type="time">
            <text:p>15:30:00</text:p>
          </table:table-cell>
          <table:table-cell table:formula="of:=IF([.L38]&lt;[.L37];[.M37]+[.H$2];[.M37])" office:value-type="float" office:value="120" calcext:value-type="float">
            <text:p>120</text:p>
          </table:table-cell>
          <table:table-cell table:formula="of:=OFFSET([.C$4];[.M38];0)" office:value-type="float" office:value="43747" calcext:value-type="float">
            <text:p>43747</text:p>
          </table:table-cell>
          <table:table-cell table:formula="of:=[.L3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38];0)&lt;=[.O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15:37:35.771531" calcext:value-type="date">
            <text:p>2019-10-07 15:37:36</text:p>
          </table:table-cell>
          <table:table-cell table:formula="of:=[.A39]" office:value-type="float" office:value="43745.6511084668" calcext:value-type="float">
            <text:p>43745.6511084668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65110846679454" calcext:value-type="float">
            <text:p>0.65110846679454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=0;[.G38]+2+1/[.$H$2];[.G38]+1/[.$H$2])" office:value-type="float" office:value="0.6" calcext:value-type="float">
            <text:p>0,6</text:p>
          </table:table-cell>
          <table:table-cell table:number-columns-repeated="4"/>
          <table:table-cell table:formula="of:=SUM(MOD(SUM([.L38]-[.L$2];[.T$2]);[.R$2]-[.L$2]);[.L$2])" office:value-type="time" office:time-value="PT15H40M00S" calcext:value-type="time">
            <text:p>15:40:00</text:p>
          </table:table-cell>
          <table:table-cell table:formula="of:=IF([.L39]&lt;[.L38];[.M38]+[.H$2];[.M38])" office:value-type="float" office:value="120" calcext:value-type="float">
            <text:p>120</text:p>
          </table:table-cell>
          <table:table-cell table:formula="of:=OFFSET([.C$4];[.M39];0)" office:value-type="float" office:value="43747" calcext:value-type="float">
            <text:p>43747</text:p>
          </table:table-cell>
          <table:table-cell table:formula="of:=[.L3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9];0)&lt;=[.O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16:04:18.724611" calcext:value-type="date">
            <text:p>2019-10-07 16:04:19</text:p>
          </table:table-cell>
          <table:table-cell table:formula="of:=[.A40]" office:value-type="float" office:value="43745.6696611645" calcext:value-type="float">
            <text:p>43745.6696611645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669661164480203" calcext:value-type="float">
            <text:p>0.669661164480203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=0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formula="of:=SUM(MOD(SUM([.L39]-[.L$2];[.T$2]);[.R$2]-[.L$2]);[.L$2])" office:value-type="time" office:time-value="PT15H50M00S" calcext:value-type="time">
            <text:p>15:50:00</text:p>
          </table:table-cell>
          <table:table-cell table:formula="of:=IF([.L40]&lt;[.L39];[.M39]+[.H$2];[.M39])" office:value-type="float" office:value="120" calcext:value-type="float">
            <text:p>120</text:p>
          </table:table-cell>
          <table:table-cell table:formula="of:=OFFSET([.C$4];[.M40];0)" office:value-type="float" office:value="43747" calcext:value-type="float">
            <text:p>43747</text:p>
          </table:table-cell>
          <table:table-cell table:formula="of:=[.L4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0];0)&lt;=[.O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15:41:06.531417" calcext:value-type="date">
            <text:p>2019-10-07 15:41:07</text:p>
          </table:table-cell>
          <table:table-cell table:formula="of:=[.A41]" office:value-type="float" office:value="43745.6535478173" calcext:value-type="float">
            <text:p>43745.6535478173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653547817324579" calcext:value-type="float">
            <text:p>0.653547817324579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=0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formula="of:=SUM(MOD(SUM([.L40]-[.L$2];[.T$2]);[.R$2]-[.L$2]);[.L$2])" office:value-type="time" office:time-value="PT16H00M00S" calcext:value-type="time">
            <text:p>16:00:00</text:p>
          </table:table-cell>
          <table:table-cell table:formula="of:=IF([.L41]&lt;[.L40];[.M40]+[.H$2];[.M40])" office:value-type="float" office:value="120" calcext:value-type="float">
            <text:p>120</text:p>
          </table:table-cell>
          <table:table-cell table:formula="of:=OFFSET([.C$4];[.M41];0)" office:value-type="float" office:value="43747" calcext:value-type="float">
            <text:p>43747</text:p>
          </table:table-cell>
          <table:table-cell table:formula="of:=[.L4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41];0)&lt;=[.O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15:51:05.510904" calcext:value-type="date">
            <text:p>2019-10-07 15:51:06</text:p>
          </table:table-cell>
          <table:table-cell table:formula="of:=[.A42]" office:value-type="float" office:value="43745.6604804503" calcext:value-type="float">
            <text:p>43745.6604804503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660480450278556" calcext:value-type="float">
            <text:p>0.660480450278556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=0;[.G41]+2+1/[.$H$2];[.G41]+1/[.$H$2])" office:value-type="float" office:value="0.65" calcext:value-type="float">
            <text:p>0,65</text:p>
          </table:table-cell>
          <table:table-cell table:number-columns-repeated="4"/>
          <table:table-cell table:formula="of:=SUM(MOD(SUM([.L41]-[.L$2];[.T$2]);[.R$2]-[.L$2]);[.L$2])" office:value-type="time" office:time-value="PT16H10M00S" calcext:value-type="time">
            <text:p>16:10:00</text:p>
          </table:table-cell>
          <table:table-cell table:formula="of:=IF([.L42]&lt;[.L41];[.M41]+[.H$2];[.M41])" office:value-type="float" office:value="120" calcext:value-type="float">
            <text:p>120</text:p>
          </table:table-cell>
          <table:table-cell table:formula="of:=OFFSET([.C$4];[.M42];0)" office:value-type="float" office:value="43747" calcext:value-type="float">
            <text:p>43747</text:p>
          </table:table-cell>
          <table:table-cell table:formula="of:=[.L4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2];0)&lt;=[.O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15:33:43.965841" calcext:value-type="date">
            <text:p>2019-10-07 15:33:44</text:p>
          </table:table-cell>
          <table:table-cell table:formula="of:=[.A43]" office:value-type="float" office:value="43745.6484255306" calcext:value-type="float">
            <text:p>43745.6484255306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648425530562236" calcext:value-type="float">
            <text:p>0.648425530562236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=0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formula="of:=SUM(MOD(SUM([.L42]-[.L$2];[.T$2]);[.R$2]-[.L$2]);[.L$2])" office:value-type="time" office:time-value="PT16H20M00S" calcext:value-type="time">
            <text:p>16:20:00</text:p>
          </table:table-cell>
          <table:table-cell table:formula="of:=IF([.L43]&lt;[.L42];[.M42]+[.H$2];[.M42])" office:value-type="float" office:value="120" calcext:value-type="float">
            <text:p>120</text:p>
          </table:table-cell>
          <table:table-cell table:formula="of:=OFFSET([.C$4];[.M43];0)" office:value-type="float" office:value="43747" calcext:value-type="float">
            <text:p>43747</text:p>
          </table:table-cell>
          <table:table-cell table:formula="of:=[.L4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43];0)&lt;=[.O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16:03:13.572857" calcext:value-type="date">
            <text:p>2019-10-07 16:03:14</text:p>
          </table:table-cell>
          <table:table-cell table:style-name="ce7" table:formula="of:=[.A44]" office:value-type="date" office:date-value="2019-10-07T16:03:13.572857" calcext:value-type="date">
            <text:p>2019-10-07 16:03:14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16:03:13.57285725418" calcext:value-type="date">
            <text:p>12/30/99 04:03 P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=0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formula="of:=SUM(MOD(SUM([.L43]-[.L$2];[.T$2]);[.R$2]-[.L$2]);[.L$2])" office:value-type="time" office:time-value="PT16H30M00S" calcext:value-type="time">
            <text:p>16:30:00</text:p>
          </table:table-cell>
          <table:table-cell table:formula="of:=IF([.L44]&lt;[.L43];[.M43]+[.H$2];[.M43])" office:value-type="float" office:value="120" calcext:value-type="float">
            <text:p>120</text:p>
          </table:table-cell>
          <table:table-cell table:formula="of:=OFFSET([.C$4];[.M44];0)" office:value-type="float" office:value="43747" calcext:value-type="float">
            <text:p>43747</text:p>
          </table:table-cell>
          <table:table-cell table:formula="of:=[.L4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44];0)&lt;=[.O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15:34:42.093103" calcext:value-type="date">
            <text:p>2019-10-07 15:34:42</text:p>
          </table:table-cell>
          <table:table-cell table:formula="of:=[.A45]" office:value-type="float" office:value="43745.6490982998" calcext:value-type="float">
            <text:p>43745.6490982998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649098299800244" calcext:value-type="float">
            <text:p>0.649098299800244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=0;[.G44]+2+1/[.$H$2];[.G44]+1/[.$H$2])" office:value-type="float" office:value="0.7" calcext:value-type="float">
            <text:p>0,7</text:p>
          </table:table-cell>
          <table:table-cell table:number-columns-repeated="4"/>
          <table:table-cell table:formula="of:=SUM(MOD(SUM([.L44]-[.L$2];[.T$2]);[.R$2]-[.L$2]);[.L$2])" office:value-type="time" office:time-value="PT16H40M00S" calcext:value-type="time">
            <text:p>16:40:00</text:p>
          </table:table-cell>
          <table:table-cell table:formula="of:=IF([.L45]&lt;[.L44];[.M44]+[.H$2];[.M44])" office:value-type="float" office:value="120" calcext:value-type="float">
            <text:p>120</text:p>
          </table:table-cell>
          <table:table-cell table:formula="of:=OFFSET([.C$4];[.M45];0)" office:value-type="float" office:value="43747" calcext:value-type="float">
            <text:p>43747</text:p>
          </table:table-cell>
          <table:table-cell table:formula="of:=[.L4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45];0)&lt;=[.O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15:35:53.189415" calcext:value-type="date">
            <text:p>2019-10-07 15:35:53</text:p>
          </table:table-cell>
          <table:table-cell table:formula="of:=[.A46]" office:value-type="float" office:value="43745.6499211738" calcext:value-type="float">
            <text:p>43745.6499211738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649921173782786" calcext:value-type="float">
            <text:p>0.649921173782786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=0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formula="of:=SUM(MOD(SUM([.L45]-[.L$2];[.T$2]);[.R$2]-[.L$2]);[.L$2])" office:value-type="time" office:time-value="PT16H50M00S" calcext:value-type="time">
            <text:p>16:50:00</text:p>
          </table:table-cell>
          <table:table-cell table:formula="of:=IF([.L46]&lt;[.L45];[.M45]+[.H$2];[.M45])" office:value-type="float" office:value="120" calcext:value-type="float">
            <text:p>120</text:p>
          </table:table-cell>
          <table:table-cell table:formula="of:=OFFSET([.C$4];[.M46];0)" office:value-type="float" office:value="43747" calcext:value-type="float">
            <text:p>43747</text:p>
          </table:table-cell>
          <table:table-cell table:formula="of:=[.L4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46];0)&lt;=[.O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16:05:24.168254" calcext:value-type="date">
            <text:p>2019-10-07 16:05:24</text:p>
          </table:table-cell>
          <table:table-cell table:formula="of:=[.A47]" office:value-type="float" office:value="43745.6704186141" calcext:value-type="float">
            <text:p>43745.6704186141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670418614055961" calcext:value-type="float">
            <text:p>0.670418614055961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=0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formula="of:=SUM(MOD(SUM([.L46]-[.L$2];[.T$2]);[.R$2]-[.L$2]);[.L$2])" office:value-type="time" office:time-value="PT17H00M00S" calcext:value-type="time">
            <text:p>17:00:00</text:p>
          </table:table-cell>
          <table:table-cell table:formula="of:=IF([.L47]&lt;[.L46];[.M46]+[.H$2];[.M46])" office:value-type="float" office:value="120" calcext:value-type="float">
            <text:p>120</text:p>
          </table:table-cell>
          <table:table-cell table:formula="of:=OFFSET([.C$4];[.M47];0)" office:value-type="float" office:value="43747" calcext:value-type="float">
            <text:p>43747</text:p>
          </table:table-cell>
          <table:table-cell table:formula="of:=[.L4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47];0)&lt;=[.O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16:08:48.287871" calcext:value-type="date">
            <text:p>2019-10-07 16:08:48</text:p>
          </table:table-cell>
          <table:table-cell table:formula="of:=[.A48]" office:value-type="float" office:value="43745.6727811096" calcext:value-type="float">
            <text:p>43745.6727811096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672781109620701" calcext:value-type="float">
            <text:p>0.672781109620701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=0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formula="of:=SUM(MOD(SUM([.L47]-[.L$2];[.T$2]);[.R$2]-[.L$2]);[.L$2])" office:value-type="time" office:time-value="PT14H40M00S" calcext:value-type="time">
            <text:p>14:40:00</text:p>
          </table:table-cell>
          <table:table-cell table:formula="of:=IF([.L48]&lt;[.L47];[.M47]+[.H$2];[.M47])" office:value-type="float" office:value="180" calcext:value-type="float">
            <text:p>180</text:p>
          </table:table-cell>
          <table:table-cell table:formula="of:=OFFSET([.C$4];[.M48];0)" office:value-type="float" office:value="43748" calcext:value-type="float">
            <text:p>43748</text:p>
          </table:table-cell>
          <table:table-cell table:formula="of:=[.L4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8];0)&lt;=[.O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15:42:14.706141" calcext:value-type="date">
            <text:p>2019-10-07 15:42:15</text:p>
          </table:table-cell>
          <table:table-cell table:formula="of:=[.A49]" office:value-type="float" office:value="43745.6543368766" calcext:value-type="float">
            <text:p>43745.6543368766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65433687663608" calcext:value-type="float">
            <text:p>0.65433687663608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=0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formula="of:=SUM(MOD(SUM([.L48]-[.L$2];[.T$2]);[.R$2]-[.L$2]);[.L$2])" office:value-type="time" office:time-value="PT14H50M00S" calcext:value-type="time">
            <text:p>14:50:00</text:p>
          </table:table-cell>
          <table:table-cell table:formula="of:=IF([.L49]&lt;[.L48];[.M48]+[.H$2];[.M48])" office:value-type="float" office:value="180" calcext:value-type="float">
            <text:p>180</text:p>
          </table:table-cell>
          <table:table-cell table:formula="of:=OFFSET([.C$4];[.M49];0)" office:value-type="float" office:value="43748" calcext:value-type="float">
            <text:p>43748</text:p>
          </table:table-cell>
          <table:table-cell table:formula="of:=[.L4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49];0)&lt;=[.O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16:06:57.352866" calcext:value-type="date">
            <text:p>2019-10-07 16:06:57</text:p>
          </table:table-cell>
          <table:table-cell table:formula="of:=[.A50]" office:value-type="float" office:value="43745.6714971396" calcext:value-type="float">
            <text:p>43745.6714971396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671497139650455" calcext:value-type="float">
            <text:p>0.671497139650455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=0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formula="of:=SUM(MOD(SUM([.L49]-[.L$2];[.T$2]);[.R$2]-[.L$2]);[.L$2])" office:value-type="time" office:time-value="PT15H00M00S" calcext:value-type="time">
            <text:p>15:00:00</text:p>
          </table:table-cell>
          <table:table-cell table:formula="of:=IF([.L50]&lt;[.L49];[.M49]+[.H$2];[.M49])" office:value-type="float" office:value="180" calcext:value-type="float">
            <text:p>180</text:p>
          </table:table-cell>
          <table:table-cell table:formula="of:=OFFSET([.C$4];[.M50];0)" office:value-type="float" office:value="43748" calcext:value-type="float">
            <text:p>43748</text:p>
          </table:table-cell>
          <table:table-cell table:formula="of:=[.L5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50];0)&lt;=[.O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15:23:58.614286" calcext:value-type="date">
            <text:p>2019-10-07 15:23:59</text:p>
          </table:table-cell>
          <table:table-cell table:formula="of:=[.A51]" office:value-type="float" office:value="43745.6416506283" calcext:value-type="float">
            <text:p>43745.6416506283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641650628305797" calcext:value-type="float">
            <text:p>0.641650628305797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=0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formula="of:=SUM(MOD(SUM([.L50]-[.L$2];[.T$2]);[.R$2]-[.L$2]);[.L$2])" office:value-type="time" office:time-value="PT15H10M00S" calcext:value-type="time">
            <text:p>15:10:00</text:p>
          </table:table-cell>
          <table:table-cell table:formula="of:=IF([.L51]&lt;[.L50];[.M50]+[.H$2];[.M50])" office:value-type="float" office:value="180" calcext:value-type="float">
            <text:p>180</text:p>
          </table:table-cell>
          <table:table-cell table:formula="of:=OFFSET([.C$4];[.M51];0)" office:value-type="float" office:value="43748" calcext:value-type="float">
            <text:p>43748</text:p>
          </table:table-cell>
          <table:table-cell table:formula="of:=[.L5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51];0)&lt;=[.O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15:38:38.844787" calcext:value-type="date">
            <text:p>2019-10-07 15:38:39</text:p>
          </table:table-cell>
          <table:table-cell table:formula="of:=[.A52]" office:value-type="float" office:value="43745.6518384813" calcext:value-type="float">
            <text:p>43745.6518384813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651838481331652" calcext:value-type="float">
            <text:p>0.651838481331652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=0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formula="of:=SUM(MOD(SUM([.L51]-[.L$2];[.T$2]);[.R$2]-[.L$2]);[.L$2])" office:value-type="time" office:time-value="PT15H20M00S" calcext:value-type="time">
            <text:p>15:20:00</text:p>
          </table:table-cell>
          <table:table-cell table:formula="of:=IF([.L52]&lt;[.L51];[.M51]+[.H$2];[.M51])" office:value-type="float" office:value="180" calcext:value-type="float">
            <text:p>180</text:p>
          </table:table-cell>
          <table:table-cell table:formula="of:=OFFSET([.C$4];[.M52];0)" office:value-type="float" office:value="43748" calcext:value-type="float">
            <text:p>43748</text:p>
          </table:table-cell>
          <table:table-cell table:formula="of:=[.L5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52];0)&lt;=[.O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15:50:08.178676" calcext:value-type="date">
            <text:p>2019-10-07 15:50:08</text:p>
          </table:table-cell>
          <table:table-cell table:formula="of:=[.A53]" office:value-type="float" office:value="43745.6598168828" calcext:value-type="float">
            <text:p>43745.6598168828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659816882820451" calcext:value-type="float">
            <text:p>0.659816882820451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=0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formula="of:=SUM(MOD(SUM([.L52]-[.L$2];[.T$2]);[.R$2]-[.L$2]);[.L$2])" office:value-type="time" office:time-value="PT15H30M00S" calcext:value-type="time">
            <text:p>15:30:00</text:p>
          </table:table-cell>
          <table:table-cell table:formula="of:=IF([.L53]&lt;[.L52];[.M52]+[.H$2];[.M52])" office:value-type="float" office:value="180" calcext:value-type="float">
            <text:p>180</text:p>
          </table:table-cell>
          <table:table-cell table:formula="of:=OFFSET([.C$4];[.M53];0)" office:value-type="float" office:value="43748" calcext:value-type="float">
            <text:p>43748</text:p>
          </table:table-cell>
          <table:table-cell table:formula="of:=[.L5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53];0)&lt;=[.O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15:37:07.481694" calcext:value-type="date">
            <text:p>2019-10-07 15:37:07</text:p>
          </table:table-cell>
          <table:table-cell table:formula="of:=[.A54]" office:value-type="float" office:value="43745.6507810381" calcext:value-type="float">
            <text:p>43745.6507810381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650781038122659" calcext:value-type="float">
            <text:p>0.650781038122659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=0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formula="of:=SUM(MOD(SUM([.L53]-[.L$2];[.T$2]);[.R$2]-[.L$2]);[.L$2])" office:value-type="time" office:time-value="PT15H40M00S" calcext:value-type="time">
            <text:p>15:40:00</text:p>
          </table:table-cell>
          <table:table-cell table:formula="of:=IF([.L54]&lt;[.L53];[.M53]+[.H$2];[.M53])" office:value-type="float" office:value="180" calcext:value-type="float">
            <text:p>180</text:p>
          </table:table-cell>
          <table:table-cell table:formula="of:=OFFSET([.C$4];[.M54];0)" office:value-type="float" office:value="43748" calcext:value-type="float">
            <text:p>43748</text:p>
          </table:table-cell>
          <table:table-cell table:formula="of:=[.L5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54];0)&lt;=[.O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15:23:13.555816" calcext:value-type="date">
            <text:p>2019-10-07 15:23:14</text:p>
          </table:table-cell>
          <table:table-cell table:formula="of:=[.A55]" office:value-type="float" office:value="43745.6411291182" calcext:value-type="float">
            <text:p>43745.6411291182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641129118237586" calcext:value-type="float">
            <text:p>0.641129118237586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=0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formula="of:=SUM(MOD(SUM([.L54]-[.L$2];[.T$2]);[.R$2]-[.L$2]);[.L$2])" office:value-type="time" office:time-value="PT15H50M00S" calcext:value-type="time">
            <text:p>15:50:00</text:p>
          </table:table-cell>
          <table:table-cell table:formula="of:=IF([.L55]&lt;[.L54];[.M54]+[.H$2];[.M54])" office:value-type="float" office:value="180" calcext:value-type="float">
            <text:p>180</text:p>
          </table:table-cell>
          <table:table-cell table:formula="of:=OFFSET([.C$4];[.M55];0)" office:value-type="float" office:value="43748" calcext:value-type="float">
            <text:p>43748</text:p>
          </table:table-cell>
          <table:table-cell table:formula="of:=[.L5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55];0)&lt;=[.O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15:52:19.803665" calcext:value-type="date">
            <text:p>2019-10-07 15:52:20</text:p>
          </table:table-cell>
          <table:table-cell table:formula="of:=[.A56]" office:value-type="float" office:value="43745.6613403202" calcext:value-type="float">
            <text:p>43745.6613403202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661340320191812" calcext:value-type="float">
            <text:p>0.661340320191812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=0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formula="of:=SUM(MOD(SUM([.L55]-[.L$2];[.T$2]);[.R$2]-[.L$2]);[.L$2])" office:value-type="time" office:time-value="PT16H00M00S" calcext:value-type="time">
            <text:p>16:00:00</text:p>
          </table:table-cell>
          <table:table-cell table:formula="of:=IF([.L56]&lt;[.L55];[.M55]+[.H$2];[.M55])" office:value-type="float" office:value="180" calcext:value-type="float">
            <text:p>180</text:p>
          </table:table-cell>
          <table:table-cell table:formula="of:=OFFSET([.C$4];[.M56];0)" office:value-type="float" office:value="43748" calcext:value-type="float">
            <text:p>43748</text:p>
          </table:table-cell>
          <table:table-cell table:formula="of:=[.L5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6];0)&lt;=[.O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15:42:48.250638" calcext:value-type="date">
            <text:p>2019-10-07 15:42:48</text:p>
          </table:table-cell>
          <table:table-cell table:formula="of:=[.A57]" office:value-type="float" office:value="43745.6547251231" calcext:value-type="float">
            <text:p>43745.6547251231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654725123124081" calcext:value-type="float">
            <text:p>0.654725123124081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=0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formula="of:=SUM(MOD(SUM([.L56]-[.L$2];[.T$2]);[.R$2]-[.L$2]);[.L$2])" office:value-type="time" office:time-value="PT16H10M00S" calcext:value-type="time">
            <text:p>16:10:00</text:p>
          </table:table-cell>
          <table:table-cell table:formula="of:=IF([.L57]&lt;[.L56];[.M56]+[.H$2];[.M56])" office:value-type="float" office:value="180" calcext:value-type="float">
            <text:p>180</text:p>
          </table:table-cell>
          <table:table-cell table:formula="of:=OFFSET([.C$4];[.M57];0)" office:value-type="float" office:value="43748" calcext:value-type="float">
            <text:p>43748</text:p>
          </table:table-cell>
          <table:table-cell table:formula="of:=[.L5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7];0)&lt;=[.O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15:48:14.823622" calcext:value-type="date">
            <text:p>2019-10-07 15:48:15</text:p>
          </table:table-cell>
          <table:table-cell table:formula="of:=[.A58]" office:value-type="float" office:value="43745.658504903" calcext:value-type="float">
            <text:p>43745.658504903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658504903032735" calcext:value-type="float">
            <text:p>0.658504903032735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=0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formula="of:=SUM(MOD(SUM([.L57]-[.L$2];[.T$2]);[.R$2]-[.L$2]);[.L$2])" office:value-type="time" office:time-value="PT16H20M00S" calcext:value-type="time">
            <text:p>16:20:00</text:p>
          </table:table-cell>
          <table:table-cell table:formula="of:=IF([.L58]&lt;[.L57];[.M57]+[.H$2];[.M57])" office:value-type="float" office:value="180" calcext:value-type="float">
            <text:p>180</text:p>
          </table:table-cell>
          <table:table-cell table:formula="of:=OFFSET([.C$4];[.M58];0)" office:value-type="float" office:value="43748" calcext:value-type="float">
            <text:p>43748</text:p>
          </table:table-cell>
          <table:table-cell table:formula="of:=[.L5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58];0)&lt;=[.O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15:40:32.840643" calcext:value-type="date">
            <text:p>2019-10-07 15:40:33</text:p>
          </table:table-cell>
          <table:table-cell table:formula="of:=[.A59]" office:value-type="float" office:value="43745.6531578778" calcext:value-type="float">
            <text:p>43745.6531578778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653157877815829" calcext:value-type="float">
            <text:p>0.653157877815829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=0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formula="of:=SUM(MOD(SUM([.L58]-[.L$2];[.T$2]);[.R$2]-[.L$2]);[.L$2])" office:value-type="time" office:time-value="PT16H30M00S" calcext:value-type="time">
            <text:p>16:30:00</text:p>
          </table:table-cell>
          <table:table-cell table:formula="of:=IF([.L59]&lt;[.L58];[.M58]+[.H$2];[.M58])" office:value-type="float" office:value="180" calcext:value-type="float">
            <text:p>180</text:p>
          </table:table-cell>
          <table:table-cell table:formula="of:=OFFSET([.C$4];[.M59];0)" office:value-type="float" office:value="43748" calcext:value-type="float">
            <text:p>43748</text:p>
          </table:table-cell>
          <table:table-cell table:formula="of:=[.L5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59];0)&lt;=[.O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16:06:28.797333" calcext:value-type="date">
            <text:p>2019-10-07 16:06:29</text:p>
          </table:table-cell>
          <table:table-cell table:formula="of:=[.A60]" office:value-type="float" office:value="43745.6711666358" calcext:value-type="float">
            <text:p>43745.6711666358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671166635795089" calcext:value-type="float">
            <text:p>0.671166635795089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=0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formula="of:=SUM(MOD(SUM([.L59]-[.L$2];[.T$2]);[.R$2]-[.L$2]);[.L$2])" office:value-type="time" office:time-value="PT16H40M00S" calcext:value-type="time">
            <text:p>16:40:00</text:p>
          </table:table-cell>
          <table:table-cell table:formula="of:=IF([.L60]&lt;[.L59];[.M59]+[.H$2];[.M59])" office:value-type="float" office:value="180" calcext:value-type="float">
            <text:p>180</text:p>
          </table:table-cell>
          <table:table-cell table:formula="of:=OFFSET([.C$4];[.M60];0)" office:value-type="float" office:value="43748" calcext:value-type="float">
            <text:p>43748</text:p>
          </table:table-cell>
          <table:table-cell table:formula="of:=[.L6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0];0)&lt;=[.O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15:57:14.994121" calcext:value-type="date">
            <text:p>2019-10-07 15:57:15</text:p>
          </table:table-cell>
          <table:table-cell table:formula="of:=[.A61]" office:value-type="float" office:value="43745.6647568764" calcext:value-type="float">
            <text:p>43745.6647568764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664756876401953" calcext:value-type="float">
            <text:p>0.664756876401953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=0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formula="of:=SUM(MOD(SUM([.L60]-[.L$2];[.T$2]);[.R$2]-[.L$2]);[.L$2])" office:value-type="time" office:time-value="PT16H50M00S" calcext:value-type="time">
            <text:p>16:50:00</text:p>
          </table:table-cell>
          <table:table-cell table:formula="of:=IF([.L61]&lt;[.L60];[.M60]+[.H$2];[.M60])" office:value-type="float" office:value="180" calcext:value-type="float">
            <text:p>180</text:p>
          </table:table-cell>
          <table:table-cell table:formula="of:=OFFSET([.C$4];[.M61];0)" office:value-type="float" office:value="43748" calcext:value-type="float">
            <text:p>43748</text:p>
          </table:table-cell>
          <table:table-cell table:formula="of:=[.L6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61];0)&lt;=[.O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16:00:01.556799" calcext:value-type="date">
            <text:p>2019-10-07 16:00:02</text:p>
          </table:table-cell>
          <table:table-cell table:formula="of:=[.A62]" office:value-type="float" office:value="43745.6666846852" calcext:value-type="float">
            <text:p>43745.6666846852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666684685173095" calcext:value-type="float">
            <text:p>0.666684685173095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=0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formula="of:=SUM(MOD(SUM([.L61]-[.L$2];[.T$2]);[.R$2]-[.L$2]);[.L$2])" office:value-type="time" office:time-value="PT17H00M00S" calcext:value-type="time">
            <text:p>17:00:00</text:p>
          </table:table-cell>
          <table:table-cell table:formula="of:=IF([.L62]&lt;[.L61];[.M61]+[.H$2];[.M61])" office:value-type="float" office:value="180" calcext:value-type="float">
            <text:p>180</text:p>
          </table:table-cell>
          <table:table-cell table:formula="of:=OFFSET([.C$4];[.M62];0)" office:value-type="float" office:value="43748" calcext:value-type="float">
            <text:p>43748</text:p>
          </table:table-cell>
          <table:table-cell table:formula="of:=[.L6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62];0)&lt;=[.O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15:30:14.782322" calcext:value-type="date">
            <text:p>2019-10-08 15:30:15</text:p>
          </table:table-cell>
          <table:table-cell table:formula="of:=[.A63]" office:value-type="float" office:value="43746.646004425" calcext:value-type="float">
            <text:p>43746.646004425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646004425019783" calcext:value-type="float">
            <text:p>0.646004425019783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=0;[.G62]+2+1/[.$H$2];[.G62]+1/[.$H$2])" office:value-type="float" office:value="1" calcext:value-type="float">
            <text:p>1</text:p>
          </table:table-cell>
          <table:table-cell table:number-columns-repeated="4"/>
          <table:table-cell table:formula="of:=SUM(MOD(SUM([.L62]-[.L$2];[.T$2]);[.R$2]-[.L$2]);[.L$2])" office:value-type="time" office:time-value="PT14H40M00S" calcext:value-type="time">
            <text:p>14:40:00</text:p>
          </table:table-cell>
          <table:table-cell table:formula="of:=IF([.L63]&lt;[.L62];[.M62]+[.H$2];[.M62])" office:value-type="float" office:value="240" calcext:value-type="float">
            <text:p>240</text:p>
          </table:table-cell>
          <table:table-cell table:formula="of:=OFFSET([.C$4];[.M63];0)" office:value-type="float" office:value="43749" calcext:value-type="float">
            <text:p>43749</text:p>
          </table:table-cell>
          <table:table-cell table:formula="of:=[.L6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3];0)&lt;=[.O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15:26:57.158236" calcext:value-type="date">
            <text:p>2019-10-08 15:26:57</text:p>
          </table:table-cell>
          <table:table-cell table:style-name="ce7" table:formula="of:=[.A64]" office:value-type="date" office:date-value="2019-10-08T15:26:57.158236" calcext:value-type="date">
            <text:p>2019-10-08 15:26:57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15:26:57.15823584236" calcext:value-type="date">
            <text:p>12/30/99 03:26 P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=0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formula="of:=SUM(MOD(SUM([.L63]-[.L$2];[.T$2]);[.R$2]-[.L$2]);[.L$2])" office:value-type="time" office:time-value="PT14H50M00S" calcext:value-type="time">
            <text:p>14:50:00</text:p>
          </table:table-cell>
          <table:table-cell table:formula="of:=IF([.L64]&lt;[.L63];[.M63]+[.H$2];[.M63])" office:value-type="float" office:value="240" calcext:value-type="float">
            <text:p>240</text:p>
          </table:table-cell>
          <table:table-cell table:formula="of:=OFFSET([.C$4];[.M64];0)" office:value-type="float" office:value="43749" calcext:value-type="float">
            <text:p>43749</text:p>
          </table:table-cell>
          <table:table-cell table:formula="of:=[.L6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64];0)&lt;=[.O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15:34:19.175366" calcext:value-type="date">
            <text:p>2019-10-08 15:34:19</text:p>
          </table:table-cell>
          <table:table-cell table:formula="of:=[.A65]" office:value-type="float" office:value="43746.6488330482" calcext:value-type="float">
            <text:p>43746.6488330482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648833048217057" calcext:value-type="float">
            <text:p>0.648833048217057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=0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64]-[.L$2];[.T$2]);[.R$2]-[.L$2]);[.L$2])" office:value-type="time" office:time-value="PT15H00M00S" calcext:value-type="time">
            <text:p>15:00:00</text:p>
          </table:table-cell>
          <table:table-cell table:formula="of:=IF([.L65]&lt;[.L64];[.M64]+[.H$2];[.M64])" office:value-type="float" office:value="240" calcext:value-type="float">
            <text:p>240</text:p>
          </table:table-cell>
          <table:table-cell table:formula="of:=OFFSET([.C$4];[.M65];0)" office:value-type="float" office:value="43749" calcext:value-type="float">
            <text:p>43749</text:p>
          </table:table-cell>
          <table:table-cell table:formula="of:=[.L6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65];0)&lt;=[.O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15:33:01.670511" calcext:value-type="date">
            <text:p>2019-10-08 15:33:02</text:p>
          </table:table-cell>
          <table:table-cell table:formula="of:=[.A66]" office:value-type="float" office:value="43746.6479360013" calcext:value-type="float">
            <text:p>43746.6479360013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647936001281778" calcext:value-type="float">
            <text:p>0.647936001281778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=0;[.G65]+2+1/[.$H$2];[.G65]+1/[.$H$2])" office:value-type="float" office:value="1.05" calcext:value-type="float">
            <text:p>1,05</text:p>
          </table:table-cell>
          <table:table-cell table:number-columns-repeated="4"/>
          <table:table-cell table:formula="of:=SUM(MOD(SUM([.L65]-[.L$2];[.T$2]);[.R$2]-[.L$2]);[.L$2])" office:value-type="time" office:time-value="PT15H10M00S" calcext:value-type="time">
            <text:p>15:10:00</text:p>
          </table:table-cell>
          <table:table-cell table:formula="of:=IF([.L66]&lt;[.L65];[.M65]+[.H$2];[.M65])" office:value-type="float" office:value="240" calcext:value-type="float">
            <text:p>240</text:p>
          </table:table-cell>
          <table:table-cell table:formula="of:=OFFSET([.C$4];[.M66];0)" office:value-type="float" office:value="43749" calcext:value-type="float">
            <text:p>43749</text:p>
          </table:table-cell>
          <table:table-cell table:formula="of:=[.L6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6];0)&lt;=[.O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15:06:54.769214" calcext:value-type="date">
            <text:p>2019-10-08 15:06:55</text:p>
          </table:table-cell>
          <table:table-cell table:formula="of:=[.A67]" office:value-type="float" office:value="43746.6298005696" calcext:value-type="float">
            <text:p>43746.6298005696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629800569600775" calcext:value-type="float">
            <text:p>0.629800569600775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=0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66]-[.L$2];[.T$2]);[.R$2]-[.L$2]);[.L$2])" office:value-type="time" office:time-value="PT15H20M00S" calcext:value-type="time">
            <text:p>15:20:00</text:p>
          </table:table-cell>
          <table:table-cell table:formula="of:=IF([.L67]&lt;[.L66];[.M66]+[.H$2];[.M66])" office:value-type="float" office:value="240" calcext:value-type="float">
            <text:p>240</text:p>
          </table:table-cell>
          <table:table-cell table:formula="of:=OFFSET([.C$4];[.M67];0)" office:value-type="float" office:value="43749" calcext:value-type="float">
            <text:p>43749</text:p>
          </table:table-cell>
          <table:table-cell table:formula="of:=[.L6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67];0)&lt;=[.O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15:29:10.022702" calcext:value-type="date">
            <text:p>2019-10-08 15:29:10</text:p>
          </table:table-cell>
          <table:table-cell table:formula="of:=[.A68]" office:value-type="float" office:value="43746.6452548924" calcext:value-type="float">
            <text:p>43746.6452548924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645254892384401" calcext:value-type="float">
            <text:p>0.645254892384401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=0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formula="of:=SUM(MOD(SUM([.L67]-[.L$2];[.T$2]);[.R$2]-[.L$2]);[.L$2])" office:value-type="time" office:time-value="PT15H30M00S" calcext:value-type="time">
            <text:p>15:30:00</text:p>
          </table:table-cell>
          <table:table-cell table:formula="of:=IF([.L68]&lt;[.L67];[.M67]+[.H$2];[.M67])" office:value-type="float" office:value="240" calcext:value-type="float">
            <text:p>240</text:p>
          </table:table-cell>
          <table:table-cell table:formula="of:=OFFSET([.C$4];[.M68];0)" office:value-type="float" office:value="43749" calcext:value-type="float">
            <text:p>43749</text:p>
          </table:table-cell>
          <table:table-cell table:formula="of:=[.L6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68];0)&lt;=[.O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15:16:21.45238" calcext:value-type="date">
            <text:p>2019-10-08 15:16:21</text:p>
          </table:table-cell>
          <table:table-cell table:formula="of:=[.A69]" office:value-type="float" office:value="43746.6363594025" calcext:value-type="float">
            <text:p>43746.6363594025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636359402546077" calcext:value-type="float">
            <text:p>0.636359402546077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=0;[.G68]+2+1/[.$H$2];[.G68]+1/[.$H$2])" office:value-type="float" office:value="1.1" calcext:value-type="float">
            <text:p>1,1</text:p>
          </table:table-cell>
          <table:table-cell table:number-columns-repeated="4"/>
          <table:table-cell table:formula="of:=SUM(MOD(SUM([.L68]-[.L$2];[.T$2]);[.R$2]-[.L$2]);[.L$2])" office:value-type="time" office:time-value="PT15H40M00S" calcext:value-type="time">
            <text:p>15:40:00</text:p>
          </table:table-cell>
          <table:table-cell table:formula="of:=IF([.L69]&lt;[.L68];[.M68]+[.H$2];[.M68])" office:value-type="float" office:value="240" calcext:value-type="float">
            <text:p>240</text:p>
          </table:table-cell>
          <table:table-cell table:formula="of:=OFFSET([.C$4];[.M69];0)" office:value-type="float" office:value="43749" calcext:value-type="float">
            <text:p>43749</text:p>
          </table:table-cell>
          <table:table-cell table:formula="of:=[.L6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69];0)&lt;=[.O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16:12:27.817281" calcext:value-type="date">
            <text:p>2019-10-08 16:12:28</text:p>
          </table:table-cell>
          <table:table-cell table:formula="of:=[.A70]" office:value-type="float" office:value="43746.6753219593" calcext:value-type="float">
            <text:p>43746.6753219593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675321959271969" calcext:value-type="float">
            <text:p>0.675321959271969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=0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formula="of:=SUM(MOD(SUM([.L69]-[.L$2];[.T$2]);[.R$2]-[.L$2]);[.L$2])" office:value-type="time" office:time-value="PT15H50M00S" calcext:value-type="time">
            <text:p>15:50:00</text:p>
          </table:table-cell>
          <table:table-cell table:formula="of:=IF([.L70]&lt;[.L69];[.M69]+[.H$2];[.M69])" office:value-type="float" office:value="240" calcext:value-type="float">
            <text:p>240</text:p>
          </table:table-cell>
          <table:table-cell table:formula="of:=OFFSET([.C$4];[.M70];0)" office:value-type="float" office:value="43749" calcext:value-type="float">
            <text:p>43749</text:p>
          </table:table-cell>
          <table:table-cell table:formula="of:=[.L7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15:33:08.94547" calcext:value-type="date">
            <text:p>2019-10-08 15:33:09</text:p>
          </table:table-cell>
          <table:table-cell table:formula="of:=[.A71]" office:value-type="float" office:value="43746.6480202022" calcext:value-type="float">
            <text:p>43746.6480202022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648020202199405" calcext:value-type="float">
            <text:p>0.648020202199405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=0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70]-[.L$2];[.T$2]);[.R$2]-[.L$2]);[.L$2])" office:value-type="time" office:time-value="PT16H00M00S" calcext:value-type="time">
            <text:p>16:00:00</text:p>
          </table:table-cell>
          <table:table-cell table:formula="of:=IF([.L71]&lt;[.L70];[.M70]+[.H$2];[.M70])" office:value-type="float" office:value="240" calcext:value-type="float">
            <text:p>240</text:p>
          </table:table-cell>
          <table:table-cell table:formula="of:=OFFSET([.C$4];[.M71];0)" office:value-type="float" office:value="43749" calcext:value-type="float">
            <text:p>43749</text:p>
          </table:table-cell>
          <table:table-cell table:formula="of:=[.L7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16:05:10.878935" calcext:value-type="date">
            <text:p>2019-10-08 16:05:11</text:p>
          </table:table-cell>
          <table:table-cell table:formula="of:=[.A72]" office:value-type="float" office:value="43746.6702648025" calcext:value-type="float">
            <text:p>43746.6702648025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670264802487509" calcext:value-type="float">
            <text:p>0.670264802487509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=0;[.G71]+2+1/[.$H$2];[.G71]+1/[.$H$2])" office:value-type="float" office:value="1.15" calcext:value-type="float">
            <text:p>1,15</text:p>
          </table:table-cell>
          <table:table-cell table:number-columns-repeated="4"/>
          <table:table-cell table:formula="of:=SUM(MOD(SUM([.L71]-[.L$2];[.T$2]);[.R$2]-[.L$2]);[.L$2])" office:value-type="time" office:time-value="PT16H10M00S" calcext:value-type="time">
            <text:p>16:10:00</text:p>
          </table:table-cell>
          <table:table-cell table:formula="of:=IF([.L72]&lt;[.L71];[.M71]+[.H$2];[.M71])" office:value-type="float" office:value="240" calcext:value-type="float">
            <text:p>240</text:p>
          </table:table-cell>
          <table:table-cell table:formula="of:=OFFSET([.C$4];[.M72];0)" office:value-type="float" office:value="43749" calcext:value-type="float">
            <text:p>43749</text:p>
          </table:table-cell>
          <table:table-cell table:formula="of:=[.L7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15:49:06.769223" calcext:value-type="date">
            <text:p>2019-10-08 15:49:07</text:p>
          </table:table-cell>
          <table:table-cell table:formula="of:=[.A73]" office:value-type="float" office:value="43746.6591061253" calcext:value-type="float">
            <text:p>43746.6591061253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659106125262042" calcext:value-type="float">
            <text:p>0.659106125262042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=0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72]-[.L$2];[.T$2]);[.R$2]-[.L$2]);[.L$2])" office:value-type="time" office:time-value="PT16H20M00S" calcext:value-type="time">
            <text:p>16:20:00</text:p>
          </table:table-cell>
          <table:table-cell table:formula="of:=IF([.L73]&lt;[.L72];[.M72]+[.H$2];[.M72])" office:value-type="float" office:value="240" calcext:value-type="float">
            <text:p>240</text:p>
          </table:table-cell>
          <table:table-cell table:formula="of:=OFFSET([.C$4];[.M73];0)" office:value-type="float" office:value="43749" calcext:value-type="float">
            <text:p>43749</text:p>
          </table:table-cell>
          <table:table-cell table:formula="of:=[.L7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15:57:10.417595" calcext:value-type="date">
            <text:p>2019-10-08 15:57:10</text:p>
          </table:table-cell>
          <table:table-cell table:formula="of:=[.A74]" office:value-type="float" office:value="43746.6647039074" calcext:value-type="float">
            <text:p>43746.6647039074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664703907350486" calcext:value-type="float">
            <text:p>0.664703907350486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=0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formula="of:=SUM(MOD(SUM([.L73]-[.L$2];[.T$2]);[.R$2]-[.L$2]);[.L$2])" office:value-type="time" office:time-value="PT16H30M00S" calcext:value-type="time">
            <text:p>16:30:00</text:p>
          </table:table-cell>
          <table:table-cell table:formula="of:=IF([.L74]&lt;[.L73];[.M73]+[.H$2];[.M73])" office:value-type="float" office:value="240" calcext:value-type="float">
            <text:p>240</text:p>
          </table:table-cell>
          <table:table-cell table:formula="of:=OFFSET([.C$4];[.M74];0)" office:value-type="float" office:value="43749" calcext:value-type="float">
            <text:p>43749</text:p>
          </table:table-cell>
          <table:table-cell table:formula="of:=[.L7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15:57:50.427555" calcext:value-type="date">
            <text:p>2019-10-08 15:57:50</text:p>
          </table:table-cell>
          <table:table-cell table:formula="of:=[.A75]" office:value-type="float" office:value="43746.6651669856" calcext:value-type="float">
            <text:p>43746.6651669856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665166985592805" calcext:value-type="float">
            <text:p>0.665166985592805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=0;[.G74]+2+1/[.$H$2];[.G74]+1/[.$H$2])" office:value-type="float" office:value="1.2" calcext:value-type="float">
            <text:p>1,2</text:p>
          </table:table-cell>
          <table:table-cell table:number-columns-repeated="4"/>
          <table:table-cell table:formula="of:=SUM(MOD(SUM([.L74]-[.L$2];[.T$2]);[.R$2]-[.L$2]);[.L$2])" office:value-type="time" office:time-value="PT16H40M00S" calcext:value-type="time">
            <text:p>16:40:00</text:p>
          </table:table-cell>
          <table:table-cell table:formula="of:=IF([.L75]&lt;[.L74];[.M74]+[.H$2];[.M74])" office:value-type="float" office:value="240" calcext:value-type="float">
            <text:p>240</text:p>
          </table:table-cell>
          <table:table-cell table:formula="of:=OFFSET([.C$4];[.M75];0)" office:value-type="float" office:value="43749" calcext:value-type="float">
            <text:p>43749</text:p>
          </table:table-cell>
          <table:table-cell table:formula="of:=[.L7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75];0)&lt;=[.O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15:04:53.113563" calcext:value-type="date">
            <text:p>2019-10-08 15:04:53</text:p>
          </table:table-cell>
          <table:table-cell table:formula="of:=[.A76]" office:value-type="float" office:value="43746.6283925181" calcext:value-type="float">
            <text:p>43746.6283925181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62839251809055" calcext:value-type="float">
            <text:p>0.62839251809055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=0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formula="of:=SUM(MOD(SUM([.L75]-[.L$2];[.T$2]);[.R$2]-[.L$2]);[.L$2])" office:value-type="time" office:time-value="PT16H50M00S" calcext:value-type="time">
            <text:p>16:50:00</text:p>
          </table:table-cell>
          <table:table-cell table:formula="of:=IF([.L76]&lt;[.L75];[.M75]+[.H$2];[.M75])" office:value-type="float" office:value="240" calcext:value-type="float">
            <text:p>240</text:p>
          </table:table-cell>
          <table:table-cell table:formula="of:=OFFSET([.C$4];[.M76];0)" office:value-type="float" office:value="43749" calcext:value-type="float">
            <text:p>43749</text:p>
          </table:table-cell>
          <table:table-cell table:formula="of:=[.L7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76];0)&lt;=[.O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15:42:21.268889" calcext:value-type="date">
            <text:p>2019-10-08 15:42:21</text:p>
          </table:table-cell>
          <table:table-cell table:formula="of:=[.A77]" office:value-type="float" office:value="43746.6544128344" calcext:value-type="float">
            <text:p>43746.6544128344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654412834359391" calcext:value-type="float">
            <text:p>0.654412834359391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=0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76]-[.L$2];[.T$2]);[.R$2]-[.L$2]);[.L$2])" office:value-type="time" office:time-value="PT17H00M00S" calcext:value-type="time">
            <text:p>17:00:00</text:p>
          </table:table-cell>
          <table:table-cell table:formula="of:=IF([.L77]&lt;[.L76];[.M76]+[.H$2];[.M76])" office:value-type="float" office:value="240" calcext:value-type="float">
            <text:p>240</text:p>
          </table:table-cell>
          <table:table-cell table:formula="of:=OFFSET([.C$4];[.M77];0)" office:value-type="float" office:value="43749" calcext:value-type="float">
            <text:p>43749</text:p>
          </table:table-cell>
          <table:table-cell table:formula="of:=[.L7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77];0)&lt;=[.O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15:26:30.822375" calcext:value-type="date">
            <text:p>2019-10-08 15:26:31</text:p>
          </table:table-cell>
          <table:table-cell table:formula="of:=[.A78]" office:value-type="float" office:value="43746.643412296" calcext:value-type="float">
            <text:p>43746.643412296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643412296012684" calcext:value-type="float">
            <text:p>0.643412296012684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=0;[.G77]+2+1/[.$H$2];[.G77]+1/[.$H$2])" office:value-type="float" office:value="1.25" calcext:value-type="float">
            <text:p>1,25</text:p>
          </table:table-cell>
          <table:table-cell table:number-columns-repeated="4"/>
          <table:table-cell table:formula="of:=SUM(MOD(SUM([.L77]-[.L$2];[.T$2]);[.R$2]-[.L$2]);[.L$2])" office:value-type="time" office:time-value="PT14H40M00S" calcext:value-type="time">
            <text:p>14:40:00</text:p>
          </table:table-cell>
          <table:table-cell table:formula="of:=IF([.L78]&lt;[.L77];[.M77]+[.H$2];[.M77])" office:value-type="float" office:value="300" calcext:value-type="float">
            <text:p>300</text:p>
          </table:table-cell>
          <table:table-cell table:formula="of:=OFFSET([.C$4];[.M78];0)" office:value-type="float" office:value="43750" calcext:value-type="float">
            <text:p>43750</text:p>
          </table:table-cell>
          <table:table-cell table:formula="of:=[.L7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8];0)&lt;=[.O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15:33:45.462714" calcext:value-type="date">
            <text:p>2019-10-08 15:33:45</text:p>
          </table:table-cell>
          <table:table-cell table:formula="of:=[.A79]" office:value-type="float" office:value="43746.6484428555" calcext:value-type="float">
            <text:p>43746.6484428555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648442855483154" calcext:value-type="float">
            <text:p>0.648442855483154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=0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78]-[.L$2];[.T$2]);[.R$2]-[.L$2]);[.L$2])" office:value-type="time" office:time-value="PT14H50M00S" calcext:value-type="time">
            <text:p>14:50:00</text:p>
          </table:table-cell>
          <table:table-cell table:formula="of:=IF([.L79]&lt;[.L78];[.M78]+[.H$2];[.M78])" office:value-type="float" office:value="300" calcext:value-type="float">
            <text:p>300</text:p>
          </table:table-cell>
          <table:table-cell table:formula="of:=OFFSET([.C$4];[.M79];0)" office:value-type="float" office:value="43750" calcext:value-type="float">
            <text:p>43750</text:p>
          </table:table-cell>
          <table:table-cell table:formula="of:=[.L7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79];0)&lt;=[.O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15:43:30.907925" calcext:value-type="date">
            <text:p>2019-10-08 15:43:31</text:p>
          </table:table-cell>
          <table:table-cell table:formula="of:=[.A80]" office:value-type="float" office:value="43746.6552188417" calcext:value-type="float">
            <text:p>43746.6552188417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65521884172631" calcext:value-type="float">
            <text:p>0.65521884172631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=0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formula="of:=SUM(MOD(SUM([.L79]-[.L$2];[.T$2]);[.R$2]-[.L$2]);[.L$2])" office:value-type="time" office:time-value="PT15H00M00S" calcext:value-type="time">
            <text:p>15:00:00</text:p>
          </table:table-cell>
          <table:table-cell table:formula="of:=IF([.L80]&lt;[.L79];[.M79]+[.H$2];[.M79])" office:value-type="float" office:value="300" calcext:value-type="float">
            <text:p>300</text:p>
          </table:table-cell>
          <table:table-cell table:formula="of:=OFFSET([.C$4];[.M80];0)" office:value-type="float" office:value="43750" calcext:value-type="float">
            <text:p>43750</text:p>
          </table:table-cell>
          <table:table-cell table:formula="of:=[.L8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80];0)&lt;=[.O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15:22:17.869342" calcext:value-type="date">
            <text:p>2019-10-08 15:22:18</text:p>
          </table:table-cell>
          <table:table-cell table:formula="of:=[.A81]" office:value-type="float" office:value="43746.6404845989" calcext:value-type="float">
            <text:p>43746.6404845989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640484598865442" calcext:value-type="float">
            <text:p>0.640484598865442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=0;[.G80]+2+1/[.$H$2];[.G80]+1/[.$H$2])" office:value-type="float" office:value="1.3" calcext:value-type="float">
            <text:p>1,3</text:p>
          </table:table-cell>
          <table:table-cell table:number-columns-repeated="4"/>
          <table:table-cell table:formula="of:=SUM(MOD(SUM([.L80]-[.L$2];[.T$2]);[.R$2]-[.L$2]);[.L$2])" office:value-type="time" office:time-value="PT15H10M00S" calcext:value-type="time">
            <text:p>15:10:00</text:p>
          </table:table-cell>
          <table:table-cell table:formula="of:=IF([.L81]&lt;[.L80];[.M80]+[.H$2];[.M80])" office:value-type="float" office:value="300" calcext:value-type="float">
            <text:p>300</text:p>
          </table:table-cell>
          <table:table-cell table:formula="of:=OFFSET([.C$4];[.M81];0)" office:value-type="float" office:value="43750" calcext:value-type="float">
            <text:p>43750</text:p>
          </table:table-cell>
          <table:table-cell table:formula="of:=[.L8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81];0)&lt;=[.O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16:09:15.536205" calcext:value-type="date">
            <text:p>2019-10-08 16:09:16</text:p>
          </table:table-cell>
          <table:table-cell table:style-name="ce7" table:formula="of:=[.A82]" office:value-type="date" office:date-value="2019-10-08T16:09:15.536205" calcext:value-type="date">
            <text:p>2019-10-08 16:09:16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16:09:15.53620462306" calcext:value-type="date">
            <text:p>12/30/99 04:09 P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=0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formula="of:=SUM(MOD(SUM([.L81]-[.L$2];[.T$2]);[.R$2]-[.L$2]);[.L$2])" office:value-type="time" office:time-value="PT15H20M00S" calcext:value-type="time">
            <text:p>15:20:00</text:p>
          </table:table-cell>
          <table:table-cell table:formula="of:=IF([.L82]&lt;[.L81];[.M81]+[.H$2];[.M81])" office:value-type="float" office:value="300" calcext:value-type="float">
            <text:p>300</text:p>
          </table:table-cell>
          <table:table-cell table:formula="of:=OFFSET([.C$4];[.M82];0)" office:value-type="float" office:value="43750" calcext:value-type="float">
            <text:p>43750</text:p>
          </table:table-cell>
          <table:table-cell table:formula="of:=[.L8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82];0)&lt;=[.O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16:01:07.130566" calcext:value-type="date">
            <text:p>2019-10-08 16:01:07</text:p>
          </table:table-cell>
          <table:table-cell table:style-name="ce7" table:formula="of:=[.A83]" office:value-type="date" office:date-value="2019-10-08T16:01:07.130566" calcext:value-type="date">
            <text:p>2019-10-08 16:01:07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16:01:07.13056631852" calcext:value-type="date">
            <text:p>12/30/99 04:01 P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=0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82]-[.L$2];[.T$2]);[.R$2]-[.L$2]);[.L$2])" office:value-type="time" office:time-value="PT15H30M00S" calcext:value-type="time">
            <text:p>15:30:00</text:p>
          </table:table-cell>
          <table:table-cell table:formula="of:=IF([.L83]&lt;[.L82];[.M82]+[.H$2];[.M82])" office:value-type="float" office:value="300" calcext:value-type="float">
            <text:p>300</text:p>
          </table:table-cell>
          <table:table-cell table:formula="of:=OFFSET([.C$4];[.M83];0)" office:value-type="float" office:value="43750" calcext:value-type="float">
            <text:p>43750</text:p>
          </table:table-cell>
          <table:table-cell table:formula="of:=[.L8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83];0)&lt;=[.O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15:29:46.670715" calcext:value-type="date">
            <text:p>2019-10-08 15:29:47</text:p>
          </table:table-cell>
          <table:table-cell table:style-name="ce7" table:formula="of:=[.A84]" office:value-type="date" office:date-value="2019-10-08T15:29:46.670715" calcext:value-type="date">
            <text:p>2019-10-08 15:29:47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15:29:46.67071536183" calcext:value-type="date">
            <text:p>12/30/99 03:29 P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=0;[.G83]+2+1/[.$H$2];[.G83]+1/[.$H$2])" office:value-type="float" office:value="1.35" calcext:value-type="float">
            <text:p>1,35</text:p>
          </table:table-cell>
          <table:table-cell table:number-columns-repeated="4"/>
          <table:table-cell table:formula="of:=SUM(MOD(SUM([.L83]-[.L$2];[.T$2]);[.R$2]-[.L$2]);[.L$2])" office:value-type="time" office:time-value="PT15H40M00S" calcext:value-type="time">
            <text:p>15:40:00</text:p>
          </table:table-cell>
          <table:table-cell table:formula="of:=IF([.L84]&lt;[.L83];[.M83]+[.H$2];[.M83])" office:value-type="float" office:value="300" calcext:value-type="float">
            <text:p>300</text:p>
          </table:table-cell>
          <table:table-cell table:formula="of:=OFFSET([.C$4];[.M84];0)" office:value-type="float" office:value="43750" calcext:value-type="float">
            <text:p>43750</text:p>
          </table:table-cell>
          <table:table-cell table:formula="of:=[.L8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84];0)&lt;=[.O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16:02:28.177972" calcext:value-type="date">
            <text:p>2019-10-08 16:02:28</text:p>
          </table:table-cell>
          <table:table-cell table:style-name="ce7" table:formula="of:=[.A85]" office:value-type="date" office:date-value="2019-10-08T16:02:28.177972" calcext:value-type="date">
            <text:p>2019-10-08 16:02:28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16:02:28.17797171418" calcext:value-type="date">
            <text:p>12/30/99 04:02 P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=0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84]-[.L$2];[.T$2]);[.R$2]-[.L$2]);[.L$2])" office:value-type="time" office:time-value="PT15H50M00S" calcext:value-type="time">
            <text:p>15:50:00</text:p>
          </table:table-cell>
          <table:table-cell table:formula="of:=IF([.L85]&lt;[.L84];[.M84]+[.H$2];[.M84])" office:value-type="float" office:value="300" calcext:value-type="float">
            <text:p>300</text:p>
          </table:table-cell>
          <table:table-cell table:formula="of:=OFFSET([.C$4];[.M85];0)" office:value-type="float" office:value="43750" calcext:value-type="float">
            <text:p>43750</text:p>
          </table:table-cell>
          <table:table-cell table:formula="of:=[.L8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85];0)&lt;=[.O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15:49:16.347704" calcext:value-type="date">
            <text:p>2019-10-08 15:49:16</text:p>
          </table:table-cell>
          <table:table-cell table:style-name="ce7" table:formula="of:=[.A86]" office:value-type="date" office:date-value="2019-10-08T15:49:16.347704" calcext:value-type="date">
            <text:p>2019-10-08 15:49:16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15:49:16.3477036776" calcext:value-type="date">
            <text:p>12/30/99 03:49 P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=0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formula="of:=SUM(MOD(SUM([.L85]-[.L$2];[.T$2]);[.R$2]-[.L$2]);[.L$2])" office:value-type="time" office:time-value="PT16H00M00S" calcext:value-type="time">
            <text:p>16:00:00</text:p>
          </table:table-cell>
          <table:table-cell table:formula="of:=IF([.L86]&lt;[.L85];[.M85]+[.H$2];[.M85])" office:value-type="float" office:value="300" calcext:value-type="float">
            <text:p>300</text:p>
          </table:table-cell>
          <table:table-cell table:formula="of:=OFFSET([.C$4];[.M86];0)" office:value-type="float" office:value="43750" calcext:value-type="float">
            <text:p>43750</text:p>
          </table:table-cell>
          <table:table-cell table:formula="of:=[.L8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15:52:46.852303" calcext:value-type="date">
            <text:p>2019-10-08 15:52:47</text:p>
          </table:table-cell>
          <table:table-cell table:style-name="ce7" table:formula="of:=[.A87]" office:value-type="date" office:date-value="2019-10-08T15:52:46.852303" calcext:value-type="date">
            <text:p>2019-10-08 15:52:47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15:52:46.85230331495" calcext:value-type="date">
            <text:p>12/30/99 03:52 P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=0;[.G86]+2+1/[.$H$2];[.G86]+1/[.$H$2])" office:value-type="float" office:value="1.4" calcext:value-type="float">
            <text:p>1,4</text:p>
          </table:table-cell>
          <table:table-cell table:number-columns-repeated="4"/>
          <table:table-cell table:formula="of:=SUM(MOD(SUM([.L86]-[.L$2];[.T$2]);[.R$2]-[.L$2]);[.L$2])" office:value-type="time" office:time-value="PT16H10M00S" calcext:value-type="time">
            <text:p>16:10:00</text:p>
          </table:table-cell>
          <table:table-cell table:formula="of:=IF([.L87]&lt;[.L86];[.M86]+[.H$2];[.M86])" office:value-type="float" office:value="300" calcext:value-type="float">
            <text:p>300</text:p>
          </table:table-cell>
          <table:table-cell table:formula="of:=OFFSET([.C$4];[.M87];0)" office:value-type="float" office:value="43750" calcext:value-type="float">
            <text:p>43750</text:p>
          </table:table-cell>
          <table:table-cell table:formula="of:=[.L8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15:54:13.640315" calcext:value-type="date">
            <text:p>2019-10-08 15:54:14</text:p>
          </table:table-cell>
          <table:table-cell table:style-name="ce7" table:formula="of:=[.A88]" office:value-type="date" office:date-value="2019-10-08T15:54:13.640315" calcext:value-type="date">
            <text:p>2019-10-08 15:54:14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15:54:13.64031451754" calcext:value-type="date">
            <text:p>12/30/99 03:54 P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=0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formula="of:=SUM(MOD(SUM([.L87]-[.L$2];[.T$2]);[.R$2]-[.L$2]);[.L$2])" office:value-type="time" office:time-value="PT16H20M00S" calcext:value-type="time">
            <text:p>16:20:00</text:p>
          </table:table-cell>
          <table:table-cell table:formula="of:=IF([.L88]&lt;[.L87];[.M87]+[.H$2];[.M87])" office:value-type="float" office:value="300" calcext:value-type="float">
            <text:p>300</text:p>
          </table:table-cell>
          <table:table-cell table:formula="of:=OFFSET([.C$4];[.M88];0)" office:value-type="float" office:value="43750" calcext:value-type="float">
            <text:p>43750</text:p>
          </table:table-cell>
          <table:table-cell table:formula="of:=[.L8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15:46:25.151792" calcext:value-type="date">
            <text:p>2019-10-08 15:46:25</text:p>
          </table:table-cell>
          <table:table-cell table:style-name="ce7" table:formula="of:=[.A89]" office:value-type="date" office:date-value="2019-10-08T15:46:25.151792" calcext:value-type="date">
            <text:p>2019-10-08 15:46:25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15:46:25.15179182868" calcext:value-type="date">
            <text:p>12/30/99 03:46 P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=0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88]-[.L$2];[.T$2]);[.R$2]-[.L$2]);[.L$2])" office:value-type="time" office:time-value="PT16H30M00S" calcext:value-type="time">
            <text:p>16:30:00</text:p>
          </table:table-cell>
          <table:table-cell table:formula="of:=IF([.L89]&lt;[.L88];[.M88]+[.H$2];[.M88])" office:value-type="float" office:value="300" calcext:value-type="float">
            <text:p>300</text:p>
          </table:table-cell>
          <table:table-cell table:formula="of:=OFFSET([.C$4];[.M89];0)" office:value-type="float" office:value="43750" calcext:value-type="float">
            <text:p>43750</text:p>
          </table:table-cell>
          <table:table-cell table:formula="of:=[.L8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15:27:50.271053" calcext:value-type="date">
            <text:p>2019-10-08 15:27:50</text:p>
          </table:table-cell>
          <table:table-cell table:style-name="ce7" table:formula="of:=[.A90]" office:value-type="date" office:date-value="2019-10-08T15:27:50.271053" calcext:value-type="date">
            <text:p>2019-10-08 15:27:50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15:27:50.27105251327" calcext:value-type="date">
            <text:p>12/30/99 03:27 P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=0;[.G89]+2+1/[.$H$2];[.G89]+1/[.$H$2])" office:value-type="float" office:value="1.45" calcext:value-type="float">
            <text:p>1,45</text:p>
          </table:table-cell>
          <table:table-cell table:number-columns-repeated="4"/>
          <table:table-cell table:formula="of:=SUM(MOD(SUM([.L89]-[.L$2];[.T$2]);[.R$2]-[.L$2]);[.L$2])" office:value-type="time" office:time-value="PT16H40M00S" calcext:value-type="time">
            <text:p>16:40:00</text:p>
          </table:table-cell>
          <table:table-cell table:formula="of:=IF([.L90]&lt;[.L89];[.M89]+[.H$2];[.M89])" office:value-type="float" office:value="300" calcext:value-type="float">
            <text:p>300</text:p>
          </table:table-cell>
          <table:table-cell table:formula="of:=OFFSET([.C$4];[.M90];0)" office:value-type="float" office:value="43750" calcext:value-type="float">
            <text:p>43750</text:p>
          </table:table-cell>
          <table:table-cell table:formula="of:=[.L9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15:41:26.16646" calcext:value-type="date">
            <text:p>2019-10-08 15:41:26</text:p>
          </table:table-cell>
          <table:table-cell table:style-name="ce7" table:formula="of:=[.A91]" office:value-type="date" office:date-value="2019-10-08T15:41:26.16646" calcext:value-type="date">
            <text:p>2019-10-08 15:41:26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15:41:26.16646046285" calcext:value-type="date">
            <text:p>12/30/99 03:41 P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=0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90]-[.L$2];[.T$2]);[.R$2]-[.L$2]);[.L$2])" office:value-type="time" office:time-value="PT16H50M00S" calcext:value-type="time">
            <text:p>16:50:00</text:p>
          </table:table-cell>
          <table:table-cell table:formula="of:=IF([.L91]&lt;[.L90];[.M90]+[.H$2];[.M90])" office:value-type="float" office:value="300" calcext:value-type="float">
            <text:p>300</text:p>
          </table:table-cell>
          <table:table-cell table:formula="of:=OFFSET([.C$4];[.M91];0)" office:value-type="float" office:value="43750" calcext:value-type="float">
            <text:p>43750</text:p>
          </table:table-cell>
          <table:table-cell table:formula="of:=[.L9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15:32:56.492019" calcext:value-type="date">
            <text:p>2019-10-08 15:32:56</text:p>
          </table:table-cell>
          <table:table-cell table:style-name="ce7" table:formula="of:=[.A92]" office:value-type="date" office:date-value="2019-10-08T15:32:56.492019" calcext:value-type="date">
            <text:p>2019-10-08 15:32:56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15:32:56.49201904424" calcext:value-type="date">
            <text:p>12/30/99 03:32 P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=0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formula="of:=SUM(MOD(SUM([.L91]-[.L$2];[.T$2]);[.R$2]-[.L$2]);[.L$2])" office:value-type="time" office:time-value="PT17H00M00S" calcext:value-type="time">
            <text:p>17:00:00</text:p>
          </table:table-cell>
          <table:table-cell table:formula="of:=IF([.L92]&lt;[.L91];[.M91]+[.H$2];[.M91])" office:value-type="float" office:value="300" calcext:value-type="float">
            <text:p>300</text:p>
          </table:table-cell>
          <table:table-cell table:formula="of:=OFFSET([.C$4];[.M92];0)" office:value-type="float" office:value="43750" calcext:value-type="float">
            <text:p>43750</text:p>
          </table:table-cell>
          <table:table-cell table:formula="of:=[.L9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15:44:38.369326" calcext:value-type="date">
            <text:p>2019-10-08 15:44:38</text:p>
          </table:table-cell>
          <table:table-cell table:style-name="ce7" table:formula="of:=[.A93]" office:value-type="date" office:date-value="2019-10-08T15:44:38.369326" calcext:value-type="date">
            <text:p>2019-10-08 15:44:38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15:44:38.36932623759" calcext:value-type="date">
            <text:p>12/30/99 03:44 P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=0;[.G92]+2+1/[.$H$2];[.G92]+1/[.$H$2])" office:value-type="float" office:value="1.5" calcext:value-type="float">
            <text:p>1,5</text:p>
          </table:table-cell>
          <table:table-cell table:number-columns-repeated="4"/>
          <table:table-cell table:formula="of:=SUM(MOD(SUM([.L92]-[.L$2];[.T$2]);[.R$2]-[.L$2]);[.L$2])" office:value-type="time" office:time-value="PT14H40M00S" calcext:value-type="time">
            <text:p>14:40:00</text:p>
          </table:table-cell>
          <table:table-cell table:formula="of:=IF([.L93]&lt;[.L92];[.M92]+[.H$2];[.M92])" office:value-type="float" office:value="360" calcext:value-type="float">
            <text:p>360</text:p>
          </table:table-cell>
          <table:table-cell table:formula="of:=OFFSET([.C$4];[.M93];0)" office:value-type="float" office:value="43751" calcext:value-type="float">
            <text:p>43751</text:p>
          </table:table-cell>
          <table:table-cell table:formula="of:=[.L9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93];0)&lt;=[.O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15:26:13.406851" calcext:value-type="date">
            <text:p>2019-10-08 15:26:13</text:p>
          </table:table-cell>
          <table:table-cell table:style-name="ce7" table:formula="of:=[.A94]" office:value-type="date" office:date-value="2019-10-08T15:26:13.406851" calcext:value-type="date">
            <text:p>2019-10-08 15:26:13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15:26:13.40685061645" calcext:value-type="date">
            <text:p>12/30/99 03:26 P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=0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formula="of:=SUM(MOD(SUM([.L93]-[.L$2];[.T$2]);[.R$2]-[.L$2]);[.L$2])" office:value-type="time" office:time-value="PT14H50M00S" calcext:value-type="time">
            <text:p>14:50:00</text:p>
          </table:table-cell>
          <table:table-cell table:formula="of:=IF([.L94]&lt;[.L93];[.M93]+[.H$2];[.M93])" office:value-type="float" office:value="360" calcext:value-type="float">
            <text:p>360</text:p>
          </table:table-cell>
          <table:table-cell table:formula="of:=OFFSET([.C$4];[.M94];0)" office:value-type="float" office:value="43751" calcext:value-type="float">
            <text:p>43751</text:p>
          </table:table-cell>
          <table:table-cell table:formula="of:=[.L9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94];0)&lt;=[.O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16:03:49.652616" calcext:value-type="date">
            <text:p>2019-10-08 16:03:50</text:p>
          </table:table-cell>
          <table:table-cell table:style-name="ce7" table:formula="of:=[.A95]" office:value-type="date" office:date-value="2019-10-08T16:03:49.652616" calcext:value-type="date">
            <text:p>2019-10-08 16:03:50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16:03:49.65261591598" calcext:value-type="date">
            <text:p>12/30/99 04:03 P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=0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94]-[.L$2];[.T$2]);[.R$2]-[.L$2]);[.L$2])" office:value-type="time" office:time-value="PT15H00M00S" calcext:value-type="time">
            <text:p>15:00:00</text:p>
          </table:table-cell>
          <table:table-cell table:formula="of:=IF([.L95]&lt;[.L94];[.M94]+[.H$2];[.M94])" office:value-type="float" office:value="360" calcext:value-type="float">
            <text:p>360</text:p>
          </table:table-cell>
          <table:table-cell table:formula="of:=OFFSET([.C$4];[.M95];0)" office:value-type="float" office:value="43751" calcext:value-type="float">
            <text:p>43751</text:p>
          </table:table-cell>
          <table:table-cell table:formula="of:=[.L9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95];0)&lt;=[.O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15:45:28.081641" calcext:value-type="date">
            <text:p>2019-10-08 15:45:28</text:p>
          </table:table-cell>
          <table:table-cell table:style-name="ce7" table:formula="of:=[.A96]" office:value-type="date" office:date-value="2019-10-08T15:45:28.081641" calcext:value-type="date">
            <text:p>2019-10-08 15:45:28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15:45:28.08164146263" calcext:value-type="date">
            <text:p>12/30/99 03:45 P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=0;[.G95]+2+1/[.$H$2];[.G95]+1/[.$H$2])" office:value-type="float" office:value="1.55" calcext:value-type="float">
            <text:p>1,55</text:p>
          </table:table-cell>
          <table:table-cell table:number-columns-repeated="4"/>
          <table:table-cell table:formula="of:=SUM(MOD(SUM([.L95]-[.L$2];[.T$2]);[.R$2]-[.L$2]);[.L$2])" office:value-type="time" office:time-value="PT15H10M00S" calcext:value-type="time">
            <text:p>15:10:00</text:p>
          </table:table-cell>
          <table:table-cell table:formula="of:=IF([.L96]&lt;[.L95];[.M95]+[.H$2];[.M95])" office:value-type="float" office:value="360" calcext:value-type="float">
            <text:p>360</text:p>
          </table:table-cell>
          <table:table-cell table:formula="of:=OFFSET([.C$4];[.M96];0)" office:value-type="float" office:value="43751" calcext:value-type="float">
            <text:p>43751</text:p>
          </table:table-cell>
          <table:table-cell table:formula="of:=[.L9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6];0)&lt;=[.O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15:11:07.70368" calcext:value-type="date">
            <text:p>2019-10-08 15:11:08</text:p>
          </table:table-cell>
          <table:table-cell table:style-name="ce7" table:formula="of:=[.A97]" office:value-type="date" office:date-value="2019-10-08T15:11:07.70368" calcext:value-type="date">
            <text:p>2019-10-08 15:11:08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15:11:07.70368006546" calcext:value-type="date">
            <text:p>12/30/99 03:11 P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=0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96]-[.L$2];[.T$2]);[.R$2]-[.L$2]);[.L$2])" office:value-type="time" office:time-value="PT15H20M00S" calcext:value-type="time">
            <text:p>15:20:00</text:p>
          </table:table-cell>
          <table:table-cell table:formula="of:=IF([.L97]&lt;[.L96];[.M96]+[.H$2];[.M96])" office:value-type="float" office:value="360" calcext:value-type="float">
            <text:p>360</text:p>
          </table:table-cell>
          <table:table-cell table:formula="of:=OFFSET([.C$4];[.M97];0)" office:value-type="float" office:value="43751" calcext:value-type="float">
            <text:p>43751</text:p>
          </table:table-cell>
          <table:table-cell table:formula="of:=[.L9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97];0)&lt;=[.O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15:41:28.007381" calcext:value-type="date">
            <text:p>2019-10-08 15:41:28</text:p>
          </table:table-cell>
          <table:table-cell table:style-name="ce7" table:formula="of:=[.A98]" office:value-type="date" office:date-value="2019-10-08T15:41:28.007381" calcext:value-type="date">
            <text:p>2019-10-08 15:41:28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15:41:28.00738099962" calcext:value-type="date">
            <text:p>12/30/99 03:41 P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=0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formula="of:=SUM(MOD(SUM([.L97]-[.L$2];[.T$2]);[.R$2]-[.L$2]);[.L$2])" office:value-type="time" office:time-value="PT15H30M00S" calcext:value-type="time">
            <text:p>15:30:00</text:p>
          </table:table-cell>
          <table:table-cell table:formula="of:=IF([.L98]&lt;[.L97];[.M97]+[.H$2];[.M97])" office:value-type="float" office:value="360" calcext:value-type="float">
            <text:p>360</text:p>
          </table:table-cell>
          <table:table-cell table:formula="of:=OFFSET([.C$4];[.M98];0)" office:value-type="float" office:value="43751" calcext:value-type="float">
            <text:p>43751</text:p>
          </table:table-cell>
          <table:table-cell table:formula="of:=[.L9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98];0)&lt;=[.O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16:04:34.162357" calcext:value-type="date">
            <text:p>2019-10-08 16:04:34</text:p>
          </table:table-cell>
          <table:table-cell table:style-name="ce7" table:formula="of:=[.A99]" office:value-type="date" office:date-value="2019-10-08T16:04:34.162357" calcext:value-type="date">
            <text:p>2019-10-08 16:04:34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16:04:34.16235676501" calcext:value-type="date">
            <text:p>12/30/99 04:04 P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=0;[.G98]+2+1/[.$H$2];[.G98]+1/[.$H$2])" office:value-type="float" office:value="1.6" calcext:value-type="float">
            <text:p>1,6</text:p>
          </table:table-cell>
          <table:table-cell table:number-columns-repeated="4"/>
          <table:table-cell table:formula="of:=SUM(MOD(SUM([.L98]-[.L$2];[.T$2]);[.R$2]-[.L$2]);[.L$2])" office:value-type="time" office:time-value="PT15H40M00S" calcext:value-type="time">
            <text:p>15:40:00</text:p>
          </table:table-cell>
          <table:table-cell table:formula="of:=IF([.L99]&lt;[.L98];[.M98]+[.H$2];[.M98])" office:value-type="float" office:value="360" calcext:value-type="float">
            <text:p>360</text:p>
          </table:table-cell>
          <table:table-cell table:formula="of:=OFFSET([.C$4];[.M99];0)" office:value-type="float" office:value="43751" calcext:value-type="float">
            <text:p>43751</text:p>
          </table:table-cell>
          <table:table-cell table:formula="of:=[.L9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99];0)&lt;=[.O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15:53:42.972928" calcext:value-type="date">
            <text:p>2019-10-08 15:53:43</text:p>
          </table:table-cell>
          <table:table-cell table:style-name="ce7" table:formula="of:=[.A100]" office:value-type="date" office:date-value="2019-10-08T15:53:42.972928" calcext:value-type="date">
            <text:p>2019-10-08 15:53:43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15:53:42.97292842995" calcext:value-type="date">
            <text:p>12/30/99 03:53 P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=0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formula="of:=SUM(MOD(SUM([.L99]-[.L$2];[.T$2]);[.R$2]-[.L$2]);[.L$2])" office:value-type="time" office:time-value="PT15H50M00S" calcext:value-type="time">
            <text:p>15:50:00</text:p>
          </table:table-cell>
          <table:table-cell table:formula="of:=IF([.L100]&lt;[.L99];[.M99]+[.H$2];[.M99])" office:value-type="float" office:value="360" calcext:value-type="float">
            <text:p>360</text:p>
          </table:table-cell>
          <table:table-cell table:formula="of:=OFFSET([.C$4];[.M100];0)" office:value-type="float" office:value="43751" calcext:value-type="float">
            <text:p>43751</text:p>
          </table:table-cell>
          <table:table-cell table:formula="of:=[.L10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00];0)&lt;=[.O1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15:46:35.41939" calcext:value-type="date">
            <text:p>2019-10-08 15:46:35</text:p>
          </table:table-cell>
          <table:table-cell table:style-name="ce7" table:formula="of:=[.A101]" office:value-type="date" office:date-value="2019-10-08T15:46:35.41939" calcext:value-type="date">
            <text:p>2019-10-08 15:46:35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15:46:35.41938977782" calcext:value-type="date">
            <text:p>12/30/99 03:46 P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=0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formula="of:=SUM(MOD(SUM([.L100]-[.L$2];[.T$2]);[.R$2]-[.L$2]);[.L$2])" office:value-type="time" office:time-value="PT16H00M00S" calcext:value-type="time">
            <text:p>16:00:00</text:p>
          </table:table-cell>
          <table:table-cell table:formula="of:=IF([.L101]&lt;[.L100];[.M100]+[.H$2];[.M100])" office:value-type="float" office:value="360" calcext:value-type="float">
            <text:p>360</text:p>
          </table:table-cell>
          <table:table-cell table:formula="of:=OFFSET([.C$4];[.M101];0)" office:value-type="float" office:value="43751" calcext:value-type="float">
            <text:p>43751</text:p>
          </table:table-cell>
          <table:table-cell table:formula="of:=[.L10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01];0)&lt;=[.O1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15:46:28.513317" calcext:value-type="date">
            <text:p>2019-10-08 15:46:29</text:p>
          </table:table-cell>
          <table:table-cell table:style-name="ce7" table:formula="of:=[.A102]" office:value-type="date" office:date-value="2019-10-08T15:46:28.513317" calcext:value-type="date">
            <text:p>2019-10-08 15:46:29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15:46:28.51331679616" calcext:value-type="date">
            <text:p>12/30/99 03:46 P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=0;[.G101]+2+1/[.$H$2];[.G101]+1/[.$H$2])" office:value-type="float" office:value="1.65" calcext:value-type="float">
            <text:p>1,65</text:p>
          </table:table-cell>
          <table:table-cell table:number-columns-repeated="4"/>
          <table:table-cell table:formula="of:=SUM(MOD(SUM([.L101]-[.L$2];[.T$2]);[.R$2]-[.L$2]);[.L$2])" office:value-type="time" office:time-value="PT16H10M00S" calcext:value-type="time">
            <text:p>16:10:00</text:p>
          </table:table-cell>
          <table:table-cell table:formula="of:=IF([.L102]&lt;[.L101];[.M101]+[.H$2];[.M101])" office:value-type="float" office:value="360" calcext:value-type="float">
            <text:p>360</text:p>
          </table:table-cell>
          <table:table-cell table:formula="of:=OFFSET([.C$4];[.M102];0)" office:value-type="float" office:value="43751" calcext:value-type="float">
            <text:p>43751</text:p>
          </table:table-cell>
          <table:table-cell table:formula="of:=[.L10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02];0)&lt;=[.O1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15:17:19.567439" calcext:value-type="date">
            <text:p>2019-10-08 15:17:20</text:p>
          </table:table-cell>
          <table:table-cell table:style-name="ce7" table:formula="of:=[.A103]" office:value-type="date" office:date-value="2019-10-08T15:17:19.567439" calcext:value-type="date">
            <text:p>2019-10-08 15:17:20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15:17:19.56743893214" calcext:value-type="date">
            <text:p>12/30/99 03:17 P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=0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102]-[.L$2];[.T$2]);[.R$2]-[.L$2]);[.L$2])" office:value-type="time" office:time-value="PT16H20M00S" calcext:value-type="time">
            <text:p>16:20:00</text:p>
          </table:table-cell>
          <table:table-cell table:formula="of:=IF([.L103]&lt;[.L102];[.M102]+[.H$2];[.M102])" office:value-type="float" office:value="360" calcext:value-type="float">
            <text:p>360</text:p>
          </table:table-cell>
          <table:table-cell table:formula="of:=OFFSET([.C$4];[.M103];0)" office:value-type="float" office:value="43751" calcext:value-type="float">
            <text:p>43751</text:p>
          </table:table-cell>
          <table:table-cell table:formula="of:=[.L10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03];0)&lt;=[.O1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16:03:41.806397" calcext:value-type="date">
            <text:p>2019-10-08 16:03:42</text:p>
          </table:table-cell>
          <table:table-cell table:style-name="ce7" table:formula="of:=[.A104]" office:value-type="date" office:date-value="2019-10-08T16:03:41.806397" calcext:value-type="date">
            <text:p>2019-10-08 16:03:42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16:03:41.80639703292" calcext:value-type="date">
            <text:p>12/30/99 04:03 P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=0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formula="of:=SUM(MOD(SUM([.L103]-[.L$2];[.T$2]);[.R$2]-[.L$2]);[.L$2])" office:value-type="time" office:time-value="PT16H30M00S" calcext:value-type="time">
            <text:p>16:30:00</text:p>
          </table:table-cell>
          <table:table-cell table:formula="of:=IF([.L104]&lt;[.L103];[.M103]+[.H$2];[.M103])" office:value-type="float" office:value="360" calcext:value-type="float">
            <text:p>360</text:p>
          </table:table-cell>
          <table:table-cell table:formula="of:=OFFSET([.C$4];[.M104];0)" office:value-type="float" office:value="43751" calcext:value-type="float">
            <text:p>43751</text:p>
          </table:table-cell>
          <table:table-cell table:formula="of:=[.L10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04];0)&lt;=[.O1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15:25:11.353625" calcext:value-type="date">
            <text:p>2019-10-08 15:25:11</text:p>
          </table:table-cell>
          <table:table-cell table:style-name="ce7" table:formula="of:=[.A105]" office:value-type="date" office:date-value="2019-10-08T15:25:11.353625" calcext:value-type="date">
            <text:p>2019-10-08 15:25:11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15:25:11.35362465866" calcext:value-type="date">
            <text:p>12/30/99 03:25 P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=0;[.G104]+2+1/[.$H$2];[.G104]+1/[.$H$2])" office:value-type="float" office:value="1.7" calcext:value-type="float">
            <text:p>1,7</text:p>
          </table:table-cell>
          <table:table-cell table:number-columns-repeated="4"/>
          <table:table-cell table:formula="of:=SUM(MOD(SUM([.L104]-[.L$2];[.T$2]);[.R$2]-[.L$2]);[.L$2])" office:value-type="time" office:time-value="PT16H40M00S" calcext:value-type="time">
            <text:p>16:40:00</text:p>
          </table:table-cell>
          <table:table-cell table:formula="of:=IF([.L105]&lt;[.L104];[.M104]+[.H$2];[.M104])" office:value-type="float" office:value="360" calcext:value-type="float">
            <text:p>360</text:p>
          </table:table-cell>
          <table:table-cell table:formula="of:=OFFSET([.C$4];[.M105];0)" office:value-type="float" office:value="43751" calcext:value-type="float">
            <text:p>43751</text:p>
          </table:table-cell>
          <table:table-cell table:formula="of:=[.L10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05];0)&lt;=[.O1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15:32:46.702416" calcext:value-type="date">
            <text:p>2019-10-08 15:32:47</text:p>
          </table:table-cell>
          <table:table-cell table:style-name="ce7" table:formula="of:=[.A106]" office:value-type="date" office:date-value="2019-10-08T15:32:46.702416" calcext:value-type="date">
            <text:p>2019-10-08 15:32:47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15:32:46.70241588727" calcext:value-type="date">
            <text:p>12/30/99 03:32 P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=0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formula="of:=SUM(MOD(SUM([.L105]-[.L$2];[.T$2]);[.R$2]-[.L$2]);[.L$2])" office:value-type="time" office:time-value="PT16H50M00S" calcext:value-type="time">
            <text:p>16:50:00</text:p>
          </table:table-cell>
          <table:table-cell table:formula="of:=IF([.L106]&lt;[.L105];[.M105]+[.H$2];[.M105])" office:value-type="float" office:value="360" calcext:value-type="float">
            <text:p>360</text:p>
          </table:table-cell>
          <table:table-cell table:formula="of:=OFFSET([.C$4];[.M106];0)" office:value-type="float" office:value="43751" calcext:value-type="float">
            <text:p>43751</text:p>
          </table:table-cell>
          <table:table-cell table:formula="of:=[.L10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6];0)&lt;=[.O1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15:43:41.175388" calcext:value-type="date">
            <text:p>2019-10-08 15:43:41</text:p>
          </table:table-cell>
          <table:table-cell table:style-name="ce7" table:formula="of:=[.A107]" office:value-type="date" office:date-value="2019-10-08T15:43:41.175388" calcext:value-type="date">
            <text:p>2019-10-08 15:43:41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15:43:41.17538794409" calcext:value-type="date">
            <text:p>12/30/99 03:43 P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=0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formula="of:=SUM(MOD(SUM([.L106]-[.L$2];[.T$2]);[.R$2]-[.L$2]);[.L$2])" office:value-type="time" office:time-value="PT17H00M00S" calcext:value-type="time">
            <text:p>17:00:00</text:p>
          </table:table-cell>
          <table:table-cell table:formula="of:=IF([.L107]&lt;[.L106];[.M106]+[.H$2];[.M106])" office:value-type="float" office:value="360" calcext:value-type="float">
            <text:p>360</text:p>
          </table:table-cell>
          <table:table-cell table:formula="of:=OFFSET([.C$4];[.M107];0)" office:value-type="float" office:value="43751" calcext:value-type="float">
            <text:p>43751</text:p>
          </table:table-cell>
          <table:table-cell table:formula="of:=[.L10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07];0)&lt;=[.O1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15:25:16.848344" calcext:value-type="date">
            <text:p>2019-10-08 15:25:17</text:p>
          </table:table-cell>
          <table:table-cell table:style-name="ce7" table:formula="of:=[.A108]" office:value-type="date" office:date-value="2019-10-08T15:25:16.848344" calcext:value-type="date">
            <text:p>2019-10-08 15:25:17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15:25:16.84834440239" calcext:value-type="date">
            <text:p>12/30/99 03:25 P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=0;[.G107]+2+1/[.$H$2];[.G107]+1/[.$H$2])" office:value-type="float" office:value="1.75" calcext:value-type="float">
            <text:p>1,75</text:p>
          </table:table-cell>
          <table:table-cell table:number-columns-repeated="4"/>
          <table:table-cell table:formula="of:=SUM(MOD(SUM([.L107]-[.L$2];[.T$2]);[.R$2]-[.L$2]);[.L$2])" office:value-type="time" office:time-value="PT14H40M00S" calcext:value-type="time">
            <text:p>14:40:00</text:p>
          </table:table-cell>
          <table:table-cell table:formula="of:=IF([.L108]&lt;[.L107];[.M107]+[.H$2];[.M107])" office:value-type="float" office:value="420" calcext:value-type="float">
            <text:p>420</text:p>
          </table:table-cell>
          <table:table-cell table:formula="of:=OFFSET([.C$4];[.M108];0)" office:value-type="float" office:value="43752" calcext:value-type="float">
            <text:p>43752</text:p>
          </table:table-cell>
          <table:table-cell table:formula="of:=[.L10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08];0)&lt;=[.O1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15:34:05.451245" calcext:value-type="date">
            <text:p>2019-10-08 15:34:05</text:p>
          </table:table-cell>
          <table:table-cell table:style-name="ce7" table:formula="of:=[.A109]" office:value-type="date" office:date-value="2019-10-08T15:34:05.451245" calcext:value-type="date">
            <text:p>2019-10-08 15:34:05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15:34:05.45124506112" calcext:value-type="date">
            <text:p>12/30/99 03:34 P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=0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108]-[.L$2];[.T$2]);[.R$2]-[.L$2]);[.L$2])" office:value-type="time" office:time-value="PT14H50M00S" calcext:value-type="time">
            <text:p>14:50:00</text:p>
          </table:table-cell>
          <table:table-cell table:formula="of:=IF([.L109]&lt;[.L108];[.M108]+[.H$2];[.M108])" office:value-type="float" office:value="420" calcext:value-type="float">
            <text:p>420</text:p>
          </table:table-cell>
          <table:table-cell table:formula="of:=OFFSET([.C$4];[.M109];0)" office:value-type="float" office:value="43752" calcext:value-type="float">
            <text:p>43752</text:p>
          </table:table-cell>
          <table:table-cell table:formula="of:=[.L10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09];0)&lt;=[.O1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15:30:28.266877" calcext:value-type="date">
            <text:p>2019-10-08 15:30:28</text:p>
          </table:table-cell>
          <table:table-cell table:style-name="ce7" table:formula="of:=[.A110]" office:value-type="date" office:date-value="2019-10-08T15:30:28.266877" calcext:value-type="date">
            <text:p>2019-10-08 15:30:28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15:30:28.26687691268" calcext:value-type="date">
            <text:p>12/30/99 03:30 P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=0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formula="of:=SUM(MOD(SUM([.L109]-[.L$2];[.T$2]);[.R$2]-[.L$2]);[.L$2])" office:value-type="time" office:time-value="PT15H00M00S" calcext:value-type="time">
            <text:p>15:00:00</text:p>
          </table:table-cell>
          <table:table-cell table:formula="of:=IF([.L110]&lt;[.L109];[.M109]+[.H$2];[.M109])" office:value-type="float" office:value="420" calcext:value-type="float">
            <text:p>420</text:p>
          </table:table-cell>
          <table:table-cell table:formula="of:=OFFSET([.C$4];[.M110];0)" office:value-type="float" office:value="43752" calcext:value-type="float">
            <text:p>43752</text:p>
          </table:table-cell>
          <table:table-cell table:formula="of:=[.L11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10];0)&lt;=[.O1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15:15:47.85587" calcext:value-type="date">
            <text:p>2019-10-08 15:15:48</text:p>
          </table:table-cell>
          <table:table-cell table:style-name="ce7" table:formula="of:=[.A111]" office:value-type="date" office:date-value="2019-10-08T15:15:47.85587" calcext:value-type="date">
            <text:p>2019-10-08 15:15:48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15:15:47.85586951766" calcext:value-type="date">
            <text:p>12/30/99 03:15 P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=0;[.G110]+2+1/[.$H$2];[.G110]+1/[.$H$2])" office:value-type="float" office:value="1.8" calcext:value-type="float">
            <text:p>1,8</text:p>
          </table:table-cell>
          <table:table-cell table:number-columns-repeated="4"/>
          <table:table-cell table:formula="of:=SUM(MOD(SUM([.L110]-[.L$2];[.T$2]);[.R$2]-[.L$2]);[.L$2])" office:value-type="time" office:time-value="PT15H10M00S" calcext:value-type="time">
            <text:p>15:10:00</text:p>
          </table:table-cell>
          <table:table-cell table:formula="of:=IF([.L111]&lt;[.L110];[.M110]+[.H$2];[.M110])" office:value-type="float" office:value="420" calcext:value-type="float">
            <text:p>420</text:p>
          </table:table-cell>
          <table:table-cell table:formula="of:=OFFSET([.C$4];[.M111];0)" office:value-type="float" office:value="43752" calcext:value-type="float">
            <text:p>43752</text:p>
          </table:table-cell>
          <table:table-cell table:formula="of:=[.L11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11];0)&lt;=[.O1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15:30:34.634245" calcext:value-type="date">
            <text:p>2019-10-08 15:30:35</text:p>
          </table:table-cell>
          <table:table-cell table:style-name="ce7" table:formula="of:=[.A112]" office:value-type="date" office:date-value="2019-10-08T15:30:34.634245" calcext:value-type="date">
            <text:p>2019-10-08 15:30:35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15:30:34.63424518704" calcext:value-type="date">
            <text:p>12/30/99 03:30 P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=0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formula="of:=SUM(MOD(SUM([.L111]-[.L$2];[.T$2]);[.R$2]-[.L$2]);[.L$2])" office:value-type="time" office:time-value="PT15H20M00S" calcext:value-type="time">
            <text:p>15:20:00</text:p>
          </table:table-cell>
          <table:table-cell table:formula="of:=IF([.L112]&lt;[.L111];[.M111]+[.H$2];[.M111])" office:value-type="float" office:value="420" calcext:value-type="float">
            <text:p>420</text:p>
          </table:table-cell>
          <table:table-cell table:formula="of:=OFFSET([.C$4];[.M112];0)" office:value-type="float" office:value="43752" calcext:value-type="float">
            <text:p>43752</text:p>
          </table:table-cell>
          <table:table-cell table:formula="of:=[.L11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12];0)&lt;=[.O1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15:47:58.578566" calcext:value-type="date">
            <text:p>2019-10-08 15:47:59</text:p>
          </table:table-cell>
          <table:table-cell table:style-name="ce7" table:formula="of:=[.A113]" office:value-type="date" office:date-value="2019-10-08T15:47:58.578566" calcext:value-type="date">
            <text:p>2019-10-08 15:47:59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15:47:58.57856580522" calcext:value-type="date">
            <text:p>12/30/99 03:47 P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=0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formula="of:=SUM(MOD(SUM([.L112]-[.L$2];[.T$2]);[.R$2]-[.L$2]);[.L$2])" office:value-type="time" office:time-value="PT15H30M00S" calcext:value-type="time">
            <text:p>15:30:00</text:p>
          </table:table-cell>
          <table:table-cell table:formula="of:=IF([.L113]&lt;[.L112];[.M112]+[.H$2];[.M112])" office:value-type="float" office:value="420" calcext:value-type="float">
            <text:p>420</text:p>
          </table:table-cell>
          <table:table-cell table:formula="of:=OFFSET([.C$4];[.M113];0)" office:value-type="float" office:value="43752" calcext:value-type="float">
            <text:p>43752</text:p>
          </table:table-cell>
          <table:table-cell table:formula="of:=[.L11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3];0)&lt;=[.O1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15:58:46.371883" calcext:value-type="date">
            <text:p>2019-10-08 15:58:46</text:p>
          </table:table-cell>
          <table:table-cell table:style-name="ce7" table:formula="of:=[.A114]" office:value-type="date" office:date-value="2019-10-08T15:58:46.371883" calcext:value-type="date">
            <text:p>2019-10-08 15:58:46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15:58:46.37188250665" calcext:value-type="date">
            <text:p>12/30/99 03:58 P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=0;[.G113]+2+1/[.$H$2];[.G113]+1/[.$H$2])" office:value-type="float" office:value="1.85" calcext:value-type="float">
            <text:p>1,85</text:p>
          </table:table-cell>
          <table:table-cell table:number-columns-repeated="4"/>
          <table:table-cell table:formula="of:=SUM(MOD(SUM([.L113]-[.L$2];[.T$2]);[.R$2]-[.L$2]);[.L$2])" office:value-type="time" office:time-value="PT15H40M00S" calcext:value-type="time">
            <text:p>15:40:00</text:p>
          </table:table-cell>
          <table:table-cell table:formula="of:=IF([.L114]&lt;[.L113];[.M113]+[.H$2];[.M113])" office:value-type="float" office:value="420" calcext:value-type="float">
            <text:p>420</text:p>
          </table:table-cell>
          <table:table-cell table:formula="of:=OFFSET([.C$4];[.M114];0)" office:value-type="float" office:value="43752" calcext:value-type="float">
            <text:p>43752</text:p>
          </table:table-cell>
          <table:table-cell table:formula="of:=[.L11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14];0)&lt;=[.O1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15:25:50.205596" calcext:value-type="date">
            <text:p>2019-10-08 15:25:50</text:p>
          </table:table-cell>
          <table:table-cell table:style-name="ce7" table:formula="of:=[.A115]" office:value-type="date" office:date-value="2019-10-08T15:25:50.205596" calcext:value-type="date">
            <text:p>2019-10-08 15:25:50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15:25:50.20559595432" calcext:value-type="date">
            <text:p>12/30/99 03:25 P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=0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formula="of:=SUM(MOD(SUM([.L114]-[.L$2];[.T$2]);[.R$2]-[.L$2]);[.L$2])" office:value-type="time" office:time-value="PT15H50M00S" calcext:value-type="time">
            <text:p>15:50:00</text:p>
          </table:table-cell>
          <table:table-cell table:formula="of:=IF([.L115]&lt;[.L114];[.M114]+[.H$2];[.M114])" office:value-type="float" office:value="420" calcext:value-type="float">
            <text:p>420</text:p>
          </table:table-cell>
          <table:table-cell table:formula="of:=OFFSET([.C$4];[.M115];0)" office:value-type="float" office:value="43752" calcext:value-type="float">
            <text:p>43752</text:p>
          </table:table-cell>
          <table:table-cell table:formula="of:=[.L11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15:56:17.336062" calcext:value-type="date">
            <text:p>2019-10-08 15:56:17</text:p>
          </table:table-cell>
          <table:table-cell table:style-name="ce7" table:formula="of:=[.A116]" office:value-type="date" office:date-value="2019-10-08T15:56:17.336062" calcext:value-type="date">
            <text:p>2019-10-08 15:56:17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15:56:17.33606155962" calcext:value-type="date">
            <text:p>12/30/99 03:56 P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=0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formula="of:=SUM(MOD(SUM([.L115]-[.L$2];[.T$2]);[.R$2]-[.L$2]);[.L$2])" office:value-type="time" office:time-value="PT16H00M00S" calcext:value-type="time">
            <text:p>16:00:00</text:p>
          </table:table-cell>
          <table:table-cell table:formula="of:=IF([.L116]&lt;[.L115];[.M115]+[.H$2];[.M115])" office:value-type="float" office:value="420" calcext:value-type="float">
            <text:p>420</text:p>
          </table:table-cell>
          <table:table-cell table:formula="of:=OFFSET([.C$4];[.M116];0)" office:value-type="float" office:value="43752" calcext:value-type="float">
            <text:p>43752</text:p>
          </table:table-cell>
          <table:table-cell table:formula="of:=[.L11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15:54:21.415294" calcext:value-type="date">
            <text:p>2019-10-08 15:54:21</text:p>
          </table:table-cell>
          <table:table-cell table:style-name="ce7" table:formula="of:=[.A117]" office:value-type="date" office:date-value="2019-10-08T15:54:21.415294" calcext:value-type="date">
            <text:p>2019-10-08 15:54:21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15:54:21.41529371962" calcext:value-type="date">
            <text:p>12/30/99 03:54 P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=0;[.G116]+2+1/[.$H$2];[.G116]+1/[.$H$2])" office:value-type="float" office:value="1.9" calcext:value-type="float">
            <text:p>1,9</text:p>
          </table:table-cell>
          <table:table-cell table:number-columns-repeated="4"/>
          <table:table-cell table:formula="of:=SUM(MOD(SUM([.L116]-[.L$2];[.T$2]);[.R$2]-[.L$2]);[.L$2])" office:value-type="time" office:time-value="PT16H10M00S" calcext:value-type="time">
            <text:p>16:10:00</text:p>
          </table:table-cell>
          <table:table-cell table:formula="of:=IF([.L117]&lt;[.L116];[.M116]+[.H$2];[.M116])" office:value-type="float" office:value="420" calcext:value-type="float">
            <text:p>420</text:p>
          </table:table-cell>
          <table:table-cell table:formula="of:=OFFSET([.C$4];[.M117];0)" office:value-type="float" office:value="43752" calcext:value-type="float">
            <text:p>43752</text:p>
          </table:table-cell>
          <table:table-cell table:formula="of:=[.L11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15:07:03.863638" calcext:value-type="date">
            <text:p>2019-10-08 15:07:04</text:p>
          </table:table-cell>
          <table:table-cell table:style-name="ce7" table:formula="of:=[.A118]" office:value-type="date" office:date-value="2019-10-08T15:07:03.863638" calcext:value-type="date">
            <text:p>2019-10-08 15:07:04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15:07:03.86363837868" calcext:value-type="date">
            <text:p>12/30/99 03:07 P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=0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formula="of:=SUM(MOD(SUM([.L117]-[.L$2];[.T$2]);[.R$2]-[.L$2]);[.L$2])" office:value-type="time" office:time-value="PT16H20M00S" calcext:value-type="time">
            <text:p>16:20:00</text:p>
          </table:table-cell>
          <table:table-cell table:formula="of:=IF([.L118]&lt;[.L117];[.M117]+[.H$2];[.M117])" office:value-type="float" office:value="420" calcext:value-type="float">
            <text:p>420</text:p>
          </table:table-cell>
          <table:table-cell table:formula="of:=OFFSET([.C$4];[.M118];0)" office:value-type="float" office:value="43752" calcext:value-type="float">
            <text:p>43752</text:p>
          </table:table-cell>
          <table:table-cell table:formula="of:=[.L11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15:48:22.553691" calcext:value-type="date">
            <text:p>2019-10-08 15:48:23</text:p>
          </table:table-cell>
          <table:table-cell table:style-name="ce7" table:formula="of:=[.A119]" office:value-type="date" office:date-value="2019-10-08T15:48:22.553691" calcext:value-type="date">
            <text:p>2019-10-08 15:48:23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15:48:22.55369099323" calcext:value-type="date">
            <text:p>12/30/99 03:48 P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=0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formula="of:=SUM(MOD(SUM([.L118]-[.L$2];[.T$2]);[.R$2]-[.L$2]);[.L$2])" office:value-type="time" office:time-value="PT16H30M00S" calcext:value-type="time">
            <text:p>16:30:00</text:p>
          </table:table-cell>
          <table:table-cell table:formula="of:=IF([.L119]&lt;[.L118];[.M118]+[.H$2];[.M118])" office:value-type="float" office:value="420" calcext:value-type="float">
            <text:p>420</text:p>
          </table:table-cell>
          <table:table-cell table:formula="of:=OFFSET([.C$4];[.M119];0)" office:value-type="float" office:value="43752" calcext:value-type="float">
            <text:p>43752</text:p>
          </table:table-cell>
          <table:table-cell table:formula="of:=[.L11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15:41:51.242309" calcext:value-type="date">
            <text:p>2019-10-08 15:41:51</text:p>
          </table:table-cell>
          <table:table-cell table:style-name="ce7" table:formula="of:=[.A120]" office:value-type="date" office:date-value="2019-10-08T15:41:51.242309" calcext:value-type="date">
            <text:p>2019-10-08 15:41:51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15:41:51.24230891" calcext:value-type="date">
            <text:p>12/30/99 03:41 P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=0;[.G119]+2+1/[.$H$2];[.G119]+1/[.$H$2])" office:value-type="float" office:value="1.95" calcext:value-type="float">
            <text:p>1,95</text:p>
          </table:table-cell>
          <table:table-cell table:number-columns-repeated="4"/>
          <table:table-cell table:formula="of:=SUM(MOD(SUM([.L119]-[.L$2];[.T$2]);[.R$2]-[.L$2]);[.L$2])" office:value-type="time" office:time-value="PT16H40M00S" calcext:value-type="time">
            <text:p>16:40:00</text:p>
          </table:table-cell>
          <table:table-cell table:formula="of:=IF([.L120]&lt;[.L119];[.M119]+[.H$2];[.M119])" office:value-type="float" office:value="420" calcext:value-type="float">
            <text:p>420</text:p>
          </table:table-cell>
          <table:table-cell table:formula="of:=OFFSET([.C$4];[.M120];0)" office:value-type="float" office:value="43752" calcext:value-type="float">
            <text:p>43752</text:p>
          </table:table-cell>
          <table:table-cell table:formula="of:=[.L12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15:37:49.430988" calcext:value-type="date">
            <text:p>2019-10-08 15:37:49</text:p>
          </table:table-cell>
          <table:table-cell table:style-name="ce7" table:formula="of:=[.A121]" office:value-type="date" office:date-value="2019-10-08T15:37:49.430988" calcext:value-type="date">
            <text:p>2019-10-08 15:37:49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15:37:49.43098849151" calcext:value-type="date">
            <text:p>12/30/99 03:37 P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=0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formula="of:=SUM(MOD(SUM([.L120]-[.L$2];[.T$2]);[.R$2]-[.L$2]);[.L$2])" office:value-type="time" office:time-value="PT16H50M00S" calcext:value-type="time">
            <text:p>16:50:00</text:p>
          </table:table-cell>
          <table:table-cell table:formula="of:=IF([.L121]&lt;[.L120];[.M120]+[.H$2];[.M120])" office:value-type="float" office:value="420" calcext:value-type="float">
            <text:p>420</text:p>
          </table:table-cell>
          <table:table-cell table:formula="of:=OFFSET([.C$4];[.M121];0)" office:value-type="float" office:value="43752" calcext:value-type="float">
            <text:p>43752</text:p>
          </table:table-cell>
          <table:table-cell table:formula="of:=[.L12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15:59:00.492657" calcext:value-type="date">
            <text:p>2019-10-08 15:59:00</text:p>
          </table:table-cell>
          <table:table-cell table:style-name="ce7" table:formula="of:=[.A122]" office:value-type="date" office:date-value="2019-10-08T15:59:00.492657" calcext:value-type="date">
            <text:p>2019-10-08 15:59:00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15:59:00.49265685026" calcext:value-type="date">
            <text:p>12/30/99 03:59 P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=0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formula="of:=SUM(MOD(SUM([.L121]-[.L$2];[.T$2]);[.R$2]-[.L$2]);[.L$2])" office:value-type="time" office:time-value="PT17H00M00S" calcext:value-type="time">
            <text:p>17:00:00</text:p>
          </table:table-cell>
          <table:table-cell table:formula="of:=IF([.L122]&lt;[.L121];[.M121]+[.H$2];[.M121])" office:value-type="float" office:value="420" calcext:value-type="float">
            <text:p>420</text:p>
          </table:table-cell>
          <table:table-cell table:formula="of:=OFFSET([.C$4];[.M122];0)" office:value-type="float" office:value="43752" calcext:value-type="float">
            <text:p>43752</text:p>
          </table:table-cell>
          <table:table-cell table:formula="of:=[.L12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15:54:56.146583" calcext:value-type="date">
            <text:p>2019-10-09 15:54:56</text:p>
          </table:table-cell>
          <table:table-cell table:style-name="ce7" table:formula="of:=[.A123]" office:value-type="date" office:date-value="2019-10-09T15:54:56.146583" calcext:value-type="date">
            <text:p>2019-10-09 15:54:56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15:54:56.1465829052" calcext:value-type="date">
            <text:p>12/30/99 03:54 P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=0;[.G122]+2+1/[.$H$2];[.G122]+1/[.$H$2])" office:value-type="float" office:value="2" calcext:value-type="float">
            <text:p>2</text:p>
          </table:table-cell>
          <table:table-cell table:number-columns-repeated="4"/>
          <table:table-cell table:formula="of:=SUM(MOD(SUM([.L122]-[.L$2];[.T$2]);[.R$2]-[.L$2]);[.L$2])" office:value-type="time" office:time-value="PT14H40M00S" calcext:value-type="time">
            <text:p>14:40:00</text:p>
          </table:table-cell>
          <table:table-cell table:formula="of:=IF([.L123]&lt;[.L122];[.M122]+[.H$2];[.M122])" office:value-type="float" office:value="480" calcext:value-type="float">
            <text:p>480</text:p>
          </table:table-cell>
          <table:table-cell table:formula="of:=OFFSET([.C$4];[.M123];0)" office:value-type="float" office:value="43753" calcext:value-type="float">
            <text:p>43753</text:p>
          </table:table-cell>
          <table:table-cell table:formula="of:=[.L12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23];0)&lt;=[.O1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15:19:35.497859" calcext:value-type="date">
            <text:p>2019-10-09 15:19:35</text:p>
          </table:table-cell>
          <table:table-cell table:style-name="ce7" table:formula="of:=[.A124]" office:value-type="date" office:date-value="2019-10-09T15:19:35.497859" calcext:value-type="date">
            <text:p>2019-10-09 15:19:35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15:19:35.49785922747" calcext:value-type="date">
            <text:p>12/30/99 03:19 P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=0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formula="of:=SUM(MOD(SUM([.L123]-[.L$2];[.T$2]);[.R$2]-[.L$2]);[.L$2])" office:value-type="time" office:time-value="PT14H50M00S" calcext:value-type="time">
            <text:p>14:50:00</text:p>
          </table:table-cell>
          <table:table-cell table:formula="of:=IF([.L124]&lt;[.L123];[.M123]+[.H$2];[.M123])" office:value-type="float" office:value="480" calcext:value-type="float">
            <text:p>480</text:p>
          </table:table-cell>
          <table:table-cell table:formula="of:=OFFSET([.C$4];[.M124];0)" office:value-type="float" office:value="43753" calcext:value-type="float">
            <text:p>43753</text:p>
          </table:table-cell>
          <table:table-cell table:formula="of:=[.L12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24];0)&lt;=[.O1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15:38:35.157852" calcext:value-type="date">
            <text:p>2019-10-09 15:38:35</text:p>
          </table:table-cell>
          <table:table-cell table:style-name="ce7" table:formula="of:=[.A125]" office:value-type="date" office:date-value="2019-10-09T15:38:35.157852" calcext:value-type="date">
            <text:p>2019-10-09 15:38:35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15:38:35.15785208903" calcext:value-type="date">
            <text:p>12/30/99 03:38 P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=0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formula="of:=SUM(MOD(SUM([.L124]-[.L$2];[.T$2]);[.R$2]-[.L$2]);[.L$2])" office:value-type="time" office:time-value="PT15H00M00S" calcext:value-type="time">
            <text:p>15:00:00</text:p>
          </table:table-cell>
          <table:table-cell table:formula="of:=IF([.L125]&lt;[.L124];[.M124]+[.H$2];[.M124])" office:value-type="float" office:value="480" calcext:value-type="float">
            <text:p>480</text:p>
          </table:table-cell>
          <table:table-cell table:formula="of:=OFFSET([.C$4];[.M125];0)" office:value-type="float" office:value="43753" calcext:value-type="float">
            <text:p>43753</text:p>
          </table:table-cell>
          <table:table-cell table:formula="of:=[.L12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25];0)&lt;=[.O1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15:50:21.284007" calcext:value-type="date">
            <text:p>2019-10-09 15:50:21</text:p>
          </table:table-cell>
          <table:table-cell table:style-name="ce7" table:formula="of:=[.A126]" office:value-type="date" office:date-value="2019-10-09T15:50:21.284007" calcext:value-type="date">
            <text:p>2019-10-09 15:50:21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15:50:21.28400655929" calcext:value-type="date">
            <text:p>12/30/99 03:50 P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=0;[.G125]+2+1/[.$H$2];[.G125]+1/[.$H$2])" office:value-type="float" office:value="2.05" calcext:value-type="float">
            <text:p>2,05</text:p>
          </table:table-cell>
          <table:table-cell table:number-columns-repeated="4"/>
          <table:table-cell table:formula="of:=SUM(MOD(SUM([.L125]-[.L$2];[.T$2]);[.R$2]-[.L$2]);[.L$2])" office:value-type="time" office:time-value="PT15H10M00S" calcext:value-type="time">
            <text:p>15:10:00</text:p>
          </table:table-cell>
          <table:table-cell table:formula="of:=IF([.L126]&lt;[.L125];[.M125]+[.H$2];[.M125])" office:value-type="float" office:value="480" calcext:value-type="float">
            <text:p>480</text:p>
          </table:table-cell>
          <table:table-cell table:formula="of:=OFFSET([.C$4];[.M126];0)" office:value-type="float" office:value="43753" calcext:value-type="float">
            <text:p>43753</text:p>
          </table:table-cell>
          <table:table-cell table:formula="of:=[.L12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6];0)&lt;=[.O1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15:14:27.745326" calcext:value-type="date">
            <text:p>2019-10-09 15:14:28</text:p>
          </table:table-cell>
          <table:table-cell table:style-name="ce7" table:formula="of:=[.A127]" office:value-type="date" office:date-value="2019-10-09T15:14:27.745326" calcext:value-type="date">
            <text:p>2019-10-09 15:14:28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15:14:27.74532599375" calcext:value-type="date">
            <text:p>12/30/99 03:14 P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=0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formula="of:=SUM(MOD(SUM([.L126]-[.L$2];[.T$2]);[.R$2]-[.L$2]);[.L$2])" office:value-type="time" office:time-value="PT15H20M00S" calcext:value-type="time">
            <text:p>15:20:00</text:p>
          </table:table-cell>
          <table:table-cell table:formula="of:=IF([.L127]&lt;[.L126];[.M126]+[.H$2];[.M126])" office:value-type="float" office:value="480" calcext:value-type="float">
            <text:p>480</text:p>
          </table:table-cell>
          <table:table-cell table:formula="of:=OFFSET([.C$4];[.M127];0)" office:value-type="float" office:value="43753" calcext:value-type="float">
            <text:p>43753</text:p>
          </table:table-cell>
          <table:table-cell table:formula="of:=[.L12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27];0)&lt;=[.O1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15:26:44.468492" calcext:value-type="date">
            <text:p>2019-10-09 15:26:44</text:p>
          </table:table-cell>
          <table:table-cell table:style-name="ce7" table:formula="of:=[.A128]" office:value-type="date" office:date-value="2019-10-09T15:26:44.468492" calcext:value-type="date">
            <text:p>2019-10-09 15:26:44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15:26:44.46849188302" calcext:value-type="date">
            <text:p>12/30/99 03:26 P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=0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formula="of:=SUM(MOD(SUM([.L127]-[.L$2];[.T$2]);[.R$2]-[.L$2]);[.L$2])" office:value-type="time" office:time-value="PT15H30M00S" calcext:value-type="time">
            <text:p>15:30:00</text:p>
          </table:table-cell>
          <table:table-cell table:formula="of:=IF([.L128]&lt;[.L127];[.M127]+[.H$2];[.M127])" office:value-type="float" office:value="480" calcext:value-type="float">
            <text:p>480</text:p>
          </table:table-cell>
          <table:table-cell table:formula="of:=OFFSET([.C$4];[.M128];0)" office:value-type="float" office:value="43753" calcext:value-type="float">
            <text:p>43753</text:p>
          </table:table-cell>
          <table:table-cell table:formula="of:=[.L12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28];0)&lt;=[.O1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15:45:35.104389" calcext:value-type="date">
            <text:p>2019-10-09 15:45:35</text:p>
          </table:table-cell>
          <table:table-cell table:style-name="ce7" table:formula="of:=[.A129]" office:value-type="date" office:date-value="2019-10-09T15:45:35.104389" calcext:value-type="date">
            <text:p>2019-10-09 15:45:35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15:45:35.10438927915" calcext:value-type="date">
            <text:p>12/30/99 03:45 P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=0;[.G128]+2+1/[.$H$2];[.G128]+1/[.$H$2])" office:value-type="float" office:value="2.1" calcext:value-type="float">
            <text:p>2,1</text:p>
          </table:table-cell>
          <table:table-cell table:number-columns-repeated="4"/>
          <table:table-cell table:formula="of:=SUM(MOD(SUM([.L128]-[.L$2];[.T$2]);[.R$2]-[.L$2]);[.L$2])" office:value-type="time" office:time-value="PT15H40M00S" calcext:value-type="time">
            <text:p>15:40:00</text:p>
          </table:table-cell>
          <table:table-cell table:formula="of:=IF([.L129]&lt;[.L128];[.M128]+[.H$2];[.M128])" office:value-type="float" office:value="480" calcext:value-type="float">
            <text:p>480</text:p>
          </table:table-cell>
          <table:table-cell table:formula="of:=OFFSET([.C$4];[.M129];0)" office:value-type="float" office:value="43753" calcext:value-type="float">
            <text:p>43753</text:p>
          </table:table-cell>
          <table:table-cell table:formula="of:=[.L12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9];0)&lt;=[.O1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15:31:54.662433" calcext:value-type="date">
            <text:p>2019-10-09 15:31:55</text:p>
          </table:table-cell>
          <table:table-cell table:style-name="ce7" table:formula="of:=[.A130]" office:value-type="date" office:date-value="2019-10-09T15:31:54.662433" calcext:value-type="date">
            <text:p>2019-10-09 15:31:55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15:31:54.66243336909" calcext:value-type="date">
            <text:p>12/30/99 03:31 P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=0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formula="of:=SUM(MOD(SUM([.L129]-[.L$2];[.T$2]);[.R$2]-[.L$2]);[.L$2])" office:value-type="time" office:time-value="PT15H50M00S" calcext:value-type="time">
            <text:p>15:50:00</text:p>
          </table:table-cell>
          <table:table-cell table:formula="of:=IF([.L130]&lt;[.L129];[.M129]+[.H$2];[.M129])" office:value-type="float" office:value="480" calcext:value-type="float">
            <text:p>480</text:p>
          </table:table-cell>
          <table:table-cell table:formula="of:=OFFSET([.C$4];[.M130];0)" office:value-type="float" office:value="43753" calcext:value-type="float">
            <text:p>43753</text:p>
          </table:table-cell>
          <table:table-cell table:formula="of:=[.L13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0];0)&lt;=[.O1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15:29:50.497481" calcext:value-type="date">
            <text:p>2019-10-09 15:29:50</text:p>
          </table:table-cell>
          <table:table-cell table:style-name="ce7" table:formula="of:=[.A131]" office:value-type="date" office:date-value="2019-10-09T15:29:50.497481" calcext:value-type="date">
            <text:p>2019-10-09 15:29:50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15:29:50.49748058897" calcext:value-type="date">
            <text:p>12/30/99 03:29 P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=0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formula="of:=SUM(MOD(SUM([.L130]-[.L$2];[.T$2]);[.R$2]-[.L$2]);[.L$2])" office:value-type="time" office:time-value="PT16H00M00S" calcext:value-type="time">
            <text:p>16:00:00</text:p>
          </table:table-cell>
          <table:table-cell table:formula="of:=IF([.L131]&lt;[.L130];[.M130]+[.H$2];[.M130])" office:value-type="float" office:value="480" calcext:value-type="float">
            <text:p>480</text:p>
          </table:table-cell>
          <table:table-cell table:formula="of:=OFFSET([.C$4];[.M131];0)" office:value-type="float" office:value="43753" calcext:value-type="float">
            <text:p>43753</text:p>
          </table:table-cell>
          <table:table-cell table:formula="of:=[.L13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31];0)&lt;=[.O1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15:23:48.468407" calcext:value-type="date">
            <text:p>2019-10-09 15:23:48</text:p>
          </table:table-cell>
          <table:table-cell table:style-name="ce7" table:formula="of:=[.A132]" office:value-type="date" office:date-value="2019-10-09T15:23:48.468407" calcext:value-type="date">
            <text:p>2019-10-09 15:23:48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15:23:48.46840673592" calcext:value-type="date">
            <text:p>12/30/99 03:23 P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=0;[.G131]+2+1/[.$H$2];[.G131]+1/[.$H$2])" office:value-type="float" office:value="2.15" calcext:value-type="float">
            <text:p>2,15</text:p>
          </table:table-cell>
          <table:table-cell table:number-columns-repeated="4"/>
          <table:table-cell table:formula="of:=SUM(MOD(SUM([.L131]-[.L$2];[.T$2]);[.R$2]-[.L$2]);[.L$2])" office:value-type="time" office:time-value="PT16H10M00S" calcext:value-type="time">
            <text:p>16:10:00</text:p>
          </table:table-cell>
          <table:table-cell table:formula="of:=IF([.L132]&lt;[.L131];[.M131]+[.H$2];[.M131])" office:value-type="float" office:value="480" calcext:value-type="float">
            <text:p>480</text:p>
          </table:table-cell>
          <table:table-cell table:formula="of:=OFFSET([.C$4];[.M132];0)" office:value-type="float" office:value="43753" calcext:value-type="float">
            <text:p>43753</text:p>
          </table:table-cell>
          <table:table-cell table:formula="of:=[.L13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2];0)&lt;=[.O1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15:43:00.24713" calcext:value-type="date">
            <text:p>2019-10-09 15:43:00</text:p>
          </table:table-cell>
          <table:table-cell table:style-name="ce7" table:formula="of:=[.A133]" office:value-type="date" office:date-value="2019-10-09T15:43:00.24713" calcext:value-type="date">
            <text:p>2019-10-09 15:43:00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15:43:00.24712975603" calcext:value-type="date">
            <text:p>12/30/99 03:43 P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=0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formula="of:=SUM(MOD(SUM([.L132]-[.L$2];[.T$2]);[.R$2]-[.L$2]);[.L$2])" office:value-type="time" office:time-value="PT16H20M00S" calcext:value-type="time">
            <text:p>16:20:00</text:p>
          </table:table-cell>
          <table:table-cell table:formula="of:=IF([.L133]&lt;[.L132];[.M132]+[.H$2];[.M132])" office:value-type="float" office:value="480" calcext:value-type="float">
            <text:p>480</text:p>
          </table:table-cell>
          <table:table-cell table:formula="of:=OFFSET([.C$4];[.M133];0)" office:value-type="float" office:value="43753" calcext:value-type="float">
            <text:p>43753</text:p>
          </table:table-cell>
          <table:table-cell table:formula="of:=[.L13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33];0)&lt;=[.O1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15:51:05.680783" calcext:value-type="date">
            <text:p>2019-10-09 15:51:06</text:p>
          </table:table-cell>
          <table:table-cell table:style-name="ce7" table:formula="of:=[.A134]" office:value-type="date" office:date-value="2019-10-09T15:51:05.680783" calcext:value-type="date">
            <text:p>2019-10-09 15:51:06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15:51:05.68078282289" calcext:value-type="date">
            <text:p>12/30/99 03:51 P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=0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formula="of:=SUM(MOD(SUM([.L133]-[.L$2];[.T$2]);[.R$2]-[.L$2]);[.L$2])" office:value-type="time" office:time-value="PT16H30M00S" calcext:value-type="time">
            <text:p>16:30:00</text:p>
          </table:table-cell>
          <table:table-cell table:formula="of:=IF([.L134]&lt;[.L133];[.M133]+[.H$2];[.M133])" office:value-type="float" office:value="480" calcext:value-type="float">
            <text:p>480</text:p>
          </table:table-cell>
          <table:table-cell table:formula="of:=OFFSET([.C$4];[.M134];0)" office:value-type="float" office:value="43753" calcext:value-type="float">
            <text:p>43753</text:p>
          </table:table-cell>
          <table:table-cell table:formula="of:=[.L13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34];0)&lt;=[.O1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15:47:36.173758" calcext:value-type="date">
            <text:p>2019-10-09 15:47:36</text:p>
          </table:table-cell>
          <table:table-cell table:style-name="ce7" table:formula="of:=[.A135]" office:value-type="date" office:date-value="2019-10-09T15:47:36.173758" calcext:value-type="date">
            <text:p>2019-10-09 15:47:36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15:47:36.17375811562" calcext:value-type="date">
            <text:p>12/30/99 03:47 P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=0;[.G134]+2+1/[.$H$2];[.G134]+1/[.$H$2])" office:value-type="float" office:value="2.2" calcext:value-type="float">
            <text:p>2,2</text:p>
          </table:table-cell>
          <table:table-cell table:number-columns-repeated="4"/>
          <table:table-cell table:formula="of:=SUM(MOD(SUM([.L134]-[.L$2];[.T$2]);[.R$2]-[.L$2]);[.L$2])" office:value-type="time" office:time-value="PT16H40M00S" calcext:value-type="time">
            <text:p>16:40:00</text:p>
          </table:table-cell>
          <table:table-cell table:formula="of:=IF([.L135]&lt;[.L134];[.M134]+[.H$2];[.M134])" office:value-type="float" office:value="480" calcext:value-type="float">
            <text:p>480</text:p>
          </table:table-cell>
          <table:table-cell table:formula="of:=OFFSET([.C$4];[.M135];0)" office:value-type="float" office:value="43753" calcext:value-type="float">
            <text:p>43753</text:p>
          </table:table-cell>
          <table:table-cell table:formula="of:=[.L13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35];0)&lt;=[.O1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15:28:00.607207" calcext:value-type="date">
            <text:p>2019-10-09 15:28:01</text:p>
          </table:table-cell>
          <table:table-cell table:style-name="ce7" table:formula="of:=[.A136]" office:value-type="date" office:date-value="2019-10-09T15:28:00.607207" calcext:value-type="date">
            <text:p>2019-10-09 15:28:01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15:28:00.60720709618" calcext:value-type="date">
            <text:p>12/30/99 03:28 P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=0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formula="of:=SUM(MOD(SUM([.L135]-[.L$2];[.T$2]);[.R$2]-[.L$2]);[.L$2])" office:value-type="time" office:time-value="PT16H50M00S" calcext:value-type="time">
            <text:p>16:50:00</text:p>
          </table:table-cell>
          <table:table-cell table:formula="of:=IF([.L136]&lt;[.L135];[.M135]+[.H$2];[.M135])" office:value-type="float" office:value="480" calcext:value-type="float">
            <text:p>480</text:p>
          </table:table-cell>
          <table:table-cell table:formula="of:=OFFSET([.C$4];[.M136];0)" office:value-type="float" office:value="43753" calcext:value-type="float">
            <text:p>43753</text:p>
          </table:table-cell>
          <table:table-cell table:formula="of:=[.L13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36];0)&lt;=[.O1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15:45:22.821495" calcext:value-type="date">
            <text:p>2019-10-09 15:45:23</text:p>
          </table:table-cell>
          <table:table-cell table:style-name="ce7" table:formula="of:=[.A137]" office:value-type="date" office:date-value="2019-10-09T15:45:22.821495" calcext:value-type="date">
            <text:p>2019-10-09 15:45:23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15:45:22.8214947274" calcext:value-type="date">
            <text:p>12/30/99 03:45 P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=0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formula="of:=SUM(MOD(SUM([.L136]-[.L$2];[.T$2]);[.R$2]-[.L$2]);[.L$2])" office:value-type="time" office:time-value="PT17H00M00S" calcext:value-type="time">
            <text:p>17:00:00</text:p>
          </table:table-cell>
          <table:table-cell table:formula="of:=IF([.L137]&lt;[.L136];[.M136]+[.H$2];[.M136])" office:value-type="float" office:value="480" calcext:value-type="float">
            <text:p>480</text:p>
          </table:table-cell>
          <table:table-cell table:formula="of:=OFFSET([.C$4];[.M137];0)" office:value-type="float" office:value="43753" calcext:value-type="float">
            <text:p>43753</text:p>
          </table:table-cell>
          <table:table-cell table:formula="of:=[.L13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37];0)&lt;=[.O1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15:13:10.379152" calcext:value-type="date">
            <text:p>2019-10-09 15:13:10</text:p>
          </table:table-cell>
          <table:table-cell table:style-name="ce7" table:formula="of:=[.A138]" office:value-type="date" office:date-value="2019-10-09T15:13:10.379152" calcext:value-type="date">
            <text:p>2019-10-09 15:13:10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15:13:10.37915188819" calcext:value-type="date">
            <text:p>12/30/99 03:13 P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=0;[.G137]+2+1/[.$H$2];[.G137]+1/[.$H$2])" office:value-type="float" office:value="2.25" calcext:value-type="float">
            <text:p>2,25</text:p>
          </table:table-cell>
          <table:table-cell table:number-columns-repeated="4"/>
          <table:table-cell table:formula="of:=SUM(MOD(SUM([.L137]-[.L$2];[.T$2]);[.R$2]-[.L$2]);[.L$2])" office:value-type="time" office:time-value="PT14H40M00S" calcext:value-type="time">
            <text:p>14:40:00</text:p>
          </table:table-cell>
          <table:table-cell table:formula="of:=IF([.L138]&lt;[.L137];[.M137]+[.H$2];[.M137])" office:value-type="float" office:value="540" calcext:value-type="float">
            <text:p>540</text:p>
          </table:table-cell>
          <table:table-cell table:formula="of:=OFFSET([.C$4];[.M138];0)" office:value-type="float" office:value="43754" calcext:value-type="float">
            <text:p>43754</text:p>
          </table:table-cell>
          <table:table-cell table:formula="of:=[.L13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8];0)&lt;=[.O1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15:34:31.346541" calcext:value-type="date">
            <text:p>2019-10-09 15:34:31</text:p>
          </table:table-cell>
          <table:table-cell table:style-name="ce7" table:formula="of:=[.A139]" office:value-type="date" office:date-value="2019-10-09T15:34:31.346541" calcext:value-type="date">
            <text:p>2019-10-09 15:34:31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15:34:31.34654063266" calcext:value-type="date">
            <text:p>12/30/99 03:34 P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=0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formula="of:=SUM(MOD(SUM([.L138]-[.L$2];[.T$2]);[.R$2]-[.L$2]);[.L$2])" office:value-type="time" office:time-value="PT14H50M00S" calcext:value-type="time">
            <text:p>14:50:00</text:p>
          </table:table-cell>
          <table:table-cell table:formula="of:=IF([.L139]&lt;[.L138];[.M138]+[.H$2];[.M138])" office:value-type="float" office:value="540" calcext:value-type="float">
            <text:p>540</text:p>
          </table:table-cell>
          <table:table-cell table:formula="of:=OFFSET([.C$4];[.M139];0)" office:value-type="float" office:value="43754" calcext:value-type="float">
            <text:p>43754</text:p>
          </table:table-cell>
          <table:table-cell table:formula="of:=[.L13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39];0)&lt;=[.O1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16:01:42.376153" calcext:value-type="date">
            <text:p>2019-10-09 16:01:42</text:p>
          </table:table-cell>
          <table:table-cell table:style-name="ce7" table:formula="of:=[.A140]" office:value-type="date" office:date-value="2019-10-09T16:01:42.376153" calcext:value-type="date">
            <text:p>2019-10-09 16:01:42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16:01:42.37615315709" calcext:value-type="date">
            <text:p>12/30/99 04:01 P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=0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formula="of:=SUM(MOD(SUM([.L139]-[.L$2];[.T$2]);[.R$2]-[.L$2]);[.L$2])" office:value-type="time" office:time-value="PT15H00M00S" calcext:value-type="time">
            <text:p>15:00:00</text:p>
          </table:table-cell>
          <table:table-cell table:formula="of:=IF([.L140]&lt;[.L139];[.M139]+[.H$2];[.M139])" office:value-type="float" office:value="540" calcext:value-type="float">
            <text:p>540</text:p>
          </table:table-cell>
          <table:table-cell table:formula="of:=OFFSET([.C$4];[.M140];0)" office:value-type="float" office:value="43754" calcext:value-type="float">
            <text:p>43754</text:p>
          </table:table-cell>
          <table:table-cell table:formula="of:=[.L14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40];0)&lt;=[.O1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15:25:09.05822" calcext:value-type="date">
            <text:p>2019-10-09 15:25:09</text:p>
          </table:table-cell>
          <table:table-cell table:style-name="ce7" table:formula="of:=[.A141]" office:value-type="date" office:date-value="2019-10-09T15:25:09.05822" calcext:value-type="date">
            <text:p>2019-10-09 15:25:09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15:25:09.05821993947" calcext:value-type="date">
            <text:p>12/30/99 03:25 P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=0;[.G140]+2+1/[.$H$2];[.G140]+1/[.$H$2])" office:value-type="float" office:value="2.3" calcext:value-type="float">
            <text:p>2,3</text:p>
          </table:table-cell>
          <table:table-cell table:number-columns-repeated="4"/>
          <table:table-cell table:formula="of:=SUM(MOD(SUM([.L140]-[.L$2];[.T$2]);[.R$2]-[.L$2]);[.L$2])" office:value-type="time" office:time-value="PT15H10M00S" calcext:value-type="time">
            <text:p>15:10:00</text:p>
          </table:table-cell>
          <table:table-cell table:formula="of:=IF([.L141]&lt;[.L140];[.M140]+[.H$2];[.M140])" office:value-type="float" office:value="540" calcext:value-type="float">
            <text:p>540</text:p>
          </table:table-cell>
          <table:table-cell table:formula="of:=OFFSET([.C$4];[.M141];0)" office:value-type="float" office:value="43754" calcext:value-type="float">
            <text:p>43754</text:p>
          </table:table-cell>
          <table:table-cell table:formula="of:=[.L14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41];0)&lt;=[.O1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15:20:19.294391" calcext:value-type="date">
            <text:p>2019-10-09 15:20:19</text:p>
          </table:table-cell>
          <table:table-cell table:style-name="ce7" table:formula="of:=[.A142]" office:value-type="date" office:date-value="2019-10-09T15:20:19.294391" calcext:value-type="date">
            <text:p>2019-10-09 15:20:19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15:20:19.29439106025" calcext:value-type="date">
            <text:p>12/30/99 03:20 P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=0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formula="of:=SUM(MOD(SUM([.L141]-[.L$2];[.T$2]);[.R$2]-[.L$2]);[.L$2])" office:value-type="time" office:time-value="PT15H20M00S" calcext:value-type="time">
            <text:p>15:20:00</text:p>
          </table:table-cell>
          <table:table-cell table:formula="of:=IF([.L142]&lt;[.L141];[.M141]+[.H$2];[.M141])" office:value-type="float" office:value="540" calcext:value-type="float">
            <text:p>540</text:p>
          </table:table-cell>
          <table:table-cell table:formula="of:=OFFSET([.C$4];[.M142];0)" office:value-type="float" office:value="43754" calcext:value-type="float">
            <text:p>43754</text:p>
          </table:table-cell>
          <table:table-cell table:formula="of:=[.L14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42];0)&lt;=[.O1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15:30:53.231254" calcext:value-type="date">
            <text:p>2019-10-09 15:30:53</text:p>
          </table:table-cell>
          <table:table-cell table:style-name="ce7" table:formula="of:=[.A143]" office:value-type="date" office:date-value="2019-10-09T15:30:53.231254" calcext:value-type="date">
            <text:p>2019-10-09 15:30:53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15:30:53.23125380091" calcext:value-type="date">
            <text:p>12/30/99 03:30 P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=0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142]-[.L$2];[.T$2]);[.R$2]-[.L$2]);[.L$2])" office:value-type="time" office:time-value="PT15H30M00S" calcext:value-type="time">
            <text:p>15:30:00</text:p>
          </table:table-cell>
          <table:table-cell table:formula="of:=IF([.L143]&lt;[.L142];[.M142]+[.H$2];[.M142])" office:value-type="float" office:value="540" calcext:value-type="float">
            <text:p>540</text:p>
          </table:table-cell>
          <table:table-cell table:formula="of:=OFFSET([.C$4];[.M143];0)" office:value-type="float" office:value="43754" calcext:value-type="float">
            <text:p>43754</text:p>
          </table:table-cell>
          <table:table-cell table:formula="of:=[.L14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43];0)&lt;=[.O1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15:47:05.47892" calcext:value-type="date">
            <text:p>2019-10-09 15:47:05</text:p>
          </table:table-cell>
          <table:table-cell table:style-name="ce7" table:formula="of:=[.A144]" office:value-type="date" office:date-value="2019-10-09T15:47:05.47892" calcext:value-type="date">
            <text:p>2019-10-09 15:47:05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15:47:05.47892045695" calcext:value-type="date">
            <text:p>12/30/99 03:47 P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=0;[.G143]+2+1/[.$H$2];[.G143]+1/[.$H$2])" office:value-type="float" office:value="2.35" calcext:value-type="float">
            <text:p>2,35</text:p>
          </table:table-cell>
          <table:table-cell table:number-columns-repeated="4"/>
          <table:table-cell table:formula="of:=SUM(MOD(SUM([.L143]-[.L$2];[.T$2]);[.R$2]-[.L$2]);[.L$2])" office:value-type="time" office:time-value="PT15H40M00S" calcext:value-type="time">
            <text:p>15:40:00</text:p>
          </table:table-cell>
          <table:table-cell table:formula="of:=IF([.L144]&lt;[.L143];[.M143]+[.H$2];[.M143])" office:value-type="float" office:value="540" calcext:value-type="float">
            <text:p>540</text:p>
          </table:table-cell>
          <table:table-cell table:formula="of:=OFFSET([.C$4];[.M144];0)" office:value-type="float" office:value="43754" calcext:value-type="float">
            <text:p>43754</text:p>
          </table:table-cell>
          <table:table-cell table:formula="of:=[.L14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44];0)&lt;=[.O1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15:48:38.938127" calcext:value-type="date">
            <text:p>2019-10-09 15:48:39</text:p>
          </table:table-cell>
          <table:table-cell table:style-name="ce7" table:formula="of:=[.A145]" office:value-type="date" office:date-value="2019-10-09T15:48:38.938127" calcext:value-type="date">
            <text:p>2019-10-09 15:48:39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15:48:38.93812674098" calcext:value-type="date">
            <text:p>12/30/99 03:48 P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=0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formula="of:=SUM(MOD(SUM([.L144]-[.L$2];[.T$2]);[.R$2]-[.L$2]);[.L$2])" office:value-type="time" office:time-value="PT15H50M00S" calcext:value-type="time">
            <text:p>15:50:00</text:p>
          </table:table-cell>
          <table:table-cell table:formula="of:=IF([.L145]&lt;[.L144];[.M144]+[.H$2];[.M144])" office:value-type="float" office:value="540" calcext:value-type="float">
            <text:p>540</text:p>
          </table:table-cell>
          <table:table-cell table:formula="of:=OFFSET([.C$4];[.M145];0)" office:value-type="float" office:value="43754" calcext:value-type="float">
            <text:p>43754</text:p>
          </table:table-cell>
          <table:table-cell table:formula="of:=[.L14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45];0)&lt;=[.O1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15:48:23.748005" calcext:value-type="date">
            <text:p>2019-10-09 15:48:24</text:p>
          </table:table-cell>
          <table:table-cell table:style-name="ce7" table:formula="of:=[.A146]" office:value-type="date" office:date-value="2019-10-09T15:48:23.748005" calcext:value-type="date">
            <text:p>2019-10-09 15:48:24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15:48:23.74800469726" calcext:value-type="date">
            <text:p>12/30/99 03:48 P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=0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formula="of:=SUM(MOD(SUM([.L145]-[.L$2];[.T$2]);[.R$2]-[.L$2]);[.L$2])" office:value-type="time" office:time-value="PT16H00M00S" calcext:value-type="time">
            <text:p>16:00:00</text:p>
          </table:table-cell>
          <table:table-cell table:formula="of:=IF([.L146]&lt;[.L145];[.M145]+[.H$2];[.M145])" office:value-type="float" office:value="540" calcext:value-type="float">
            <text:p>540</text:p>
          </table:table-cell>
          <table:table-cell table:formula="of:=OFFSET([.C$4];[.M146];0)" office:value-type="float" office:value="43754" calcext:value-type="float">
            <text:p>43754</text:p>
          </table:table-cell>
          <table:table-cell table:formula="of:=[.L14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15:46:12.129397" calcext:value-type="date">
            <text:p>2019-10-09 15:46:12</text:p>
          </table:table-cell>
          <table:table-cell table:style-name="ce7" table:formula="of:=[.A147]" office:value-type="date" office:date-value="2019-10-09T15:46:12.129397" calcext:value-type="date">
            <text:p>2019-10-09 15:46:12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15:46:12.1293971641" calcext:value-type="date">
            <text:p>12/30/99 03:46 P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=0;[.G146]+2+1/[.$H$2];[.G146]+1/[.$H$2])" office:value-type="float" office:value="2.4" calcext:value-type="float">
            <text:p>2,4</text:p>
          </table:table-cell>
          <table:table-cell table:number-columns-repeated="4"/>
          <table:table-cell table:formula="of:=SUM(MOD(SUM([.L146]-[.L$2];[.T$2]);[.R$2]-[.L$2]);[.L$2])" office:value-type="time" office:time-value="PT16H10M00S" calcext:value-type="time">
            <text:p>16:10:00</text:p>
          </table:table-cell>
          <table:table-cell table:formula="of:=IF([.L147]&lt;[.L146];[.M146]+[.H$2];[.M146])" office:value-type="float" office:value="540" calcext:value-type="float">
            <text:p>540</text:p>
          </table:table-cell>
          <table:table-cell table:formula="of:=OFFSET([.C$4];[.M147];0)" office:value-type="float" office:value="43754" calcext:value-type="float">
            <text:p>43754</text:p>
          </table:table-cell>
          <table:table-cell table:formula="of:=[.L14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47];0)&lt;=[.O1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15:56:47.04681" calcext:value-type="date">
            <text:p>2019-10-09 15:56:47</text:p>
          </table:table-cell>
          <table:table-cell table:style-name="ce7" table:formula="of:=[.A148]" office:value-type="date" office:date-value="2019-10-09T15:56:47.04681" calcext:value-type="date">
            <text:p>2019-10-09 15:56:47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15:56:47.04680993222" calcext:value-type="date">
            <text:p>12/30/99 03:56 P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=0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formula="of:=SUM(MOD(SUM([.L147]-[.L$2];[.T$2]);[.R$2]-[.L$2]);[.L$2])" office:value-type="time" office:time-value="PT16H20M00S" calcext:value-type="time">
            <text:p>16:20:00</text:p>
          </table:table-cell>
          <table:table-cell table:formula="of:=IF([.L148]&lt;[.L147];[.M147]+[.H$2];[.M147])" office:value-type="float" office:value="540" calcext:value-type="float">
            <text:p>540</text:p>
          </table:table-cell>
          <table:table-cell table:formula="of:=OFFSET([.C$4];[.M148];0)" office:value-type="float" office:value="43754" calcext:value-type="float">
            <text:p>43754</text:p>
          </table:table-cell>
          <table:table-cell table:formula="of:=[.L14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48];0)&lt;=[.O1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15:34:42.842266" calcext:value-type="date">
            <text:p>2019-10-09 15:34:43</text:p>
          </table:table-cell>
          <table:table-cell table:style-name="ce7" table:formula="of:=[.A149]" office:value-type="date" office:date-value="2019-10-09T15:34:42.842266" calcext:value-type="date">
            <text:p>2019-10-09 15:34:43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15:34:42.84226635005" calcext:value-type="date">
            <text:p>12/30/99 03:34 P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=0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148]-[.L$2];[.T$2]);[.R$2]-[.L$2]);[.L$2])" office:value-type="time" office:time-value="PT16H30M00S" calcext:value-type="time">
            <text:p>16:30:00</text:p>
          </table:table-cell>
          <table:table-cell table:formula="of:=IF([.L149]&lt;[.L148];[.M148]+[.H$2];[.M148])" office:value-type="float" office:value="540" calcext:value-type="float">
            <text:p>540</text:p>
          </table:table-cell>
          <table:table-cell table:formula="of:=OFFSET([.C$4];[.M149];0)" office:value-type="float" office:value="43754" calcext:value-type="float">
            <text:p>43754</text:p>
          </table:table-cell>
          <table:table-cell table:formula="of:=[.L14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49];0)&lt;=[.O1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15:33:10.433579" calcext:value-type="date">
            <text:p>2019-10-09 15:33:10</text:p>
          </table:table-cell>
          <table:table-cell table:style-name="ce7" table:formula="of:=[.A150]" office:value-type="date" office:date-value="2019-10-09T15:33:10.433579" calcext:value-type="date">
            <text:p>2019-10-09 15:33:10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15:33:10.43357865885" calcext:value-type="date">
            <text:p>12/30/99 03:33 P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=0;[.G149]+2+1/[.$H$2];[.G149]+1/[.$H$2])" office:value-type="float" office:value="2.45" calcext:value-type="float">
            <text:p>2,45</text:p>
          </table:table-cell>
          <table:table-cell table:number-columns-repeated="4"/>
          <table:table-cell table:formula="of:=SUM(MOD(SUM([.L149]-[.L$2];[.T$2]);[.R$2]-[.L$2]);[.L$2])" office:value-type="time" office:time-value="PT16H40M00S" calcext:value-type="time">
            <text:p>16:40:00</text:p>
          </table:table-cell>
          <table:table-cell table:formula="of:=IF([.L150]&lt;[.L149];[.M149]+[.H$2];[.M149])" office:value-type="float" office:value="540" calcext:value-type="float">
            <text:p>540</text:p>
          </table:table-cell>
          <table:table-cell table:formula="of:=OFFSET([.C$4];[.M150];0)" office:value-type="float" office:value="43754" calcext:value-type="float">
            <text:p>43754</text:p>
          </table:table-cell>
          <table:table-cell table:formula="of:=[.L15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0];0)&lt;=[.O1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15:37:03.045768" calcext:value-type="date">
            <text:p>2019-10-09 15:37:03</text:p>
          </table:table-cell>
          <table:table-cell table:style-name="ce7" table:formula="of:=[.A151]" office:value-type="date" office:date-value="2019-10-09T15:37:03.045768" calcext:value-type="date">
            <text:p>2019-10-09 15:37:03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15:37:03.04576809984" calcext:value-type="date">
            <text:p>12/30/99 03:37 P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=0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formula="of:=SUM(MOD(SUM([.L150]-[.L$2];[.T$2]);[.R$2]-[.L$2]);[.L$2])" office:value-type="time" office:time-value="PT16H50M00S" calcext:value-type="time">
            <text:p>16:50:00</text:p>
          </table:table-cell>
          <table:table-cell table:formula="of:=IF([.L151]&lt;[.L150];[.M150]+[.H$2];[.M150])" office:value-type="float" office:value="540" calcext:value-type="float">
            <text:p>540</text:p>
          </table:table-cell>
          <table:table-cell table:formula="of:=OFFSET([.C$4];[.M151];0)" office:value-type="float" office:value="43754" calcext:value-type="float">
            <text:p>43754</text:p>
          </table:table-cell>
          <table:table-cell table:formula="of:=[.L15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51];0)&lt;=[.O1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16:18:34.342574" calcext:value-type="date">
            <text:p>2019-10-09 16:18:34</text:p>
          </table:table-cell>
          <table:table-cell table:style-name="ce7" table:formula="of:=[.A152]" office:value-type="date" office:date-value="2019-10-09T16:18:34.342574" calcext:value-type="date">
            <text:p>2019-10-09 16:18:34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16:18:34.34257377405" calcext:value-type="date">
            <text:p>12/30/99 04:18 P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=0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formula="of:=SUM(MOD(SUM([.L151]-[.L$2];[.T$2]);[.R$2]-[.L$2]);[.L$2])" office:value-type="time" office:time-value="PT17H00M00S" calcext:value-type="time">
            <text:p>17:00:00</text:p>
          </table:table-cell>
          <table:table-cell table:formula="of:=IF([.L152]&lt;[.L151];[.M151]+[.H$2];[.M151])" office:value-type="float" office:value="540" calcext:value-type="float">
            <text:p>540</text:p>
          </table:table-cell>
          <table:table-cell table:formula="of:=OFFSET([.C$4];[.M152];0)" office:value-type="float" office:value="43754" calcext:value-type="float">
            <text:p>43754</text:p>
          </table:table-cell>
          <table:table-cell table:formula="of:=[.L15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52];0)&lt;=[.O1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15:39:02.179136" calcext:value-type="date">
            <text:p>2019-10-09 15:39:02</text:p>
          </table:table-cell>
          <table:table-cell table:style-name="ce7" table:formula="of:=[.A153]" office:value-type="date" office:date-value="2019-10-09T15:39:02.179136" calcext:value-type="date">
            <text:p>2019-10-09 15:39:02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15:39:02.17913607135" calcext:value-type="date">
            <text:p>12/30/99 03:39 P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=0;[.G152]+2+1/[.$H$2];[.G152]+1/[.$H$2])" office:value-type="float" office:value="2.5" calcext:value-type="float">
            <text:p>2,5</text:p>
          </table:table-cell>
          <table:table-cell table:number-columns-repeated="4"/>
          <table:table-cell table:formula="of:=SUM(MOD(SUM([.L152]-[.L$2];[.T$2]);[.R$2]-[.L$2]);[.L$2])" office:value-type="time" office:time-value="PT14H40M00S" calcext:value-type="time">
            <text:p>14:40:00</text:p>
          </table:table-cell>
          <table:table-cell table:formula="of:=IF([.L153]&lt;[.L152];[.M152]+[.H$2];[.M152])" office:value-type="float" office:value="600" calcext:value-type="float">
            <text:p>600</text:p>
          </table:table-cell>
          <table:table-cell table:formula="of:=OFFSET([.C$4];[.M153];0)" office:value-type="float" office:value="43755" calcext:value-type="float">
            <text:p>43755</text:p>
          </table:table-cell>
          <table:table-cell table:formula="of:=[.L15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3];0)&lt;=[.O1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15:37:25.966769" calcext:value-type="date">
            <text:p>2019-10-09 15:37:26</text:p>
          </table:table-cell>
          <table:table-cell table:style-name="ce7" table:formula="of:=[.A154]" office:value-type="date" office:date-value="2019-10-09T15:37:25.966769" calcext:value-type="date">
            <text:p>2019-10-09 15:37:26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15:37:25.96676942892" calcext:value-type="date">
            <text:p>12/30/99 03:37 P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=0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formula="of:=SUM(MOD(SUM([.L153]-[.L$2];[.T$2]);[.R$2]-[.L$2]);[.L$2])" office:value-type="time" office:time-value="PT14H50M00S" calcext:value-type="time">
            <text:p>14:50:00</text:p>
          </table:table-cell>
          <table:table-cell table:formula="of:=IF([.L154]&lt;[.L153];[.M153]+[.H$2];[.M153])" office:value-type="float" office:value="600" calcext:value-type="float">
            <text:p>600</text:p>
          </table:table-cell>
          <table:table-cell table:formula="of:=OFFSET([.C$4];[.M154];0)" office:value-type="float" office:value="43755" calcext:value-type="float">
            <text:p>43755</text:p>
          </table:table-cell>
          <table:table-cell table:formula="of:=[.L15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54];0)&lt;=[.O1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15:47:26.717152" calcext:value-type="date">
            <text:p>2019-10-09 15:47:27</text:p>
          </table:table-cell>
          <table:table-cell table:style-name="ce7" table:formula="of:=[.A155]" office:value-type="date" office:date-value="2019-10-09T15:47:26.717152" calcext:value-type="date">
            <text:p>2019-10-09 15:47:27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15:47:26.71715204604" calcext:value-type="date">
            <text:p>12/30/99 03:47 P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=0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154]-[.L$2];[.T$2]);[.R$2]-[.L$2]);[.L$2])" office:value-type="time" office:time-value="PT15H00M00S" calcext:value-type="time">
            <text:p>15:00:00</text:p>
          </table:table-cell>
          <table:table-cell table:formula="of:=IF([.L155]&lt;[.L154];[.M154]+[.H$2];[.M154])" office:value-type="float" office:value="600" calcext:value-type="float">
            <text:p>600</text:p>
          </table:table-cell>
          <table:table-cell table:formula="of:=OFFSET([.C$4];[.M155];0)" office:value-type="float" office:value="43755" calcext:value-type="float">
            <text:p>43755</text:p>
          </table:table-cell>
          <table:table-cell table:formula="of:=[.L15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55];0)&lt;=[.O1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15:07:20.125283" calcext:value-type="date">
            <text:p>2019-10-09 15:07:20</text:p>
          </table:table-cell>
          <table:table-cell table:style-name="ce7" table:formula="of:=[.A156]" office:value-type="date" office:date-value="2019-10-09T15:07:20.125283" calcext:value-type="date">
            <text:p>2019-10-09 15:07:20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15:07:20.12528259773" calcext:value-type="date">
            <text:p>12/30/99 03:07 P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=0;[.G155]+2+1/[.$H$2];[.G155]+1/[.$H$2])" office:value-type="float" office:value="2.55" calcext:value-type="float">
            <text:p>2,55</text:p>
          </table:table-cell>
          <table:table-cell table:number-columns-repeated="4"/>
          <table:table-cell table:formula="of:=SUM(MOD(SUM([.L155]-[.L$2];[.T$2]);[.R$2]-[.L$2]);[.L$2])" office:value-type="time" office:time-value="PT15H10M00S" calcext:value-type="time">
            <text:p>15:10:00</text:p>
          </table:table-cell>
          <table:table-cell table:formula="of:=IF([.L156]&lt;[.L155];[.M155]+[.H$2];[.M155])" office:value-type="float" office:value="600" calcext:value-type="float">
            <text:p>600</text:p>
          </table:table-cell>
          <table:table-cell table:formula="of:=OFFSET([.C$4];[.M156];0)" office:value-type="float" office:value="43755" calcext:value-type="float">
            <text:p>43755</text:p>
          </table:table-cell>
          <table:table-cell table:formula="of:=[.L15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6];0)&lt;=[.O1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15:30:58.633178" calcext:value-type="date">
            <text:p>2019-10-09 15:30:59</text:p>
          </table:table-cell>
          <table:table-cell table:style-name="ce7" table:formula="of:=[.A157]" office:value-type="date" office:date-value="2019-10-09T15:30:58.633178" calcext:value-type="date">
            <text:p>2019-10-09 15:30:59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15:30:58.63317770418" calcext:value-type="date">
            <text:p>12/30/99 03:30 P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=0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formula="of:=SUM(MOD(SUM([.L156]-[.L$2];[.T$2]);[.R$2]-[.L$2]);[.L$2])" office:value-type="time" office:time-value="PT15H20M00S" calcext:value-type="time">
            <text:p>15:20:00</text:p>
          </table:table-cell>
          <table:table-cell table:formula="of:=IF([.L157]&lt;[.L156];[.M156]+[.H$2];[.M156])" office:value-type="float" office:value="600" calcext:value-type="float">
            <text:p>600</text:p>
          </table:table-cell>
          <table:table-cell table:formula="of:=OFFSET([.C$4];[.M157];0)" office:value-type="float" office:value="43755" calcext:value-type="float">
            <text:p>43755</text:p>
          </table:table-cell>
          <table:table-cell table:formula="of:=[.L15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57];0)&lt;=[.O1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15:52:23.904741" calcext:value-type="date">
            <text:p>2019-10-09 15:52:24</text:p>
          </table:table-cell>
          <table:table-cell table:style-name="ce7" table:formula="of:=[.A158]" office:value-type="date" office:date-value="2019-10-09T15:52:23.904741" calcext:value-type="date">
            <text:p>2019-10-09 15:52:24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15:52:23.90474057291" calcext:value-type="date">
            <text:p>12/30/99 03:52 P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=0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formula="of:=SUM(MOD(SUM([.L157]-[.L$2];[.T$2]);[.R$2]-[.L$2]);[.L$2])" office:value-type="time" office:time-value="PT15H30M00S" calcext:value-type="time">
            <text:p>15:30:00</text:p>
          </table:table-cell>
          <table:table-cell table:formula="of:=IF([.L158]&lt;[.L157];[.M157]+[.H$2];[.M157])" office:value-type="float" office:value="600" calcext:value-type="float">
            <text:p>600</text:p>
          </table:table-cell>
          <table:table-cell table:formula="of:=OFFSET([.C$4];[.M158];0)" office:value-type="float" office:value="43755" calcext:value-type="float">
            <text:p>43755</text:p>
          </table:table-cell>
          <table:table-cell table:formula="of:=[.L15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58];0)&lt;=[.O1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15:32:44.649826" calcext:value-type="date">
            <text:p>2019-10-09 15:32:45</text:p>
          </table:table-cell>
          <table:table-cell table:style-name="ce7" table:formula="of:=[.A159]" office:value-type="date" office:date-value="2019-10-09T15:32:44.649826" calcext:value-type="date">
            <text:p>2019-10-09 15:32:45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15:32:44.64982568286" calcext:value-type="date">
            <text:p>12/30/99 03:32 P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=0;[.G158]+2+1/[.$H$2];[.G158]+1/[.$H$2])" office:value-type="float" office:value="2.6" calcext:value-type="float">
            <text:p>2,6</text:p>
          </table:table-cell>
          <table:table-cell table:number-columns-repeated="4"/>
          <table:table-cell table:formula="of:=SUM(MOD(SUM([.L158]-[.L$2];[.T$2]);[.R$2]-[.L$2]);[.L$2])" office:value-type="time" office:time-value="PT15H40M00S" calcext:value-type="time">
            <text:p>15:40:00</text:p>
          </table:table-cell>
          <table:table-cell table:formula="of:=IF([.L159]&lt;[.L158];[.M158]+[.H$2];[.M158])" office:value-type="float" office:value="600" calcext:value-type="float">
            <text:p>600</text:p>
          </table:table-cell>
          <table:table-cell table:formula="of:=OFFSET([.C$4];[.M159];0)" office:value-type="float" office:value="43755" calcext:value-type="float">
            <text:p>43755</text:p>
          </table:table-cell>
          <table:table-cell table:formula="of:=[.L15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59];0)&lt;=[.O1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15:14:16.158825" calcext:value-type="date">
            <text:p>2019-10-09 15:14:16</text:p>
          </table:table-cell>
          <table:table-cell table:style-name="ce7" table:formula="of:=[.A160]" office:value-type="date" office:date-value="2019-10-09T15:14:16.158825" calcext:value-type="date">
            <text:p>2019-10-09 15:14:16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15:14:16.15882489365" calcext:value-type="date">
            <text:p>12/30/99 03:14 P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=0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formula="of:=SUM(MOD(SUM([.L159]-[.L$2];[.T$2]);[.R$2]-[.L$2]);[.L$2])" office:value-type="time" office:time-value="PT15H50M00S" calcext:value-type="time">
            <text:p>15:50:00</text:p>
          </table:table-cell>
          <table:table-cell table:formula="of:=IF([.L160]&lt;[.L159];[.M159]+[.H$2];[.M159])" office:value-type="float" office:value="600" calcext:value-type="float">
            <text:p>600</text:p>
          </table:table-cell>
          <table:table-cell table:formula="of:=OFFSET([.C$4];[.M160];0)" office:value-type="float" office:value="43755" calcext:value-type="float">
            <text:p>43755</text:p>
          </table:table-cell>
          <table:table-cell table:formula="of:=[.L16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60];0)&lt;=[.O1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15:34:24.883875" calcext:value-type="date">
            <text:p>2019-10-09 15:34:25</text:p>
          </table:table-cell>
          <table:table-cell table:style-name="ce7" table:formula="of:=[.A161]" office:value-type="date" office:date-value="2019-10-09T15:34:24.883875" calcext:value-type="date">
            <text:p>2019-10-09 15:34:25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15:34:24.88387514837" calcext:value-type="date">
            <text:p>12/30/99 03:34 P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=0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160]-[.L$2];[.T$2]);[.R$2]-[.L$2]);[.L$2])" office:value-type="time" office:time-value="PT16H00M00S" calcext:value-type="time">
            <text:p>16:00:00</text:p>
          </table:table-cell>
          <table:table-cell table:formula="of:=IF([.L161]&lt;[.L160];[.M160]+[.H$2];[.M160])" office:value-type="float" office:value="600" calcext:value-type="float">
            <text:p>600</text:p>
          </table:table-cell>
          <table:table-cell table:formula="of:=OFFSET([.C$4];[.M161];0)" office:value-type="float" office:value="43755" calcext:value-type="float">
            <text:p>43755</text:p>
          </table:table-cell>
          <table:table-cell table:formula="of:=[.L16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61];0)&lt;=[.O1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15:41:10.984433" calcext:value-type="date">
            <text:p>2019-10-09 15:41:11</text:p>
          </table:table-cell>
          <table:table-cell table:style-name="ce7" table:formula="of:=[.A162]" office:value-type="date" office:date-value="2019-10-09T15:41:10.984433" calcext:value-type="date">
            <text:p>2019-10-09 15:41:11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15:41:10.98443345167" calcext:value-type="date">
            <text:p>12/30/99 03:41 P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=0;[.G161]+2+1/[.$H$2];[.G161]+1/[.$H$2])" office:value-type="float" office:value="2.65" calcext:value-type="float">
            <text:p>2,65</text:p>
          </table:table-cell>
          <table:table-cell table:number-columns-repeated="4"/>
          <table:table-cell table:formula="of:=SUM(MOD(SUM([.L161]-[.L$2];[.T$2]);[.R$2]-[.L$2]);[.L$2])" office:value-type="time" office:time-value="PT16H10M00S" calcext:value-type="time">
            <text:p>16:10:00</text:p>
          </table:table-cell>
          <table:table-cell table:formula="of:=IF([.L162]&lt;[.L161];[.M161]+[.H$2];[.M161])" office:value-type="float" office:value="600" calcext:value-type="float">
            <text:p>600</text:p>
          </table:table-cell>
          <table:table-cell table:formula="of:=OFFSET([.C$4];[.M162];0)" office:value-type="float" office:value="43755" calcext:value-type="float">
            <text:p>43755</text:p>
          </table:table-cell>
          <table:table-cell table:formula="of:=[.L16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62];0)&lt;=[.O1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15:43:59.44866" calcext:value-type="date">
            <text:p>2019-10-09 15:43:59</text:p>
          </table:table-cell>
          <table:table-cell table:style-name="ce7" table:formula="of:=[.A163]" office:value-type="date" office:date-value="2019-10-09T15:43:59.44866" calcext:value-type="date">
            <text:p>2019-10-09 15:43:59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15:43:59.44866000675" calcext:value-type="date">
            <text:p>12/30/99 03:43 P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=0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formula="of:=SUM(MOD(SUM([.L162]-[.L$2];[.T$2]);[.R$2]-[.L$2]);[.L$2])" office:value-type="time" office:time-value="PT16H20M00S" calcext:value-type="time">
            <text:p>16:20:00</text:p>
          </table:table-cell>
          <table:table-cell table:formula="of:=IF([.L163]&lt;[.L162];[.M162]+[.H$2];[.M162])" office:value-type="float" office:value="600" calcext:value-type="float">
            <text:p>600</text:p>
          </table:table-cell>
          <table:table-cell table:formula="of:=OFFSET([.C$4];[.M163];0)" office:value-type="float" office:value="43755" calcext:value-type="float">
            <text:p>43755</text:p>
          </table:table-cell>
          <table:table-cell table:formula="of:=[.L16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63];0)&lt;=[.O1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15:41:52.582932" calcext:value-type="date">
            <text:p>2019-10-09 15:41:53</text:p>
          </table:table-cell>
          <table:table-cell table:style-name="ce7" table:formula="of:=[.A164]" office:value-type="date" office:date-value="2019-10-09T15:41:52.582932" calcext:value-type="date">
            <text:p>2019-10-09 15:41:53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15:41:52.58293229621" calcext:value-type="date">
            <text:p>12/30/99 03:41 P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=0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formula="of:=SUM(MOD(SUM([.L163]-[.L$2];[.T$2]);[.R$2]-[.L$2]);[.L$2])" office:value-type="time" office:time-value="PT16H30M00S" calcext:value-type="time">
            <text:p>16:30:00</text:p>
          </table:table-cell>
          <table:table-cell table:formula="of:=IF([.L164]&lt;[.L163];[.M163]+[.H$2];[.M163])" office:value-type="float" office:value="600" calcext:value-type="float">
            <text:p>600</text:p>
          </table:table-cell>
          <table:table-cell table:formula="of:=OFFSET([.C$4];[.M164];0)" office:value-type="float" office:value="43755" calcext:value-type="float">
            <text:p>43755</text:p>
          </table:table-cell>
          <table:table-cell table:formula="of:=[.L16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64];0)&lt;=[.O1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16:09:29.361942" calcext:value-type="date">
            <text:p>2019-10-09 16:09:29</text:p>
          </table:table-cell>
          <table:table-cell table:style-name="ce7" table:formula="of:=[.A165]" office:value-type="date" office:date-value="2019-10-09T16:09:29.361942" calcext:value-type="date">
            <text:p>2019-10-09 16:09:29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16:09:29.36194247101" calcext:value-type="date">
            <text:p>12/30/99 04:09 P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=0;[.G164]+2+1/[.$H$2];[.G164]+1/[.$H$2])" office:value-type="float" office:value="2.7" calcext:value-type="float">
            <text:p>2,7</text:p>
          </table:table-cell>
          <table:table-cell table:number-columns-repeated="4"/>
          <table:table-cell table:formula="of:=SUM(MOD(SUM([.L164]-[.L$2];[.T$2]);[.R$2]-[.L$2]);[.L$2])" office:value-type="time" office:time-value="PT16H40M00S" calcext:value-type="time">
            <text:p>16:40:00</text:p>
          </table:table-cell>
          <table:table-cell table:formula="of:=IF([.L165]&lt;[.L164];[.M164]+[.H$2];[.M164])" office:value-type="float" office:value="600" calcext:value-type="float">
            <text:p>600</text:p>
          </table:table-cell>
          <table:table-cell table:formula="of:=OFFSET([.C$4];[.M165];0)" office:value-type="float" office:value="43755" calcext:value-type="float">
            <text:p>43755</text:p>
          </table:table-cell>
          <table:table-cell table:formula="of:=[.L16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65];0)&lt;=[.O1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16:01:59.617246" calcext:value-type="date">
            <text:p>2019-10-09 16:02:00</text:p>
          </table:table-cell>
          <table:table-cell table:style-name="ce7" table:formula="of:=[.A166]" office:value-type="date" office:date-value="2019-10-09T16:01:59.617246" calcext:value-type="date">
            <text:p>2019-10-09 16:02:00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16:01:59.61724602152" calcext:value-type="date">
            <text:p>12/30/99 04:02 P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=0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formula="of:=SUM(MOD(SUM([.L165]-[.L$2];[.T$2]);[.R$2]-[.L$2]);[.L$2])" office:value-type="time" office:time-value="PT16H50M00S" calcext:value-type="time">
            <text:p>16:50:00</text:p>
          </table:table-cell>
          <table:table-cell table:formula="of:=IF([.L166]&lt;[.L165];[.M165]+[.H$2];[.M165])" office:value-type="float" office:value="600" calcext:value-type="float">
            <text:p>600</text:p>
          </table:table-cell>
          <table:table-cell table:formula="of:=OFFSET([.C$4];[.M166];0)" office:value-type="float" office:value="43755" calcext:value-type="float">
            <text:p>43755</text:p>
          </table:table-cell>
          <table:table-cell table:formula="of:=[.L16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6];0)&lt;=[.O1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15:38:14.800314" calcext:value-type="date">
            <text:p>2019-10-09 15:38:15</text:p>
          </table:table-cell>
          <table:table-cell table:style-name="ce7" table:formula="of:=[.A167]" office:value-type="date" office:date-value="2019-10-09T15:38:14.800314" calcext:value-type="date">
            <text:p>2019-10-09 15:38:15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15:38:14.80031440035" calcext:value-type="date">
            <text:p>12/30/99 03:38 P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=0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166]-[.L$2];[.T$2]);[.R$2]-[.L$2]);[.L$2])" office:value-type="time" office:time-value="PT17H00M00S" calcext:value-type="time">
            <text:p>17:00:00</text:p>
          </table:table-cell>
          <table:table-cell table:formula="of:=IF([.L167]&lt;[.L166];[.M166]+[.H$2];[.M166])" office:value-type="float" office:value="600" calcext:value-type="float">
            <text:p>600</text:p>
          </table:table-cell>
          <table:table-cell table:formula="of:=OFFSET([.C$4];[.M167];0)" office:value-type="float" office:value="43755" calcext:value-type="float">
            <text:p>43755</text:p>
          </table:table-cell>
          <table:table-cell table:formula="of:=[.L16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16:02:09.140638" calcext:value-type="date">
            <text:p>2019-10-09 16:02:09</text:p>
          </table:table-cell>
          <table:table-cell table:style-name="ce7" table:formula="of:=[.A168]" office:value-type="date" office:date-value="2019-10-09T16:02:09.140638" calcext:value-type="date">
            <text:p>2019-10-09 16:02:09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16:02:09.14063783828" calcext:value-type="date">
            <text:p>12/30/99 04:02 P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=0;[.G167]+2+1/[.$H$2];[.G167]+1/[.$H$2])" office:value-type="float" office:value="2.75" calcext:value-type="float">
            <text:p>2,75</text:p>
          </table:table-cell>
          <table:table-cell table:number-columns-repeated="4"/>
          <table:table-cell table:formula="of:=SUM(MOD(SUM([.L167]-[.L$2];[.T$2]);[.R$2]-[.L$2]);[.L$2])" office:value-type="time" office:time-value="PT14H40M00S" calcext:value-type="time">
            <text:p>14:40:00</text:p>
          </table:table-cell>
          <table:table-cell table:formula="of:=IF([.L168]&lt;[.L167];[.M167]+[.H$2];[.M167])" office:value-type="float" office:value="660" calcext:value-type="float">
            <text:p>660</text:p>
          </table:table-cell>
          <table:table-cell table:formula="of:=OFFSET([.C$4];[.M168];0)" office:value-type="float" office:value="43756" calcext:value-type="float">
            <text:p>43756</text:p>
          </table:table-cell>
          <table:table-cell table:formula="of:=[.L16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68];0)&lt;=[.O1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15:44:38.279871" calcext:value-type="date">
            <text:p>2019-10-09 15:44:38</text:p>
          </table:table-cell>
          <table:table-cell table:style-name="ce7" table:formula="of:=[.A169]" office:value-type="date" office:date-value="2019-10-09T15:44:38.279871" calcext:value-type="date">
            <text:p>2019-10-09 15:44:38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15:44:38.27987100463" calcext:value-type="date">
            <text:p>12/30/99 03:44 P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=0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formula="of:=SUM(MOD(SUM([.L168]-[.L$2];[.T$2]);[.R$2]-[.L$2]);[.L$2])" office:value-type="time" office:time-value="PT14H50M00S" calcext:value-type="time">
            <text:p>14:50:00</text:p>
          </table:table-cell>
          <table:table-cell table:formula="of:=IF([.L169]&lt;[.L168];[.M168]+[.H$2];[.M168])" office:value-type="float" office:value="660" calcext:value-type="float">
            <text:p>660</text:p>
          </table:table-cell>
          <table:table-cell table:formula="of:=OFFSET([.C$4];[.M169];0)" office:value-type="float" office:value="43756" calcext:value-type="float">
            <text:p>43756</text:p>
          </table:table-cell>
          <table:table-cell table:formula="of:=[.L16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69];0)&lt;=[.O1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15:31:19.087511" calcext:value-type="date">
            <text:p>2019-10-09 15:31:19</text:p>
          </table:table-cell>
          <table:table-cell table:style-name="ce7" table:formula="of:=[.A170]" office:value-type="date" office:date-value="2019-10-09T15:31:19.087511" calcext:value-type="date">
            <text:p>2019-10-09 15:31:19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15:31:19.08751128707" calcext:value-type="date">
            <text:p>12/30/99 03:31 P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=0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formula="of:=SUM(MOD(SUM([.L169]-[.L$2];[.T$2]);[.R$2]-[.L$2]);[.L$2])" office:value-type="time" office:time-value="PT15H00M00S" calcext:value-type="time">
            <text:p>15:00:00</text:p>
          </table:table-cell>
          <table:table-cell table:formula="of:=IF([.L170]&lt;[.L169];[.M169]+[.H$2];[.M169])" office:value-type="float" office:value="660" calcext:value-type="float">
            <text:p>660</text:p>
          </table:table-cell>
          <table:table-cell table:formula="of:=OFFSET([.C$4];[.M170];0)" office:value-type="float" office:value="43756" calcext:value-type="float">
            <text:p>43756</text:p>
          </table:table-cell>
          <table:table-cell table:formula="of:=[.L17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70];0)&lt;=[.O1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15:33:28.753658" calcext:value-type="date">
            <text:p>2019-10-09 15:33:29</text:p>
          </table:table-cell>
          <table:table-cell table:style-name="ce7" table:formula="of:=[.A171]" office:value-type="date" office:date-value="2019-10-09T15:33:28.753658" calcext:value-type="date">
            <text:p>2019-10-09 15:33:29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15:33:28.75365757383" calcext:value-type="date">
            <text:p>12/30/99 03:33 P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=0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formula="of:=SUM(MOD(SUM([.L170]-[.L$2];[.T$2]);[.R$2]-[.L$2]);[.L$2])" office:value-type="time" office:time-value="PT15H10M00S" calcext:value-type="time">
            <text:p>15:10:00</text:p>
          </table:table-cell>
          <table:table-cell table:formula="of:=IF([.L171]&lt;[.L170];[.M170]+[.H$2];[.M170])" office:value-type="float" office:value="660" calcext:value-type="float">
            <text:p>660</text:p>
          </table:table-cell>
          <table:table-cell table:formula="of:=OFFSET([.C$4];[.M171];0)" office:value-type="float" office:value="43756" calcext:value-type="float">
            <text:p>43756</text:p>
          </table:table-cell>
          <table:table-cell table:formula="of:=[.L17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71];0)&lt;=[.O1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15:52:40.03578" calcext:value-type="date">
            <text:p>2019-10-09 15:52:40</text:p>
          </table:table-cell>
          <table:table-cell table:style-name="ce7" table:formula="of:=[.A172]" office:value-type="date" office:date-value="2019-10-09T15:52:40.03578" calcext:value-type="date">
            <text:p>2019-10-09 15:52:40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15:52:40.03578049131" calcext:value-type="date">
            <text:p>12/30/99 03:52 P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=0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formula="of:=SUM(MOD(SUM([.L171]-[.L$2];[.T$2]);[.R$2]-[.L$2]);[.L$2])" office:value-type="time" office:time-value="PT15H20M00S" calcext:value-type="time">
            <text:p>15:20:00</text:p>
          </table:table-cell>
          <table:table-cell table:formula="of:=IF([.L172]&lt;[.L171];[.M171]+[.H$2];[.M171])" office:value-type="float" office:value="660" calcext:value-type="float">
            <text:p>660</text:p>
          </table:table-cell>
          <table:table-cell table:formula="of:=OFFSET([.C$4];[.M172];0)" office:value-type="float" office:value="43756" calcext:value-type="float">
            <text:p>43756</text:p>
          </table:table-cell>
          <table:table-cell table:formula="of:=[.L17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72];0)&lt;=[.O1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15:46:03.814951" calcext:value-type="date">
            <text:p>2019-10-09 15:46:04</text:p>
          </table:table-cell>
          <table:table-cell table:style-name="ce7" table:formula="of:=[.A173]" office:value-type="date" office:date-value="2019-10-09T15:46:03.814951" calcext:value-type="date">
            <text:p>2019-10-09 15:46:04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15:46:03.81495133974" calcext:value-type="date">
            <text:p>12/30/99 03:46 P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=0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172]-[.L$2];[.T$2]);[.R$2]-[.L$2]);[.L$2])" office:value-type="time" office:time-value="PT15H30M00S" calcext:value-type="time">
            <text:p>15:30:00</text:p>
          </table:table-cell>
          <table:table-cell table:formula="of:=IF([.L173]&lt;[.L172];[.M172]+[.H$2];[.M172])" office:value-type="float" office:value="660" calcext:value-type="float">
            <text:p>660</text:p>
          </table:table-cell>
          <table:table-cell table:formula="of:=OFFSET([.C$4];[.M173];0)" office:value-type="float" office:value="43756" calcext:value-type="float">
            <text:p>43756</text:p>
          </table:table-cell>
          <table:table-cell table:formula="of:=[.L17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3];0)&lt;=[.O1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15:46:31.431082" calcext:value-type="date">
            <text:p>2019-10-09 15:46:31</text:p>
          </table:table-cell>
          <table:table-cell table:style-name="ce7" table:formula="of:=[.A174]" office:value-type="date" office:date-value="2019-10-09T15:46:31.431082" calcext:value-type="date">
            <text:p>2019-10-09 15:46:31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15:46:31.43108222634" calcext:value-type="date">
            <text:p>12/30/99 03:46 P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=0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formula="of:=SUM(MOD(SUM([.L173]-[.L$2];[.T$2]);[.R$2]-[.L$2]);[.L$2])" office:value-type="time" office:time-value="PT15H40M00S" calcext:value-type="time">
            <text:p>15:40:00</text:p>
          </table:table-cell>
          <table:table-cell table:formula="of:=IF([.L174]&lt;[.L173];[.M173]+[.H$2];[.M173])" office:value-type="float" office:value="660" calcext:value-type="float">
            <text:p>660</text:p>
          </table:table-cell>
          <table:table-cell table:formula="of:=OFFSET([.C$4];[.M174];0)" office:value-type="float" office:value="43756" calcext:value-type="float">
            <text:p>43756</text:p>
          </table:table-cell>
          <table:table-cell table:formula="of:=[.L17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74];0)&lt;=[.O1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15:27:37.924671" calcext:value-type="date">
            <text:p>2019-10-09 15:27:38</text:p>
          </table:table-cell>
          <table:table-cell table:style-name="ce7" table:formula="of:=[.A175]" office:value-type="date" office:date-value="2019-10-09T15:27:37.924671" calcext:value-type="date">
            <text:p>2019-10-09 15:27:38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15:27:37.92467133142" calcext:value-type="date">
            <text:p>12/30/99 03:27 P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=0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formula="of:=SUM(MOD(SUM([.L174]-[.L$2];[.T$2]);[.R$2]-[.L$2]);[.L$2])" office:value-type="time" office:time-value="PT15H50M00S" calcext:value-type="time">
            <text:p>15:50:00</text:p>
          </table:table-cell>
          <table:table-cell table:formula="of:=IF([.L175]&lt;[.L174];[.M174]+[.H$2];[.M174])" office:value-type="float" office:value="660" calcext:value-type="float">
            <text:p>660</text:p>
          </table:table-cell>
          <table:table-cell table:formula="of:=OFFSET([.C$4];[.M175];0)" office:value-type="float" office:value="43756" calcext:value-type="float">
            <text:p>43756</text:p>
          </table:table-cell>
          <table:table-cell table:formula="of:=[.L17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75];0)&lt;=[.O1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15:40:39.47427" calcext:value-type="date">
            <text:p>2019-10-09 15:40:39</text:p>
          </table:table-cell>
          <table:table-cell table:style-name="ce7" table:formula="of:=[.A176]" office:value-type="date" office:date-value="2019-10-09T15:40:39.47427" calcext:value-type="date">
            <text:p>2019-10-09 15:40:39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15:40:39.47427005041" calcext:value-type="date">
            <text:p>12/30/99 03:40 P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=0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formula="of:=SUM(MOD(SUM([.L175]-[.L$2];[.T$2]);[.R$2]-[.L$2]);[.L$2])" office:value-type="time" office:time-value="PT16H00M00S" calcext:value-type="time">
            <text:p>16:00:00</text:p>
          </table:table-cell>
          <table:table-cell table:formula="of:=IF([.L176]&lt;[.L175];[.M175]+[.H$2];[.M175])" office:value-type="float" office:value="660" calcext:value-type="float">
            <text:p>660</text:p>
          </table:table-cell>
          <table:table-cell table:formula="of:=OFFSET([.C$4];[.M176];0)" office:value-type="float" office:value="43756" calcext:value-type="float">
            <text:p>43756</text:p>
          </table:table-cell>
          <table:table-cell table:formula="of:=[.L17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76];0)&lt;=[.O1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15:23:36.866555" calcext:value-type="date">
            <text:p>2019-10-09 15:23:37</text:p>
          </table:table-cell>
          <table:table-cell table:style-name="ce7" table:formula="of:=[.A177]" office:value-type="date" office:date-value="2019-10-09T15:23:36.866555" calcext:value-type="date">
            <text:p>2019-10-09 15:23:37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15:23:36.8665548088" calcext:value-type="date">
            <text:p>12/30/99 03:23 P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=0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formula="of:=SUM(MOD(SUM([.L176]-[.L$2];[.T$2]);[.R$2]-[.L$2]);[.L$2])" office:value-type="time" office:time-value="PT16H10M00S" calcext:value-type="time">
            <text:p>16:10:00</text:p>
          </table:table-cell>
          <table:table-cell table:formula="of:=IF([.L177]&lt;[.L176];[.M176]+[.H$2];[.M176])" office:value-type="float" office:value="660" calcext:value-type="float">
            <text:p>660</text:p>
          </table:table-cell>
          <table:table-cell table:formula="of:=OFFSET([.C$4];[.M177];0)" office:value-type="float" office:value="43756" calcext:value-type="float">
            <text:p>43756</text:p>
          </table:table-cell>
          <table:table-cell table:formula="of:=[.L17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77];0)&lt;=[.O1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15:35:14.029439" calcext:value-type="date">
            <text:p>2019-10-09 15:35:14</text:p>
          </table:table-cell>
          <table:table-cell table:style-name="ce7" table:formula="of:=[.A178]" office:value-type="date" office:date-value="2019-10-09T15:35:14.029439" calcext:value-type="date">
            <text:p>2019-10-09 15:35:14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15:35:14.02943939902" calcext:value-type="date">
            <text:p>12/30/99 03:35 P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=0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formula="of:=SUM(MOD(SUM([.L177]-[.L$2];[.T$2]);[.R$2]-[.L$2]);[.L$2])" office:value-type="time" office:time-value="PT16H20M00S" calcext:value-type="time">
            <text:p>16:20:00</text:p>
          </table:table-cell>
          <table:table-cell table:formula="of:=IF([.L178]&lt;[.L177];[.M177]+[.H$2];[.M177])" office:value-type="float" office:value="660" calcext:value-type="float">
            <text:p>660</text:p>
          </table:table-cell>
          <table:table-cell table:formula="of:=OFFSET([.C$4];[.M178];0)" office:value-type="float" office:value="43756" calcext:value-type="float">
            <text:p>43756</text:p>
          </table:table-cell>
          <table:table-cell table:formula="of:=[.L17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78];0)&lt;=[.O1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15:39:01.105331" calcext:value-type="date">
            <text:p>2019-10-09 15:39:01</text:p>
          </table:table-cell>
          <table:table-cell table:style-name="ce7" table:formula="of:=[.A179]" office:value-type="date" office:date-value="2019-10-09T15:39:01.105331" calcext:value-type="date">
            <text:p>2019-10-09 15:39:01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15:39:01.1053306656" calcext:value-type="date">
            <text:p>12/30/99 03:39 P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=0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178]-[.L$2];[.T$2]);[.R$2]-[.L$2]);[.L$2])" office:value-type="time" office:time-value="PT16H30M00S" calcext:value-type="time">
            <text:p>16:30:00</text:p>
          </table:table-cell>
          <table:table-cell table:formula="of:=IF([.L179]&lt;[.L178];[.M178]+[.H$2];[.M178])" office:value-type="float" office:value="660" calcext:value-type="float">
            <text:p>660</text:p>
          </table:table-cell>
          <table:table-cell table:formula="of:=OFFSET([.C$4];[.M179];0)" office:value-type="float" office:value="43756" calcext:value-type="float">
            <text:p>43756</text:p>
          </table:table-cell>
          <table:table-cell table:formula="of:=[.L17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79];0)&lt;=[.O1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15:32:28.928077" calcext:value-type="date">
            <text:p>2019-10-09 15:32:29</text:p>
          </table:table-cell>
          <table:table-cell table:style-name="ce7" table:formula="of:=[.A180]" office:value-type="date" office:date-value="2019-10-09T15:32:28.928077" calcext:value-type="date">
            <text:p>2019-10-09 15:32:29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15:32:28.92807682045" calcext:value-type="date">
            <text:p>12/30/99 03:32 P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=0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formula="of:=SUM(MOD(SUM([.L179]-[.L$2];[.T$2]);[.R$2]-[.L$2]);[.L$2])" office:value-type="time" office:time-value="PT16H40M00S" calcext:value-type="time">
            <text:p>16:40:00</text:p>
          </table:table-cell>
          <table:table-cell table:formula="of:=IF([.L180]&lt;[.L179];[.M179]+[.H$2];[.M179])" office:value-type="float" office:value="660" calcext:value-type="float">
            <text:p>660</text:p>
          </table:table-cell>
          <table:table-cell table:formula="of:=OFFSET([.C$4];[.M180];0)" office:value-type="float" office:value="43756" calcext:value-type="float">
            <text:p>43756</text:p>
          </table:table-cell>
          <table:table-cell table:formula="of:=[.L18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0];0)&lt;=[.O1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15:27:42.056653" calcext:value-type="date">
            <text:p>2019-10-09 15:27:42</text:p>
          </table:table-cell>
          <table:table-cell table:style-name="ce7" table:formula="of:=[.A181]" office:value-type="date" office:date-value="2019-10-09T15:27:42.056653" calcext:value-type="date">
            <text:p>2019-10-09 15:27:42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15:27:42.05665266607" calcext:value-type="date">
            <text:p>12/30/99 03:27 P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=0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formula="of:=SUM(MOD(SUM([.L180]-[.L$2];[.T$2]);[.R$2]-[.L$2]);[.L$2])" office:value-type="time" office:time-value="PT16H50M00S" calcext:value-type="time">
            <text:p>16:50:00</text:p>
          </table:table-cell>
          <table:table-cell table:formula="of:=IF([.L181]&lt;[.L180];[.M180]+[.H$2];[.M180])" office:value-type="float" office:value="660" calcext:value-type="float">
            <text:p>660</text:p>
          </table:table-cell>
          <table:table-cell table:formula="of:=OFFSET([.C$4];[.M181];0)" office:value-type="float" office:value="43756" calcext:value-type="float">
            <text:p>43756</text:p>
          </table:table-cell>
          <table:table-cell table:formula="of:=[.L18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81];0)&lt;=[.O1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16:12:05.369169" calcext:value-type="date">
            <text:p>2019-10-09 16:12:05</text:p>
          </table:table-cell>
          <table:table-cell table:style-name="ce7" table:formula="of:=[.A182]" office:value-type="date" office:date-value="2019-10-09T16:12:05.369169" calcext:value-type="date">
            <text:p>2019-10-09 16:12:05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16:12:05.36916872486" calcext:value-type="date">
            <text:p>12/30/99 04:12 P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=0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formula="of:=SUM(MOD(SUM([.L181]-[.L$2];[.T$2]);[.R$2]-[.L$2]);[.L$2])" office:value-type="time" office:time-value="PT17H00M00S" calcext:value-type="time">
            <text:p>17:00:00</text:p>
          </table:table-cell>
          <table:table-cell table:formula="of:=IF([.L182]&lt;[.L181];[.M181]+[.H$2];[.M181])" office:value-type="float" office:value="660" calcext:value-type="float">
            <text:p>660</text:p>
          </table:table-cell>
          <table:table-cell table:formula="of:=OFFSET([.C$4];[.M182];0)" office:value-type="float" office:value="43756" calcext:value-type="float">
            <text:p>43756</text:p>
          </table:table-cell>
          <table:table-cell table:formula="of:=[.L18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82];0)&lt;=[.O1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15:48:59.072861" calcext:value-type="date">
            <text:p>2019-10-09 15:48:59</text:p>
          </table:table-cell>
          <table:table-cell table:style-name="ce7" table:formula="of:=[.A183]" office:value-type="date" office:date-value="2019-10-09T15:48:59.072861" calcext:value-type="date">
            <text:p>2019-10-09 15:48:59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15:48:59.07286087051" calcext:value-type="date">
            <text:p>12/30/99 03:48 P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=0;[.G182]+2+1/[.$H$2];[.G182]+1/[.$H$2])" office:value-type="float" office:value="3" calcext:value-type="float">
            <text:p>3</text:p>
          </table:table-cell>
          <table:table-cell table:number-columns-repeated="4"/>
          <table:table-cell table:formula="of:=SUM(MOD(SUM([.L182]-[.L$2];[.T$2]);[.R$2]-[.L$2]);[.L$2])" office:value-type="time" office:time-value="PT14H40M00S" calcext:value-type="time">
            <text:p>14:40:00</text:p>
          </table:table-cell>
          <table:table-cell table:formula="of:=IF([.L183]&lt;[.L182];[.M182]+[.H$2];[.M182])" office:value-type="float" office:value="720" calcext:value-type="float">
            <text:p>720</text:p>
          </table:table-cell>
          <table:table-cell table:formula="of:=OFFSET([.C$4];[.M183];0)" office:value-type="float" office:value="43757" calcext:value-type="float">
            <text:p>43757</text:p>
          </table:table-cell>
          <table:table-cell table:formula="of:=[.L18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3];0)&lt;=[.O1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15:41:19.651794" calcext:value-type="date">
            <text:p>2019-10-10 15:41:20</text:p>
          </table:table-cell>
          <table:table-cell table:style-name="ce7" table:formula="of:=[.A184]" office:value-type="date" office:date-value="2019-10-10T15:41:19.651794" calcext:value-type="date">
            <text:p>2019-10-10 15:41:20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15:41:19.65179427993" calcext:value-type="date">
            <text:p>12/30/99 03:41 P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=0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formula="of:=SUM(MOD(SUM([.L183]-[.L$2];[.T$2]);[.R$2]-[.L$2]);[.L$2])" office:value-type="time" office:time-value="PT14H50M00S" calcext:value-type="time">
            <text:p>14:50:00</text:p>
          </table:table-cell>
          <table:table-cell table:formula="of:=IF([.L184]&lt;[.L183];[.M183]+[.H$2];[.M183])" office:value-type="float" office:value="720" calcext:value-type="float">
            <text:p>720</text:p>
          </table:table-cell>
          <table:table-cell table:formula="of:=OFFSET([.C$4];[.M184];0)" office:value-type="float" office:value="43757" calcext:value-type="float">
            <text:p>43757</text:p>
          </table:table-cell>
          <table:table-cell table:formula="of:=[.L18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84];0)&lt;=[.O1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15:47:15.447493" calcext:value-type="date">
            <text:p>2019-10-10 15:47:15</text:p>
          </table:table-cell>
          <table:table-cell table:style-name="ce7" table:formula="of:=[.A185]" office:value-type="date" office:date-value="2019-10-10T15:47:15.447493" calcext:value-type="date">
            <text:p>2019-10-10 15:47:15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15:47:15.44749254361" calcext:value-type="date">
            <text:p>12/30/99 03:47 P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=0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184]-[.L$2];[.T$2]);[.R$2]-[.L$2]);[.L$2])" office:value-type="time" office:time-value="PT15H00M00S" calcext:value-type="time">
            <text:p>15:00:00</text:p>
          </table:table-cell>
          <table:table-cell table:formula="of:=IF([.L185]&lt;[.L184];[.M184]+[.H$2];[.M184])" office:value-type="float" office:value="720" calcext:value-type="float">
            <text:p>720</text:p>
          </table:table-cell>
          <table:table-cell table:formula="of:=OFFSET([.C$4];[.M185];0)" office:value-type="float" office:value="43757" calcext:value-type="float">
            <text:p>43757</text:p>
          </table:table-cell>
          <table:table-cell table:formula="of:=[.L18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85];0)&lt;=[.O1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15:53:22.063469" calcext:value-type="date">
            <text:p>2019-10-10 15:53:22</text:p>
          </table:table-cell>
          <table:table-cell table:style-name="ce7" table:formula="of:=[.A186]" office:value-type="date" office:date-value="2019-10-10T15:53:22.063469" calcext:value-type="date">
            <text:p>2019-10-10 15:53:22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15:53:22.06346882042" calcext:value-type="date">
            <text:p>12/30/99 03:53 P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=0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formula="of:=SUM(MOD(SUM([.L185]-[.L$2];[.T$2]);[.R$2]-[.L$2]);[.L$2])" office:value-type="time" office:time-value="PT15H10M00S" calcext:value-type="time">
            <text:p>15:10:00</text:p>
          </table:table-cell>
          <table:table-cell table:formula="of:=IF([.L186]&lt;[.L185];[.M185]+[.H$2];[.M185])" office:value-type="float" office:value="720" calcext:value-type="float">
            <text:p>720</text:p>
          </table:table-cell>
          <table:table-cell table:formula="of:=OFFSET([.C$4];[.M186];0)" office:value-type="float" office:value="43757" calcext:value-type="float">
            <text:p>43757</text:p>
          </table:table-cell>
          <table:table-cell table:formula="of:=[.L18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6];0)&lt;=[.O1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16:01:38.191085" calcext:value-type="date">
            <text:p>2019-10-10 16:01:38</text:p>
          </table:table-cell>
          <table:table-cell table:style-name="ce7" table:formula="of:=[.A187]" office:value-type="date" office:date-value="2019-10-10T16:01:38.191085" calcext:value-type="date">
            <text:p>2019-10-10 16:01:38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16:01:38.19108482916" calcext:value-type="date">
            <text:p>12/30/99 04:01 P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=0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formula="of:=SUM(MOD(SUM([.L186]-[.L$2];[.T$2]);[.R$2]-[.L$2]);[.L$2])" office:value-type="time" office:time-value="PT15H20M00S" calcext:value-type="time">
            <text:p>15:20:00</text:p>
          </table:table-cell>
          <table:table-cell table:formula="of:=IF([.L187]&lt;[.L186];[.M186]+[.H$2];[.M186])" office:value-type="float" office:value="720" calcext:value-type="float">
            <text:p>720</text:p>
          </table:table-cell>
          <table:table-cell table:formula="of:=OFFSET([.C$4];[.M187];0)" office:value-type="float" office:value="43757" calcext:value-type="float">
            <text:p>43757</text:p>
          </table:table-cell>
          <table:table-cell table:formula="of:=[.L18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87];0)&lt;=[.O1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15:31:44.565899" calcext:value-type="date">
            <text:p>2019-10-10 15:31:45</text:p>
          </table:table-cell>
          <table:table-cell table:style-name="ce7" table:formula="of:=[.A188]" office:value-type="date" office:date-value="2019-10-10T15:31:44.565899" calcext:value-type="date">
            <text:p>2019-10-10 15:31:45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15:31:44.56589853857" calcext:value-type="date">
            <text:p>12/30/99 03:31 P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=0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formula="of:=SUM(MOD(SUM([.L187]-[.L$2];[.T$2]);[.R$2]-[.L$2]);[.L$2])" office:value-type="time" office:time-value="PT15H30M00S" calcext:value-type="time">
            <text:p>15:30:00</text:p>
          </table:table-cell>
          <table:table-cell table:formula="of:=IF([.L188]&lt;[.L187];[.M187]+[.H$2];[.M187])" office:value-type="float" office:value="720" calcext:value-type="float">
            <text:p>720</text:p>
          </table:table-cell>
          <table:table-cell table:formula="of:=OFFSET([.C$4];[.M188];0)" office:value-type="float" office:value="43757" calcext:value-type="float">
            <text:p>43757</text:p>
          </table:table-cell>
          <table:table-cell table:formula="of:=[.L18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88];0)&lt;=[.O1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15:48:16.695939" calcext:value-type="date">
            <text:p>2019-10-10 15:48:17</text:p>
          </table:table-cell>
          <table:table-cell table:style-name="ce7" table:formula="of:=[.A189]" office:value-type="date" office:date-value="2019-10-10T15:48:16.695939" calcext:value-type="date">
            <text:p>2019-10-10 15:48:17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15:48:16.69593949802" calcext:value-type="date">
            <text:p>12/30/99 03:48 P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=0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formula="of:=SUM(MOD(SUM([.L188]-[.L$2];[.T$2]);[.R$2]-[.L$2]);[.L$2])" office:value-type="time" office:time-value="PT15H40M00S" calcext:value-type="time">
            <text:p>15:40:00</text:p>
          </table:table-cell>
          <table:table-cell table:formula="of:=IF([.L189]&lt;[.L188];[.M188]+[.H$2];[.M188])" office:value-type="float" office:value="720" calcext:value-type="float">
            <text:p>720</text:p>
          </table:table-cell>
          <table:table-cell table:formula="of:=OFFSET([.C$4];[.M189];0)" office:value-type="float" office:value="43757" calcext:value-type="float">
            <text:p>43757</text:p>
          </table:table-cell>
          <table:table-cell table:formula="of:=[.L18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89];0)&lt;=[.O1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15:18:02.640964" calcext:value-type="date">
            <text:p>2019-10-10 15:18:03</text:p>
          </table:table-cell>
          <table:table-cell table:style-name="ce7" table:formula="of:=[.A190]" office:value-type="date" office:date-value="2019-10-10T15:18:02.640964" calcext:value-type="date">
            <text:p>2019-10-10 15:18:03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15:18:02.64096372295" calcext:value-type="date">
            <text:p>12/30/99 03:18 P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=0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formula="of:=SUM(MOD(SUM([.L189]-[.L$2];[.T$2]);[.R$2]-[.L$2]);[.L$2])" office:value-type="time" office:time-value="PT15H50M00S" calcext:value-type="time">
            <text:p>15:50:00</text:p>
          </table:table-cell>
          <table:table-cell table:formula="of:=IF([.L190]&lt;[.L189];[.M189]+[.H$2];[.M189])" office:value-type="float" office:value="720" calcext:value-type="float">
            <text:p>720</text:p>
          </table:table-cell>
          <table:table-cell table:formula="of:=OFFSET([.C$4];[.M190];0)" office:value-type="float" office:value="43757" calcext:value-type="float">
            <text:p>43757</text:p>
          </table:table-cell>
          <table:table-cell table:formula="of:=[.L19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90];0)&lt;=[.O1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15:36:02.057893" calcext:value-type="date">
            <text:p>2019-10-10 15:36:02</text:p>
          </table:table-cell>
          <table:table-cell table:style-name="ce7" table:formula="of:=[.A191]" office:value-type="date" office:date-value="2019-10-10T15:36:02.057893" calcext:value-type="date">
            <text:p>2019-10-10 15:36:02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15:36:02.05789293163" calcext:value-type="date">
            <text:p>12/30/99 03:36 P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=0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190]-[.L$2];[.T$2]);[.R$2]-[.L$2]);[.L$2])" office:value-type="time" office:time-value="PT16H00M00S" calcext:value-type="time">
            <text:p>16:00:00</text:p>
          </table:table-cell>
          <table:table-cell table:formula="of:=IF([.L191]&lt;[.L190];[.M190]+[.H$2];[.M190])" office:value-type="float" office:value="720" calcext:value-type="float">
            <text:p>720</text:p>
          </table:table-cell>
          <table:table-cell table:formula="of:=OFFSET([.C$4];[.M191];0)" office:value-type="float" office:value="43757" calcext:value-type="float">
            <text:p>43757</text:p>
          </table:table-cell>
          <table:table-cell table:formula="of:=[.L19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91];0)&lt;=[.O1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15:30:25.324222" calcext:value-type="date">
            <text:p>2019-10-10 15:30:25</text:p>
          </table:table-cell>
          <table:table-cell table:style-name="ce7" table:formula="of:=[.A192]" office:value-type="date" office:date-value="2019-10-10T15:30:25.324222" calcext:value-type="date">
            <text:p>2019-10-10 15:30:25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15:30:25.32422225922" calcext:value-type="date">
            <text:p>12/30/99 03:30 P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=0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formula="of:=SUM(MOD(SUM([.L191]-[.L$2];[.T$2]);[.R$2]-[.L$2]);[.L$2])" office:value-type="time" office:time-value="PT16H10M00S" calcext:value-type="time">
            <text:p>16:10:00</text:p>
          </table:table-cell>
          <table:table-cell table:formula="of:=IF([.L192]&lt;[.L191];[.M191]+[.H$2];[.M191])" office:value-type="float" office:value="720" calcext:value-type="float">
            <text:p>720</text:p>
          </table:table-cell>
          <table:table-cell table:formula="of:=OFFSET([.C$4];[.M192];0)" office:value-type="float" office:value="43757" calcext:value-type="float">
            <text:p>43757</text:p>
          </table:table-cell>
          <table:table-cell table:formula="of:=[.L19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92];0)&lt;=[.O1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15:30:07.136437" calcext:value-type="date">
            <text:p>2019-10-10 15:30:07</text:p>
          </table:table-cell>
          <table:table-cell table:style-name="ce7" table:formula="of:=[.A193]" office:value-type="date" office:date-value="2019-10-10T15:30:07.136437" calcext:value-type="date">
            <text:p>2019-10-10 15:30:07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15:30:07.13643743657" calcext:value-type="date">
            <text:p>12/30/99 03:30 P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=0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formula="of:=SUM(MOD(SUM([.L192]-[.L$2];[.T$2]);[.R$2]-[.L$2]);[.L$2])" office:value-type="time" office:time-value="PT16H20M00S" calcext:value-type="time">
            <text:p>16:20:00</text:p>
          </table:table-cell>
          <table:table-cell table:formula="of:=IF([.L193]&lt;[.L192];[.M192]+[.H$2];[.M192])" office:value-type="float" office:value="720" calcext:value-type="float">
            <text:p>720</text:p>
          </table:table-cell>
          <table:table-cell table:formula="of:=OFFSET([.C$4];[.M193];0)" office:value-type="float" office:value="43757" calcext:value-type="float">
            <text:p>43757</text:p>
          </table:table-cell>
          <table:table-cell table:formula="of:=[.L19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93];0)&lt;=[.O1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16:00:04.852878" calcext:value-type="date">
            <text:p>2019-10-10 16:00:05</text:p>
          </table:table-cell>
          <table:table-cell table:style-name="ce7" table:formula="of:=[.A194]" office:value-type="date" office:date-value="2019-10-10T16:00:04.852878" calcext:value-type="date">
            <text:p>2019-10-10 16:00:05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16:00:04.85287844203" calcext:value-type="date">
            <text:p>12/30/99 04:00 P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=0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formula="of:=SUM(MOD(SUM([.L193]-[.L$2];[.T$2]);[.R$2]-[.L$2]);[.L$2])" office:value-type="time" office:time-value="PT16H30M00S" calcext:value-type="time">
            <text:p>16:30:00</text:p>
          </table:table-cell>
          <table:table-cell table:formula="of:=IF([.L194]&lt;[.L193];[.M193]+[.H$2];[.M193])" office:value-type="float" office:value="720" calcext:value-type="float">
            <text:p>720</text:p>
          </table:table-cell>
          <table:table-cell table:formula="of:=OFFSET([.C$4];[.M194];0)" office:value-type="float" office:value="43757" calcext:value-type="float">
            <text:p>43757</text:p>
          </table:table-cell>
          <table:table-cell table:formula="of:=[.L19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94];0)&lt;=[.O1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15:19:36.400176" calcext:value-type="date">
            <text:p>2019-10-10 15:19:36</text:p>
          </table:table-cell>
          <table:table-cell table:style-name="ce7" table:formula="of:=[.A195]" office:value-type="date" office:date-value="2019-10-10T15:19:36.400176" calcext:value-type="date">
            <text:p>2019-10-10 15:19:36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15:19:36.40017592348" calcext:value-type="date">
            <text:p>12/30/99 03:19 P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=0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formula="of:=SUM(MOD(SUM([.L194]-[.L$2];[.T$2]);[.R$2]-[.L$2]);[.L$2])" office:value-type="time" office:time-value="PT16H40M00S" calcext:value-type="time">
            <text:p>16:40:00</text:p>
          </table:table-cell>
          <table:table-cell table:formula="of:=IF([.L195]&lt;[.L194];[.M194]+[.H$2];[.M194])" office:value-type="float" office:value="720" calcext:value-type="float">
            <text:p>720</text:p>
          </table:table-cell>
          <table:table-cell table:formula="of:=OFFSET([.C$4];[.M195];0)" office:value-type="float" office:value="43757" calcext:value-type="float">
            <text:p>43757</text:p>
          </table:table-cell>
          <table:table-cell table:formula="of:=[.L19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95];0)&lt;=[.O1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15:32:18.546344" calcext:value-type="date">
            <text:p>2019-10-10 15:32:19</text:p>
          </table:table-cell>
          <table:table-cell table:style-name="ce7" table:formula="of:=[.A196]" office:value-type="date" office:date-value="2019-10-10T15:32:18.546344" calcext:value-type="date">
            <text:p>2019-10-10 15:32:19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15:32:18.54634438176" calcext:value-type="date">
            <text:p>12/30/99 03:32 P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=0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formula="of:=SUM(MOD(SUM([.L195]-[.L$2];[.T$2]);[.R$2]-[.L$2]);[.L$2])" office:value-type="time" office:time-value="PT16H50M00S" calcext:value-type="time">
            <text:p>16:50:00</text:p>
          </table:table-cell>
          <table:table-cell table:formula="of:=IF([.L196]&lt;[.L195];[.M195]+[.H$2];[.M195])" office:value-type="float" office:value="720" calcext:value-type="float">
            <text:p>720</text:p>
          </table:table-cell>
          <table:table-cell table:formula="of:=OFFSET([.C$4];[.M196];0)" office:value-type="float" office:value="43757" calcext:value-type="float">
            <text:p>43757</text:p>
          </table:table-cell>
          <table:table-cell table:formula="of:=[.L19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6];0)&lt;=[.O1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15:27:58.682783" calcext:value-type="date">
            <text:p>2019-10-10 15:27:59</text:p>
          </table:table-cell>
          <table:table-cell table:style-name="ce7" table:formula="of:=[.A197]" office:value-type="date" office:date-value="2019-10-10T15:27:58.682783" calcext:value-type="date">
            <text:p>2019-10-10 15:27:59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15:27:58.68278268725" calcext:value-type="date">
            <text:p>12/30/99 03:27 P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=0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196]-[.L$2];[.T$2]);[.R$2]-[.L$2]);[.L$2])" office:value-type="time" office:time-value="PT17H00M00S" calcext:value-type="time">
            <text:p>17:00:00</text:p>
          </table:table-cell>
          <table:table-cell table:formula="of:=IF([.L197]&lt;[.L196];[.M196]+[.H$2];[.M196])" office:value-type="float" office:value="720" calcext:value-type="float">
            <text:p>720</text:p>
          </table:table-cell>
          <table:table-cell table:formula="of:=OFFSET([.C$4];[.M197];0)" office:value-type="float" office:value="43757" calcext:value-type="float">
            <text:p>43757</text:p>
          </table:table-cell>
          <table:table-cell table:formula="of:=[.L19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97];0)&lt;=[.O1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15:36:00.983649" calcext:value-type="date">
            <text:p>2019-10-10 15:36:01</text:p>
          </table:table-cell>
          <table:table-cell table:style-name="ce7" table:formula="of:=[.A198]" office:value-type="date" office:date-value="2019-10-10T15:36:00.983649" calcext:value-type="date">
            <text:p>2019-10-10 15:36:01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15:36:00.98364936188" calcext:value-type="date">
            <text:p>12/30/99 03:36 P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=0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formula="of:=SUM(MOD(SUM([.L197]-[.L$2];[.T$2]);[.R$2]-[.L$2]);[.L$2])" office:value-type="time" office:time-value="PT14H39M59.999999999S" calcext:value-type="time">
            <text:p>14:40:00</text:p>
          </table:table-cell>
          <table:table-cell table:formula="of:=IF([.L198]&lt;[.L197];[.M197]+[.H$2];[.M197])" office:value-type="float" office:value="780" calcext:value-type="float">
            <text:p>780</text:p>
          </table:table-cell>
          <table:table-cell table:formula="of:=OFFSET([.C$4];[.M198];0)" office:value-type="float" office:value="43758" calcext:value-type="float">
            <text:p>43758</text:p>
          </table:table-cell>
          <table:table-cell table:formula="of:=[.L19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98];0)&lt;=[.O1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15:30:40.587115" calcext:value-type="date">
            <text:p>2019-10-10 15:30:41</text:p>
          </table:table-cell>
          <table:table-cell table:style-name="ce7" table:formula="of:=[.A199]" office:value-type="date" office:date-value="2019-10-10T15:30:40.587115" calcext:value-type="date">
            <text:p>2019-10-10 15:30:41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15:30:40.58711472899" calcext:value-type="date">
            <text:p>12/30/99 03:30 P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=0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98]-[.L$2];[.T$2]);[.R$2]-[.L$2]);[.L$2])" office:value-type="time" office:time-value="PT14H49M59.999999999S" calcext:value-type="time">
            <text:p>14:50:00</text:p>
          </table:table-cell>
          <table:table-cell table:formula="of:=IF([.L199]&lt;[.L198];[.M198]+[.H$2];[.M198])" office:value-type="float" office:value="780" calcext:value-type="float">
            <text:p>780</text:p>
          </table:table-cell>
          <table:table-cell table:formula="of:=OFFSET([.C$4];[.M199];0)" office:value-type="float" office:value="43758" calcext:value-type="float">
            <text:p>43758</text:p>
          </table:table-cell>
          <table:table-cell table:formula="of:=[.L19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199];0)&lt;=[.O1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15:38:41.807348" calcext:value-type="date">
            <text:p>2019-10-10 15:38:42</text:p>
          </table:table-cell>
          <table:table-cell table:style-name="ce7" table:formula="of:=[.A200]" office:value-type="date" office:date-value="2019-10-10T15:38:41.807348" calcext:value-type="date">
            <text:p>2019-10-10 15:38:42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15:38:41.80734768044" calcext:value-type="date">
            <text:p>12/30/99 03:38 P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=0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formula="of:=SUM(MOD(SUM([.L199]-[.L$2];[.T$2]);[.R$2]-[.L$2]);[.L$2])" office:value-type="time" office:time-value="PT14H59M59.999999999S" calcext:value-type="time">
            <text:p>15:00:00</text:p>
          </table:table-cell>
          <table:table-cell table:formula="of:=IF([.L200]&lt;[.L199];[.M199]+[.H$2];[.M199])" office:value-type="float" office:value="780" calcext:value-type="float">
            <text:p>780</text:p>
          </table:table-cell>
          <table:table-cell table:formula="of:=OFFSET([.C$4];[.M200];0)" office:value-type="float" office:value="43758" calcext:value-type="float">
            <text:p>43758</text:p>
          </table:table-cell>
          <table:table-cell table:formula="of:=[.L20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00];0)&lt;=[.O2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16:13:23.264689" calcext:value-type="date">
            <text:p>2019-10-10 16:13:23</text:p>
          </table:table-cell>
          <table:table-cell table:style-name="ce7" table:formula="of:=[.A201]" office:value-type="date" office:date-value="2019-10-10T16:13:23.264689" calcext:value-type="date">
            <text:p>2019-10-10 16:13:23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16:13:23.26468893327" calcext:value-type="date">
            <text:p>12/30/99 04:13 P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=0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formula="of:=SUM(MOD(SUM([.L200]-[.L$2];[.T$2]);[.R$2]-[.L$2]);[.L$2])" office:value-type="time" office:time-value="PT15H09M59.999999999S" calcext:value-type="time">
            <text:p>15:10:00</text:p>
          </table:table-cell>
          <table:table-cell table:formula="of:=IF([.L201]&lt;[.L200];[.M200]+[.H$2];[.M200])" office:value-type="float" office:value="780" calcext:value-type="float">
            <text:p>780</text:p>
          </table:table-cell>
          <table:table-cell table:formula="of:=OFFSET([.C$4];[.M201];0)" office:value-type="float" office:value="43758" calcext:value-type="float">
            <text:p>43758</text:p>
          </table:table-cell>
          <table:table-cell table:formula="of:=[.L20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01];0)&lt;=[.O2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14:55:24.153409" calcext:value-type="date">
            <text:p>2019-10-10 14:55:24</text:p>
          </table:table-cell>
          <table:table-cell table:style-name="ce7" table:formula="of:=[.A202]" office:value-type="date" office:date-value="2019-10-10T14:55:24.153409" calcext:value-type="date">
            <text:p>2019-10-10 14:55:24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14:55:24.15340854786" calcext:value-type="date">
            <text:p>12/30/99 02:55 P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=0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formula="of:=SUM(MOD(SUM([.L201]-[.L$2];[.T$2]);[.R$2]-[.L$2]);[.L$2])" office:value-type="time" office:time-value="PT15H19M59.999999999S" calcext:value-type="time">
            <text:p>15:20:00</text:p>
          </table:table-cell>
          <table:table-cell table:formula="of:=IF([.L202]&lt;[.L201];[.M201]+[.H$2];[.M201])" office:value-type="float" office:value="780" calcext:value-type="float">
            <text:p>780</text:p>
          </table:table-cell>
          <table:table-cell table:formula="of:=OFFSET([.C$4];[.M202];0)" office:value-type="float" office:value="43758" calcext:value-type="float">
            <text:p>43758</text:p>
          </table:table-cell>
          <table:table-cell table:formula="of:=[.L20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02];0)&lt;=[.O2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15:32:33.503376" calcext:value-type="date">
            <text:p>2019-10-10 15:32:34</text:p>
          </table:table-cell>
          <table:table-cell table:style-name="ce7" table:formula="of:=[.A203]" office:value-type="date" office:date-value="2019-10-10T15:32:33.503376" calcext:value-type="date">
            <text:p>2019-10-10 15:32:34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15:32:33.50337575655" calcext:value-type="date">
            <text:p>12/30/99 03:32 P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=0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202]-[.L$2];[.T$2]);[.R$2]-[.L$2]);[.L$2])" office:value-type="time" office:time-value="PT15H29M59.999999999S" calcext:value-type="time">
            <text:p>15:30:00</text:p>
          </table:table-cell>
          <table:table-cell table:formula="of:=IF([.L203]&lt;[.L202];[.M202]+[.H$2];[.M202])" office:value-type="float" office:value="780" calcext:value-type="float">
            <text:p>780</text:p>
          </table:table-cell>
          <table:table-cell table:formula="of:=OFFSET([.C$4];[.M203];0)" office:value-type="float" office:value="43758" calcext:value-type="float">
            <text:p>43758</text:p>
          </table:table-cell>
          <table:table-cell table:formula="of:=[.L20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03];0)&lt;=[.O2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15:50:58.325284" calcext:value-type="date">
            <text:p>2019-10-10 15:50:58</text:p>
          </table:table-cell>
          <table:table-cell table:style-name="ce7" table:formula="of:=[.A204]" office:value-type="date" office:date-value="2019-10-10T15:50:58.325284" calcext:value-type="date">
            <text:p>2019-10-10 15:50:58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15:50:58.32528434694" calcext:value-type="date">
            <text:p>12/30/99 03:50 P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=0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formula="of:=SUM(MOD(SUM([.L203]-[.L$2];[.T$2]);[.R$2]-[.L$2]);[.L$2])" office:value-type="time" office:time-value="PT15H39M59.999999999S" calcext:value-type="time">
            <text:p>15:40:00</text:p>
          </table:table-cell>
          <table:table-cell table:formula="of:=IF([.L204]&lt;[.L203];[.M203]+[.H$2];[.M203])" office:value-type="float" office:value="780" calcext:value-type="float">
            <text:p>780</text:p>
          </table:table-cell>
          <table:table-cell table:formula="of:=OFFSET([.C$4];[.M204];0)" office:value-type="float" office:value="43758" calcext:value-type="float">
            <text:p>43758</text:p>
          </table:table-cell>
          <table:table-cell table:formula="of:=[.L20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04];0)&lt;=[.O2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15:42:39.327597" calcext:value-type="date">
            <text:p>2019-10-10 15:42:39</text:p>
          </table:table-cell>
          <table:table-cell table:style-name="ce7" table:formula="of:=[.A205]" office:value-type="date" office:date-value="2019-10-10T15:42:39.327597" calcext:value-type="date">
            <text:p>2019-10-10 15:42:39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15:42:39.3275974039" calcext:value-type="date">
            <text:p>12/30/99 03:42 P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=0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204]-[.L$2];[.T$2]);[.R$2]-[.L$2]);[.L$2])" office:value-type="time" office:time-value="PT15H49M59.999999999S" calcext:value-type="time">
            <text:p>15:50:00</text:p>
          </table:table-cell>
          <table:table-cell table:formula="of:=IF([.L205]&lt;[.L204];[.M204]+[.H$2];[.M204])" office:value-type="float" office:value="780" calcext:value-type="float">
            <text:p>780</text:p>
          </table:table-cell>
          <table:table-cell table:formula="of:=OFFSET([.C$4];[.M205];0)" office:value-type="float" office:value="43758" calcext:value-type="float">
            <text:p>43758</text:p>
          </table:table-cell>
          <table:table-cell table:formula="of:=[.L20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05];0)&lt;=[.O2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15:50:09.812596" calcext:value-type="date">
            <text:p>2019-10-10 15:50:10</text:p>
          </table:table-cell>
          <table:table-cell table:style-name="ce7" table:formula="of:=[.A206]" office:value-type="date" office:date-value="2019-10-10T15:50:09.812596" calcext:value-type="date">
            <text:p>2019-10-10 15:50:10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15:50:09.81259611435" calcext:value-type="date">
            <text:p>12/30/99 03:50 P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=0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formula="of:=SUM(MOD(SUM([.L205]-[.L$2];[.T$2]);[.R$2]-[.L$2]);[.L$2])" office:value-type="time" office:time-value="PT15H59M59.999999999S" calcext:value-type="time">
            <text:p>16:00:00</text:p>
          </table:table-cell>
          <table:table-cell table:formula="of:=IF([.L206]&lt;[.L205];[.M205]+[.H$2];[.M205])" office:value-type="float" office:value="780" calcext:value-type="float">
            <text:p>780</text:p>
          </table:table-cell>
          <table:table-cell table:formula="of:=OFFSET([.C$4];[.M206];0)" office:value-type="float" office:value="43758" calcext:value-type="float">
            <text:p>43758</text:p>
          </table:table-cell>
          <table:table-cell table:formula="of:=[.L20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06];0)&lt;=[.O2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15:38:32.837911" calcext:value-type="date">
            <text:p>2019-10-10 15:38:33</text:p>
          </table:table-cell>
          <table:table-cell table:style-name="ce7" table:formula="of:=[.A207]" office:value-type="date" office:date-value="2019-10-10T15:38:32.837911" calcext:value-type="date">
            <text:p>2019-10-10 15:38:33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15:38:32.83791081514" calcext:value-type="date">
            <text:p>12/30/99 03:38 P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=0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formula="of:=SUM(MOD(SUM([.L206]-[.L$2];[.T$2]);[.R$2]-[.L$2]);[.L$2])" office:value-type="time" office:time-value="PT16H09M59.999999999S" calcext:value-type="time">
            <text:p>16:10:00</text:p>
          </table:table-cell>
          <table:table-cell table:formula="of:=IF([.L207]&lt;[.L206];[.M206]+[.H$2];[.M206])" office:value-type="float" office:value="780" calcext:value-type="float">
            <text:p>780</text:p>
          </table:table-cell>
          <table:table-cell table:formula="of:=OFFSET([.C$4];[.M207];0)" office:value-type="float" office:value="43758" calcext:value-type="float">
            <text:p>43758</text:p>
          </table:table-cell>
          <table:table-cell table:formula="of:=[.L20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07];0)&lt;=[.O2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15:35:33.687266" calcext:value-type="date">
            <text:p>2019-10-10 15:35:34</text:p>
          </table:table-cell>
          <table:table-cell table:style-name="ce7" table:formula="of:=[.A208]" office:value-type="date" office:date-value="2019-10-10T15:35:33.687266" calcext:value-type="date">
            <text:p>2019-10-10 15:35:34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15:35:33.68726628833" calcext:value-type="date">
            <text:p>12/30/99 03:35 P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=0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formula="of:=SUM(MOD(SUM([.L207]-[.L$2];[.T$2]);[.R$2]-[.L$2]);[.L$2])" office:value-type="time" office:time-value="PT16H19M59.999999999S" calcext:value-type="time">
            <text:p>16:20:00</text:p>
          </table:table-cell>
          <table:table-cell table:formula="of:=IF([.L208]&lt;[.L207];[.M207]+[.H$2];[.M207])" office:value-type="float" office:value="780" calcext:value-type="float">
            <text:p>780</text:p>
          </table:table-cell>
          <table:table-cell table:formula="of:=OFFSET([.C$4];[.M208];0)" office:value-type="float" office:value="43758" calcext:value-type="float">
            <text:p>43758</text:p>
          </table:table-cell>
          <table:table-cell table:formula="of:=[.L20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08];0)&lt;=[.O2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15:44:41.692535" calcext:value-type="date">
            <text:p>2019-10-10 15:44:42</text:p>
          </table:table-cell>
          <table:table-cell table:style-name="ce7" table:formula="of:=[.A209]" office:value-type="date" office:date-value="2019-10-10T15:44:41.692535" calcext:value-type="date">
            <text:p>2019-10-10 15:44:42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15:44:41.69253480155" calcext:value-type="date">
            <text:p>12/30/99 03:44 P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=0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208]-[.L$2];[.T$2]);[.R$2]-[.L$2]);[.L$2])" office:value-type="time" office:time-value="PT16H29M59.999999999S" calcext:value-type="time">
            <text:p>16:30:00</text:p>
          </table:table-cell>
          <table:table-cell table:formula="of:=IF([.L209]&lt;[.L208];[.M208]+[.H$2];[.M208])" office:value-type="float" office:value="780" calcext:value-type="float">
            <text:p>780</text:p>
          </table:table-cell>
          <table:table-cell table:formula="of:=OFFSET([.C$4];[.M209];0)" office:value-type="float" office:value="43758" calcext:value-type="float">
            <text:p>43758</text:p>
          </table:table-cell>
          <table:table-cell table:formula="of:=[.L20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09];0)&lt;=[.O2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15:47:27.88612" calcext:value-type="date">
            <text:p>2019-10-10 15:47:28</text:p>
          </table:table-cell>
          <table:table-cell table:style-name="ce7" table:formula="of:=[.A210]" office:value-type="date" office:date-value="2019-10-10T15:47:27.88612" calcext:value-type="date">
            <text:p>2019-10-10 15:47:28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15:47:27.88612013217" calcext:value-type="date">
            <text:p>12/30/99 03:47 P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=0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formula="of:=SUM(MOD(SUM([.L209]-[.L$2];[.T$2]);[.R$2]-[.L$2]);[.L$2])" office:value-type="time" office:time-value="PT16H39M59.999999999S" calcext:value-type="time">
            <text:p>16:40:00</text:p>
          </table:table-cell>
          <table:table-cell table:formula="of:=IF([.L210]&lt;[.L209];[.M209]+[.H$2];[.M209])" office:value-type="float" office:value="780" calcext:value-type="float">
            <text:p>780</text:p>
          </table:table-cell>
          <table:table-cell table:formula="of:=OFFSET([.C$4];[.M210];0)" office:value-type="float" office:value="43758" calcext:value-type="float">
            <text:p>43758</text:p>
          </table:table-cell>
          <table:table-cell table:formula="of:=[.L21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10];0)&lt;=[.O2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15:56:35.195266" calcext:value-type="date">
            <text:p>2019-10-10 15:56:35</text:p>
          </table:table-cell>
          <table:table-cell table:style-name="ce7" table:formula="of:=[.A211]" office:value-type="date" office:date-value="2019-10-10T15:56:35.195266" calcext:value-type="date">
            <text:p>2019-10-10 15:56:35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15:56:35.19526551012" calcext:value-type="date">
            <text:p>12/30/99 03:56 P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=0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210]-[.L$2];[.T$2]);[.R$2]-[.L$2]);[.L$2])" office:value-type="time" office:time-value="PT16H49M59.999999999S" calcext:value-type="time">
            <text:p>16:50:00</text:p>
          </table:table-cell>
          <table:table-cell table:formula="of:=IF([.L211]&lt;[.L210];[.M210]+[.H$2];[.M210])" office:value-type="float" office:value="780" calcext:value-type="float">
            <text:p>780</text:p>
          </table:table-cell>
          <table:table-cell table:formula="of:=OFFSET([.C$4];[.M211];0)" office:value-type="float" office:value="43758" calcext:value-type="float">
            <text:p>43758</text:p>
          </table:table-cell>
          <table:table-cell table:formula="of:=[.L21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11];0)&lt;=[.O2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15:43:53.0611" calcext:value-type="date">
            <text:p>2019-10-10 15:43:53</text:p>
          </table:table-cell>
          <table:table-cell table:style-name="ce7" table:formula="of:=[.A212]" office:value-type="date" office:date-value="2019-10-10T15:43:53.0611" calcext:value-type="date">
            <text:p>2019-10-10 15:43:53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15:43:53.06109972764" calcext:value-type="date">
            <text:p>12/30/99 03:43 P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=0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formula="of:=SUM(MOD(SUM([.L211]-[.L$2];[.T$2]);[.R$2]-[.L$2]);[.L$2])" office:value-type="time" office:time-value="PT16H59M59.999999999S" calcext:value-type="time">
            <text:p>17:00:00</text:p>
          </table:table-cell>
          <table:table-cell table:formula="of:=IF([.L212]&lt;[.L211];[.M211]+[.H$2];[.M211])" office:value-type="float" office:value="780" calcext:value-type="float">
            <text:p>780</text:p>
          </table:table-cell>
          <table:table-cell table:formula="of:=OFFSET([.C$4];[.M212];0)" office:value-type="float" office:value="43758" calcext:value-type="float">
            <text:p>43758</text:p>
          </table:table-cell>
          <table:table-cell table:formula="of:=[.L21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12];0)&lt;=[.O2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15:16:55.624266" calcext:value-type="date">
            <text:p>2019-10-10 15:16:56</text:p>
          </table:table-cell>
          <table:table-cell table:style-name="ce7" table:formula="of:=[.A213]" office:value-type="date" office:date-value="2019-10-10T15:16:55.624266" calcext:value-type="date">
            <text:p>2019-10-10 15:16:56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15:16:55.62426639721" calcext:value-type="date">
            <text:p>12/30/99 03:16 P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=0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formula="of:=SUM(MOD(SUM([.L212]-[.L$2];[.T$2]);[.R$2]-[.L$2]);[.L$2])" office:value-type="time" office:time-value="PT14H39M59.999999999S" calcext:value-type="time">
            <text:p>14:40:00</text:p>
          </table:table-cell>
          <table:table-cell table:formula="of:=IF([.L213]&lt;[.L212];[.M212]+[.H$2];[.M212])" office:value-type="float" office:value="840" calcext:value-type="float">
            <text:p>840</text:p>
          </table:table-cell>
          <table:table-cell table:formula="of:=OFFSET([.C$4];[.M213];0)" office:value-type="float" office:value="43759" calcext:value-type="float">
            <text:p>43759</text:p>
          </table:table-cell>
          <table:table-cell table:formula="of:=[.L213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13];0)&lt;=[.O2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15:13:23.246078" calcext:value-type="date">
            <text:p>2019-10-10 15:13:23</text:p>
          </table:table-cell>
          <table:table-cell table:style-name="ce7" table:formula="of:=[.A214]" office:value-type="date" office:date-value="2019-10-10T15:13:23.246078" calcext:value-type="date">
            <text:p>2019-10-10 15:13:23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15:13:23.24607817456" calcext:value-type="date">
            <text:p>12/30/99 03:13 P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=0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formula="of:=SUM(MOD(SUM([.L213]-[.L$2];[.T$2]);[.R$2]-[.L$2]);[.L$2])" office:value-type="time" office:time-value="PT14H49M59.999999999S" calcext:value-type="time">
            <text:p>14:50:00</text:p>
          </table:table-cell>
          <table:table-cell table:formula="of:=IF([.L214]&lt;[.L213];[.M213]+[.H$2];[.M213])" office:value-type="float" office:value="840" calcext:value-type="float">
            <text:p>840</text:p>
          </table:table-cell>
          <table:table-cell table:formula="of:=OFFSET([.C$4];[.M214];0)" office:value-type="float" office:value="43759" calcext:value-type="float">
            <text:p>43759</text:p>
          </table:table-cell>
          <table:table-cell table:formula="of:=[.L214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14];0)&lt;=[.O2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15:37:28.470314" calcext:value-type="date">
            <text:p>2019-10-10 15:37:28</text:p>
          </table:table-cell>
          <table:table-cell table:style-name="ce7" table:formula="of:=[.A215]" office:value-type="date" office:date-value="2019-10-10T15:37:28.470314" calcext:value-type="date">
            <text:p>2019-10-10 15:37:28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15:37:28.47031398676" calcext:value-type="date">
            <text:p>12/30/99 03:37 P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=0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214]-[.L$2];[.T$2]);[.R$2]-[.L$2]);[.L$2])" office:value-type="time" office:time-value="PT14H59M59.999999999S" calcext:value-type="time">
            <text:p>15:00:00</text:p>
          </table:table-cell>
          <table:table-cell table:formula="of:=IF([.L215]&lt;[.L214];[.M214]+[.H$2];[.M214])" office:value-type="float" office:value="840" calcext:value-type="float">
            <text:p>840</text:p>
          </table:table-cell>
          <table:table-cell table:formula="of:=OFFSET([.C$4];[.M215];0)" office:value-type="float" office:value="43759" calcext:value-type="float">
            <text:p>43759</text:p>
          </table:table-cell>
          <table:table-cell table:formula="of:=[.L215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15];0)&lt;=[.O2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15:31:49.922822" calcext:value-type="date">
            <text:p>2019-10-10 15:31:50</text:p>
          </table:table-cell>
          <table:table-cell table:style-name="ce7" table:formula="of:=[.A216]" office:value-type="date" office:date-value="2019-10-10T15:31:49.922822" calcext:value-type="date">
            <text:p>2019-10-10 15:31:50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15:31:49.92282168008" calcext:value-type="date">
            <text:p>12/30/99 03:31 P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=0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formula="of:=SUM(MOD(SUM([.L215]-[.L$2];[.T$2]);[.R$2]-[.L$2]);[.L$2])" office:value-type="time" office:time-value="PT15H09M59.999999999S" calcext:value-type="time">
            <text:p>15:10:00</text:p>
          </table:table-cell>
          <table:table-cell table:formula="of:=IF([.L216]&lt;[.L215];[.M215]+[.H$2];[.M215])" office:value-type="float" office:value="840" calcext:value-type="float">
            <text:p>840</text:p>
          </table:table-cell>
          <table:table-cell table:formula="of:=OFFSET([.C$4];[.M216];0)" office:value-type="float" office:value="43759" calcext:value-type="float">
            <text:p>43759</text:p>
          </table:table-cell>
          <table:table-cell table:formula="of:=[.L216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16];0)&lt;=[.O2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15:50:18.30482" calcext:value-type="date">
            <text:p>2019-10-10 15:50:18</text:p>
          </table:table-cell>
          <table:table-cell table:style-name="ce7" table:formula="of:=[.A217]" office:value-type="date" office:date-value="2019-10-10T15:50:18.30482" calcext:value-type="date">
            <text:p>2019-10-10 15:50:18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15:50:18.30482021905" calcext:value-type="date">
            <text:p>12/30/99 03:50 P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=0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216]-[.L$2];[.T$2]);[.R$2]-[.L$2]);[.L$2])" office:value-type="time" office:time-value="PT15H19M59.999999999S" calcext:value-type="time">
            <text:p>15:20:00</text:p>
          </table:table-cell>
          <table:table-cell table:formula="of:=IF([.L217]&lt;[.L216];[.M216]+[.H$2];[.M216])" office:value-type="float" office:value="840" calcext:value-type="float">
            <text:p>840</text:p>
          </table:table-cell>
          <table:table-cell table:formula="of:=OFFSET([.C$4];[.M217];0)" office:value-type="float" office:value="43759" calcext:value-type="float">
            <text:p>43759</text:p>
          </table:table-cell>
          <table:table-cell table:formula="of:=[.L217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17];0)&lt;=[.O2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15:39:17.936036" calcext:value-type="date">
            <text:p>2019-10-10 15:39:18</text:p>
          </table:table-cell>
          <table:table-cell table:style-name="ce7" table:formula="of:=[.A218]" office:value-type="date" office:date-value="2019-10-10T15:39:17.936036" calcext:value-type="date">
            <text:p>2019-10-10 15:39:18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15:39:17.9360361211" calcext:value-type="date">
            <text:p>12/30/99 03:39 P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=0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formula="of:=SUM(MOD(SUM([.L217]-[.L$2];[.T$2]);[.R$2]-[.L$2]);[.L$2])" office:value-type="time" office:time-value="PT15H29M59.999999999S" calcext:value-type="time">
            <text:p>15:30:00</text:p>
          </table:table-cell>
          <table:table-cell table:formula="of:=IF([.L218]&lt;[.L217];[.M217]+[.H$2];[.M217])" office:value-type="float" office:value="840" calcext:value-type="float">
            <text:p>840</text:p>
          </table:table-cell>
          <table:table-cell table:formula="of:=OFFSET([.C$4];[.M218];0)" office:value-type="float" office:value="43759" calcext:value-type="float">
            <text:p>43759</text:p>
          </table:table-cell>
          <table:table-cell table:formula="of:=[.L218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15:50:16.827658" calcext:value-type="date">
            <text:p>2019-10-10 15:50:17</text:p>
          </table:table-cell>
          <table:table-cell table:style-name="ce7" table:formula="of:=[.A219]" office:value-type="date" office:date-value="2019-10-10T15:50:16.827658" calcext:value-type="date">
            <text:p>2019-10-10 15:50:17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15:50:16.82765814476" calcext:value-type="date">
            <text:p>12/30/99 03:50 P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=0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formula="of:=SUM(MOD(SUM([.L218]-[.L$2];[.T$2]);[.R$2]-[.L$2]);[.L$2])" office:value-type="time" office:time-value="PT15H39M59.999999999S" calcext:value-type="time">
            <text:p>15:40:00</text:p>
          </table:table-cell>
          <table:table-cell table:formula="of:=IF([.L219]&lt;[.L218];[.M218]+[.H$2];[.M218])" office:value-type="float" office:value="840" calcext:value-type="float">
            <text:p>840</text:p>
          </table:table-cell>
          <table:table-cell table:formula="of:=OFFSET([.C$4];[.M219];0)" office:value-type="float" office:value="43759" calcext:value-type="float">
            <text:p>43759</text:p>
          </table:table-cell>
          <table:table-cell table:formula="of:=[.L219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19];0)&lt;=[.O2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15:30:21.045327" calcext:value-type="date">
            <text:p>2019-10-10 15:30:21</text:p>
          </table:table-cell>
          <table:table-cell table:style-name="ce7" table:formula="of:=[.A220]" office:value-type="date" office:date-value="2019-10-10T15:30:21.045327" calcext:value-type="date">
            <text:p>2019-10-10 15:30:21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15:30:21.04532711674" calcext:value-type="date">
            <text:p>12/30/99 03:30 P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=0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formula="of:=SUM(MOD(SUM([.L219]-[.L$2];[.T$2]);[.R$2]-[.L$2]);[.L$2])" office:value-type="time" office:time-value="PT15H49M59.999999999S" calcext:value-type="time">
            <text:p>15:50:00</text:p>
          </table:table-cell>
          <table:table-cell table:formula="of:=IF([.L220]&lt;[.L219];[.M219]+[.H$2];[.M219])" office:value-type="float" office:value="840" calcext:value-type="float">
            <text:p>840</text:p>
          </table:table-cell>
          <table:table-cell table:formula="of:=OFFSET([.C$4];[.M220];0)" office:value-type="float" office:value="43759" calcext:value-type="float">
            <text:p>43759</text:p>
          </table:table-cell>
          <table:table-cell table:formula="of:=[.L220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20];0)&lt;=[.O2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15:38:07.204375" calcext:value-type="date">
            <text:p>2019-10-10 15:38:07</text:p>
          </table:table-cell>
          <table:table-cell table:style-name="ce7" table:formula="of:=[.A221]" office:value-type="date" office:date-value="2019-10-10T15:38:07.204375" calcext:value-type="date">
            <text:p>2019-10-10 15:38:07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15:38:07.20437453594" calcext:value-type="date">
            <text:p>12/30/99 03:38 P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=0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220]-[.L$2];[.T$2]);[.R$2]-[.L$2]);[.L$2])" office:value-type="time" office:time-value="PT15H59M59.999999999S" calcext:value-type="time">
            <text:p>16:00:00</text:p>
          </table:table-cell>
          <table:table-cell table:formula="of:=IF([.L221]&lt;[.L220];[.M220]+[.H$2];[.M220])" office:value-type="float" office:value="840" calcext:value-type="float">
            <text:p>840</text:p>
          </table:table-cell>
          <table:table-cell table:formula="of:=OFFSET([.C$4];[.M221];0)" office:value-type="float" office:value="43759" calcext:value-type="float">
            <text:p>43759</text:p>
          </table:table-cell>
          <table:table-cell table:formula="of:=[.L221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21];0)&lt;=[.O2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15:11:14.334355" calcext:value-type="date">
            <text:p>2019-10-10 15:11:14</text:p>
          </table:table-cell>
          <table:table-cell table:style-name="ce7" table:formula="of:=[.A222]" office:value-type="date" office:date-value="2019-10-10T15:11:14.334355" calcext:value-type="date">
            <text:p>2019-10-10 15:11:14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15:11:14.33435472194" calcext:value-type="date">
            <text:p>12/30/99 03:11 P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=0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formula="of:=SUM(MOD(SUM([.L221]-[.L$2];[.T$2]);[.R$2]-[.L$2]);[.L$2])" office:value-type="time" office:time-value="PT16H09M59.999999999S" calcext:value-type="time">
            <text:p>16:10:00</text:p>
          </table:table-cell>
          <table:table-cell table:formula="of:=IF([.L222]&lt;[.L221];[.M221]+[.H$2];[.M221])" office:value-type="float" office:value="840" calcext:value-type="float">
            <text:p>840</text:p>
          </table:table-cell>
          <table:table-cell table:formula="of:=OFFSET([.C$4];[.M222];0)" office:value-type="float" office:value="43759" calcext:value-type="float">
            <text:p>43759</text:p>
          </table:table-cell>
          <table:table-cell table:formula="of:=[.L222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22];0)&lt;=[.O2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15:11:16.699828" calcext:value-type="date">
            <text:p>2019-10-10 15:11:17</text:p>
          </table:table-cell>
          <table:table-cell table:style-name="ce7" table:formula="of:=[.A223]" office:value-type="date" office:date-value="2019-10-10T15:11:16.699828" calcext:value-type="date">
            <text:p>2019-10-10 15:11:17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15:11:16.69982796069" calcext:value-type="date">
            <text:p>12/30/99 03:11 P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=0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222]-[.L$2];[.T$2]);[.R$2]-[.L$2]);[.L$2])" office:value-type="time" office:time-value="PT16H19M59.999999999S" calcext:value-type="time">
            <text:p>16:20:00</text:p>
          </table:table-cell>
          <table:table-cell table:formula="of:=IF([.L223]&lt;[.L222];[.M222]+[.H$2];[.M222])" office:value-type="float" office:value="840" calcext:value-type="float">
            <text:p>840</text:p>
          </table:table-cell>
          <table:table-cell table:formula="of:=OFFSET([.C$4];[.M223];0)" office:value-type="float" office:value="43759" calcext:value-type="float">
            <text:p>43759</text:p>
          </table:table-cell>
          <table:table-cell table:formula="of:=[.L223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23];0)&lt;=[.O2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15:56:30.512664" calcext:value-type="date">
            <text:p>2019-10-10 15:56:31</text:p>
          </table:table-cell>
          <table:table-cell table:style-name="ce7" table:formula="of:=[.A224]" office:value-type="date" office:date-value="2019-10-10T15:56:30.512664" calcext:value-type="date">
            <text:p>2019-10-10 15:56:31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15:56:30.51266417373" calcext:value-type="date">
            <text:p>12/30/99 03:56 P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=0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formula="of:=SUM(MOD(SUM([.L223]-[.L$2];[.T$2]);[.R$2]-[.L$2]);[.L$2])" office:value-type="time" office:time-value="PT16H29M59.999999999S" calcext:value-type="time">
            <text:p>16:30:00</text:p>
          </table:table-cell>
          <table:table-cell table:formula="of:=IF([.L224]&lt;[.L223];[.M223]+[.H$2];[.M223])" office:value-type="float" office:value="840" calcext:value-type="float">
            <text:p>840</text:p>
          </table:table-cell>
          <table:table-cell table:formula="of:=OFFSET([.C$4];[.M224];0)" office:value-type="float" office:value="43759" calcext:value-type="float">
            <text:p>43759</text:p>
          </table:table-cell>
          <table:table-cell table:formula="of:=[.L224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24];0)&lt;=[.O2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15:48:58.527107" calcext:value-type="date">
            <text:p>2019-10-10 15:48:59</text:p>
          </table:table-cell>
          <table:table-cell table:style-name="ce7" table:formula="of:=[.A225]" office:value-type="date" office:date-value="2019-10-10T15:48:58.527107" calcext:value-type="date">
            <text:p>2019-10-10 15:48:59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15:48:58.5271071922" calcext:value-type="date">
            <text:p>12/30/99 03:48 P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=0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formula="of:=SUM(MOD(SUM([.L224]-[.L$2];[.T$2]);[.R$2]-[.L$2]);[.L$2])" office:value-type="time" office:time-value="PT16H39M59.999999999S" calcext:value-type="time">
            <text:p>16:40:00</text:p>
          </table:table-cell>
          <table:table-cell table:formula="of:=IF([.L225]&lt;[.L224];[.M224]+[.H$2];[.M224])" office:value-type="float" office:value="840" calcext:value-type="float">
            <text:p>840</text:p>
          </table:table-cell>
          <table:table-cell table:formula="of:=OFFSET([.C$4];[.M225];0)" office:value-type="float" office:value="43759" calcext:value-type="float">
            <text:p>43759</text:p>
          </table:table-cell>
          <table:table-cell table:formula="of:=[.L225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25];0)&lt;=[.O2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15:30:32.690321" calcext:value-type="date">
            <text:p>2019-10-10 15:30:33</text:p>
          </table:table-cell>
          <table:table-cell table:style-name="ce7" table:formula="of:=[.A226]" office:value-type="date" office:date-value="2019-10-10T15:30:32.690321" calcext:value-type="date">
            <text:p>2019-10-10 15:30:33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15:30:32.69032090902" calcext:value-type="date">
            <text:p>12/30/99 03:30 P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=0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formula="of:=SUM(MOD(SUM([.L225]-[.L$2];[.T$2]);[.R$2]-[.L$2]);[.L$2])" office:value-type="time" office:time-value="PT16H49M59.999999999S" calcext:value-type="time">
            <text:p>16:50:00</text:p>
          </table:table-cell>
          <table:table-cell table:formula="of:=IF([.L226]&lt;[.L225];[.M225]+[.H$2];[.M225])" office:value-type="float" office:value="840" calcext:value-type="float">
            <text:p>840</text:p>
          </table:table-cell>
          <table:table-cell table:formula="of:=OFFSET([.C$4];[.M226];0)" office:value-type="float" office:value="43759" calcext:value-type="float">
            <text:p>43759</text:p>
          </table:table-cell>
          <table:table-cell table:formula="of:=[.L226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26];0)&lt;=[.O2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15:55:46.282493" calcext:value-type="date">
            <text:p>2019-10-10 15:55:46</text:p>
          </table:table-cell>
          <table:table-cell table:style-name="ce7" table:formula="of:=[.A227]" office:value-type="date" office:date-value="2019-10-10T15:55:46.282493" calcext:value-type="date">
            <text:p>2019-10-10 15:55:46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15:55:46.28249332309" calcext:value-type="date">
            <text:p>12/30/99 03:55 P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=0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formula="of:=SUM(MOD(SUM([.L226]-[.L$2];[.T$2]);[.R$2]-[.L$2]);[.L$2])" office:value-type="time" office:time-value="PT16H59M59.999999999S" calcext:value-type="time">
            <text:p>17:00:00</text:p>
          </table:table-cell>
          <table:table-cell table:formula="of:=IF([.L227]&lt;[.L226];[.M226]+[.H$2];[.M226])" office:value-type="float" office:value="840" calcext:value-type="float">
            <text:p>840</text:p>
          </table:table-cell>
          <table:table-cell table:formula="of:=OFFSET([.C$4];[.M227];0)" office:value-type="float" office:value="43759" calcext:value-type="float">
            <text:p>43759</text:p>
          </table:table-cell>
          <table:table-cell table:formula="of:=[.L227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27];0)&lt;=[.O2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15:42:52.003519" calcext:value-type="date">
            <text:p>2019-10-10 15:42:52</text:p>
          </table:table-cell>
          <table:table-cell table:style-name="ce7" table:formula="of:=[.A228]" office:value-type="date" office:date-value="2019-10-10T15:42:52.003519" calcext:value-type="date">
            <text:p>2019-10-10 15:42:52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15:42:52.00351876672" calcext:value-type="date">
            <text:p>12/30/99 03:42 P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=0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formula="of:=SUM(MOD(SUM([.L227]-[.L$2];[.T$2]);[.R$2]-[.L$2]);[.L$2])" office:value-type="time" office:time-value="PT14H39M59.999999999S" calcext:value-type="time">
            <text:p>14:40:00</text:p>
          </table:table-cell>
          <table:table-cell table:formula="of:=IF([.L228]&lt;[.L227];[.M227]+[.H$2];[.M227])" office:value-type="float" office:value="900" calcext:value-type="float">
            <text:p>900</text:p>
          </table:table-cell>
          <table:table-cell table:formula="of:=OFFSET([.C$4];[.M228];0)" office:value-type="float" office:value="43760" calcext:value-type="float">
            <text:p>43760</text:p>
          </table:table-cell>
          <table:table-cell table:formula="of:=[.L22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28];0)&lt;=[.O2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15:31:48.176089" calcext:value-type="date">
            <text:p>2019-10-10 15:31:48</text:p>
          </table:table-cell>
          <table:table-cell table:style-name="ce7" table:formula="of:=[.A229]" office:value-type="date" office:date-value="2019-10-10T15:31:48.176089" calcext:value-type="date">
            <text:p>2019-10-10 15:31:48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15:31:48.17608879879" calcext:value-type="date">
            <text:p>12/30/99 03:31 P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=0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228]-[.L$2];[.T$2]);[.R$2]-[.L$2]);[.L$2])" office:value-type="time" office:time-value="PT14H49M59.999999999S" calcext:value-type="time">
            <text:p>14:50:00</text:p>
          </table:table-cell>
          <table:table-cell table:formula="of:=IF([.L229]&lt;[.L228];[.M228]+[.H$2];[.M228])" office:value-type="float" office:value="900" calcext:value-type="float">
            <text:p>900</text:p>
          </table:table-cell>
          <table:table-cell table:formula="of:=OFFSET([.C$4];[.M229];0)" office:value-type="float" office:value="43760" calcext:value-type="float">
            <text:p>43760</text:p>
          </table:table-cell>
          <table:table-cell table:formula="of:=[.L22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29];0)&lt;=[.O2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15:40:01.426018" calcext:value-type="date">
            <text:p>2019-10-10 15:40:01</text:p>
          </table:table-cell>
          <table:table-cell table:style-name="ce7" table:formula="of:=[.A230]" office:value-type="date" office:date-value="2019-10-10T15:40:01.426018" calcext:value-type="date">
            <text:p>2019-10-10 15:40:01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15:40:01.42601849511" calcext:value-type="date">
            <text:p>12/30/99 03:40 P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=0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formula="of:=SUM(MOD(SUM([.L229]-[.L$2];[.T$2]);[.R$2]-[.L$2]);[.L$2])" office:value-type="time" office:time-value="PT14H59M59.999999999S" calcext:value-type="time">
            <text:p>15:00:00</text:p>
          </table:table-cell>
          <table:table-cell table:formula="of:=IF([.L230]&lt;[.L229];[.M229]+[.H$2];[.M229])" office:value-type="float" office:value="900" calcext:value-type="float">
            <text:p>900</text:p>
          </table:table-cell>
          <table:table-cell table:formula="of:=OFFSET([.C$4];[.M230];0)" office:value-type="float" office:value="43760" calcext:value-type="float">
            <text:p>43760</text:p>
          </table:table-cell>
          <table:table-cell table:formula="of:=[.L23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30];0)&lt;=[.O2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15:51:05.351375" calcext:value-type="date">
            <text:p>2019-10-10 15:51:05</text:p>
          </table:table-cell>
          <table:table-cell table:style-name="ce7" table:formula="of:=[.A231]" office:value-type="date" office:date-value="2019-10-10T15:51:05.351375" calcext:value-type="date">
            <text:p>2019-10-10 15:51:05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15:51:05.35137528554" calcext:value-type="date">
            <text:p>12/30/99 03:51 P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=0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formula="of:=SUM(MOD(SUM([.L230]-[.L$2];[.T$2]);[.R$2]-[.L$2]);[.L$2])" office:value-type="time" office:time-value="PT15H09M59.999999999S" calcext:value-type="time">
            <text:p>15:10:00</text:p>
          </table:table-cell>
          <table:table-cell table:formula="of:=IF([.L231]&lt;[.L230];[.M230]+[.H$2];[.M230])" office:value-type="float" office:value="900" calcext:value-type="float">
            <text:p>900</text:p>
          </table:table-cell>
          <table:table-cell table:formula="of:=OFFSET([.C$4];[.M231];0)" office:value-type="float" office:value="43760" calcext:value-type="float">
            <text:p>43760</text:p>
          </table:table-cell>
          <table:table-cell table:formula="of:=[.L23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31];0)&lt;=[.O2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16:01:34.380774" calcext:value-type="date">
            <text:p>2019-10-10 16:01:34</text:p>
          </table:table-cell>
          <table:table-cell table:style-name="ce7" table:formula="of:=[.A232]" office:value-type="date" office:date-value="2019-10-10T16:01:34.380774" calcext:value-type="date">
            <text:p>2019-10-10 16:01:34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16:01:34.38077369705" calcext:value-type="date">
            <text:p>12/30/99 04:01 P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=0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formula="of:=SUM(MOD(SUM([.L231]-[.L$2];[.T$2]);[.R$2]-[.L$2]);[.L$2])" office:value-type="time" office:time-value="PT15H19M59.999999999S" calcext:value-type="time">
            <text:p>15:20:00</text:p>
          </table:table-cell>
          <table:table-cell table:formula="of:=IF([.L232]&lt;[.L231];[.M231]+[.H$2];[.M231])" office:value-type="float" office:value="900" calcext:value-type="float">
            <text:p>900</text:p>
          </table:table-cell>
          <table:table-cell table:formula="of:=OFFSET([.C$4];[.M232];0)" office:value-type="float" office:value="43760" calcext:value-type="float">
            <text:p>43760</text:p>
          </table:table-cell>
          <table:table-cell table:formula="of:=[.L23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32];0)&lt;=[.O2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15:44:13.905384" calcext:value-type="date">
            <text:p>2019-10-10 15:44:14</text:p>
          </table:table-cell>
          <table:table-cell table:style-name="ce7" table:formula="of:=[.A233]" office:value-type="date" office:date-value="2019-10-10T15:44:13.905384" calcext:value-type="date">
            <text:p>2019-10-10 15:44:14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15:44:13.90538354404" calcext:value-type="date">
            <text:p>12/30/99 03:44 P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=0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formula="of:=SUM(MOD(SUM([.L232]-[.L$2];[.T$2]);[.R$2]-[.L$2]);[.L$2])" office:value-type="time" office:time-value="PT15H29M59.999999999S" calcext:value-type="time">
            <text:p>15:30:00</text:p>
          </table:table-cell>
          <table:table-cell table:formula="of:=IF([.L233]&lt;[.L232];[.M232]+[.H$2];[.M232])" office:value-type="float" office:value="900" calcext:value-type="float">
            <text:p>900</text:p>
          </table:table-cell>
          <table:table-cell table:formula="of:=OFFSET([.C$4];[.M233];0)" office:value-type="float" office:value="43760" calcext:value-type="float">
            <text:p>43760</text:p>
          </table:table-cell>
          <table:table-cell table:formula="of:=[.L23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33];0)&lt;=[.O2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15:51:32.652666" calcext:value-type="date">
            <text:p>2019-10-10 15:51:33</text:p>
          </table:table-cell>
          <table:table-cell table:style-name="ce7" table:formula="of:=[.A234]" office:value-type="date" office:date-value="2019-10-10T15:51:32.652666" calcext:value-type="date">
            <text:p>2019-10-10 15:51:33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15:51:32.65266617294" calcext:value-type="date">
            <text:p>12/30/99 03:51 P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=0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formula="of:=SUM(MOD(SUM([.L233]-[.L$2];[.T$2]);[.R$2]-[.L$2]);[.L$2])" office:value-type="time" office:time-value="PT15H39M59.999999999S" calcext:value-type="time">
            <text:p>15:40:00</text:p>
          </table:table-cell>
          <table:table-cell table:formula="of:=IF([.L234]&lt;[.L233];[.M233]+[.H$2];[.M233])" office:value-type="float" office:value="900" calcext:value-type="float">
            <text:p>900</text:p>
          </table:table-cell>
          <table:table-cell table:formula="of:=OFFSET([.C$4];[.M234];0)" office:value-type="float" office:value="43760" calcext:value-type="float">
            <text:p>43760</text:p>
          </table:table-cell>
          <table:table-cell table:formula="of:=[.L23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34];0)&lt;=[.O2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15:57:21.855274" calcext:value-type="date">
            <text:p>2019-10-10 15:57:22</text:p>
          </table:table-cell>
          <table:table-cell table:style-name="ce7" table:formula="of:=[.A235]" office:value-type="date" office:date-value="2019-10-10T15:57:21.855274" calcext:value-type="date">
            <text:p>2019-10-10 15:57:22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15:57:21.85527381487" calcext:value-type="date">
            <text:p>12/30/99 03:57 P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=0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234]-[.L$2];[.T$2]);[.R$2]-[.L$2]);[.L$2])" office:value-type="time" office:time-value="PT15H49M59.999999999S" calcext:value-type="time">
            <text:p>15:50:00</text:p>
          </table:table-cell>
          <table:table-cell table:formula="of:=IF([.L235]&lt;[.L234];[.M234]+[.H$2];[.M234])" office:value-type="float" office:value="900" calcext:value-type="float">
            <text:p>900</text:p>
          </table:table-cell>
          <table:table-cell table:formula="of:=OFFSET([.C$4];[.M235];0)" office:value-type="float" office:value="43760" calcext:value-type="float">
            <text:p>43760</text:p>
          </table:table-cell>
          <table:table-cell table:formula="of:=[.L23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15:38:23.653713" calcext:value-type="date">
            <text:p>2019-10-10 15:38:24</text:p>
          </table:table-cell>
          <table:table-cell table:style-name="ce7" table:formula="of:=[.A236]" office:value-type="date" office:date-value="2019-10-10T15:38:23.653713" calcext:value-type="date">
            <text:p>2019-10-10 15:38:24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15:38:23.65371261723" calcext:value-type="date">
            <text:p>12/30/99 03:38 P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=0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formula="of:=SUM(MOD(SUM([.L235]-[.L$2];[.T$2]);[.R$2]-[.L$2]);[.L$2])" office:value-type="time" office:time-value="PT15H59M59.999999999S" calcext:value-type="time">
            <text:p>16:00:00</text:p>
          </table:table-cell>
          <table:table-cell table:formula="of:=IF([.L236]&lt;[.L235];[.M235]+[.H$2];[.M235])" office:value-type="float" office:value="900" calcext:value-type="float">
            <text:p>900</text:p>
          </table:table-cell>
          <table:table-cell table:formula="of:=OFFSET([.C$4];[.M236];0)" office:value-type="float" office:value="43760" calcext:value-type="float">
            <text:p>43760</text:p>
          </table:table-cell>
          <table:table-cell table:formula="of:=[.L23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15:47:16.344602" calcext:value-type="date">
            <text:p>2019-10-10 15:47:16</text:p>
          </table:table-cell>
          <table:table-cell table:style-name="ce7" table:formula="of:=[.A237]" office:value-type="date" office:date-value="2019-10-10T15:47:16.344602" calcext:value-type="date">
            <text:p>2019-10-10 15:47:16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15:47:16.34460156318" calcext:value-type="date">
            <text:p>12/30/99 03:47 P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=0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formula="of:=SUM(MOD(SUM([.L236]-[.L$2];[.T$2]);[.R$2]-[.L$2]);[.L$2])" office:value-type="time" office:time-value="PT16H09M59.999999999S" calcext:value-type="time">
            <text:p>16:10:00</text:p>
          </table:table-cell>
          <table:table-cell table:formula="of:=IF([.L237]&lt;[.L236];[.M236]+[.H$2];[.M236])" office:value-type="float" office:value="900" calcext:value-type="float">
            <text:p>900</text:p>
          </table:table-cell>
          <table:table-cell table:formula="of:=OFFSET([.C$4];[.M237];0)" office:value-type="float" office:value="43760" calcext:value-type="float">
            <text:p>43760</text:p>
          </table:table-cell>
          <table:table-cell table:formula="of:=[.L23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37];0)&lt;=[.O2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15:30:54.259784" calcext:value-type="date">
            <text:p>2019-10-10 15:30:54</text:p>
          </table:table-cell>
          <table:table-cell table:style-name="ce7" table:formula="of:=[.A238]" office:value-type="date" office:date-value="2019-10-10T15:30:54.259784" calcext:value-type="date">
            <text:p>2019-10-10 15:30:54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15:30:54.25978435669" calcext:value-type="date">
            <text:p>12/30/99 03:30 P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=0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formula="of:=SUM(MOD(SUM([.L237]-[.L$2];[.T$2]);[.R$2]-[.L$2]);[.L$2])" office:value-type="time" office:time-value="PT16H19M59.999999999S" calcext:value-type="time">
            <text:p>16:20:00</text:p>
          </table:table-cell>
          <table:table-cell table:formula="of:=IF([.L238]&lt;[.L237];[.M237]+[.H$2];[.M237])" office:value-type="float" office:value="900" calcext:value-type="float">
            <text:p>900</text:p>
          </table:table-cell>
          <table:table-cell table:formula="of:=OFFSET([.C$4];[.M238];0)" office:value-type="float" office:value="43760" calcext:value-type="float">
            <text:p>43760</text:p>
          </table:table-cell>
          <table:table-cell table:formula="of:=[.L23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38];0)&lt;=[.O2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15:51:05.641798" calcext:value-type="date">
            <text:p>2019-10-10 15:51:06</text:p>
          </table:table-cell>
          <table:table-cell table:style-name="ce7" table:formula="of:=[.A239]" office:value-type="date" office:date-value="2019-10-10T15:51:05.641798" calcext:value-type="date">
            <text:p>2019-10-10 15:51:06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15:51:05.64179817215" calcext:value-type="date">
            <text:p>12/30/99 03:51 P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=0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formula="of:=SUM(MOD(SUM([.L238]-[.L$2];[.T$2]);[.R$2]-[.L$2]);[.L$2])" office:value-type="time" office:time-value="PT16H29M59.999999999S" calcext:value-type="time">
            <text:p>16:30:00</text:p>
          </table:table-cell>
          <table:table-cell table:formula="of:=IF([.L239]&lt;[.L238];[.M238]+[.H$2];[.M238])" office:value-type="float" office:value="900" calcext:value-type="float">
            <text:p>900</text:p>
          </table:table-cell>
          <table:table-cell table:formula="of:=OFFSET([.C$4];[.M239];0)" office:value-type="float" office:value="43760" calcext:value-type="float">
            <text:p>43760</text:p>
          </table:table-cell>
          <table:table-cell table:formula="of:=[.L23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39];0)&lt;=[.O2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15:41:21.723777" calcext:value-type="date">
            <text:p>2019-10-10 15:41:22</text:p>
          </table:table-cell>
          <table:table-cell table:style-name="ce7" table:formula="of:=[.A240]" office:value-type="date" office:date-value="2019-10-10T15:41:21.723777" calcext:value-type="date">
            <text:p>2019-10-10 15:41:22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15:41:21.72377685551" calcext:value-type="date">
            <text:p>12/30/99 03:41 P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=0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formula="of:=SUM(MOD(SUM([.L239]-[.L$2];[.T$2]);[.R$2]-[.L$2]);[.L$2])" office:value-type="time" office:time-value="PT16H39M59.999999999S" calcext:value-type="time">
            <text:p>16:40:00</text:p>
          </table:table-cell>
          <table:table-cell table:formula="of:=IF([.L240]&lt;[.L239];[.M239]+[.H$2];[.M239])" office:value-type="float" office:value="900" calcext:value-type="float">
            <text:p>900</text:p>
          </table:table-cell>
          <table:table-cell table:formula="of:=OFFSET([.C$4];[.M240];0)" office:value-type="float" office:value="43760" calcext:value-type="float">
            <text:p>43760</text:p>
          </table:table-cell>
          <table:table-cell table:formula="of:=[.L24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40];0)&lt;=[.O2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16:12:35.433575" calcext:value-type="date">
            <text:p>2019-10-10 16:12:35</text:p>
          </table:table-cell>
          <table:table-cell table:style-name="ce7" table:formula="of:=[.A241]" office:value-type="date" office:date-value="2019-10-10T16:12:35.433575" calcext:value-type="date">
            <text:p>2019-10-10 16:12:35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16:12:35.43357515708" calcext:value-type="date">
            <text:p>12/30/99 04:12 P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=0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240]-[.L$2];[.T$2]);[.R$2]-[.L$2]);[.L$2])" office:value-type="time" office:time-value="PT16H49M59.999999999S" calcext:value-type="time">
            <text:p>16:50:00</text:p>
          </table:table-cell>
          <table:table-cell table:formula="of:=IF([.L241]&lt;[.L240];[.M240]+[.H$2];[.M240])" office:value-type="float" office:value="900" calcext:value-type="float">
            <text:p>900</text:p>
          </table:table-cell>
          <table:table-cell table:formula="of:=OFFSET([.C$4];[.M241];0)" office:value-type="float" office:value="43760" calcext:value-type="float">
            <text:p>43760</text:p>
          </table:table-cell>
          <table:table-cell table:formula="of:=[.L24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41];0)&lt;=[.O2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15:30:58.455408" calcext:value-type="date">
            <text:p>2019-10-10 15:30:58</text:p>
          </table:table-cell>
          <table:table-cell table:style-name="ce7" table:formula="of:=[.A242]" office:value-type="date" office:date-value="2019-10-10T15:30:58.455408" calcext:value-type="date">
            <text:p>2019-10-10 15:30:58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15:30:58.45540759619" calcext:value-type="date">
            <text:p>12/30/99 03:30 P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=0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formula="of:=SUM(MOD(SUM([.L241]-[.L$2];[.T$2]);[.R$2]-[.L$2]);[.L$2])" office:value-type="time" office:time-value="PT16H59M59.999999999S" calcext:value-type="time">
            <text:p>17:00:00</text:p>
          </table:table-cell>
          <table:table-cell table:formula="of:=IF([.L242]&lt;[.L241];[.M241]+[.H$2];[.M241])" office:value-type="float" office:value="900" calcext:value-type="float">
            <text:p>900</text:p>
          </table:table-cell>
          <table:table-cell table:formula="of:=OFFSET([.C$4];[.M242];0)" office:value-type="float" office:value="43760" calcext:value-type="float">
            <text:p>43760</text:p>
          </table:table-cell>
          <table:table-cell table:formula="of:=[.L24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42];0)&lt;=[.O2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15:23:59.448841" calcext:value-type="date">
            <text:p>2019-10-10 15:23:59</text:p>
          </table:table-cell>
          <table:table-cell table:style-name="ce7" table:formula="of:=[.A243]" office:value-type="date" office:date-value="2019-10-10T15:23:59.448841" calcext:value-type="date">
            <text:p>2019-10-10 15:23:59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15:23:59.44884091616" calcext:value-type="date">
            <text:p>12/30/99 03:23 P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=0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formula="of:=SUM(MOD(SUM([.L242]-[.L$2];[.T$2]);[.R$2]-[.L$2]);[.L$2])" office:value-type="time" office:time-value="PT14H39M59.999999999S" calcext:value-type="time">
            <text:p>14:40:00</text:p>
          </table:table-cell>
          <table:table-cell table:formula="of:=IF([.L243]&lt;[.L242];[.M242]+[.H$2];[.M242])" office:value-type="float" office:value="960" calcext:value-type="float">
            <text:p>960</text:p>
          </table:table-cell>
          <table:table-cell table:formula="of:=OFFSET([.C$4];[.M243];0)" office:value-type="float" office:value="43761" calcext:value-type="float">
            <text:p>43761</text:p>
          </table:table-cell>
          <table:table-cell table:formula="of:=[.L243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15:40:13.15208" calcext:value-type="date">
            <text:p>2019-10-11 15:40:13</text:p>
          </table:table-cell>
          <table:table-cell table:style-name="ce7" table:formula="of:=[.A244]" office:value-type="date" office:date-value="2019-10-11T15:40:13.15208" calcext:value-type="date">
            <text:p>2019-10-11 15:40:13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15:40:13.1520795403" calcext:value-type="date">
            <text:p>12/30/99 03:40 P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=0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formula="of:=SUM(MOD(SUM([.L243]-[.L$2];[.T$2]);[.R$2]-[.L$2]);[.L$2])" office:value-type="time" office:time-value="PT14H49M59.999999999S" calcext:value-type="time">
            <text:p>14:50:00</text:p>
          </table:table-cell>
          <table:table-cell table:formula="of:=IF([.L244]&lt;[.L243];[.M243]+[.H$2];[.M243])" office:value-type="float" office:value="960" calcext:value-type="float">
            <text:p>960</text:p>
          </table:table-cell>
          <table:table-cell table:formula="of:=OFFSET([.C$4];[.M244];0)" office:value-type="float" office:value="43761" calcext:value-type="float">
            <text:p>43761</text:p>
          </table:table-cell>
          <table:table-cell table:formula="of:=[.L244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44];0)&lt;=[.O2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15:26:03.154935" calcext:value-type="date">
            <text:p>2019-10-11 15:26:03</text:p>
          </table:table-cell>
          <table:table-cell table:style-name="ce7" table:formula="of:=[.A245]" office:value-type="date" office:date-value="2019-10-11T15:26:03.154935" calcext:value-type="date">
            <text:p>2019-10-11 15:26:03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15:26:03.1549354177" calcext:value-type="date">
            <text:p>12/30/99 03:26 P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=0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formula="of:=SUM(MOD(SUM([.L244]-[.L$2];[.T$2]);[.R$2]-[.L$2]);[.L$2])" office:value-type="time" office:time-value="PT14H59M59.999999999S" calcext:value-type="time">
            <text:p>15:00:00</text:p>
          </table:table-cell>
          <table:table-cell table:formula="of:=IF([.L245]&lt;[.L244];[.M244]+[.H$2];[.M244])" office:value-type="float" office:value="960" calcext:value-type="float">
            <text:p>960</text:p>
          </table:table-cell>
          <table:table-cell table:formula="of:=OFFSET([.C$4];[.M245];0)" office:value-type="float" office:value="43761" calcext:value-type="float">
            <text:p>43761</text:p>
          </table:table-cell>
          <table:table-cell table:formula="of:=[.L245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45];0)&lt;=[.O2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15:38:39.922787" calcext:value-type="date">
            <text:p>2019-10-11 15:38:40</text:p>
          </table:table-cell>
          <table:table-cell table:style-name="ce7" table:formula="of:=[.A246]" office:value-type="date" office:date-value="2019-10-11T15:38:39.922787" calcext:value-type="date">
            <text:p>2019-10-11 15:38:40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15:38:39.9227867648" calcext:value-type="date">
            <text:p>12/30/99 03:38 P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=0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formula="of:=SUM(MOD(SUM([.L245]-[.L$2];[.T$2]);[.R$2]-[.L$2]);[.L$2])" office:value-type="time" office:time-value="PT15H09M59.999999999S" calcext:value-type="time">
            <text:p>15:10:00</text:p>
          </table:table-cell>
          <table:table-cell table:formula="of:=IF([.L246]&lt;[.L245];[.M245]+[.H$2];[.M245])" office:value-type="float" office:value="960" calcext:value-type="float">
            <text:p>960</text:p>
          </table:table-cell>
          <table:table-cell table:formula="of:=OFFSET([.C$4];[.M246];0)" office:value-type="float" office:value="43761" calcext:value-type="float">
            <text:p>43761</text:p>
          </table:table-cell>
          <table:table-cell table:formula="of:=[.L246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46];0)&lt;=[.O2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15:34:10.368508" calcext:value-type="date">
            <text:p>2019-10-11 15:34:10</text:p>
          </table:table-cell>
          <table:table-cell table:style-name="ce7" table:formula="of:=[.A247]" office:value-type="date" office:date-value="2019-10-11T15:34:10.368508" calcext:value-type="date">
            <text:p>2019-10-11 15:34:10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15:34:10.36850804463" calcext:value-type="date">
            <text:p>12/30/99 03:34 P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=0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246]-[.L$2];[.T$2]);[.R$2]-[.L$2]);[.L$2])" office:value-type="time" office:time-value="PT15H19M59.999999999S" calcext:value-type="time">
            <text:p>15:20:00</text:p>
          </table:table-cell>
          <table:table-cell table:formula="of:=IF([.L247]&lt;[.L246];[.M246]+[.H$2];[.M246])" office:value-type="float" office:value="960" calcext:value-type="float">
            <text:p>960</text:p>
          </table:table-cell>
          <table:table-cell table:formula="of:=OFFSET([.C$4];[.M247];0)" office:value-type="float" office:value="43761" calcext:value-type="float">
            <text:p>43761</text:p>
          </table:table-cell>
          <table:table-cell table:formula="of:=[.L247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47];0)&lt;=[.O2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15:37:47.899817" calcext:value-type="date">
            <text:p>2019-10-11 15:37:48</text:p>
          </table:table-cell>
          <table:table-cell table:style-name="ce7" table:formula="of:=[.A248]" office:value-type="date" office:date-value="2019-10-11T15:37:47.899817" calcext:value-type="date">
            <text:p>2019-10-11 15:37:48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15:37:47.89981720503" calcext:value-type="date">
            <text:p>12/30/99 03:37 P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=0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formula="of:=SUM(MOD(SUM([.L247]-[.L$2];[.T$2]);[.R$2]-[.L$2]);[.L$2])" office:value-type="time" office:time-value="PT15H29M59.999999999S" calcext:value-type="time">
            <text:p>15:30:00</text:p>
          </table:table-cell>
          <table:table-cell table:formula="of:=IF([.L248]&lt;[.L247];[.M247]+[.H$2];[.M247])" office:value-type="float" office:value="960" calcext:value-type="float">
            <text:p>960</text:p>
          </table:table-cell>
          <table:table-cell table:formula="of:=OFFSET([.C$4];[.M248];0)" office:value-type="float" office:value="43761" calcext:value-type="float">
            <text:p>43761</text:p>
          </table:table-cell>
          <table:table-cell table:formula="of:=[.L248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48];0)&lt;=[.O2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15:43:05.650612" calcext:value-type="date">
            <text:p>2019-10-11 15:43:06</text:p>
          </table:table-cell>
          <table:table-cell table:style-name="ce7" table:formula="of:=[.A249]" office:value-type="date" office:date-value="2019-10-11T15:43:05.650612" calcext:value-type="date">
            <text:p>2019-10-11 15:43:06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15:43:05.65061206464" calcext:value-type="date">
            <text:p>12/30/99 03:43 P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=0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formula="of:=SUM(MOD(SUM([.L248]-[.L$2];[.T$2]);[.R$2]-[.L$2]);[.L$2])" office:value-type="time" office:time-value="PT15H39M59.999999999S" calcext:value-type="time">
            <text:p>15:40:00</text:p>
          </table:table-cell>
          <table:table-cell table:formula="of:=IF([.L249]&lt;[.L248];[.M248]+[.H$2];[.M248])" office:value-type="float" office:value="960" calcext:value-type="float">
            <text:p>960</text:p>
          </table:table-cell>
          <table:table-cell table:formula="of:=OFFSET([.C$4];[.M249];0)" office:value-type="float" office:value="43761" calcext:value-type="float">
            <text:p>43761</text:p>
          </table:table-cell>
          <table:table-cell table:formula="of:=[.L249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49];0)&lt;=[.O2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15:17:03.746007" calcext:value-type="date">
            <text:p>2019-10-11 15:17:04</text:p>
          </table:table-cell>
          <table:table-cell table:style-name="ce7" table:formula="of:=[.A250]" office:value-type="date" office:date-value="2019-10-11T15:17:03.746007" calcext:value-type="date">
            <text:p>2019-10-11 15:17:04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15:17:03.74600744806" calcext:value-type="date">
            <text:p>12/30/99 03:17 P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=0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formula="of:=SUM(MOD(SUM([.L249]-[.L$2];[.T$2]);[.R$2]-[.L$2]);[.L$2])" office:value-type="time" office:time-value="PT15H49M59.999999999S" calcext:value-type="time">
            <text:p>15:50:00</text:p>
          </table:table-cell>
          <table:table-cell table:formula="of:=IF([.L250]&lt;[.L249];[.M249]+[.H$2];[.M249])" office:value-type="float" office:value="960" calcext:value-type="float">
            <text:p>960</text:p>
          </table:table-cell>
          <table:table-cell table:formula="of:=OFFSET([.C$4];[.M250];0)" office:value-type="float" office:value="43761" calcext:value-type="float">
            <text:p>43761</text:p>
          </table:table-cell>
          <table:table-cell table:formula="of:=[.L250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50];0)&lt;=[.O2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15:29:39.193102" calcext:value-type="date">
            <text:p>2019-10-11 15:29:39</text:p>
          </table:table-cell>
          <table:table-cell table:style-name="ce7" table:formula="of:=[.A251]" office:value-type="date" office:date-value="2019-10-11T15:29:39.193102" calcext:value-type="date">
            <text:p>2019-10-11 15:29:39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15:29:39.19310240541" calcext:value-type="date">
            <text:p>12/30/99 03:29 P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=0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formula="of:=SUM(MOD(SUM([.L250]-[.L$2];[.T$2]);[.R$2]-[.L$2]);[.L$2])" office:value-type="time" office:time-value="PT15H59M59.999999999S" calcext:value-type="time">
            <text:p>16:00:00</text:p>
          </table:table-cell>
          <table:table-cell table:formula="of:=IF([.L251]&lt;[.L250];[.M250]+[.H$2];[.M250])" office:value-type="float" office:value="960" calcext:value-type="float">
            <text:p>960</text:p>
          </table:table-cell>
          <table:table-cell table:formula="of:=OFFSET([.C$4];[.M251];0)" office:value-type="float" office:value="43761" calcext:value-type="float">
            <text:p>43761</text:p>
          </table:table-cell>
          <table:table-cell table:formula="of:=[.L251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51];0)&lt;=[.O2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15:12:53.066199" calcext:value-type="date">
            <text:p>2019-10-11 15:12:53</text:p>
          </table:table-cell>
          <table:table-cell table:style-name="ce7" table:formula="of:=[.A252]" office:value-type="date" office:date-value="2019-10-11T15:12:53.066199" calcext:value-type="date">
            <text:p>2019-10-11 15:12:53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15:12:53.0661988724" calcext:value-type="date">
            <text:p>12/30/99 03:12 P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=0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formula="of:=SUM(MOD(SUM([.L251]-[.L$2];[.T$2]);[.R$2]-[.L$2]);[.L$2])" office:value-type="time" office:time-value="PT16H09M59.999999999S" calcext:value-type="time">
            <text:p>16:10:00</text:p>
          </table:table-cell>
          <table:table-cell table:formula="of:=IF([.L252]&lt;[.L251];[.M251]+[.H$2];[.M251])" office:value-type="float" office:value="960" calcext:value-type="float">
            <text:p>960</text:p>
          </table:table-cell>
          <table:table-cell table:formula="of:=OFFSET([.C$4];[.M252];0)" office:value-type="float" office:value="43761" calcext:value-type="float">
            <text:p>43761</text:p>
          </table:table-cell>
          <table:table-cell table:formula="of:=[.L252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52];0)&lt;=[.O2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15:21:21.444657" calcext:value-type="date">
            <text:p>2019-10-11 15:21:21</text:p>
          </table:table-cell>
          <table:table-cell table:style-name="ce7" table:formula="of:=[.A253]" office:value-type="date" office:date-value="2019-10-11T15:21:21.444657" calcext:value-type="date">
            <text:p>2019-10-11 15:21:21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15:21:21.44465745427" calcext:value-type="date">
            <text:p>12/30/99 03:21 P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=0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252]-[.L$2];[.T$2]);[.R$2]-[.L$2]);[.L$2])" office:value-type="time" office:time-value="PT16H19M59.999999999S" calcext:value-type="time">
            <text:p>16:20:00</text:p>
          </table:table-cell>
          <table:table-cell table:formula="of:=IF([.L253]&lt;[.L252];[.M252]+[.H$2];[.M252])" office:value-type="float" office:value="960" calcext:value-type="float">
            <text:p>960</text:p>
          </table:table-cell>
          <table:table-cell table:formula="of:=OFFSET([.C$4];[.M253];0)" office:value-type="float" office:value="43761" calcext:value-type="float">
            <text:p>43761</text:p>
          </table:table-cell>
          <table:table-cell table:formula="of:=[.L253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3];0)&lt;=[.O2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15:43:44.509146" calcext:value-type="date">
            <text:p>2019-10-11 15:43:45</text:p>
          </table:table-cell>
          <table:table-cell table:style-name="ce7" table:formula="of:=[.A254]" office:value-type="date" office:date-value="2019-10-11T15:43:44.509146" calcext:value-type="date">
            <text:p>2019-10-11 15:43:45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15:43:44.50914639048" calcext:value-type="date">
            <text:p>12/30/99 03:43 P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=0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formula="of:=SUM(MOD(SUM([.L253]-[.L$2];[.T$2]);[.R$2]-[.L$2]);[.L$2])" office:value-type="time" office:time-value="PT16H29M59.999999999S" calcext:value-type="time">
            <text:p>16:30:00</text:p>
          </table:table-cell>
          <table:table-cell table:formula="of:=IF([.L254]&lt;[.L253];[.M253]+[.H$2];[.M253])" office:value-type="float" office:value="960" calcext:value-type="float">
            <text:p>960</text:p>
          </table:table-cell>
          <table:table-cell table:formula="of:=OFFSET([.C$4];[.M254];0)" office:value-type="float" office:value="43761" calcext:value-type="float">
            <text:p>43761</text:p>
          </table:table-cell>
          <table:table-cell table:formula="of:=[.L254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15:44:29.344645" calcext:value-type="date">
            <text:p>2019-10-11 15:44:29</text:p>
          </table:table-cell>
          <table:table-cell table:style-name="ce7" table:formula="of:=[.A255]" office:value-type="date" office:date-value="2019-10-11T15:44:29.344645" calcext:value-type="date">
            <text:p>2019-10-11 15:44:29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15:44:29.34464487713" calcext:value-type="date">
            <text:p>12/30/99 03:44 P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=0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formula="of:=SUM(MOD(SUM([.L254]-[.L$2];[.T$2]);[.R$2]-[.L$2]);[.L$2])" office:value-type="time" office:time-value="PT16H39M59.999999999S" calcext:value-type="time">
            <text:p>16:40:00</text:p>
          </table:table-cell>
          <table:table-cell table:formula="of:=IF([.L255]&lt;[.L254];[.M254]+[.H$2];[.M254])" office:value-type="float" office:value="960" calcext:value-type="float">
            <text:p>960</text:p>
          </table:table-cell>
          <table:table-cell table:formula="of:=OFFSET([.C$4];[.M255];0)" office:value-type="float" office:value="43761" calcext:value-type="float">
            <text:p>43761</text:p>
          </table:table-cell>
          <table:table-cell table:formula="of:=[.L255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55];0)&lt;=[.O2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15:25:00.393095" calcext:value-type="date">
            <text:p>2019-10-11 15:25:00</text:p>
          </table:table-cell>
          <table:table-cell table:style-name="ce7" table:formula="of:=[.A256]" office:value-type="date" office:date-value="2019-10-11T15:25:00.393095" calcext:value-type="date">
            <text:p>2019-10-11 15:25:00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15:25:00.39309519343" calcext:value-type="date">
            <text:p>12/30/99 03:25 P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=0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formula="of:=SUM(MOD(SUM([.L255]-[.L$2];[.T$2]);[.R$2]-[.L$2]);[.L$2])" office:value-type="time" office:time-value="PT16H49M59.999999999S" calcext:value-type="time">
            <text:p>16:50:00</text:p>
          </table:table-cell>
          <table:table-cell table:formula="of:=IF([.L256]&lt;[.L255];[.M255]+[.H$2];[.M255])" office:value-type="float" office:value="960" calcext:value-type="float">
            <text:p>960</text:p>
          </table:table-cell>
          <table:table-cell table:formula="of:=OFFSET([.C$4];[.M256];0)" office:value-type="float" office:value="43761" calcext:value-type="float">
            <text:p>43761</text:p>
          </table:table-cell>
          <table:table-cell table:formula="of:=[.L256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56];0)&lt;=[.O2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16:01:42.947035" calcext:value-type="date">
            <text:p>2019-10-11 16:01:43</text:p>
          </table:table-cell>
          <table:table-cell table:style-name="ce7" table:formula="of:=[.A257]" office:value-type="date" office:date-value="2019-10-11T16:01:42.947035" calcext:value-type="date">
            <text:p>2019-10-11 16:01:43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16:01:42.94703494292" calcext:value-type="date">
            <text:p>12/30/99 04:01 P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=0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formula="of:=SUM(MOD(SUM([.L256]-[.L$2];[.T$2]);[.R$2]-[.L$2]);[.L$2])" office:value-type="time" office:time-value="PT16H59M59.999999999S" calcext:value-type="time">
            <text:p>17:00:00</text:p>
          </table:table-cell>
          <table:table-cell table:formula="of:=IF([.L257]&lt;[.L256];[.M256]+[.H$2];[.M256])" office:value-type="float" office:value="960" calcext:value-type="float">
            <text:p>960</text:p>
          </table:table-cell>
          <table:table-cell table:formula="of:=OFFSET([.C$4];[.M257];0)" office:value-type="float" office:value="43761" calcext:value-type="float">
            <text:p>43761</text:p>
          </table:table-cell>
          <table:table-cell table:formula="of:=[.L257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15:29:40.117629" calcext:value-type="date">
            <text:p>2019-10-11 15:29:40</text:p>
          </table:table-cell>
          <table:table-cell table:style-name="ce7" table:formula="of:=[.A258]" office:value-type="date" office:date-value="2019-10-11T15:29:40.117629" calcext:value-type="date">
            <text:p>2019-10-11 15:29:40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15:29:40.11762904935" calcext:value-type="date">
            <text:p>12/30/99 03:29 P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=0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formula="of:=SUM(MOD(SUM([.L257]-[.L$2];[.T$2]);[.R$2]-[.L$2]);[.L$2])" office:value-type="time" office:time-value="PT14H39M59.999999999S" calcext:value-type="time">
            <text:p>14:40:00</text:p>
          </table:table-cell>
          <table:table-cell table:formula="of:=IF([.L258]&lt;[.L257];[.M257]+[.H$2];[.M257])" office:value-type="float" office:value="1020" calcext:value-type="float">
            <text:p>1020</text:p>
          </table:table-cell>
          <table:table-cell table:formula="of:=OFFSET([.C$4];[.M258];0)" office:value-type="float" office:value="43762" calcext:value-type="float">
            <text:p>43762</text:p>
          </table:table-cell>
          <table:table-cell table:formula="of:=[.L25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58];0)&lt;=[.O2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16:00:38.658326" calcext:value-type="date">
            <text:p>2019-10-11 16:00:39</text:p>
          </table:table-cell>
          <table:table-cell table:style-name="ce7" table:formula="of:=[.A259]" office:value-type="date" office:date-value="2019-10-11T16:00:38.658326" calcext:value-type="date">
            <text:p>2019-10-11 16:00:39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16:00:38.65832649171" calcext:value-type="date">
            <text:p>12/30/99 04:00 P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=0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258]-[.L$2];[.T$2]);[.R$2]-[.L$2]);[.L$2])" office:value-type="time" office:time-value="PT14H49M59.999999999S" calcext:value-type="time">
            <text:p>14:50:00</text:p>
          </table:table-cell>
          <table:table-cell table:formula="of:=IF([.L259]&lt;[.L258];[.M258]+[.H$2];[.M258])" office:value-type="float" office:value="1020" calcext:value-type="float">
            <text:p>1020</text:p>
          </table:table-cell>
          <table:table-cell table:formula="of:=OFFSET([.C$4];[.M259];0)" office:value-type="float" office:value="43762" calcext:value-type="float">
            <text:p>43762</text:p>
          </table:table-cell>
          <table:table-cell table:formula="of:=[.L25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9];0)&lt;=[.O2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16:01:15.838669" calcext:value-type="date">
            <text:p>2019-10-11 16:01:16</text:p>
          </table:table-cell>
          <table:table-cell table:style-name="ce7" table:formula="of:=[.A260]" office:value-type="date" office:date-value="2019-10-11T16:01:15.838669" calcext:value-type="date">
            <text:p>2019-10-11 16:01:16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16:01:15.83866948262" calcext:value-type="date">
            <text:p>12/30/99 04:01 P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=0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formula="of:=SUM(MOD(SUM([.L259]-[.L$2];[.T$2]);[.R$2]-[.L$2]);[.L$2])" office:value-type="time" office:time-value="PT14H59M59.999999999S" calcext:value-type="time">
            <text:p>15:00:00</text:p>
          </table:table-cell>
          <table:table-cell table:formula="of:=IF([.L260]&lt;[.L259];[.M259]+[.H$2];[.M259])" office:value-type="float" office:value="1020" calcext:value-type="float">
            <text:p>1020</text:p>
          </table:table-cell>
          <table:table-cell table:formula="of:=OFFSET([.C$4];[.M260];0)" office:value-type="float" office:value="43762" calcext:value-type="float">
            <text:p>43762</text:p>
          </table:table-cell>
          <table:table-cell table:formula="of:=[.L26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60];0)&lt;=[.O2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15:30:48.273204" calcext:value-type="date">
            <text:p>2019-10-11 15:30:48</text:p>
          </table:table-cell>
          <table:table-cell table:style-name="ce7" table:formula="of:=[.A261]" office:value-type="date" office:date-value="2019-10-11T15:30:48.273204" calcext:value-type="date">
            <text:p>2019-10-11 15:30:48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15:30:48.27320384793" calcext:value-type="date">
            <text:p>12/30/99 03:30 P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=0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260]-[.L$2];[.T$2]);[.R$2]-[.L$2]);[.L$2])" office:value-type="time" office:time-value="PT15H09M59.999999999S" calcext:value-type="time">
            <text:p>15:10:00</text:p>
          </table:table-cell>
          <table:table-cell table:formula="of:=IF([.L261]&lt;[.L260];[.M260]+[.H$2];[.M260])" office:value-type="float" office:value="1020" calcext:value-type="float">
            <text:p>1020</text:p>
          </table:table-cell>
          <table:table-cell table:formula="of:=OFFSET([.C$4];[.M261];0)" office:value-type="float" office:value="43762" calcext:value-type="float">
            <text:p>43762</text:p>
          </table:table-cell>
          <table:table-cell table:formula="of:=[.L26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61];0)&lt;=[.O2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15:23:02.386857" calcext:value-type="date">
            <text:p>2019-10-11 15:23:02</text:p>
          </table:table-cell>
          <table:table-cell table:style-name="ce7" table:formula="of:=[.A262]" office:value-type="date" office:date-value="2019-10-11T15:23:02.386857" calcext:value-type="date">
            <text:p>2019-10-11 15:23:02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15:23:02.38685661927" calcext:value-type="date">
            <text:p>12/30/99 03:23 P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=0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formula="of:=SUM(MOD(SUM([.L261]-[.L$2];[.T$2]);[.R$2]-[.L$2]);[.L$2])" office:value-type="time" office:time-value="PT15H19M59.999999999S" calcext:value-type="time">
            <text:p>15:20:00</text:p>
          </table:table-cell>
          <table:table-cell table:formula="of:=IF([.L262]&lt;[.L261];[.M261]+[.H$2];[.M261])" office:value-type="float" office:value="1020" calcext:value-type="float">
            <text:p>1020</text:p>
          </table:table-cell>
          <table:table-cell table:formula="of:=OFFSET([.C$4];[.M262];0)" office:value-type="float" office:value="43762" calcext:value-type="float">
            <text:p>43762</text:p>
          </table:table-cell>
          <table:table-cell table:formula="of:=[.L26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62];0)&lt;=[.O2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15:43:38.466574" calcext:value-type="date">
            <text:p>2019-10-11 15:43:38</text:p>
          </table:table-cell>
          <table:table-cell table:style-name="ce7" table:formula="of:=[.A263]" office:value-type="date" office:date-value="2019-10-11T15:43:38.466574" calcext:value-type="date">
            <text:p>2019-10-11 15:43:38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15:43:38.46657393035" calcext:value-type="date">
            <text:p>12/30/99 03:43 P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=0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formula="of:=SUM(MOD(SUM([.L262]-[.L$2];[.T$2]);[.R$2]-[.L$2]);[.L$2])" office:value-type="time" office:time-value="PT15H29M59.999999999S" calcext:value-type="time">
            <text:p>15:30:00</text:p>
          </table:table-cell>
          <table:table-cell table:formula="of:=IF([.L263]&lt;[.L262];[.M262]+[.H$2];[.M262])" office:value-type="float" office:value="1020" calcext:value-type="float">
            <text:p>1020</text:p>
          </table:table-cell>
          <table:table-cell table:formula="of:=OFFSET([.C$4];[.M263];0)" office:value-type="float" office:value="43762" calcext:value-type="float">
            <text:p>43762</text:p>
          </table:table-cell>
          <table:table-cell table:formula="of:=[.L26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63];0)&lt;=[.O2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15:29:44.080495" calcext:value-type="date">
            <text:p>2019-10-11 15:29:44</text:p>
          </table:table-cell>
          <table:table-cell table:style-name="ce7" table:formula="of:=[.A264]" office:value-type="date" office:date-value="2019-10-11T15:29:44.080495" calcext:value-type="date">
            <text:p>2019-10-11 15:29:44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15:29:44.08049480058" calcext:value-type="date">
            <text:p>12/30/99 03:29 P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=0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formula="of:=SUM(MOD(SUM([.L263]-[.L$2];[.T$2]);[.R$2]-[.L$2]);[.L$2])" office:value-type="time" office:time-value="PT15H39M59.999999999S" calcext:value-type="time">
            <text:p>15:40:00</text:p>
          </table:table-cell>
          <table:table-cell table:formula="of:=IF([.L264]&lt;[.L263];[.M263]+[.H$2];[.M263])" office:value-type="float" office:value="1020" calcext:value-type="float">
            <text:p>1020</text:p>
          </table:table-cell>
          <table:table-cell table:formula="of:=OFFSET([.C$4];[.M264];0)" office:value-type="float" office:value="43762" calcext:value-type="float">
            <text:p>43762</text:p>
          </table:table-cell>
          <table:table-cell table:formula="of:=[.L26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64];0)&lt;=[.O2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15:29:23.417343" calcext:value-type="date">
            <text:p>2019-10-11 15:29:23</text:p>
          </table:table-cell>
          <table:table-cell table:style-name="ce7" table:formula="of:=[.A265]" office:value-type="date" office:date-value="2019-10-11T15:29:23.417343" calcext:value-type="date">
            <text:p>2019-10-11 15:29:23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15:29:23.41734307352" calcext:value-type="date">
            <text:p>12/30/99 03:29 P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=0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264]-[.L$2];[.T$2]);[.R$2]-[.L$2]);[.L$2])" office:value-type="time" office:time-value="PT15H49M59.999999999S" calcext:value-type="time">
            <text:p>15:50:00</text:p>
          </table:table-cell>
          <table:table-cell table:formula="of:=IF([.L265]&lt;[.L264];[.M264]+[.H$2];[.M264])" office:value-type="float" office:value="1020" calcext:value-type="float">
            <text:p>1020</text:p>
          </table:table-cell>
          <table:table-cell table:formula="of:=OFFSET([.C$4];[.M265];0)" office:value-type="float" office:value="43762" calcext:value-type="float">
            <text:p>43762</text:p>
          </table:table-cell>
          <table:table-cell table:formula="of:=[.L26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65];0)&lt;=[.O2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16:15:40.597954" calcext:value-type="date">
            <text:p>2019-10-11 16:15:41</text:p>
          </table:table-cell>
          <table:table-cell table:style-name="ce7" table:formula="of:=[.A266]" office:value-type="date" office:date-value="2019-10-11T16:15:40.597954" calcext:value-type="date">
            <text:p>2019-10-11 16:15:41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16:15:40.59795378707" calcext:value-type="date">
            <text:p>12/30/99 04:15 P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=0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formula="of:=SUM(MOD(SUM([.L265]-[.L$2];[.T$2]);[.R$2]-[.L$2]);[.L$2])" office:value-type="time" office:time-value="PT15H59M59.999999999S" calcext:value-type="time">
            <text:p>16:00:00</text:p>
          </table:table-cell>
          <table:table-cell table:formula="of:=IF([.L266]&lt;[.L265];[.M265]+[.H$2];[.M265])" office:value-type="float" office:value="1020" calcext:value-type="float">
            <text:p>1020</text:p>
          </table:table-cell>
          <table:table-cell table:formula="of:=OFFSET([.C$4];[.M266];0)" office:value-type="float" office:value="43762" calcext:value-type="float">
            <text:p>43762</text:p>
          </table:table-cell>
          <table:table-cell table:formula="of:=[.L26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66];0)&lt;=[.O2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16:03:01.357774" calcext:value-type="date">
            <text:p>2019-10-11 16:03:01</text:p>
          </table:table-cell>
          <table:table-cell table:style-name="ce7" table:formula="of:=[.A267]" office:value-type="date" office:date-value="2019-10-11T16:03:01.357774" calcext:value-type="date">
            <text:p>2019-10-11 16:03:01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16:03:01.35777439456" calcext:value-type="date">
            <text:p>12/30/99 04:03 P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=0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266]-[.L$2];[.T$2]);[.R$2]-[.L$2]);[.L$2])" office:value-type="time" office:time-value="PT16H09M59.999999999S" calcext:value-type="time">
            <text:p>16:10:00</text:p>
          </table:table-cell>
          <table:table-cell table:formula="of:=IF([.L267]&lt;[.L266];[.M266]+[.H$2];[.M266])" office:value-type="float" office:value="1020" calcext:value-type="float">
            <text:p>1020</text:p>
          </table:table-cell>
          <table:table-cell table:formula="of:=OFFSET([.C$4];[.M267];0)" office:value-type="float" office:value="43762" calcext:value-type="float">
            <text:p>43762</text:p>
          </table:table-cell>
          <table:table-cell table:formula="of:=[.L26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67];0)&lt;=[.O2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15:33:54.917597" calcext:value-type="date">
            <text:p>2019-10-11 15:33:55</text:p>
          </table:table-cell>
          <table:table-cell table:style-name="ce7" table:formula="of:=[.A268]" office:value-type="date" office:date-value="2019-10-11T15:33:54.917597" calcext:value-type="date">
            <text:p>2019-10-11 15:33:55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15:33:54.91759733297" calcext:value-type="date">
            <text:p>12/30/99 03:33 P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=0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formula="of:=SUM(MOD(SUM([.L267]-[.L$2];[.T$2]);[.R$2]-[.L$2]);[.L$2])" office:value-type="time" office:time-value="PT16H19M59.999999999S" calcext:value-type="time">
            <text:p>16:20:00</text:p>
          </table:table-cell>
          <table:table-cell table:formula="of:=IF([.L268]&lt;[.L267];[.M267]+[.H$2];[.M267])" office:value-type="float" office:value="1020" calcext:value-type="float">
            <text:p>1020</text:p>
          </table:table-cell>
          <table:table-cell table:formula="of:=OFFSET([.C$4];[.M268];0)" office:value-type="float" office:value="43762" calcext:value-type="float">
            <text:p>43762</text:p>
          </table:table-cell>
          <table:table-cell table:formula="of:=[.L26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68];0)&lt;=[.O2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15:50:04.222162" calcext:value-type="date">
            <text:p>2019-10-11 15:50:04</text:p>
          </table:table-cell>
          <table:table-cell table:style-name="ce7" table:formula="of:=[.A269]" office:value-type="date" office:date-value="2019-10-11T15:50:04.222162" calcext:value-type="date">
            <text:p>2019-10-11 15:50:04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15:50:04.22216174193" calcext:value-type="date">
            <text:p>12/30/99 03:50 P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=0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formula="of:=SUM(MOD(SUM([.L268]-[.L$2];[.T$2]);[.R$2]-[.L$2]);[.L$2])" office:value-type="time" office:time-value="PT16H29M59.999999999S" calcext:value-type="time">
            <text:p>16:30:00</text:p>
          </table:table-cell>
          <table:table-cell table:formula="of:=IF([.L269]&lt;[.L268];[.M268]+[.H$2];[.M268])" office:value-type="float" office:value="1020" calcext:value-type="float">
            <text:p>1020</text:p>
          </table:table-cell>
          <table:table-cell table:formula="of:=OFFSET([.C$4];[.M269];0)" office:value-type="float" office:value="43762" calcext:value-type="float">
            <text:p>43762</text:p>
          </table:table-cell>
          <table:table-cell table:formula="of:=[.L26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69];0)&lt;=[.O2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15:47:51.043208" calcext:value-type="date">
            <text:p>2019-10-11 15:47:51</text:p>
          </table:table-cell>
          <table:table-cell table:style-name="ce7" table:formula="of:=[.A270]" office:value-type="date" office:date-value="2019-10-11T15:47:51.043208" calcext:value-type="date">
            <text:p>2019-10-11 15:47:51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15:47:51.04320824146" calcext:value-type="date">
            <text:p>12/30/99 03:47 P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=0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formula="of:=SUM(MOD(SUM([.L269]-[.L$2];[.T$2]);[.R$2]-[.L$2]);[.L$2])" office:value-type="time" office:time-value="PT16H39M59.999999999S" calcext:value-type="time">
            <text:p>16:40:00</text:p>
          </table:table-cell>
          <table:table-cell table:formula="of:=IF([.L270]&lt;[.L269];[.M269]+[.H$2];[.M269])" office:value-type="float" office:value="1020" calcext:value-type="float">
            <text:p>1020</text:p>
          </table:table-cell>
          <table:table-cell table:formula="of:=OFFSET([.C$4];[.M270];0)" office:value-type="float" office:value="43762" calcext:value-type="float">
            <text:p>43762</text:p>
          </table:table-cell>
          <table:table-cell table:formula="of:=[.L27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0];0)&lt;=[.O2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15:33:17.521136" calcext:value-type="date">
            <text:p>2019-10-11 15:33:18</text:p>
          </table:table-cell>
          <table:table-cell table:style-name="ce7" table:formula="of:=[.A271]" office:value-type="date" office:date-value="2019-10-11T15:33:17.521136" calcext:value-type="date">
            <text:p>2019-10-11 15:33:18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15:33:17.52113639843" calcext:value-type="date">
            <text:p>12/30/99 03:33 P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=0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270]-[.L$2];[.T$2]);[.R$2]-[.L$2]);[.L$2])" office:value-type="time" office:time-value="PT16H49M59.999999999S" calcext:value-type="time">
            <text:p>16:50:00</text:p>
          </table:table-cell>
          <table:table-cell table:formula="of:=IF([.L271]&lt;[.L270];[.M270]+[.H$2];[.M270])" office:value-type="float" office:value="1020" calcext:value-type="float">
            <text:p>1020</text:p>
          </table:table-cell>
          <table:table-cell table:formula="of:=OFFSET([.C$4];[.M271];0)" office:value-type="float" office:value="43762" calcext:value-type="float">
            <text:p>43762</text:p>
          </table:table-cell>
          <table:table-cell table:formula="of:=[.L27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71];0)&lt;=[.O2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15:53:35.538179" calcext:value-type="date">
            <text:p>2019-10-11 15:53:36</text:p>
          </table:table-cell>
          <table:table-cell table:style-name="ce7" table:formula="of:=[.A272]" office:value-type="date" office:date-value="2019-10-11T15:53:35.538179" calcext:value-type="date">
            <text:p>2019-10-11 15:53:36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15:53:35.53817884997" calcext:value-type="date">
            <text:p>12/30/99 03:53 P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=0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formula="of:=SUM(MOD(SUM([.L271]-[.L$2];[.T$2]);[.R$2]-[.L$2]);[.L$2])" office:value-type="time" office:time-value="PT16H59M59.999999999S" calcext:value-type="time">
            <text:p>17:00:00</text:p>
          </table:table-cell>
          <table:table-cell table:formula="of:=IF([.L272]&lt;[.L271];[.M271]+[.H$2];[.M271])" office:value-type="float" office:value="1020" calcext:value-type="float">
            <text:p>1020</text:p>
          </table:table-cell>
          <table:table-cell table:formula="of:=OFFSET([.C$4];[.M272];0)" office:value-type="float" office:value="43762" calcext:value-type="float">
            <text:p>43762</text:p>
          </table:table-cell>
          <table:table-cell table:formula="of:=[.L27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15:18:22.990569" calcext:value-type="date">
            <text:p>2019-10-11 15:18:23</text:p>
          </table:table-cell>
          <table:table-cell table:style-name="ce7" table:formula="of:=[.A273]" office:value-type="date" office:date-value="2019-10-11T15:18:22.990569" calcext:value-type="date">
            <text:p>2019-10-11 15:18:23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15:18:22.99056856893" calcext:value-type="date">
            <text:p>12/30/99 03:18 P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=0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272]-[.L$2];[.T$2]);[.R$2]-[.L$2]);[.L$2])" office:value-type="time" office:time-value="PT14H39M59.999999999S" calcext:value-type="time">
            <text:p>14:40:00</text:p>
          </table:table-cell>
          <table:table-cell table:formula="of:=IF([.L273]&lt;[.L272];[.M272]+[.H$2];[.M272])" office:value-type="float" office:value="1080" calcext:value-type="float">
            <text:p>1080</text:p>
          </table:table-cell>
          <table:table-cell table:formula="of:=OFFSET([.C$4];[.M273];0)" office:value-type="float" office:value="43763" calcext:value-type="float">
            <text:p>43763</text:p>
          </table:table-cell>
          <table:table-cell table:formula="of:=[.L273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73];0)&lt;=[.O2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15:19:51.049725" calcext:value-type="date">
            <text:p>2019-10-11 15:19:51</text:p>
          </table:table-cell>
          <table:table-cell table:style-name="ce7" table:formula="of:=[.A274]" office:value-type="date" office:date-value="2019-10-11T15:19:51.049725" calcext:value-type="date">
            <text:p>2019-10-11 15:19:51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15:19:51.04972493369" calcext:value-type="date">
            <text:p>12/30/99 03:19 P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=0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formula="of:=SUM(MOD(SUM([.L273]-[.L$2];[.T$2]);[.R$2]-[.L$2]);[.L$2])" office:value-type="time" office:time-value="PT14H49M59.999999999S" calcext:value-type="time">
            <text:p>14:50:00</text:p>
          </table:table-cell>
          <table:table-cell table:formula="of:=IF([.L274]&lt;[.L273];[.M273]+[.H$2];[.M273])" office:value-type="float" office:value="1080" calcext:value-type="float">
            <text:p>1080</text:p>
          </table:table-cell>
          <table:table-cell table:formula="of:=OFFSET([.C$4];[.M274];0)" office:value-type="float" office:value="43763" calcext:value-type="float">
            <text:p>43763</text:p>
          </table:table-cell>
          <table:table-cell table:formula="of:=[.L274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74];0)&lt;=[.O2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15:31:42.237313" calcext:value-type="date">
            <text:p>2019-10-11 15:31:42</text:p>
          </table:table-cell>
          <table:table-cell table:style-name="ce7" table:formula="of:=[.A275]" office:value-type="date" office:date-value="2019-10-11T15:31:42.237313" calcext:value-type="date">
            <text:p>2019-10-11 15:31:42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15:31:42.23731342703" calcext:value-type="date">
            <text:p>12/30/99 03:31 P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=0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formula="of:=SUM(MOD(SUM([.L274]-[.L$2];[.T$2]);[.R$2]-[.L$2]);[.L$2])" office:value-type="time" office:time-value="PT14H59M59.999999999S" calcext:value-type="time">
            <text:p>15:00:00</text:p>
          </table:table-cell>
          <table:table-cell table:formula="of:=IF([.L275]&lt;[.L274];[.M274]+[.H$2];[.M274])" office:value-type="float" office:value="1080" calcext:value-type="float">
            <text:p>1080</text:p>
          </table:table-cell>
          <table:table-cell table:formula="of:=OFFSET([.C$4];[.M275];0)" office:value-type="float" office:value="43763" calcext:value-type="float">
            <text:p>43763</text:p>
          </table:table-cell>
          <table:table-cell table:formula="of:=[.L275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75];0)&lt;=[.O2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15:56:31.721291" calcext:value-type="date">
            <text:p>2019-10-11 15:56:32</text:p>
          </table:table-cell>
          <table:table-cell table:style-name="ce7" table:formula="of:=[.A276]" office:value-type="date" office:date-value="2019-10-11T15:56:31.721291" calcext:value-type="date">
            <text:p>2019-10-11 15:56:32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15:56:31.72129081562" calcext:value-type="date">
            <text:p>12/30/99 03:56 P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=0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formula="of:=SUM(MOD(SUM([.L275]-[.L$2];[.T$2]);[.R$2]-[.L$2]);[.L$2])" office:value-type="time" office:time-value="PT15H09M59.999999999S" calcext:value-type="time">
            <text:p>15:10:00</text:p>
          </table:table-cell>
          <table:table-cell table:formula="of:=IF([.L276]&lt;[.L275];[.M275]+[.H$2];[.M275])" office:value-type="float" office:value="1080" calcext:value-type="float">
            <text:p>1080</text:p>
          </table:table-cell>
          <table:table-cell table:formula="of:=OFFSET([.C$4];[.M276];0)" office:value-type="float" office:value="43763" calcext:value-type="float">
            <text:p>43763</text:p>
          </table:table-cell>
          <table:table-cell table:formula="of:=[.L276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6];0)&lt;=[.O2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15:40:04.306842" calcext:value-type="date">
            <text:p>2019-10-11 15:40:04</text:p>
          </table:table-cell>
          <table:table-cell table:style-name="ce7" table:formula="of:=[.A277]" office:value-type="date" office:date-value="2019-10-11T15:40:04.306842" calcext:value-type="date">
            <text:p>2019-10-11 15:40:04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15:40:04.30684236344" calcext:value-type="date">
            <text:p>12/30/99 03:40 P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=0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276]-[.L$2];[.T$2]);[.R$2]-[.L$2]);[.L$2])" office:value-type="time" office:time-value="PT15H19M59.999999999S" calcext:value-type="time">
            <text:p>15:20:00</text:p>
          </table:table-cell>
          <table:table-cell table:formula="of:=IF([.L277]&lt;[.L276];[.M276]+[.H$2];[.M276])" office:value-type="float" office:value="1080" calcext:value-type="float">
            <text:p>1080</text:p>
          </table:table-cell>
          <table:table-cell table:formula="of:=OFFSET([.C$4];[.M277];0)" office:value-type="float" office:value="43763" calcext:value-type="float">
            <text:p>43763</text:p>
          </table:table-cell>
          <table:table-cell table:formula="of:=[.L277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77];0)&lt;=[.O2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15:41:41.982738" calcext:value-type="date">
            <text:p>2019-10-11 15:41:42</text:p>
          </table:table-cell>
          <table:table-cell table:style-name="ce7" table:formula="of:=[.A278]" office:value-type="date" office:date-value="2019-10-11T15:41:41.982738" calcext:value-type="date">
            <text:p>2019-10-11 15:41:42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15:41:41.98273833375" calcext:value-type="date">
            <text:p>12/30/99 03:41 P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=0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formula="of:=SUM(MOD(SUM([.L277]-[.L$2];[.T$2]);[.R$2]-[.L$2]);[.L$2])" office:value-type="time" office:time-value="PT15H29M59.999999999S" calcext:value-type="time">
            <text:p>15:30:00</text:p>
          </table:table-cell>
          <table:table-cell table:formula="of:=IF([.L278]&lt;[.L277];[.M277]+[.H$2];[.M277])" office:value-type="float" office:value="1080" calcext:value-type="float">
            <text:p>1080</text:p>
          </table:table-cell>
          <table:table-cell table:formula="of:=OFFSET([.C$4];[.M278];0)" office:value-type="float" office:value="43763" calcext:value-type="float">
            <text:p>43763</text:p>
          </table:table-cell>
          <table:table-cell table:formula="of:=[.L278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78];0)&lt;=[.O2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15:31:00.595341" calcext:value-type="date">
            <text:p>2019-10-11 15:31:01</text:p>
          </table:table-cell>
          <table:table-cell table:style-name="ce7" table:formula="of:=[.A279]" office:value-type="date" office:date-value="2019-10-11T15:31:00.595341" calcext:value-type="date">
            <text:p>2019-10-11 15:31:01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15:31:00.59534079395" calcext:value-type="date">
            <text:p>12/30/99 03:31 P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=0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278]-[.L$2];[.T$2]);[.R$2]-[.L$2]);[.L$2])" office:value-type="time" office:time-value="PT15H39M59.999999999S" calcext:value-type="time">
            <text:p>15:40:00</text:p>
          </table:table-cell>
          <table:table-cell table:formula="of:=IF([.L279]&lt;[.L278];[.M278]+[.H$2];[.M278])" office:value-type="float" office:value="1080" calcext:value-type="float">
            <text:p>1080</text:p>
          </table:table-cell>
          <table:table-cell table:formula="of:=OFFSET([.C$4];[.M279];0)" office:value-type="float" office:value="43763" calcext:value-type="float">
            <text:p>43763</text:p>
          </table:table-cell>
          <table:table-cell table:formula="of:=[.L279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79];0)&lt;=[.O2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15:16:16.961869" calcext:value-type="date">
            <text:p>2019-10-11 15:16:17</text:p>
          </table:table-cell>
          <table:table-cell table:style-name="ce7" table:formula="of:=[.A280]" office:value-type="date" office:date-value="2019-10-11T15:16:16.961869" calcext:value-type="date">
            <text:p>2019-10-11 15:16:17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15:16:16.96186923422" calcext:value-type="date">
            <text:p>12/30/99 03:16 P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=0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formula="of:=SUM(MOD(SUM([.L279]-[.L$2];[.T$2]);[.R$2]-[.L$2]);[.L$2])" office:value-type="time" office:time-value="PT15H49M59.999999999S" calcext:value-type="time">
            <text:p>15:50:00</text:p>
          </table:table-cell>
          <table:table-cell table:formula="of:=IF([.L280]&lt;[.L279];[.M279]+[.H$2];[.M279])" office:value-type="float" office:value="1080" calcext:value-type="float">
            <text:p>1080</text:p>
          </table:table-cell>
          <table:table-cell table:formula="of:=OFFSET([.C$4];[.M280];0)" office:value-type="float" office:value="43763" calcext:value-type="float">
            <text:p>43763</text:p>
          </table:table-cell>
          <table:table-cell table:formula="of:=[.L280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80];0)&lt;=[.O2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15:48:09.115714" calcext:value-type="date">
            <text:p>2019-10-11 15:48:09</text:p>
          </table:table-cell>
          <table:table-cell table:style-name="ce7" table:formula="of:=[.A281]" office:value-type="date" office:date-value="2019-10-11T15:48:09.115714" calcext:value-type="date">
            <text:p>2019-10-11 15:48:09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15:48:09.11571444478" calcext:value-type="date">
            <text:p>12/30/99 03:48 P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=0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formula="of:=SUM(MOD(SUM([.L280]-[.L$2];[.T$2]);[.R$2]-[.L$2]);[.L$2])" office:value-type="time" office:time-value="PT15H59M59.999999999S" calcext:value-type="time">
            <text:p>16:00:00</text:p>
          </table:table-cell>
          <table:table-cell table:formula="of:=IF([.L281]&lt;[.L280];[.M280]+[.H$2];[.M280])" office:value-type="float" office:value="1080" calcext:value-type="float">
            <text:p>1080</text:p>
          </table:table-cell>
          <table:table-cell table:formula="of:=OFFSET([.C$4];[.M281];0)" office:value-type="float" office:value="43763" calcext:value-type="float">
            <text:p>43763</text:p>
          </table:table-cell>
          <table:table-cell table:formula="of:=[.L281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81];0)&lt;=[.O2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15:41:44.433105" calcext:value-type="date">
            <text:p>2019-10-11 15:41:44</text:p>
          </table:table-cell>
          <table:table-cell table:style-name="ce7" table:formula="of:=[.A282]" office:value-type="date" office:date-value="2019-10-11T15:41:44.433105" calcext:value-type="date">
            <text:p>2019-10-11 15:41:44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15:41:44.43310474511" calcext:value-type="date">
            <text:p>12/30/99 03:41 P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=0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formula="of:=SUM(MOD(SUM([.L281]-[.L$2];[.T$2]);[.R$2]-[.L$2]);[.L$2])" office:value-type="time" office:time-value="PT16H09M59.999999999S" calcext:value-type="time">
            <text:p>16:10:00</text:p>
          </table:table-cell>
          <table:table-cell table:formula="of:=IF([.L282]&lt;[.L281];[.M281]+[.H$2];[.M281])" office:value-type="float" office:value="1080" calcext:value-type="float">
            <text:p>1080</text:p>
          </table:table-cell>
          <table:table-cell table:formula="of:=OFFSET([.C$4];[.M282];0)" office:value-type="float" office:value="43763" calcext:value-type="float">
            <text:p>43763</text:p>
          </table:table-cell>
          <table:table-cell table:formula="of:=[.L282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82];0)&lt;=[.O2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15:27:34.590892" calcext:value-type="date">
            <text:p>2019-10-11 15:27:35</text:p>
          </table:table-cell>
          <table:table-cell table:style-name="ce7" table:formula="of:=[.A283]" office:value-type="date" office:date-value="2019-10-11T15:27:34.590892" calcext:value-type="date">
            <text:p>2019-10-11 15:27:35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15:27:34.59089151118" calcext:value-type="date">
            <text:p>12/30/99 03:27 P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=0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282]-[.L$2];[.T$2]);[.R$2]-[.L$2]);[.L$2])" office:value-type="time" office:time-value="PT16H19M59.999999999S" calcext:value-type="time">
            <text:p>16:20:00</text:p>
          </table:table-cell>
          <table:table-cell table:formula="of:=IF([.L283]&lt;[.L282];[.M282]+[.H$2];[.M282])" office:value-type="float" office:value="1080" calcext:value-type="float">
            <text:p>1080</text:p>
          </table:table-cell>
          <table:table-cell table:formula="of:=OFFSET([.C$4];[.M283];0)" office:value-type="float" office:value="43763" calcext:value-type="float">
            <text:p>43763</text:p>
          </table:table-cell>
          <table:table-cell table:formula="of:=[.L283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15:42:04.007672" calcext:value-type="date">
            <text:p>2019-10-11 15:42:04</text:p>
          </table:table-cell>
          <table:table-cell table:style-name="ce7" table:formula="of:=[.A284]" office:value-type="date" office:date-value="2019-10-11T15:42:04.007672" calcext:value-type="date">
            <text:p>2019-10-11 15:42:04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15:42:04.00767230429" calcext:value-type="date">
            <text:p>12/30/99 03:42 P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=0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formula="of:=SUM(MOD(SUM([.L283]-[.L$2];[.T$2]);[.R$2]-[.L$2]);[.L$2])" office:value-type="time" office:time-value="PT16H29M59.999999999S" calcext:value-type="time">
            <text:p>16:30:00</text:p>
          </table:table-cell>
          <table:table-cell table:formula="of:=IF([.L284]&lt;[.L283];[.M283]+[.H$2];[.M283])" office:value-type="float" office:value="1080" calcext:value-type="float">
            <text:p>1080</text:p>
          </table:table-cell>
          <table:table-cell table:formula="of:=OFFSET([.C$4];[.M284];0)" office:value-type="float" office:value="43763" calcext:value-type="float">
            <text:p>43763</text:p>
          </table:table-cell>
          <table:table-cell table:formula="of:=[.L284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15:35:15.630851" calcext:value-type="date">
            <text:p>2019-10-11 15:35:16</text:p>
          </table:table-cell>
          <table:table-cell table:style-name="ce7" table:formula="of:=[.A285]" office:value-type="date" office:date-value="2019-10-11T15:35:15.630851" calcext:value-type="date">
            <text:p>2019-10-11 15:35:16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15:35:15.63085145317" calcext:value-type="date">
            <text:p>12/30/99 03:35 P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=0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284]-[.L$2];[.T$2]);[.R$2]-[.L$2]);[.L$2])" office:value-type="time" office:time-value="PT16H39M59.999999999S" calcext:value-type="time">
            <text:p>16:40:00</text:p>
          </table:table-cell>
          <table:table-cell table:formula="of:=IF([.L285]&lt;[.L284];[.M284]+[.H$2];[.M284])" office:value-type="float" office:value="1080" calcext:value-type="float">
            <text:p>1080</text:p>
          </table:table-cell>
          <table:table-cell table:formula="of:=OFFSET([.C$4];[.M285];0)" office:value-type="float" office:value="43763" calcext:value-type="float">
            <text:p>43763</text:p>
          </table:table-cell>
          <table:table-cell table:formula="of:=[.L285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15:36:20.585562" calcext:value-type="date">
            <text:p>2019-10-11 15:36:21</text:p>
          </table:table-cell>
          <table:table-cell table:style-name="ce7" table:formula="of:=[.A286]" office:value-type="date" office:date-value="2019-10-11T15:36:20.585562" calcext:value-type="date">
            <text:p>2019-10-11 15:36:21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15:36:20.58556225151" calcext:value-type="date">
            <text:p>12/30/99 03:36 P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=0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formula="of:=SUM(MOD(SUM([.L285]-[.L$2];[.T$2]);[.R$2]-[.L$2]);[.L$2])" office:value-type="time" office:time-value="PT16H49M59.999999999S" calcext:value-type="time">
            <text:p>16:50:00</text:p>
          </table:table-cell>
          <table:table-cell table:formula="of:=IF([.L286]&lt;[.L285];[.M285]+[.H$2];[.M285])" office:value-type="float" office:value="1080" calcext:value-type="float">
            <text:p>1080</text:p>
          </table:table-cell>
          <table:table-cell table:formula="of:=OFFSET([.C$4];[.M286];0)" office:value-type="float" office:value="43763" calcext:value-type="float">
            <text:p>43763</text:p>
          </table:table-cell>
          <table:table-cell table:formula="of:=[.L286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16:05:09.726247" calcext:value-type="date">
            <text:p>2019-10-11 16:05:10</text:p>
          </table:table-cell>
          <table:table-cell table:style-name="ce7" table:formula="of:=[.A287]" office:value-type="date" office:date-value="2019-10-11T16:05:09.726247" calcext:value-type="date">
            <text:p>2019-10-11 16:05:10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16:05:09.72624742426" calcext:value-type="date">
            <text:p>12/30/99 04:05 P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=0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formula="of:=SUM(MOD(SUM([.L286]-[.L$2];[.T$2]);[.R$2]-[.L$2]);[.L$2])" office:value-type="time" office:time-value="PT16H59M59.999999999S" calcext:value-type="time">
            <text:p>17:00:00</text:p>
          </table:table-cell>
          <table:table-cell table:formula="of:=IF([.L287]&lt;[.L286];[.M286]+[.H$2];[.M286])" office:value-type="float" office:value="1080" calcext:value-type="float">
            <text:p>1080</text:p>
          </table:table-cell>
          <table:table-cell table:formula="of:=OFFSET([.C$4];[.M287];0)" office:value-type="float" office:value="43763" calcext:value-type="float">
            <text:p>43763</text:p>
          </table:table-cell>
          <table:table-cell table:formula="of:=[.L287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14:57:29.469079" calcext:value-type="date">
            <text:p>2019-10-11 14:57:29</text:p>
          </table:table-cell>
          <table:table-cell table:style-name="ce7" table:formula="of:=[.A288]" office:value-type="date" office:date-value="2019-10-11T14:57:29.469079" calcext:value-type="date">
            <text:p>2019-10-11 14:57:29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14:57:29.46907928679" calcext:value-type="date">
            <text:p>12/30/99 02:57 P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=0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formula="of:=SUM(MOD(SUM([.L287]-[.L$2];[.T$2]);[.R$2]-[.L$2]);[.L$2])" office:value-type="time" office:time-value="PT14H39M59.999999999S" calcext:value-type="time">
            <text:p>14:40:00</text:p>
          </table:table-cell>
          <table:table-cell table:formula="of:=IF([.L288]&lt;[.L287];[.M287]+[.H$2];[.M287])" office:value-type="float" office:value="1140" calcext:value-type="float">
            <text:p>1140</text:p>
          </table:table-cell>
          <table:table-cell table:formula="of:=OFFSET([.C$4];[.M288];0)" office:value-type="float" office:value="43764" calcext:value-type="float">
            <text:p>43764</text:p>
          </table:table-cell>
          <table:table-cell table:formula="of:=[.L28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88];0)&lt;=[.O2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15:57:23.943029" calcext:value-type="date">
            <text:p>2019-10-11 15:57:24</text:p>
          </table:table-cell>
          <table:table-cell table:style-name="ce7" table:formula="of:=[.A289]" office:value-type="date" office:date-value="2019-10-11T15:57:23.943029" calcext:value-type="date">
            <text:p>2019-10-11 15:57:24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15:57:23.94302903675" calcext:value-type="date">
            <text:p>12/30/99 03:57 P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=0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288]-[.L$2];[.T$2]);[.R$2]-[.L$2]);[.L$2])" office:value-type="time" office:time-value="PT14H49M59.999999999S" calcext:value-type="time">
            <text:p>14:50:00</text:p>
          </table:table-cell>
          <table:table-cell table:formula="of:=IF([.L289]&lt;[.L288];[.M288]+[.H$2];[.M288])" office:value-type="float" office:value="1140" calcext:value-type="float">
            <text:p>1140</text:p>
          </table:table-cell>
          <table:table-cell table:formula="of:=OFFSET([.C$4];[.M289];0)" office:value-type="float" office:value="43764" calcext:value-type="float">
            <text:p>43764</text:p>
          </table:table-cell>
          <table:table-cell table:formula="of:=[.L28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89];0)&lt;=[.O2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15:59:43.825518" calcext:value-type="date">
            <text:p>2019-10-11 15:59:44</text:p>
          </table:table-cell>
          <table:table-cell table:style-name="ce7" table:formula="of:=[.A290]" office:value-type="date" office:date-value="2019-10-11T15:59:43.825518" calcext:value-type="date">
            <text:p>2019-10-11 15:59:44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15:59:43.82551751565" calcext:value-type="date">
            <text:p>12/30/99 03:59 P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=0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formula="of:=SUM(MOD(SUM([.L289]-[.L$2];[.T$2]);[.R$2]-[.L$2]);[.L$2])" office:value-type="time" office:time-value="PT14H59M59.999999999S" calcext:value-type="time">
            <text:p>15:00:00</text:p>
          </table:table-cell>
          <table:table-cell table:formula="of:=IF([.L290]&lt;[.L289];[.M289]+[.H$2];[.M289])" office:value-type="float" office:value="1140" calcext:value-type="float">
            <text:p>1140</text:p>
          </table:table-cell>
          <table:table-cell table:formula="of:=OFFSET([.C$4];[.M290];0)" office:value-type="float" office:value="43764" calcext:value-type="float">
            <text:p>43764</text:p>
          </table:table-cell>
          <table:table-cell table:formula="of:=[.L29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90];0)&lt;=[.O2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15:49:09.836671" calcext:value-type="date">
            <text:p>2019-10-11 15:49:10</text:p>
          </table:table-cell>
          <table:table-cell table:style-name="ce7" table:formula="of:=[.A291]" office:value-type="date" office:date-value="2019-10-11T15:49:09.836671" calcext:value-type="date">
            <text:p>2019-10-11 15:49:10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15:49:09.83667104971" calcext:value-type="date">
            <text:p>12/30/99 03:49 P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=0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290]-[.L$2];[.T$2]);[.R$2]-[.L$2]);[.L$2])" office:value-type="time" office:time-value="PT15H09M59.999999999S" calcext:value-type="time">
            <text:p>15:10:00</text:p>
          </table:table-cell>
          <table:table-cell table:formula="of:=IF([.L291]&lt;[.L290];[.M290]+[.H$2];[.M290])" office:value-type="float" office:value="1140" calcext:value-type="float">
            <text:p>1140</text:p>
          </table:table-cell>
          <table:table-cell table:formula="of:=OFFSET([.C$4];[.M291];0)" office:value-type="float" office:value="43764" calcext:value-type="float">
            <text:p>43764</text:p>
          </table:table-cell>
          <table:table-cell table:formula="of:=[.L29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91];0)&lt;=[.O2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16:06:00.647721" calcext:value-type="date">
            <text:p>2019-10-11 16:06:01</text:p>
          </table:table-cell>
          <table:table-cell table:style-name="ce7" table:formula="of:=[.A292]" office:value-type="date" office:date-value="2019-10-11T16:06:00.647721" calcext:value-type="date">
            <text:p>2019-10-11 16:06:01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16:06:00.64772112295" calcext:value-type="date">
            <text:p>12/30/99 04:06 P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=0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formula="of:=SUM(MOD(SUM([.L291]-[.L$2];[.T$2]);[.R$2]-[.L$2]);[.L$2])" office:value-type="time" office:time-value="PT15H19M59.999999999S" calcext:value-type="time">
            <text:p>15:20:00</text:p>
          </table:table-cell>
          <table:table-cell table:formula="of:=IF([.L292]&lt;[.L291];[.M291]+[.H$2];[.M291])" office:value-type="float" office:value="1140" calcext:value-type="float">
            <text:p>1140</text:p>
          </table:table-cell>
          <table:table-cell table:formula="of:=OFFSET([.C$4];[.M292];0)" office:value-type="float" office:value="43764" calcext:value-type="float">
            <text:p>43764</text:p>
          </table:table-cell>
          <table:table-cell table:formula="of:=[.L29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92];0)&lt;=[.O2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15:20:58.964039" calcext:value-type="date">
            <text:p>2019-10-11 15:20:59</text:p>
          </table:table-cell>
          <table:table-cell table:style-name="ce7" table:formula="of:=[.A293]" office:value-type="date" office:date-value="2019-10-11T15:20:58.964039" calcext:value-type="date">
            <text:p>2019-10-11 15:20:59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15:20:58.96403922234" calcext:value-type="date">
            <text:p>12/30/99 03:20 P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=0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formula="of:=SUM(MOD(SUM([.L292]-[.L$2];[.T$2]);[.R$2]-[.L$2]);[.L$2])" office:value-type="time" office:time-value="PT15H29M59.999999999S" calcext:value-type="time">
            <text:p>15:30:00</text:p>
          </table:table-cell>
          <table:table-cell table:formula="of:=IF([.L293]&lt;[.L292];[.M292]+[.H$2];[.M292])" office:value-type="float" office:value="1140" calcext:value-type="float">
            <text:p>1140</text:p>
          </table:table-cell>
          <table:table-cell table:formula="of:=OFFSET([.C$4];[.M293];0)" office:value-type="float" office:value="43764" calcext:value-type="float">
            <text:p>43764</text:p>
          </table:table-cell>
          <table:table-cell table:formula="of:=[.L29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93];0)&lt;=[.O2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15:37:43.857829" calcext:value-type="date">
            <text:p>2019-10-11 15:37:44</text:p>
          </table:table-cell>
          <table:table-cell table:style-name="ce7" table:formula="of:=[.A294]" office:value-type="date" office:date-value="2019-10-11T15:37:43.857829" calcext:value-type="date">
            <text:p>2019-10-11 15:37:44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15:37:43.85782922152" calcext:value-type="date">
            <text:p>12/30/99 03:37 P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=0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formula="of:=SUM(MOD(SUM([.L293]-[.L$2];[.T$2]);[.R$2]-[.L$2]);[.L$2])" office:value-type="time" office:time-value="PT15H39M59.999999999S" calcext:value-type="time">
            <text:p>15:40:00</text:p>
          </table:table-cell>
          <table:table-cell table:formula="of:=IF([.L294]&lt;[.L293];[.M293]+[.H$2];[.M293])" office:value-type="float" office:value="1140" calcext:value-type="float">
            <text:p>1140</text:p>
          </table:table-cell>
          <table:table-cell table:formula="of:=OFFSET([.C$4];[.M294];0)" office:value-type="float" office:value="43764" calcext:value-type="float">
            <text:p>43764</text:p>
          </table:table-cell>
          <table:table-cell table:formula="of:=[.L29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94];0)&lt;=[.O2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15:57:34.100115" calcext:value-type="date">
            <text:p>2019-10-11 15:57:34</text:p>
          </table:table-cell>
          <table:table-cell table:style-name="ce7" table:formula="of:=[.A295]" office:value-type="date" office:date-value="2019-10-11T15:57:34.100115" calcext:value-type="date">
            <text:p>2019-10-11 15:57:34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15:57:34.10011473577" calcext:value-type="date">
            <text:p>12/30/99 03:57 P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=0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294]-[.L$2];[.T$2]);[.R$2]-[.L$2]);[.L$2])" office:value-type="time" office:time-value="PT15H49M59.999999999S" calcext:value-type="time">
            <text:p>15:50:00</text:p>
          </table:table-cell>
          <table:table-cell table:formula="of:=IF([.L295]&lt;[.L294];[.M294]+[.H$2];[.M294])" office:value-type="float" office:value="1140" calcext:value-type="float">
            <text:p>1140</text:p>
          </table:table-cell>
          <table:table-cell table:formula="of:=OFFSET([.C$4];[.M295];0)" office:value-type="float" office:value="43764" calcext:value-type="float">
            <text:p>43764</text:p>
          </table:table-cell>
          <table:table-cell table:formula="of:=[.L29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95];0)&lt;=[.O2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15:31:09.958652" calcext:value-type="date">
            <text:p>2019-10-11 15:31:10</text:p>
          </table:table-cell>
          <table:table-cell table:style-name="ce7" table:formula="of:=[.A296]" office:value-type="date" office:date-value="2019-10-11T15:31:09.958652" calcext:value-type="date">
            <text:p>2019-10-11 15:31:10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15:31:09.95865188073" calcext:value-type="date">
            <text:p>12/30/99 03:31 P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=0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formula="of:=SUM(MOD(SUM([.L295]-[.L$2];[.T$2]);[.R$2]-[.L$2]);[.L$2])" office:value-type="time" office:time-value="PT15H59M59.999999999S" calcext:value-type="time">
            <text:p>16:00:00</text:p>
          </table:table-cell>
          <table:table-cell table:formula="of:=IF([.L296]&lt;[.L295];[.M295]+[.H$2];[.M295])" office:value-type="float" office:value="1140" calcext:value-type="float">
            <text:p>1140</text:p>
          </table:table-cell>
          <table:table-cell table:formula="of:=OFFSET([.C$4];[.M296];0)" office:value-type="float" office:value="43764" calcext:value-type="float">
            <text:p>43764</text:p>
          </table:table-cell>
          <table:table-cell table:formula="of:=[.L29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96];0)&lt;=[.O2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15:40:07.330338" calcext:value-type="date">
            <text:p>2019-10-11 15:40:07</text:p>
          </table:table-cell>
          <table:table-cell table:style-name="ce7" table:formula="of:=[.A297]" office:value-type="date" office:date-value="2019-10-11T15:40:07.330338" calcext:value-type="date">
            <text:p>2019-10-11 15:40:07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15:40:07.33033795841" calcext:value-type="date">
            <text:p>12/30/99 03:40 P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=0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296]-[.L$2];[.T$2]);[.R$2]-[.L$2]);[.L$2])" office:value-type="time" office:time-value="PT16H09M59.999999999S" calcext:value-type="time">
            <text:p>16:10:00</text:p>
          </table:table-cell>
          <table:table-cell table:formula="of:=IF([.L297]&lt;[.L296];[.M296]+[.H$2];[.M296])" office:value-type="float" office:value="1140" calcext:value-type="float">
            <text:p>1140</text:p>
          </table:table-cell>
          <table:table-cell table:formula="of:=OFFSET([.C$4];[.M297];0)" office:value-type="float" office:value="43764" calcext:value-type="float">
            <text:p>43764</text:p>
          </table:table-cell>
          <table:table-cell table:formula="of:=[.L29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97];0)&lt;=[.O2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15:55:50.746049" calcext:value-type="date">
            <text:p>2019-10-11 15:55:51</text:p>
          </table:table-cell>
          <table:table-cell table:style-name="ce7" table:formula="of:=[.A298]" office:value-type="date" office:date-value="2019-10-11T15:55:50.746049" calcext:value-type="date">
            <text:p>2019-10-11 15:55:51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15:55:50.74604912661" calcext:value-type="date">
            <text:p>12/30/99 03:55 P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=0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formula="of:=SUM(MOD(SUM([.L297]-[.L$2];[.T$2]);[.R$2]-[.L$2]);[.L$2])" office:value-type="time" office:time-value="PT16H19M59.999999999S" calcext:value-type="time">
            <text:p>16:20:00</text:p>
          </table:table-cell>
          <table:table-cell table:formula="of:=IF([.L298]&lt;[.L297];[.M297]+[.H$2];[.M297])" office:value-type="float" office:value="1140" calcext:value-type="float">
            <text:p>1140</text:p>
          </table:table-cell>
          <table:table-cell table:formula="of:=OFFSET([.C$4];[.M298];0)" office:value-type="float" office:value="43764" calcext:value-type="float">
            <text:p>43764</text:p>
          </table:table-cell>
          <table:table-cell table:formula="of:=[.L29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98];0)&lt;=[.O2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15:52:01.440749" calcext:value-type="date">
            <text:p>2019-10-11 15:52:01</text:p>
          </table:table-cell>
          <table:table-cell table:style-name="ce7" table:formula="of:=[.A299]" office:value-type="date" office:date-value="2019-10-11T15:52:01.440749" calcext:value-type="date">
            <text:p>2019-10-11 15:52:01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15:52:01.44074931275" calcext:value-type="date">
            <text:p>12/30/99 03:52 P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=0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formula="of:=SUM(MOD(SUM([.L298]-[.L$2];[.T$2]);[.R$2]-[.L$2]);[.L$2])" office:value-type="time" office:time-value="PT16H29M59.999999999S" calcext:value-type="time">
            <text:p>16:30:00</text:p>
          </table:table-cell>
          <table:table-cell table:formula="of:=IF([.L299]&lt;[.L298];[.M298]+[.H$2];[.M298])" office:value-type="float" office:value="1140" calcext:value-type="float">
            <text:p>1140</text:p>
          </table:table-cell>
          <table:table-cell table:formula="of:=OFFSET([.C$4];[.M299];0)" office:value-type="float" office:value="43764" calcext:value-type="float">
            <text:p>43764</text:p>
          </table:table-cell>
          <table:table-cell table:formula="of:=[.L29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99];0)&lt;=[.O2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15:48:33.332203" calcext:value-type="date">
            <text:p>2019-10-11 15:48:33</text:p>
          </table:table-cell>
          <table:table-cell table:style-name="ce7" table:formula="of:=[.A300]" office:value-type="date" office:date-value="2019-10-11T15:48:33.332203" calcext:value-type="date">
            <text:p>2019-10-11 15:48:33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15:48:33.33220261149" calcext:value-type="date">
            <text:p>12/30/99 03:48 P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=0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formula="of:=SUM(MOD(SUM([.L299]-[.L$2];[.T$2]);[.R$2]-[.L$2]);[.L$2])" office:value-type="time" office:time-value="PT16H39M59.999999999S" calcext:value-type="time">
            <text:p>16:40:00</text:p>
          </table:table-cell>
          <table:table-cell table:formula="of:=IF([.L300]&lt;[.L299];[.M299]+[.H$2];[.M299])" office:value-type="float" office:value="1140" calcext:value-type="float">
            <text:p>1140</text:p>
          </table:table-cell>
          <table:table-cell table:formula="of:=OFFSET([.C$4];[.M300];0)" office:value-type="float" office:value="43764" calcext:value-type="float">
            <text:p>43764</text:p>
          </table:table-cell>
          <table:table-cell table:formula="of:=[.L30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00];0)&lt;=[.O3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15:24:06.885028" calcext:value-type="date">
            <text:p>2019-10-11 15:24:07</text:p>
          </table:table-cell>
          <table:table-cell table:style-name="ce7" table:formula="of:=[.A301]" office:value-type="date" office:date-value="2019-10-11T15:24:06.885028" calcext:value-type="date">
            <text:p>2019-10-11 15:24:07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15:24:06.88502820209" calcext:value-type="date">
            <text:p>12/30/99 03:24 P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=0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formula="of:=SUM(MOD(SUM([.L300]-[.L$2];[.T$2]);[.R$2]-[.L$2]);[.L$2])" office:value-type="time" office:time-value="PT16H49M59.999999999S" calcext:value-type="time">
            <text:p>16:50:00</text:p>
          </table:table-cell>
          <table:table-cell table:formula="of:=IF([.L301]&lt;[.L300];[.M300]+[.H$2];[.M300])" office:value-type="float" office:value="1140" calcext:value-type="float">
            <text:p>1140</text:p>
          </table:table-cell>
          <table:table-cell table:formula="of:=OFFSET([.C$4];[.M301];0)" office:value-type="float" office:value="43764" calcext:value-type="float">
            <text:p>43764</text:p>
          </table:table-cell>
          <table:table-cell table:formula="of:=[.L30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01];0)&lt;=[.O3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14:50:56.30609" calcext:value-type="date">
            <text:p>2019-10-11 14:50:56</text:p>
          </table:table-cell>
          <table:table-cell table:style-name="ce7" table:formula="of:=[.A302]" office:value-type="date" office:date-value="2019-10-11T14:50:56.30609" calcext:value-type="date">
            <text:p>2019-10-11 14:50:56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14:50:56.30609036889" calcext:value-type="date">
            <text:p>12/30/99 02:50 P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=0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formula="of:=SUM(MOD(SUM([.L301]-[.L$2];[.T$2]);[.R$2]-[.L$2]);[.L$2])" office:value-type="time" office:time-value="PT16H59M59.999999999S" calcext:value-type="time">
            <text:p>17:00:00</text:p>
          </table:table-cell>
          <table:table-cell table:formula="of:=IF([.L302]&lt;[.L301];[.M301]+[.H$2];[.M301])" office:value-type="float" office:value="1140" calcext:value-type="float">
            <text:p>1140</text:p>
          </table:table-cell>
          <table:table-cell table:formula="of:=OFFSET([.C$4];[.M302];0)" office:value-type="float" office:value="43764" calcext:value-type="float">
            <text:p>43764</text:p>
          </table:table-cell>
          <table:table-cell table:formula="of:=[.L30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2];0)&lt;=[.O3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15:44:46.285313" calcext:value-type="date">
            <text:p>2019-10-11 15:44:46</text:p>
          </table:table-cell>
          <table:table-cell table:style-name="ce7" table:formula="of:=[.A303]" office:value-type="date" office:date-value="2019-10-11T15:44:46.285313" calcext:value-type="date">
            <text:p>2019-10-11 15:44:46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15:44:46.28531252034" calcext:value-type="date">
            <text:p>12/30/99 03:44 P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=0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302]-[.L$2];[.T$2]);[.R$2]-[.L$2]);[.L$2])" office:value-type="time" office:time-value="PT14H39M59.999999999S" calcext:value-type="time">
            <text:p>14:40:00</text:p>
          </table:table-cell>
          <table:table-cell table:formula="of:=IF([.L303]&lt;[.L302];[.M302]+[.H$2];[.M302])" office:value-type="float" office:value="1200" calcext:value-type="float">
            <text:p>1200</text:p>
          </table:table-cell>
          <table:table-cell table:formula="of:=OFFSET([.C$4];[.M303];0)" office:value-type="float" office:value="43765" calcext:value-type="float">
            <text:p>43765</text:p>
          </table:table-cell>
          <table:table-cell table:formula="of:=[.L303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03];0)&lt;=[.O3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15:43:45.040992" calcext:value-type="date">
            <text:p>2019-10-12 15:43:45</text:p>
          </table:table-cell>
          <table:table-cell table:style-name="ce7" table:formula="of:=[.A304]" office:value-type="date" office:date-value="2019-10-12T15:43:45.040992" calcext:value-type="date">
            <text:p>2019-10-12 15:43:45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15:43:45.04099197686" calcext:value-type="date">
            <text:p>12/30/99 03:43 P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=0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formula="of:=SUM(MOD(SUM([.L303]-[.L$2];[.T$2]);[.R$2]-[.L$2]);[.L$2])" office:value-type="time" office:time-value="PT14H49M59.999999999S" calcext:value-type="time">
            <text:p>14:50:00</text:p>
          </table:table-cell>
          <table:table-cell table:formula="of:=IF([.L304]&lt;[.L303];[.M303]+[.H$2];[.M303])" office:value-type="float" office:value="1200" calcext:value-type="float">
            <text:p>1200</text:p>
          </table:table-cell>
          <table:table-cell table:formula="of:=OFFSET([.C$4];[.M304];0)" office:value-type="float" office:value="43765" calcext:value-type="float">
            <text:p>43765</text:p>
          </table:table-cell>
          <table:table-cell table:formula="of:=[.L304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04];0)&lt;=[.O3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15:48:28.541878" calcext:value-type="date">
            <text:p>2019-10-12 15:48:29</text:p>
          </table:table-cell>
          <table:table-cell table:style-name="ce7" table:formula="of:=[.A305]" office:value-type="date" office:date-value="2019-10-12T15:48:28.541878" calcext:value-type="date">
            <text:p>2019-10-12 15:48:29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15:48:28.54187768418" calcext:value-type="date">
            <text:p>12/30/99 03:48 P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=0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formula="of:=SUM(MOD(SUM([.L304]-[.L$2];[.T$2]);[.R$2]-[.L$2]);[.L$2])" office:value-type="time" office:time-value="PT14H59M59.999999999S" calcext:value-type="time">
            <text:p>15:00:00</text:p>
          </table:table-cell>
          <table:table-cell table:formula="of:=IF([.L305]&lt;[.L304];[.M304]+[.H$2];[.M304])" office:value-type="float" office:value="1200" calcext:value-type="float">
            <text:p>1200</text:p>
          </table:table-cell>
          <table:table-cell table:formula="of:=OFFSET([.C$4];[.M305];0)" office:value-type="float" office:value="43765" calcext:value-type="float">
            <text:p>43765</text:p>
          </table:table-cell>
          <table:table-cell table:formula="of:=[.L305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05];0)&lt;=[.O3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15:50:16.801079" calcext:value-type="date">
            <text:p>2019-10-12 15:50:17</text:p>
          </table:table-cell>
          <table:table-cell table:style-name="ce7" table:formula="of:=[.A306]" office:value-type="date" office:date-value="2019-10-12T15:50:16.801079" calcext:value-type="date">
            <text:p>2019-10-12 15:50:17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15:50:16.80107850116" calcext:value-type="date">
            <text:p>12/30/99 03:50 P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=0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formula="of:=SUM(MOD(SUM([.L305]-[.L$2];[.T$2]);[.R$2]-[.L$2]);[.L$2])" office:value-type="time" office:time-value="PT15H09M59.999999999S" calcext:value-type="time">
            <text:p>15:10:00</text:p>
          </table:table-cell>
          <table:table-cell table:formula="of:=IF([.L306]&lt;[.L305];[.M305]+[.H$2];[.M305])" office:value-type="float" office:value="1200" calcext:value-type="float">
            <text:p>1200</text:p>
          </table:table-cell>
          <table:table-cell table:formula="of:=OFFSET([.C$4];[.M306];0)" office:value-type="float" office:value="43765" calcext:value-type="float">
            <text:p>43765</text:p>
          </table:table-cell>
          <table:table-cell table:formula="of:=[.L306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06];0)&lt;=[.O3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15:52:35.822648" calcext:value-type="date">
            <text:p>2019-10-12 15:52:36</text:p>
          </table:table-cell>
          <table:table-cell table:style-name="ce7" table:formula="of:=[.A307]" office:value-type="date" office:date-value="2019-10-12T15:52:35.822648" calcext:value-type="date">
            <text:p>2019-10-12 15:52:36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15:52:35.82264829427" calcext:value-type="date">
            <text:p>12/30/99 03:52 P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=0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formula="of:=SUM(MOD(SUM([.L306]-[.L$2];[.T$2]);[.R$2]-[.L$2]);[.L$2])" office:value-type="time" office:time-value="PT15H19M59.999999999S" calcext:value-type="time">
            <text:p>15:20:00</text:p>
          </table:table-cell>
          <table:table-cell table:formula="of:=IF([.L307]&lt;[.L306];[.M306]+[.H$2];[.M306])" office:value-type="float" office:value="1200" calcext:value-type="float">
            <text:p>1200</text:p>
          </table:table-cell>
          <table:table-cell table:formula="of:=OFFSET([.C$4];[.M307];0)" office:value-type="float" office:value="43765" calcext:value-type="float">
            <text:p>43765</text:p>
          </table:table-cell>
          <table:table-cell table:formula="of:=[.L307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07];0)&lt;=[.O3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16:03:23.328328" calcext:value-type="date">
            <text:p>2019-10-12 16:03:23</text:p>
          </table:table-cell>
          <table:table-cell table:style-name="ce7" table:formula="of:=[.A308]" office:value-type="date" office:date-value="2019-10-12T16:03:23.328328" calcext:value-type="date">
            <text:p>2019-10-12 16:03:23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16:03:23.32832762506" calcext:value-type="date">
            <text:p>12/30/99 04:03 P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=0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formula="of:=SUM(MOD(SUM([.L307]-[.L$2];[.T$2]);[.R$2]-[.L$2]);[.L$2])" office:value-type="time" office:time-value="PT15H29M59.999999999S" calcext:value-type="time">
            <text:p>15:30:00</text:p>
          </table:table-cell>
          <table:table-cell table:formula="of:=IF([.L308]&lt;[.L307];[.M307]+[.H$2];[.M307])" office:value-type="float" office:value="1200" calcext:value-type="float">
            <text:p>1200</text:p>
          </table:table-cell>
          <table:table-cell table:formula="of:=OFFSET([.C$4];[.M308];0)" office:value-type="float" office:value="43765" calcext:value-type="float">
            <text:p>43765</text:p>
          </table:table-cell>
          <table:table-cell table:formula="of:=[.L308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8];0)&lt;=[.O3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15:47:19.93046" calcext:value-type="date">
            <text:p>2019-10-12 15:47:20</text:p>
          </table:table-cell>
          <table:table-cell table:style-name="ce7" table:formula="of:=[.A309]" office:value-type="date" office:date-value="2019-10-12T15:47:19.93046" calcext:value-type="date">
            <text:p>2019-10-12 15:47:20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15:47:19.93046020623" calcext:value-type="date">
            <text:p>12/30/99 03:47 P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=0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308]-[.L$2];[.T$2]);[.R$2]-[.L$2]);[.L$2])" office:value-type="time" office:time-value="PT15H39M59.999999999S" calcext:value-type="time">
            <text:p>15:40:00</text:p>
          </table:table-cell>
          <table:table-cell table:formula="of:=IF([.L309]&lt;[.L308];[.M308]+[.H$2];[.M308])" office:value-type="float" office:value="1200" calcext:value-type="float">
            <text:p>1200</text:p>
          </table:table-cell>
          <table:table-cell table:formula="of:=OFFSET([.C$4];[.M309];0)" office:value-type="float" office:value="43765" calcext:value-type="float">
            <text:p>43765</text:p>
          </table:table-cell>
          <table:table-cell table:formula="of:=[.L309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09];0)&lt;=[.O3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15:30:51.278337" calcext:value-type="date">
            <text:p>2019-10-12 15:30:51</text:p>
          </table:table-cell>
          <table:table-cell table:style-name="ce7" table:formula="of:=[.A310]" office:value-type="date" office:date-value="2019-10-12T15:30:51.278337" calcext:value-type="date">
            <text:p>2019-10-12 15:30:51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15:30:51.27833741717" calcext:value-type="date">
            <text:p>12/30/99 03:30 P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=0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formula="of:=SUM(MOD(SUM([.L309]-[.L$2];[.T$2]);[.R$2]-[.L$2]);[.L$2])" office:value-type="time" office:time-value="PT15H49M59.999999999S" calcext:value-type="time">
            <text:p>15:50:00</text:p>
          </table:table-cell>
          <table:table-cell table:formula="of:=IF([.L310]&lt;[.L309];[.M309]+[.H$2];[.M309])" office:value-type="float" office:value="1200" calcext:value-type="float">
            <text:p>1200</text:p>
          </table:table-cell>
          <table:table-cell table:formula="of:=OFFSET([.C$4];[.M310];0)" office:value-type="float" office:value="43765" calcext:value-type="float">
            <text:p>43765</text:p>
          </table:table-cell>
          <table:table-cell table:formula="of:=[.L310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0];0)&lt;=[.O3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16:09:39.332619" calcext:value-type="date">
            <text:p>2019-10-12 16:09:39</text:p>
          </table:table-cell>
          <table:table-cell table:style-name="ce7" table:formula="of:=[.A311]" office:value-type="date" office:date-value="2019-10-12T16:09:39.332619" calcext:value-type="date">
            <text:p>2019-10-12 16:09:39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16:09:39.33261925355" calcext:value-type="date">
            <text:p>12/30/99 04:09 P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=0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formula="of:=SUM(MOD(SUM([.L310]-[.L$2];[.T$2]);[.R$2]-[.L$2]);[.L$2])" office:value-type="time" office:time-value="PT15H59M59.999999999S" calcext:value-type="time">
            <text:p>16:00:00</text:p>
          </table:table-cell>
          <table:table-cell table:formula="of:=IF([.L311]&lt;[.L310];[.M310]+[.H$2];[.M310])" office:value-type="float" office:value="1200" calcext:value-type="float">
            <text:p>1200</text:p>
          </table:table-cell>
          <table:table-cell table:formula="of:=OFFSET([.C$4];[.M311];0)" office:value-type="float" office:value="43765" calcext:value-type="float">
            <text:p>43765</text:p>
          </table:table-cell>
          <table:table-cell table:formula="of:=[.L311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11];0)&lt;=[.O3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15:38:09.841494" calcext:value-type="date">
            <text:p>2019-10-12 15:38:10</text:p>
          </table:table-cell>
          <table:table-cell table:style-name="ce7" table:formula="of:=[.A312]" office:value-type="date" office:date-value="2019-10-12T15:38:09.841494" calcext:value-type="date">
            <text:p>2019-10-12 15:38:10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15:38:09.84149373136" calcext:value-type="date">
            <text:p>12/30/99 03:38 P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=0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formula="of:=SUM(MOD(SUM([.L311]-[.L$2];[.T$2]);[.R$2]-[.L$2]);[.L$2])" office:value-type="time" office:time-value="PT16H09M59.999999999S" calcext:value-type="time">
            <text:p>16:10:00</text:p>
          </table:table-cell>
          <table:table-cell table:formula="of:=IF([.L312]&lt;[.L311];[.M311]+[.H$2];[.M311])" office:value-type="float" office:value="1200" calcext:value-type="float">
            <text:p>1200</text:p>
          </table:table-cell>
          <table:table-cell table:formula="of:=OFFSET([.C$4];[.M312];0)" office:value-type="float" office:value="43765" calcext:value-type="float">
            <text:p>43765</text:p>
          </table:table-cell>
          <table:table-cell table:formula="of:=[.L312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12];0)&lt;=[.O3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16:05:14.255972" calcext:value-type="date">
            <text:p>2019-10-12 16:05:14</text:p>
          </table:table-cell>
          <table:table-cell table:style-name="ce7" table:formula="of:=[.A313]" office:value-type="date" office:date-value="2019-10-12T16:05:14.255972" calcext:value-type="date">
            <text:p>2019-10-12 16:05:14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16:05:14.25597227644" calcext:value-type="date">
            <text:p>12/30/99 04:05 P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=0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formula="of:=SUM(MOD(SUM([.L312]-[.L$2];[.T$2]);[.R$2]-[.L$2]);[.L$2])" office:value-type="time" office:time-value="PT16H19M59.999999999S" calcext:value-type="time">
            <text:p>16:20:00</text:p>
          </table:table-cell>
          <table:table-cell table:formula="of:=IF([.L313]&lt;[.L312];[.M312]+[.H$2];[.M312])" office:value-type="float" office:value="1200" calcext:value-type="float">
            <text:p>1200</text:p>
          </table:table-cell>
          <table:table-cell table:formula="of:=OFFSET([.C$4];[.M313];0)" office:value-type="float" office:value="43765" calcext:value-type="float">
            <text:p>43765</text:p>
          </table:table-cell>
          <table:table-cell table:formula="of:=[.L313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13];0)&lt;=[.O3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15:37:22.547379" calcext:value-type="date">
            <text:p>2019-10-12 15:37:23</text:p>
          </table:table-cell>
          <table:table-cell table:style-name="ce7" table:formula="of:=[.A314]" office:value-type="date" office:date-value="2019-10-12T15:37:22.547379" calcext:value-type="date">
            <text:p>2019-10-12 15:37:23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15:37:22.54737852607" calcext:value-type="date">
            <text:p>12/30/99 03:37 P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=0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formula="of:=SUM(MOD(SUM([.L313]-[.L$2];[.T$2]);[.R$2]-[.L$2]);[.L$2])" office:value-type="time" office:time-value="PT16H29M59.999999999S" calcext:value-type="time">
            <text:p>16:30:00</text:p>
          </table:table-cell>
          <table:table-cell table:formula="of:=IF([.L314]&lt;[.L313];[.M313]+[.H$2];[.M313])" office:value-type="float" office:value="1200" calcext:value-type="float">
            <text:p>1200</text:p>
          </table:table-cell>
          <table:table-cell table:formula="of:=OFFSET([.C$4];[.M314];0)" office:value-type="float" office:value="43765" calcext:value-type="float">
            <text:p>43765</text:p>
          </table:table-cell>
          <table:table-cell table:formula="of:=[.L314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14];0)&lt;=[.O3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16:19:15.406374" calcext:value-type="date">
            <text:p>2019-10-12 16:19:15</text:p>
          </table:table-cell>
          <table:table-cell table:style-name="ce7" table:formula="of:=[.A315]" office:value-type="date" office:date-value="2019-10-12T16:19:15.406374" calcext:value-type="date">
            <text:p>2019-10-12 16:19:15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16:19:15.40637425147" calcext:value-type="date">
            <text:p>12/30/99 04:19 P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=0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314]-[.L$2];[.T$2]);[.R$2]-[.L$2]);[.L$2])" office:value-type="time" office:time-value="PT16H39M59.999999999S" calcext:value-type="time">
            <text:p>16:40:00</text:p>
          </table:table-cell>
          <table:table-cell table:formula="of:=IF([.L315]&lt;[.L314];[.M314]+[.H$2];[.M314])" office:value-type="float" office:value="1200" calcext:value-type="float">
            <text:p>1200</text:p>
          </table:table-cell>
          <table:table-cell table:formula="of:=OFFSET([.C$4];[.M315];0)" office:value-type="float" office:value="43765" calcext:value-type="float">
            <text:p>43765</text:p>
          </table:table-cell>
          <table:table-cell table:formula="of:=[.L315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15];0)&lt;=[.O3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15:40:26.35263" calcext:value-type="date">
            <text:p>2019-10-12 15:40:26</text:p>
          </table:table-cell>
          <table:table-cell table:style-name="ce7" table:formula="of:=[.A316]" office:value-type="date" office:date-value="2019-10-12T15:40:26.35263" calcext:value-type="date">
            <text:p>2019-10-12 15:40:26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15:40:26.35263029952" calcext:value-type="date">
            <text:p>12/30/99 03:40 P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=0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formula="of:=SUM(MOD(SUM([.L315]-[.L$2];[.T$2]);[.R$2]-[.L$2]);[.L$2])" office:value-type="time" office:time-value="PT16H49M59.999999999S" calcext:value-type="time">
            <text:p>16:50:00</text:p>
          </table:table-cell>
          <table:table-cell table:formula="of:=IF([.L316]&lt;[.L315];[.M315]+[.H$2];[.M315])" office:value-type="float" office:value="1200" calcext:value-type="float">
            <text:p>1200</text:p>
          </table:table-cell>
          <table:table-cell table:formula="of:=OFFSET([.C$4];[.M316];0)" office:value-type="float" office:value="43765" calcext:value-type="float">
            <text:p>43765</text:p>
          </table:table-cell>
          <table:table-cell table:formula="of:=[.L316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16];0)&lt;=[.O3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15:49:49.379272" calcext:value-type="date">
            <text:p>2019-10-12 15:49:49</text:p>
          </table:table-cell>
          <table:table-cell table:style-name="ce7" table:formula="of:=[.A317]" office:value-type="date" office:date-value="2019-10-12T15:49:49.379272" calcext:value-type="date">
            <text:p>2019-10-12 15:49:49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15:49:49.3792724004" calcext:value-type="date">
            <text:p>12/30/99 03:49 P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=0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316]-[.L$2];[.T$2]);[.R$2]-[.L$2]);[.L$2])" office:value-type="time" office:time-value="PT16H59M59.999999999S" calcext:value-type="time">
            <text:p>17:00:00</text:p>
          </table:table-cell>
          <table:table-cell table:formula="of:=IF([.L317]&lt;[.L316];[.M316]+[.H$2];[.M316])" office:value-type="float" office:value="1200" calcext:value-type="float">
            <text:p>1200</text:p>
          </table:table-cell>
          <table:table-cell table:formula="of:=OFFSET([.C$4];[.M317];0)" office:value-type="float" office:value="43765" calcext:value-type="float">
            <text:p>43765</text:p>
          </table:table-cell>
          <table:table-cell table:formula="of:=[.L317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17];0)&lt;=[.O3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15:33:22.080893" calcext:value-type="date">
            <text:p>2019-10-12 15:33:22</text:p>
          </table:table-cell>
          <table:table-cell table:style-name="ce7" table:formula="of:=[.A318]" office:value-type="date" office:date-value="2019-10-12T15:33:22.080893" calcext:value-type="date">
            <text:p>2019-10-12 15:33:22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15:33:22.08089277148" calcext:value-type="date">
            <text:p>12/30/99 03:33 P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=0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formula="of:=SUM(MOD(SUM([.L317]-[.L$2];[.T$2]);[.R$2]-[.L$2]);[.L$2])" office:value-type="time" office:time-value="PT14H39M59.999999999S" calcext:value-type="time">
            <text:p>14:40:00</text:p>
          </table:table-cell>
          <table:table-cell table:formula="of:=IF([.L318]&lt;[.L317];[.M317]+[.H$2];[.M317])" office:value-type="float" office:value="1260" calcext:value-type="float">
            <text:p>1260</text:p>
          </table:table-cell>
          <table:table-cell table:formula="of:=OFFSET([.C$4];[.M318];0)" office:value-type="float" office:value="43766" calcext:value-type="float">
            <text:p>43766</text:p>
          </table:table-cell>
          <table:table-cell table:formula="of:=[.L31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18];0)&lt;=[.O3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15:40:37.216204" calcext:value-type="date">
            <text:p>2019-10-12 15:40:37</text:p>
          </table:table-cell>
          <table:table-cell table:style-name="ce7" table:formula="of:=[.A319]" office:value-type="date" office:date-value="2019-10-12T15:40:37.216204" calcext:value-type="date">
            <text:p>2019-10-12 15:40:37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15:40:37.21620356664" calcext:value-type="date">
            <text:p>12/30/99 03:40 P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=0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formula="of:=SUM(MOD(SUM([.L318]-[.L$2];[.T$2]);[.R$2]-[.L$2]);[.L$2])" office:value-type="time" office:time-value="PT14H49M59.999999999S" calcext:value-type="time">
            <text:p>14:50:00</text:p>
          </table:table-cell>
          <table:table-cell table:formula="of:=IF([.L319]&lt;[.L318];[.M318]+[.H$2];[.M318])" office:value-type="float" office:value="1260" calcext:value-type="float">
            <text:p>1260</text:p>
          </table:table-cell>
          <table:table-cell table:formula="of:=OFFSET([.C$4];[.M319];0)" office:value-type="float" office:value="43766" calcext:value-type="float">
            <text:p>43766</text:p>
          </table:table-cell>
          <table:table-cell table:formula="of:=[.L31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19];0)&lt;=[.O3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15:37:17.588393" calcext:value-type="date">
            <text:p>2019-10-12 15:37:18</text:p>
          </table:table-cell>
          <table:table-cell table:style-name="ce7" table:formula="of:=[.A320]" office:value-type="date" office:date-value="2019-10-12T15:37:17.588393" calcext:value-type="date">
            <text:p>2019-10-12 15:37:18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15:37:17.58839315269" calcext:value-type="date">
            <text:p>12/30/99 03:37 P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=0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formula="of:=SUM(MOD(SUM([.L319]-[.L$2];[.T$2]);[.R$2]-[.L$2]);[.L$2])" office:value-type="time" office:time-value="PT14H59M59.999999999S" calcext:value-type="time">
            <text:p>15:00:00</text:p>
          </table:table-cell>
          <table:table-cell table:formula="of:=IF([.L320]&lt;[.L319];[.M319]+[.H$2];[.M319])" office:value-type="float" office:value="1260" calcext:value-type="float">
            <text:p>1260</text:p>
          </table:table-cell>
          <table:table-cell table:formula="of:=OFFSET([.C$4];[.M320];0)" office:value-type="float" office:value="43766" calcext:value-type="float">
            <text:p>43766</text:p>
          </table:table-cell>
          <table:table-cell table:formula="of:=[.L32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20];0)&lt;=[.O3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15:16:05.6855" calcext:value-type="date">
            <text:p>2019-10-12 15:16:06</text:p>
          </table:table-cell>
          <table:table-cell table:style-name="ce7" table:formula="of:=[.A321]" office:value-type="date" office:date-value="2019-10-12T15:16:05.6855" calcext:value-type="date">
            <text:p>2019-10-12 15:16:06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15:16:05.6854995992" calcext:value-type="date">
            <text:p>12/30/99 03:16 P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=0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320]-[.L$2];[.T$2]);[.R$2]-[.L$2]);[.L$2])" office:value-type="time" office:time-value="PT15H09M59.999999999S" calcext:value-type="time">
            <text:p>15:10:00</text:p>
          </table:table-cell>
          <table:table-cell table:formula="of:=IF([.L321]&lt;[.L320];[.M320]+[.H$2];[.M320])" office:value-type="float" office:value="1260" calcext:value-type="float">
            <text:p>1260</text:p>
          </table:table-cell>
          <table:table-cell table:formula="of:=OFFSET([.C$4];[.M321];0)" office:value-type="float" office:value="43766" calcext:value-type="float">
            <text:p>43766</text:p>
          </table:table-cell>
          <table:table-cell table:formula="of:=[.L32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21];0)&lt;=[.O3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16:07:00.094634" calcext:value-type="date">
            <text:p>2019-10-12 16:07:00</text:p>
          </table:table-cell>
          <table:table-cell table:style-name="ce7" table:formula="of:=[.A322]" office:value-type="date" office:date-value="2019-10-12T16:07:00.094634" calcext:value-type="date">
            <text:p>2019-10-12 16:07:00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16:07:00.09463389404" calcext:value-type="date">
            <text:p>12/30/99 04:07 P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=0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formula="of:=SUM(MOD(SUM([.L321]-[.L$2];[.T$2]);[.R$2]-[.L$2]);[.L$2])" office:value-type="time" office:time-value="PT15H19M59.999999999S" calcext:value-type="time">
            <text:p>15:20:00</text:p>
          </table:table-cell>
          <table:table-cell table:formula="of:=IF([.L322]&lt;[.L321];[.M321]+[.H$2];[.M321])" office:value-type="float" office:value="1260" calcext:value-type="float">
            <text:p>1260</text:p>
          </table:table-cell>
          <table:table-cell table:formula="of:=OFFSET([.C$4];[.M322];0)" office:value-type="float" office:value="43766" calcext:value-type="float">
            <text:p>43766</text:p>
          </table:table-cell>
          <table:table-cell table:formula="of:=[.L32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22];0)&lt;=[.O3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15:35:54.124877" calcext:value-type="date">
            <text:p>2019-10-12 15:35:54</text:p>
          </table:table-cell>
          <table:table-cell table:style-name="ce7" table:formula="of:=[.A323]" office:value-type="date" office:date-value="2019-10-12T15:35:54.124877" calcext:value-type="date">
            <text:p>2019-10-12 15:35:54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15:35:54.12487734575" calcext:value-type="date">
            <text:p>12/30/99 03:35 P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=0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322]-[.L$2];[.T$2]);[.R$2]-[.L$2]);[.L$2])" office:value-type="time" office:time-value="PT15H29M59.999999999S" calcext:value-type="time">
            <text:p>15:30:00</text:p>
          </table:table-cell>
          <table:table-cell table:formula="of:=IF([.L323]&lt;[.L322];[.M322]+[.H$2];[.M322])" office:value-type="float" office:value="1260" calcext:value-type="float">
            <text:p>1260</text:p>
          </table:table-cell>
          <table:table-cell table:formula="of:=OFFSET([.C$4];[.M323];0)" office:value-type="float" office:value="43766" calcext:value-type="float">
            <text:p>43766</text:p>
          </table:table-cell>
          <table:table-cell table:formula="of:=[.L32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23];0)&lt;=[.O3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15:33:47.301499" calcext:value-type="date">
            <text:p>2019-10-12 15:33:47</text:p>
          </table:table-cell>
          <table:table-cell table:style-name="ce7" table:formula="of:=[.A324]" office:value-type="date" office:date-value="2019-10-12T15:33:47.301499" calcext:value-type="date">
            <text:p>2019-10-12 15:33:47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15:33:47.30149941053" calcext:value-type="date">
            <text:p>12/30/99 03:33 P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=0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formula="of:=SUM(MOD(SUM([.L323]-[.L$2];[.T$2]);[.R$2]-[.L$2]);[.L$2])" office:value-type="time" office:time-value="PT15H39M59.999999999S" calcext:value-type="time">
            <text:p>15:40:00</text:p>
          </table:table-cell>
          <table:table-cell table:formula="of:=IF([.L324]&lt;[.L323];[.M323]+[.H$2];[.M323])" office:value-type="float" office:value="1260" calcext:value-type="float">
            <text:p>1260</text:p>
          </table:table-cell>
          <table:table-cell table:formula="of:=OFFSET([.C$4];[.M324];0)" office:value-type="float" office:value="43766" calcext:value-type="float">
            <text:p>43766</text:p>
          </table:table-cell>
          <table:table-cell table:formula="of:=[.L32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15:43:29.618183" calcext:value-type="date">
            <text:p>2019-10-12 15:43:30</text:p>
          </table:table-cell>
          <table:table-cell table:style-name="ce7" table:formula="of:=[.A325]" office:value-type="date" office:date-value="2019-10-12T15:43:29.618183" calcext:value-type="date">
            <text:p>2019-10-12 15:43:30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15:43:29.61818348151" calcext:value-type="date">
            <text:p>12/30/99 03:43 P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=0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formula="of:=SUM(MOD(SUM([.L324]-[.L$2];[.T$2]);[.R$2]-[.L$2]);[.L$2])" office:value-type="time" office:time-value="PT15H49M59.999999999S" calcext:value-type="time">
            <text:p>15:50:00</text:p>
          </table:table-cell>
          <table:table-cell table:formula="of:=IF([.L325]&lt;[.L324];[.M324]+[.H$2];[.M324])" office:value-type="float" office:value="1260" calcext:value-type="float">
            <text:p>1260</text:p>
          </table:table-cell>
          <table:table-cell table:formula="of:=OFFSET([.C$4];[.M325];0)" office:value-type="float" office:value="43766" calcext:value-type="float">
            <text:p>43766</text:p>
          </table:table-cell>
          <table:table-cell table:formula="of:=[.L32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15:37:40.929138" calcext:value-type="date">
            <text:p>2019-10-12 15:37:41</text:p>
          </table:table-cell>
          <table:table-cell table:style-name="ce7" table:formula="of:=[.A326]" office:value-type="date" office:date-value="2019-10-12T15:37:40.929138" calcext:value-type="date">
            <text:p>2019-10-12 15:37:41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15:37:40.92913798057" calcext:value-type="date">
            <text:p>12/30/99 03:37 P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=0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formula="of:=SUM(MOD(SUM([.L325]-[.L$2];[.T$2]);[.R$2]-[.L$2]);[.L$2])" office:value-type="time" office:time-value="PT15H59M59.999999999S" calcext:value-type="time">
            <text:p>16:00:00</text:p>
          </table:table-cell>
          <table:table-cell table:formula="of:=IF([.L326]&lt;[.L325];[.M325]+[.H$2];[.M325])" office:value-type="float" office:value="1260" calcext:value-type="float">
            <text:p>1260</text:p>
          </table:table-cell>
          <table:table-cell table:formula="of:=OFFSET([.C$4];[.M326];0)" office:value-type="float" office:value="43766" calcext:value-type="float">
            <text:p>43766</text:p>
          </table:table-cell>
          <table:table-cell table:formula="of:=[.L32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6];0)&lt;=[.O3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15:21:10.071644" calcext:value-type="date">
            <text:p>2019-10-12 15:21:10</text:p>
          </table:table-cell>
          <table:table-cell table:style-name="ce7" table:formula="of:=[.A327]" office:value-type="date" office:date-value="2019-10-12T15:21:10.071644" calcext:value-type="date">
            <text:p>2019-10-12 15:21:10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15:21:10.07164405659" calcext:value-type="date">
            <text:p>12/30/99 03:21 P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=0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326]-[.L$2];[.T$2]);[.R$2]-[.L$2]);[.L$2])" office:value-type="time" office:time-value="PT16H09M59.999999999S" calcext:value-type="time">
            <text:p>16:10:00</text:p>
          </table:table-cell>
          <table:table-cell table:formula="of:=IF([.L327]&lt;[.L326];[.M326]+[.H$2];[.M326])" office:value-type="float" office:value="1260" calcext:value-type="float">
            <text:p>1260</text:p>
          </table:table-cell>
          <table:table-cell table:formula="of:=OFFSET([.C$4];[.M327];0)" office:value-type="float" office:value="43766" calcext:value-type="float">
            <text:p>43766</text:p>
          </table:table-cell>
          <table:table-cell table:formula="of:=[.L32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27];0)&lt;=[.O3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15:54:03.481757" calcext:value-type="date">
            <text:p>2019-10-12 15:54:03</text:p>
          </table:table-cell>
          <table:table-cell table:style-name="ce7" table:formula="of:=[.A328]" office:value-type="date" office:date-value="2019-10-12T15:54:03.481757" calcext:value-type="date">
            <text:p>2019-10-12 15:54:03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15:54:03.48175716586" calcext:value-type="date">
            <text:p>12/30/99 03:54 P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=0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formula="of:=SUM(MOD(SUM([.L327]-[.L$2];[.T$2]);[.R$2]-[.L$2]);[.L$2])" office:value-type="time" office:time-value="PT16H19M59.999999999S" calcext:value-type="time">
            <text:p>16:20:00</text:p>
          </table:table-cell>
          <table:table-cell table:formula="of:=IF([.L328]&lt;[.L327];[.M327]+[.H$2];[.M327])" office:value-type="float" office:value="1260" calcext:value-type="float">
            <text:p>1260</text:p>
          </table:table-cell>
          <table:table-cell table:formula="of:=OFFSET([.C$4];[.M328];0)" office:value-type="float" office:value="43766" calcext:value-type="float">
            <text:p>43766</text:p>
          </table:table-cell>
          <table:table-cell table:formula="of:=[.L32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28];0)&lt;=[.O3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15:59:07.471212" calcext:value-type="date">
            <text:p>2019-10-12 15:59:07</text:p>
          </table:table-cell>
          <table:table-cell table:style-name="ce7" table:formula="of:=[.A329]" office:value-type="date" office:date-value="2019-10-12T15:59:07.471212" calcext:value-type="date">
            <text:p>2019-10-12 15:59:07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15:59:07.47121233959" calcext:value-type="date">
            <text:p>12/30/99 03:59 P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=0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328]-[.L$2];[.T$2]);[.R$2]-[.L$2]);[.L$2])" office:value-type="time" office:time-value="PT16H29M59.999999999S" calcext:value-type="time">
            <text:p>16:30:00</text:p>
          </table:table-cell>
          <table:table-cell table:formula="of:=IF([.L329]&lt;[.L328];[.M328]+[.H$2];[.M328])" office:value-type="float" office:value="1260" calcext:value-type="float">
            <text:p>1260</text:p>
          </table:table-cell>
          <table:table-cell table:formula="of:=OFFSET([.C$4];[.M329];0)" office:value-type="float" office:value="43766" calcext:value-type="float">
            <text:p>43766</text:p>
          </table:table-cell>
          <table:table-cell table:formula="of:=[.L32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29];0)&lt;=[.O3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15:25:35.926387" calcext:value-type="date">
            <text:p>2019-10-12 15:25:36</text:p>
          </table:table-cell>
          <table:table-cell table:style-name="ce7" table:formula="of:=[.A330]" office:value-type="date" office:date-value="2019-10-12T15:25:35.926387" calcext:value-type="date">
            <text:p>2019-10-12 15:25:36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15:25:35.92638729606" calcext:value-type="date">
            <text:p>12/30/99 03:25 P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=0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formula="of:=SUM(MOD(SUM([.L329]-[.L$2];[.T$2]);[.R$2]-[.L$2]);[.L$2])" office:value-type="time" office:time-value="PT16H39M59.999999999S" calcext:value-type="time">
            <text:p>16:40:00</text:p>
          </table:table-cell>
          <table:table-cell table:formula="of:=IF([.L330]&lt;[.L329];[.M329]+[.H$2];[.M329])" office:value-type="float" office:value="1260" calcext:value-type="float">
            <text:p>1260</text:p>
          </table:table-cell>
          <table:table-cell table:formula="of:=OFFSET([.C$4];[.M330];0)" office:value-type="float" office:value="43766" calcext:value-type="float">
            <text:p>43766</text:p>
          </table:table-cell>
          <table:table-cell table:formula="of:=[.L33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30];0)&lt;=[.O3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15:55:54.844451" calcext:value-type="date">
            <text:p>2019-10-12 15:55:55</text:p>
          </table:table-cell>
          <table:table-cell table:style-name="ce7" table:formula="of:=[.A331]" office:value-type="date" office:date-value="2019-10-12T15:55:54.844451" calcext:value-type="date">
            <text:p>2019-10-12 15:55:55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15:55:54.84445088077" calcext:value-type="date">
            <text:p>12/30/99 03:55 P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=0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formula="of:=SUM(MOD(SUM([.L330]-[.L$2];[.T$2]);[.R$2]-[.L$2]);[.L$2])" office:value-type="time" office:time-value="PT16H49M59.999999999S" calcext:value-type="time">
            <text:p>16:50:00</text:p>
          </table:table-cell>
          <table:table-cell table:formula="of:=IF([.L331]&lt;[.L330];[.M330]+[.H$2];[.M330])" office:value-type="float" office:value="1260" calcext:value-type="float">
            <text:p>1260</text:p>
          </table:table-cell>
          <table:table-cell table:formula="of:=OFFSET([.C$4];[.M331];0)" office:value-type="float" office:value="43766" calcext:value-type="float">
            <text:p>43766</text:p>
          </table:table-cell>
          <table:table-cell table:formula="of:=[.L33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31];0)&lt;=[.O3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15:56:38.826451" calcext:value-type="date">
            <text:p>2019-10-12 15:56:39</text:p>
          </table:table-cell>
          <table:table-cell table:style-name="ce7" table:formula="of:=[.A332]" office:value-type="date" office:date-value="2019-10-12T15:56:38.826451" calcext:value-type="date">
            <text:p>2019-10-12 15:56:39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15:56:38.8264511805" calcext:value-type="date">
            <text:p>12/30/99 03:56 P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=0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formula="of:=SUM(MOD(SUM([.L331]-[.L$2];[.T$2]);[.R$2]-[.L$2]);[.L$2])" office:value-type="time" office:time-value="PT16H59M59.999999999S" calcext:value-type="time">
            <text:p>17:00:00</text:p>
          </table:table-cell>
          <table:table-cell table:formula="of:=IF([.L332]&lt;[.L331];[.M331]+[.H$2];[.M331])" office:value-type="float" office:value="1260" calcext:value-type="float">
            <text:p>1260</text:p>
          </table:table-cell>
          <table:table-cell table:formula="of:=OFFSET([.C$4];[.M332];0)" office:value-type="float" office:value="43766" calcext:value-type="float">
            <text:p>43766</text:p>
          </table:table-cell>
          <table:table-cell table:formula="of:=[.L33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32];0)&lt;=[.O3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15:40:03.928994" calcext:value-type="date">
            <text:p>2019-10-12 15:40:04</text:p>
          </table:table-cell>
          <table:table-cell table:style-name="ce7" table:formula="of:=[.A333]" office:value-type="date" office:date-value="2019-10-12T15:40:03.928994" calcext:value-type="date">
            <text:p>2019-10-12 15:40:04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15:40:03.92899413127" calcext:value-type="date">
            <text:p>12/30/99 03:40 P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=0;[.G332]+2+1/[.$H$2];[.G332]+1/[.$H$2])" office:value-type="float" office:value="5.49999999999999" calcext:value-type="float">
            <text:p>5,4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4]))" office:value-type="date" office:date-value="2019-10-12T15:12:33.337399" calcext:value-type="date">
            <text:p>2019-10-12 15:12:33</text:p>
          </table:table-cell>
          <table:table-cell table:style-name="ce7" table:formula="of:=[.A334]" office:value-type="date" office:date-value="2019-10-12T15:12:33.337399" calcext:value-type="date">
            <text:p>2019-10-12 15:12:33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15:12:33.33739947528" calcext:value-type="date">
            <text:p>12/30/99 03:12 P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=0;[.G333]+2+1/[.$H$2];[.G333]+1/[.$H$2])" office:value-type="float" office:value="5.51666666666665" calcext:value-type="float">
            <text:p>5,5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5]))" office:value-type="date" office:date-value="2019-10-12T15:43:42.582804" calcext:value-type="date">
            <text:p>2019-10-12 15:43:43</text:p>
          </table:table-cell>
          <table:table-cell table:style-name="ce7" table:formula="of:=[.A335]" office:value-type="date" office:date-value="2019-10-12T15:43:42.582804" calcext:value-type="date">
            <text:p>2019-10-12 15:43:43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15:43:42.58280399255" calcext:value-type="date">
            <text:p>12/30/99 03:43 P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=0;[.G334]+2+1/[.$H$2];[.G334]+1/[.$H$2])" office:value-type="float" office:value="5.53333333333332" calcext:value-type="float">
            <text:p>5,5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6]))" office:value-type="date" office:date-value="2019-10-12T15:31:36.112943" calcext:value-type="date">
            <text:p>2019-10-12 15:31:36</text:p>
          </table:table-cell>
          <table:table-cell table:style-name="ce7" table:formula="of:=[.A336]" office:value-type="date" office:date-value="2019-10-12T15:31:36.112943" calcext:value-type="date">
            <text:p>2019-10-12 15:31:36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15:31:36.11294260249" calcext:value-type="date">
            <text:p>12/30/99 03:31 P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=0;[.G335]+2+1/[.$H$2];[.G335]+1/[.$H$2])" office:value-type="float" office:value="5.54999999999999" calcext:value-type="float">
            <text:p>5,5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7]))" office:value-type="date" office:date-value="2019-10-12T15:46:14.85695" calcext:value-type="date">
            <text:p>2019-10-12 15:46:15</text:p>
          </table:table-cell>
          <table:table-cell table:style-name="ce7" table:formula="of:=[.A337]" office:value-type="date" office:date-value="2019-10-12T15:46:14.85695" calcext:value-type="date">
            <text:p>2019-10-12 15:46:15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15:46:14.85695038922" calcext:value-type="date">
            <text:p>12/30/99 03:46 P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=0;[.G336]+2+1/[.$H$2];[.G336]+1/[.$H$2])" office:value-type="float" office:value="5.56666666666665" calcext:value-type="float">
            <text:p>5,5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8]))" office:value-type="date" office:date-value="2019-10-12T15:21:37.225672" calcext:value-type="date">
            <text:p>2019-10-12 15:21:37</text:p>
          </table:table-cell>
          <table:table-cell table:style-name="ce7" table:formula="of:=[.A338]" office:value-type="date" office:date-value="2019-10-12T15:21:37.225672" calcext:value-type="date">
            <text:p>2019-10-12 15:21:37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15:21:37.22567161079" calcext:value-type="date">
            <text:p>12/30/99 03:21 P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=0;[.G337]+2+1/[.$H$2];[.G337]+1/[.$H$2])" office:value-type="float" office:value="5.58333333333332" calcext:value-type="float">
            <text:p>5,5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9]))" office:value-type="date" office:date-value="2019-10-12T15:51:41.238835" calcext:value-type="date">
            <text:p>2019-10-12 15:51:41</text:p>
          </table:table-cell>
          <table:table-cell table:style-name="ce7" table:formula="of:=[.A339]" office:value-type="date" office:date-value="2019-10-12T15:51:41.238835" calcext:value-type="date">
            <text:p>2019-10-12 15:51:41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15:51:41.23883527704" calcext:value-type="date">
            <text:p>12/30/99 03:51 P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=0;[.G338]+2+1/[.$H$2];[.G338]+1/[.$H$2])" office:value-type="float" office:value="5.59999999999999" calcext:value-type="float">
            <text:p>5,5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0]))" office:value-type="date" office:date-value="2019-10-12T15:44:22.3365" calcext:value-type="date">
            <text:p>2019-10-12 15:44:22</text:p>
          </table:table-cell>
          <table:table-cell table:style-name="ce7" table:formula="of:=[.A340]" office:value-type="date" office:date-value="2019-10-12T15:44:22.3365" calcext:value-type="date">
            <text:p>2019-10-12 15:44:22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15:44:22.33650043141" calcext:value-type="date">
            <text:p>12/30/99 03:44 P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=0;[.G339]+2+1/[.$H$2];[.G339]+1/[.$H$2])" office:value-type="float" office:value="5.61666666666665" calcext:value-type="float">
            <text:p>5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1]))" office:value-type="date" office:date-value="2019-10-12T15:19:12.802511" calcext:value-type="date">
            <text:p>2019-10-12 15:19:13</text:p>
          </table:table-cell>
          <table:table-cell table:style-name="ce7" table:formula="of:=[.A341]" office:value-type="date" office:date-value="2019-10-12T15:19:12.802511" calcext:value-type="date">
            <text:p>2019-10-12 15:19:13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15:19:12.80251109507" calcext:value-type="date">
            <text:p>12/30/99 03:19 P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=0;[.G340]+2+1/[.$H$2];[.G340]+1/[.$H$2])" office:value-type="float" office:value="5.63333333333332" calcext:value-type="float">
            <text:p>5,6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2]))" office:value-type="date" office:date-value="2019-10-12T15:55:47.28881" calcext:value-type="date">
            <text:p>2019-10-12 15:55:47</text:p>
          </table:table-cell>
          <table:table-cell table:style-name="ce7" table:formula="of:=[.A342]" office:value-type="date" office:date-value="2019-10-12T15:55:47.28881" calcext:value-type="date">
            <text:p>2019-10-12 15:55:47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15:55:47.28880953044" calcext:value-type="date">
            <text:p>12/30/99 03:55 P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=0;[.G341]+2+1/[.$H$2];[.G341]+1/[.$H$2])" office:value-type="float" office:value="5.64999999999999" calcext:value-type="float">
            <text:p>5,6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3]))" office:value-type="date" office:date-value="2019-10-12T15:13:33.974973" calcext:value-type="date">
            <text:p>2019-10-12 15:13:34</text:p>
          </table:table-cell>
          <table:table-cell table:style-name="ce7" table:formula="of:=[.A343]" office:value-type="date" office:date-value="2019-10-12T15:13:33.974973" calcext:value-type="date">
            <text:p>2019-10-12 15:13:34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15:13:33.97497290745" calcext:value-type="date">
            <text:p>12/30/99 03:13 P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=0;[.G342]+2+1/[.$H$2];[.G342]+1/[.$H$2])" office:value-type="float" office:value="5.66666666666665" calcext:value-type="float">
            <text:p>5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4]))" office:value-type="date" office:date-value="2019-10-12T15:43:59.555648" calcext:value-type="date">
            <text:p>2019-10-12 15:44:00</text:p>
          </table:table-cell>
          <table:table-cell table:style-name="ce7" table:formula="of:=[.A344]" office:value-type="date" office:date-value="2019-10-12T15:43:59.555648" calcext:value-type="date">
            <text:p>2019-10-12 15:44:00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15:43:59.55564808566" calcext:value-type="date">
            <text:p>12/30/99 03:44 P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=0;[.G343]+2+1/[.$H$2];[.G343]+1/[.$H$2])" office:value-type="float" office:value="5.68333333333332" calcext:value-type="float">
            <text:p>5,6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5]))" office:value-type="date" office:date-value="2019-10-12T15:19:01.373359" calcext:value-type="date">
            <text:p>2019-10-12 15:19:01</text:p>
          </table:table-cell>
          <table:table-cell table:style-name="ce7" table:formula="of:=[.A345]" office:value-type="date" office:date-value="2019-10-12T15:19:01.373359" calcext:value-type="date">
            <text:p>2019-10-12 15:19:01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15:19:01.37335864361" calcext:value-type="date">
            <text:p>12/30/99 03:19 P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=0;[.G344]+2+1/[.$H$2];[.G344]+1/[.$H$2])" office:value-type="float" office:value="5.69999999999999" calcext:value-type="float">
            <text:p>5,6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6]))" office:value-type="date" office:date-value="2019-10-12T15:28:49.091542" calcext:value-type="date">
            <text:p>2019-10-12 15:28:49</text:p>
          </table:table-cell>
          <table:table-cell table:style-name="ce7" table:formula="of:=[.A346]" office:value-type="date" office:date-value="2019-10-12T15:28:49.091542" calcext:value-type="date">
            <text:p>2019-10-12 15:28:49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15:28:49.09154165536" calcext:value-type="date">
            <text:p>12/30/99 03:28 P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=0;[.G345]+2+1/[.$H$2];[.G345]+1/[.$H$2])" office:value-type="float" office:value="5.71666666666665" calcext:value-type="float">
            <text:p>5,7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7]))" office:value-type="date" office:date-value="2019-10-12T16:05:50.763342" calcext:value-type="date">
            <text:p>2019-10-12 16:05:51</text:p>
          </table:table-cell>
          <table:table-cell table:style-name="ce7" table:formula="of:=[.A347]" office:value-type="date" office:date-value="2019-10-12T16:05:50.763342" calcext:value-type="date">
            <text:p>2019-10-12 16:05:51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16:05:50.76334190089" calcext:value-type="date">
            <text:p>12/30/99 04:05 P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=0;[.G346]+2+1/[.$H$2];[.G346]+1/[.$H$2])" office:value-type="float" office:value="5.73333333333332" calcext:value-type="float">
            <text:p>5,7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8]))" office:value-type="date" office:date-value="2019-10-12T15:22:52.599311" calcext:value-type="date">
            <text:p>2019-10-12 15:22:53</text:p>
          </table:table-cell>
          <table:table-cell table:style-name="ce7" table:formula="of:=[.A348]" office:value-type="date" office:date-value="2019-10-12T15:22:52.599311" calcext:value-type="date">
            <text:p>2019-10-12 15:22:53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15:22:52.59931100998" calcext:value-type="date">
            <text:p>12/30/99 03:22 P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=0;[.G347]+2+1/[.$H$2];[.G347]+1/[.$H$2])" office:value-type="float" office:value="5.74999999999999" calcext:value-type="float">
            <text:p>5,7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9]))" office:value-type="date" office:date-value="2019-10-12T15:50:56.923516" calcext:value-type="date">
            <text:p>2019-10-12 15:50:57</text:p>
          </table:table-cell>
          <table:table-cell table:style-name="ce7" table:formula="of:=[.A349]" office:value-type="date" office:date-value="2019-10-12T15:50:56.923516" calcext:value-type="date">
            <text:p>2019-10-12 15:50:57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15:50:56.92351602484" calcext:value-type="date">
            <text:p>12/30/99 03:50 P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=0;[.G348]+2+1/[.$H$2];[.G348]+1/[.$H$2])" office:value-type="float" office:value="5.76666666666665" calcext:value-type="float">
            <text:p>5,7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0]))" office:value-type="date" office:date-value="2019-10-12T15:57:14.6844" calcext:value-type="date">
            <text:p>2019-10-12 15:57:15</text:p>
          </table:table-cell>
          <table:table-cell table:style-name="ce7" table:formula="of:=[.A350]" office:value-type="date" office:date-value="2019-10-12T15:57:14.6844" calcext:value-type="date">
            <text:p>2019-10-12 15:57:15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15:57:14.68440016732" calcext:value-type="date">
            <text:p>12/30/99 03:57 P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=0;[.G349]+2+1/[.$H$2];[.G349]+1/[.$H$2])" office:value-type="float" office:value="5.78333333333332" calcext:value-type="float">
            <text:p>5,7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1]))" office:value-type="date" office:date-value="2019-10-12T16:10:39.806696" calcext:value-type="date">
            <text:p>2019-10-12 16:10:40</text:p>
          </table:table-cell>
          <table:table-cell table:style-name="ce7" table:formula="of:=[.A351]" office:value-type="date" office:date-value="2019-10-12T16:10:39.806696" calcext:value-type="date">
            <text:p>2019-10-12 16:10:40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16:10:39.8066959111" calcext:value-type="date">
            <text:p>12/30/99 04:10 P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=0;[.G350]+2+1/[.$H$2];[.G350]+1/[.$H$2])" office:value-type="float" office:value="5.79999999999999" calcext:value-type="float">
            <text:p>5,7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2]))" office:value-type="date" office:date-value="2019-10-12T15:44:11.745978" calcext:value-type="date">
            <text:p>2019-10-12 15:44:12</text:p>
          </table:table-cell>
          <table:table-cell table:style-name="ce7" table:formula="of:=[.A352]" office:value-type="date" office:date-value="2019-10-12T15:44:11.745978" calcext:value-type="date">
            <text:p>2019-10-12 15:44:12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15:44:11.74597750884" calcext:value-type="date">
            <text:p>12/30/99 03:44 P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=0;[.G351]+2+1/[.$H$2];[.G351]+1/[.$H$2])" office:value-type="float" office:value="5.81666666666665" calcext:value-type="float">
            <text:p>5,8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3]))" office:value-type="date" office:date-value="2019-10-12T15:42:44.138657" calcext:value-type="date">
            <text:p>2019-10-12 15:42:44</text:p>
          </table:table-cell>
          <table:table-cell table:style-name="ce7" table:formula="of:=[.A353]" office:value-type="date" office:date-value="2019-10-12T15:42:44.138657" calcext:value-type="date">
            <text:p>2019-10-12 15:42:44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15:42:44.13865685463" calcext:value-type="date">
            <text:p>12/30/99 03:42 P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=0;[.G352]+2+1/[.$H$2];[.G352]+1/[.$H$2])" office:value-type="float" office:value="5.83333333333332" calcext:value-type="float">
            <text:p>5,8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4]))" office:value-type="date" office:date-value="2019-10-12T15:36:04.341804" calcext:value-type="date">
            <text:p>2019-10-12 15:36:04</text:p>
          </table:table-cell>
          <table:table-cell table:style-name="ce7" table:formula="of:=[.A354]" office:value-type="date" office:date-value="2019-10-12T15:36:04.341804" calcext:value-type="date">
            <text:p>2019-10-12 15:36:04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15:36:04.34180417564" calcext:value-type="date">
            <text:p>12/30/99 03:36 P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=0;[.G353]+2+1/[.$H$2];[.G353]+1/[.$H$2])" office:value-type="float" office:value="5.84999999999998" calcext:value-type="float">
            <text:p>5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5]))" office:value-type="date" office:date-value="2019-10-12T15:25:07.164732" calcext:value-type="date">
            <text:p>2019-10-12 15:25:07</text:p>
          </table:table-cell>
          <table:table-cell table:style-name="ce7" table:formula="of:=[.A355]" office:value-type="date" office:date-value="2019-10-12T15:25:07.164732" calcext:value-type="date">
            <text:p>2019-10-12 15:25:07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15:25:07.16473166831" calcext:value-type="date">
            <text:p>12/30/99 03:25 P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=0;[.G354]+2+1/[.$H$2];[.G354]+1/[.$H$2])" office:value-type="float" office:value="5.86666666666665" calcext:value-type="float">
            <text:p>5,8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6]))" office:value-type="date" office:date-value="2019-10-12T15:44:48.962899" calcext:value-type="date">
            <text:p>2019-10-12 15:44:49</text:p>
          </table:table-cell>
          <table:table-cell table:style-name="ce7" table:formula="of:=[.A356]" office:value-type="date" office:date-value="2019-10-12T15:44:48.962899" calcext:value-type="date">
            <text:p>2019-10-12 15:44:49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15:44:48.96289870609" calcext:value-type="date">
            <text:p>12/30/99 03:44 P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=0;[.G355]+2+1/[.$H$2];[.G355]+1/[.$H$2])" office:value-type="float" office:value="5.88333333333332" calcext:value-type="float">
            <text:p>5,8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7]))" office:value-type="date" office:date-value="2019-10-12T16:15:32.668388" calcext:value-type="date">
            <text:p>2019-10-12 16:15:33</text:p>
          </table:table-cell>
          <table:table-cell table:style-name="ce7" table:formula="of:=[.A357]" office:value-type="date" office:date-value="2019-10-12T16:15:32.668388" calcext:value-type="date">
            <text:p>2019-10-12 16:15:33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16:15:32.6683875639" calcext:value-type="date">
            <text:p>12/30/99 04:15 P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=0;[.G356]+2+1/[.$H$2];[.G356]+1/[.$H$2])" office:value-type="float" office:value="5.89999999999998" calcext:value-type="float">
            <text:p>5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8]))" office:value-type="date" office:date-value="2019-10-12T15:54:16.786807" calcext:value-type="date">
            <text:p>2019-10-12 15:54:17</text:p>
          </table:table-cell>
          <table:table-cell table:style-name="ce7" table:formula="of:=[.A358]" office:value-type="date" office:date-value="2019-10-12T15:54:16.786807" calcext:value-type="date">
            <text:p>2019-10-12 15:54:17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15:54:16.78680720739" calcext:value-type="date">
            <text:p>12/30/99 03:54 P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=0;[.G357]+2+1/[.$H$2];[.G357]+1/[.$H$2])" office:value-type="float" office:value="5.91666666666665" calcext:value-type="float">
            <text:p>5,9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9]))" office:value-type="date" office:date-value="2019-10-12T16:04:33.33054" calcext:value-type="date">
            <text:p>2019-10-12 16:04:33</text:p>
          </table:table-cell>
          <table:table-cell table:style-name="ce7" table:formula="of:=[.A359]" office:value-type="date" office:date-value="2019-10-12T16:04:33.33054" calcext:value-type="date">
            <text:p>2019-10-12 16:04:33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16:04:33.33054046612" calcext:value-type="date">
            <text:p>12/30/99 04:04 P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=0;[.G358]+2+1/[.$H$2];[.G358]+1/[.$H$2])" office:value-type="float" office:value="5.93333333333332" calcext:value-type="float">
            <text:p>5,9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0]))" office:value-type="date" office:date-value="2019-10-12T15:29:34.349853" calcext:value-type="date">
            <text:p>2019-10-12 15:29:34</text:p>
          </table:table-cell>
          <table:table-cell table:style-name="ce7" table:formula="of:=[.A360]" office:value-type="date" office:date-value="2019-10-12T15:29:34.349853" calcext:value-type="date">
            <text:p>2019-10-12 15:29:34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15:29:34.34985330328" calcext:value-type="date">
            <text:p>12/30/99 03:29 P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=0;[.G359]+2+1/[.$H$2];[.G359]+1/[.$H$2])" office:value-type="float" office:value="5.94999999999998" calcext:value-type="float">
            <text:p>5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1]))" office:value-type="date" office:date-value="2019-10-12T15:43:25.514789" calcext:value-type="date">
            <text:p>2019-10-12 15:43:26</text:p>
          </table:table-cell>
          <table:table-cell table:style-name="ce7" table:formula="of:=[.A361]" office:value-type="date" office:date-value="2019-10-12T15:43:25.514789" calcext:value-type="date">
            <text:p>2019-10-12 15:43:26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15:43:25.51478904672" calcext:value-type="date">
            <text:p>12/30/99 03:43 P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=0;[.G360]+2+1/[.$H$2];[.G360]+1/[.$H$2])" office:value-type="float" office:value="5.96666666666665" calcext:value-type="float">
            <text:p>5,9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2]))" office:value-type="date" office:date-value="2019-10-12T15:55:02.612456" calcext:value-type="date">
            <text:p>2019-10-12 15:55:03</text:p>
          </table:table-cell>
          <table:table-cell table:style-name="ce7" table:formula="of:=[.A362]" office:value-type="date" office:date-value="2019-10-12T15:55:02.612456" calcext:value-type="date">
            <text:p>2019-10-12 15:55:03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15:55:02.61245572474" calcext:value-type="date">
            <text:p>12/30/99 03:55 P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=0;[.G361]+2+1/[.$H$2];[.G361]+1/[.$H$2])" office:value-type="float" office:value="5.98333333333332" calcext:value-type="float">
            <text:p>5,9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3]))" office:value-type="date" office:date-value="2019-10-12T15:51:50.125475" calcext:value-type="date">
            <text:p>2019-10-12 15:51:50</text:p>
          </table:table-cell>
          <table:table-cell table:style-name="ce7" table:formula="of:=[.A363]" office:value-type="date" office:date-value="2019-10-12T15:51:50.125475" calcext:value-type="date">
            <text:p>2019-10-12 15:51:50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15:51:50.12547549326" calcext:value-type="date">
            <text:p>12/30/99 03:51 P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=0;[.G362]+2+1/[.$H$2];[.G362]+1/[.$H$2])" office:value-type="float" office:value="5.99999999999998" calcext:value-type="float">
            <text:p>5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4]))" office:value-type="date" office:date-value="2019-10-13T15:25:38.152915" calcext:value-type="date">
            <text:p>2019-10-13 15:25:38</text:p>
          </table:table-cell>
          <table:table-cell table:style-name="ce7" table:formula="of:=[.A364]" office:value-type="date" office:date-value="2019-10-13T15:25:38.152915" calcext:value-type="date">
            <text:p>2019-10-13 15:25:38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15:25:38.15291540232" calcext:value-type="date">
            <text:p>12/30/99 03:25 P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=0;[.G363]+2+1/[.$H$2];[.G363]+1/[.$H$2])" office:value-type="float" office:value="6.01666666666665" calcext:value-type="float">
            <text:p>6,0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5]))" office:value-type="date" office:date-value="2019-10-13T15:58:11.518992" calcext:value-type="date">
            <text:p>2019-10-13 15:58:12</text:p>
          </table:table-cell>
          <table:table-cell table:style-name="ce7" table:formula="of:=[.A365]" office:value-type="date" office:date-value="2019-10-13T15:58:11.518992" calcext:value-type="date">
            <text:p>2019-10-13 15:58:12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15:58:11.51899181306" calcext:value-type="date">
            <text:p>12/30/99 03:58 P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=0;[.G364]+2+1/[.$H$2];[.G364]+1/[.$H$2])" office:value-type="float" office:value="6.03333333333332" calcext:value-type="float">
            <text:p>6,0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6]))" office:value-type="date" office:date-value="2019-10-13T15:26:49.030324" calcext:value-type="date">
            <text:p>2019-10-13 15:26:49</text:p>
          </table:table-cell>
          <table:table-cell table:style-name="ce7" table:formula="of:=[.A366]" office:value-type="date" office:date-value="2019-10-13T15:26:49.030324" calcext:value-type="date">
            <text:p>2019-10-13 15:26:49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15:26:49.03032403439" calcext:value-type="date">
            <text:p>12/30/99 03:26 P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=0;[.G365]+2+1/[.$H$2];[.G365]+1/[.$H$2])" office:value-type="float" office:value="6.04999999999998" calcext:value-type="float">
            <text:p>6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7]))" office:value-type="date" office:date-value="2019-10-13T15:35:57.426992" calcext:value-type="date">
            <text:p>2019-10-13 15:35:57</text:p>
          </table:table-cell>
          <table:table-cell table:style-name="ce7" table:formula="of:=[.A367]" office:value-type="date" office:date-value="2019-10-13T15:35:57.426992" calcext:value-type="date">
            <text:p>2019-10-13 15:35:57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15:35:57.42699243128" calcext:value-type="date">
            <text:p>12/30/99 03:35 P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=0;[.G366]+2+1/[.$H$2];[.G366]+1/[.$H$2])" office:value-type="float" office:value="6.06666666666665" calcext:value-type="float">
            <text:p>6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8]))" office:value-type="date" office:date-value="2019-10-13T15:56:22.696432" calcext:value-type="date">
            <text:p>2019-10-13 15:56:23</text:p>
          </table:table-cell>
          <table:table-cell table:style-name="ce7" table:formula="of:=[.A368]" office:value-type="date" office:date-value="2019-10-13T15:56:22.696432" calcext:value-type="date">
            <text:p>2019-10-13 15:56:23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15:56:22.69643217791" calcext:value-type="date">
            <text:p>12/30/99 03:56 P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=0;[.G367]+2+1/[.$H$2];[.G367]+1/[.$H$2])" office:value-type="float" office:value="6.08333333333332" calcext:value-type="float">
            <text:p>6,0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9]))" office:value-type="date" office:date-value="2019-10-13T15:44:00.006763" calcext:value-type="date">
            <text:p>2019-10-13 15:44:00</text:p>
          </table:table-cell>
          <table:table-cell table:style-name="ce7" table:formula="of:=[.A369]" office:value-type="date" office:date-value="2019-10-13T15:44:00.006763" calcext:value-type="date">
            <text:p>2019-10-13 15:44:00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15:44:00.006762743" calcext:value-type="date">
            <text:p>12/30/99 03:44 P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=0;[.G368]+2+1/[.$H$2];[.G368]+1/[.$H$2])" office:value-type="float" office:value="6.09999999999998" calcext:value-type="float">
            <text:p>6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0]))" office:value-type="date" office:date-value="2019-10-13T16:17:31.642771" calcext:value-type="date">
            <text:p>2019-10-13 16:17:32</text:p>
          </table:table-cell>
          <table:table-cell table:style-name="ce7" table:formula="of:=[.A370]" office:value-type="date" office:date-value="2019-10-13T16:17:31.642771" calcext:value-type="date">
            <text:p>2019-10-13 16:17:32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16:17:31.64277115837" calcext:value-type="date">
            <text:p>12/30/99 04:17 P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=0;[.G369]+2+1/[.$H$2];[.G369]+1/[.$H$2])" office:value-type="float" office:value="6.11666666666665" calcext:value-type="float">
            <text:p>6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1]))" office:value-type="date" office:date-value="2019-10-13T15:50:09.937533" calcext:value-type="date">
            <text:p>2019-10-13 15:50:10</text:p>
          </table:table-cell>
          <table:table-cell table:style-name="ce7" table:formula="of:=[.A371]" office:value-type="date" office:date-value="2019-10-13T15:50:09.937533" calcext:value-type="date">
            <text:p>2019-10-13 15:50:10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15:50:09.93753320072" calcext:value-type="date">
            <text:p>12/30/99 03:50 P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=0;[.G370]+2+1/[.$H$2];[.G370]+1/[.$H$2])" office:value-type="float" office:value="6.13333333333332" calcext:value-type="float">
            <text:p>6,1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2]))" office:value-type="date" office:date-value="2019-10-13T15:33:20.727671" calcext:value-type="date">
            <text:p>2019-10-13 15:33:21</text:p>
          </table:table-cell>
          <table:table-cell table:style-name="ce7" table:formula="of:=[.A372]" office:value-type="date" office:date-value="2019-10-13T15:33:20.727671" calcext:value-type="date">
            <text:p>2019-10-13 15:33:21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15:33:20.72767075617" calcext:value-type="date">
            <text:p>12/30/99 03:33 P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=0;[.G371]+2+1/[.$H$2];[.G371]+1/[.$H$2])" office:value-type="float" office:value="6.14999999999998" calcext:value-type="float">
            <text:p>6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3]))" office:value-type="date" office:date-value="2019-10-13T15:50:43.64517" calcext:value-type="date">
            <text:p>2019-10-13 15:50:44</text:p>
          </table:table-cell>
          <table:table-cell table:style-name="ce7" table:formula="of:=[.A373]" office:value-type="date" office:date-value="2019-10-13T15:50:43.64517" calcext:value-type="date">
            <text:p>2019-10-13 15:50:44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15:50:43.64517009817" calcext:value-type="date">
            <text:p>12/30/99 03:50 P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=0;[.G372]+2+1/[.$H$2];[.G372]+1/[.$H$2])" office:value-type="float" office:value="6.16666666666665" calcext:value-type="float">
            <text:p>6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4]))" office:value-type="date" office:date-value="2019-10-13T15:25:04.868916" calcext:value-type="date">
            <text:p>2019-10-13 15:25:05</text:p>
          </table:table-cell>
          <table:table-cell table:style-name="ce7" table:formula="of:=[.A374]" office:value-type="date" office:date-value="2019-10-13T15:25:04.868916" calcext:value-type="date">
            <text:p>2019-10-13 15:25:05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15:25:04.86891581677" calcext:value-type="date">
            <text:p>12/30/99 03:25 P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=0;[.G373]+2+1/[.$H$2];[.G373]+1/[.$H$2])" office:value-type="float" office:value="6.18333333333332" calcext:value-type="float">
            <text:p>6,1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5]))" office:value-type="date" office:date-value="2019-10-13T16:08:29.554009" calcext:value-type="date">
            <text:p>2019-10-13 16:08:30</text:p>
          </table:table-cell>
          <table:table-cell table:style-name="ce7" table:formula="of:=[.A375]" office:value-type="date" office:date-value="2019-10-13T16:08:29.554009" calcext:value-type="date">
            <text:p>2019-10-13 16:08:30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16:08:29.55400897656" calcext:value-type="date">
            <text:p>12/30/99 04:08 P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=0;[.G374]+2+1/[.$H$2];[.G374]+1/[.$H$2])" office:value-type="float" office:value="6.19999999999998" calcext:value-type="float">
            <text:p>6,1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6]))" office:value-type="date" office:date-value="2019-10-13T15:47:34.727499" calcext:value-type="date">
            <text:p>2019-10-13 15:47:35</text:p>
          </table:table-cell>
          <table:table-cell table:style-name="ce7" table:formula="of:=[.A376]" office:value-type="date" office:date-value="2019-10-13T15:47:34.727499" calcext:value-type="date">
            <text:p>2019-10-13 15:47:35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15:47:34.72749948967" calcext:value-type="date">
            <text:p>12/30/99 03:47 P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=0;[.G375]+2+1/[.$H$2];[.G375]+1/[.$H$2])" office:value-type="float" office:value="6.21666666666665" calcext:value-type="float">
            <text:p>6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7]))" office:value-type="date" office:date-value="2019-10-13T15:35:12.99967" calcext:value-type="date">
            <text:p>2019-10-13 15:35:13</text:p>
          </table:table-cell>
          <table:table-cell table:style-name="ce7" table:formula="of:=[.A377]" office:value-type="date" office:date-value="2019-10-13T15:35:12.99967" calcext:value-type="date">
            <text:p>2019-10-13 15:35:13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15:35:12.99966978841" calcext:value-type="date">
            <text:p>12/30/99 03:35 P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=0;[.G376]+2+1/[.$H$2];[.G376]+1/[.$H$2])" office:value-type="float" office:value="6.23333333333332" calcext:value-type="float">
            <text:p>6,2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8]))" office:value-type="date" office:date-value="2019-10-13T15:24:41.918226" calcext:value-type="date">
            <text:p>2019-10-13 15:24:42</text:p>
          </table:table-cell>
          <table:table-cell table:style-name="ce7" table:formula="of:=[.A378]" office:value-type="date" office:date-value="2019-10-13T15:24:41.918226" calcext:value-type="date">
            <text:p>2019-10-13 15:24:42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15:24:41.9182255771" calcext:value-type="date">
            <text:p>12/30/99 03:24 P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=0;[.G377]+2+1/[.$H$2];[.G377]+1/[.$H$2])" office:value-type="float" office:value="6.24999999999998" calcext:value-type="float">
            <text:p>6,2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9]))" office:value-type="date" office:date-value="2019-10-13T15:18:02.970058" calcext:value-type="date">
            <text:p>2019-10-13 15:18:03</text:p>
          </table:table-cell>
          <table:table-cell table:style-name="ce7" table:formula="of:=[.A379]" office:value-type="date" office:date-value="2019-10-13T15:18:02.970058" calcext:value-type="date">
            <text:p>2019-10-13 15:18:03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15:18:02.97005819622" calcext:value-type="date">
            <text:p>12/30/99 03:18 P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=0;[.G378]+2+1/[.$H$2];[.G378]+1/[.$H$2])" office:value-type="float" office:value="6.26666666666665" calcext:value-type="float">
            <text:p>6,2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0]))" office:value-type="date" office:date-value="2019-10-13T15:22:41.097401" calcext:value-type="date">
            <text:p>2019-10-13 15:22:41</text:p>
          </table:table-cell>
          <table:table-cell table:style-name="ce7" table:formula="of:=[.A380]" office:value-type="date" office:date-value="2019-10-13T15:22:41.097401" calcext:value-type="date">
            <text:p>2019-10-13 15:22:41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15:22:41.09740070533" calcext:value-type="date">
            <text:p>12/30/99 03:22 P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=0;[.G379]+2+1/[.$H$2];[.G379]+1/[.$H$2])" office:value-type="float" office:value="6.28333333333332" calcext:value-type="float">
            <text:p>6,2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1]))" office:value-type="date" office:date-value="2019-10-13T15:49:29.172474" calcext:value-type="date">
            <text:p>2019-10-13 15:49:29</text:p>
          </table:table-cell>
          <table:table-cell table:style-name="ce7" table:formula="of:=[.A381]" office:value-type="date" office:date-value="2019-10-13T15:49:29.172474" calcext:value-type="date">
            <text:p>2019-10-13 15:49:29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15:49:29.17247443926" calcext:value-type="date">
            <text:p>12/30/99 03:49 P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=0;[.G380]+2+1/[.$H$2];[.G380]+1/[.$H$2])" office:value-type="float" office:value="6.29999999999998" calcext:value-type="float">
            <text:p>6,2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2]))" office:value-type="date" office:date-value="2019-10-13T15:40:51.509098" calcext:value-type="date">
            <text:p>2019-10-13 15:40:52</text:p>
          </table:table-cell>
          <table:table-cell table:style-name="ce7" table:formula="of:=[.A382]" office:value-type="date" office:date-value="2019-10-13T15:40:51.509098" calcext:value-type="date">
            <text:p>2019-10-13 15:40:52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15:40:51.50909840595" calcext:value-type="date">
            <text:p>12/30/99 03:40 P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=0;[.G381]+2+1/[.$H$2];[.G381]+1/[.$H$2])" office:value-type="float" office:value="6.31666666666665" calcext:value-type="float">
            <text:p>6,3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3]))" office:value-type="date" office:date-value="2019-10-13T16:02:28.73655" calcext:value-type="date">
            <text:p>2019-10-13 16:02:29</text:p>
          </table:table-cell>
          <table:table-cell table:style-name="ce7" table:formula="of:=[.A383]" office:value-type="date" office:date-value="2019-10-13T16:02:28.73655" calcext:value-type="date">
            <text:p>2019-10-13 16:02:29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16:02:28.73654970434" calcext:value-type="date">
            <text:p>12/30/99 04:02 P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=0;[.G382]+2+1/[.$H$2];[.G382]+1/[.$H$2])" office:value-type="float" office:value="6.33333333333332" calcext:value-type="float">
            <text:p>6,3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4]))" office:value-type="date" office:date-value="2019-10-13T15:26:06.106486" calcext:value-type="date">
            <text:p>2019-10-13 15:26:06</text:p>
          </table:table-cell>
          <table:table-cell table:style-name="ce7" table:formula="of:=[.A384]" office:value-type="date" office:date-value="2019-10-13T15:26:06.106486" calcext:value-type="date">
            <text:p>2019-10-13 15:26:06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15:26:06.10648599453" calcext:value-type="date">
            <text:p>12/30/99 03:26 P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=0;[.G383]+2+1/[.$H$2];[.G383]+1/[.$H$2])" office:value-type="float" office:value="6.34999999999998" calcext:value-type="float">
            <text:p>6,3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5]))" office:value-type="date" office:date-value="2019-10-13T15:37:39.539467" calcext:value-type="date">
            <text:p>2019-10-13 15:37:40</text:p>
          </table:table-cell>
          <table:table-cell table:style-name="ce7" table:formula="of:=[.A385]" office:value-type="date" office:date-value="2019-10-13T15:37:39.539467" calcext:value-type="date">
            <text:p>2019-10-13 15:37:40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15:37:39.53946725931" calcext:value-type="date">
            <text:p>12/30/99 03:37 P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=0;[.G384]+2+1/[.$H$2];[.G384]+1/[.$H$2])" office:value-type="float" office:value="6.36666666666665" calcext:value-type="float">
            <text:p>6,3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6]))" office:value-type="date" office:date-value="2019-10-13T15:42:33.413878" calcext:value-type="date">
            <text:p>2019-10-13 15:42:33</text:p>
          </table:table-cell>
          <table:table-cell table:style-name="ce7" table:formula="of:=[.A386]" office:value-type="date" office:date-value="2019-10-13T15:42:33.413878" calcext:value-type="date">
            <text:p>2019-10-13 15:42:33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15:42:33.41387847438" calcext:value-type="date">
            <text:p>12/30/99 03:42 P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=0;[.G385]+2+1/[.$H$2];[.G385]+1/[.$H$2])" office:value-type="float" office:value="6.38333333333332" calcext:value-type="float">
            <text:p>6,3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7]))" office:value-type="date" office:date-value="2019-10-13T15:52:11.582446" calcext:value-type="date">
            <text:p>2019-10-13 15:52:12</text:p>
          </table:table-cell>
          <table:table-cell table:style-name="ce7" table:formula="of:=[.A387]" office:value-type="date" office:date-value="2019-10-13T15:52:11.582446" calcext:value-type="date">
            <text:p>2019-10-13 15:52:12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15:52:11.58244583756" calcext:value-type="date">
            <text:p>12/30/99 03:52 P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=0;[.G386]+2+1/[.$H$2];[.G386]+1/[.$H$2])" office:value-type="float" office:value="6.39999999999998" calcext:value-type="float">
            <text:p>6,3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8]))" office:value-type="date" office:date-value="2019-10-13T15:23:04.775513" calcext:value-type="date">
            <text:p>2019-10-13 15:23:05</text:p>
          </table:table-cell>
          <table:table-cell table:style-name="ce7" table:formula="of:=[.A388]" office:value-type="date" office:date-value="2019-10-13T15:23:04.775513" calcext:value-type="date">
            <text:p>2019-10-13 15:23:05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15:23:04.77551294491" calcext:value-type="date">
            <text:p>12/30/99 03:23 P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=0;[.G387]+2+1/[.$H$2];[.G387]+1/[.$H$2])" office:value-type="float" office:value="6.41666666666665" calcext:value-type="float">
            <text:p>6,4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9]))" office:value-type="date" office:date-value="2019-10-13T15:54:43.822361" calcext:value-type="date">
            <text:p>2019-10-13 15:54:44</text:p>
          </table:table-cell>
          <table:table-cell table:style-name="ce7" table:formula="of:=[.A389]" office:value-type="date" office:date-value="2019-10-13T15:54:43.822361" calcext:value-type="date">
            <text:p>2019-10-13 15:54:44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15:54:43.82236075122" calcext:value-type="date">
            <text:p>12/30/99 03:54 P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=0;[.G388]+2+1/[.$H$2];[.G388]+1/[.$H$2])" office:value-type="float" office:value="6.43333333333332" calcext:value-type="float">
            <text:p>6,4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0]))" office:value-type="date" office:date-value="2019-10-13T15:47:14.691289" calcext:value-type="date">
            <text:p>2019-10-13 15:47:15</text:p>
          </table:table-cell>
          <table:table-cell table:style-name="ce7" table:formula="of:=[.A390]" office:value-type="date" office:date-value="2019-10-13T15:47:14.691289" calcext:value-type="date">
            <text:p>2019-10-13 15:47:15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15:47:14.69128939323" calcext:value-type="date">
            <text:p>12/30/99 03:47 P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=0;[.G389]+2+1/[.$H$2];[.G389]+1/[.$H$2])" office:value-type="float" office:value="6.44999999999998" calcext:value-type="float">
            <text:p>6,4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1]))" office:value-type="date" office:date-value="2019-10-13T15:43:30.875087" calcext:value-type="date">
            <text:p>2019-10-13 15:43:31</text:p>
          </table:table-cell>
          <table:table-cell table:style-name="ce7" table:formula="of:=[.A391]" office:value-type="date" office:date-value="2019-10-13T15:43:30.875087" calcext:value-type="date">
            <text:p>2019-10-13 15:43:31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15:43:30.87508674245" calcext:value-type="date">
            <text:p>12/30/99 03:43 P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=0;[.G390]+2+1/[.$H$2];[.G390]+1/[.$H$2])" office:value-type="float" office:value="6.46666666666665" calcext:value-type="float">
            <text:p>6,4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2]))" office:value-type="date" office:date-value="2019-10-13T15:25:14.849914" calcext:value-type="date">
            <text:p>2019-10-13 15:25:15</text:p>
          </table:table-cell>
          <table:table-cell table:style-name="ce7" table:formula="of:=[.A392]" office:value-type="date" office:date-value="2019-10-13T15:25:14.849914" calcext:value-type="date">
            <text:p>2019-10-13 15:25:15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15:25:14.84991428442" calcext:value-type="date">
            <text:p>12/30/99 03:25 P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=0;[.G391]+2+1/[.$H$2];[.G391]+1/[.$H$2])" office:value-type="float" office:value="6.48333333333332" calcext:value-type="float">
            <text:p>6,4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3]))" office:value-type="date" office:date-value="2019-10-13T15:46:01.759442" calcext:value-type="date">
            <text:p>2019-10-13 15:46:02</text:p>
          </table:table-cell>
          <table:table-cell table:style-name="ce7" table:formula="of:=[.A393]" office:value-type="date" office:date-value="2019-10-13T15:46:01.759442" calcext:value-type="date">
            <text:p>2019-10-13 15:46:02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15:46:01.75944171846" calcext:value-type="date">
            <text:p>12/30/99 03:46 P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=0;[.G392]+2+1/[.$H$2];[.G392]+1/[.$H$2])" office:value-type="float" office:value="6.49999999999998" calcext:value-type="float">
            <text:p>6,4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4]))" office:value-type="date" office:date-value="2019-10-13T15:46:15.801106" calcext:value-type="date">
            <text:p>2019-10-13 15:46:16</text:p>
          </table:table-cell>
          <table:table-cell table:style-name="ce7" table:formula="of:=[.A394]" office:value-type="date" office:date-value="2019-10-13T15:46:15.801106" calcext:value-type="date">
            <text:p>2019-10-13 15:46:16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15:46:15.80110577401" calcext:value-type="date">
            <text:p>12/30/99 03:46 P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=0;[.G393]+2+1/[.$H$2];[.G393]+1/[.$H$2])" office:value-type="float" office:value="6.51666666666665" calcext:value-type="float">
            <text:p>6,5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5]))" office:value-type="date" office:date-value="2019-10-13T15:49:08.171625" calcext:value-type="date">
            <text:p>2019-10-13 15:49:08</text:p>
          </table:table-cell>
          <table:table-cell table:style-name="ce7" table:formula="of:=[.A395]" office:value-type="date" office:date-value="2019-10-13T15:49:08.171625" calcext:value-type="date">
            <text:p>2019-10-13 15:49:08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15:49:08.17162526306" calcext:value-type="date">
            <text:p>12/30/99 03:49 P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=0;[.G394]+2+1/[.$H$2];[.G394]+1/[.$H$2])" office:value-type="float" office:value="6.53333333333332" calcext:value-type="float">
            <text:p>6,5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6]))" office:value-type="date" office:date-value="2019-10-13T15:49:59.192747" calcext:value-type="date">
            <text:p>2019-10-13 15:49:59</text:p>
          </table:table-cell>
          <table:table-cell table:style-name="ce7" table:formula="of:=[.A396]" office:value-type="date" office:date-value="2019-10-13T15:49:59.192747" calcext:value-type="date">
            <text:p>2019-10-13 15:49:59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15:49:59.19274700806" calcext:value-type="date">
            <text:p>12/30/99 03:49 P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=0;[.G395]+2+1/[.$H$2];[.G395]+1/[.$H$2])" office:value-type="float" office:value="6.54999999999998" calcext:value-type="float">
            <text:p>6,5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7]))" office:value-type="date" office:date-value="2019-10-13T15:51:19.086425" calcext:value-type="date">
            <text:p>2019-10-13 15:51:19</text:p>
          </table:table-cell>
          <table:table-cell table:style-name="ce7" table:formula="of:=[.A397]" office:value-type="date" office:date-value="2019-10-13T15:51:19.086425" calcext:value-type="date">
            <text:p>2019-10-13 15:51:19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15:51:19.08642450348" calcext:value-type="date">
            <text:p>12/30/99 03:51 P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=0;[.G396]+2+1/[.$H$2];[.G396]+1/[.$H$2])" office:value-type="float" office:value="6.56666666666665" calcext:value-type="float">
            <text:p>6,5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8]))" office:value-type="date" office:date-value="2019-10-13T15:49:35.73948" calcext:value-type="date">
            <text:p>2019-10-13 15:49:36</text:p>
          </table:table-cell>
          <table:table-cell table:style-name="ce7" table:formula="of:=[.A398]" office:value-type="date" office:date-value="2019-10-13T15:49:35.73948" calcext:value-type="date">
            <text:p>2019-10-13 15:49:36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15:49:35.7394795306" calcext:value-type="date">
            <text:p>12/30/99 03:49 P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=0;[.G397]+2+1/[.$H$2];[.G397]+1/[.$H$2])" office:value-type="float" office:value="6.58333333333332" calcext:value-type="float">
            <text:p>6,5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9]))" office:value-type="date" office:date-value="2019-10-13T16:00:30.22174" calcext:value-type="date">
            <text:p>2019-10-13 16:00:30</text:p>
          </table:table-cell>
          <table:table-cell table:style-name="ce7" table:formula="of:=[.A399]" office:value-type="date" office:date-value="2019-10-13T16:00:30.22174" calcext:value-type="date">
            <text:p>2019-10-13 16:00:30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16:00:30.22173978388" calcext:value-type="date">
            <text:p>12/30/99 04:00 P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=0;[.G398]+2+1/[.$H$2];[.G398]+1/[.$H$2])" office:value-type="float" office:value="6.59999999999998" calcext:value-type="float">
            <text:p>6,5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0]))" office:value-type="date" office:date-value="2019-10-13T15:39:32.831705" calcext:value-type="date">
            <text:p>2019-10-13 15:39:33</text:p>
          </table:table-cell>
          <table:table-cell table:style-name="ce7" table:formula="of:=[.A400]" office:value-type="date" office:date-value="2019-10-13T15:39:32.831705" calcext:value-type="date">
            <text:p>2019-10-13 15:39:33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15:39:32.83170504961" calcext:value-type="date">
            <text:p>12/30/99 03:39 P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=0;[.G399]+2+1/[.$H$2];[.G399]+1/[.$H$2])" office:value-type="float" office:value="6.61666666666665" calcext:value-type="float">
            <text:p>6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1]))" office:value-type="date" office:date-value="2019-10-13T15:50:08.42723" calcext:value-type="date">
            <text:p>2019-10-13 15:50:08</text:p>
          </table:table-cell>
          <table:table-cell table:style-name="ce7" table:formula="of:=[.A401]" office:value-type="date" office:date-value="2019-10-13T15:50:08.42723" calcext:value-type="date">
            <text:p>2019-10-13 15:50:08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15:50:08.42722970992" calcext:value-type="date">
            <text:p>12/30/99 03:50 P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=0;[.G400]+2+1/[.$H$2];[.G400]+1/[.$H$2])" office:value-type="float" office:value="6.63333333333332" calcext:value-type="float">
            <text:p>6,6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2]))" office:value-type="date" office:date-value="2019-10-13T15:25:15.24517" calcext:value-type="date">
            <text:p>2019-10-13 15:25:15</text:p>
          </table:table-cell>
          <table:table-cell table:style-name="ce7" table:formula="of:=[.A402]" office:value-type="date" office:date-value="2019-10-13T15:25:15.24517" calcext:value-type="date">
            <text:p>2019-10-13 15:25:15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15:25:15.24517026264" calcext:value-type="date">
            <text:p>12/30/99 03:25 P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=0;[.G401]+2+1/[.$H$2];[.G401]+1/[.$H$2])" office:value-type="float" office:value="6.64999999999998" calcext:value-type="float">
            <text:p>6,6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3]))" office:value-type="date" office:date-value="2019-10-13T15:42:34.042223" calcext:value-type="date">
            <text:p>2019-10-13 15:42:34</text:p>
          </table:table-cell>
          <table:table-cell table:style-name="ce7" table:formula="of:=[.A403]" office:value-type="date" office:date-value="2019-10-13T15:42:34.042223" calcext:value-type="date">
            <text:p>2019-10-13 15:42:34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15:42:34.04222260695" calcext:value-type="date">
            <text:p>12/30/99 03:42 P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=0;[.G402]+2+1/[.$H$2];[.G402]+1/[.$H$2])" office:value-type="float" office:value="6.66666666666665" calcext:value-type="float">
            <text:p>6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4]))" office:value-type="date" office:date-value="2019-10-13T15:52:53.108061" calcext:value-type="date">
            <text:p>2019-10-13 15:52:53</text:p>
          </table:table-cell>
          <table:table-cell table:style-name="ce7" table:formula="of:=[.A404]" office:value-type="date" office:date-value="2019-10-13T15:52:53.108061" calcext:value-type="date">
            <text:p>2019-10-13 15:52:53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15:52:53.10806110036" calcext:value-type="date">
            <text:p>12/30/99 03:52 P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=0;[.G403]+2+1/[.$H$2];[.G403]+1/[.$H$2])" office:value-type="float" office:value="6.68333333333332" calcext:value-type="float">
            <text:p>6,6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5]))" office:value-type="date" office:date-value="2019-10-13T15:26:36.524657" calcext:value-type="date">
            <text:p>2019-10-13 15:26:37</text:p>
          </table:table-cell>
          <table:table-cell table:style-name="ce7" table:formula="of:=[.A405]" office:value-type="date" office:date-value="2019-10-13T15:26:36.524657" calcext:value-type="date">
            <text:p>2019-10-13 15:26:37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15:26:36.52465735562" calcext:value-type="date">
            <text:p>12/30/99 03:26 P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=0;[.G404]+2+1/[.$H$2];[.G404]+1/[.$H$2])" office:value-type="float" office:value="6.69999999999998" calcext:value-type="float">
            <text:p>6,6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6]))" office:value-type="date" office:date-value="2019-10-13T15:57:31.006674" calcext:value-type="date">
            <text:p>2019-10-13 15:57:31</text:p>
          </table:table-cell>
          <table:table-cell table:style-name="ce7" table:formula="of:=[.A406]" office:value-type="date" office:date-value="2019-10-13T15:57:31.006674" calcext:value-type="date">
            <text:p>2019-10-13 15:57:31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15:57:31.00667446386" calcext:value-type="date">
            <text:p>12/30/99 03:57 P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=0;[.G405]+2+1/[.$H$2];[.G405]+1/[.$H$2])" office:value-type="float" office:value="6.71666666666665" calcext:value-type="float">
            <text:p>6,7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7]))" office:value-type="date" office:date-value="2019-10-13T15:25:29.559038" calcext:value-type="date">
            <text:p>2019-10-13 15:25:30</text:p>
          </table:table-cell>
          <table:table-cell table:style-name="ce7" table:formula="of:=[.A407]" office:value-type="date" office:date-value="2019-10-13T15:25:29.559038" calcext:value-type="date">
            <text:p>2019-10-13 15:25:30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15:25:29.55903788097" calcext:value-type="date">
            <text:p>12/30/99 03:25 P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=0;[.G406]+2+1/[.$H$2];[.G406]+1/[.$H$2])" office:value-type="float" office:value="6.73333333333332" calcext:value-type="float">
            <text:p>6,7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8]))" office:value-type="date" office:date-value="2019-10-13T15:30:38.807408" calcext:value-type="date">
            <text:p>2019-10-13 15:30:39</text:p>
          </table:table-cell>
          <table:table-cell table:style-name="ce7" table:formula="of:=[.A408]" office:value-type="date" office:date-value="2019-10-13T15:30:38.807408" calcext:value-type="date">
            <text:p>2019-10-13 15:30:39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15:30:38.80740765017" calcext:value-type="date">
            <text:p>12/30/99 03:30 P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=0;[.G407]+2+1/[.$H$2];[.G407]+1/[.$H$2])" office:value-type="float" office:value="6.74999999999998" calcext:value-type="float">
            <text:p>6,7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9]))" office:value-type="date" office:date-value="2019-10-13T15:43:04.913452" calcext:value-type="date">
            <text:p>2019-10-13 15:43:05</text:p>
          </table:table-cell>
          <table:table-cell table:style-name="ce7" table:formula="of:=[.A409]" office:value-type="date" office:date-value="2019-10-13T15:43:04.913452" calcext:value-type="date">
            <text:p>2019-10-13 15:43:05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15:43:04.91345176008" calcext:value-type="date">
            <text:p>12/30/99 03:43 P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=0;[.G408]+2+1/[.$H$2];[.G408]+1/[.$H$2])" office:value-type="float" office:value="6.76666666666665" calcext:value-type="float">
            <text:p>6,7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0]))" office:value-type="date" office:date-value="2019-10-13T15:38:02.174625" calcext:value-type="date">
            <text:p>2019-10-13 15:38:02</text:p>
          </table:table-cell>
          <table:table-cell table:style-name="ce7" table:formula="of:=[.A410]" office:value-type="date" office:date-value="2019-10-13T15:38:02.174625" calcext:value-type="date">
            <text:p>2019-10-13 15:38:02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15:38:02.17462536413" calcext:value-type="date">
            <text:p>12/30/99 03:38 P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=0;[.G409]+2+1/[.$H$2];[.G409]+1/[.$H$2])" office:value-type="float" office:value="6.78333333333331" calcext:value-type="float">
            <text:p>6,7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1]))" office:value-type="date" office:date-value="2019-10-13T15:27:17.344166" calcext:value-type="date">
            <text:p>2019-10-13 15:27:17</text:p>
          </table:table-cell>
          <table:table-cell table:style-name="ce7" table:formula="of:=[.A411]" office:value-type="date" office:date-value="2019-10-13T15:27:17.344166" calcext:value-type="date">
            <text:p>2019-10-13 15:27:17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15:27:17.34416600782" calcext:value-type="date">
            <text:p>12/30/99 03:27 P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=0;[.G410]+2+1/[.$H$2];[.G410]+1/[.$H$2])" office:value-type="float" office:value="6.79999999999998" calcext:value-type="float">
            <text:p>6,7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2]))" office:value-type="date" office:date-value="2019-10-13T15:31:27.325065" calcext:value-type="date">
            <text:p>2019-10-13 15:31:27</text:p>
          </table:table-cell>
          <table:table-cell table:style-name="ce7" table:formula="of:=[.A412]" office:value-type="date" office:date-value="2019-10-13T15:31:27.325065" calcext:value-type="date">
            <text:p>2019-10-13 15:31:27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15:31:27.32506530359" calcext:value-type="date">
            <text:p>12/30/99 03:31 P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=0;[.G411]+2+1/[.$H$2];[.G411]+1/[.$H$2])" office:value-type="float" office:value="6.81666666666665" calcext:value-type="float">
            <text:p>6,8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3]))" office:value-type="date" office:date-value="2019-10-13T15:33:57.273812" calcext:value-type="date">
            <text:p>2019-10-13 15:33:57</text:p>
          </table:table-cell>
          <table:table-cell table:style-name="ce7" table:formula="of:=[.A413]" office:value-type="date" office:date-value="2019-10-13T15:33:57.273812" calcext:value-type="date">
            <text:p>2019-10-13 15:33:57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15:33:57.27381192148" calcext:value-type="date">
            <text:p>12/30/99 03:33 P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=0;[.G412]+2+1/[.$H$2];[.G412]+1/[.$H$2])" office:value-type="float" office:value="6.83333333333331" calcext:value-type="float">
            <text:p>6,8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4]))" office:value-type="date" office:date-value="2019-10-13T16:08:45.253633" calcext:value-type="date">
            <text:p>2019-10-13 16:08:45</text:p>
          </table:table-cell>
          <table:table-cell table:style-name="ce7" table:formula="of:=[.A414]" office:value-type="date" office:date-value="2019-10-13T16:08:45.253633" calcext:value-type="date">
            <text:p>2019-10-13 16:08:45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16:08:45.25363275781" calcext:value-type="date">
            <text:p>12/30/99 04:08 P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=0;[.G413]+2+1/[.$H$2];[.G413]+1/[.$H$2])" office:value-type="float" office:value="6.84999999999998" calcext:value-type="float">
            <text:p>6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5]))" office:value-type="date" office:date-value="2019-10-13T16:14:09.231236" calcext:value-type="date">
            <text:p>2019-10-13 16:14:09</text:p>
          </table:table-cell>
          <table:table-cell table:style-name="ce7" table:formula="of:=[.A415]" office:value-type="date" office:date-value="2019-10-13T16:14:09.231236" calcext:value-type="date">
            <text:p>2019-10-13 16:14:09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16:14:09.23123640474" calcext:value-type="date">
            <text:p>12/30/99 04:14 P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=0;[.G414]+2+1/[.$H$2];[.G414]+1/[.$H$2])" office:value-type="float" office:value="6.86666666666665" calcext:value-type="float">
            <text:p>6,8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6]))" office:value-type="date" office:date-value="2019-10-13T16:00:38.908013" calcext:value-type="date">
            <text:p>2019-10-13 16:00:39</text:p>
          </table:table-cell>
          <table:table-cell table:style-name="ce7" table:formula="of:=[.A416]" office:value-type="date" office:date-value="2019-10-13T16:00:38.908013" calcext:value-type="date">
            <text:p>2019-10-13 16:00:39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16:00:38.90801332891" calcext:value-type="date">
            <text:p>12/30/99 04:00 P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=0;[.G415]+2+1/[.$H$2];[.G415]+1/[.$H$2])" office:value-type="float" office:value="6.88333333333331" calcext:value-type="float">
            <text:p>6,8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7]))" office:value-type="date" office:date-value="2019-10-13T15:35:00.384384" calcext:value-type="date">
            <text:p>2019-10-13 15:35:00</text:p>
          </table:table-cell>
          <table:table-cell table:style-name="ce7" table:formula="of:=[.A417]" office:value-type="date" office:date-value="2019-10-13T15:35:00.384384" calcext:value-type="date">
            <text:p>2019-10-13 15:35:00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15:35:00.38438353222" calcext:value-type="date">
            <text:p>12/30/99 03:35 P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=0;[.G416]+2+1/[.$H$2];[.G416]+1/[.$H$2])" office:value-type="float" office:value="6.89999999999998" calcext:value-type="float">
            <text:p>6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8]))" office:value-type="date" office:date-value="2019-10-13T15:33:14.295678" calcext:value-type="date">
            <text:p>2019-10-13 15:33:14</text:p>
          </table:table-cell>
          <table:table-cell table:style-name="ce7" table:formula="of:=[.A418]" office:value-type="date" office:date-value="2019-10-13T15:33:14.295678" calcext:value-type="date">
            <text:p>2019-10-13 15:33:14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15:33:14.29567800835" calcext:value-type="date">
            <text:p>12/30/99 03:33 P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=0;[.G417]+2+1/[.$H$2];[.G417]+1/[.$H$2])" office:value-type="float" office:value="6.91666666666665" calcext:value-type="float">
            <text:p>6,9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9]))" office:value-type="date" office:date-value="2019-10-13T15:26:59.086912" calcext:value-type="date">
            <text:p>2019-10-13 15:26:59</text:p>
          </table:table-cell>
          <table:table-cell table:style-name="ce7" table:formula="of:=[.A419]" office:value-type="date" office:date-value="2019-10-13T15:26:59.086912" calcext:value-type="date">
            <text:p>2019-10-13 15:26:59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15:26:59.08691239078" calcext:value-type="date">
            <text:p>12/30/99 03:26 P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=0;[.G418]+2+1/[.$H$2];[.G418]+1/[.$H$2])" office:value-type="float" office:value="6.93333333333331" calcext:value-type="float">
            <text:p>6,9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0]))" office:value-type="date" office:date-value="2019-10-13T16:20:18.719913" calcext:value-type="date">
            <text:p>2019-10-13 16:20:19</text:p>
          </table:table-cell>
          <table:table-cell table:style-name="ce7" table:formula="of:=[.A420]" office:value-type="date" office:date-value="2019-10-13T16:20:18.719913" calcext:value-type="date">
            <text:p>2019-10-13 16:20:19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16:20:18.71991259977" calcext:value-type="date">
            <text:p>12/30/99 04:20 P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=0;[.G419]+2+1/[.$H$2];[.G419]+1/[.$H$2])" office:value-type="float" office:value="6.94999999999998" calcext:value-type="float">
            <text:p>6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1]))" office:value-type="date" office:date-value="2019-10-13T15:21:09.139834" calcext:value-type="date">
            <text:p>2019-10-13 15:21:09</text:p>
          </table:table-cell>
          <table:table-cell table:style-name="ce7" table:formula="of:=[.A421]" office:value-type="date" office:date-value="2019-10-13T15:21:09.139834" calcext:value-type="date">
            <text:p>2019-10-13 15:21:09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15:21:09.13983395789" calcext:value-type="date">
            <text:p>12/30/99 03:21 P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=0;[.G420]+2+1/[.$H$2];[.G420]+1/[.$H$2])" office:value-type="float" office:value="6.96666666666665" calcext:value-type="float">
            <text:p>6,9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2]))" office:value-type="date" office:date-value="2019-10-13T15:49:21.891635" calcext:value-type="date">
            <text:p>2019-10-13 15:49:22</text:p>
          </table:table-cell>
          <table:table-cell table:style-name="ce7" table:formula="of:=[.A422]" office:value-type="date" office:date-value="2019-10-13T15:49:21.891635" calcext:value-type="date">
            <text:p>2019-10-13 15:49:22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15:49:21.89163546078" calcext:value-type="date">
            <text:p>12/30/99 03:49 P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=0;[.G421]+2+1/[.$H$2];[.G421]+1/[.$H$2])" office:value-type="float" office:value="6.98333333333331" calcext:value-type="float">
            <text:p>6,9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3]))" office:value-type="date" office:date-value="2019-10-13T15:28:59.125076" calcext:value-type="date">
            <text:p>2019-10-13 15:28:59</text:p>
          </table:table-cell>
          <table:table-cell table:style-name="ce7" table:formula="of:=[.A423]" office:value-type="date" office:date-value="2019-10-13T15:28:59.125076" calcext:value-type="date">
            <text:p>2019-10-13 15:28:59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15:28:59.12507642526" calcext:value-type="date">
            <text:p>12/30/99 03:28 P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=0;[.G422]+2+1/[.$H$2];[.G422]+1/[.$H$2])" office:value-type="float" office:value="6.99999999999998" calcext:value-type="float">
            <text:p>6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4]))" office:value-type="date" office:date-value="2019-10-14T15:14:53.487455" calcext:value-type="date">
            <text:p>2019-10-14 15:14:53</text:p>
          </table:table-cell>
          <table:table-cell table:style-name="ce7" table:formula="of:=[.A424]" office:value-type="date" office:date-value="2019-10-14T15:14:53.487455" calcext:value-type="date">
            <text:p>2019-10-14 15:14:53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15:14:53.48745464813" calcext:value-type="date">
            <text:p>12/30/99 03:14 P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=0;[.G423]+2+1/[.$H$2];[.G423]+1/[.$H$2])" office:value-type="float" office:value="7.01666666666665" calcext:value-type="float">
            <text:p>7,0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5]))" office:value-type="date" office:date-value="2019-10-14T15:52:17.468606" calcext:value-type="date">
            <text:p>2019-10-14 15:52:17</text:p>
          </table:table-cell>
          <table:table-cell table:style-name="ce7" table:formula="of:=[.A425]" office:value-type="date" office:date-value="2019-10-14T15:52:17.468606" calcext:value-type="date">
            <text:p>2019-10-14 15:52:17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15:52:17.46860632673" calcext:value-type="date">
            <text:p>12/30/99 03:52 P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=0;[.G424]+2+1/[.$H$2];[.G424]+1/[.$H$2])" office:value-type="float" office:value="7.03333333333331" calcext:value-type="float">
            <text:p>7,0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6]))" office:value-type="date" office:date-value="2019-10-14T15:40:36.375244" calcext:value-type="date">
            <text:p>2019-10-14 15:40:36</text:p>
          </table:table-cell>
          <table:table-cell table:style-name="ce7" table:formula="of:=[.A426]" office:value-type="date" office:date-value="2019-10-14T15:40:36.375244" calcext:value-type="date">
            <text:p>2019-10-14 15:40:36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15:40:36.37524365913" calcext:value-type="date">
            <text:p>12/30/99 03:40 P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=0;[.G425]+2+1/[.$H$2];[.G425]+1/[.$H$2])" office:value-type="float" office:value="7.04999999999998" calcext:value-type="float">
            <text:p>7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7]))" office:value-type="date" office:date-value="2019-10-14T15:19:23.860743" calcext:value-type="date">
            <text:p>2019-10-14 15:19:24</text:p>
          </table:table-cell>
          <table:table-cell table:style-name="ce7" table:formula="of:=[.A427]" office:value-type="date" office:date-value="2019-10-14T15:19:23.860743" calcext:value-type="date">
            <text:p>2019-10-14 15:19:24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15:19:23.86074295733" calcext:value-type="date">
            <text:p>12/30/99 03:19 P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=0;[.G426]+2+1/[.$H$2];[.G426]+1/[.$H$2])" office:value-type="float" office:value="7.06666666666665" calcext:value-type="float">
            <text:p>7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8]))" office:value-type="date" office:date-value="2019-10-14T16:00:51.531292" calcext:value-type="date">
            <text:p>2019-10-14 16:00:52</text:p>
          </table:table-cell>
          <table:table-cell table:style-name="ce7" table:formula="of:=[.A428]" office:value-type="date" office:date-value="2019-10-14T16:00:51.531292" calcext:value-type="date">
            <text:p>2019-10-14 16:00:52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16:00:51.53129214887" calcext:value-type="date">
            <text:p>12/30/99 04:00 P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=0;[.G427]+2+1/[.$H$2];[.G427]+1/[.$H$2])" office:value-type="float" office:value="7.08333333333331" calcext:value-type="float">
            <text:p>7,0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9]))" office:value-type="date" office:date-value="2019-10-14T15:12:39.780715" calcext:value-type="date">
            <text:p>2019-10-14 15:12:40</text:p>
          </table:table-cell>
          <table:table-cell table:style-name="ce7" table:formula="of:=[.A429]" office:value-type="date" office:date-value="2019-10-14T15:12:39.780715" calcext:value-type="date">
            <text:p>2019-10-14 15:12:40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15:12:39.78071533609" calcext:value-type="date">
            <text:p>12/30/99 03:12 P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=0;[.G428]+2+1/[.$H$2];[.G428]+1/[.$H$2])" office:value-type="float" office:value="7.09999999999998" calcext:value-type="float">
            <text:p>7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0]))" office:value-type="date" office:date-value="2019-10-14T15:58:59.670796" calcext:value-type="date">
            <text:p>2019-10-14 15:59:00</text:p>
          </table:table-cell>
          <table:table-cell table:style-name="ce7" table:formula="of:=[.A430]" office:value-type="date" office:date-value="2019-10-14T15:58:59.670796" calcext:value-type="date">
            <text:p>2019-10-14 15:59:00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15:58:59.67079636641" calcext:value-type="date">
            <text:p>12/30/99 03:59 P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=0;[.G429]+2+1/[.$H$2];[.G429]+1/[.$H$2])" office:value-type="float" office:value="7.11666666666665" calcext:value-type="float">
            <text:p>7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1]))" office:value-type="date" office:date-value="2019-10-14T15:38:51.837555" calcext:value-type="date">
            <text:p>2019-10-14 15:38:52</text:p>
          </table:table-cell>
          <table:table-cell table:style-name="ce7" table:formula="of:=[.A431]" office:value-type="date" office:date-value="2019-10-14T15:38:51.837555" calcext:value-type="date">
            <text:p>2019-10-14 15:38:52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15:38:51.83755504433" calcext:value-type="date">
            <text:p>12/30/99 03:38 P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=0;[.G430]+2+1/[.$H$2];[.G430]+1/[.$H$2])" office:value-type="float" office:value="7.13333333333331" calcext:value-type="float">
            <text:p>7,1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2]))" office:value-type="date" office:date-value="2019-10-14T15:11:59.253333" calcext:value-type="date">
            <text:p>2019-10-14 15:11:59</text:p>
          </table:table-cell>
          <table:table-cell table:style-name="ce7" table:formula="of:=[.A432]" office:value-type="date" office:date-value="2019-10-14T15:11:59.253333" calcext:value-type="date">
            <text:p>2019-10-14 15:11:59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15:11:59.25333256368" calcext:value-type="date">
            <text:p>12/30/99 03:11 P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=0;[.G431]+2+1/[.$H$2];[.G431]+1/[.$H$2])" office:value-type="float" office:value="7.14999999999998" calcext:value-type="float">
            <text:p>7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3]))" office:value-type="date" office:date-value="2019-10-14T15:16:59.77104" calcext:value-type="date">
            <text:p>2019-10-14 15:17:00</text:p>
          </table:table-cell>
          <table:table-cell table:style-name="ce7" table:formula="of:=[.A433]" office:value-type="date" office:date-value="2019-10-14T15:16:59.77104" calcext:value-type="date">
            <text:p>2019-10-14 15:17:00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15:16:59.77103969548" calcext:value-type="date">
            <text:p>12/30/99 03:17 P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=0;[.G432]+2+1/[.$H$2];[.G432]+1/[.$H$2])" office:value-type="float" office:value="7.16666666666665" calcext:value-type="float">
            <text:p>7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4]))" office:value-type="date" office:date-value="2019-10-14T15:54:25.557356" calcext:value-type="date">
            <text:p>2019-10-14 15:54:26</text:p>
          </table:table-cell>
          <table:table-cell table:style-name="ce7" table:formula="of:=[.A434]" office:value-type="date" office:date-value="2019-10-14T15:54:25.557356" calcext:value-type="date">
            <text:p>2019-10-14 15:54:26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15:54:25.55735596921" calcext:value-type="date">
            <text:p>12/30/99 03:54 P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=0;[.G433]+2+1/[.$H$2];[.G433]+1/[.$H$2])" office:value-type="float" office:value="7.18333333333331" calcext:value-type="float">
            <text:p>7,1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5]))" office:value-type="date" office:date-value="2019-10-14T15:35:54.613564" calcext:value-type="date">
            <text:p>2019-10-14 15:35:55</text:p>
          </table:table-cell>
          <table:table-cell table:style-name="ce7" table:formula="of:=[.A435]" office:value-type="date" office:date-value="2019-10-14T15:35:54.613564" calcext:value-type="date">
            <text:p>2019-10-14 15:35:55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15:35:54.6135640936" calcext:value-type="date">
            <text:p>12/30/99 03:35 P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=0;[.G434]+2+1/[.$H$2];[.G434]+1/[.$H$2])" office:value-type="float" office:value="7.19999999999998" calcext:value-type="float">
            <text:p>7,1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6]))" office:value-type="date" office:date-value="2019-10-14T15:42:30.656229" calcext:value-type="date">
            <text:p>2019-10-14 15:42:31</text:p>
          </table:table-cell>
          <table:table-cell table:style-name="ce7" table:formula="of:=[.A436]" office:value-type="date" office:date-value="2019-10-14T15:42:30.656229" calcext:value-type="date">
            <text:p>2019-10-14 15:42:31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15:42:30.65622897819" calcext:value-type="date">
            <text:p>12/30/99 03:42 P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=0;[.G435]+2+1/[.$H$2];[.G435]+1/[.$H$2])" office:value-type="float" office:value="7.21666666666665" calcext:value-type="float">
            <text:p>7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7]))" office:value-type="date" office:date-value="2019-10-14T15:30:31.258017" calcext:value-type="date">
            <text:p>2019-10-14 15:30:31</text:p>
          </table:table-cell>
          <table:table-cell table:style-name="ce7" table:formula="of:=[.A437]" office:value-type="date" office:date-value="2019-10-14T15:30:31.258017" calcext:value-type="date">
            <text:p>2019-10-14 15:30:31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15:30:31.25801689457" calcext:value-type="date">
            <text:p>12/30/99 03:30 P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=0;[.G436]+2+1/[.$H$2];[.G436]+1/[.$H$2])" office:value-type="float" office:value="7.23333333333331" calcext:value-type="float">
            <text:p>7,2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8]))" office:value-type="date" office:date-value="2019-10-14T15:45:27.458069" calcext:value-type="date">
            <text:p>2019-10-14 15:45:27</text:p>
          </table:table-cell>
          <table:table-cell table:style-name="ce7" table:formula="of:=[.A438]" office:value-type="date" office:date-value="2019-10-14T15:45:27.458069" calcext:value-type="date">
            <text:p>2019-10-14 15:45:27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15:45:27.45806872845" calcext:value-type="date">
            <text:p>12/30/99 03:45 P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=0;[.G437]+2+1/[.$H$2];[.G437]+1/[.$H$2])" office:value-type="float" office:value="7.24999999999998" calcext:value-type="float">
            <text:p>7,2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9]))" office:value-type="date" office:date-value="2019-10-14T15:55:51.840279" calcext:value-type="date">
            <text:p>2019-10-14 15:55:52</text:p>
          </table:table-cell>
          <table:table-cell table:style-name="ce7" table:formula="of:=[.A439]" office:value-type="date" office:date-value="2019-10-14T15:55:51.840279" calcext:value-type="date">
            <text:p>2019-10-14 15:55:52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15:55:51.84027913492" calcext:value-type="date">
            <text:p>12/30/99 03:55 P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=0;[.G438]+2+1/[.$H$2];[.G438]+1/[.$H$2])" office:value-type="float" office:value="7.26666666666665" calcext:value-type="float">
            <text:p>7,2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0]))" office:value-type="date" office:date-value="2019-10-14T15:27:12.058955" calcext:value-type="date">
            <text:p>2019-10-14 15:27:12</text:p>
          </table:table-cell>
          <table:table-cell table:style-name="ce7" table:formula="of:=[.A440]" office:value-type="date" office:date-value="2019-10-14T15:27:12.058955" calcext:value-type="date">
            <text:p>2019-10-14 15:27:12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15:27:12.05895465799" calcext:value-type="date">
            <text:p>12/30/99 03:27 P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=0;[.G439]+2+1/[.$H$2];[.G439]+1/[.$H$2])" office:value-type="float" office:value="7.28333333333331" calcext:value-type="float">
            <text:p>7,2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1]))" office:value-type="date" office:date-value="2019-10-14T15:30:03.162513" calcext:value-type="date">
            <text:p>2019-10-14 15:30:03</text:p>
          </table:table-cell>
          <table:table-cell table:style-name="ce7" table:formula="of:=[.A441]" office:value-type="date" office:date-value="2019-10-14T15:30:03.162513" calcext:value-type="date">
            <text:p>2019-10-14 15:30:03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15:30:03.16251323093" calcext:value-type="date">
            <text:p>12/30/99 03:30 P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=0;[.G440]+2+1/[.$H$2];[.G440]+1/[.$H$2])" office:value-type="float" office:value="7.29999999999998" calcext:value-type="float">
            <text:p>7,2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2]))" office:value-type="date" office:date-value="2019-10-14T15:18:39.033338" calcext:value-type="date">
            <text:p>2019-10-14 15:18:39</text:p>
          </table:table-cell>
          <table:table-cell table:style-name="ce7" table:formula="of:=[.A442]" office:value-type="date" office:date-value="2019-10-14T15:18:39.033338" calcext:value-type="date">
            <text:p>2019-10-14 15:18:39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15:18:39.03333761729" calcext:value-type="date">
            <text:p>12/30/99 03:18 P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=0;[.G441]+2+1/[.$H$2];[.G441]+1/[.$H$2])" office:value-type="float" office:value="7.31666666666665" calcext:value-type="float">
            <text:p>7,3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3]))" office:value-type="date" office:date-value="2019-10-14T16:18:44.736918" calcext:value-type="date">
            <text:p>2019-10-14 16:18:45</text:p>
          </table:table-cell>
          <table:table-cell table:style-name="ce7" table:formula="of:=[.A443]" office:value-type="date" office:date-value="2019-10-14T16:18:44.736918" calcext:value-type="date">
            <text:p>2019-10-14 16:18:45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16:18:44.73691804335" calcext:value-type="date">
            <text:p>12/30/99 04:18 P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=0;[.G442]+2+1/[.$H$2];[.G442]+1/[.$H$2])" office:value-type="float" office:value="7.33333333333331" calcext:value-type="float">
            <text:p>7,3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4]))" office:value-type="date" office:date-value="2019-10-14T15:42:15.441291" calcext:value-type="date">
            <text:p>2019-10-14 15:42:15</text:p>
          </table:table-cell>
          <table:table-cell table:style-name="ce7" table:formula="of:=[.A444]" office:value-type="date" office:date-value="2019-10-14T15:42:15.441291" calcext:value-type="date">
            <text:p>2019-10-14 15:42:15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15:42:15.4412912624" calcext:value-type="date">
            <text:p>12/30/99 03:42 P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=0;[.G443]+2+1/[.$H$2];[.G443]+1/[.$H$2])" office:value-type="float" office:value="7.34999999999998" calcext:value-type="float">
            <text:p>7,3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5]))" office:value-type="date" office:date-value="2019-10-14T16:00:36.089129" calcext:value-type="date">
            <text:p>2019-10-14 16:00:36</text:p>
          </table:table-cell>
          <table:table-cell table:style-name="ce7" table:formula="of:=[.A445]" office:value-type="date" office:date-value="2019-10-14T16:00:36.089129" calcext:value-type="date">
            <text:p>2019-10-14 16:00:36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16:00:36.0891290009" calcext:value-type="date">
            <text:p>12/30/99 04:00 P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=0;[.G444]+2+1/[.$H$2];[.G444]+1/[.$H$2])" office:value-type="float" office:value="7.36666666666665" calcext:value-type="float">
            <text:p>7,3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6]))" office:value-type="date" office:date-value="2019-10-14T15:44:34.47572" calcext:value-type="date">
            <text:p>2019-10-14 15:44:34</text:p>
          </table:table-cell>
          <table:table-cell table:style-name="ce7" table:formula="of:=[.A446]" office:value-type="date" office:date-value="2019-10-14T15:44:34.47572" calcext:value-type="date">
            <text:p>2019-10-14 15:44:34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15:44:34.47571994271" calcext:value-type="date">
            <text:p>12/30/99 03:44 P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=0;[.G445]+2+1/[.$H$2];[.G445]+1/[.$H$2])" office:value-type="float" office:value="7.38333333333331" calcext:value-type="float">
            <text:p>7,3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7]))" office:value-type="date" office:date-value="2019-10-14T15:31:17.188795" calcext:value-type="date">
            <text:p>2019-10-14 15:31:17</text:p>
          </table:table-cell>
          <table:table-cell table:style-name="ce7" table:formula="of:=[.A447]" office:value-type="date" office:date-value="2019-10-14T15:31:17.188795" calcext:value-type="date">
            <text:p>2019-10-14 15:31:17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15:31:17.1887952229" calcext:value-type="date">
            <text:p>12/30/99 03:31 P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=0;[.G446]+2+1/[.$H$2];[.G446]+1/[.$H$2])" office:value-type="float" office:value="7.39999999999998" calcext:value-type="float">
            <text:p>7,3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8]))" office:value-type="date" office:date-value="2019-10-14T16:05:12.280022" calcext:value-type="date">
            <text:p>2019-10-14 16:05:12</text:p>
          </table:table-cell>
          <table:table-cell table:style-name="ce7" table:formula="of:=[.A448]" office:value-type="date" office:date-value="2019-10-14T16:05:12.280022" calcext:value-type="date">
            <text:p>2019-10-14 16:05:12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16:05:12.28002179414" calcext:value-type="date">
            <text:p>12/30/99 04:05 P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=0;[.G447]+2+1/[.$H$2];[.G447]+1/[.$H$2])" office:value-type="float" office:value="7.41666666666665" calcext:value-type="float">
            <text:p>7,4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9]))" office:value-type="date" office:date-value="2019-10-14T15:47:45.789533" calcext:value-type="date">
            <text:p>2019-10-14 15:47:46</text:p>
          </table:table-cell>
          <table:table-cell table:style-name="ce7" table:formula="of:=[.A449]" office:value-type="date" office:date-value="2019-10-14T15:47:45.789533" calcext:value-type="date">
            <text:p>2019-10-14 15:47:46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15:47:45.78953275457" calcext:value-type="date">
            <text:p>12/30/99 03:47 P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=0;[.G448]+2+1/[.$H$2];[.G448]+1/[.$H$2])" office:value-type="float" office:value="7.43333333333331" calcext:value-type="float">
            <text:p>7,4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0]))" office:value-type="date" office:date-value="2019-10-14T15:33:13.719812" calcext:value-type="date">
            <text:p>2019-10-14 15:33:14</text:p>
          </table:table-cell>
          <table:table-cell table:style-name="ce7" table:formula="of:=[.A450]" office:value-type="date" office:date-value="2019-10-14T15:33:13.719812" calcext:value-type="date">
            <text:p>2019-10-14 15:33:14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15:33:13.7198123429" calcext:value-type="date">
            <text:p>12/30/99 03:33 P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=0;[.G449]+2+1/[.$H$2];[.G449]+1/[.$H$2])" office:value-type="float" office:value="7.44999999999998" calcext:value-type="float">
            <text:p>7,4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1]))" office:value-type="date" office:date-value="2019-10-14T15:42:50.860678" calcext:value-type="date">
            <text:p>2019-10-14 15:42:51</text:p>
          </table:table-cell>
          <table:table-cell table:style-name="ce7" table:formula="of:=[.A451]" office:value-type="date" office:date-value="2019-10-14T15:42:50.860678" calcext:value-type="date">
            <text:p>2019-10-14 15:42:51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15:42:50.86067833006" calcext:value-type="date">
            <text:p>12/30/99 03:42 P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=0;[.G450]+2+1/[.$H$2];[.G450]+1/[.$H$2])" office:value-type="float" office:value="7.46666666666665" calcext:value-type="float">
            <text:p>7,4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2]))" office:value-type="date" office:date-value="2019-10-14T15:46:43.632943" calcext:value-type="date">
            <text:p>2019-10-14 15:46:44</text:p>
          </table:table-cell>
          <table:table-cell table:style-name="ce7" table:formula="of:=[.A452]" office:value-type="date" office:date-value="2019-10-14T15:46:43.632943" calcext:value-type="date">
            <text:p>2019-10-14 15:46:44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15:46:43.63294284325" calcext:value-type="date">
            <text:p>12/30/99 03:46 P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=0;[.G451]+2+1/[.$H$2];[.G451]+1/[.$H$2])" office:value-type="float" office:value="7.48333333333331" calcext:value-type="float">
            <text:p>7,4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3]))" office:value-type="date" office:date-value="2019-10-14T15:34:57.366003" calcext:value-type="date">
            <text:p>2019-10-14 15:34:57</text:p>
          </table:table-cell>
          <table:table-cell table:style-name="ce7" table:formula="of:=[.A453]" office:value-type="date" office:date-value="2019-10-14T15:34:57.366003" calcext:value-type="date">
            <text:p>2019-10-14 15:34:57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15:34:57.36600257456" calcext:value-type="date">
            <text:p>12/30/99 03:34 P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=0;[.G452]+2+1/[.$H$2];[.G452]+1/[.$H$2])" office:value-type="float" office:value="7.49999999999998" calcext:value-type="float">
            <text:p>7,4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4]))" office:value-type="date" office:date-value="2019-10-14T15:46:27.968736" calcext:value-type="date">
            <text:p>2019-10-14 15:46:28</text:p>
          </table:table-cell>
          <table:table-cell table:style-name="ce7" table:formula="of:=[.A454]" office:value-type="date" office:date-value="2019-10-14T15:46:27.968736" calcext:value-type="date">
            <text:p>2019-10-14 15:46:28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15:46:27.96873553656" calcext:value-type="date">
            <text:p>12/30/99 03:46 P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=0;[.G453]+2+1/[.$H$2];[.G453]+1/[.$H$2])" office:value-type="float" office:value="7.51666666666665" calcext:value-type="float">
            <text:p>7,5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5]))" office:value-type="date" office:date-value="2019-10-14T15:42:42.926661" calcext:value-type="date">
            <text:p>2019-10-14 15:42:43</text:p>
          </table:table-cell>
          <table:table-cell table:style-name="ce7" table:formula="of:=[.A455]" office:value-type="date" office:date-value="2019-10-14T15:42:42.926661" calcext:value-type="date">
            <text:p>2019-10-14 15:42:43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15:42:42.92666131631" calcext:value-type="date">
            <text:p>12/30/99 03:42 P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=0;[.G454]+2+1/[.$H$2];[.G454]+1/[.$H$2])" office:value-type="float" office:value="7.53333333333331" calcext:value-type="float">
            <text:p>7,5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6]))" office:value-type="date" office:date-value="2019-10-14T15:39:54.735799" calcext:value-type="date">
            <text:p>2019-10-14 15:39:55</text:p>
          </table:table-cell>
          <table:table-cell table:style-name="ce7" table:formula="of:=[.A456]" office:value-type="date" office:date-value="2019-10-14T15:39:54.735799" calcext:value-type="date">
            <text:p>2019-10-14 15:39:55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15:39:54.7357987985" calcext:value-type="date">
            <text:p>12/30/99 03:39 P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=0;[.G455]+2+1/[.$H$2];[.G455]+1/[.$H$2])" office:value-type="float" office:value="7.54999999999998" calcext:value-type="float">
            <text:p>7,5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7]))" office:value-type="date" office:date-value="2019-10-14T15:48:09.244258" calcext:value-type="date">
            <text:p>2019-10-14 15:48:09</text:p>
          </table:table-cell>
          <table:table-cell table:style-name="ce7" table:formula="of:=[.A457]" office:value-type="date" office:date-value="2019-10-14T15:48:09.244258" calcext:value-type="date">
            <text:p>2019-10-14 15:48:09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15:48:09.24425805453" calcext:value-type="date">
            <text:p>12/30/99 03:48 P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=0;[.G456]+2+1/[.$H$2];[.G456]+1/[.$H$2])" office:value-type="float" office:value="7.56666666666665" calcext:value-type="float">
            <text:p>7,5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8]))" office:value-type="date" office:date-value="2019-10-14T16:16:04.578221" calcext:value-type="date">
            <text:p>2019-10-14 16:16:05</text:p>
          </table:table-cell>
          <table:table-cell table:style-name="ce7" table:formula="of:=[.A458]" office:value-type="date" office:date-value="2019-10-14T16:16:04.578221" calcext:value-type="date">
            <text:p>2019-10-14 16:16:05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16:16:04.57822064403" calcext:value-type="date">
            <text:p>12/30/99 04:16 P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=0;[.G457]+2+1/[.$H$2];[.G457]+1/[.$H$2])" office:value-type="float" office:value="7.58333333333331" calcext:value-type="float">
            <text:p>7,5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9]))" office:value-type="date" office:date-value="2019-10-14T15:55:03.902619" calcext:value-type="date">
            <text:p>2019-10-14 15:55:04</text:p>
          </table:table-cell>
          <table:table-cell table:style-name="ce7" table:formula="of:=[.A459]" office:value-type="date" office:date-value="2019-10-14T15:55:03.902619" calcext:value-type="date">
            <text:p>2019-10-14 15:55:04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15:55:03.90261921566" calcext:value-type="date">
            <text:p>12/30/99 03:55 P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=0;[.G458]+2+1/[.$H$2];[.G458]+1/[.$H$2])" office:value-type="float" office:value="7.59999999999998" calcext:value-type="float">
            <text:p>7,5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0]))" office:value-type="date" office:date-value="2019-10-14T15:24:55.922966" calcext:value-type="date">
            <text:p>2019-10-14 15:24:56</text:p>
          </table:table-cell>
          <table:table-cell table:style-name="ce7" table:formula="of:=[.A460]" office:value-type="date" office:date-value="2019-10-14T15:24:55.922966" calcext:value-type="date">
            <text:p>2019-10-14 15:24:56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15:24:55.92296630144" calcext:value-type="date">
            <text:p>12/30/99 03:24 P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=0;[.G459]+2+1/[.$H$2];[.G459]+1/[.$H$2])" office:value-type="float" office:value="7.61666666666665" calcext:value-type="float">
            <text:p>7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1]))" office:value-type="date" office:date-value="2019-10-14T15:55:48.699294" calcext:value-type="date">
            <text:p>2019-10-14 15:55:49</text:p>
          </table:table-cell>
          <table:table-cell table:style-name="ce7" table:formula="of:=[.A461]" office:value-type="date" office:date-value="2019-10-14T15:55:48.699294" calcext:value-type="date">
            <text:p>2019-10-14 15:55:49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15:55:48.6992939841" calcext:value-type="date">
            <text:p>12/30/99 03:55 P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=0;[.G460]+2+1/[.$H$2];[.G460]+1/[.$H$2])" office:value-type="float" office:value="7.63333333333331" calcext:value-type="float">
            <text:p>7,6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2]))" office:value-type="date" office:date-value="2019-10-14T15:59:12.208325" calcext:value-type="date">
            <text:p>2019-10-14 15:59:12</text:p>
          </table:table-cell>
          <table:table-cell table:style-name="ce7" table:formula="of:=[.A462]" office:value-type="date" office:date-value="2019-10-14T15:59:12.208325" calcext:value-type="date">
            <text:p>2019-10-14 15:59:12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15:59:12.20832517371" calcext:value-type="date">
            <text:p>12/30/99 03:59 P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=0;[.G461]+2+1/[.$H$2];[.G461]+1/[.$H$2])" office:value-type="float" office:value="7.64999999999998" calcext:value-type="float">
            <text:p>7,6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3]))" office:value-type="date" office:date-value="2019-10-14T16:19:18.159274" calcext:value-type="date">
            <text:p>2019-10-14 16:19:18</text:p>
          </table:table-cell>
          <table:table-cell table:style-name="ce7" table:formula="of:=[.A463]" office:value-type="date" office:date-value="2019-10-14T16:19:18.159274" calcext:value-type="date">
            <text:p>2019-10-14 16:19:18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16:19:18.15927372314" calcext:value-type="date">
            <text:p>12/30/99 04:19 P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=0;[.G462]+2+1/[.$H$2];[.G462]+1/[.$H$2])" office:value-type="float" office:value="7.66666666666665" calcext:value-type="float">
            <text:p>7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4]))" office:value-type="date" office:date-value="2019-10-14T15:43:52.869672" calcext:value-type="date">
            <text:p>2019-10-14 15:43:53</text:p>
          </table:table-cell>
          <table:table-cell table:style-name="ce7" table:formula="of:=[.A464]" office:value-type="date" office:date-value="2019-10-14T15:43:52.869672" calcext:value-type="date">
            <text:p>2019-10-14 15:43:53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15:43:52.86967172753" calcext:value-type="date">
            <text:p>12/30/99 03:43 P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=0;[.G463]+2+1/[.$H$2];[.G463]+1/[.$H$2])" office:value-type="float" office:value="7.68333333333331" calcext:value-type="float">
            <text:p>7,6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5]))" office:value-type="date" office:date-value="2019-10-14T15:21:38.749385" calcext:value-type="date">
            <text:p>2019-10-14 15:21:39</text:p>
          </table:table-cell>
          <table:table-cell table:style-name="ce7" table:formula="of:=[.A465]" office:value-type="date" office:date-value="2019-10-14T15:21:38.749385" calcext:value-type="date">
            <text:p>2019-10-14 15:21:39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15:21:38.74938530847" calcext:value-type="date">
            <text:p>12/30/99 03:21 P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=0;[.G464]+2+1/[.$H$2];[.G464]+1/[.$H$2])" office:value-type="float" office:value="7.69999999999998" calcext:value-type="float">
            <text:p>7,6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6]))" office:value-type="date" office:date-value="2019-10-14T15:32:21.111662" calcext:value-type="date">
            <text:p>2019-10-14 15:32:21</text:p>
          </table:table-cell>
          <table:table-cell table:style-name="ce7" table:formula="of:=[.A466]" office:value-type="date" office:date-value="2019-10-14T15:32:21.111662" calcext:value-type="date">
            <text:p>2019-10-14 15:32:21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15:32:21.11166188959" calcext:value-type="date">
            <text:p>12/30/99 03:32 P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=0;[.G465]+2+1/[.$H$2];[.G465]+1/[.$H$2])" office:value-type="float" office:value="7.71666666666664" calcext:value-type="float">
            <text:p>7,7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7]))" office:value-type="date" office:date-value="2019-10-14T15:56:17.963047" calcext:value-type="date">
            <text:p>2019-10-14 15:56:18</text:p>
          </table:table-cell>
          <table:table-cell table:style-name="ce7" table:formula="of:=[.A467]" office:value-type="date" office:date-value="2019-10-14T15:56:17.963047" calcext:value-type="date">
            <text:p>2019-10-14 15:56:18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15:56:17.96304656658" calcext:value-type="date">
            <text:p>12/30/99 03:56 P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=0;[.G466]+2+1/[.$H$2];[.G466]+1/[.$H$2])" office:value-type="float" office:value="7.73333333333331" calcext:value-type="float">
            <text:p>7,7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8]))" office:value-type="date" office:date-value="2019-10-14T15:21:56.772605" calcext:value-type="date">
            <text:p>2019-10-14 15:21:57</text:p>
          </table:table-cell>
          <table:table-cell table:style-name="ce7" table:formula="of:=[.A468]" office:value-type="date" office:date-value="2019-10-14T15:21:56.772605" calcext:value-type="date">
            <text:p>2019-10-14 15:21:57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15:21:56.7726052925" calcext:value-type="date">
            <text:p>12/30/99 03:21 P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=0;[.G467]+2+1/[.$H$2];[.G467]+1/[.$H$2])" office:value-type="float" office:value="7.74999999999998" calcext:value-type="float">
            <text:p>7,7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9]))" office:value-type="date" office:date-value="2019-10-14T15:27:58.857302" calcext:value-type="date">
            <text:p>2019-10-14 15:27:59</text:p>
          </table:table-cell>
          <table:table-cell table:style-name="ce7" table:formula="of:=[.A469]" office:value-type="date" office:date-value="2019-10-14T15:27:58.857302" calcext:value-type="date">
            <text:p>2019-10-14 15:27:59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15:27:58.85730208363" calcext:value-type="date">
            <text:p>12/30/99 03:27 P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=0;[.G468]+2+1/[.$H$2];[.G468]+1/[.$H$2])" office:value-type="float" office:value="7.76666666666664" calcext:value-type="float">
            <text:p>7,7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0]))" office:value-type="date" office:date-value="2019-10-14T15:33:59.089421" calcext:value-type="date">
            <text:p>2019-10-14 15:33:59</text:p>
          </table:table-cell>
          <table:table-cell table:style-name="ce7" table:formula="of:=[.A470]" office:value-type="date" office:date-value="2019-10-14T15:33:59.089421" calcext:value-type="date">
            <text:p>2019-10-14 15:33:59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15:33:59.0894214157" calcext:value-type="date">
            <text:p>12/30/99 03:33 P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=0;[.G469]+2+1/[.$H$2];[.G469]+1/[.$H$2])" office:value-type="float" office:value="7.78333333333331" calcext:value-type="float">
            <text:p>7,7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1]))" office:value-type="date" office:date-value="2019-10-14T15:17:18.131064" calcext:value-type="date">
            <text:p>2019-10-14 15:17:18</text:p>
          </table:table-cell>
          <table:table-cell table:style-name="ce7" table:formula="of:=[.A471]" office:value-type="date" office:date-value="2019-10-14T15:17:18.131064" calcext:value-type="date">
            <text:p>2019-10-14 15:17:18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15:17:18.13106382731" calcext:value-type="date">
            <text:p>12/30/99 03:17 P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=0;[.G470]+2+1/[.$H$2];[.G470]+1/[.$H$2])" office:value-type="float" office:value="7.79999999999998" calcext:value-type="float">
            <text:p>7,7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2]))" office:value-type="date" office:date-value="2019-10-14T15:39:21.286498" calcext:value-type="date">
            <text:p>2019-10-14 15:39:21</text:p>
          </table:table-cell>
          <table:table-cell table:style-name="ce7" table:formula="of:=[.A472]" office:value-type="date" office:date-value="2019-10-14T15:39:21.286498" calcext:value-type="date">
            <text:p>2019-10-14 15:39:21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15:39:21.28649760503" calcext:value-type="date">
            <text:p>12/30/99 03:39 P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=0;[.G471]+2+1/[.$H$2];[.G471]+1/[.$H$2])" office:value-type="float" office:value="7.81666666666664" calcext:value-type="float">
            <text:p>7,8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3]))" office:value-type="date" office:date-value="2019-10-14T15:50:39.346837" calcext:value-type="date">
            <text:p>2019-10-14 15:50:39</text:p>
          </table:table-cell>
          <table:table-cell table:style-name="ce7" table:formula="of:=[.A473]" office:value-type="date" office:date-value="2019-10-14T15:50:39.346837" calcext:value-type="date">
            <text:p>2019-10-14 15:50:39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15:50:39.34683732223" calcext:value-type="date">
            <text:p>12/30/99 03:50 P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=0;[.G472]+2+1/[.$H$2];[.G472]+1/[.$H$2])" office:value-type="float" office:value="7.83333333333331" calcext:value-type="float">
            <text:p>7,8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4]))" office:value-type="date" office:date-value="2019-10-14T15:06:54.84536" calcext:value-type="date">
            <text:p>2019-10-14 15:06:55</text:p>
          </table:table-cell>
          <table:table-cell table:style-name="ce7" table:formula="of:=[.A474]" office:value-type="date" office:date-value="2019-10-14T15:06:54.84536" calcext:value-type="date">
            <text:p>2019-10-14 15:06:55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15:06:54.84536037315" calcext:value-type="date">
            <text:p>12/30/99 03:06 P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=0;[.G473]+2+1/[.$H$2];[.G473]+1/[.$H$2])" office:value-type="float" office:value="7.84999999999998" calcext:value-type="float">
            <text:p>7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5]))" office:value-type="date" office:date-value="2019-10-14T15:23:39.398903" calcext:value-type="date">
            <text:p>2019-10-14 15:23:39</text:p>
          </table:table-cell>
          <table:table-cell table:style-name="ce7" table:formula="of:=[.A475]" office:value-type="date" office:date-value="2019-10-14T15:23:39.398903" calcext:value-type="date">
            <text:p>2019-10-14 15:23:39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15:23:39.39890251961" calcext:value-type="date">
            <text:p>12/30/99 03:23 P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=0;[.G474]+2+1/[.$H$2];[.G474]+1/[.$H$2])" office:value-type="float" office:value="7.86666666666664" calcext:value-type="float">
            <text:p>7,8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6]))" office:value-type="date" office:date-value="2019-10-14T15:40:50.959863" calcext:value-type="date">
            <text:p>2019-10-14 15:40:51</text:p>
          </table:table-cell>
          <table:table-cell table:style-name="ce7" table:formula="of:=[.A476]" office:value-type="date" office:date-value="2019-10-14T15:40:50.959863" calcext:value-type="date">
            <text:p>2019-10-14 15:40:51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15:40:50.95986267552" calcext:value-type="date">
            <text:p>12/30/99 03:40 P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=0;[.G475]+2+1/[.$H$2];[.G475]+1/[.$H$2])" office:value-type="float" office:value="7.88333333333331" calcext:value-type="float">
            <text:p>7,8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7]))" office:value-type="date" office:date-value="2019-10-14T16:06:38.798069" calcext:value-type="date">
            <text:p>2019-10-14 16:06:39</text:p>
          </table:table-cell>
          <table:table-cell table:style-name="ce7" table:formula="of:=[.A477]" office:value-type="date" office:date-value="2019-10-14T16:06:38.798069" calcext:value-type="date">
            <text:p>2019-10-14 16:06:39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16:06:38.79806865938" calcext:value-type="date">
            <text:p>12/30/99 04:06 P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=0;[.G476]+2+1/[.$H$2];[.G476]+1/[.$H$2])" office:value-type="float" office:value="7.89999999999998" calcext:value-type="float">
            <text:p>7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8]))" office:value-type="date" office:date-value="2019-10-14T15:53:52.754046" calcext:value-type="date">
            <text:p>2019-10-14 15:53:53</text:p>
          </table:table-cell>
          <table:table-cell table:style-name="ce7" table:formula="of:=[.A478]" office:value-type="date" office:date-value="2019-10-14T15:53:52.754046" calcext:value-type="date">
            <text:p>2019-10-14 15:53:53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15:53:52.75404616725" calcext:value-type="date">
            <text:p>12/30/99 03:53 P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=0;[.G477]+2+1/[.$H$2];[.G477]+1/[.$H$2])" office:value-type="float" office:value="7.91666666666664" calcext:value-type="float">
            <text:p>7,9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9]))" office:value-type="date" office:date-value="2019-10-14T15:42:46.846725" calcext:value-type="date">
            <text:p>2019-10-14 15:42:47</text:p>
          </table:table-cell>
          <table:table-cell table:style-name="ce7" table:formula="of:=[.A479]" office:value-type="date" office:date-value="2019-10-14T15:42:46.846725" calcext:value-type="date">
            <text:p>2019-10-14 15:42:47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15:42:46.84672529809" calcext:value-type="date">
            <text:p>12/30/99 03:42 P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=0;[.G478]+2+1/[.$H$2];[.G478]+1/[.$H$2])" office:value-type="float" office:value="7.93333333333331" calcext:value-type="float">
            <text:p>7,9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0]))" office:value-type="date" office:date-value="2019-10-14T15:20:16.97439" calcext:value-type="date">
            <text:p>2019-10-14 15:20:17</text:p>
          </table:table-cell>
          <table:table-cell table:style-name="ce7" table:formula="of:=[.A480]" office:value-type="date" office:date-value="2019-10-14T15:20:16.97439" calcext:value-type="date">
            <text:p>2019-10-14 15:20:17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15:20:16.9743900653" calcext:value-type="date">
            <text:p>12/30/99 03:20 P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=0;[.G479]+2+1/[.$H$2];[.G479]+1/[.$H$2])" office:value-type="float" office:value="7.94999999999998" calcext:value-type="float">
            <text:p>7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1]))" office:value-type="date" office:date-value="2019-10-14T15:36:52.7995" calcext:value-type="date">
            <text:p>2019-10-14 15:36:53</text:p>
          </table:table-cell>
          <table:table-cell table:style-name="ce7" table:formula="of:=[.A481]" office:value-type="date" office:date-value="2019-10-14T15:36:52.7995" calcext:value-type="date">
            <text:p>2019-10-14 15:36:53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15:36:52.7994999988" calcext:value-type="date">
            <text:p>12/30/99 03:36 P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=0;[.G480]+2+1/[.$H$2];[.G480]+1/[.$H$2])" office:value-type="float" office:value="7.96666666666664" calcext:value-type="float">
            <text:p>7,9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2]))" office:value-type="date" office:date-value="2019-10-14T15:24:28.37809" calcext:value-type="date">
            <text:p>2019-10-14 15:24:28</text:p>
          </table:table-cell>
          <table:table-cell table:style-name="ce7" table:formula="of:=[.A482]" office:value-type="date" office:date-value="2019-10-14T15:24:28.37809" calcext:value-type="date">
            <text:p>2019-10-14 15:24:28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15:24:28.37809018325" calcext:value-type="date">
            <text:p>12/30/99 03:24 P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=0;[.G481]+2+1/[.$H$2];[.G481]+1/[.$H$2])" office:value-type="float" office:value="7.98333333333331" calcext:value-type="float">
            <text:p>7,9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3]))" office:value-type="date" office:date-value="2019-10-14T15:35:43.349271" calcext:value-type="date">
            <text:p>2019-10-14 15:35:43</text:p>
          </table:table-cell>
          <table:table-cell table:style-name="ce7" table:formula="of:=[.A483]" office:value-type="date" office:date-value="2019-10-14T15:35:43.349271" calcext:value-type="date">
            <text:p>2019-10-14 15:35:43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15:35:43.34927068558" calcext:value-type="date">
            <text:p>12/30/99 03:35 P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=0;[.G482]+2+1/[.$H$2];[.G482]+1/[.$H$2])" office:value-type="float" office:value="7.99999999999998" calcext:value-type="float">
            <text:p>7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4]))" office:value-type="date" office:date-value="2019-10-15T15:37:18.134784" calcext:value-type="date">
            <text:p>2019-10-15 15:37:18</text:p>
          </table:table-cell>
          <table:table-cell table:style-name="ce7" table:formula="of:=[.A484]" office:value-type="date" office:date-value="2019-10-15T15:37:18.134784" calcext:value-type="date">
            <text:p>2019-10-15 15:37:18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15:37:18.13478364609" calcext:value-type="date">
            <text:p>12/30/99 03:37 P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=0;[.G483]+2+1/[.$H$2];[.G483]+1/[.$H$2])" office:value-type="float" office:value="8.01666666666664" calcext:value-type="float">
            <text:p>8,0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5]))" office:value-type="date" office:date-value="2019-10-15T15:54:49.340117" calcext:value-type="date">
            <text:p>2019-10-15 15:54:49</text:p>
          </table:table-cell>
          <table:table-cell table:style-name="ce7" table:formula="of:=[.A485]" office:value-type="date" office:date-value="2019-10-15T15:54:49.340117" calcext:value-type="date">
            <text:p>2019-10-15 15:54:49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15:54:49.34011710808" calcext:value-type="date">
            <text:p>12/30/99 03:54 P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=0;[.G484]+2+1/[.$H$2];[.G484]+1/[.$H$2])" office:value-type="float" office:value="8.03333333333331" calcext:value-type="float">
            <text:p>8,0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6]))" office:value-type="date" office:date-value="2019-10-15T15:27:12.44066" calcext:value-type="date">
            <text:p>2019-10-15 15:27:12</text:p>
          </table:table-cell>
          <table:table-cell table:style-name="ce7" table:formula="of:=[.A486]" office:value-type="date" office:date-value="2019-10-15T15:27:12.44066" calcext:value-type="date">
            <text:p>2019-10-15 15:27:12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15:27:12.44066024199" calcext:value-type="date">
            <text:p>12/30/99 03:27 P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=0;[.G485]+2+1/[.$H$2];[.G485]+1/[.$H$2])" office:value-type="float" office:value="8.04999999999998" calcext:value-type="float">
            <text:p>8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7]))" office:value-type="date" office:date-value="2019-10-15T15:23:10.656996" calcext:value-type="date">
            <text:p>2019-10-15 15:23:11</text:p>
          </table:table-cell>
          <table:table-cell table:style-name="ce7" table:formula="of:=[.A487]" office:value-type="date" office:date-value="2019-10-15T15:23:10.656996" calcext:value-type="date">
            <text:p>2019-10-15 15:23:11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15:23:10.65699570347" calcext:value-type="date">
            <text:p>12/30/99 03:23 P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=0;[.G486]+2+1/[.$H$2];[.G486]+1/[.$H$2])" office:value-type="float" office:value="8.06666666666665" calcext:value-type="float">
            <text:p>8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8]))" office:value-type="date" office:date-value="2019-10-15T15:27:36.196504" calcext:value-type="date">
            <text:p>2019-10-15 15:27:36</text:p>
          </table:table-cell>
          <table:table-cell table:style-name="ce7" table:formula="of:=[.A488]" office:value-type="date" office:date-value="2019-10-15T15:27:36.196504" calcext:value-type="date">
            <text:p>2019-10-15 15:27:36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15:27:36.19650352746" calcext:value-type="date">
            <text:p>12/30/99 03:27 P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=0;[.G487]+2+1/[.$H$2];[.G487]+1/[.$H$2])" office:value-type="float" office:value="8.08333333333331" calcext:value-type="float">
            <text:p>8,0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9]))" office:value-type="date" office:date-value="2019-10-15T15:22:42.059664" calcext:value-type="date">
            <text:p>2019-10-15 15:22:42</text:p>
          </table:table-cell>
          <table:table-cell table:style-name="ce7" table:formula="of:=[.A489]" office:value-type="date" office:date-value="2019-10-15T15:22:42.059664" calcext:value-type="date">
            <text:p>2019-10-15 15:22:42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15:22:42.05966414418" calcext:value-type="date">
            <text:p>12/30/99 03:22 P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=0;[.G488]+2+1/[.$H$2];[.G488]+1/[.$H$2])" office:value-type="float" office:value="8.09999999999998" calcext:value-type="float">
            <text:p>8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0]))" office:value-type="date" office:date-value="2019-10-15T15:54:54.106754" calcext:value-type="date">
            <text:p>2019-10-15 15:54:54</text:p>
          </table:table-cell>
          <table:table-cell table:style-name="ce7" table:formula="of:=[.A490]" office:value-type="date" office:date-value="2019-10-15T15:54:54.106754" calcext:value-type="date">
            <text:p>2019-10-15 15:54:54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15:54:54.10675414838" calcext:value-type="date">
            <text:p>12/30/99 03:54 P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=0;[.G489]+2+1/[.$H$2];[.G489]+1/[.$H$2])" office:value-type="float" office:value="8.11666666666665" calcext:value-type="float">
            <text:p>8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1]))" office:value-type="date" office:date-value="2019-10-15T15:47:32.293848" calcext:value-type="date">
            <text:p>2019-10-15 15:47:32</text:p>
          </table:table-cell>
          <table:table-cell table:style-name="ce7" table:formula="of:=[.A491]" office:value-type="date" office:date-value="2019-10-15T15:47:32.293848" calcext:value-type="date">
            <text:p>2019-10-15 15:47:32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15:47:32.29384806007" calcext:value-type="date">
            <text:p>12/30/99 03:47 P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=0;[.G490]+2+1/[.$H$2];[.G490]+1/[.$H$2])" office:value-type="float" office:value="8.13333333333332" calcext:value-type="float">
            <text:p>8,1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2]))" office:value-type="date" office:date-value="2019-10-15T15:25:22.755009" calcext:value-type="date">
            <text:p>2019-10-15 15:25:23</text:p>
          </table:table-cell>
          <table:table-cell table:style-name="ce7" table:formula="of:=[.A492]" office:value-type="date" office:date-value="2019-10-15T15:25:22.755009" calcext:value-type="date">
            <text:p>2019-10-15 15:25:23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15:25:22.7550087031" calcext:value-type="date">
            <text:p>12/30/99 03:25 P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=0;[.G491]+2+1/[.$H$2];[.G491]+1/[.$H$2])" office:value-type="float" office:value="8.14999999999998" calcext:value-type="float">
            <text:p>8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3]))" office:value-type="date" office:date-value="2019-10-15T16:04:33.097676" calcext:value-type="date">
            <text:p>2019-10-15 16:04:33</text:p>
          </table:table-cell>
          <table:table-cell table:style-name="ce7" table:formula="of:=[.A493]" office:value-type="date" office:date-value="2019-10-15T16:04:33.097676" calcext:value-type="date">
            <text:p>2019-10-15 16:04:33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16:04:33.09767610859" calcext:value-type="date">
            <text:p>12/30/99 04:04 P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=0;[.G492]+2+1/[.$H$2];[.G492]+1/[.$H$2])" office:value-type="float" office:value="8.16666666666665" calcext:value-type="float">
            <text:p>8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4]))" office:value-type="date" office:date-value="2019-10-15T15:23:32.425063" calcext:value-type="date">
            <text:p>2019-10-15 15:23:32</text:p>
          </table:table-cell>
          <table:table-cell table:style-name="ce7" table:formula="of:=[.A494]" office:value-type="date" office:date-value="2019-10-15T15:23:32.425063" calcext:value-type="date">
            <text:p>2019-10-15 15:23:32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15:23:32.42506310809" calcext:value-type="date">
            <text:p>12/30/99 03:23 P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=0;[.G493]+2+1/[.$H$2];[.G493]+1/[.$H$2])" office:value-type="float" office:value="8.18333333333332" calcext:value-type="float">
            <text:p>8,1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5]))" office:value-type="date" office:date-value="2019-10-15T15:46:12.693797" calcext:value-type="date">
            <text:p>2019-10-15 15:46:13</text:p>
          </table:table-cell>
          <table:table-cell table:style-name="ce7" table:formula="of:=[.A495]" office:value-type="date" office:date-value="2019-10-15T15:46:12.693797" calcext:value-type="date">
            <text:p>2019-10-15 15:46:13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15:46:12.69379701465" calcext:value-type="date">
            <text:p>12/30/99 03:46 P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=0;[.G494]+2+1/[.$H$2];[.G494]+1/[.$H$2])" office:value-type="float" office:value="8.19999999999999" calcext:value-type="float">
            <text:p>8,1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6]))" office:value-type="date" office:date-value="2019-10-15T15:33:14.920786" calcext:value-type="date">
            <text:p>2019-10-15 15:33:15</text:p>
          </table:table-cell>
          <table:table-cell table:style-name="ce7" table:formula="of:=[.A496]" office:value-type="date" office:date-value="2019-10-15T15:33:14.920786" calcext:value-type="date">
            <text:p>2019-10-15 15:33:15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15:33:14.9207858881" calcext:value-type="date">
            <text:p>12/30/99 03:33 P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=0;[.G495]+2+1/[.$H$2];[.G495]+1/[.$H$2])" office:value-type="float" office:value="8.21666666666665" calcext:value-type="float">
            <text:p>8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7]))" office:value-type="date" office:date-value="2019-10-15T15:30:18.345559" calcext:value-type="date">
            <text:p>2019-10-15 15:30:18</text:p>
          </table:table-cell>
          <table:table-cell table:style-name="ce7" table:formula="of:=[.A497]" office:value-type="date" office:date-value="2019-10-15T15:30:18.345559" calcext:value-type="date">
            <text:p>2019-10-15 15:30:18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15:30:18.34555864334" calcext:value-type="date">
            <text:p>12/30/99 03:30 P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=0;[.G496]+2+1/[.$H$2];[.G496]+1/[.$H$2])" office:value-type="float" office:value="8.23333333333332" calcext:value-type="float">
            <text:p>8,2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8]))" office:value-type="date" office:date-value="2019-10-15T15:15:47.717232" calcext:value-type="date">
            <text:p>2019-10-15 15:15:48</text:p>
          </table:table-cell>
          <table:table-cell table:style-name="ce7" table:formula="of:=[.A498]" office:value-type="date" office:date-value="2019-10-15T15:15:47.717232" calcext:value-type="date">
            <text:p>2019-10-15 15:15:48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15:15:47.71723179147" calcext:value-type="date">
            <text:p>12/30/99 03:15 P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=0;[.G497]+2+1/[.$H$2];[.G497]+1/[.$H$2])" office:value-type="float" office:value="8.24999999999999" calcext:value-type="float">
            <text:p>8,2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9]))" office:value-type="date" office:date-value="2019-10-15T15:16:15.349062" calcext:value-type="date">
            <text:p>2019-10-15 15:16:15</text:p>
          </table:table-cell>
          <table:table-cell table:style-name="ce7" table:formula="of:=[.A499]" office:value-type="date" office:date-value="2019-10-15T15:16:15.349062" calcext:value-type="date">
            <text:p>2019-10-15 15:16:15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15:16:15.3490624018" calcext:value-type="date">
            <text:p>12/30/99 03:16 P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=0;[.G498]+2+1/[.$H$2];[.G498]+1/[.$H$2])" office:value-type="float" office:value="8.26666666666666" calcext:value-type="float">
            <text:p>8,2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0]))" office:value-type="date" office:date-value="2019-10-15T15:24:14.670794" calcext:value-type="date">
            <text:p>2019-10-15 15:24:15</text:p>
          </table:table-cell>
          <table:table-cell table:style-name="ce7" table:formula="of:=[.A500]" office:value-type="date" office:date-value="2019-10-15T15:24:14.670794" calcext:value-type="date">
            <text:p>2019-10-15 15:24:15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15:24:14.67079365626" calcext:value-type="date">
            <text:p>12/30/99 03:24 P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=0;[.G499]+2+1/[.$H$2];[.G499]+1/[.$H$2])" office:value-type="float" office:value="8.28333333333332" calcext:value-type="float">
            <text:p>8,2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1]))" office:value-type="date" office:date-value="2019-10-15T16:04:22.266263" calcext:value-type="date">
            <text:p>2019-10-15 16:04:22</text:p>
          </table:table-cell>
          <table:table-cell table:style-name="ce7" table:formula="of:=[.A501]" office:value-type="date" office:date-value="2019-10-15T16:04:22.266263" calcext:value-type="date">
            <text:p>2019-10-15 16:04:22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16:04:22.26626294665" calcext:value-type="date">
            <text:p>12/30/99 04:04 P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=0;[.G500]+2+1/[.$H$2];[.G500]+1/[.$H$2])" office:value-type="float" office:value="8.29999999999999" calcext:value-type="float">
            <text:p>8,2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2]))" office:value-type="date" office:date-value="2019-10-15T15:37:14.25155" calcext:value-type="date">
            <text:p>2019-10-15 15:37:14</text:p>
          </table:table-cell>
          <table:table-cell table:style-name="ce7" table:formula="of:=[.A502]" office:value-type="date" office:date-value="2019-10-15T15:37:14.25155" calcext:value-type="date">
            <text:p>2019-10-15 15:37:14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15:37:14.25154995639" calcext:value-type="date">
            <text:p>12/30/99 03:37 P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=0;[.G501]+2+1/[.$H$2];[.G501]+1/[.$H$2])" office:value-type="float" office:value="8.31666666666666" calcext:value-type="float">
            <text:p>8,3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3]))" office:value-type="date" office:date-value="2019-10-15T15:24:44.301562" calcext:value-type="date">
            <text:p>2019-10-15 15:24:44</text:p>
          </table:table-cell>
          <table:table-cell table:style-name="ce7" table:formula="of:=[.A503]" office:value-type="date" office:date-value="2019-10-15T15:24:44.301562" calcext:value-type="date">
            <text:p>2019-10-15 15:24:44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15:24:44.30156169925" calcext:value-type="date">
            <text:p>12/30/99 03:24 P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=0;[.G502]+2+1/[.$H$2];[.G502]+1/[.$H$2])" office:value-type="float" office:value="8.33333333333333" calcext:value-type="float">
            <text:p>8,3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4]))" office:value-type="date" office:date-value="2019-10-15T15:24:57.33834" calcext:value-type="date">
            <text:p>2019-10-15 15:24:57</text:p>
          </table:table-cell>
          <table:table-cell table:style-name="ce7" table:formula="of:=[.A504]" office:value-type="date" office:date-value="2019-10-15T15:24:57.33834" calcext:value-type="date">
            <text:p>2019-10-15 15:24:57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15:24:57.33833970968" calcext:value-type="date">
            <text:p>12/30/99 03:24 P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=0;[.G503]+2+1/[.$H$2];[.G503]+1/[.$H$2])" office:value-type="float" office:value="8.34999999999999" calcext:value-type="float">
            <text:p>8,3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5]))" office:value-type="date" office:date-value="2019-10-15T15:41:11.786756" calcext:value-type="date">
            <text:p>2019-10-15 15:41:12</text:p>
          </table:table-cell>
          <table:table-cell table:style-name="ce7" table:formula="of:=[.A505]" office:value-type="date" office:date-value="2019-10-15T15:41:11.786756" calcext:value-type="date">
            <text:p>2019-10-15 15:41:12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15:41:11.78675634786" calcext:value-type="date">
            <text:p>12/30/99 03:41 P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=0;[.G504]+2+1/[.$H$2];[.G504]+1/[.$H$2])" office:value-type="float" office:value="8.36666666666666" calcext:value-type="float">
            <text:p>8,3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6]))" office:value-type="date" office:date-value="2019-10-15T15:23:43.171606" calcext:value-type="date">
            <text:p>2019-10-15 15:23:43</text:p>
          </table:table-cell>
          <table:table-cell table:style-name="ce7" table:formula="of:=[.A506]" office:value-type="date" office:date-value="2019-10-15T15:23:43.171606" calcext:value-type="date">
            <text:p>2019-10-15 15:23:43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15:23:43.17160572857" calcext:value-type="date">
            <text:p>12/30/99 03:23 P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=0;[.G505]+2+1/[.$H$2];[.G505]+1/[.$H$2])" office:value-type="float" office:value="8.38333333333333" calcext:value-type="float">
            <text:p>8,3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7]))" office:value-type="date" office:date-value="2019-10-15T15:26:33.705906" calcext:value-type="date">
            <text:p>2019-10-15 15:26:34</text:p>
          </table:table-cell>
          <table:table-cell table:style-name="ce7" table:formula="of:=[.A507]" office:value-type="date" office:date-value="2019-10-15T15:26:33.705906" calcext:value-type="date">
            <text:p>2019-10-15 15:26:34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15:26:33.70590567123" calcext:value-type="date">
            <text:p>12/30/99 03:26 P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=0;[.G506]+2+1/[.$H$2];[.G506]+1/[.$H$2])" office:value-type="float" office:value="8.4" calcext:value-type="float">
            <text:p>8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8]))" office:value-type="date" office:date-value="2019-10-15T15:20:40.833765" calcext:value-type="date">
            <text:p>2019-10-15 15:20:41</text:p>
          </table:table-cell>
          <table:table-cell table:style-name="ce7" table:formula="of:=[.A508]" office:value-type="date" office:date-value="2019-10-15T15:20:40.833765" calcext:value-type="date">
            <text:p>2019-10-15 15:20:41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15:20:40.83376515191" calcext:value-type="date">
            <text:p>12/30/99 03:20 P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=0;[.G507]+2+1/[.$H$2];[.G507]+1/[.$H$2])" office:value-type="float" office:value="8.41666666666666" calcext:value-type="float">
            <text:p>8,4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9]))" office:value-type="date" office:date-value="2019-10-15T15:23:11.001054" calcext:value-type="date">
            <text:p>2019-10-15 15:23:11</text:p>
          </table:table-cell>
          <table:table-cell table:style-name="ce7" table:formula="of:=[.A509]" office:value-type="date" office:date-value="2019-10-15T15:23:11.001054" calcext:value-type="date">
            <text:p>2019-10-15 15:23:11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15:23:11.00105375983" calcext:value-type="date">
            <text:p>12/30/99 03:23 P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=0;[.G508]+2+1/[.$H$2];[.G508]+1/[.$H$2])" office:value-type="float" office:value="8.43333333333333" calcext:value-type="float">
            <text:p>8,4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0]))" office:value-type="date" office:date-value="2019-10-15T15:51:44.894218" calcext:value-type="date">
            <text:p>2019-10-15 15:51:45</text:p>
          </table:table-cell>
          <table:table-cell table:style-name="ce7" table:formula="of:=[.A510]" office:value-type="date" office:date-value="2019-10-15T15:51:44.894218" calcext:value-type="date">
            <text:p>2019-10-15 15:51:45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15:51:44.89421803504" calcext:value-type="date">
            <text:p>12/30/99 03:51 P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=0;[.G509]+2+1/[.$H$2];[.G509]+1/[.$H$2])" office:value-type="float" office:value="8.45" calcext:value-type="float">
            <text:p>8,4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1]))" office:value-type="date" office:date-value="2019-10-15T15:33:25.672434" calcext:value-type="date">
            <text:p>2019-10-15 15:33:26</text:p>
          </table:table-cell>
          <table:table-cell table:style-name="ce7" table:formula="of:=[.A511]" office:value-type="date" office:date-value="2019-10-15T15:33:25.672434" calcext:value-type="date">
            <text:p>2019-10-15 15:33:26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15:33:25.67243371624" calcext:value-type="date">
            <text:p>12/30/99 03:33 P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=0;[.G510]+2+1/[.$H$2];[.G510]+1/[.$H$2])" office:value-type="float" office:value="8.46666666666667" calcext:value-type="float">
            <text:p>8,4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2]))" office:value-type="date" office:date-value="2019-10-15T15:18:41.693399" calcext:value-type="date">
            <text:p>2019-10-15 15:18:42</text:p>
          </table:table-cell>
          <table:table-cell table:style-name="ce7" table:formula="of:=[.A512]" office:value-type="date" office:date-value="2019-10-15T15:18:41.693399" calcext:value-type="date">
            <text:p>2019-10-15 15:18:42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15:18:41.69339912944" calcext:value-type="date">
            <text:p>12/30/99 03:18 P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=0;[.G511]+2+1/[.$H$2];[.G511]+1/[.$H$2])" office:value-type="float" office:value="8.48333333333333" calcext:value-type="float">
            <text:p>8,4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3]))" office:value-type="date" office:date-value="2019-10-15T15:57:32.289556" calcext:value-type="date">
            <text:p>2019-10-15 15:57:32</text:p>
          </table:table-cell>
          <table:table-cell table:style-name="ce7" table:formula="of:=[.A513]" office:value-type="date" office:date-value="2019-10-15T15:57:32.289556" calcext:value-type="date">
            <text:p>2019-10-15 15:57:32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15:57:32.28955638595" calcext:value-type="date">
            <text:p>12/30/99 03:57 P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=0;[.G512]+2+1/[.$H$2];[.G512]+1/[.$H$2])" office:value-type="float" office:value="8.5" calcext:value-type="float">
            <text:p>8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4]))" office:value-type="date" office:date-value="2019-10-15T15:27:31.8799" calcext:value-type="date">
            <text:p>2019-10-15 15:27:32</text:p>
          </table:table-cell>
          <table:table-cell table:style-name="ce7" table:formula="of:=[.A514]" office:value-type="date" office:date-value="2019-10-15T15:27:31.8799" calcext:value-type="date">
            <text:p>2019-10-15 15:27:32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15:27:31.87989987899" calcext:value-type="date">
            <text:p>12/30/99 03:27 P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=0;[.G513]+2+1/[.$H$2];[.G513]+1/[.$H$2])" office:value-type="float" office:value="8.51666666666667" calcext:value-type="float">
            <text:p>8,5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5]))" office:value-type="date" office:date-value="2019-10-15T15:43:14.239863" calcext:value-type="date">
            <text:p>2019-10-15 15:43:14</text:p>
          </table:table-cell>
          <table:table-cell table:style-name="ce7" table:formula="of:=[.A515]" office:value-type="date" office:date-value="2019-10-15T15:43:14.239863" calcext:value-type="date">
            <text:p>2019-10-15 15:43:14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15:43:14.23986277543" calcext:value-type="date">
            <text:p>12/30/99 03:43 P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=0;[.G514]+2+1/[.$H$2];[.G514]+1/[.$H$2])" office:value-type="float" office:value="8.53333333333334" calcext:value-type="float">
            <text:p>8,5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6]))" office:value-type="date" office:date-value="2019-10-15T15:43:24.689108" calcext:value-type="date">
            <text:p>2019-10-15 15:43:25</text:p>
          </table:table-cell>
          <table:table-cell table:style-name="ce7" table:formula="of:=[.A516]" office:value-type="date" office:date-value="2019-10-15T15:43:24.689108" calcext:value-type="date">
            <text:p>2019-10-15 15:43:25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15:43:24.68910767231" calcext:value-type="date">
            <text:p>12/30/99 03:43 P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=0;[.G515]+2+1/[.$H$2];[.G515]+1/[.$H$2])" office:value-type="float" office:value="8.55" calcext:value-type="float">
            <text:p>8,5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7]))" office:value-type="date" office:date-value="2019-10-15T15:45:41.979857" calcext:value-type="date">
            <text:p>2019-10-15 15:45:42</text:p>
          </table:table-cell>
          <table:table-cell table:style-name="ce7" table:formula="of:=[.A517]" office:value-type="date" office:date-value="2019-10-15T15:45:41.979857" calcext:value-type="date">
            <text:p>2019-10-15 15:45:42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15:45:41.97985678911" calcext:value-type="date">
            <text:p>12/30/99 03:45 P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=0;[.G516]+2+1/[.$H$2];[.G516]+1/[.$H$2])" office:value-type="float" office:value="8.56666666666667" calcext:value-type="float">
            <text:p>8,5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8]))" office:value-type="date" office:date-value="2019-10-15T15:44:12.02645" calcext:value-type="date">
            <text:p>2019-10-15 15:44:12</text:p>
          </table:table-cell>
          <table:table-cell table:style-name="ce7" table:formula="of:=[.A518]" office:value-type="date" office:date-value="2019-10-15T15:44:12.02645" calcext:value-type="date">
            <text:p>2019-10-15 15:44:12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15:44:12.02644960955" calcext:value-type="date">
            <text:p>12/30/99 03:44 P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=0;[.G517]+2+1/[.$H$2];[.G517]+1/[.$H$2])" office:value-type="float" office:value="8.58333333333334" calcext:value-type="float">
            <text:p>8,5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9]))" office:value-type="date" office:date-value="2019-10-15T15:44:17.572325" calcext:value-type="date">
            <text:p>2019-10-15 15:44:18</text:p>
          </table:table-cell>
          <table:table-cell table:style-name="ce7" table:formula="of:=[.A519]" office:value-type="date" office:date-value="2019-10-15T15:44:17.572325" calcext:value-type="date">
            <text:p>2019-10-15 15:44:18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15:44:17.57232515607" calcext:value-type="date">
            <text:p>12/30/99 03:44 P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=0;[.G518]+2+1/[.$H$2];[.G518]+1/[.$H$2])" office:value-type="float" office:value="8.60000000000001" calcext:value-type="float">
            <text:p>8,6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0]))" office:value-type="date" office:date-value="2019-10-15T15:38:32.682784" calcext:value-type="date">
            <text:p>2019-10-15 15:38:33</text:p>
          </table:table-cell>
          <table:table-cell table:style-name="ce7" table:formula="of:=[.A520]" office:value-type="date" office:date-value="2019-10-15T15:38:32.682784" calcext:value-type="date">
            <text:p>2019-10-15 15:38:33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15:38:32.68278441858" calcext:value-type="date">
            <text:p>12/30/99 03:38 P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=0;[.G519]+2+1/[.$H$2];[.G519]+1/[.$H$2])" office:value-type="float" office:value="8.61666666666667" calcext:value-type="float">
            <text:p>8,6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1]))" office:value-type="date" office:date-value="2019-10-15T15:24:54.564156" calcext:value-type="date">
            <text:p>2019-10-15 15:24:55</text:p>
          </table:table-cell>
          <table:table-cell table:style-name="ce7" table:formula="of:=[.A521]" office:value-type="date" office:date-value="2019-10-15T15:24:54.564156" calcext:value-type="date">
            <text:p>2019-10-15 15:24:55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15:24:54.56415628083" calcext:value-type="date">
            <text:p>12/30/99 03:24 P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=0;[.G520]+2+1/[.$H$2];[.G520]+1/[.$H$2])" office:value-type="float" office:value="8.63333333333334" calcext:value-type="float">
            <text:p>8,6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2]))" office:value-type="date" office:date-value="2019-10-15T15:30:09.693071" calcext:value-type="date">
            <text:p>2019-10-15 15:30:10</text:p>
          </table:table-cell>
          <table:table-cell table:style-name="ce7" table:formula="of:=[.A522]" office:value-type="date" office:date-value="2019-10-15T15:30:09.693071" calcext:value-type="date">
            <text:p>2019-10-15 15:30:10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15:30:09.69307087362" calcext:value-type="date">
            <text:p>12/30/99 03:30 P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=0;[.G521]+2+1/[.$H$2];[.G521]+1/[.$H$2])" office:value-type="float" office:value="8.65000000000001" calcext:value-type="float">
            <text:p>8,6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3]))" office:value-type="date" office:date-value="2019-10-15T15:48:07.633629" calcext:value-type="date">
            <text:p>2019-10-15 15:48:08</text:p>
          </table:table-cell>
          <table:table-cell table:style-name="ce7" table:formula="of:=[.A523]" office:value-type="date" office:date-value="2019-10-15T15:48:07.633629" calcext:value-type="date">
            <text:p>2019-10-15 15:48:08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15:48:07.6336294692" calcext:value-type="date">
            <text:p>12/30/99 03:48 P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=0;[.G522]+2+1/[.$H$2];[.G522]+1/[.$H$2])" office:value-type="float" office:value="8.66666666666668" calcext:value-type="float">
            <text:p>8,6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4]))" office:value-type="date" office:date-value="2019-10-15T15:51:26.07256" calcext:value-type="date">
            <text:p>2019-10-15 15:51:26</text:p>
          </table:table-cell>
          <table:table-cell table:style-name="ce7" table:formula="of:=[.A524]" office:value-type="date" office:date-value="2019-10-15T15:51:26.07256" calcext:value-type="date">
            <text:p>2019-10-15 15:51:26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15:51:26.0725595383" calcext:value-type="date">
            <text:p>12/30/99 03:51 P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=0;[.G523]+2+1/[.$H$2];[.G523]+1/[.$H$2])" office:value-type="float" office:value="8.68333333333334" calcext:value-type="float">
            <text:p>8,6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5]))" office:value-type="date" office:date-value="2019-10-15T15:48:54.590881" calcext:value-type="date">
            <text:p>2019-10-15 15:48:55</text:p>
          </table:table-cell>
          <table:table-cell table:style-name="ce7" table:formula="of:=[.A525]" office:value-type="date" office:date-value="2019-10-15T15:48:54.590881" calcext:value-type="date">
            <text:p>2019-10-15 15:48:55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15:48:54.59088143427" calcext:value-type="date">
            <text:p>12/30/99 03:48 P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=0;[.G524]+2+1/[.$H$2];[.G524]+1/[.$H$2])" office:value-type="float" office:value="8.70000000000001" calcext:value-type="float">
            <text:p>8,7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6]))" office:value-type="date" office:date-value="2019-10-15T15:25:27.106291" calcext:value-type="date">
            <text:p>2019-10-15 15:25:27</text:p>
          </table:table-cell>
          <table:table-cell table:style-name="ce7" table:formula="of:=[.A526]" office:value-type="date" office:date-value="2019-10-15T15:25:27.106291" calcext:value-type="date">
            <text:p>2019-10-15 15:25:27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15:25:27.10629079957" calcext:value-type="date">
            <text:p>12/30/99 03:25 P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=0;[.G525]+2+1/[.$H$2];[.G525]+1/[.$H$2])" office:value-type="float" office:value="8.71666666666668" calcext:value-type="float">
            <text:p>8,7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7]))" office:value-type="date" office:date-value="2019-10-15T15:26:14.763474" calcext:value-type="date">
            <text:p>2019-10-15 15:26:15</text:p>
          </table:table-cell>
          <table:table-cell table:style-name="ce7" table:formula="of:=[.A527]" office:value-type="date" office:date-value="2019-10-15T15:26:14.763474" calcext:value-type="date">
            <text:p>2019-10-15 15:26:15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15:26:14.76347421762" calcext:value-type="date">
            <text:p>12/30/99 03:26 P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=0;[.G526]+2+1/[.$H$2];[.G526]+1/[.$H$2])" office:value-type="float" office:value="8.73333333333335" calcext:value-type="float">
            <text:p>8,7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8]))" office:value-type="date" office:date-value="2019-10-15T15:30:14.660974" calcext:value-type="date">
            <text:p>2019-10-15 15:30:15</text:p>
          </table:table-cell>
          <table:table-cell table:style-name="ce7" table:formula="of:=[.A528]" office:value-type="date" office:date-value="2019-10-15T15:30:14.660974" calcext:value-type="date">
            <text:p>2019-10-15 15:30:15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15:30:14.66097354423" calcext:value-type="date">
            <text:p>12/30/99 03:30 P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=0;[.G527]+2+1/[.$H$2];[.G527]+1/[.$H$2])" office:value-type="float" office:value="8.75000000000001" calcext:value-type="float">
            <text:p>8,7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9]))" office:value-type="date" office:date-value="2019-10-15T16:03:54.143684" calcext:value-type="date">
            <text:p>2019-10-15 16:03:54</text:p>
          </table:table-cell>
          <table:table-cell table:style-name="ce7" table:formula="of:=[.A529]" office:value-type="date" office:date-value="2019-10-15T16:03:54.143684" calcext:value-type="date">
            <text:p>2019-10-15 16:03:54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16:03:54.14368364029" calcext:value-type="date">
            <text:p>12/30/99 04:03 P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=0;[.G528]+2+1/[.$H$2];[.G528]+1/[.$H$2])" office:value-type="float" office:value="8.76666666666668" calcext:value-type="float">
            <text:p>8,7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0]))" office:value-type="date" office:date-value="2019-10-15T15:48:20.72389" calcext:value-type="date">
            <text:p>2019-10-15 15:48:21</text:p>
          </table:table-cell>
          <table:table-cell table:style-name="ce7" table:formula="of:=[.A530]" office:value-type="date" office:date-value="2019-10-15T15:48:20.72389" calcext:value-type="date">
            <text:p>2019-10-15 15:48:21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15:48:20.7238898892" calcext:value-type="date">
            <text:p>12/30/99 03:48 P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=0;[.G529]+2+1/[.$H$2];[.G529]+1/[.$H$2])" office:value-type="float" office:value="8.78333333333335" calcext:value-type="float">
            <text:p>8,7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1]))" office:value-type="date" office:date-value="2019-10-15T15:43:52.128697" calcext:value-type="date">
            <text:p>2019-10-15 15:43:52</text:p>
          </table:table-cell>
          <table:table-cell table:style-name="ce7" table:formula="of:=[.A531]" office:value-type="date" office:date-value="2019-10-15T15:43:52.128697" calcext:value-type="date">
            <text:p>2019-10-15 15:43:52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15:43:52.12869744748" calcext:value-type="date">
            <text:p>12/30/99 03:43 P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=0;[.G530]+2+1/[.$H$2];[.G530]+1/[.$H$2])" office:value-type="float" office:value="8.80000000000002" calcext:value-type="float">
            <text:p>8,8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2]))" office:value-type="date" office:date-value="2019-10-15T15:33:21.915716" calcext:value-type="date">
            <text:p>2019-10-15 15:33:22</text:p>
          </table:table-cell>
          <table:table-cell table:style-name="ce7" table:formula="of:=[.A532]" office:value-type="date" office:date-value="2019-10-15T15:33:21.915716" calcext:value-type="date">
            <text:p>2019-10-15 15:33:22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15:33:21.91571626347" calcext:value-type="date">
            <text:p>12/30/99 03:33 P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=0;[.G531]+2+1/[.$H$2];[.G531]+1/[.$H$2])" office:value-type="float" office:value="8.81666666666668" calcext:value-type="float">
            <text:p>8,8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3]))" office:value-type="date" office:date-value="2019-10-15T16:03:16.613481" calcext:value-type="date">
            <text:p>2019-10-15 16:03:17</text:p>
          </table:table-cell>
          <table:table-cell table:style-name="ce7" table:formula="of:=[.A533]" office:value-type="date" office:date-value="2019-10-15T16:03:16.613481" calcext:value-type="date">
            <text:p>2019-10-15 16:03:17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16:03:16.61348147783" calcext:value-type="date">
            <text:p>12/30/99 04:03 P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=0;[.G532]+2+1/[.$H$2];[.G532]+1/[.$H$2])" office:value-type="float" office:value="8.83333333333335" calcext:value-type="float">
            <text:p>8,8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4]))" office:value-type="date" office:date-value="2019-10-15T16:04:46.789465" calcext:value-type="date">
            <text:p>2019-10-15 16:04:47</text:p>
          </table:table-cell>
          <table:table-cell table:style-name="ce7" table:formula="of:=[.A534]" office:value-type="date" office:date-value="2019-10-15T16:04:46.789465" calcext:value-type="date">
            <text:p>2019-10-15 16:04:47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16:04:46.78946527652" calcext:value-type="date">
            <text:p>12/30/99 04:04 P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=0;[.G533]+2+1/[.$H$2];[.G533]+1/[.$H$2])" office:value-type="float" office:value="8.85000000000002" calcext:value-type="float">
            <text:p>8,8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5]))" office:value-type="date" office:date-value="2019-10-15T15:24:29.17194" calcext:value-type="date">
            <text:p>2019-10-15 15:24:29</text:p>
          </table:table-cell>
          <table:table-cell table:style-name="ce7" table:formula="of:=[.A535]" office:value-type="date" office:date-value="2019-10-15T15:24:29.17194" calcext:value-type="date">
            <text:p>2019-10-15 15:24:29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15:24:29.17193960398" calcext:value-type="date">
            <text:p>12/30/99 03:24 P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=0;[.G534]+2+1/[.$H$2];[.G534]+1/[.$H$2])" office:value-type="float" office:value="8.86666666666669" calcext:value-type="float">
            <text:p>8,8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6]))" office:value-type="date" office:date-value="2019-10-15T15:50:30.030687" calcext:value-type="date">
            <text:p>2019-10-15 15:50:30</text:p>
          </table:table-cell>
          <table:table-cell table:style-name="ce7" table:formula="of:=[.A536]" office:value-type="date" office:date-value="2019-10-15T15:50:30.030687" calcext:value-type="date">
            <text:p>2019-10-15 15:50:30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15:50:30.03068701364" calcext:value-type="date">
            <text:p>12/30/99 03:50 P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=0;[.G535]+2+1/[.$H$2];[.G535]+1/[.$H$2])" office:value-type="float" office:value="8.88333333333335" calcext:value-type="float">
            <text:p>8,8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7]))" office:value-type="date" office:date-value="2019-10-15T15:25:42.163872" calcext:value-type="date">
            <text:p>2019-10-15 15:25:42</text:p>
          </table:table-cell>
          <table:table-cell table:style-name="ce7" table:formula="of:=[.A537]" office:value-type="date" office:date-value="2019-10-15T15:25:42.163872" calcext:value-type="date">
            <text:p>2019-10-15 15:25:42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15:25:42.16387169436" calcext:value-type="date">
            <text:p>12/30/99 03:25 P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=0;[.G536]+2+1/[.$H$2];[.G536]+1/[.$H$2])" office:value-type="float" office:value="8.90000000000002" calcext:value-type="float">
            <text:p>8,9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8]))" office:value-type="date" office:date-value="2019-10-15T15:59:31.408664" calcext:value-type="date">
            <text:p>2019-10-15 15:59:31</text:p>
          </table:table-cell>
          <table:table-cell table:style-name="ce7" table:formula="of:=[.A538]" office:value-type="date" office:date-value="2019-10-15T15:59:31.408664" calcext:value-type="date">
            <text:p>2019-10-15 15:59:31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15:59:31.4086642256" calcext:value-type="date">
            <text:p>12/30/99 03:59 P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=0;[.G537]+2+1/[.$H$2];[.G537]+1/[.$H$2])" office:value-type="float" office:value="8.91666666666669" calcext:value-type="float">
            <text:p>8,9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9]))" office:value-type="date" office:date-value="2019-10-15T15:37:58.411109" calcext:value-type="date">
            <text:p>2019-10-15 15:37:58</text:p>
          </table:table-cell>
          <table:table-cell table:style-name="ce7" table:formula="of:=[.A539]" office:value-type="date" office:date-value="2019-10-15T15:37:58.411109" calcext:value-type="date">
            <text:p>2019-10-15 15:37:58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15:37:58.41110914014" calcext:value-type="date">
            <text:p>12/30/99 03:37 P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=0;[.G538]+2+1/[.$H$2];[.G538]+1/[.$H$2])" office:value-type="float" office:value="8.93333333333336" calcext:value-type="float">
            <text:p>8,9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0]))" office:value-type="date" office:date-value="2019-10-15T15:51:37.15903" calcext:value-type="date">
            <text:p>2019-10-15 15:51:37</text:p>
          </table:table-cell>
          <table:table-cell table:style-name="ce7" table:formula="of:=[.A540]" office:value-type="date" office:date-value="2019-10-15T15:51:37.15903" calcext:value-type="date">
            <text:p>2019-10-15 15:51:37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15:51:37.15903003234" calcext:value-type="date">
            <text:p>12/30/99 03:51 P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=0;[.G539]+2+1/[.$H$2];[.G539]+1/[.$H$2])" office:value-type="float" office:value="8.95000000000002" calcext:value-type="float">
            <text:p>8,9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1]))" office:value-type="date" office:date-value="2019-10-15T15:37:20.834557" calcext:value-type="date">
            <text:p>2019-10-15 15:37:21</text:p>
          </table:table-cell>
          <table:table-cell table:style-name="ce7" table:formula="of:=[.A541]" office:value-type="date" office:date-value="2019-10-15T15:37:20.834557" calcext:value-type="date">
            <text:p>2019-10-15 15:37:21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15:37:20.83455651999" calcext:value-type="date">
            <text:p>12/30/99 03:37 P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=0;[.G540]+2+1/[.$H$2];[.G540]+1/[.$H$2])" office:value-type="float" office:value="8.96666666666669" calcext:value-type="float">
            <text:p>8,9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2]))" office:value-type="date" office:date-value="2019-10-15T15:58:16.510349" calcext:value-type="date">
            <text:p>2019-10-15 15:58:17</text:p>
          </table:table-cell>
          <table:table-cell table:style-name="ce7" table:formula="of:=[.A542]" office:value-type="date" office:date-value="2019-10-15T15:58:16.510349" calcext:value-type="date">
            <text:p>2019-10-15 15:58:17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15:58:16.51034851559" calcext:value-type="date">
            <text:p>12/30/99 03:58 P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=0;[.G541]+2+1/[.$H$2];[.G541]+1/[.$H$2])" office:value-type="float" office:value="8.98333333333336" calcext:value-type="float">
            <text:p>8,9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3]))" office:value-type="date" office:date-value="2019-10-16T15:38:25.369343" calcext:value-type="date">
            <text:p>2019-10-16 15:38:25</text:p>
          </table:table-cell>
          <table:table-cell table:style-name="ce7" table:formula="of:=[.A543]" office:value-type="date" office:date-value="2019-10-16T15:38:25.369343" calcext:value-type="date">
            <text:p>2019-10-16 15:38:25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15:38:25.36934339907" calcext:value-type="date">
            <text:p>12/30/99 03:38 P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=0;[.G542]+2+1/[.$H$2];[.G542]+1/[.$H$2])" office:value-type="float" office:value="9.00000000000003" calcext:value-type="float">
            <text:p>9,0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4]))" office:value-type="date" office:date-value="2019-10-16T15:51:06.967769" calcext:value-type="date">
            <text:p>2019-10-16 15:51:07</text:p>
          </table:table-cell>
          <table:table-cell table:style-name="ce7" table:formula="of:=[.A544]" office:value-type="date" office:date-value="2019-10-16T15:51:06.967769" calcext:value-type="date">
            <text:p>2019-10-16 15:51:07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15:51:06.96776852477" calcext:value-type="date">
            <text:p>12/30/99 03:51 P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=0;[.G543]+2+1/[.$H$2];[.G543]+1/[.$H$2])" office:value-type="float" office:value="9.01666666666669" calcext:value-type="float">
            <text:p>9,0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5]))" office:value-type="date" office:date-value="2019-10-16T15:35:42.192147" calcext:value-type="date">
            <text:p>2019-10-16 15:35:42</text:p>
          </table:table-cell>
          <table:table-cell table:style-name="ce7" table:formula="of:=[.A545]" office:value-type="date" office:date-value="2019-10-16T15:35:42.192147" calcext:value-type="date">
            <text:p>2019-10-16 15:35:42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15:35:42.19214748591" calcext:value-type="date">
            <text:p>12/30/99 03:35 P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=0;[.G544]+2+1/[.$H$2];[.G544]+1/[.$H$2])" office:value-type="float" office:value="9.03333333333336" calcext:value-type="float">
            <text:p>9,0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6]))" office:value-type="date" office:date-value="2019-10-16T15:39:59.65505" calcext:value-type="date">
            <text:p>2019-10-16 15:40:00</text:p>
          </table:table-cell>
          <table:table-cell table:style-name="ce7" table:formula="of:=[.A546]" office:value-type="date" office:date-value="2019-10-16T15:39:59.65505" calcext:value-type="date">
            <text:p>2019-10-16 15:40:00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15:39:59.65505017899" calcext:value-type="date">
            <text:p>12/30/99 03:40 P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=0;[.G545]+2+1/[.$H$2];[.G545]+1/[.$H$2])" office:value-type="float" office:value="9.05000000000003" calcext:value-type="float">
            <text:p>9,0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7]))" office:value-type="date" office:date-value="2019-10-16T15:44:59.819388" calcext:value-type="date">
            <text:p>2019-10-16 15:45:00</text:p>
          </table:table-cell>
          <table:table-cell table:style-name="ce7" table:formula="of:=[.A547]" office:value-type="date" office:date-value="2019-10-16T15:44:59.819388" calcext:value-type="date">
            <text:p>2019-10-16 15:45:00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15:44:59.81938842684" calcext:value-type="date">
            <text:p>12/30/99 03:45 P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=0;[.G546]+2+1/[.$H$2];[.G546]+1/[.$H$2])" office:value-type="float" office:value="9.0666666666667" calcext:value-type="float">
            <text:p>9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8]))" office:value-type="date" office:date-value="2019-10-16T15:38:51.011623" calcext:value-type="date">
            <text:p>2019-10-16 15:38:51</text:p>
          </table:table-cell>
          <table:table-cell table:style-name="ce7" table:formula="of:=[.A548]" office:value-type="date" office:date-value="2019-10-16T15:38:51.011623" calcext:value-type="date">
            <text:p>2019-10-16 15:38:51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15:38:51.01162284147" calcext:value-type="date">
            <text:p>12/30/99 03:38 P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=0;[.G547]+2+1/[.$H$2];[.G547]+1/[.$H$2])" office:value-type="float" office:value="9.08333333333336" calcext:value-type="float">
            <text:p>9,0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9]))" office:value-type="date" office:date-value="2019-10-16T15:28:17.514336" calcext:value-type="date">
            <text:p>2019-10-16 15:28:18</text:p>
          </table:table-cell>
          <table:table-cell table:style-name="ce7" table:formula="of:=[.A549]" office:value-type="date" office:date-value="2019-10-16T15:28:17.514336" calcext:value-type="date">
            <text:p>2019-10-16 15:28:18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15:28:17.51433602069" calcext:value-type="date">
            <text:p>12/30/99 03:28 P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=0;[.G548]+2+1/[.$H$2];[.G548]+1/[.$H$2])" office:value-type="float" office:value="9.10000000000003" calcext:value-type="float">
            <text:p>9,1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0]))" office:value-type="date" office:date-value="2019-10-16T15:54:57.882525" calcext:value-type="date">
            <text:p>2019-10-16 15:54:58</text:p>
          </table:table-cell>
          <table:table-cell table:style-name="ce7" table:formula="of:=[.A550]" office:value-type="date" office:date-value="2019-10-16T15:54:57.882525" calcext:value-type="date">
            <text:p>2019-10-16 15:54:58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15:54:57.8825251339" calcext:value-type="date">
            <text:p>12/30/99 03:54 P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=0;[.G549]+2+1/[.$H$2];[.G549]+1/[.$H$2])" office:value-type="float" office:value="9.1166666666667" calcext:value-type="float">
            <text:p>9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1]))" office:value-type="date" office:date-value="2019-10-16T15:44:57.876804" calcext:value-type="date">
            <text:p>2019-10-16 15:44:58</text:p>
          </table:table-cell>
          <table:table-cell table:style-name="ce7" table:formula="of:=[.A551]" office:value-type="date" office:date-value="2019-10-16T15:44:57.876804" calcext:value-type="date">
            <text:p>2019-10-16 15:44:58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15:44:57.87680441514" calcext:value-type="date">
            <text:p>12/30/99 03:44 P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=0;[.G550]+2+1/[.$H$2];[.G550]+1/[.$H$2])" office:value-type="float" office:value="9.13333333333337" calcext:value-type="float">
            <text:p>9,1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2]))" office:value-type="date" office:date-value="2019-10-16T15:06:42.924182" calcext:value-type="date">
            <text:p>2019-10-16 15:06:43</text:p>
          </table:table-cell>
          <table:table-cell table:style-name="ce7" table:formula="of:=[.A552]" office:value-type="date" office:date-value="2019-10-16T15:06:42.924182" calcext:value-type="date">
            <text:p>2019-10-16 15:06:43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15:06:42.92418245226" calcext:value-type="date">
            <text:p>12/30/99 03:06 P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=0;[.G551]+2+1/[.$H$2];[.G551]+1/[.$H$2])" office:value-type="float" office:value="9.15000000000003" calcext:value-type="float">
            <text:p>9,1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3]))" office:value-type="date" office:date-value="2019-10-16T15:37:29.530602" calcext:value-type="date">
            <text:p>2019-10-16 15:37:30</text:p>
          </table:table-cell>
          <table:table-cell table:style-name="ce7" table:formula="of:=[.A553]" office:value-type="date" office:date-value="2019-10-16T15:37:29.530602" calcext:value-type="date">
            <text:p>2019-10-16 15:37:30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15:37:29.53060168773" calcext:value-type="date">
            <text:p>12/30/99 03:37 P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=0;[.G552]+2+1/[.$H$2];[.G552]+1/[.$H$2])" office:value-type="float" office:value="9.1666666666667" calcext:value-type="float">
            <text:p>9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4]))" office:value-type="date" office:date-value="2019-10-16T15:38:20.141892" calcext:value-type="date">
            <text:p>2019-10-16 15:38:20</text:p>
          </table:table-cell>
          <table:table-cell table:style-name="ce7" table:formula="of:=[.A554]" office:value-type="date" office:date-value="2019-10-16T15:38:20.141892" calcext:value-type="date">
            <text:p>2019-10-16 15:38:20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15:38:20.14189237263" calcext:value-type="date">
            <text:p>12/30/99 03:38 P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=0;[.G553]+2+1/[.$H$2];[.G553]+1/[.$H$2])" office:value-type="float" office:value="9.18333333333337" calcext:value-type="float">
            <text:p>9,1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5]))" office:value-type="date" office:date-value="2019-10-16T15:34:39.676646" calcext:value-type="date">
            <text:p>2019-10-16 15:34:40</text:p>
          </table:table-cell>
          <table:table-cell table:style-name="ce7" table:formula="of:=[.A555]" office:value-type="date" office:date-value="2019-10-16T15:34:39.676646" calcext:value-type="date">
            <text:p>2019-10-16 15:34:40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15:34:39.67664594762" calcext:value-type="date">
            <text:p>12/30/99 03:34 P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=0;[.G554]+2+1/[.$H$2];[.G554]+1/[.$H$2])" office:value-type="float" office:value="9.20000000000004" calcext:value-type="float">
            <text:p>9,2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6]))" office:value-type="date" office:date-value="2019-10-16T15:36:12.38987" calcext:value-type="date">
            <text:p>2019-10-16 15:36:12</text:p>
          </table:table-cell>
          <table:table-cell table:style-name="ce7" table:formula="of:=[.A556]" office:value-type="date" office:date-value="2019-10-16T15:36:12.38987" calcext:value-type="date">
            <text:p>2019-10-16 15:36:12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15:36:12.38987018354" calcext:value-type="date">
            <text:p>12/30/99 03:36 P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=0;[.G555]+2+1/[.$H$2];[.G555]+1/[.$H$2])" office:value-type="float" office:value="9.2166666666667" calcext:value-type="float">
            <text:p>9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7]))" office:value-type="date" office:date-value="2019-10-16T15:58:57.308331" calcext:value-type="date">
            <text:p>2019-10-16 15:58:57</text:p>
          </table:table-cell>
          <table:table-cell table:style-name="ce7" table:formula="of:=[.A557]" office:value-type="date" office:date-value="2019-10-16T15:58:57.308331" calcext:value-type="date">
            <text:p>2019-10-16 15:58:57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15:58:57.30833118316" calcext:value-type="date">
            <text:p>12/30/99 03:58 P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=0;[.G556]+2+1/[.$H$2];[.G556]+1/[.$H$2])" office:value-type="float" office:value="9.23333333333337" calcext:value-type="float">
            <text:p>9,2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8]))" office:value-type="date" office:date-value="2019-10-16T15:55:09.897771" calcext:value-type="date">
            <text:p>2019-10-16 15:55:10</text:p>
          </table:table-cell>
          <table:table-cell table:style-name="ce7" table:formula="of:=[.A558]" office:value-type="date" office:date-value="2019-10-16T15:55:09.897771" calcext:value-type="date">
            <text:p>2019-10-16 15:55:10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15:55:09.89777063951" calcext:value-type="date">
            <text:p>12/30/99 03:55 P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=0;[.G557]+2+1/[.$H$2];[.G557]+1/[.$H$2])" office:value-type="float" office:value="9.25000000000004" calcext:value-type="float">
            <text:p>9,25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9]))" office:value-type="date" office:date-value="2019-10-16T15:51:31.973784" calcext:value-type="date">
            <text:p>2019-10-16 15:51:32</text:p>
          </table:table-cell>
          <table:table-cell table:style-name="ce7" table:formula="of:=[.A559]" office:value-type="date" office:date-value="2019-10-16T15:51:31.973784" calcext:value-type="date">
            <text:p>2019-10-16 15:51:32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15:51:31.9737841934" calcext:value-type="date">
            <text:p>12/30/99 03:51 P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=0;[.G558]+2+1/[.$H$2];[.G558]+1/[.$H$2])" office:value-type="float" office:value="9.26666666666671" calcext:value-type="float">
            <text:p>9,26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0]))" office:value-type="date" office:date-value="2019-10-16T15:49:03.75956" calcext:value-type="date">
            <text:p>2019-10-16 15:49:04</text:p>
          </table:table-cell>
          <table:table-cell table:style-name="ce7" table:formula="of:=[.A560]" office:value-type="date" office:date-value="2019-10-16T15:49:03.75956" calcext:value-type="date">
            <text:p>2019-10-16 15:49:04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15:49:03.75956032891" calcext:value-type="date">
            <text:p>12/30/99 03:49 P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=0;[.G559]+2+1/[.$H$2];[.G559]+1/[.$H$2])" office:value-type="float" office:value="9.28333333333337" calcext:value-type="float">
            <text:p>9,2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1]))" office:value-type="date" office:date-value="2019-10-16T15:27:44.531733" calcext:value-type="date">
            <text:p>2019-10-16 15:27:45</text:p>
          </table:table-cell>
          <table:table-cell table:style-name="ce7" table:formula="of:=[.A561]" office:value-type="date" office:date-value="2019-10-16T15:27:44.531733" calcext:value-type="date">
            <text:p>2019-10-16 15:27:45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15:27:44.53173290938" calcext:value-type="date">
            <text:p>12/30/99 03:27 P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=0;[.G560]+2+1/[.$H$2];[.G560]+1/[.$H$2])" office:value-type="float" office:value="9.30000000000004" calcext:value-type="float">
            <text:p>9,3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2]))" office:value-type="date" office:date-value="2019-10-16T15:43:15.974125" calcext:value-type="date">
            <text:p>2019-10-16 15:43:16</text:p>
          </table:table-cell>
          <table:table-cell table:style-name="ce7" table:formula="of:=[.A562]" office:value-type="date" office:date-value="2019-10-16T15:43:15.974125" calcext:value-type="date">
            <text:p>2019-10-16 15:43:16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15:43:15.97412464209" calcext:value-type="date">
            <text:p>12/30/99 03:43 P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=0;[.G561]+2+1/[.$H$2];[.G561]+1/[.$H$2])" office:value-type="float" office:value="9.31666666666671" calcext:value-type="float">
            <text:p>9,31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3]))" office:value-type="date" office:date-value="2019-10-16T16:01:16.314582" calcext:value-type="date">
            <text:p>2019-10-16 16:01:16</text:p>
          </table:table-cell>
          <table:table-cell table:style-name="ce7" table:formula="of:=[.A563]" office:value-type="date" office:date-value="2019-10-16T16:01:16.314582" calcext:value-type="date">
            <text:p>2019-10-16 16:01:16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16:01:16.31458221003" calcext:value-type="date">
            <text:p>12/30/99 04:01 P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=0;[.G562]+2+1/[.$H$2];[.G562]+1/[.$H$2])" office:value-type="float" office:value="9.33333333333338" calcext:value-type="float">
            <text:p>9,33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4]))" office:value-type="date" office:date-value="2019-10-16T15:43:30.963606" calcext:value-type="date">
            <text:p>2019-10-16 15:43:31</text:p>
          </table:table-cell>
          <table:table-cell table:style-name="ce7" table:formula="of:=[.A564]" office:value-type="date" office:date-value="2019-10-16T15:43:30.963606" calcext:value-type="date">
            <text:p>2019-10-16 15:43:31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15:43:30.96360592637" calcext:value-type="date">
            <text:p>12/30/99 03:43 P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=0;[.G563]+2+1/[.$H$2];[.G563]+1/[.$H$2])" office:value-type="float" office:value="9.35000000000004" calcext:value-type="float">
            <text:p>9,35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5]))" office:value-type="date" office:date-value="2019-10-16T15:50:43.648533" calcext:value-type="date">
            <text:p>2019-10-16 15:50:44</text:p>
          </table:table-cell>
          <table:table-cell table:style-name="ce7" table:formula="of:=[.A565]" office:value-type="date" office:date-value="2019-10-16T15:50:43.648533" calcext:value-type="date">
            <text:p>2019-10-16 15:50:44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15:50:43.64853270818" calcext:value-type="date">
            <text:p>12/30/99 03:50 P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=0;[.G564]+2+1/[.$H$2];[.G564]+1/[.$H$2])" office:value-type="float" office:value="9.36666666666671" calcext:value-type="float">
            <text:p>9,36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6]))" office:value-type="date" office:date-value="2019-10-16T15:42:12.094612" calcext:value-type="date">
            <text:p>2019-10-16 15:42:12</text:p>
          </table:table-cell>
          <table:table-cell table:style-name="ce7" table:formula="of:=[.A566]" office:value-type="date" office:date-value="2019-10-16T15:42:12.094612" calcext:value-type="date">
            <text:p>2019-10-16 15:42:12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15:42:12.09461232182" calcext:value-type="date">
            <text:p>12/30/99 03:42 P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=0;[.G565]+2+1/[.$H$2];[.G565]+1/[.$H$2])" office:value-type="float" office:value="9.38333333333338" calcext:value-type="float">
            <text:p>9,38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7]))" office:value-type="date" office:date-value="2019-10-16T16:00:59.548254" calcext:value-type="date">
            <text:p>2019-10-16 16:01:00</text:p>
          </table:table-cell>
          <table:table-cell table:style-name="ce7" table:formula="of:=[.A567]" office:value-type="date" office:date-value="2019-10-16T16:00:59.548254" calcext:value-type="date">
            <text:p>2019-10-16 16:01:00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16:00:59.54825354274" calcext:value-type="date">
            <text:p>12/30/99 04:01 P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=0;[.G566]+2+1/[.$H$2];[.G566]+1/[.$H$2])" office:value-type="float" office:value="9.40000000000005" calcext:value-type="float">
            <text:p>9,40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8]))" office:value-type="date" office:date-value="2019-10-16T15:23:48.82526" calcext:value-type="date">
            <text:p>2019-10-16 15:23:49</text:p>
          </table:table-cell>
          <table:table-cell table:style-name="ce7" table:formula="of:=[.A568]" office:value-type="date" office:date-value="2019-10-16T15:23:48.82526" calcext:value-type="date">
            <text:p>2019-10-16 15:23:49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15:23:48.82526018657" calcext:value-type="date">
            <text:p>12/30/99 03:23 P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=0;[.G567]+2+1/[.$H$2];[.G567]+1/[.$H$2])" office:value-type="float" office:value="9.41666666666671" calcext:value-type="float">
            <text:p>9,41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9]))" office:value-type="date" office:date-value="2019-10-16T15:41:48.64415" calcext:value-type="date">
            <text:p>2019-10-16 15:41:49</text:p>
          </table:table-cell>
          <table:table-cell table:style-name="ce7" table:formula="of:=[.A569]" office:value-type="date" office:date-value="2019-10-16T15:41:48.64415" calcext:value-type="date">
            <text:p>2019-10-16 15:41:49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15:41:48.6441504769" calcext:value-type="date">
            <text:p>12/30/99 03:41 P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=0;[.G568]+2+1/[.$H$2];[.G568]+1/[.$H$2])" office:value-type="float" office:value="9.43333333333338" calcext:value-type="float">
            <text:p>9,43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0]))" office:value-type="date" office:date-value="2019-10-16T15:46:26.872417" calcext:value-type="date">
            <text:p>2019-10-16 15:46:27</text:p>
          </table:table-cell>
          <table:table-cell table:style-name="ce7" table:formula="of:=[.A570]" office:value-type="date" office:date-value="2019-10-16T15:46:26.872417" calcext:value-type="date">
            <text:p>2019-10-16 15:46:27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15:46:26.87241717707" calcext:value-type="date">
            <text:p>12/30/99 03:46 P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=0;[.G569]+2+1/[.$H$2];[.G569]+1/[.$H$2])" office:value-type="float" office:value="9.45000000000005" calcext:value-type="float">
            <text:p>9,4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1]))" office:value-type="date" office:date-value="2019-10-16T16:01:35.686608" calcext:value-type="date">
            <text:p>2019-10-16 16:01:36</text:p>
          </table:table-cell>
          <table:table-cell table:style-name="ce7" table:formula="of:=[.A571]" office:value-type="date" office:date-value="2019-10-16T16:01:35.686608" calcext:value-type="date">
            <text:p>2019-10-16 16:01:36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16:01:35.68660799414" calcext:value-type="date">
            <text:p>12/30/99 04:01 P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=0;[.G570]+2+1/[.$H$2];[.G570]+1/[.$H$2])" office:value-type="float" office:value="9.46666666666672" calcext:value-type="float">
            <text:p>9,4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2]))" office:value-type="date" office:date-value="2019-10-16T15:17:02.914736" calcext:value-type="date">
            <text:p>2019-10-16 15:17:03</text:p>
          </table:table-cell>
          <table:table-cell table:style-name="ce7" table:formula="of:=[.A572]" office:value-type="date" office:date-value="2019-10-16T15:17:02.914736" calcext:value-type="date">
            <text:p>2019-10-16 15:17:03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15:17:02.91473555379" calcext:value-type="date">
            <text:p>12/30/99 03:17 P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=0;[.G571]+2+1/[.$H$2];[.G571]+1/[.$H$2])" office:value-type="float" office:value="9.48333333333338" calcext:value-type="float">
            <text:p>9,48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3]))" office:value-type="date" office:date-value="2019-10-16T15:32:54.854118" calcext:value-type="date">
            <text:p>2019-10-16 15:32:55</text:p>
          </table:table-cell>
          <table:table-cell table:style-name="ce7" table:formula="of:=[.A573]" office:value-type="date" office:date-value="2019-10-16T15:32:54.854118" calcext:value-type="date">
            <text:p>2019-10-16 15:32:55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15:32:54.85411805101" calcext:value-type="date">
            <text:p>12/30/99 03:32 P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=0;[.G572]+2+1/[.$H$2];[.G572]+1/[.$H$2])" office:value-type="float" office:value="9.50000000000005" calcext:value-type="float">
            <text:p>9,50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4]))" office:value-type="date" office:date-value="2019-10-16T15:32:17.148723" calcext:value-type="date">
            <text:p>2019-10-16 15:32:17</text:p>
          </table:table-cell>
          <table:table-cell table:style-name="ce7" table:formula="of:=[.A574]" office:value-type="date" office:date-value="2019-10-16T15:32:17.148723" calcext:value-type="date">
            <text:p>2019-10-16 15:32:17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15:32:17.14872258715" calcext:value-type="date">
            <text:p>12/30/99 03:32 P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=0;[.G573]+2+1/[.$H$2];[.G573]+1/[.$H$2])" office:value-type="float" office:value="9.51666666666672" calcext:value-type="float">
            <text:p>9,5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5]))" office:value-type="date" office:date-value="2019-10-16T15:41:43.629966" calcext:value-type="date">
            <text:p>2019-10-16 15:41:44</text:p>
          </table:table-cell>
          <table:table-cell table:style-name="ce7" table:formula="of:=[.A575]" office:value-type="date" office:date-value="2019-10-16T15:41:43.629966" calcext:value-type="date">
            <text:p>2019-10-16 15:41:44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15:41:43.62996587064" calcext:value-type="date">
            <text:p>12/30/99 03:41 P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=0;[.G574]+2+1/[.$H$2];[.G574]+1/[.$H$2])" office:value-type="float" office:value="9.53333333333339" calcext:value-type="float">
            <text:p>9,5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16T15:50:38.594971" calcext:value-type="date">
            <text:p>2019-10-16 15:50:39</text:p>
          </table:table-cell>
          <table:table-cell table:style-name="ce7" table:formula="of:=[.A576]" office:value-type="date" office:date-value="2019-10-16T15:50:38.594971" calcext:value-type="date">
            <text:p>2019-10-16 15:50:39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15:50:38.5949711781" calcext:value-type="date">
            <text:p>12/30/99 03:50 P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=0;[.G575]+2+1/[.$H$2];[.G575]+1/[.$H$2])" office:value-type="float" office:value="9.55000000000005" calcext:value-type="float">
            <text:p>9,5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16T15:58:16.186291" calcext:value-type="date">
            <text:p>2019-10-16 15:58:16</text:p>
          </table:table-cell>
          <table:table-cell table:style-name="ce7" table:formula="of:=[.A577]" office:value-type="date" office:date-value="2019-10-16T15:58:16.186291" calcext:value-type="date">
            <text:p>2019-10-16 15:58:16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15:58:16.18629072793" calcext:value-type="date">
            <text:p>12/30/99 03:58 P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=0;[.G576]+2+1/[.$H$2];[.G576]+1/[.$H$2])" office:value-type="float" office:value="9.56666666666672" calcext:value-type="float">
            <text:p>9,5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16T15:25:28.592681" calcext:value-type="date">
            <text:p>2019-10-16 15:25:29</text:p>
          </table:table-cell>
          <table:table-cell table:style-name="ce7" table:formula="of:=[.A578]" office:value-type="date" office:date-value="2019-10-16T15:25:28.592681" calcext:value-type="date">
            <text:p>2019-10-16 15:25:29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15:25:28.59268072061" calcext:value-type="date">
            <text:p>12/30/99 03:25 P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=0;[.G577]+2+1/[.$H$2];[.G577]+1/[.$H$2])" office:value-type="float" office:value="9.58333333333339" calcext:value-type="float">
            <text:p>9,5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16T15:28:10.745039" calcext:value-type="date">
            <text:p>2019-10-16 15:28:11</text:p>
          </table:table-cell>
          <table:table-cell table:style-name="ce7" table:formula="of:=[.A579]" office:value-type="date" office:date-value="2019-10-16T15:28:10.745039" calcext:value-type="date">
            <text:p>2019-10-16 15:28:11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15:28:10.74503872544" calcext:value-type="date">
            <text:p>12/30/99 03:28 P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=0;[.G578]+2+1/[.$H$2];[.G578]+1/[.$H$2])" office:value-type="float" office:value="9.60000000000006" calcext:value-type="float">
            <text:p>9,6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16T15:53:59.84067" calcext:value-type="date">
            <text:p>2019-10-16 15:54:00</text:p>
          </table:table-cell>
          <table:table-cell table:style-name="ce7" table:formula="of:=[.A580]" office:value-type="date" office:date-value="2019-10-16T15:53:59.84067" calcext:value-type="date">
            <text:p>2019-10-16 15:54:00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15:53:59.84067037236" calcext:value-type="date">
            <text:p>12/30/99 03:54 P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=0;[.G579]+2+1/[.$H$2];[.G579]+1/[.$H$2])" office:value-type="float" office:value="9.61666666666672" calcext:value-type="float">
            <text:p>9,6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16T15:30:32.830193" calcext:value-type="date">
            <text:p>2019-10-16 15:30:33</text:p>
          </table:table-cell>
          <table:table-cell table:style-name="ce7" table:formula="of:=[.A581]" office:value-type="date" office:date-value="2019-10-16T15:30:32.830193" calcext:value-type="date">
            <text:p>2019-10-16 15:30:33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15:30:32.83019328956" calcext:value-type="date">
            <text:p>12/30/99 03:30 P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=0;[.G580]+2+1/[.$H$2];[.G580]+1/[.$H$2])" office:value-type="float" office:value="9.63333333333339" calcext:value-type="float">
            <text:p>9,6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16T15:25:00.557248" calcext:value-type="date">
            <text:p>2019-10-16 15:25:01</text:p>
          </table:table-cell>
          <table:table-cell table:style-name="ce7" table:formula="of:=[.A582]" office:value-type="date" office:date-value="2019-10-16T15:25:00.557248" calcext:value-type="date">
            <text:p>2019-10-16 15:25:01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15:25:00.55724764243" calcext:value-type="date">
            <text:p>12/30/99 03:25 P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=0;[.G581]+2+1/[.$H$2];[.G581]+1/[.$H$2])" office:value-type="float" office:value="9.65000000000006" calcext:value-type="float">
            <text:p>9,6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16T15:28:43.917188" calcext:value-type="date">
            <text:p>2019-10-16 15:28:44</text:p>
          </table:table-cell>
          <table:table-cell table:style-name="ce7" table:formula="of:=[.A583]" office:value-type="date" office:date-value="2019-10-16T15:28:43.917188" calcext:value-type="date">
            <text:p>2019-10-16 15:28:44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15:28:43.91718768049" calcext:value-type="date">
            <text:p>12/30/99 03:28 P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=0;[.G582]+2+1/[.$H$2];[.G582]+1/[.$H$2])" office:value-type="float" office:value="9.66666666666673" calcext:value-type="float">
            <text:p>9,6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16T15:22:47.028647" calcext:value-type="date">
            <text:p>2019-10-16 15:22:47</text:p>
          </table:table-cell>
          <table:table-cell table:style-name="ce7" table:formula="of:=[.A584]" office:value-type="date" office:date-value="2019-10-16T15:22:47.028647" calcext:value-type="date">
            <text:p>2019-10-16 15:22:47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15:22:47.02864745166" calcext:value-type="date">
            <text:p>12/30/99 03:22 P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=0;[.G583]+2+1/[.$H$2];[.G583]+1/[.$H$2])" office:value-type="float" office:value="9.68333333333339" calcext:value-type="float">
            <text:p>9,6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16T15:42:03.914846" calcext:value-type="date">
            <text:p>2019-10-16 15:42:04</text:p>
          </table:table-cell>
          <table:table-cell table:style-name="ce7" table:formula="of:=[.A585]" office:value-type="date" office:date-value="2019-10-16T15:42:03.914846" calcext:value-type="date">
            <text:p>2019-10-16 15:42:04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15:42:03.91484566033" calcext:value-type="date">
            <text:p>12/30/99 03:42 P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=0;[.G584]+2+1/[.$H$2];[.G584]+1/[.$H$2])" office:value-type="float" office:value="9.70000000000006" calcext:value-type="float">
            <text:p>9,7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16T15:37:26.003879" calcext:value-type="date">
            <text:p>2019-10-16 15:37:26</text:p>
          </table:table-cell>
          <table:table-cell table:style-name="ce7" table:formula="of:=[.A586]" office:value-type="date" office:date-value="2019-10-16T15:37:26.003879" calcext:value-type="date">
            <text:p>2019-10-16 15:37:26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15:37:26.00387883838" calcext:value-type="date">
            <text:p>12/30/99 03:37 P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=0;[.G585]+2+1/[.$H$2];[.G585]+1/[.$H$2])" office:value-type="float" office:value="9.71666666666673" calcext:value-type="float">
            <text:p>9,7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16T16:07:15.822208" calcext:value-type="date">
            <text:p>2019-10-16 16:07:16</text:p>
          </table:table-cell>
          <table:table-cell table:style-name="ce7" table:formula="of:=[.A587]" office:value-type="date" office:date-value="2019-10-16T16:07:15.822208" calcext:value-type="date">
            <text:p>2019-10-16 16:07:16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16:07:15.82220838871" calcext:value-type="date">
            <text:p>12/30/99 04:07 P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=0;[.G586]+2+1/[.$H$2];[.G586]+1/[.$H$2])" office:value-type="float" office:value="9.7333333333334" calcext:value-type="float">
            <text:p>9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16T15:11:47.86803" calcext:value-type="date">
            <text:p>2019-10-16 15:11:48</text:p>
          </table:table-cell>
          <table:table-cell table:style-name="ce7" table:formula="of:=[.A588]" office:value-type="date" office:date-value="2019-10-16T15:11:47.86803" calcext:value-type="date">
            <text:p>2019-10-16 15:11:48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15:11:47.86803045776" calcext:value-type="date">
            <text:p>12/30/99 03:11 P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=0;[.G587]+2+1/[.$H$2];[.G587]+1/[.$H$2])" office:value-type="float" office:value="9.75000000000006" calcext:value-type="float">
            <text:p>9,7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16T15:25:27.184628" calcext:value-type="date">
            <text:p>2019-10-16 15:25:27</text:p>
          </table:table-cell>
          <table:table-cell table:style-name="ce7" table:formula="of:=[.A589]" office:value-type="date" office:date-value="2019-10-16T15:25:27.184628" calcext:value-type="date">
            <text:p>2019-10-16 15:25:27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15:25:27.1846284857" calcext:value-type="date">
            <text:p>12/30/99 03:25 P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=0;[.G588]+2+1/[.$H$2];[.G588]+1/[.$H$2])" office:value-type="float" office:value="9.76666666666673" calcext:value-type="float">
            <text:p>9,7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16T15:24:37.476995" calcext:value-type="date">
            <text:p>2019-10-16 15:24:37</text:p>
          </table:table-cell>
          <table:table-cell table:style-name="ce7" table:formula="of:=[.A590]" office:value-type="date" office:date-value="2019-10-16T15:24:37.476995" calcext:value-type="date">
            <text:p>2019-10-16 15:24:37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15:24:37.47699476313" calcext:value-type="date">
            <text:p>12/30/99 03:24 P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=0;[.G589]+2+1/[.$H$2];[.G589]+1/[.$H$2])" office:value-type="float" office:value="9.7833333333334" calcext:value-type="float">
            <text:p>9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16T15:43:31.098088" calcext:value-type="date">
            <text:p>2019-10-16 15:43:31</text:p>
          </table:table-cell>
          <table:table-cell table:style-name="ce7" table:formula="of:=[.A591]" office:value-type="date" office:date-value="2019-10-16T15:43:31.098088" calcext:value-type="date">
            <text:p>2019-10-16 15:43:31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15:43:31.09808832407" calcext:value-type="date">
            <text:p>12/30/99 03:43 P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=0;[.G590]+2+1/[.$H$2];[.G590]+1/[.$H$2])" office:value-type="float" office:value="9.80000000000007" calcext:value-type="float">
            <text:p>9,8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16T15:13:42.959917" calcext:value-type="date">
            <text:p>2019-10-16 15:13:43</text:p>
          </table:table-cell>
          <table:table-cell table:style-name="ce7" table:formula="of:=[.A592]" office:value-type="date" office:date-value="2019-10-16T15:13:42.959917" calcext:value-type="date">
            <text:p>2019-10-16 15:13:43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15:13:42.95991713181" calcext:value-type="date">
            <text:p>12/30/99 03:13 P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=0;[.G591]+2+1/[.$H$2];[.G591]+1/[.$H$2])" office:value-type="float" office:value="9.81666666666673" calcext:value-type="float">
            <text:p>9,8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16T15:33:15.264113" calcext:value-type="date">
            <text:p>2019-10-16 15:33:15</text:p>
          </table:table-cell>
          <table:table-cell table:style-name="ce7" table:formula="of:=[.A593]" office:value-type="date" office:date-value="2019-10-16T15:33:15.264113" calcext:value-type="date">
            <text:p>2019-10-16 15:33:15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15:33:15.26411283296" calcext:value-type="date">
            <text:p>12/30/99 03:33 P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=0;[.G592]+2+1/[.$H$2];[.G592]+1/[.$H$2])" office:value-type="float" office:value="9.8333333333334" calcext:value-type="float">
            <text:p>9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16T15:47:26.572754" calcext:value-type="date">
            <text:p>2019-10-16 15:47:27</text:p>
          </table:table-cell>
          <table:table-cell table:style-name="ce7" table:formula="of:=[.A594]" office:value-type="date" office:date-value="2019-10-16T15:47:26.572754" calcext:value-type="date">
            <text:p>2019-10-16 15:47:27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15:47:26.57275406644" calcext:value-type="date">
            <text:p>12/30/99 03:47 P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=0;[.G593]+2+1/[.$H$2];[.G593]+1/[.$H$2])" office:value-type="float" office:value="9.85000000000007" calcext:value-type="float">
            <text:p>9,8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16T15:43:24.751267" calcext:value-type="date">
            <text:p>2019-10-16 15:43:25</text:p>
          </table:table-cell>
          <table:table-cell table:style-name="ce7" table:formula="of:=[.A595]" office:value-type="date" office:date-value="2019-10-16T15:43:24.751267" calcext:value-type="date">
            <text:p>2019-10-16 15:43:25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15:43:24.75126660895" calcext:value-type="date">
            <text:p>12/30/99 03:43 P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=0;[.G594]+2+1/[.$H$2];[.G594]+1/[.$H$2])" office:value-type="float" office:value="9.86666666666674" calcext:value-type="float">
            <text:p>9,8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16T15:42:06.137353" calcext:value-type="date">
            <text:p>2019-10-16 15:42:06</text:p>
          </table:table-cell>
          <table:table-cell table:style-name="ce7" table:formula="of:=[.A596]" office:value-type="date" office:date-value="2019-10-16T15:42:06.137353" calcext:value-type="date">
            <text:p>2019-10-16 15:42:06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15:42:06.13735296763" calcext:value-type="date">
            <text:p>12/30/99 03:42 P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=0;[.G595]+2+1/[.$H$2];[.G595]+1/[.$H$2])" office:value-type="float" office:value="9.8833333333334" calcext:value-type="float">
            <text:p>9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16T15:36:31.876474" calcext:value-type="date">
            <text:p>2019-10-16 15:36:32</text:p>
          </table:table-cell>
          <table:table-cell table:style-name="ce7" table:formula="of:=[.A597]" office:value-type="date" office:date-value="2019-10-16T15:36:31.876474" calcext:value-type="date">
            <text:p>2019-10-16 15:36:32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15:36:31.87647427898" calcext:value-type="date">
            <text:p>12/30/99 03:36 P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=0;[.G596]+2+1/[.$H$2];[.G596]+1/[.$H$2])" office:value-type="float" office:value="9.90000000000007" calcext:value-type="float">
            <text:p>9,9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16T15:43:25.995577" calcext:value-type="date">
            <text:p>2019-10-16 15:43:26</text:p>
          </table:table-cell>
          <table:table-cell table:style-name="ce7" table:formula="of:=[.A598]" office:value-type="date" office:date-value="2019-10-16T15:43:25.995577" calcext:value-type="date">
            <text:p>2019-10-16 15:43:26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15:43:25.99557689857" calcext:value-type="date">
            <text:p>12/30/99 03:43 P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=0;[.G597]+2+1/[.$H$2];[.G597]+1/[.$H$2])" office:value-type="float" office:value="9.91666666666674" calcext:value-type="float">
            <text:p>9,91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16T16:00:47.393153" calcext:value-type="date">
            <text:p>2019-10-16 16:00:47</text:p>
          </table:table-cell>
          <table:table-cell table:style-name="ce7" table:formula="of:=[.A599]" office:value-type="date" office:date-value="2019-10-16T16:00:47.393153" calcext:value-type="date">
            <text:p>2019-10-16 16:00:47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16:00:47.3931532586" calcext:value-type="date">
            <text:p>12/30/99 04:00 P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=0;[.G598]+2+1/[.$H$2];[.G598]+1/[.$H$2])" office:value-type="float" office:value="9.93333333333341" calcext:value-type="float">
            <text:p>9,93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16T15:37:06.551271" calcext:value-type="date">
            <text:p>2019-10-16 15:37:07</text:p>
          </table:table-cell>
          <table:table-cell table:style-name="ce7" table:formula="of:=[.A600]" office:value-type="date" office:date-value="2019-10-16T15:37:06.551271" calcext:value-type="date">
            <text:p>2019-10-16 15:37:07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15:37:06.55127111357" calcext:value-type="date">
            <text:p>12/30/99 03:37 P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=0;[.G599]+2+1/[.$H$2];[.G599]+1/[.$H$2])" office:value-type="float" office:value="9.95000000000007" calcext:value-type="float">
            <text:p>9,9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16T15:34:35.82038" calcext:value-type="date">
            <text:p>2019-10-16 15:34:36</text:p>
          </table:table-cell>
          <table:table-cell table:style-name="ce7" table:formula="of:=[.A601]" office:value-type="date" office:date-value="2019-10-16T15:34:35.82038" calcext:value-type="date">
            <text:p>2019-10-16 15:34:36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15:34:35.82037977409" calcext:value-type="date">
            <text:p>12/30/99 03:34 P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=0;[.G600]+2+1/[.$H$2];[.G600]+1/[.$H$2])" office:value-type="float" office:value="9.96666666666674" calcext:value-type="float">
            <text:p>9,9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16T15:44:30.772051" calcext:value-type="date">
            <text:p>2019-10-16 15:44:31</text:p>
          </table:table-cell>
          <table:table-cell table:style-name="ce7" table:formula="of:=[.A602]" office:value-type="date" office:date-value="2019-10-16T15:44:30.772051" calcext:value-type="date">
            <text:p>2019-10-16 15:44:31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15:44:30.77205050737" calcext:value-type="date">
            <text:p>12/30/99 03:44 P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=0;[.G601]+2+1/[.$H$2];[.G601]+1/[.$H$2])" office:value-type="float" office:value="9.98333333333341" calcext:value-type="float">
            <text:p>9,98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17T15:30:52.325373" calcext:value-type="date">
            <text:p>2019-10-17 15:30:52</text:p>
          </table:table-cell>
          <table:table-cell table:style-name="ce7" table:formula="of:=[.A603]" office:value-type="date" office:date-value="2019-10-17T15:30:52.325373" calcext:value-type="date">
            <text:p>2019-10-17 15:30:52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15:30:52.32537332922" calcext:value-type="date">
            <text:p>12/30/99 03:30 P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=0;[.G602]+2+1/[.$H$2];[.G602]+1/[.$H$2])" office:value-type="float" office:value="10.0000000000001" calcext:value-type="float">
            <text:p>1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17T15:12:32.675399" calcext:value-type="date">
            <text:p>2019-10-17 15:12:33</text:p>
          </table:table-cell>
          <table:table-cell table:style-name="ce7" table:formula="of:=[.A604]" office:value-type="date" office:date-value="2019-10-17T15:12:32.675399" calcext:value-type="date">
            <text:p>2019-10-17 15:12:33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15:12:32.67539906781" calcext:value-type="date">
            <text:p>12/30/99 03:12 P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=0;[.G603]+2+1/[.$H$2];[.G603]+1/[.$H$2])" office:value-type="float" office:value="10.0166666666667" calcext:value-type="float">
            <text:p>10,0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17T15:31:45.075078" calcext:value-type="date">
            <text:p>2019-10-17 15:31:45</text:p>
          </table:table-cell>
          <table:table-cell table:style-name="ce7" table:formula="of:=[.A605]" office:value-type="date" office:date-value="2019-10-17T15:31:45.075078" calcext:value-type="date">
            <text:p>2019-10-17 15:31:45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15:31:45.07507841103" calcext:value-type="date">
            <text:p>12/30/99 03:31 P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=0;[.G604]+2+1/[.$H$2];[.G604]+1/[.$H$2])" office:value-type="float" office:value="10.0333333333334" calcext:value-type="float">
            <text:p>10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17T15:37:57.693873" calcext:value-type="date">
            <text:p>2019-10-17 15:37:58</text:p>
          </table:table-cell>
          <table:table-cell table:style-name="ce7" table:formula="of:=[.A606]" office:value-type="date" office:date-value="2019-10-17T15:37:57.693873" calcext:value-type="date">
            <text:p>2019-10-17 15:37:58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15:37:57.69387303852" calcext:value-type="date">
            <text:p>12/30/99 03:37 P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=0;[.G605]+2+1/[.$H$2];[.G605]+1/[.$H$2])" office:value-type="float" office:value="10.0500000000001" calcext:value-type="float">
            <text:p>1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17T15:48:19.788086" calcext:value-type="date">
            <text:p>2019-10-17 15:48:20</text:p>
          </table:table-cell>
          <table:table-cell table:style-name="ce7" table:formula="of:=[.A607]" office:value-type="date" office:date-value="2019-10-17T15:48:19.788086" calcext:value-type="date">
            <text:p>2019-10-17 15:48:20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15:48:19.78808602318" calcext:value-type="date">
            <text:p>12/30/99 03:48 P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=0;[.G606]+2+1/[.$H$2];[.G606]+1/[.$H$2])" office:value-type="float" office:value="10.0666666666667" calcext:value-type="float">
            <text:p>10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17T15:39:50.928115" calcext:value-type="date">
            <text:p>2019-10-17 15:39:51</text:p>
          </table:table-cell>
          <table:table-cell table:style-name="ce7" table:formula="of:=[.A608]" office:value-type="date" office:date-value="2019-10-17T15:39:50.928115" calcext:value-type="date">
            <text:p>2019-10-17 15:39:51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15:39:50.92811539304" calcext:value-type="date">
            <text:p>12/30/99 03:39 P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=0;[.G607]+2+1/[.$H$2];[.G607]+1/[.$H$2])" office:value-type="float" office:value="10.0833333333334" calcext:value-type="float">
            <text:p>10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17T15:17:51.781883" calcext:value-type="date">
            <text:p>2019-10-17 15:17:52</text:p>
          </table:table-cell>
          <table:table-cell table:style-name="ce7" table:formula="of:=[.A609]" office:value-type="date" office:date-value="2019-10-17T15:17:51.781883" calcext:value-type="date">
            <text:p>2019-10-17 15:17:52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15:17:51.78188273683" calcext:value-type="date">
            <text:p>12/30/99 03:17 P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=0;[.G608]+2+1/[.$H$2];[.G608]+1/[.$H$2])" office:value-type="float" office:value="10.1000000000001" calcext:value-type="float">
            <text:p>1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17T15:41:31.496807" calcext:value-type="date">
            <text:p>2019-10-17 15:41:31</text:p>
          </table:table-cell>
          <table:table-cell table:style-name="ce7" table:formula="of:=[.A610]" office:value-type="date" office:date-value="2019-10-17T15:41:31.496807" calcext:value-type="date">
            <text:p>2019-10-17 15:41:31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15:41:31.49680710398" calcext:value-type="date">
            <text:p>12/30/99 03:41 P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=0;[.G609]+2+1/[.$H$2];[.G609]+1/[.$H$2])" office:value-type="float" office:value="10.1166666666668" calcext:value-type="float">
            <text:p>1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17T15:45:04.464964" calcext:value-type="date">
            <text:p>2019-10-17 15:45:04</text:p>
          </table:table-cell>
          <table:table-cell table:style-name="ce7" table:formula="of:=[.A611]" office:value-type="date" office:date-value="2019-10-17T15:45:04.464964" calcext:value-type="date">
            <text:p>2019-10-17 15:45:04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15:45:04.46496396326" calcext:value-type="date">
            <text:p>12/30/99 03:45 P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=0;[.G610]+2+1/[.$H$2];[.G610]+1/[.$H$2])" office:value-type="float" office:value="10.1333333333334" calcext:value-type="float">
            <text:p>10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17T15:44:14.153412" calcext:value-type="date">
            <text:p>2019-10-17 15:44:14</text:p>
          </table:table-cell>
          <table:table-cell table:style-name="ce7" table:formula="of:=[.A612]" office:value-type="date" office:date-value="2019-10-17T15:44:14.153412" calcext:value-type="date">
            <text:p>2019-10-17 15:44:14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15:44:14.1534120217" calcext:value-type="date">
            <text:p>12/30/99 03:44 P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=0;[.G611]+2+1/[.$H$2];[.G611]+1/[.$H$2])" office:value-type="float" office:value="10.1500000000001" calcext:value-type="float">
            <text:p>1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17T15:17:40.833198" calcext:value-type="date">
            <text:p>2019-10-17 15:17:41</text:p>
          </table:table-cell>
          <table:table-cell table:style-name="ce7" table:formula="of:=[.A613]" office:value-type="date" office:date-value="2019-10-17T15:17:40.833198" calcext:value-type="date">
            <text:p>2019-10-17 15:17:41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15:17:40.83319752943" calcext:value-type="date">
            <text:p>12/30/99 03:17 P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=0;[.G612]+2+1/[.$H$2];[.G612]+1/[.$H$2])" office:value-type="float" office:value="10.1666666666668" calcext:value-type="float">
            <text:p>1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17T15:43:39.139235" calcext:value-type="date">
            <text:p>2019-10-17 15:43:39</text:p>
          </table:table-cell>
          <table:table-cell table:style-name="ce7" table:formula="of:=[.A614]" office:value-type="date" office:date-value="2019-10-17T15:43:39.139235" calcext:value-type="date">
            <text:p>2019-10-17 15:43:39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15:43:39.13923486136" calcext:value-type="date">
            <text:p>12/30/99 03:43 P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=0;[.G613]+2+1/[.$H$2];[.G613]+1/[.$H$2])" office:value-type="float" office:value="10.1833333333334" calcext:value-type="float">
            <text:p>10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17T15:39:15.404665" calcext:value-type="date">
            <text:p>2019-10-17 15:39:15</text:p>
          </table:table-cell>
          <table:table-cell table:style-name="ce7" table:formula="of:=[.A615]" office:value-type="date" office:date-value="2019-10-17T15:39:15.404665" calcext:value-type="date">
            <text:p>2019-10-17 15:39:15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15:39:15.40466532111" calcext:value-type="date">
            <text:p>12/30/99 03:39 P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=0;[.G614]+2+1/[.$H$2];[.G614]+1/[.$H$2])" office:value-type="float" office:value="10.2000000000001" calcext:value-type="float">
            <text:p>1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17T16:00:58.386196" calcext:value-type="date">
            <text:p>2019-10-17 16:00:58</text:p>
          </table:table-cell>
          <table:table-cell table:style-name="ce7" table:formula="of:=[.A616]" office:value-type="date" office:date-value="2019-10-17T16:00:58.386196" calcext:value-type="date">
            <text:p>2019-10-17 16:00:58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16:00:58.38619612623" calcext:value-type="date">
            <text:p>12/30/99 04:00 P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=0;[.G615]+2+1/[.$H$2];[.G615]+1/[.$H$2])" office:value-type="float" office:value="10.2166666666668" calcext:value-type="float">
            <text:p>1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17T15:51:56.57852" calcext:value-type="date">
            <text:p>2019-10-17 15:51:57</text:p>
          </table:table-cell>
          <table:table-cell table:style-name="ce7" table:formula="of:=[.A617]" office:value-type="date" office:date-value="2019-10-17T15:51:56.57852" calcext:value-type="date">
            <text:p>2019-10-17 15:51:57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15:51:56.57852022909" calcext:value-type="date">
            <text:p>12/30/99 03:51 P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=0;[.G616]+2+1/[.$H$2];[.G616]+1/[.$H$2])" office:value-type="float" office:value="10.2333333333334" calcext:value-type="float">
            <text:p>10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17T15:57:20.335193" calcext:value-type="date">
            <text:p>2019-10-17 15:57:20</text:p>
          </table:table-cell>
          <table:table-cell table:style-name="ce7" table:formula="of:=[.A618]" office:value-type="date" office:date-value="2019-10-17T15:57:20.335193" calcext:value-type="date">
            <text:p>2019-10-17 15:57:20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15:57:20.33519304357" calcext:value-type="date">
            <text:p>12/30/99 03:57 P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=0;[.G617]+2+1/[.$H$2];[.G617]+1/[.$H$2])" office:value-type="float" office:value="10.2500000000001" calcext:value-type="float">
            <text:p>1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17T15:48:04.136018" calcext:value-type="date">
            <text:p>2019-10-17 15:48:04</text:p>
          </table:table-cell>
          <table:table-cell table:style-name="ce7" table:formula="of:=[.A619]" office:value-type="date" office:date-value="2019-10-17T15:48:04.136018" calcext:value-type="date">
            <text:p>2019-10-17 15:48:04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15:48:04.13601780776" calcext:value-type="date">
            <text:p>12/30/99 03:48 P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=0;[.G618]+2+1/[.$H$2];[.G618]+1/[.$H$2])" office:value-type="float" office:value="10.2666666666668" calcext:value-type="float">
            <text:p>1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17T15:41:56.189852" calcext:value-type="date">
            <text:p>2019-10-17 15:41:56</text:p>
          </table:table-cell>
          <table:table-cell table:style-name="ce7" table:formula="of:=[.A620]" office:value-type="date" office:date-value="2019-10-17T15:41:56.189852" calcext:value-type="date">
            <text:p>2019-10-17 15:41:56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15:41:56.18985235691" calcext:value-type="date">
            <text:p>12/30/99 03:41 P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=0;[.G619]+2+1/[.$H$2];[.G619]+1/[.$H$2])" office:value-type="float" office:value="10.2833333333334" calcext:value-type="float">
            <text:p>10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17T16:03:29.369074" calcext:value-type="date">
            <text:p>2019-10-17 16:03:29</text:p>
          </table:table-cell>
          <table:table-cell table:style-name="ce7" table:formula="of:=[.A621]" office:value-type="date" office:date-value="2019-10-17T16:03:29.369074" calcext:value-type="date">
            <text:p>2019-10-17 16:03:29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16:03:29.36907387804" calcext:value-type="date">
            <text:p>12/30/99 04:03 P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=0;[.G620]+2+1/[.$H$2];[.G620]+1/[.$H$2])" office:value-type="float" office:value="10.3000000000001" calcext:value-type="float">
            <text:p>1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17T15:53:36.112507" calcext:value-type="date">
            <text:p>2019-10-17 15:53:36</text:p>
          </table:table-cell>
          <table:table-cell table:style-name="ce7" table:formula="of:=[.A622]" office:value-type="date" office:date-value="2019-10-17T15:53:36.112507" calcext:value-type="date">
            <text:p>2019-10-17 15:53:36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15:53:36.11250748392" calcext:value-type="date">
            <text:p>12/30/99 03:53 P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=0;[.G621]+2+1/[.$H$2];[.G621]+1/[.$H$2])" office:value-type="float" office:value="10.3166666666668" calcext:value-type="float">
            <text:p>1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17T15:45:12.062316" calcext:value-type="date">
            <text:p>2019-10-17 15:45:12</text:p>
          </table:table-cell>
          <table:table-cell table:style-name="ce7" table:formula="of:=[.A623]" office:value-type="date" office:date-value="2019-10-17T15:45:12.062316" calcext:value-type="date">
            <text:p>2019-10-17 15:45:12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15:45:12.06231638789" calcext:value-type="date">
            <text:p>12/30/99 03:45 P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=0;[.G622]+2+1/[.$H$2];[.G622]+1/[.$H$2])" office:value-type="float" office:value="10.3333333333334" calcext:value-type="float">
            <text:p>10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17T15:50:08.8114" calcext:value-type="date">
            <text:p>2019-10-17 15:50:09</text:p>
          </table:table-cell>
          <table:table-cell table:style-name="ce7" table:formula="of:=[.A624]" office:value-type="date" office:date-value="2019-10-17T15:50:08.8114" calcext:value-type="date">
            <text:p>2019-10-17 15:50:09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15:50:08.8114002021" calcext:value-type="date">
            <text:p>12/30/99 03:50 P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=0;[.G623]+2+1/[.$H$2];[.G623]+1/[.$H$2])" office:value-type="float" office:value="10.3500000000001" calcext:value-type="float">
            <text:p>1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17T15:44:28.218516" calcext:value-type="date">
            <text:p>2019-10-17 15:44:28</text:p>
          </table:table-cell>
          <table:table-cell table:style-name="ce7" table:formula="of:=[.A625]" office:value-type="date" office:date-value="2019-10-17T15:44:28.218516" calcext:value-type="date">
            <text:p>2019-10-17 15:44:28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15:44:28.21851627901" calcext:value-type="date">
            <text:p>12/30/99 03:44 P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=0;[.G624]+2+1/[.$H$2];[.G624]+1/[.$H$2])" office:value-type="float" office:value="10.3666666666668" calcext:value-type="float">
            <text:p>1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17T15:34:05.412062" calcext:value-type="date">
            <text:p>2019-10-17 15:34:05</text:p>
          </table:table-cell>
          <table:table-cell table:style-name="ce7" table:formula="of:=[.A626]" office:value-type="date" office:date-value="2019-10-17T15:34:05.412062" calcext:value-type="date">
            <text:p>2019-10-17 15:34:05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15:34:05.41206175927" calcext:value-type="date">
            <text:p>12/30/99 03:34 P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=0;[.G625]+2+1/[.$H$2];[.G625]+1/[.$H$2])" office:value-type="float" office:value="10.3833333333334" calcext:value-type="float">
            <text:p>10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17T15:33:58.927106" calcext:value-type="date">
            <text:p>2019-10-17 15:33:59</text:p>
          </table:table-cell>
          <table:table-cell table:style-name="ce7" table:formula="of:=[.A627]" office:value-type="date" office:date-value="2019-10-17T15:33:58.927106" calcext:value-type="date">
            <text:p>2019-10-17 15:33:59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15:33:58.92710586078" calcext:value-type="date">
            <text:p>12/30/99 03:33 P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=0;[.G626]+2+1/[.$H$2];[.G626]+1/[.$H$2])" office:value-type="float" office:value="10.4000000000001" calcext:value-type="float">
            <text:p>1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17T15:10:27.042252" calcext:value-type="date">
            <text:p>2019-10-17 15:10:27</text:p>
          </table:table-cell>
          <table:table-cell table:style-name="ce7" table:formula="of:=[.A628]" office:value-type="date" office:date-value="2019-10-17T15:10:27.042252" calcext:value-type="date">
            <text:p>2019-10-17 15:10:27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15:10:27.04225243069" calcext:value-type="date">
            <text:p>12/30/99 03:10 P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=0;[.G627]+2+1/[.$H$2];[.G627]+1/[.$H$2])" office:value-type="float" office:value="10.4166666666668" calcext:value-type="float">
            <text:p>1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17T15:26:41.492842" calcext:value-type="date">
            <text:p>2019-10-17 15:26:41</text:p>
          </table:table-cell>
          <table:table-cell table:style-name="ce7" table:formula="of:=[.A629]" office:value-type="date" office:date-value="2019-10-17T15:26:41.492842" calcext:value-type="date">
            <text:p>2019-10-17 15:26:41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15:26:41.49284165818" calcext:value-type="date">
            <text:p>12/30/99 03:26 P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=0;[.G628]+2+1/[.$H$2];[.G628]+1/[.$H$2])" office:value-type="float" office:value="10.4333333333334" calcext:value-type="float">
            <text:p>10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17T15:34:15.28467" calcext:value-type="date">
            <text:p>2019-10-17 15:34:15</text:p>
          </table:table-cell>
          <table:table-cell table:style-name="ce7" table:formula="of:=[.A630]" office:value-type="date" office:date-value="2019-10-17T15:34:15.28467" calcext:value-type="date">
            <text:p>2019-10-17 15:34:15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15:34:15.2846702747" calcext:value-type="date">
            <text:p>12/30/99 03:34 P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=0;[.G629]+2+1/[.$H$2];[.G629]+1/[.$H$2])" office:value-type="float" office:value="10.4500000000001" calcext:value-type="float">
            <text:p>1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17T15:39:15.907944" calcext:value-type="date">
            <text:p>2019-10-17 15:39:16</text:p>
          </table:table-cell>
          <table:table-cell table:style-name="ce7" table:formula="of:=[.A631]" office:value-type="date" office:date-value="2019-10-17T15:39:15.907944" calcext:value-type="date">
            <text:p>2019-10-17 15:39:16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15:39:15.90794412419" calcext:value-type="date">
            <text:p>12/30/99 03:39 P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=0;[.G630]+2+1/[.$H$2];[.G630]+1/[.$H$2])" office:value-type="float" office:value="10.4666666666668" calcext:value-type="float">
            <text:p>1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17T15:07:35.288723" calcext:value-type="date">
            <text:p>2019-10-17 15:07:35</text:p>
          </table:table-cell>
          <table:table-cell table:style-name="ce7" table:formula="of:=[.A632]" office:value-type="date" office:date-value="2019-10-17T15:07:35.288723" calcext:value-type="date">
            <text:p>2019-10-17 15:07:35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15:07:35.28872315772" calcext:value-type="date">
            <text:p>12/30/99 03:07 P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=0;[.G631]+2+1/[.$H$2];[.G631]+1/[.$H$2])" office:value-type="float" office:value="10.4833333333334" calcext:value-type="float">
            <text:p>10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17T15:11:59.782772" calcext:value-type="date">
            <text:p>2019-10-17 15:12:00</text:p>
          </table:table-cell>
          <table:table-cell table:style-name="ce7" table:formula="of:=[.A633]" office:value-type="date" office:date-value="2019-10-17T15:11:59.782772" calcext:value-type="date">
            <text:p>2019-10-17 15:12:00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15:11:59.78277233429" calcext:value-type="date">
            <text:p>12/30/99 03:12 P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=0;[.G632]+2+1/[.$H$2];[.G632]+1/[.$H$2])" office:value-type="float" office:value="10.5000000000001" calcext:value-type="float">
            <text:p>1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17T15:46:28.577996" calcext:value-type="date">
            <text:p>2019-10-17 15:46:29</text:p>
          </table:table-cell>
          <table:table-cell table:style-name="ce7" table:formula="of:=[.A634]" office:value-type="date" office:date-value="2019-10-17T15:46:28.577996" calcext:value-type="date">
            <text:p>2019-10-17 15:46:29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15:46:28.57799596153" calcext:value-type="date">
            <text:p>12/30/99 03:46 P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=0;[.G633]+2+1/[.$H$2];[.G633]+1/[.$H$2])" office:value-type="float" office:value="10.5166666666668" calcext:value-type="float">
            <text:p>1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17T15:53:58.33339" calcext:value-type="date">
            <text:p>2019-10-17 15:53:58</text:p>
          </table:table-cell>
          <table:table-cell table:style-name="ce7" table:formula="of:=[.A635]" office:value-type="date" office:date-value="2019-10-17T15:53:58.33339" calcext:value-type="date">
            <text:p>2019-10-17 15:53:58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15:53:58.33339002449" calcext:value-type="date">
            <text:p>12/30/99 03:53 P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=0;[.G634]+2+1/[.$H$2];[.G634]+1/[.$H$2])" office:value-type="float" office:value="10.5333333333334" calcext:value-type="float">
            <text:p>1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17T15:50:04.158857" calcext:value-type="date">
            <text:p>2019-10-17 15:50:04</text:p>
          </table:table-cell>
          <table:table-cell table:style-name="ce7" table:formula="of:=[.A636]" office:value-type="date" office:date-value="2019-10-17T15:50:04.158857" calcext:value-type="date">
            <text:p>2019-10-17 15:50:04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15:50:04.15885741822" calcext:value-type="date">
            <text:p>12/30/99 03:50 P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=0;[.G635]+2+1/[.$H$2];[.G635]+1/[.$H$2])" office:value-type="float" office:value="10.5500000000001" calcext:value-type="float">
            <text:p>1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17T15:24:37.897688" calcext:value-type="date">
            <text:p>2019-10-17 15:24:38</text:p>
          </table:table-cell>
          <table:table-cell table:style-name="ce7" table:formula="of:=[.A637]" office:value-type="date" office:date-value="2019-10-17T15:24:37.897688" calcext:value-type="date">
            <text:p>2019-10-17 15:24:38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15:24:37.89768814109" calcext:value-type="date">
            <text:p>12/30/99 03:24 P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=0;[.G636]+2+1/[.$H$2];[.G636]+1/[.$H$2])" office:value-type="float" office:value="10.5666666666668" calcext:value-type="float">
            <text:p>1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17T15:53:30.785604" calcext:value-type="date">
            <text:p>2019-10-17 15:53:31</text:p>
          </table:table-cell>
          <table:table-cell table:style-name="ce7" table:formula="of:=[.A638]" office:value-type="date" office:date-value="2019-10-17T15:53:30.785604" calcext:value-type="date">
            <text:p>2019-10-17 15:53:31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15:53:30.78560391907" calcext:value-type="date">
            <text:p>12/30/99 03:53 P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=0;[.G637]+2+1/[.$H$2];[.G637]+1/[.$H$2])" office:value-type="float" office:value="10.5833333333334" calcext:value-type="float">
            <text:p>1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17T15:12:32.037029" calcext:value-type="date">
            <text:p>2019-10-17 15:12:32</text:p>
          </table:table-cell>
          <table:table-cell table:style-name="ce7" table:formula="of:=[.A639]" office:value-type="date" office:date-value="2019-10-17T15:12:32.037029" calcext:value-type="date">
            <text:p>2019-10-17 15:12:32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15:12:32.03702934086" calcext:value-type="date">
            <text:p>12/30/99 03:12 P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=0;[.G638]+2+1/[.$H$2];[.G638]+1/[.$H$2])" office:value-type="float" office:value="10.6000000000001" calcext:value-type="float">
            <text:p>1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17T15:59:09.889187" calcext:value-type="date">
            <text:p>2019-10-17 15:59:10</text:p>
          </table:table-cell>
          <table:table-cell table:style-name="ce7" table:formula="of:=[.A640]" office:value-type="date" office:date-value="2019-10-17T15:59:09.889187" calcext:value-type="date">
            <text:p>2019-10-17 15:59:10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15:59:09.88918730523" calcext:value-type="date">
            <text:p>12/30/99 03:59 P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=0;[.G639]+2+1/[.$H$2];[.G639]+1/[.$H$2])" office:value-type="float" office:value="10.6166666666668" calcext:value-type="float">
            <text:p>1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17T16:01:52.648614" calcext:value-type="date">
            <text:p>2019-10-17 16:01:53</text:p>
          </table:table-cell>
          <table:table-cell table:style-name="ce7" table:formula="of:=[.A641]" office:value-type="date" office:date-value="2019-10-17T16:01:52.648614" calcext:value-type="date">
            <text:p>2019-10-17 16:01:53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16:01:52.6486136578" calcext:value-type="date">
            <text:p>12/30/99 04:01 P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=0;[.G640]+2+1/[.$H$2];[.G640]+1/[.$H$2])" office:value-type="float" office:value="10.6333333333334" calcext:value-type="float">
            <text:p>1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17T15:49:40.952744" calcext:value-type="date">
            <text:p>2019-10-17 15:49:41</text:p>
          </table:table-cell>
          <table:table-cell table:style-name="ce7" table:formula="of:=[.A642]" office:value-type="date" office:date-value="2019-10-17T15:49:40.952744" calcext:value-type="date">
            <text:p>2019-10-17 15:49:41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15:49:40.95274397638" calcext:value-type="date">
            <text:p>12/30/99 03:49 P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=0;[.G641]+2+1/[.$H$2];[.G641]+1/[.$H$2])" office:value-type="float" office:value="10.6500000000001" calcext:value-type="float">
            <text:p>1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17T15:24:25.85522" calcext:value-type="date">
            <text:p>2019-10-17 15:24:26</text:p>
          </table:table-cell>
          <table:table-cell table:style-name="ce7" table:formula="of:=[.A643]" office:value-type="date" office:date-value="2019-10-17T15:24:25.85522" calcext:value-type="date">
            <text:p>2019-10-17 15:24:26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15:24:25.85521989036" calcext:value-type="date">
            <text:p>12/30/99 03:24 P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=0;[.G642]+2+1/[.$H$2];[.G642]+1/[.$H$2])" office:value-type="float" office:value="10.6666666666668" calcext:value-type="float">
            <text:p>1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17T15:50:06.928339" calcext:value-type="date">
            <text:p>2019-10-17 15:50:07</text:p>
          </table:table-cell>
          <table:table-cell table:style-name="ce7" table:formula="of:=[.A644]" office:value-type="date" office:date-value="2019-10-17T15:50:06.928339" calcext:value-type="date">
            <text:p>2019-10-17 15:50:07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15:50:06.92833859939" calcext:value-type="date">
            <text:p>12/30/99 03:50 P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=0;[.G643]+2+1/[.$H$2];[.G643]+1/[.$H$2])" office:value-type="float" office:value="10.6833333333334" calcext:value-type="float">
            <text:p>1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17T15:53:35.618751" calcext:value-type="date">
            <text:p>2019-10-17 15:53:36</text:p>
          </table:table-cell>
          <table:table-cell table:style-name="ce7" table:formula="of:=[.A645]" office:value-type="date" office:date-value="2019-10-17T15:53:35.618751" calcext:value-type="date">
            <text:p>2019-10-17 15:53:36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15:53:35.61875136103" calcext:value-type="date">
            <text:p>12/30/99 03:53 P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=0;[.G644]+2+1/[.$H$2];[.G644]+1/[.$H$2])" office:value-type="float" office:value="10.7000000000001" calcext:value-type="float">
            <text:p>1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17T15:53:09.664319" calcext:value-type="date">
            <text:p>2019-10-17 15:53:10</text:p>
          </table:table-cell>
          <table:table-cell table:style-name="ce7" table:formula="of:=[.A646]" office:value-type="date" office:date-value="2019-10-17T15:53:09.664319" calcext:value-type="date">
            <text:p>2019-10-17 15:53:10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15:53:09.66431873851" calcext:value-type="date">
            <text:p>12/30/99 03:53 P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=0;[.G645]+2+1/[.$H$2];[.G645]+1/[.$H$2])" office:value-type="float" office:value="10.7166666666668" calcext:value-type="float">
            <text:p>1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17T15:51:42.64949" calcext:value-type="date">
            <text:p>2019-10-17 15:51:43</text:p>
          </table:table-cell>
          <table:table-cell table:style-name="ce7" table:formula="of:=[.A647]" office:value-type="date" office:date-value="2019-10-17T15:51:42.64949" calcext:value-type="date">
            <text:p>2019-10-17 15:51:43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15:51:42.64949009288" calcext:value-type="date">
            <text:p>12/30/99 03:51 P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=0;[.G646]+2+1/[.$H$2];[.G646]+1/[.$H$2])" office:value-type="float" office:value="10.7333333333334" calcext:value-type="float">
            <text:p>1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17T15:24:44.862531" calcext:value-type="date">
            <text:p>2019-10-17 15:24:45</text:p>
          </table:table-cell>
          <table:table-cell table:style-name="ce7" table:formula="of:=[.A648]" office:value-type="date" office:date-value="2019-10-17T15:24:44.862531" calcext:value-type="date">
            <text:p>2019-10-17 15:24:45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15:24:44.86253104638" calcext:value-type="date">
            <text:p>12/30/99 03:24 P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=0;[.G647]+2+1/[.$H$2];[.G647]+1/[.$H$2])" office:value-type="float" office:value="10.7500000000001" calcext:value-type="float">
            <text:p>1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17T15:19:43.068856" calcext:value-type="date">
            <text:p>2019-10-17 15:19:43</text:p>
          </table:table-cell>
          <table:table-cell table:style-name="ce7" table:formula="of:=[.A649]" office:value-type="date" office:date-value="2019-10-17T15:19:43.068856" calcext:value-type="date">
            <text:p>2019-10-17 15:19:43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15:19:43.06885580532" calcext:value-type="date">
            <text:p>12/30/99 03:19 P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=0;[.G648]+2+1/[.$H$2];[.G648]+1/[.$H$2])" office:value-type="float" office:value="10.7666666666668" calcext:value-type="float">
            <text:p>1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17T15:52:56.647154" calcext:value-type="date">
            <text:p>2019-10-17 15:52:57</text:p>
          </table:table-cell>
          <table:table-cell table:style-name="ce7" table:formula="of:=[.A650]" office:value-type="date" office:date-value="2019-10-17T15:52:56.647154" calcext:value-type="date">
            <text:p>2019-10-17 15:52:57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15:52:56.64715375286" calcext:value-type="date">
            <text:p>12/30/99 03:52 P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=0;[.G649]+2+1/[.$H$2];[.G649]+1/[.$H$2])" office:value-type="float" office:value="10.7833333333335" calcext:value-type="float">
            <text:p>10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17T15:33:09.538225" calcext:value-type="date">
            <text:p>2019-10-17 15:33:10</text:p>
          </table:table-cell>
          <table:table-cell table:style-name="ce7" table:formula="of:=[.A651]" office:value-type="date" office:date-value="2019-10-17T15:33:09.538225" calcext:value-type="date">
            <text:p>2019-10-17 15:33:10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15:33:09.53822543845" calcext:value-type="date">
            <text:p>12/30/99 03:33 P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=0;[.G650]+2+1/[.$H$2];[.G650]+1/[.$H$2])" office:value-type="float" office:value="10.8000000000001" calcext:value-type="float">
            <text:p>1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17T16:08:16.24747" calcext:value-type="date">
            <text:p>2019-10-17 16:08:16</text:p>
          </table:table-cell>
          <table:table-cell table:style-name="ce7" table:formula="of:=[.A652]" office:value-type="date" office:date-value="2019-10-17T16:08:16.24747" calcext:value-type="date">
            <text:p>2019-10-17 16:08:16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16:08:16.24747030903" calcext:value-type="date">
            <text:p>12/30/99 04:08 P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=0;[.G651]+2+1/[.$H$2];[.G651]+1/[.$H$2])" office:value-type="float" office:value="10.8166666666668" calcext:value-type="float">
            <text:p>1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17T15:58:44.686984" calcext:value-type="date">
            <text:p>2019-10-17 15:58:45</text:p>
          </table:table-cell>
          <table:table-cell table:style-name="ce7" table:formula="of:=[.A653]" office:value-type="date" office:date-value="2019-10-17T15:58:44.686984" calcext:value-type="date">
            <text:p>2019-10-17 15:58:45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15:58:44.68698418234" calcext:value-type="date">
            <text:p>12/30/99 03:58 P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=0;[.G652]+2+1/[.$H$2];[.G652]+1/[.$H$2])" office:value-type="float" office:value="10.8333333333335" calcext:value-type="float">
            <text:p>1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17T15:58:54.864704" calcext:value-type="date">
            <text:p>2019-10-17 15:58:55</text:p>
          </table:table-cell>
          <table:table-cell table:style-name="ce7" table:formula="of:=[.A654]" office:value-type="date" office:date-value="2019-10-17T15:58:54.864704" calcext:value-type="date">
            <text:p>2019-10-17 15:58:55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15:58:54.86470382195" calcext:value-type="date">
            <text:p>12/30/99 03:58 P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=0;[.G653]+2+1/[.$H$2];[.G653]+1/[.$H$2])" office:value-type="float" office:value="10.8500000000001" calcext:value-type="float">
            <text:p>1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17T15:53:43.679128" calcext:value-type="date">
            <text:p>2019-10-17 15:53:44</text:p>
          </table:table-cell>
          <table:table-cell table:style-name="ce7" table:formula="of:=[.A655]" office:value-type="date" office:date-value="2019-10-17T15:53:43.679128" calcext:value-type="date">
            <text:p>2019-10-17 15:53:44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15:53:43.67912807968" calcext:value-type="date">
            <text:p>12/30/99 03:53 P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=0;[.G654]+2+1/[.$H$2];[.G654]+1/[.$H$2])" office:value-type="float" office:value="10.8666666666668" calcext:value-type="float">
            <text:p>1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17T15:46:48.199402" calcext:value-type="date">
            <text:p>2019-10-17 15:46:48</text:p>
          </table:table-cell>
          <table:table-cell table:style-name="ce7" table:formula="of:=[.A656]" office:value-type="date" office:date-value="2019-10-17T15:46:48.199402" calcext:value-type="date">
            <text:p>2019-10-17 15:46:48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15:46:48.19940180518" calcext:value-type="date">
            <text:p>12/30/99 03:46 P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=0;[.G655]+2+1/[.$H$2];[.G655]+1/[.$H$2])" office:value-type="float" office:value="10.8833333333335" calcext:value-type="float">
            <text:p>10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17T15:36:42.491311" calcext:value-type="date">
            <text:p>2019-10-17 15:36:42</text:p>
          </table:table-cell>
          <table:table-cell table:style-name="ce7" table:formula="of:=[.A657]" office:value-type="date" office:date-value="2019-10-17T15:36:42.491311" calcext:value-type="date">
            <text:p>2019-10-17 15:36:42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15:36:42.49131121673" calcext:value-type="date">
            <text:p>12/30/99 03:36 P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=0;[.G656]+2+1/[.$H$2];[.G656]+1/[.$H$2])" office:value-type="float" office:value="10.9000000000001" calcext:value-type="float">
            <text:p>1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17T15:37:11.7616" calcext:value-type="date">
            <text:p>2019-10-17 15:37:12</text:p>
          </table:table-cell>
          <table:table-cell table:style-name="ce7" table:formula="of:=[.A658]" office:value-type="date" office:date-value="2019-10-17T15:37:11.7616" calcext:value-type="date">
            <text:p>2019-10-17 15:37:12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15:37:11.76159979776" calcext:value-type="date">
            <text:p>12/30/99 03:37 P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=0;[.G657]+2+1/[.$H$2];[.G657]+1/[.$H$2])" office:value-type="float" office:value="10.9166666666668" calcext:value-type="float">
            <text:p>1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17T16:02:14.749882" calcext:value-type="date">
            <text:p>2019-10-17 16:02:15</text:p>
          </table:table-cell>
          <table:table-cell table:style-name="ce7" table:formula="of:=[.A659]" office:value-type="date" office:date-value="2019-10-17T16:02:14.749882" calcext:value-type="date">
            <text:p>2019-10-17 16:02:15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16:02:14.74988183007" calcext:value-type="date">
            <text:p>12/30/99 04:02 P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=0;[.G658]+2+1/[.$H$2];[.G658]+1/[.$H$2])" office:value-type="float" office:value="10.9333333333335" calcext:value-type="float">
            <text:p>1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17T15:55:58.921381" calcext:value-type="date">
            <text:p>2019-10-17 15:55:59</text:p>
          </table:table-cell>
          <table:table-cell table:style-name="ce7" table:formula="of:=[.A660]" office:value-type="date" office:date-value="2019-10-17T15:55:58.921381" calcext:value-type="date">
            <text:p>2019-10-17 15:55:59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15:55:58.92138134222" calcext:value-type="date">
            <text:p>12/30/99 03:55 P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=0;[.G659]+2+1/[.$H$2];[.G659]+1/[.$H$2])" office:value-type="float" office:value="10.9500000000001" calcext:value-type="float">
            <text:p>1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17T15:35:56.768377" calcext:value-type="date">
            <text:p>2019-10-17 15:35:57</text:p>
          </table:table-cell>
          <table:table-cell table:style-name="ce7" table:formula="of:=[.A661]" office:value-type="date" office:date-value="2019-10-17T15:35:56.768377" calcext:value-type="date">
            <text:p>2019-10-17 15:35:57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15:35:56.76837726496" calcext:value-type="date">
            <text:p>12/30/99 03:35 P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=0;[.G660]+2+1/[.$H$2];[.G660]+1/[.$H$2])" office:value-type="float" office:value="10.9666666666668" calcext:value-type="float">
            <text:p>1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17T15:47:56.516701" calcext:value-type="date">
            <text:p>2019-10-17 15:47:57</text:p>
          </table:table-cell>
          <table:table-cell table:style-name="ce7" table:formula="of:=[.A662]" office:value-type="date" office:date-value="2019-10-17T15:47:56.516701" calcext:value-type="date">
            <text:p>2019-10-17 15:47:57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15:47:56.5167012345" calcext:value-type="date">
            <text:p>12/30/99 03:47 P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=0;[.G661]+2+1/[.$H$2];[.G661]+1/[.$H$2])" office:value-type="float" office:value="10.9833333333335" calcext:value-type="float">
            <text:p>10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3]))" office:value-type="date" office:date-value="2019-10-18T15:15:31.420169" calcext:value-type="date">
            <text:p>2019-10-18 15:15:31</text:p>
          </table:table-cell>
          <table:table-cell table:style-name="ce7" table:formula="of:=[.A663]" office:value-type="date" office:date-value="2019-10-18T15:15:31.420169" calcext:value-type="date">
            <text:p>2019-10-18 15:15:31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15:15:31.42016858328" calcext:value-type="date">
            <text:p>12/30/99 03:15 P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=0;[.G662]+2+1/[.$H$2];[.G662]+1/[.$H$2])" office:value-type="float" office:value="11.0000000000001" calcext:value-type="float">
            <text:p>1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4]))" office:value-type="date" office:date-value="2019-10-18T15:49:19.067642" calcext:value-type="date">
            <text:p>2019-10-18 15:49:19</text:p>
          </table:table-cell>
          <table:table-cell table:style-name="ce7" table:formula="of:=[.A664]" office:value-type="date" office:date-value="2019-10-18T15:49:19.067642" calcext:value-type="date">
            <text:p>2019-10-18 15:49:19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15:49:19.06764215324" calcext:value-type="date">
            <text:p>12/30/99 03:49 P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=0;[.G663]+2+1/[.$H$2];[.G663]+1/[.$H$2])" office:value-type="float" office:value="11.0166666666668" calcext:value-type="float">
            <text:p>1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5]))" office:value-type="date" office:date-value="2019-10-18T15:38:32.547743" calcext:value-type="date">
            <text:p>2019-10-18 15:38:33</text:p>
          </table:table-cell>
          <table:table-cell table:style-name="ce7" table:formula="of:=[.A665]" office:value-type="date" office:date-value="2019-10-18T15:38:32.547743" calcext:value-type="date">
            <text:p>2019-10-18 15:38:33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15:38:32.54774252884" calcext:value-type="date">
            <text:p>12/30/99 03:38 P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=0;[.G664]+2+1/[.$H$2];[.G664]+1/[.$H$2])" office:value-type="float" office:value="11.0333333333335" calcext:value-type="float">
            <text:p>1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6]))" office:value-type="date" office:date-value="2019-10-18T15:31:40.407185" calcext:value-type="date">
            <text:p>2019-10-18 15:31:40</text:p>
          </table:table-cell>
          <table:table-cell table:style-name="ce7" table:formula="of:=[.A666]" office:value-type="date" office:date-value="2019-10-18T15:31:40.407185" calcext:value-type="date">
            <text:p>2019-10-18 15:31:40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15:31:40.40718542878" calcext:value-type="date">
            <text:p>12/30/99 03:31 P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=0;[.G665]+2+1/[.$H$2];[.G665]+1/[.$H$2])" office:value-type="float" office:value="11.0500000000001" calcext:value-type="float">
            <text:p>1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7]))" office:value-type="date" office:date-value="2019-10-18T15:24:49.656709" calcext:value-type="date">
            <text:p>2019-10-18 15:24:50</text:p>
          </table:table-cell>
          <table:table-cell table:style-name="ce7" table:formula="of:=[.A667]" office:value-type="date" office:date-value="2019-10-18T15:24:49.656709" calcext:value-type="date">
            <text:p>2019-10-18 15:24:50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15:24:49.65670892503" calcext:value-type="date">
            <text:p>12/30/99 03:24 P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=0;[.G666]+2+1/[.$H$2];[.G666]+1/[.$H$2])" office:value-type="float" office:value="11.0666666666668" calcext:value-type="float">
            <text:p>1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8]))" office:value-type="date" office:date-value="2019-10-18T16:01:39.851786" calcext:value-type="date">
            <text:p>2019-10-18 16:01:40</text:p>
          </table:table-cell>
          <table:table-cell table:style-name="ce7" table:formula="of:=[.A668]" office:value-type="date" office:date-value="2019-10-18T16:01:39.851786" calcext:value-type="date">
            <text:p>2019-10-18 16:01:40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16:01:39.85178606585" calcext:value-type="date">
            <text:p>12/30/99 04:01 P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=0;[.G667]+2+1/[.$H$2];[.G667]+1/[.$H$2])" office:value-type="float" office:value="11.0833333333335" calcext:value-type="float">
            <text:p>11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9]))" office:value-type="date" office:date-value="2019-10-18T15:40:43.82213" calcext:value-type="date">
            <text:p>2019-10-18 15:40:44</text:p>
          </table:table-cell>
          <table:table-cell table:style-name="ce7" table:formula="of:=[.A669]" office:value-type="date" office:date-value="2019-10-18T15:40:43.82213" calcext:value-type="date">
            <text:p>2019-10-18 15:40:44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15:40:43.82212981582" calcext:value-type="date">
            <text:p>12/30/99 03:40 P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=0;[.G668]+2+1/[.$H$2];[.G668]+1/[.$H$2])" office:value-type="float" office:value="11.1000000000001" calcext:value-type="float">
            <text:p>1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0]))" office:value-type="date" office:date-value="2019-10-18T15:27:24.099468" calcext:value-type="date">
            <text:p>2019-10-18 15:27:24</text:p>
          </table:table-cell>
          <table:table-cell table:style-name="ce7" table:formula="of:=[.A670]" office:value-type="date" office:date-value="2019-10-18T15:27:24.099468" calcext:value-type="date">
            <text:p>2019-10-18 15:27:24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15:27:24.09946845844" calcext:value-type="date">
            <text:p>12/30/99 03:27 P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=0;[.G669]+2+1/[.$H$2];[.G669]+1/[.$H$2])" office:value-type="float" office:value="11.1166666666668" calcext:value-type="float">
            <text:p>11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1]))" office:value-type="date" office:date-value="2019-10-18T15:47:37.914652" calcext:value-type="date">
            <text:p>2019-10-18 15:47:38</text:p>
          </table:table-cell>
          <table:table-cell table:style-name="ce7" table:formula="of:=[.A671]" office:value-type="date" office:date-value="2019-10-18T15:47:37.914652" calcext:value-type="date">
            <text:p>2019-10-18 15:47:38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15:47:37.91465216316" calcext:value-type="date">
            <text:p>12/30/99 03:47 P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=0;[.G670]+2+1/[.$H$2];[.G670]+1/[.$H$2])" office:value-type="float" office:value="11.1333333333335" calcext:value-type="float">
            <text:p>1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2]))" office:value-type="date" office:date-value="2019-10-18T15:45:34.388244" calcext:value-type="date">
            <text:p>2019-10-18 15:45:34</text:p>
          </table:table-cell>
          <table:table-cell table:style-name="ce7" table:formula="of:=[.A672]" office:value-type="date" office:date-value="2019-10-18T15:45:34.388244" calcext:value-type="date">
            <text:p>2019-10-18 15:45:34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15:45:34.38824387267" calcext:value-type="date">
            <text:p>12/30/99 03:45 P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=0;[.G671]+2+1/[.$H$2];[.G671]+1/[.$H$2])" office:value-type="float" office:value="11.1500000000001" calcext:value-type="float">
            <text:p>1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3]))" office:value-type="date" office:date-value="2019-10-18T15:51:36.486261" calcext:value-type="date">
            <text:p>2019-10-18 15:51:36</text:p>
          </table:table-cell>
          <table:table-cell table:style-name="ce7" table:formula="of:=[.A673]" office:value-type="date" office:date-value="2019-10-18T15:51:36.486261" calcext:value-type="date">
            <text:p>2019-10-18 15:51:36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15:51:36.48626097478" calcext:value-type="date">
            <text:p>12/30/99 03:51 P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=0;[.G672]+2+1/[.$H$2];[.G672]+1/[.$H$2])" office:value-type="float" office:value="11.1666666666668" calcext:value-type="float">
            <text:p>11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4]))" office:value-type="date" office:date-value="2019-10-18T16:04:10.247685" calcext:value-type="date">
            <text:p>2019-10-18 16:04:10</text:p>
          </table:table-cell>
          <table:table-cell table:style-name="ce7" table:formula="of:=[.A674]" office:value-type="date" office:date-value="2019-10-18T16:04:10.247685" calcext:value-type="date">
            <text:p>2019-10-18 16:04:10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16:04:10.24768500589" calcext:value-type="date">
            <text:p>12/30/99 04:04 P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=0;[.G673]+2+1/[.$H$2];[.G673]+1/[.$H$2])" office:value-type="float" office:value="11.1833333333335" calcext:value-type="float">
            <text:p>11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5]))" office:value-type="date" office:date-value="2019-10-18T15:09:39.697493" calcext:value-type="date">
            <text:p>2019-10-18 15:09:40</text:p>
          </table:table-cell>
          <table:table-cell table:style-name="ce7" table:formula="of:=[.A675]" office:value-type="date" office:date-value="2019-10-18T15:09:39.697493" calcext:value-type="date">
            <text:p>2019-10-18 15:09:40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15:09:39.69749250915" calcext:value-type="date">
            <text:p>12/30/99 03:09 P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=0;[.G674]+2+1/[.$H$2];[.G674]+1/[.$H$2])" office:value-type="float" office:value="11.2000000000001" calcext:value-type="float">
            <text:p>1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6]))" office:value-type="date" office:date-value="2019-10-18T16:12:55.502128" calcext:value-type="date">
            <text:p>2019-10-18 16:12:56</text:p>
          </table:table-cell>
          <table:table-cell table:style-name="ce7" table:formula="of:=[.A676]" office:value-type="date" office:date-value="2019-10-18T16:12:55.502128" calcext:value-type="date">
            <text:p>2019-10-18 16:12:56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16:12:55.50212829374" calcext:value-type="date">
            <text:p>12/30/99 04:12 P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=0;[.G675]+2+1/[.$H$2];[.G675]+1/[.$H$2])" office:value-type="float" office:value="11.2166666666668" calcext:value-type="float">
            <text:p>11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7]))" office:value-type="date" office:date-value="2019-10-18T15:35:31.601831" calcext:value-type="date">
            <text:p>2019-10-18 15:35:32</text:p>
          </table:table-cell>
          <table:table-cell table:style-name="ce7" table:formula="of:=[.A677]" office:value-type="date" office:date-value="2019-10-18T15:35:31.601831" calcext:value-type="date">
            <text:p>2019-10-18 15:35:32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15:35:31.60183075815" calcext:value-type="date">
            <text:p>12/30/99 03:35 P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=0;[.G676]+2+1/[.$H$2];[.G676]+1/[.$H$2])" office:value-type="float" office:value="11.2333333333335" calcext:value-type="float">
            <text:p>1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8]))" office:value-type="date" office:date-value="2019-10-18T15:35:49.784452" calcext:value-type="date">
            <text:p>2019-10-18 15:35:50</text:p>
          </table:table-cell>
          <table:table-cell table:style-name="ce7" table:formula="of:=[.A678]" office:value-type="date" office:date-value="2019-10-18T15:35:49.784452" calcext:value-type="date">
            <text:p>2019-10-18 15:35:50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15:35:49.78445190936" calcext:value-type="date">
            <text:p>12/30/99 03:35 P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=0;[.G677]+2+1/[.$H$2];[.G677]+1/[.$H$2])" office:value-type="float" office:value="11.2500000000001" calcext:value-type="float">
            <text:p>1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9]))" office:value-type="date" office:date-value="2019-10-18T15:41:36.636517" calcext:value-type="date">
            <text:p>2019-10-18 15:41:37</text:p>
          </table:table-cell>
          <table:table-cell table:style-name="ce7" table:formula="of:=[.A679]" office:value-type="date" office:date-value="2019-10-18T15:41:36.636517" calcext:value-type="date">
            <text:p>2019-10-18 15:41:37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15:41:36.63651657756" calcext:value-type="date">
            <text:p>12/30/99 03:41 P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=0;[.G678]+2+1/[.$H$2];[.G678]+1/[.$H$2])" office:value-type="float" office:value="11.2666666666668" calcext:value-type="float">
            <text:p>11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0]))" office:value-type="date" office:date-value="2019-10-18T15:33:08.192425" calcext:value-type="date">
            <text:p>2019-10-18 15:33:08</text:p>
          </table:table-cell>
          <table:table-cell table:style-name="ce7" table:formula="of:=[.A680]" office:value-type="date" office:date-value="2019-10-18T15:33:08.192425" calcext:value-type="date">
            <text:p>2019-10-18 15:33:08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15:33:08.1924251793" calcext:value-type="date">
            <text:p>12/30/99 03:33 P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=0;[.G679]+2+1/[.$H$2];[.G679]+1/[.$H$2])" office:value-type="float" office:value="11.2833333333335" calcext:value-type="float">
            <text:p>11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1]))" office:value-type="date" office:date-value="2019-10-18T15:38:00.548847" calcext:value-type="date">
            <text:p>2019-10-18 15:38:01</text:p>
          </table:table-cell>
          <table:table-cell table:style-name="ce7" table:formula="of:=[.A681]" office:value-type="date" office:date-value="2019-10-18T15:38:00.548847" calcext:value-type="date">
            <text:p>2019-10-18 15:38:01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15:38:00.54884711746" calcext:value-type="date">
            <text:p>12/30/99 03:38 P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=0;[.G680]+2+1/[.$H$2];[.G680]+1/[.$H$2])" office:value-type="float" office:value="11.3000000000001" calcext:value-type="float">
            <text:p>1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2]))" office:value-type="date" office:date-value="2019-10-18T15:50:23.932462" calcext:value-type="date">
            <text:p>2019-10-18 15:50:24</text:p>
          </table:table-cell>
          <table:table-cell table:style-name="ce7" table:formula="of:=[.A682]" office:value-type="date" office:date-value="2019-10-18T15:50:23.932462" calcext:value-type="date">
            <text:p>2019-10-18 15:50:24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15:50:23.93246206921" calcext:value-type="date">
            <text:p>12/30/99 03:50 P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=0;[.G681]+2+1/[.$H$2];[.G681]+1/[.$H$2])" office:value-type="float" office:value="11.3166666666668" calcext:value-type="float">
            <text:p>11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3]))" office:value-type="date" office:date-value="2019-10-18T15:39:57.488046" calcext:value-type="date">
            <text:p>2019-10-18 15:39:57</text:p>
          </table:table-cell>
          <table:table-cell table:style-name="ce7" table:formula="of:=[.A683]" office:value-type="date" office:date-value="2019-10-18T15:39:57.488046" calcext:value-type="date">
            <text:p>2019-10-18 15:39:57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15:39:57.48804573901" calcext:value-type="date">
            <text:p>12/30/99 03:39 P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=0;[.G682]+2+1/[.$H$2];[.G682]+1/[.$H$2])" office:value-type="float" office:value="11.3333333333335" calcext:value-type="float">
            <text:p>1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4]))" office:value-type="date" office:date-value="2019-10-18T15:33:50.05375" calcext:value-type="date">
            <text:p>2019-10-18 15:33:50</text:p>
          </table:table-cell>
          <table:table-cell table:style-name="ce7" table:formula="of:=[.A684]" office:value-type="date" office:date-value="2019-10-18T15:33:50.05375" calcext:value-type="date">
            <text:p>2019-10-18 15:33:50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15:33:50.0537501229" calcext:value-type="date">
            <text:p>12/30/99 03:33 P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=0;[.G683]+2+1/[.$H$2];[.G683]+1/[.$H$2])" office:value-type="float" office:value="11.3500000000001" calcext:value-type="float">
            <text:p>1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5]))" office:value-type="date" office:date-value="2019-10-18T15:59:11.379293" calcext:value-type="date">
            <text:p>2019-10-18 15:59:11</text:p>
          </table:table-cell>
          <table:table-cell table:style-name="ce7" table:formula="of:=[.A685]" office:value-type="date" office:date-value="2019-10-18T15:59:11.379293" calcext:value-type="date">
            <text:p>2019-10-18 15:59:11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15:59:11.37929250486" calcext:value-type="date">
            <text:p>12/30/99 03:59 P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=0;[.G684]+2+1/[.$H$2];[.G684]+1/[.$H$2])" office:value-type="float" office:value="11.3666666666668" calcext:value-type="float">
            <text:p>11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6]))" office:value-type="date" office:date-value="2019-10-18T15:54:07.800108" calcext:value-type="date">
            <text:p>2019-10-18 15:54:08</text:p>
          </table:table-cell>
          <table:table-cell table:style-name="ce7" table:formula="of:=[.A686]" office:value-type="date" office:date-value="2019-10-18T15:54:07.800108" calcext:value-type="date">
            <text:p>2019-10-18 15:54:08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15:54:07.80010781251" calcext:value-type="date">
            <text:p>12/30/99 03:54 P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=0;[.G685]+2+1/[.$H$2];[.G685]+1/[.$H$2])" office:value-type="float" office:value="11.3833333333335" calcext:value-type="float">
            <text:p>11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7]))" office:value-type="date" office:date-value="2019-10-18T15:17:01.334691" calcext:value-type="date">
            <text:p>2019-10-18 15:17:01</text:p>
          </table:table-cell>
          <table:table-cell table:style-name="ce7" table:formula="of:=[.A687]" office:value-type="date" office:date-value="2019-10-18T15:17:01.334691" calcext:value-type="date">
            <text:p>2019-10-18 15:17:01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15:17:01.33469106629" calcext:value-type="date">
            <text:p>12/30/99 03:17 P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=0;[.G686]+2+1/[.$H$2];[.G686]+1/[.$H$2])" office:value-type="float" office:value="11.4000000000001" calcext:value-type="float">
            <text:p>1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8]))" office:value-type="date" office:date-value="2019-10-18T15:46:14.160666" calcext:value-type="date">
            <text:p>2019-10-18 15:46:14</text:p>
          </table:table-cell>
          <table:table-cell table:style-name="ce7" table:formula="of:=[.A688]" office:value-type="date" office:date-value="2019-10-18T15:46:14.160666" calcext:value-type="date">
            <text:p>2019-10-18 15:46:14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15:46:14.16066569276" calcext:value-type="date">
            <text:p>12/30/99 03:46 P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=0;[.G687]+2+1/[.$H$2];[.G687]+1/[.$H$2])" office:value-type="float" office:value="11.4166666666668" calcext:value-type="float">
            <text:p>11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9]))" office:value-type="date" office:date-value="2019-10-18T15:36:23.70602" calcext:value-type="date">
            <text:p>2019-10-18 15:36:24</text:p>
          </table:table-cell>
          <table:table-cell table:style-name="ce7" table:formula="of:=[.A689]" office:value-type="date" office:date-value="2019-10-18T15:36:23.70602" calcext:value-type="date">
            <text:p>2019-10-18 15:36:24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15:36:23.70601970237" calcext:value-type="date">
            <text:p>12/30/99 03:36 P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=0;[.G688]+2+1/[.$H$2];[.G688]+1/[.$H$2])" office:value-type="float" office:value="11.4333333333335" calcext:value-type="float">
            <text:p>11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0]))" office:value-type="date" office:date-value="2019-10-18T16:00:27.085337" calcext:value-type="date">
            <text:p>2019-10-18 16:00:27</text:p>
          </table:table-cell>
          <table:table-cell table:style-name="ce7" table:formula="of:=[.A690]" office:value-type="date" office:date-value="2019-10-18T16:00:27.085337" calcext:value-type="date">
            <text:p>2019-10-18 16:00:27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16:00:27.08533680998" calcext:value-type="date">
            <text:p>12/30/99 04:00 P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=0;[.G689]+2+1/[.$H$2];[.G689]+1/[.$H$2])" office:value-type="float" office:value="11.4500000000002" calcext:value-type="float">
            <text:p>11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1]))" office:value-type="date" office:date-value="2019-10-18T15:52:26.844404" calcext:value-type="date">
            <text:p>2019-10-18 15:52:27</text:p>
          </table:table-cell>
          <table:table-cell table:style-name="ce7" table:formula="of:=[.A691]" office:value-type="date" office:date-value="2019-10-18T15:52:26.844404" calcext:value-type="date">
            <text:p>2019-10-18 15:52:27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15:52:26.84440351557" calcext:value-type="date">
            <text:p>12/30/99 03:52 P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=0;[.G690]+2+1/[.$H$2];[.G690]+1/[.$H$2])" office:value-type="float" office:value="11.4666666666668" calcext:value-type="float">
            <text:p>11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2]))" office:value-type="date" office:date-value="2019-10-18T15:26:45.719033" calcext:value-type="date">
            <text:p>2019-10-18 15:26:46</text:p>
          </table:table-cell>
          <table:table-cell table:style-name="ce7" table:formula="of:=[.A692]" office:value-type="date" office:date-value="2019-10-18T15:26:45.719033" calcext:value-type="date">
            <text:p>2019-10-18 15:26:46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15:26:45.71903327946" calcext:value-type="date">
            <text:p>12/30/99 03:26 P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=0;[.G691]+2+1/[.$H$2];[.G691]+1/[.$H$2])" office:value-type="float" office:value="11.4833333333335" calcext:value-type="float">
            <text:p>11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3]))" office:value-type="date" office:date-value="2019-10-18T15:30:13.461887" calcext:value-type="date">
            <text:p>2019-10-18 15:30:13</text:p>
          </table:table-cell>
          <table:table-cell table:style-name="ce7" table:formula="of:=[.A693]" office:value-type="date" office:date-value="2019-10-18T15:30:13.461887" calcext:value-type="date">
            <text:p>2019-10-18 15:30:13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15:30:13.46188655589" calcext:value-type="date">
            <text:p>12/30/99 03:30 P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=0;[.G692]+2+1/[.$H$2];[.G692]+1/[.$H$2])" office:value-type="float" office:value="11.5000000000002" calcext:value-type="float">
            <text:p>1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4]))" office:value-type="date" office:date-value="2019-10-18T15:52:32.254483" calcext:value-type="date">
            <text:p>2019-10-18 15:52:32</text:p>
          </table:table-cell>
          <table:table-cell table:style-name="ce7" table:formula="of:=[.A694]" office:value-type="date" office:date-value="2019-10-18T15:52:32.254483" calcext:value-type="date">
            <text:p>2019-10-18 15:52:32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15:52:32.25448280107" calcext:value-type="date">
            <text:p>12/30/99 03:52 P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=0;[.G693]+2+1/[.$H$2];[.G693]+1/[.$H$2])" office:value-type="float" office:value="11.5166666666668" calcext:value-type="float">
            <text:p>11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5]))" office:value-type="date" office:date-value="2019-10-18T15:19:36.428364" calcext:value-type="date">
            <text:p>2019-10-18 15:19:36</text:p>
          </table:table-cell>
          <table:table-cell table:style-name="ce7" table:formula="of:=[.A695]" office:value-type="date" office:date-value="2019-10-18T15:19:36.428364" calcext:value-type="date">
            <text:p>2019-10-18 15:19:36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15:19:36.4283636352" calcext:value-type="date">
            <text:p>12/30/99 03:19 P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=0;[.G694]+2+1/[.$H$2];[.G694]+1/[.$H$2])" office:value-type="float" office:value="11.5333333333335" calcext:value-type="float">
            <text:p>11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6]))" office:value-type="date" office:date-value="2019-10-18T15:28:50.895367" calcext:value-type="date">
            <text:p>2019-10-18 15:28:51</text:p>
          </table:table-cell>
          <table:table-cell table:style-name="ce7" table:formula="of:=[.A696]" office:value-type="date" office:date-value="2019-10-18T15:28:50.895367" calcext:value-type="date">
            <text:p>2019-10-18 15:28:51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15:28:50.89536724146" calcext:value-type="date">
            <text:p>12/30/99 03:28 P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=0;[.G695]+2+1/[.$H$2];[.G695]+1/[.$H$2])" office:value-type="float" office:value="11.5500000000002" calcext:value-type="float">
            <text:p>11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7]))" office:value-type="date" office:date-value="2019-10-18T15:45:00.843789" calcext:value-type="date">
            <text:p>2019-10-18 15:45:01</text:p>
          </table:table-cell>
          <table:table-cell table:style-name="ce7" table:formula="of:=[.A697]" office:value-type="date" office:date-value="2019-10-18T15:45:00.843789" calcext:value-type="date">
            <text:p>2019-10-18 15:45:01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15:45:00.84378942847" calcext:value-type="date">
            <text:p>12/30/99 03:45 P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=0;[.G696]+2+1/[.$H$2];[.G696]+1/[.$H$2])" office:value-type="float" office:value="11.5666666666668" calcext:value-type="float">
            <text:p>11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8]))" office:value-type="date" office:date-value="2019-10-18T15:39:32.922216" calcext:value-type="date">
            <text:p>2019-10-18 15:39:33</text:p>
          </table:table-cell>
          <table:table-cell table:style-name="ce7" table:formula="of:=[.A698]" office:value-type="date" office:date-value="2019-10-18T15:39:32.922216" calcext:value-type="date">
            <text:p>2019-10-18 15:39:33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15:39:32.92221577372" calcext:value-type="date">
            <text:p>12/30/99 03:39 P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=0;[.G697]+2+1/[.$H$2];[.G697]+1/[.$H$2])" office:value-type="float" office:value="11.5833333333335" calcext:value-type="float">
            <text:p>11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9]))" office:value-type="date" office:date-value="2019-10-18T15:50:06.991711" calcext:value-type="date">
            <text:p>2019-10-18 15:50:07</text:p>
          </table:table-cell>
          <table:table-cell table:style-name="ce7" table:formula="of:=[.A699]" office:value-type="date" office:date-value="2019-10-18T15:50:06.991711" calcext:value-type="date">
            <text:p>2019-10-18 15:50:07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15:50:06.99171081651" calcext:value-type="date">
            <text:p>12/30/99 03:50 P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=0;[.G698]+2+1/[.$H$2];[.G698]+1/[.$H$2])" office:value-type="float" office:value="11.6000000000002" calcext:value-type="float">
            <text:p>1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0]))" office:value-type="date" office:date-value="2019-10-18T15:29:41.712425" calcext:value-type="date">
            <text:p>2019-10-18 15:29:42</text:p>
          </table:table-cell>
          <table:table-cell table:style-name="ce7" table:formula="of:=[.A700]" office:value-type="date" office:date-value="2019-10-18T15:29:41.712425" calcext:value-type="date">
            <text:p>2019-10-18 15:29:42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15:29:41.71242463868" calcext:value-type="date">
            <text:p>12/30/99 03:29 P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=0;[.G699]+2+1/[.$H$2];[.G699]+1/[.$H$2])" office:value-type="float" office:value="11.6166666666668" calcext:value-type="float">
            <text:p>11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1]))" office:value-type="date" office:date-value="2019-10-18T16:03:04.201201" calcext:value-type="date">
            <text:p>2019-10-18 16:03:04</text:p>
          </table:table-cell>
          <table:table-cell table:style-name="ce7" table:formula="of:=[.A701]" office:value-type="date" office:date-value="2019-10-18T16:03:04.201201" calcext:value-type="date">
            <text:p>2019-10-18 16:03:04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16:03:04.20120093506" calcext:value-type="date">
            <text:p>12/30/99 04:03 P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=0;[.G700]+2+1/[.$H$2];[.G700]+1/[.$H$2])" office:value-type="float" office:value="11.6333333333335" calcext:value-type="float">
            <text:p>11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2]))" office:value-type="date" office:date-value="2019-10-18T15:50:15.19698" calcext:value-type="date">
            <text:p>2019-10-18 15:50:15</text:p>
          </table:table-cell>
          <table:table-cell table:style-name="ce7" table:formula="of:=[.A702]" office:value-type="date" office:date-value="2019-10-18T15:50:15.19698" calcext:value-type="date">
            <text:p>2019-10-18 15:50:15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15:50:15.19698025659" calcext:value-type="date">
            <text:p>12/30/99 03:50 P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=0;[.G701]+2+1/[.$H$2];[.G701]+1/[.$H$2])" office:value-type="float" office:value="11.6500000000002" calcext:value-type="float">
            <text:p>11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3]))" office:value-type="date" office:date-value="2019-10-18T15:44:16.477807" calcext:value-type="date">
            <text:p>2019-10-18 15:44:16</text:p>
          </table:table-cell>
          <table:table-cell table:style-name="ce7" table:formula="of:=[.A703]" office:value-type="date" office:date-value="2019-10-18T15:44:16.477807" calcext:value-type="date">
            <text:p>2019-10-18 15:44:16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15:44:16.47780722938" calcext:value-type="date">
            <text:p>12/30/99 03:44 P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=0;[.G702]+2+1/[.$H$2];[.G702]+1/[.$H$2])" office:value-type="float" office:value="11.6666666666668" calcext:value-type="float">
            <text:p>11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4]))" office:value-type="date" office:date-value="2019-10-18T15:41:14.239038" calcext:value-type="date">
            <text:p>2019-10-18 15:41:14</text:p>
          </table:table-cell>
          <table:table-cell table:style-name="ce7" table:formula="of:=[.A704]" office:value-type="date" office:date-value="2019-10-18T15:41:14.239038" calcext:value-type="date">
            <text:p>2019-10-18 15:41:14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15:41:14.23903823365" calcext:value-type="date">
            <text:p>12/30/99 03:41 P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=0;[.G703]+2+1/[.$H$2];[.G703]+1/[.$H$2])" office:value-type="float" office:value="11.6833333333335" calcext:value-type="float">
            <text:p>11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5]))" office:value-type="date" office:date-value="2019-10-18T15:52:03.830068" calcext:value-type="date">
            <text:p>2019-10-18 15:52:04</text:p>
          </table:table-cell>
          <table:table-cell table:style-name="ce7" table:formula="of:=[.A705]" office:value-type="date" office:date-value="2019-10-18T15:52:03.830068" calcext:value-type="date">
            <text:p>2019-10-18 15:52:04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15:52:03.83006759919" calcext:value-type="date">
            <text:p>12/30/99 03:52 P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=0;[.G704]+2+1/[.$H$2];[.G704]+1/[.$H$2])" office:value-type="float" office:value="11.7000000000002" calcext:value-type="float">
            <text:p>1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6]))" office:value-type="date" office:date-value="2019-10-18T15:58:32.446253" calcext:value-type="date">
            <text:p>2019-10-18 15:58:32</text:p>
          </table:table-cell>
          <table:table-cell table:style-name="ce7" table:formula="of:=[.A706]" office:value-type="date" office:date-value="2019-10-18T15:58:32.446253" calcext:value-type="date">
            <text:p>2019-10-18 15:58:32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15:58:32.44625269901" calcext:value-type="date">
            <text:p>12/30/99 03:58 P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=0;[.G705]+2+1/[.$H$2];[.G705]+1/[.$H$2])" office:value-type="float" office:value="11.7166666666668" calcext:value-type="float">
            <text:p>11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7]))" office:value-type="date" office:date-value="2019-10-18T15:37:03.37781" calcext:value-type="date">
            <text:p>2019-10-18 15:37:03</text:p>
          </table:table-cell>
          <table:table-cell table:style-name="ce7" table:formula="of:=[.A707]" office:value-type="date" office:date-value="2019-10-18T15:37:03.37781" calcext:value-type="date">
            <text:p>2019-10-18 15:37:03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15:37:03.37781027891" calcext:value-type="date">
            <text:p>12/30/99 03:37 P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=0;[.G706]+2+1/[.$H$2];[.G706]+1/[.$H$2])" office:value-type="float" office:value="11.7333333333335" calcext:value-type="float">
            <text:p>11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8]))" office:value-type="date" office:date-value="2019-10-18T15:51:53.416475" calcext:value-type="date">
            <text:p>2019-10-18 15:51:53</text:p>
          </table:table-cell>
          <table:table-cell table:style-name="ce7" table:formula="of:=[.A708]" office:value-type="date" office:date-value="2019-10-18T15:51:53.416475" calcext:value-type="date">
            <text:p>2019-10-18 15:51:53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15:51:53.4164749179" calcext:value-type="date">
            <text:p>12/30/99 03:51 P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=0;[.G707]+2+1/[.$H$2];[.G707]+1/[.$H$2])" office:value-type="float" office:value="11.7500000000002" calcext:value-type="float">
            <text:p>11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9]))" office:value-type="date" office:date-value="2019-10-18T15:35:24.021555" calcext:value-type="date">
            <text:p>2019-10-18 15:35:24</text:p>
          </table:table-cell>
          <table:table-cell table:style-name="ce7" table:formula="of:=[.A709]" office:value-type="date" office:date-value="2019-10-18T15:35:24.021555" calcext:value-type="date">
            <text:p>2019-10-18 15:35:24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15:35:24.02155478485" calcext:value-type="date">
            <text:p>12/30/99 03:35 P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=0;[.G708]+2+1/[.$H$2];[.G708]+1/[.$H$2])" office:value-type="float" office:value="11.7666666666668" calcext:value-type="float">
            <text:p>11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0]))" office:value-type="date" office:date-value="2019-10-18T15:22:59.849423" calcext:value-type="date">
            <text:p>2019-10-18 15:23:00</text:p>
          </table:table-cell>
          <table:table-cell table:style-name="ce7" table:formula="of:=[.A710]" office:value-type="date" office:date-value="2019-10-18T15:22:59.849423" calcext:value-type="date">
            <text:p>2019-10-18 15:23:00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15:22:59.84942256007" calcext:value-type="date">
            <text:p>12/30/99 03:23 P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=0;[.G709]+2+1/[.$H$2];[.G709]+1/[.$H$2])" office:value-type="float" office:value="11.7833333333335" calcext:value-type="float">
            <text:p>11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1]))" office:value-type="date" office:date-value="2019-10-18T15:38:25.377665" calcext:value-type="date">
            <text:p>2019-10-18 15:38:25</text:p>
          </table:table-cell>
          <table:table-cell table:style-name="ce7" table:formula="of:=[.A711]" office:value-type="date" office:date-value="2019-10-18T15:38:25.377665" calcext:value-type="date">
            <text:p>2019-10-18 15:38:25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15:38:25.37766474299" calcext:value-type="date">
            <text:p>12/30/99 03:38 P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=0;[.G710]+2+1/[.$H$2];[.G710]+1/[.$H$2])" office:value-type="float" office:value="11.8000000000002" calcext:value-type="float">
            <text:p>1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2]))" office:value-type="date" office:date-value="2019-10-18T15:42:30.330396" calcext:value-type="date">
            <text:p>2019-10-18 15:42:30</text:p>
          </table:table-cell>
          <table:table-cell table:style-name="ce7" table:formula="of:=[.A712]" office:value-type="date" office:date-value="2019-10-18T15:42:30.330396" calcext:value-type="date">
            <text:p>2019-10-18 15:42:30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15:42:30.33039590344" calcext:value-type="date">
            <text:p>12/30/99 03:42 P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=0;[.G711]+2+1/[.$H$2];[.G711]+1/[.$H$2])" office:value-type="float" office:value="11.8166666666668" calcext:value-type="float">
            <text:p>11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3]))" office:value-type="date" office:date-value="2019-10-18T15:50:09.662147" calcext:value-type="date">
            <text:p>2019-10-18 15:50:10</text:p>
          </table:table-cell>
          <table:table-cell table:style-name="ce7" table:formula="of:=[.A713]" office:value-type="date" office:date-value="2019-10-18T15:50:09.662147" calcext:value-type="date">
            <text:p>2019-10-18 15:50:10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15:50:09.6621474484" calcext:value-type="date">
            <text:p>12/30/99 03:50 P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=0;[.G712]+2+1/[.$H$2];[.G712]+1/[.$H$2])" office:value-type="float" office:value="11.8333333333335" calcext:value-type="float">
            <text:p>11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4]))" office:value-type="date" office:date-value="2019-10-18T15:38:28.615792" calcext:value-type="date">
            <text:p>2019-10-18 15:38:29</text:p>
          </table:table-cell>
          <table:table-cell table:style-name="ce7" table:formula="of:=[.A714]" office:value-type="date" office:date-value="2019-10-18T15:38:28.615792" calcext:value-type="date">
            <text:p>2019-10-18 15:38:29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15:38:28.61579154152" calcext:value-type="date">
            <text:p>12/30/99 03:38 P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=0;[.G713]+2+1/[.$H$2];[.G713]+1/[.$H$2])" office:value-type="float" office:value="11.8500000000002" calcext:value-type="float">
            <text:p>11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5]))" office:value-type="date" office:date-value="2019-10-18T15:15:29.168661" calcext:value-type="date">
            <text:p>2019-10-18 15:15:29</text:p>
          </table:table-cell>
          <table:table-cell table:style-name="ce7" table:formula="of:=[.A715]" office:value-type="date" office:date-value="2019-10-18T15:15:29.168661" calcext:value-type="date">
            <text:p>2019-10-18 15:15:29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15:15:29.16866135783" calcext:value-type="date">
            <text:p>12/30/99 03:15 P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=0;[.G714]+2+1/[.$H$2];[.G714]+1/[.$H$2])" office:value-type="float" office:value="11.8666666666668" calcext:value-type="float">
            <text:p>11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6]))" office:value-type="date" office:date-value="2019-10-18T15:53:51.943017" calcext:value-type="date">
            <text:p>2019-10-18 15:53:52</text:p>
          </table:table-cell>
          <table:table-cell table:style-name="ce7" table:formula="of:=[.A716]" office:value-type="date" office:date-value="2019-10-18T15:53:51.943017" calcext:value-type="date">
            <text:p>2019-10-18 15:53:52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15:53:51.94301656913" calcext:value-type="date">
            <text:p>12/30/99 03:53 P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=0;[.G715]+2+1/[.$H$2];[.G715]+1/[.$H$2])" office:value-type="float" office:value="11.8833333333335" calcext:value-type="float">
            <text:p>11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7]))" office:value-type="date" office:date-value="2019-10-18T15:41:14.581299" calcext:value-type="date">
            <text:p>2019-10-18 15:41:15</text:p>
          </table:table-cell>
          <table:table-cell table:style-name="ce7" table:formula="of:=[.A717]" office:value-type="date" office:date-value="2019-10-18T15:41:14.581299" calcext:value-type="date">
            <text:p>2019-10-18 15:41:15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15:41:14.58129900042" calcext:value-type="date">
            <text:p>12/30/99 03:41 P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=0;[.G716]+2+1/[.$H$2];[.G716]+1/[.$H$2])" office:value-type="float" office:value="11.9000000000002" calcext:value-type="float">
            <text:p>1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8]))" office:value-type="date" office:date-value="2019-10-18T15:27:23.58618" calcext:value-type="date">
            <text:p>2019-10-18 15:27:24</text:p>
          </table:table-cell>
          <table:table-cell table:style-name="ce7" table:formula="of:=[.A718]" office:value-type="date" office:date-value="2019-10-18T15:27:23.58618" calcext:value-type="date">
            <text:p>2019-10-18 15:27:24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15:27:23.58617977705" calcext:value-type="date">
            <text:p>12/30/99 03:27 P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=0;[.G717]+2+1/[.$H$2];[.G717]+1/[.$H$2])" office:value-type="float" office:value="11.9166666666668" calcext:value-type="float">
            <text:p>11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9]))" office:value-type="date" office:date-value="2019-10-18T15:18:27.698964" calcext:value-type="date">
            <text:p>2019-10-18 15:18:28</text:p>
          </table:table-cell>
          <table:table-cell table:style-name="ce7" table:formula="of:=[.A719]" office:value-type="date" office:date-value="2019-10-18T15:18:27.698964" calcext:value-type="date">
            <text:p>2019-10-18 15:18:28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15:18:27.69896437414" calcext:value-type="date">
            <text:p>12/30/99 03:18 P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=0;[.G718]+2+1/[.$H$2];[.G718]+1/[.$H$2])" office:value-type="float" office:value="11.9333333333335" calcext:value-type="float">
            <text:p>11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0]))" office:value-type="date" office:date-value="2019-10-18T15:02:06.055163" calcext:value-type="date">
            <text:p>2019-10-18 15:02:06</text:p>
          </table:table-cell>
          <table:table-cell table:style-name="ce7" table:formula="of:=[.A720]" office:value-type="date" office:date-value="2019-10-18T15:02:06.055163" calcext:value-type="date">
            <text:p>2019-10-18 15:02:06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15:02:06.05516330805" calcext:value-type="date">
            <text:p>12/30/99 03:02 P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=0;[.G719]+2+1/[.$H$2];[.G719]+1/[.$H$2])" office:value-type="float" office:value="11.9500000000002" calcext:value-type="float">
            <text:p>11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1]))" office:value-type="date" office:date-value="2019-10-18T15:28:03.813902" calcext:value-type="date">
            <text:p>2019-10-18 15:28:04</text:p>
          </table:table-cell>
          <table:table-cell table:style-name="ce7" table:formula="of:=[.A721]" office:value-type="date" office:date-value="2019-10-18T15:28:03.813902" calcext:value-type="date">
            <text:p>2019-10-18 15:28:04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15:28:03.81390238646" calcext:value-type="date">
            <text:p>12/30/99 03:28 P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=0;[.G720]+2+1/[.$H$2];[.G720]+1/[.$H$2])" office:value-type="float" office:value="11.9666666666668" calcext:value-type="float">
            <text:p>11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2]))" office:value-type="date" office:date-value="2019-10-18T15:39:16.059036" calcext:value-type="date">
            <text:p>2019-10-18 15:39:16</text:p>
          </table:table-cell>
          <table:table-cell table:style-name="ce7" table:formula="of:=[.A722]" office:value-type="date" office:date-value="2019-10-18T15:39:16.059036" calcext:value-type="date">
            <text:p>2019-10-18 15:39:16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15:39:16.05903589167" calcext:value-type="date">
            <text:p>12/30/99 03:39 P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=0;[.G721]+2+1/[.$H$2];[.G721]+1/[.$H$2])" office:value-type="float" office:value="11.9833333333335" calcext:value-type="float">
            <text:p>11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3]))" office:value-type="date" office:date-value="2019-10-19T15:21:30.369491" calcext:value-type="date">
            <text:p>2019-10-19 15:21:30</text:p>
          </table:table-cell>
          <table:table-cell table:style-name="ce7" table:formula="of:=[.A723]" office:value-type="date" office:date-value="2019-10-19T15:21:30.369491" calcext:value-type="date">
            <text:p>2019-10-19 15:21:30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15:21:30.36949086003" calcext:value-type="date">
            <text:p>12/30/99 03:21 P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=0;[.G722]+2+1/[.$H$2];[.G722]+1/[.$H$2])" office:value-type="float" office:value="12.0000000000002" calcext:value-type="float">
            <text:p>12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4]))" office:value-type="date" office:date-value="2019-10-19T15:43:57.991686" calcext:value-type="date">
            <text:p>2019-10-19 15:43:58</text:p>
          </table:table-cell>
          <table:table-cell table:style-name="ce7" table:formula="of:=[.A724]" office:value-type="date" office:date-value="2019-10-19T15:43:57.991686" calcext:value-type="date">
            <text:p>2019-10-19 15:43:58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15:43:57.99168616533" calcext:value-type="date">
            <text:p>12/30/99 03:43 P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=0;[.G723]+2+1/[.$H$2];[.G723]+1/[.$H$2])" office:value-type="float" office:value="12.0166666666668" calcext:value-type="float">
            <text:p>12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5]))" office:value-type="date" office:date-value="2019-10-19T15:31:35.221748" calcext:value-type="date">
            <text:p>2019-10-19 15:31:35</text:p>
          </table:table-cell>
          <table:table-cell table:style-name="ce7" table:formula="of:=[.A725]" office:value-type="date" office:date-value="2019-10-19T15:31:35.221748" calcext:value-type="date">
            <text:p>2019-10-19 15:31:35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15:31:35.22174785379" calcext:value-type="date">
            <text:p>12/30/99 03:31 P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=0;[.G724]+2+1/[.$H$2];[.G724]+1/[.$H$2])" office:value-type="float" office:value="12.0333333333335" calcext:value-type="float">
            <text:p>12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6]))" office:value-type="date" office:date-value="2019-10-19T16:09:59.676329" calcext:value-type="date">
            <text:p>2019-10-19 16:10:00</text:p>
          </table:table-cell>
          <table:table-cell table:style-name="ce7" table:formula="of:=[.A726]" office:value-type="date" office:date-value="2019-10-19T16:09:59.676329" calcext:value-type="date">
            <text:p>2019-10-19 16:10:00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16:09:59.67632868793" calcext:value-type="date">
            <text:p>12/30/99 04:10 P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=0;[.G725]+2+1/[.$H$2];[.G725]+1/[.$H$2])" office:value-type="float" office:value="12.0500000000002" calcext:value-type="float">
            <text:p>12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7]))" office:value-type="date" office:date-value="2019-10-19T15:34:10.530827" calcext:value-type="date">
            <text:p>2019-10-19 15:34:11</text:p>
          </table:table-cell>
          <table:table-cell table:style-name="ce7" table:formula="of:=[.A727]" office:value-type="date" office:date-value="2019-10-19T15:34:10.530827" calcext:value-type="date">
            <text:p>2019-10-19 15:34:11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15:34:10.53082674276" calcext:value-type="date">
            <text:p>12/30/99 03:34 P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=0;[.G726]+2+1/[.$H$2];[.G726]+1/[.$H$2])" office:value-type="float" office:value="12.0666666666668" calcext:value-type="float">
            <text:p>12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8]))" office:value-type="date" office:date-value="2019-10-19T15:46:55.400296" calcext:value-type="date">
            <text:p>2019-10-19 15:46:55</text:p>
          </table:table-cell>
          <table:table-cell table:style-name="ce7" table:formula="of:=[.A728]" office:value-type="date" office:date-value="2019-10-19T15:46:55.400296" calcext:value-type="date">
            <text:p>2019-10-19 15:46:55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15:46:55.40029565804" calcext:value-type="date">
            <text:p>12/30/99 03:46 P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=0;[.G727]+2+1/[.$H$2];[.G727]+1/[.$H$2])" office:value-type="float" office:value="12.0833333333335" calcext:value-type="float">
            <text:p>12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9]))" office:value-type="date" office:date-value="2019-10-19T15:42:46.896749" calcext:value-type="date">
            <text:p>2019-10-19 15:42:47</text:p>
          </table:table-cell>
          <table:table-cell table:style-name="ce7" table:formula="of:=[.A729]" office:value-type="date" office:date-value="2019-10-19T15:42:46.896749" calcext:value-type="date">
            <text:p>2019-10-19 15:42:47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15:42:46.89674891531" calcext:value-type="date">
            <text:p>12/30/99 03:42 P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=0;[.G728]+2+1/[.$H$2];[.G728]+1/[.$H$2])" office:value-type="float" office:value="12.1000000000002" calcext:value-type="float">
            <text:p>12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0]))" office:value-type="date" office:date-value="2019-10-19T15:54:44.156948" calcext:value-type="date">
            <text:p>2019-10-19 15:54:44</text:p>
          </table:table-cell>
          <table:table-cell table:style-name="ce7" table:formula="of:=[.A730]" office:value-type="date" office:date-value="2019-10-19T15:54:44.156948" calcext:value-type="date">
            <text:p>2019-10-19 15:54:44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15:54:44.15694830474" calcext:value-type="date">
            <text:p>12/30/99 03:54 P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=0;[.G729]+2+1/[.$H$2];[.G729]+1/[.$H$2])" office:value-type="float" office:value="12.1166666666668" calcext:value-type="float">
            <text:p>12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1]))" office:value-type="date" office:date-value="2019-10-19T15:28:27.997255" calcext:value-type="date">
            <text:p>2019-10-19 15:28:28</text:p>
          </table:table-cell>
          <table:table-cell table:style-name="ce7" table:formula="of:=[.A731]" office:value-type="date" office:date-value="2019-10-19T15:28:27.997255" calcext:value-type="date">
            <text:p>2019-10-19 15:28:28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15:28:27.99725479446" calcext:value-type="date">
            <text:p>12/30/99 03:28 P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=0;[.G730]+2+1/[.$H$2];[.G730]+1/[.$H$2])" office:value-type="float" office:value="12.1333333333335" calcext:value-type="float">
            <text:p>12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2]))" office:value-type="date" office:date-value="2019-10-19T15:46:59.071776" calcext:value-type="date">
            <text:p>2019-10-19 15:46:59</text:p>
          </table:table-cell>
          <table:table-cell table:style-name="ce7" table:formula="of:=[.A732]" office:value-type="date" office:date-value="2019-10-19T15:46:59.071776" calcext:value-type="date">
            <text:p>2019-10-19 15:46:59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15:46:59.07177607063" calcext:value-type="date">
            <text:p>12/30/99 03:46 P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=0;[.G731]+2+1/[.$H$2];[.G731]+1/[.$H$2])" office:value-type="float" office:value="12.1500000000002" calcext:value-type="float">
            <text:p>12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3]))" office:value-type="date" office:date-value="2019-10-19T15:32:43.194984" calcext:value-type="date">
            <text:p>2019-10-19 15:32:43</text:p>
          </table:table-cell>
          <table:table-cell table:style-name="ce7" table:formula="of:=[.A733]" office:value-type="date" office:date-value="2019-10-19T15:32:43.194984" calcext:value-type="date">
            <text:p>2019-10-19 15:32:43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15:32:43.19498356897" calcext:value-type="date">
            <text:p>12/30/99 03:32 P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=0;[.G732]+2+1/[.$H$2];[.G732]+1/[.$H$2])" office:value-type="float" office:value="12.1666666666669" calcext:value-type="float">
            <text:p>12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4]))" office:value-type="date" office:date-value="2019-10-19T15:49:57.400719" calcext:value-type="date">
            <text:p>2019-10-19 15:49:57</text:p>
          </table:table-cell>
          <table:table-cell table:style-name="ce7" table:formula="of:=[.A734]" office:value-type="date" office:date-value="2019-10-19T15:49:57.400719" calcext:value-type="date">
            <text:p>2019-10-19 15:49:57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15:49:57.40071853157" calcext:value-type="date">
            <text:p>12/30/99 03:49 P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=0;[.G733]+2+1/[.$H$2];[.G733]+1/[.$H$2])" office:value-type="float" office:value="12.1833333333335" calcext:value-type="float">
            <text:p>12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5]))" office:value-type="date" office:date-value="2019-10-19T15:16:32.703698" calcext:value-type="date">
            <text:p>2019-10-19 15:16:33</text:p>
          </table:table-cell>
          <table:table-cell table:style-name="ce7" table:formula="of:=[.A735]" office:value-type="date" office:date-value="2019-10-19T15:16:32.703698" calcext:value-type="date">
            <text:p>2019-10-19 15:16:33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15:16:32.70369757432" calcext:value-type="date">
            <text:p>12/30/99 03:16 P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=0;[.G734]+2+1/[.$H$2];[.G734]+1/[.$H$2])" office:value-type="float" office:value="12.2000000000002" calcext:value-type="float">
            <text:p>12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6]))" office:value-type="date" office:date-value="2019-10-19T15:14:04.261852" calcext:value-type="date">
            <text:p>2019-10-19 15:14:04</text:p>
          </table:table-cell>
          <table:table-cell table:style-name="ce7" table:formula="of:=[.A736]" office:value-type="date" office:date-value="2019-10-19T15:14:04.261852" calcext:value-type="date">
            <text:p>2019-10-19 15:14:04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15:14:04.26185223274" calcext:value-type="date">
            <text:p>12/30/99 03:14 P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=0;[.G735]+2+1/[.$H$2];[.G735]+1/[.$H$2])" office:value-type="float" office:value="12.2166666666669" calcext:value-type="float">
            <text:p>12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7]))" office:value-type="date" office:date-value="2019-10-19T15:54:15.954819" calcext:value-type="date">
            <text:p>2019-10-19 15:54:16</text:p>
          </table:table-cell>
          <table:table-cell table:style-name="ce7" table:formula="of:=[.A737]" office:value-type="date" office:date-value="2019-10-19T15:54:15.954819" calcext:value-type="date">
            <text:p>2019-10-19 15:54:16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15:54:15.95481866039" calcext:value-type="date">
            <text:p>12/30/99 03:54 P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=0;[.G736]+2+1/[.$H$2];[.G736]+1/[.$H$2])" office:value-type="float" office:value="12.2333333333335" calcext:value-type="float">
            <text:p>12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8]))" office:value-type="date" office:date-value="2019-10-19T15:37:53.503804" calcext:value-type="date">
            <text:p>2019-10-19 15:37:54</text:p>
          </table:table-cell>
          <table:table-cell table:style-name="ce7" table:formula="of:=[.A738]" office:value-type="date" office:date-value="2019-10-19T15:37:53.503804" calcext:value-type="date">
            <text:p>2019-10-19 15:37:54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15:37:53.50380448624" calcext:value-type="date">
            <text:p>12/30/99 03:37 P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=0;[.G737]+2+1/[.$H$2];[.G737]+1/[.$H$2])" office:value-type="float" office:value="12.2500000000002" calcext:value-type="float">
            <text:p>12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9]))" office:value-type="date" office:date-value="2019-10-19T15:13:06.282807" calcext:value-type="date">
            <text:p>2019-10-19 15:13:06</text:p>
          </table:table-cell>
          <table:table-cell table:style-name="ce7" table:formula="of:=[.A739]" office:value-type="date" office:date-value="2019-10-19T15:13:06.282807" calcext:value-type="date">
            <text:p>2019-10-19 15:13:06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15:13:06.28280705307" calcext:value-type="date">
            <text:p>12/30/99 03:13 P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=0;[.G738]+2+1/[.$H$2];[.G738]+1/[.$H$2])" office:value-type="float" office:value="12.2666666666669" calcext:value-type="float">
            <text:p>12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0]))" office:value-type="date" office:date-value="2019-10-19T15:51:03.192784" calcext:value-type="date">
            <text:p>2019-10-19 15:51:03</text:p>
          </table:table-cell>
          <table:table-cell table:style-name="ce7" table:formula="of:=[.A740]" office:value-type="date" office:date-value="2019-10-19T15:51:03.192784" calcext:value-type="date">
            <text:p>2019-10-19 15:51:03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15:51:03.19278397132" calcext:value-type="date">
            <text:p>12/30/99 03:51 P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=0;[.G739]+2+1/[.$H$2];[.G739]+1/[.$H$2])" office:value-type="float" office:value="12.2833333333335" calcext:value-type="float">
            <text:p>12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1]))" office:value-type="date" office:date-value="2019-10-19T15:19:35.558386" calcext:value-type="date">
            <text:p>2019-10-19 15:19:36</text:p>
          </table:table-cell>
          <table:table-cell table:style-name="ce7" table:formula="of:=[.A741]" office:value-type="date" office:date-value="2019-10-19T15:19:35.558386" calcext:value-type="date">
            <text:p>2019-10-19 15:19:36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15:19:35.55838620756" calcext:value-type="date">
            <text:p>12/30/99 03:19 P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=0;[.G740]+2+1/[.$H$2];[.G740]+1/[.$H$2])" office:value-type="float" office:value="12.3000000000002" calcext:value-type="float">
            <text:p>12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2]))" office:value-type="date" office:date-value="2019-10-19T15:40:56.216616" calcext:value-type="date">
            <text:p>2019-10-19 15:40:56</text:p>
          </table:table-cell>
          <table:table-cell table:style-name="ce7" table:formula="of:=[.A742]" office:value-type="date" office:date-value="2019-10-19T15:40:56.216616" calcext:value-type="date">
            <text:p>2019-10-19 15:40:56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15:40:56.21661599725" calcext:value-type="date">
            <text:p>12/30/99 03:40 P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=0;[.G741]+2+1/[.$H$2];[.G741]+1/[.$H$2])" office:value-type="float" office:value="12.3166666666669" calcext:value-type="float">
            <text:p>12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3]))" office:value-type="date" office:date-value="2019-10-19T15:14:13.88426" calcext:value-type="date">
            <text:p>2019-10-19 15:14:14</text:p>
          </table:table-cell>
          <table:table-cell table:style-name="ce7" table:formula="of:=[.A743]" office:value-type="date" office:date-value="2019-10-19T15:14:13.88426" calcext:value-type="date">
            <text:p>2019-10-19 15:14:14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15:14:13.88425968122" calcext:value-type="date">
            <text:p>12/30/99 03:14 P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=0;[.G742]+2+1/[.$H$2];[.G742]+1/[.$H$2])" office:value-type="float" office:value="12.3333333333335" calcext:value-type="float">
            <text:p>12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4]))" office:value-type="date" office:date-value="2019-10-19T15:13:04.546767" calcext:value-type="date">
            <text:p>2019-10-19 15:13:05</text:p>
          </table:table-cell>
          <table:table-cell table:style-name="ce7" table:formula="of:=[.A744]" office:value-type="date" office:date-value="2019-10-19T15:13:04.546767" calcext:value-type="date">
            <text:p>2019-10-19 15:13:05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15:13:04.54676738475" calcext:value-type="date">
            <text:p>12/30/99 03:13 P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=0;[.G743]+2+1/[.$H$2];[.G743]+1/[.$H$2])" office:value-type="float" office:value="12.3500000000002" calcext:value-type="float">
            <text:p>12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5]))" office:value-type="date" office:date-value="2019-10-19T15:23:57.890228" calcext:value-type="date">
            <text:p>2019-10-19 15:23:58</text:p>
          </table:table-cell>
          <table:table-cell table:style-name="ce7" table:formula="of:=[.A745]" office:value-type="date" office:date-value="2019-10-19T15:23:57.890228" calcext:value-type="date">
            <text:p>2019-10-19 15:23:58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15:23:57.89022811688" calcext:value-type="date">
            <text:p>12/30/99 03:23 P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=0;[.G744]+2+1/[.$H$2];[.G744]+1/[.$H$2])" office:value-type="float" office:value="12.3666666666669" calcext:value-type="float">
            <text:p>12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6]))" office:value-type="date" office:date-value="2019-10-19T15:33:22.248166" calcext:value-type="date">
            <text:p>2019-10-19 15:33:22</text:p>
          </table:table-cell>
          <table:table-cell table:style-name="ce7" table:formula="of:=[.A746]" office:value-type="date" office:date-value="2019-10-19T15:33:22.248166" calcext:value-type="date">
            <text:p>2019-10-19 15:33:22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15:33:22.24816643167" calcext:value-type="date">
            <text:p>12/30/99 03:33 P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=0;[.G745]+2+1/[.$H$2];[.G745]+1/[.$H$2])" office:value-type="float" office:value="12.3833333333335" calcext:value-type="float">
            <text:p>12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7]))" office:value-type="date" office:date-value="2019-10-19T15:23:15.17599" calcext:value-type="date">
            <text:p>2019-10-19 15:23:15</text:p>
          </table:table-cell>
          <table:table-cell table:style-name="ce7" table:formula="of:=[.A747]" office:value-type="date" office:date-value="2019-10-19T15:23:15.17599" calcext:value-type="date">
            <text:p>2019-10-19 15:23:15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15:23:15.17599025276" calcext:value-type="date">
            <text:p>12/30/99 03:23 P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=0;[.G746]+2+1/[.$H$2];[.G746]+1/[.$H$2])" office:value-type="float" office:value="12.4000000000002" calcext:value-type="float">
            <text:p>12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8]))" office:value-type="date" office:date-value="2019-10-19T15:50:00.29152" calcext:value-type="date">
            <text:p>2019-10-19 15:50:00</text:p>
          </table:table-cell>
          <table:table-cell table:style-name="ce7" table:formula="of:=[.A748]" office:value-type="date" office:date-value="2019-10-19T15:50:00.29152" calcext:value-type="date">
            <text:p>2019-10-19 15:50:00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15:50:00.29152021743" calcext:value-type="date">
            <text:p>12/30/99 03:50 P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=0;[.G747]+2+1/[.$H$2];[.G747]+1/[.$H$2])" office:value-type="float" office:value="12.4166666666669" calcext:value-type="float">
            <text:p>12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9]))" office:value-type="date" office:date-value="2019-10-19T15:16:06.701486" calcext:value-type="date">
            <text:p>2019-10-19 15:16:07</text:p>
          </table:table-cell>
          <table:table-cell table:style-name="ce7" table:formula="of:=[.A749]" office:value-type="date" office:date-value="2019-10-19T15:16:06.701486" calcext:value-type="date">
            <text:p>2019-10-19 15:16:07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15:16:06.70148621779" calcext:value-type="date">
            <text:p>12/30/99 03:16 P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=0;[.G748]+2+1/[.$H$2];[.G748]+1/[.$H$2])" office:value-type="float" office:value="12.4333333333335" calcext:value-type="float">
            <text:p>12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0]))" office:value-type="date" office:date-value="2019-10-19T15:41:50.462495" calcext:value-type="date">
            <text:p>2019-10-19 15:41:50</text:p>
          </table:table-cell>
          <table:table-cell table:style-name="ce7" table:formula="of:=[.A750]" office:value-type="date" office:date-value="2019-10-19T15:41:50.462495" calcext:value-type="date">
            <text:p>2019-10-19 15:41:50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15:41:50.46249456704" calcext:value-type="date">
            <text:p>12/30/99 03:41 P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=0;[.G749]+2+1/[.$H$2];[.G749]+1/[.$H$2])" office:value-type="float" office:value="12.4500000000002" calcext:value-type="float">
            <text:p>12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1]))" office:value-type="date" office:date-value="2019-10-19T15:25:49.886488" calcext:value-type="date">
            <text:p>2019-10-19 15:25:50</text:p>
          </table:table-cell>
          <table:table-cell table:style-name="ce7" table:formula="of:=[.A751]" office:value-type="date" office:date-value="2019-10-19T15:25:49.886488" calcext:value-type="date">
            <text:p>2019-10-19 15:25:50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15:25:49.88648809958" calcext:value-type="date">
            <text:p>12/30/99 03:25 P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=0;[.G750]+2+1/[.$H$2];[.G750]+1/[.$H$2])" office:value-type="float" office:value="12.4666666666669" calcext:value-type="float">
            <text:p>12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2]))" office:value-type="date" office:date-value="2019-10-19T15:37:45.557436" calcext:value-type="date">
            <text:p>2019-10-19 15:37:46</text:p>
          </table:table-cell>
          <table:table-cell table:style-name="ce7" table:formula="of:=[.A752]" office:value-type="date" office:date-value="2019-10-19T15:37:45.557436" calcext:value-type="date">
            <text:p>2019-10-19 15:37:46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15:37:45.55743589997" calcext:value-type="date">
            <text:p>12/30/99 03:37 P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=0;[.G751]+2+1/[.$H$2];[.G751]+1/[.$H$2])" office:value-type="float" office:value="12.4833333333335" calcext:value-type="float">
            <text:p>12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3]))" office:value-type="date" office:date-value="2019-10-19T15:45:16.582135" calcext:value-type="date">
            <text:p>2019-10-19 15:45:17</text:p>
          </table:table-cell>
          <table:table-cell table:style-name="ce7" table:formula="of:=[.A753]" office:value-type="date" office:date-value="2019-10-19T15:45:16.582135" calcext:value-type="date">
            <text:p>2019-10-19 15:45:17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15:45:16.58213508781" calcext:value-type="date">
            <text:p>12/30/99 03:45 P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=0;[.G752]+2+1/[.$H$2];[.G752]+1/[.$H$2])" office:value-type="float" office:value="12.5000000000002" calcext:value-type="float">
            <text:p>12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4]))" office:value-type="date" office:date-value="2019-10-19T15:16:41.498014" calcext:value-type="date">
            <text:p>2019-10-19 15:16:41</text:p>
          </table:table-cell>
          <table:table-cell table:style-name="ce7" table:formula="of:=[.A754]" office:value-type="date" office:date-value="2019-10-19T15:16:41.498014" calcext:value-type="date">
            <text:p>2019-10-19 15:16:41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15:16:41.49801406078" calcext:value-type="date">
            <text:p>12/30/99 03:16 P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=0;[.G753]+2+1/[.$H$2];[.G753]+1/[.$H$2])" office:value-type="float" office:value="12.5166666666669" calcext:value-type="float">
            <text:p>12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5]))" office:value-type="date" office:date-value="2019-10-19T15:40:06.664368" calcext:value-type="date">
            <text:p>2019-10-19 15:40:07</text:p>
          </table:table-cell>
          <table:table-cell table:style-name="ce7" table:formula="of:=[.A755]" office:value-type="date" office:date-value="2019-10-19T15:40:06.664368" calcext:value-type="date">
            <text:p>2019-10-19 15:40:07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15:40:06.6643683007" calcext:value-type="date">
            <text:p>12/30/99 03:40 P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=0;[.G754]+2+1/[.$H$2];[.G754]+1/[.$H$2])" office:value-type="float" office:value="12.5333333333335" calcext:value-type="float">
            <text:p>12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6]))" office:value-type="date" office:date-value="2019-10-19T15:43:50.372974" calcext:value-type="date">
            <text:p>2019-10-19 15:43:50</text:p>
          </table:table-cell>
          <table:table-cell table:style-name="ce7" table:formula="of:=[.A756]" office:value-type="date" office:date-value="2019-10-19T15:43:50.372974" calcext:value-type="date">
            <text:p>2019-10-19 15:43:50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15:43:50.37297371775" calcext:value-type="date">
            <text:p>12/30/99 03:43 P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=0;[.G755]+2+1/[.$H$2];[.G755]+1/[.$H$2])" office:value-type="float" office:value="12.5500000000002" calcext:value-type="float">
            <text:p>12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7]))" office:value-type="date" office:date-value="2019-10-19T15:48:17.141427" calcext:value-type="date">
            <text:p>2019-10-19 15:48:17</text:p>
          </table:table-cell>
          <table:table-cell table:style-name="ce7" table:formula="of:=[.A757]" office:value-type="date" office:date-value="2019-10-19T15:48:17.141427" calcext:value-type="date">
            <text:p>2019-10-19 15:48:17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15:48:17.14142717421" calcext:value-type="date">
            <text:p>12/30/99 03:48 P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=0;[.G756]+2+1/[.$H$2];[.G756]+1/[.$H$2])" office:value-type="float" office:value="12.5666666666669" calcext:value-type="float">
            <text:p>12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8]))" office:value-type="date" office:date-value="2019-10-19T15:42:27.172095" calcext:value-type="date">
            <text:p>2019-10-19 15:42:27</text:p>
          </table:table-cell>
          <table:table-cell table:style-name="ce7" table:formula="of:=[.A758]" office:value-type="date" office:date-value="2019-10-19T15:42:27.172095" calcext:value-type="date">
            <text:p>2019-10-19 15:42:27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15:42:27.17209541705" calcext:value-type="date">
            <text:p>12/30/99 03:42 P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=0;[.G757]+2+1/[.$H$2];[.G757]+1/[.$H$2])" office:value-type="float" office:value="12.5833333333335" calcext:value-type="float">
            <text:p>12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9]))" office:value-type="date" office:date-value="2019-10-19T15:44:29.87154" calcext:value-type="date">
            <text:p>2019-10-19 15:44:30</text:p>
          </table:table-cell>
          <table:table-cell table:style-name="ce7" table:formula="of:=[.A759]" office:value-type="date" office:date-value="2019-10-19T15:44:29.87154" calcext:value-type="date">
            <text:p>2019-10-19 15:44:30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15:44:29.87153990194" calcext:value-type="date">
            <text:p>12/30/99 03:44 P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=0;[.G758]+2+1/[.$H$2];[.G758]+1/[.$H$2])" office:value-type="float" office:value="12.6000000000002" calcext:value-type="float">
            <text:p>12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0]))" office:value-type="date" office:date-value="2019-10-19T15:46:11.900274" calcext:value-type="date">
            <text:p>2019-10-19 15:46:12</text:p>
          </table:table-cell>
          <table:table-cell table:style-name="ce7" table:formula="of:=[.A760]" office:value-type="date" office:date-value="2019-10-19T15:46:11.900274" calcext:value-type="date">
            <text:p>2019-10-19 15:46:12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15:46:11.9002738595" calcext:value-type="date">
            <text:p>12/30/99 03:46 P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=0;[.G759]+2+1/[.$H$2];[.G759]+1/[.$H$2])" office:value-type="float" office:value="12.6166666666669" calcext:value-type="float">
            <text:p>12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1]))" office:value-type="date" office:date-value="2019-10-19T15:24:58.121585" calcext:value-type="date">
            <text:p>2019-10-19 15:24:58</text:p>
          </table:table-cell>
          <table:table-cell table:style-name="ce7" table:formula="of:=[.A761]" office:value-type="date" office:date-value="2019-10-19T15:24:58.121585" calcext:value-type="date">
            <text:p>2019-10-19 15:24:58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15:24:58.12158518471" calcext:value-type="date">
            <text:p>12/30/99 03:24 P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=0;[.G760]+2+1/[.$H$2];[.G760]+1/[.$H$2])" office:value-type="float" office:value="12.6333333333335" calcext:value-type="float">
            <text:p>12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2]))" office:value-type="date" office:date-value="2019-10-19T15:09:06.021994" calcext:value-type="date">
            <text:p>2019-10-19 15:09:06</text:p>
          </table:table-cell>
          <table:table-cell table:style-name="ce7" table:formula="of:=[.A762]" office:value-type="date" office:date-value="2019-10-19T15:09:06.021994" calcext:value-type="date">
            <text:p>2019-10-19 15:09:06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15:09:06.02199434303" calcext:value-type="date">
            <text:p>12/30/99 03:09 P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=0;[.G761]+2+1/[.$H$2];[.G761]+1/[.$H$2])" office:value-type="float" office:value="12.6500000000002" calcext:value-type="float">
            <text:p>12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3]))" office:value-type="date" office:date-value="2019-10-19T15:57:40.79824" calcext:value-type="date">
            <text:p>2019-10-19 15:57:41</text:p>
          </table:table-cell>
          <table:table-cell table:style-name="ce7" table:formula="of:=[.A763]" office:value-type="date" office:date-value="2019-10-19T15:57:40.79824" calcext:value-type="date">
            <text:p>2019-10-19 15:57:41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15:57:40.79824024346" calcext:value-type="date">
            <text:p>12/30/99 03:57 P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=0;[.G762]+2+1/[.$H$2];[.G762]+1/[.$H$2])" office:value-type="float" office:value="12.6666666666669" calcext:value-type="float">
            <text:p>12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4]))" office:value-type="date" office:date-value="2019-10-19T15:39:54.695168" calcext:value-type="date">
            <text:p>2019-10-19 15:39:55</text:p>
          </table:table-cell>
          <table:table-cell table:style-name="ce7" table:formula="of:=[.A764]" office:value-type="date" office:date-value="2019-10-19T15:39:54.695168" calcext:value-type="date">
            <text:p>2019-10-19 15:39:55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15:39:54.69516836107" calcext:value-type="date">
            <text:p>12/30/99 03:39 P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=0;[.G763]+2+1/[.$H$2];[.G763]+1/[.$H$2])" office:value-type="float" office:value="12.6833333333335" calcext:value-type="float">
            <text:p>12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5]))" office:value-type="date" office:date-value="2019-10-19T15:44:02.728267" calcext:value-type="date">
            <text:p>2019-10-19 15:44:03</text:p>
          </table:table-cell>
          <table:table-cell table:style-name="ce7" table:formula="of:=[.A765]" office:value-type="date" office:date-value="2019-10-19T15:44:02.728267" calcext:value-type="date">
            <text:p>2019-10-19 15:44:03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15:44:02.72826653905" calcext:value-type="date">
            <text:p>12/30/99 03:44 P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=0;[.G764]+2+1/[.$H$2];[.G764]+1/[.$H$2])" office:value-type="float" office:value="12.7000000000002" calcext:value-type="float">
            <text:p>12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6]))" office:value-type="date" office:date-value="2019-10-19T15:34:56.257658" calcext:value-type="date">
            <text:p>2019-10-19 15:34:56</text:p>
          </table:table-cell>
          <table:table-cell table:style-name="ce7" table:formula="of:=[.A766]" office:value-type="date" office:date-value="2019-10-19T15:34:56.257658" calcext:value-type="date">
            <text:p>2019-10-19 15:34:56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15:34:56.2576582795" calcext:value-type="date">
            <text:p>12/30/99 03:34 P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=0;[.G765]+2+1/[.$H$2];[.G765]+1/[.$H$2])" office:value-type="float" office:value="12.7166666666669" calcext:value-type="float">
            <text:p>12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7]))" office:value-type="date" office:date-value="2019-10-19T15:40:56.655884" calcext:value-type="date">
            <text:p>2019-10-19 15:40:57</text:p>
          </table:table-cell>
          <table:table-cell table:style-name="ce7" table:formula="of:=[.A767]" office:value-type="date" office:date-value="2019-10-19T15:40:56.655884" calcext:value-type="date">
            <text:p>2019-10-19 15:40:57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15:40:56.65588388219" calcext:value-type="date">
            <text:p>12/30/99 03:40 P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=0;[.G766]+2+1/[.$H$2];[.G766]+1/[.$H$2])" office:value-type="float" office:value="12.7333333333335" calcext:value-type="float">
            <text:p>12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8]))" office:value-type="date" office:date-value="2019-10-19T15:12:31.062861" calcext:value-type="date">
            <text:p>2019-10-19 15:12:31</text:p>
          </table:table-cell>
          <table:table-cell table:style-name="ce7" table:formula="of:=[.A768]" office:value-type="date" office:date-value="2019-10-19T15:12:31.062861" calcext:value-type="date">
            <text:p>2019-10-19 15:12:31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15:12:31.06286066584" calcext:value-type="date">
            <text:p>12/30/99 03:12 P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=0;[.G767]+2+1/[.$H$2];[.G767]+1/[.$H$2])" office:value-type="float" office:value="12.7500000000002" calcext:value-type="float">
            <text:p>12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9]))" office:value-type="date" office:date-value="2019-10-19T15:35:41.15214" calcext:value-type="date">
            <text:p>2019-10-19 15:35:41</text:p>
          </table:table-cell>
          <table:table-cell table:style-name="ce7" table:formula="of:=[.A769]" office:value-type="date" office:date-value="2019-10-19T15:35:41.15214" calcext:value-type="date">
            <text:p>2019-10-19 15:35:41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15:35:41.15214042831" calcext:value-type="date">
            <text:p>12/30/99 03:35 P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=0;[.G768]+2+1/[.$H$2];[.G768]+1/[.$H$2])" office:value-type="float" office:value="12.7666666666669" calcext:value-type="float">
            <text:p>12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0]))" office:value-type="date" office:date-value="2019-10-19T15:18:19.31554" calcext:value-type="date">
            <text:p>2019-10-19 15:18:19</text:p>
          </table:table-cell>
          <table:table-cell table:style-name="ce7" table:formula="of:=[.A770]" office:value-type="date" office:date-value="2019-10-19T15:18:19.31554" calcext:value-type="date">
            <text:p>2019-10-19 15:18:19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15:18:19.31554009672" calcext:value-type="date">
            <text:p>12/30/99 03:18 P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=0;[.G769]+2+1/[.$H$2];[.G769]+1/[.$H$2])" office:value-type="float" office:value="12.7833333333335" calcext:value-type="float">
            <text:p>12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1]))" office:value-type="date" office:date-value="2019-10-19T15:49:56.854629" calcext:value-type="date">
            <text:p>2019-10-19 15:49:57</text:p>
          </table:table-cell>
          <table:table-cell table:style-name="ce7" table:formula="of:=[.A771]" office:value-type="date" office:date-value="2019-10-19T15:49:56.854629" calcext:value-type="date">
            <text:p>2019-10-19 15:49:57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15:49:56.8546285294" calcext:value-type="date">
            <text:p>12/30/99 03:49 P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=0;[.G770]+2+1/[.$H$2];[.G770]+1/[.$H$2])" office:value-type="float" office:value="12.8000000000002" calcext:value-type="float">
            <text:p>12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2]))" office:value-type="date" office:date-value="2019-10-19T15:35:03.517732" calcext:value-type="date">
            <text:p>2019-10-19 15:35:04</text:p>
          </table:table-cell>
          <table:table-cell table:style-name="ce7" table:formula="of:=[.A772]" office:value-type="date" office:date-value="2019-10-19T15:35:03.517732" calcext:value-type="date">
            <text:p>2019-10-19 15:35:04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15:35:03.51773193106" calcext:value-type="date">
            <text:p>12/30/99 03:35 P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=0;[.G771]+2+1/[.$H$2];[.G771]+1/[.$H$2])" office:value-type="float" office:value="12.8166666666669" calcext:value-type="float">
            <text:p>12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3]))" office:value-type="date" office:date-value="2019-10-19T15:20:20.339632" calcext:value-type="date">
            <text:p>2019-10-19 15:20:20</text:p>
          </table:table-cell>
          <table:table-cell table:style-name="ce7" table:formula="of:=[.A773]" office:value-type="date" office:date-value="2019-10-19T15:20:20.339632" calcext:value-type="date">
            <text:p>2019-10-19 15:20:20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15:20:20.33963219728" calcext:value-type="date">
            <text:p>12/30/99 03:20 P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=0;[.G772]+2+1/[.$H$2];[.G772]+1/[.$H$2])" office:value-type="float" office:value="12.8333333333336" calcext:value-type="float">
            <text:p>12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4]))" office:value-type="date" office:date-value="2019-10-19T15:44:23.098044" calcext:value-type="date">
            <text:p>2019-10-19 15:44:23</text:p>
          </table:table-cell>
          <table:table-cell table:style-name="ce7" table:formula="of:=[.A774]" office:value-type="date" office:date-value="2019-10-19T15:44:23.098044" calcext:value-type="date">
            <text:p>2019-10-19 15:44:23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15:44:23.09804390185" calcext:value-type="date">
            <text:p>12/30/99 03:44 P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=0;[.G773]+2+1/[.$H$2];[.G773]+1/[.$H$2])" office:value-type="float" office:value="12.8500000000002" calcext:value-type="float">
            <text:p>12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5]))" office:value-type="date" office:date-value="2019-10-19T15:26:39.669365" calcext:value-type="date">
            <text:p>2019-10-19 15:26:40</text:p>
          </table:table-cell>
          <table:table-cell table:style-name="ce7" table:formula="of:=[.A775]" office:value-type="date" office:date-value="2019-10-19T15:26:39.669365" calcext:value-type="date">
            <text:p>2019-10-19 15:26:40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15:26:39.66936532874" calcext:value-type="date">
            <text:p>12/30/99 03:26 P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=0;[.G774]+2+1/[.$H$2];[.G774]+1/[.$H$2])" office:value-type="float" office:value="12.8666666666669" calcext:value-type="float">
            <text:p>12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6]))" office:value-type="date" office:date-value="2019-10-19T15:56:12.727079" calcext:value-type="date">
            <text:p>2019-10-19 15:56:13</text:p>
          </table:table-cell>
          <table:table-cell table:style-name="ce7" table:formula="of:=[.A776]" office:value-type="date" office:date-value="2019-10-19T15:56:12.727079" calcext:value-type="date">
            <text:p>2019-10-19 15:56:13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15:56:12.72707868833" calcext:value-type="date">
            <text:p>12/30/99 03:56 P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=0;[.G775]+2+1/[.$H$2];[.G775]+1/[.$H$2])" office:value-type="float" office:value="12.8833333333336" calcext:value-type="float">
            <text:p>12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7]))" office:value-type="date" office:date-value="2019-10-19T15:39:53.164709" calcext:value-type="date">
            <text:p>2019-10-19 15:39:53</text:p>
          </table:table-cell>
          <table:table-cell table:style-name="ce7" table:formula="of:=[.A777]" office:value-type="date" office:date-value="2019-10-19T15:39:53.164709" calcext:value-type="date">
            <text:p>2019-10-19 15:39:53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15:39:53.16470932681" calcext:value-type="date">
            <text:p>12/30/99 03:39 P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=0;[.G776]+2+1/[.$H$2];[.G776]+1/[.$H$2])" office:value-type="float" office:value="12.9000000000002" calcext:value-type="float">
            <text:p>12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8]))" office:value-type="date" office:date-value="2019-10-19T15:55:19.524255" calcext:value-type="date">
            <text:p>2019-10-19 15:55:20</text:p>
          </table:table-cell>
          <table:table-cell table:style-name="ce7" table:formula="of:=[.A778]" office:value-type="date" office:date-value="2019-10-19T15:55:19.524255" calcext:value-type="date">
            <text:p>2019-10-19 15:55:20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15:55:19.52425546478" calcext:value-type="date">
            <text:p>12/30/99 03:55 P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=0;[.G777]+2+1/[.$H$2];[.G777]+1/[.$H$2])" office:value-type="float" office:value="12.9166666666669" calcext:value-type="float">
            <text:p>12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9]))" office:value-type="date" office:date-value="2019-10-19T15:38:17.747344" calcext:value-type="date">
            <text:p>2019-10-19 15:38:18</text:p>
          </table:table-cell>
          <table:table-cell table:style-name="ce7" table:formula="of:=[.A779]" office:value-type="date" office:date-value="2019-10-19T15:38:17.747344" calcext:value-type="date">
            <text:p>2019-10-19 15:38:18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15:38:17.74734440725" calcext:value-type="date">
            <text:p>12/30/99 03:38 P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=0;[.G778]+2+1/[.$H$2];[.G778]+1/[.$H$2])" office:value-type="float" office:value="12.9333333333336" calcext:value-type="float">
            <text:p>12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0]))" office:value-type="date" office:date-value="2019-10-19T15:27:36.754441" calcext:value-type="date">
            <text:p>2019-10-19 15:27:37</text:p>
          </table:table-cell>
          <table:table-cell table:style-name="ce7" table:formula="of:=[.A780]" office:value-type="date" office:date-value="2019-10-19T15:27:36.754441" calcext:value-type="date">
            <text:p>2019-10-19 15:27:37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15:27:36.75444093067" calcext:value-type="date">
            <text:p>12/30/99 03:27 P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=0;[.G779]+2+1/[.$H$2];[.G779]+1/[.$H$2])" office:value-type="float" office:value="12.9500000000002" calcext:value-type="float">
            <text:p>12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1]))" office:value-type="date" office:date-value="2019-10-19T15:40:15.984241" calcext:value-type="date">
            <text:p>2019-10-19 15:40:16</text:p>
          </table:table-cell>
          <table:table-cell table:style-name="ce7" table:formula="of:=[.A781]" office:value-type="date" office:date-value="2019-10-19T15:40:15.984241" calcext:value-type="date">
            <text:p>2019-10-19 15:40:16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15:40:15.98424080294" calcext:value-type="date">
            <text:p>12/30/99 03:40 P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=0;[.G780]+2+1/[.$H$2];[.G780]+1/[.$H$2])" office:value-type="float" office:value="12.9666666666669" calcext:value-type="float">
            <text:p>12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2]))" office:value-type="date" office:date-value="2019-10-19T15:48:21.754567" calcext:value-type="date">
            <text:p>2019-10-19 15:48:22</text:p>
          </table:table-cell>
          <table:table-cell table:style-name="ce7" table:formula="of:=[.A782]" office:value-type="date" office:date-value="2019-10-19T15:48:21.754567" calcext:value-type="date">
            <text:p>2019-10-19 15:48:22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15:48:21.75456725992" calcext:value-type="date">
            <text:p>12/30/99 03:48 P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=0;[.G781]+2+1/[.$H$2];[.G781]+1/[.$H$2])" office:value-type="float" office:value="12.9833333333336" calcext:value-type="float">
            <text:p>12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3]))" office:value-type="date" office:date-value="2019-10-20T15:20:17.303142" calcext:value-type="date">
            <text:p>2019-10-20 15:20:17</text:p>
          </table:table-cell>
          <table:table-cell table:style-name="ce7" table:formula="of:=[.A783]" office:value-type="date" office:date-value="2019-10-20T15:20:17.303142" calcext:value-type="date">
            <text:p>2019-10-20 15:20:17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15:20:17.30314192828" calcext:value-type="date">
            <text:p>12/30/99 03:20 P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=0;[.G782]+2+1/[.$H$2];[.G782]+1/[.$H$2])" office:value-type="float" office:value="13.0000000000002" calcext:value-type="float">
            <text:p>13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4]))" office:value-type="date" office:date-value="2019-10-20T15:27:49.111747" calcext:value-type="date">
            <text:p>2019-10-20 15:27:49</text:p>
          </table:table-cell>
          <table:table-cell table:style-name="ce7" table:formula="of:=[.A784]" office:value-type="date" office:date-value="2019-10-20T15:27:49.111747" calcext:value-type="date">
            <text:p>2019-10-20 15:27:49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15:27:49.11174729466" calcext:value-type="date">
            <text:p>12/30/99 03:27 P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=0;[.G783]+2+1/[.$H$2];[.G783]+1/[.$H$2])" office:value-type="float" office:value="13.0166666666669" calcext:value-type="float">
            <text:p>13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5]))" office:value-type="date" office:date-value="2019-10-20T15:46:50.767989" calcext:value-type="date">
            <text:p>2019-10-20 15:46:51</text:p>
          </table:table-cell>
          <table:table-cell table:style-name="ce7" table:formula="of:=[.A785]" office:value-type="date" office:date-value="2019-10-20T15:46:50.767989" calcext:value-type="date">
            <text:p>2019-10-20 15:46:51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15:46:50.76798888389" calcext:value-type="date">
            <text:p>12/30/99 03:46 P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=0;[.G784]+2+1/[.$H$2];[.G784]+1/[.$H$2])" office:value-type="float" office:value="13.0333333333336" calcext:value-type="float">
            <text:p>13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6]))" office:value-type="date" office:date-value="2019-10-20T15:58:17.907055" calcext:value-type="date">
            <text:p>2019-10-20 15:58:18</text:p>
          </table:table-cell>
          <table:table-cell table:style-name="ce7" table:formula="of:=[.A786]" office:value-type="date" office:date-value="2019-10-20T15:58:17.907055" calcext:value-type="date">
            <text:p>2019-10-20 15:58:18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15:58:17.90705500636" calcext:value-type="date">
            <text:p>12/30/99 03:58 P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=0;[.G785]+2+1/[.$H$2];[.G785]+1/[.$H$2])" office:value-type="float" office:value="13.0500000000002" calcext:value-type="float">
            <text:p>13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7]))" office:value-type="date" office:date-value="2019-10-20T15:37:56.99526" calcext:value-type="date">
            <text:p>2019-10-20 15:37:57</text:p>
          </table:table-cell>
          <table:table-cell table:style-name="ce7" table:formula="of:=[.A787]" office:value-type="date" office:date-value="2019-10-20T15:37:56.99526" calcext:value-type="date">
            <text:p>2019-10-20 15:37:57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15:37:56.995260478" calcext:value-type="date">
            <text:p>12/30/99 03:37 P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=0;[.G786]+2+1/[.$H$2];[.G786]+1/[.$H$2])" office:value-type="float" office:value="13.0666666666669" calcext:value-type="float">
            <text:p>13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8]))" office:value-type="date" office:date-value="2019-10-20T16:09:15.193212" calcext:value-type="date">
            <text:p>2019-10-20 16:09:15</text:p>
          </table:table-cell>
          <table:table-cell table:style-name="ce7" table:formula="of:=[.A788]" office:value-type="date" office:date-value="2019-10-20T16:09:15.193212" calcext:value-type="date">
            <text:p>2019-10-20 16:09:15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16:09:15.19321211614" calcext:value-type="date">
            <text:p>12/30/99 04:09 P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=0;[.G787]+2+1/[.$H$2];[.G787]+1/[.$H$2])" office:value-type="float" office:value="13.0833333333336" calcext:value-type="float">
            <text:p>13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9]))" office:value-type="date" office:date-value="2019-10-20T15:26:02.933536" calcext:value-type="date">
            <text:p>2019-10-20 15:26:03</text:p>
          </table:table-cell>
          <table:table-cell table:style-name="ce7" table:formula="of:=[.A789]" office:value-type="date" office:date-value="2019-10-20T15:26:02.933536" calcext:value-type="date">
            <text:p>2019-10-20 15:26:03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15:26:02.93353624642" calcext:value-type="date">
            <text:p>12/30/99 03:26 P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=0;[.G788]+2+1/[.$H$2];[.G788]+1/[.$H$2])" office:value-type="float" office:value="13.1000000000002" calcext:value-type="float">
            <text:p>13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0]))" office:value-type="date" office:date-value="2019-10-20T15:20:11.728397" calcext:value-type="date">
            <text:p>2019-10-20 15:20:12</text:p>
          </table:table-cell>
          <table:table-cell table:style-name="ce7" table:formula="of:=[.A790]" office:value-type="date" office:date-value="2019-10-20T15:20:11.728397" calcext:value-type="date">
            <text:p>2019-10-20 15:20:12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15:20:11.72839659266" calcext:value-type="date">
            <text:p>12/30/99 03:20 P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=0;[.G789]+2+1/[.$H$2];[.G789]+1/[.$H$2])" office:value-type="float" office:value="13.1166666666669" calcext:value-type="float">
            <text:p>13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1]))" office:value-type="date" office:date-value="2019-10-20T15:55:46.318179" calcext:value-type="date">
            <text:p>2019-10-20 15:55:46</text:p>
          </table:table-cell>
          <table:table-cell table:style-name="ce7" table:formula="of:=[.A791]" office:value-type="date" office:date-value="2019-10-20T15:55:46.318179" calcext:value-type="date">
            <text:p>2019-10-20 15:55:46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15:55:46.31817948539" calcext:value-type="date">
            <text:p>12/30/99 03:55 P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=0;[.G790]+2+1/[.$H$2];[.G790]+1/[.$H$2])" office:value-type="float" office:value="13.1333333333336" calcext:value-type="float">
            <text:p>13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2]))" office:value-type="date" office:date-value="2019-10-20T15:30:20.346289" calcext:value-type="date">
            <text:p>2019-10-20 15:30:20</text:p>
          </table:table-cell>
          <table:table-cell table:style-name="ce7" table:formula="of:=[.A792]" office:value-type="date" office:date-value="2019-10-20T15:30:20.346289" calcext:value-type="date">
            <text:p>2019-10-20 15:30:20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15:30:20.34628896508" calcext:value-type="date">
            <text:p>12/30/99 03:30 P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=0;[.G791]+2+1/[.$H$2];[.G791]+1/[.$H$2])" office:value-type="float" office:value="13.1500000000002" calcext:value-type="float">
            <text:p>13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3]))" office:value-type="date" office:date-value="2019-10-20T15:56:26.481097" calcext:value-type="date">
            <text:p>2019-10-20 15:56:26</text:p>
          </table:table-cell>
          <table:table-cell table:style-name="ce7" table:formula="of:=[.A793]" office:value-type="date" office:date-value="2019-10-20T15:56:26.481097" calcext:value-type="date">
            <text:p>2019-10-20 15:56:26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15:56:26.48109657224" calcext:value-type="date">
            <text:p>12/30/99 03:56 P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=0;[.G792]+2+1/[.$H$2];[.G792]+1/[.$H$2])" office:value-type="float" office:value="13.1666666666669" calcext:value-type="float">
            <text:p>13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4]))" office:value-type="date" office:date-value="2019-10-20T15:28:47.878502" calcext:value-type="date">
            <text:p>2019-10-20 15:28:48</text:p>
          </table:table-cell>
          <table:table-cell table:style-name="ce7" table:formula="of:=[.A794]" office:value-type="date" office:date-value="2019-10-20T15:28:47.878502" calcext:value-type="date">
            <text:p>2019-10-20 15:28:48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15:28:47.87850194145" calcext:value-type="date">
            <text:p>12/30/99 03:28 P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=0;[.G793]+2+1/[.$H$2];[.G793]+1/[.$H$2])" office:value-type="float" office:value="13.1833333333336" calcext:value-type="float">
            <text:p>13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5]))" office:value-type="date" office:date-value="2019-10-20T16:13:42.793341" calcext:value-type="date">
            <text:p>2019-10-20 16:13:43</text:p>
          </table:table-cell>
          <table:table-cell table:style-name="ce7" table:formula="of:=[.A795]" office:value-type="date" office:date-value="2019-10-20T16:13:42.793341" calcext:value-type="date">
            <text:p>2019-10-20 16:13:43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16:13:42.79334105551" calcext:value-type="date">
            <text:p>12/30/99 04:13 P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=0;[.G794]+2+1/[.$H$2];[.G794]+1/[.$H$2])" office:value-type="float" office:value="13.2000000000002" calcext:value-type="float">
            <text:p>13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6]))" office:value-type="date" office:date-value="2019-10-20T15:43:05.636464" calcext:value-type="date">
            <text:p>2019-10-20 15:43:06</text:p>
          </table:table-cell>
          <table:table-cell table:style-name="ce7" table:formula="of:=[.A796]" office:value-type="date" office:date-value="2019-10-20T15:43:05.636464" calcext:value-type="date">
            <text:p>2019-10-20 15:43:06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15:43:05.63646383118" calcext:value-type="date">
            <text:p>12/30/99 03:43 P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=0;[.G795]+2+1/[.$H$2];[.G795]+1/[.$H$2])" office:value-type="float" office:value="13.2166666666669" calcext:value-type="float">
            <text:p>13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7]))" office:value-type="date" office:date-value="2019-10-20T15:36:51.373932" calcext:value-type="date">
            <text:p>2019-10-20 15:36:51</text:p>
          </table:table-cell>
          <table:table-cell table:style-name="ce7" table:formula="of:=[.A797]" office:value-type="date" office:date-value="2019-10-20T15:36:51.373932" calcext:value-type="date">
            <text:p>2019-10-20 15:36:51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15:36:51.37393189128" calcext:value-type="date">
            <text:p>12/30/99 03:36 P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=0;[.G796]+2+1/[.$H$2];[.G796]+1/[.$H$2])" office:value-type="float" office:value="13.2333333333336" calcext:value-type="float">
            <text:p>13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8]))" office:value-type="date" office:date-value="2019-10-20T16:01:46.675549" calcext:value-type="date">
            <text:p>2019-10-20 16:01:47</text:p>
          </table:table-cell>
          <table:table-cell table:style-name="ce7" table:formula="of:=[.A798]" office:value-type="date" office:date-value="2019-10-20T16:01:46.675549" calcext:value-type="date">
            <text:p>2019-10-20 16:01:47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16:01:46.67554896791" calcext:value-type="date">
            <text:p>12/30/99 04:01 P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=0;[.G797]+2+1/[.$H$2];[.G797]+1/[.$H$2])" office:value-type="float" office:value="13.2500000000002" calcext:value-type="float">
            <text:p>13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9]))" office:value-type="date" office:date-value="2019-10-20T15:39:22.150224" calcext:value-type="date">
            <text:p>2019-10-20 15:39:22</text:p>
          </table:table-cell>
          <table:table-cell table:style-name="ce7" table:formula="of:=[.A799]" office:value-type="date" office:date-value="2019-10-20T15:39:22.150224" calcext:value-type="date">
            <text:p>2019-10-20 15:39:22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15:39:22.15022380929" calcext:value-type="date">
            <text:p>12/30/99 03:39 P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=0;[.G798]+2+1/[.$H$2];[.G798]+1/[.$H$2])" office:value-type="float" office:value="13.2666666666669" calcext:value-type="float">
            <text:p>13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0]))" office:value-type="date" office:date-value="2019-10-20T15:50:15.89316" calcext:value-type="date">
            <text:p>2019-10-20 15:50:16</text:p>
          </table:table-cell>
          <table:table-cell table:style-name="ce7" table:formula="of:=[.A800]" office:value-type="date" office:date-value="2019-10-20T15:50:15.89316" calcext:value-type="date">
            <text:p>2019-10-20 15:50:16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15:50:15.89315996971" calcext:value-type="date">
            <text:p>12/30/99 03:50 P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=0;[.G799]+2+1/[.$H$2];[.G799]+1/[.$H$2])" office:value-type="float" office:value="13.2833333333336" calcext:value-type="float">
            <text:p>13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1]))" office:value-type="date" office:date-value="2019-10-20T15:41:46.226851" calcext:value-type="date">
            <text:p>2019-10-20 15:41:46</text:p>
          </table:table-cell>
          <table:table-cell table:style-name="ce7" table:formula="of:=[.A801]" office:value-type="date" office:date-value="2019-10-20T15:41:46.226851" calcext:value-type="date">
            <text:p>2019-10-20 15:41:46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15:41:46.22685067356" calcext:value-type="date">
            <text:p>12/30/99 03:41 P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=0;[.G800]+2+1/[.$H$2];[.G800]+1/[.$H$2])" office:value-type="float" office:value="13.3000000000002" calcext:value-type="float">
            <text:p>13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2]))" office:value-type="date" office:date-value="2019-10-20T15:54:13.047504" calcext:value-type="date">
            <text:p>2019-10-20 15:54:13</text:p>
          </table:table-cell>
          <table:table-cell table:style-name="ce7" table:formula="of:=[.A802]" office:value-type="date" office:date-value="2019-10-20T15:54:13.047504" calcext:value-type="date">
            <text:p>2019-10-20 15:54:13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15:54:13.04750441574" calcext:value-type="date">
            <text:p>12/30/99 03:54 P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=0;[.G801]+2+1/[.$H$2];[.G801]+1/[.$H$2])" office:value-type="float" office:value="13.3166666666669" calcext:value-type="float">
            <text:p>13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3]))" office:value-type="date" office:date-value="2019-10-20T15:43:51.868148" calcext:value-type="date">
            <text:p>2019-10-20 15:43:52</text:p>
          </table:table-cell>
          <table:table-cell table:style-name="ce7" table:formula="of:=[.A803]" office:value-type="date" office:date-value="2019-10-20T15:43:51.868148" calcext:value-type="date">
            <text:p>2019-10-20 15:43:52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15:43:51.86814766377" calcext:value-type="date">
            <text:p>12/30/99 03:43 P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=0;[.G802]+2+1/[.$H$2];[.G802]+1/[.$H$2])" office:value-type="float" office:value="13.3333333333336" calcext:value-type="float">
            <text:p>13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4]))" office:value-type="date" office:date-value="2019-10-20T15:32:01.523364" calcext:value-type="date">
            <text:p>2019-10-20 15:32:02</text:p>
          </table:table-cell>
          <table:table-cell table:style-name="ce7" table:formula="of:=[.A804]" office:value-type="date" office:date-value="2019-10-20T15:32:01.523364" calcext:value-type="date">
            <text:p>2019-10-20 15:32:02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15:32:01.52336351573" calcext:value-type="date">
            <text:p>12/30/99 03:32 P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=0;[.G803]+2+1/[.$H$2];[.G803]+1/[.$H$2])" office:value-type="float" office:value="13.3500000000002" calcext:value-type="float">
            <text:p>13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5]))" office:value-type="date" office:date-value="2019-10-20T15:43:48.573997" calcext:value-type="date">
            <text:p>2019-10-20 15:43:49</text:p>
          </table:table-cell>
          <table:table-cell table:style-name="ce7" table:formula="of:=[.A805]" office:value-type="date" office:date-value="2019-10-20T15:43:48.573997" calcext:value-type="date">
            <text:p>2019-10-20 15:43:49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15:43:48.57399748173" calcext:value-type="date">
            <text:p>12/30/99 03:43 P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=0;[.G804]+2+1/[.$H$2];[.G804]+1/[.$H$2])" office:value-type="float" office:value="13.3666666666669" calcext:value-type="float">
            <text:p>13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6]))" office:value-type="date" office:date-value="2019-10-20T15:40:43.434998" calcext:value-type="date">
            <text:p>2019-10-20 15:40:43</text:p>
          </table:table-cell>
          <table:table-cell table:style-name="ce7" table:formula="of:=[.A806]" office:value-type="date" office:date-value="2019-10-20T15:40:43.434998" calcext:value-type="date">
            <text:p>2019-10-20 15:40:43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15:40:43.4349977877" calcext:value-type="date">
            <text:p>12/30/99 03:40 P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=0;[.G805]+2+1/[.$H$2];[.G805]+1/[.$H$2])" office:value-type="float" office:value="13.3833333333336" calcext:value-type="float">
            <text:p>13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7]))" office:value-type="date" office:date-value="2019-10-20T15:58:01.201263" calcext:value-type="date">
            <text:p>2019-10-20 15:58:01</text:p>
          </table:table-cell>
          <table:table-cell table:style-name="ce7" table:formula="of:=[.A807]" office:value-type="date" office:date-value="2019-10-20T15:58:01.201263" calcext:value-type="date">
            <text:p>2019-10-20 15:58:01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15:58:01.2012627488" calcext:value-type="date">
            <text:p>12/30/99 03:58 P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=0;[.G806]+2+1/[.$H$2];[.G806]+1/[.$H$2])" office:value-type="float" office:value="13.4000000000002" calcext:value-type="float">
            <text:p>13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8]))" office:value-type="date" office:date-value="2019-10-20T15:39:44.713013" calcext:value-type="date">
            <text:p>2019-10-20 15:39:45</text:p>
          </table:table-cell>
          <table:table-cell table:style-name="ce7" table:formula="of:=[.A808]" office:value-type="date" office:date-value="2019-10-20T15:39:44.713013" calcext:value-type="date">
            <text:p>2019-10-20 15:39:45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15:39:44.71301319078" calcext:value-type="date">
            <text:p>12/30/99 03:39 P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=0;[.G807]+2+1/[.$H$2];[.G807]+1/[.$H$2])" office:value-type="float" office:value="13.4166666666669" calcext:value-type="float">
            <text:p>13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9]))" office:value-type="date" office:date-value="2019-10-20T15:50:51.840695" calcext:value-type="date">
            <text:p>2019-10-20 15:50:52</text:p>
          </table:table-cell>
          <table:table-cell table:style-name="ce7" table:formula="of:=[.A809]" office:value-type="date" office:date-value="2019-10-20T15:50:51.840695" calcext:value-type="date">
            <text:p>2019-10-20 15:50:52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15:50:51.84069494717" calcext:value-type="date">
            <text:p>12/30/99 03:50 P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=0;[.G808]+2+1/[.$H$2];[.G808]+1/[.$H$2])" office:value-type="float" office:value="13.4333333333336" calcext:value-type="float">
            <text:p>13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0]))" office:value-type="date" office:date-value="2019-10-20T15:41:19.181016" calcext:value-type="date">
            <text:p>2019-10-20 15:41:19</text:p>
          </table:table-cell>
          <table:table-cell table:style-name="ce7" table:formula="of:=[.A810]" office:value-type="date" office:date-value="2019-10-20T15:41:19.181016" calcext:value-type="date">
            <text:p>2019-10-20 15:41:19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15:41:19.18101630639" calcext:value-type="date">
            <text:p>12/30/99 03:41 P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=0;[.G809]+2+1/[.$H$2];[.G809]+1/[.$H$2])" office:value-type="float" office:value="13.4500000000002" calcext:value-type="float">
            <text:p>13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1]))" office:value-type="date" office:date-value="2019-10-20T15:50:15.883309" calcext:value-type="date">
            <text:p>2019-10-20 15:50:16</text:p>
          </table:table-cell>
          <table:table-cell table:style-name="ce7" table:formula="of:=[.A811]" office:value-type="date" office:date-value="2019-10-20T15:50:15.883309" calcext:value-type="date">
            <text:p>2019-10-20 15:50:16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15:50:15.88330850936" calcext:value-type="date">
            <text:p>12/30/99 03:50 P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=0;[.G810]+2+1/[.$H$2];[.G810]+1/[.$H$2])" office:value-type="float" office:value="13.4666666666669" calcext:value-type="float">
            <text:p>13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2]))" office:value-type="date" office:date-value="2019-10-20T15:59:23.140319" calcext:value-type="date">
            <text:p>2019-10-20 15:59:23</text:p>
          </table:table-cell>
          <table:table-cell table:style-name="ce7" table:formula="of:=[.A812]" office:value-type="date" office:date-value="2019-10-20T15:59:23.140319" calcext:value-type="date">
            <text:p>2019-10-20 15:59:23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15:59:23.14031865913" calcext:value-type="date">
            <text:p>12/30/99 03:59 P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=0;[.G811]+2+1/[.$H$2];[.G811]+1/[.$H$2])" office:value-type="float" office:value="13.4833333333336" calcext:value-type="float">
            <text:p>13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3]))" office:value-type="date" office:date-value="2019-10-20T15:03:33.068634" calcext:value-type="date">
            <text:p>2019-10-20 15:03:33</text:p>
          </table:table-cell>
          <table:table-cell table:style-name="ce7" table:formula="of:=[.A813]" office:value-type="date" office:date-value="2019-10-20T15:03:33.068634" calcext:value-type="date">
            <text:p>2019-10-20 15:03:33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15:03:33.06863408536" calcext:value-type="date">
            <text:p>12/30/99 03:03 P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=0;[.G812]+2+1/[.$H$2];[.G812]+1/[.$H$2])" office:value-type="float" office:value="13.5000000000003" calcext:value-type="float">
            <text:p>13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4]))" office:value-type="date" office:date-value="2019-10-20T15:47:40.73725" calcext:value-type="date">
            <text:p>2019-10-20 15:47:41</text:p>
          </table:table-cell>
          <table:table-cell table:style-name="ce7" table:formula="of:=[.A814]" office:value-type="date" office:date-value="2019-10-20T15:47:40.73725" calcext:value-type="date">
            <text:p>2019-10-20 15:47:41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15:47:40.73724988382" calcext:value-type="date">
            <text:p>12/30/99 03:47 P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=0;[.G813]+2+1/[.$H$2];[.G813]+1/[.$H$2])" office:value-type="float" office:value="13.5166666666669" calcext:value-type="float">
            <text:p>13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5]))" office:value-type="date" office:date-value="2019-10-20T15:56:42.669058" calcext:value-type="date">
            <text:p>2019-10-20 15:56:43</text:p>
          </table:table-cell>
          <table:table-cell table:style-name="ce7" table:formula="of:=[.A815]" office:value-type="date" office:date-value="2019-10-20T15:56:42.669058" calcext:value-type="date">
            <text:p>2019-10-20 15:56:43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15:56:42.66905820463" calcext:value-type="date">
            <text:p>12/30/99 03:56 P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=0;[.G814]+2+1/[.$H$2];[.G814]+1/[.$H$2])" office:value-type="float" office:value="13.5333333333336" calcext:value-type="float">
            <text:p>13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6]))" office:value-type="date" office:date-value="2019-10-20T15:48:07.182134" calcext:value-type="date">
            <text:p>2019-10-20 15:48:07</text:p>
          </table:table-cell>
          <table:table-cell table:style-name="ce7" table:formula="of:=[.A816]" office:value-type="date" office:date-value="2019-10-20T15:48:07.182134" calcext:value-type="date">
            <text:p>2019-10-20 15:48:07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15:48:07.18213448301" calcext:value-type="date">
            <text:p>12/30/99 03:48 P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=0;[.G815]+2+1/[.$H$2];[.G815]+1/[.$H$2])" office:value-type="float" office:value="13.5500000000003" calcext:value-type="float">
            <text:p>13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7]))" office:value-type="date" office:date-value="2019-10-20T15:27:53.12829" calcext:value-type="date">
            <text:p>2019-10-20 15:27:53</text:p>
          </table:table-cell>
          <table:table-cell table:style-name="ce7" table:formula="of:=[.A817]" office:value-type="date" office:date-value="2019-10-20T15:27:53.12829" calcext:value-type="date">
            <text:p>2019-10-20 15:27:53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15:27:53.12829033472" calcext:value-type="date">
            <text:p>12/30/99 03:27 P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=0;[.G816]+2+1/[.$H$2];[.G816]+1/[.$H$2])" office:value-type="float" office:value="13.5666666666669" calcext:value-type="float">
            <text:p>13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8]))" office:value-type="date" office:date-value="2019-10-20T15:26:22.496915" calcext:value-type="date">
            <text:p>2019-10-20 15:26:22</text:p>
          </table:table-cell>
          <table:table-cell table:style-name="ce7" table:formula="of:=[.A818]" office:value-type="date" office:date-value="2019-10-20T15:26:22.496915" calcext:value-type="date">
            <text:p>2019-10-20 15:26:22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15:26:22.4969145935" calcext:value-type="date">
            <text:p>12/30/99 03:26 P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=0;[.G817]+2+1/[.$H$2];[.G817]+1/[.$H$2])" office:value-type="float" office:value="13.5833333333336" calcext:value-type="float">
            <text:p>13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9]))" office:value-type="date" office:date-value="2019-10-20T16:23:05.336493" calcext:value-type="date">
            <text:p>2019-10-20 16:23:05</text:p>
          </table:table-cell>
          <table:table-cell table:style-name="ce7" table:formula="of:=[.A819]" office:value-type="date" office:date-value="2019-10-20T16:23:05.336493" calcext:value-type="date">
            <text:p>2019-10-20 16:23:05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16:23:05.33649276942" calcext:value-type="date">
            <text:p>12/30/99 04:23 P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=0;[.G818]+2+1/[.$H$2];[.G818]+1/[.$H$2])" office:value-type="float" office:value="13.6000000000003" calcext:value-type="float">
            <text:p>13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0]))" office:value-type="date" office:date-value="2019-10-20T15:17:10.317512" calcext:value-type="date">
            <text:p>2019-10-20 15:17:10</text:p>
          </table:table-cell>
          <table:table-cell table:style-name="ce7" table:formula="of:=[.A820]" office:value-type="date" office:date-value="2019-10-20T15:17:10.317512" calcext:value-type="date">
            <text:p>2019-10-20 15:17:10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15:17:10.31751173548" calcext:value-type="date">
            <text:p>12/30/99 03:17 P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=0;[.G819]+2+1/[.$H$2];[.G819]+1/[.$H$2])" office:value-type="float" office:value="13.6166666666669" calcext:value-type="float">
            <text:p>13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1]))" office:value-type="date" office:date-value="2019-10-20T15:54:32.448047" calcext:value-type="date">
            <text:p>2019-10-20 15:54:32</text:p>
          </table:table-cell>
          <table:table-cell table:style-name="ce7" table:formula="of:=[.A821]" office:value-type="date" office:date-value="2019-10-20T15:54:32.448047" calcext:value-type="date">
            <text:p>2019-10-20 15:54:32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15:54:32.44804669172" calcext:value-type="date">
            <text:p>12/30/99 03:54 P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=0;[.G820]+2+1/[.$H$2];[.G820]+1/[.$H$2])" office:value-type="float" office:value="13.6333333333336" calcext:value-type="float">
            <text:p>13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2]))" office:value-type="date" office:date-value="2019-10-20T15:55:30.959875" calcext:value-type="date">
            <text:p>2019-10-20 15:55:31</text:p>
          </table:table-cell>
          <table:table-cell table:style-name="ce7" table:formula="of:=[.A822]" office:value-type="date" office:date-value="2019-10-20T15:55:30.959875" calcext:value-type="date">
            <text:p>2019-10-20 15:55:31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15:55:30.95987476408" calcext:value-type="date">
            <text:p>12/30/99 03:55 P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=0;[.G821]+2+1/[.$H$2];[.G821]+1/[.$H$2])" office:value-type="float" office:value="13.6500000000003" calcext:value-type="float">
            <text:p>13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3]))" office:value-type="date" office:date-value="2019-10-20T15:46:13.535943" calcext:value-type="date">
            <text:p>2019-10-20 15:46:14</text:p>
          </table:table-cell>
          <table:table-cell table:style-name="ce7" table:formula="of:=[.A823]" office:value-type="date" office:date-value="2019-10-20T15:46:13.535943" calcext:value-type="date">
            <text:p>2019-10-20 15:46:14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15:46:13.53594254237" calcext:value-type="date">
            <text:p>12/30/99 03:46 P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=0;[.G822]+2+1/[.$H$2];[.G822]+1/[.$H$2])" office:value-type="float" office:value="13.6666666666669" calcext:value-type="float">
            <text:p>13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4]))" office:value-type="date" office:date-value="2019-10-20T15:44:40.140802" calcext:value-type="date">
            <text:p>2019-10-20 15:44:40</text:p>
          </table:table-cell>
          <table:table-cell table:style-name="ce7" table:formula="of:=[.A824]" office:value-type="date" office:date-value="2019-10-20T15:44:40.140802" calcext:value-type="date">
            <text:p>2019-10-20 15:44:40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15:44:40.14080249704" calcext:value-type="date">
            <text:p>12/30/99 03:44 P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=0;[.G823]+2+1/[.$H$2];[.G823]+1/[.$H$2])" office:value-type="float" office:value="13.6833333333336" calcext:value-type="float">
            <text:p>13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5]))" office:value-type="date" office:date-value="2019-10-20T15:40:16.703439" calcext:value-type="date">
            <text:p>2019-10-20 15:40:17</text:p>
          </table:table-cell>
          <table:table-cell table:style-name="ce7" table:formula="of:=[.A825]" office:value-type="date" office:date-value="2019-10-20T15:40:16.703439" calcext:value-type="date">
            <text:p>2019-10-20 15:40:17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15:40:16.70343889855" calcext:value-type="date">
            <text:p>12/30/99 03:40 P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=0;[.G824]+2+1/[.$H$2];[.G824]+1/[.$H$2])" office:value-type="float" office:value="13.7000000000003" calcext:value-type="float">
            <text:p>13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6]))" office:value-type="date" office:date-value="2019-10-20T15:19:52.313145" calcext:value-type="date">
            <text:p>2019-10-20 15:19:52</text:p>
          </table:table-cell>
          <table:table-cell table:style-name="ce7" table:formula="of:=[.A826]" office:value-type="date" office:date-value="2019-10-20T15:19:52.313145" calcext:value-type="date">
            <text:p>2019-10-20 15:19:52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15:19:52.31314470526" calcext:value-type="date">
            <text:p>12/30/99 03:19 P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=0;[.G825]+2+1/[.$H$2];[.G825]+1/[.$H$2])" office:value-type="float" office:value="13.7166666666669" calcext:value-type="float">
            <text:p>13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7]))" office:value-type="date" office:date-value="2019-10-20T15:44:37.069644" calcext:value-type="date">
            <text:p>2019-10-20 15:44:37</text:p>
          </table:table-cell>
          <table:table-cell table:style-name="ce7" table:formula="of:=[.A827]" office:value-type="date" office:date-value="2019-10-20T15:44:37.069644" calcext:value-type="date">
            <text:p>2019-10-20 15:44:37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15:44:37.06964446697" calcext:value-type="date">
            <text:p>12/30/99 03:44 P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=0;[.G826]+2+1/[.$H$2];[.G826]+1/[.$H$2])" office:value-type="float" office:value="13.7333333333336" calcext:value-type="float">
            <text:p>13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8]))" office:value-type="date" office:date-value="2019-10-20T15:53:15.014503" calcext:value-type="date">
            <text:p>2019-10-20 15:53:15</text:p>
          </table:table-cell>
          <table:table-cell table:style-name="ce7" table:formula="of:=[.A828]" office:value-type="date" office:date-value="2019-10-20T15:53:15.014503" calcext:value-type="date">
            <text:p>2019-10-20 15:53:15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15:53:15.01450345851" calcext:value-type="date">
            <text:p>12/30/99 03:53 P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=0;[.G827]+2+1/[.$H$2];[.G827]+1/[.$H$2])" office:value-type="float" office:value="13.7500000000003" calcext:value-type="float">
            <text:p>13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9]))" office:value-type="date" office:date-value="2019-10-20T15:27:53.422095" calcext:value-type="date">
            <text:p>2019-10-20 15:27:53</text:p>
          </table:table-cell>
          <table:table-cell table:style-name="ce7" table:formula="of:=[.A829]" office:value-type="date" office:date-value="2019-10-20T15:27:53.422095" calcext:value-type="date">
            <text:p>2019-10-20 15:27:53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15:27:53.42209531926" calcext:value-type="date">
            <text:p>12/30/99 03:27 P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=0;[.G828]+2+1/[.$H$2];[.G828]+1/[.$H$2])" office:value-type="float" office:value="13.7666666666669" calcext:value-type="float">
            <text:p>13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0]))" office:value-type="date" office:date-value="2019-10-20T15:35:18.201908" calcext:value-type="date">
            <text:p>2019-10-20 15:35:18</text:p>
          </table:table-cell>
          <table:table-cell table:style-name="ce7" table:formula="of:=[.A830]" office:value-type="date" office:date-value="2019-10-20T15:35:18.201908" calcext:value-type="date">
            <text:p>2019-10-20 15:35:18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15:35:18.2019084692" calcext:value-type="date">
            <text:p>12/30/99 03:35 P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=0;[.G829]+2+1/[.$H$2];[.G829]+1/[.$H$2])" office:value-type="float" office:value="13.7833333333336" calcext:value-type="float">
            <text:p>13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1]))" office:value-type="date" office:date-value="2019-10-20T15:35:36.00148" calcext:value-type="date">
            <text:p>2019-10-20 15:35:36</text:p>
          </table:table-cell>
          <table:table-cell table:style-name="ce7" table:formula="of:=[.A831]" office:value-type="date" office:date-value="2019-10-20T15:35:36.00148" calcext:value-type="date">
            <text:p>2019-10-20 15:35:36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15:35:36.00147999823" calcext:value-type="date">
            <text:p>12/30/99 03:35 P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=0;[.G830]+2+1/[.$H$2];[.G830]+1/[.$H$2])" office:value-type="float" office:value="13.8000000000003" calcext:value-type="float">
            <text:p>13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2]))" office:value-type="date" office:date-value="2019-10-20T15:25:41.116246" calcext:value-type="date">
            <text:p>2019-10-20 15:25:41</text:p>
          </table:table-cell>
          <table:table-cell table:style-name="ce7" table:formula="of:=[.A832]" office:value-type="date" office:date-value="2019-10-20T15:25:41.116246" calcext:value-type="date">
            <text:p>2019-10-20 15:25:41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15:25:41.11624611542" calcext:value-type="date">
            <text:p>12/30/99 03:25 P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=0;[.G831]+2+1/[.$H$2];[.G831]+1/[.$H$2])" office:value-type="float" office:value="13.8166666666669" calcext:value-type="float">
            <text:p>13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3]))" office:value-type="date" office:date-value="2019-10-20T15:30:49.484638" calcext:value-type="date">
            <text:p>2019-10-20 15:30:49</text:p>
          </table:table-cell>
          <table:table-cell table:style-name="ce7" table:formula="of:=[.A833]" office:value-type="date" office:date-value="2019-10-20T15:30:49.484638" calcext:value-type="date">
            <text:p>2019-10-20 15:30:49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15:30:49.48463800829" calcext:value-type="date">
            <text:p>12/30/99 03:30 P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=0;[.G832]+2+1/[.$H$2];[.G832]+1/[.$H$2])" office:value-type="float" office:value="13.8333333333336" calcext:value-type="float">
            <text:p>13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4]))" office:value-type="date" office:date-value="2019-10-20T15:27:07.526556" calcext:value-type="date">
            <text:p>2019-10-20 15:27:08</text:p>
          </table:table-cell>
          <table:table-cell table:style-name="ce7" table:formula="of:=[.A834]" office:value-type="date" office:date-value="2019-10-20T15:27:07.526556" calcext:value-type="date">
            <text:p>2019-10-20 15:27:08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15:27:07.52655618824" calcext:value-type="date">
            <text:p>12/30/99 03:27 P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=0;[.G833]+2+1/[.$H$2];[.G833]+1/[.$H$2])" office:value-type="float" office:value="13.8500000000003" calcext:value-type="float">
            <text:p>13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5]))" office:value-type="date" office:date-value="2019-10-20T15:45:33.792283" calcext:value-type="date">
            <text:p>2019-10-20 15:45:34</text:p>
          </table:table-cell>
          <table:table-cell table:style-name="ce7" table:formula="of:=[.A835]" office:value-type="date" office:date-value="2019-10-20T15:45:33.792283" calcext:value-type="date">
            <text:p>2019-10-20 15:45:34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15:45:33.79228301346" calcext:value-type="date">
            <text:p>12/30/99 03:45 P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=0;[.G834]+2+1/[.$H$2];[.G834]+1/[.$H$2])" office:value-type="float" office:value="13.8666666666669" calcext:value-type="float">
            <text:p>13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6]))" office:value-type="date" office:date-value="2019-10-20T15:36:09.945231" calcext:value-type="date">
            <text:p>2019-10-20 15:36:10</text:p>
          </table:table-cell>
          <table:table-cell table:style-name="ce7" table:formula="of:=[.A836]" office:value-type="date" office:date-value="2019-10-20T15:36:09.945231" calcext:value-type="date">
            <text:p>2019-10-20 15:36:10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15:36:09.94523133617" calcext:value-type="date">
            <text:p>12/30/99 03:36 P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=0;[.G835]+2+1/[.$H$2];[.G835]+1/[.$H$2])" office:value-type="float" office:value="13.8833333333336" calcext:value-type="float">
            <text:p>13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7]))" office:value-type="date" office:date-value="2019-10-20T15:45:20.744066" calcext:value-type="date">
            <text:p>2019-10-20 15:45:21</text:p>
          </table:table-cell>
          <table:table-cell table:style-name="ce7" table:formula="of:=[.A837]" office:value-type="date" office:date-value="2019-10-20T15:45:20.744066" calcext:value-type="date">
            <text:p>2019-10-20 15:45:21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15:45:20.74406559113" calcext:value-type="date">
            <text:p>12/30/99 03:45 P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=0;[.G836]+2+1/[.$H$2];[.G836]+1/[.$H$2])" office:value-type="float" office:value="13.9000000000003" calcext:value-type="float">
            <text:p>13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8]))" office:value-type="date" office:date-value="2019-10-20T15:31:51.39408" calcext:value-type="date">
            <text:p>2019-10-20 15:31:51</text:p>
          </table:table-cell>
          <table:table-cell table:style-name="ce7" table:formula="of:=[.A838]" office:value-type="date" office:date-value="2019-10-20T15:31:51.39408" calcext:value-type="date">
            <text:p>2019-10-20 15:31:51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15:31:51.39408017043" calcext:value-type="date">
            <text:p>12/30/99 03:31 P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=0;[.G837]+2+1/[.$H$2];[.G837]+1/[.$H$2])" office:value-type="float" office:value="13.9166666666669" calcext:value-type="float">
            <text:p>13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9]))" office:value-type="date" office:date-value="2019-10-20T15:31:07.288932" calcext:value-type="date">
            <text:p>2019-10-20 15:31:07</text:p>
          </table:table-cell>
          <table:table-cell table:style-name="ce7" table:formula="of:=[.A839]" office:value-type="date" office:date-value="2019-10-20T15:31:07.288932" calcext:value-type="date">
            <text:p>2019-10-20 15:31:07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15:31:07.28893190157" calcext:value-type="date">
            <text:p>12/30/99 03:31 P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=0;[.G838]+2+1/[.$H$2];[.G838]+1/[.$H$2])" office:value-type="float" office:value="13.9333333333336" calcext:value-type="float">
            <text:p>13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0]))" office:value-type="date" office:date-value="2019-10-20T15:22:44.602115" calcext:value-type="date">
            <text:p>2019-10-20 15:22:45</text:p>
          </table:table-cell>
          <table:table-cell table:style-name="ce7" table:formula="of:=[.A840]" office:value-type="date" office:date-value="2019-10-20T15:22:44.602115" calcext:value-type="date">
            <text:p>2019-10-20 15:22:45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15:22:44.60211477242" calcext:value-type="date">
            <text:p>12/30/99 03:22 P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=0;[.G839]+2+1/[.$H$2];[.G839]+1/[.$H$2])" office:value-type="float" office:value="13.9500000000003" calcext:value-type="float">
            <text:p>13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1]))" office:value-type="date" office:date-value="2019-10-20T15:16:34.397046" calcext:value-type="date">
            <text:p>2019-10-20 15:16:34</text:p>
          </table:table-cell>
          <table:table-cell table:style-name="ce7" table:formula="of:=[.A841]" office:value-type="date" office:date-value="2019-10-20T15:16:34.397046" calcext:value-type="date">
            <text:p>2019-10-20 15:16:34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15:16:34.39704611432" calcext:value-type="date">
            <text:p>12/30/99 03:16 P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=0;[.G840]+2+1/[.$H$2];[.G840]+1/[.$H$2])" office:value-type="float" office:value="13.9666666666669" calcext:value-type="float">
            <text:p>13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2]))" office:value-type="date" office:date-value="2019-10-20T16:15:36.432945" calcext:value-type="date">
            <text:p>2019-10-20 16:15:36</text:p>
          </table:table-cell>
          <table:table-cell table:style-name="ce7" table:formula="of:=[.A842]" office:value-type="date" office:date-value="2019-10-20T16:15:36.432945" calcext:value-type="date">
            <text:p>2019-10-20 16:15:36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16:15:36.43294544891" calcext:value-type="date">
            <text:p>12/30/99 04:15 P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=0;[.G841]+2+1/[.$H$2];[.G841]+1/[.$H$2])" office:value-type="float" office:value="13.9833333333336" calcext:value-type="float">
            <text:p>13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3]))" office:value-type="date" office:date-value="2019-10-21T15:41:22.165757" calcext:value-type="date">
            <text:p>2019-10-21 15:41:22</text:p>
          </table:table-cell>
          <table:table-cell table:style-name="ce7" table:formula="of:=[.A843]" office:value-type="date" office:date-value="2019-10-21T15:41:22.165757" calcext:value-type="date">
            <text:p>2019-10-21 15:41:22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15:41:22.16575670522" calcext:value-type="date">
            <text:p>12/30/99 03:41 P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=0;[.G842]+2+1/[.$H$2];[.G842]+1/[.$H$2])" office:value-type="float" office:value="14.0000000000003" calcext:value-type="float">
            <text:p>14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4]))" office:value-type="date" office:date-value="2019-10-21T15:15:36.02262" calcext:value-type="date">
            <text:p>2019-10-21 15:15:36</text:p>
          </table:table-cell>
          <table:table-cell table:style-name="ce7" table:formula="of:=[.A844]" office:value-type="date" office:date-value="2019-10-21T15:15:36.02262" calcext:value-type="date">
            <text:p>2019-10-21 15:15:36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15:15:36.02262048516" calcext:value-type="date">
            <text:p>12/30/99 03:15 P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=0;[.G843]+2+1/[.$H$2];[.G843]+1/[.$H$2])" office:value-type="float" office:value="14.0166666666669" calcext:value-type="float">
            <text:p>14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5]))" office:value-type="date" office:date-value="2019-10-21T15:47:47.834647" calcext:value-type="date">
            <text:p>2019-10-21 15:47:48</text:p>
          </table:table-cell>
          <table:table-cell table:style-name="ce7" table:formula="of:=[.A845]" office:value-type="date" office:date-value="2019-10-21T15:47:47.834647" calcext:value-type="date">
            <text:p>2019-10-21 15:47:48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15:47:47.83464651089" calcext:value-type="date">
            <text:p>12/30/99 03:47 P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=0;[.G844]+2+1/[.$H$2];[.G844]+1/[.$H$2])" office:value-type="float" office:value="14.0333333333336" calcext:value-type="float">
            <text:p>14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6]))" office:value-type="date" office:date-value="2019-10-21T15:48:01.928856" calcext:value-type="date">
            <text:p>2019-10-21 15:48:02</text:p>
          </table:table-cell>
          <table:table-cell table:style-name="ce7" table:formula="of:=[.A846]" office:value-type="date" office:date-value="2019-10-21T15:48:01.928856" calcext:value-type="date">
            <text:p>2019-10-21 15:48:02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15:48:01.92885629833" calcext:value-type="date">
            <text:p>12/30/99 03:48 P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=0;[.G845]+2+1/[.$H$2];[.G845]+1/[.$H$2])" office:value-type="float" office:value="14.0500000000003" calcext:value-type="float">
            <text:p>14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7]))" office:value-type="date" office:date-value="2019-10-21T15:05:28.787995" calcext:value-type="date">
            <text:p>2019-10-21 15:05:29</text:p>
          </table:table-cell>
          <table:table-cell table:style-name="ce7" table:formula="of:=[.A847]" office:value-type="date" office:date-value="2019-10-21T15:05:28.787995" calcext:value-type="date">
            <text:p>2019-10-21 15:05:29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15:05:28.78799547907" calcext:value-type="date">
            <text:p>12/30/99 03:05 P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=0;[.G846]+2+1/[.$H$2];[.G846]+1/[.$H$2])" office:value-type="float" office:value="14.0666666666669" calcext:value-type="float">
            <text:p>14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8]))" office:value-type="date" office:date-value="2019-10-21T15:40:03.730279" calcext:value-type="date">
            <text:p>2019-10-21 15:40:04</text:p>
          </table:table-cell>
          <table:table-cell table:style-name="ce7" table:formula="of:=[.A848]" office:value-type="date" office:date-value="2019-10-21T15:40:03.730279" calcext:value-type="date">
            <text:p>2019-10-21 15:40:04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15:40:03.73027890455" calcext:value-type="date">
            <text:p>12/30/99 03:40 P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=0;[.G847]+2+1/[.$H$2];[.G847]+1/[.$H$2])" office:value-type="float" office:value="14.0833333333336" calcext:value-type="float">
            <text:p>14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9]))" office:value-type="date" office:date-value="2019-10-21T15:11:00.839494" calcext:value-type="date">
            <text:p>2019-10-21 15:11:01</text:p>
          </table:table-cell>
          <table:table-cell table:style-name="ce7" table:formula="of:=[.A849]" office:value-type="date" office:date-value="2019-10-21T15:11:00.839494" calcext:value-type="date">
            <text:p>2019-10-21 15:11:01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15:11:00.83949417807" calcext:value-type="date">
            <text:p>12/30/99 03:11 P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=0;[.G848]+2+1/[.$H$2];[.G848]+1/[.$H$2])" office:value-type="float" office:value="14.1000000000003" calcext:value-type="float">
            <text:p>14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0]))" office:value-type="date" office:date-value="2019-10-21T15:40:37.151727" calcext:value-type="date">
            <text:p>2019-10-21 15:40:37</text:p>
          </table:table-cell>
          <table:table-cell table:style-name="ce7" table:formula="of:=[.A850]" office:value-type="date" office:date-value="2019-10-21T15:40:37.151727" calcext:value-type="date">
            <text:p>2019-10-21 15:40:37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15:40:37.15172682423" calcext:value-type="date">
            <text:p>12/30/99 03:40 P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=0;[.G849]+2+1/[.$H$2];[.G849]+1/[.$H$2])" office:value-type="float" office:value="14.1166666666669" calcext:value-type="float">
            <text:p>14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1]))" office:value-type="date" office:date-value="2019-10-21T15:41:45.697216" calcext:value-type="date">
            <text:p>2019-10-21 15:41:46</text:p>
          </table:table-cell>
          <table:table-cell table:style-name="ce7" table:formula="of:=[.A851]" office:value-type="date" office:date-value="2019-10-21T15:41:45.697216" calcext:value-type="date">
            <text:p>2019-10-21 15:41:46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15:41:45.69721602369" calcext:value-type="date">
            <text:p>12/30/99 03:41 P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=0;[.G850]+2+1/[.$H$2];[.G850]+1/[.$H$2])" office:value-type="float" office:value="14.1333333333336" calcext:value-type="float">
            <text:p>14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2]))" office:value-type="date" office:date-value="2019-10-21T15:48:48.576582" calcext:value-type="date">
            <text:p>2019-10-21 15:48:49</text:p>
          </table:table-cell>
          <table:table-cell table:style-name="ce7" table:formula="of:=[.A852]" office:value-type="date" office:date-value="2019-10-21T15:48:48.576582" calcext:value-type="date">
            <text:p>2019-10-21 15:48:49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15:48:48.57658155262" calcext:value-type="date">
            <text:p>12/30/99 03:48 P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=0;[.G851]+2+1/[.$H$2];[.G851]+1/[.$H$2])" office:value-type="float" office:value="14.1500000000003" calcext:value-type="float">
            <text:p>14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3]))" office:value-type="date" office:date-value="2019-10-21T15:25:08.227743" calcext:value-type="date">
            <text:p>2019-10-21 15:25:08</text:p>
          </table:table-cell>
          <table:table-cell table:style-name="ce7" table:formula="of:=[.A853]" office:value-type="date" office:date-value="2019-10-21T15:25:08.227743" calcext:value-type="date">
            <text:p>2019-10-21 15:25:08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15:25:08.22774327826" calcext:value-type="date">
            <text:p>12/30/99 03:25 P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=0;[.G852]+2+1/[.$H$2];[.G852]+1/[.$H$2])" office:value-type="float" office:value="14.166666666667" calcext:value-type="float">
            <text:p>14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4]))" office:value-type="date" office:date-value="2019-10-21T15:42:56.379521" calcext:value-type="date">
            <text:p>2019-10-21 15:42:56</text:p>
          </table:table-cell>
          <table:table-cell table:style-name="ce7" table:formula="of:=[.A854]" office:value-type="date" office:date-value="2019-10-21T15:42:56.379521" calcext:value-type="date">
            <text:p>2019-10-21 15:42:56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15:42:56.37952098157" calcext:value-type="date">
            <text:p>12/30/99 03:42 P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=0;[.G853]+2+1/[.$H$2];[.G853]+1/[.$H$2])" office:value-type="float" office:value="14.1833333333336" calcext:value-type="float">
            <text:p>14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5]))" office:value-type="date" office:date-value="2019-10-21T16:06:29.684975" calcext:value-type="date">
            <text:p>2019-10-21 16:06:30</text:p>
          </table:table-cell>
          <table:table-cell table:style-name="ce7" table:formula="of:=[.A855]" office:value-type="date" office:date-value="2019-10-21T16:06:29.684975" calcext:value-type="date">
            <text:p>2019-10-21 16:06:30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16:06:29.68497498427" calcext:value-type="date">
            <text:p>12/30/99 04:06 P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=0;[.G854]+2+1/[.$H$2];[.G854]+1/[.$H$2])" office:value-type="float" office:value="14.2000000000003" calcext:value-type="float">
            <text:p>14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6]))" office:value-type="date" office:date-value="2019-10-21T15:52:42.410102" calcext:value-type="date">
            <text:p>2019-10-21 15:52:42</text:p>
          </table:table-cell>
          <table:table-cell table:style-name="ce7" table:formula="of:=[.A856]" office:value-type="date" office:date-value="2019-10-21T15:52:42.410102" calcext:value-type="date">
            <text:p>2019-10-21 15:52:42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15:52:42.41010187659" calcext:value-type="date">
            <text:p>12/30/99 03:52 P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=0;[.G855]+2+1/[.$H$2];[.G855]+1/[.$H$2])" office:value-type="float" office:value="14.216666666667" calcext:value-type="float">
            <text:p>14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7]))" office:value-type="date" office:date-value="2019-10-21T15:37:56.747729" calcext:value-type="date">
            <text:p>2019-10-21 15:37:57</text:p>
          </table:table-cell>
          <table:table-cell table:style-name="ce7" table:formula="of:=[.A857]" office:value-type="date" office:date-value="2019-10-21T15:37:56.747729" calcext:value-type="date">
            <text:p>2019-10-21 15:37:57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15:37:56.74772925675" calcext:value-type="date">
            <text:p>12/30/99 03:37 P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=0;[.G856]+2+1/[.$H$2];[.G856]+1/[.$H$2])" office:value-type="float" office:value="14.2333333333336" calcext:value-type="float">
            <text:p>14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8]))" office:value-type="date" office:date-value="2019-10-21T15:53:56.108085" calcext:value-type="date">
            <text:p>2019-10-21 15:53:56</text:p>
          </table:table-cell>
          <table:table-cell table:style-name="ce7" table:formula="of:=[.A858]" office:value-type="date" office:date-value="2019-10-21T15:53:56.108085" calcext:value-type="date">
            <text:p>2019-10-21 15:53:56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15:53:56.108085257" calcext:value-type="date">
            <text:p>12/30/99 03:53 P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=0;[.G857]+2+1/[.$H$2];[.G857]+1/[.$H$2])" office:value-type="float" office:value="14.2500000000003" calcext:value-type="float">
            <text:p>14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9]))" office:value-type="date" office:date-value="2019-10-21T16:05:34.270448" calcext:value-type="date">
            <text:p>2019-10-21 16:05:34</text:p>
          </table:table-cell>
          <table:table-cell table:style-name="ce7" table:formula="of:=[.A859]" office:value-type="date" office:date-value="2019-10-21T16:05:34.270448" calcext:value-type="date">
            <text:p>2019-10-21 16:05:34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16:05:34.27044767886" calcext:value-type="date">
            <text:p>12/30/99 04:05 P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=0;[.G858]+2+1/[.$H$2];[.G858]+1/[.$H$2])" office:value-type="float" office:value="14.266666666667" calcext:value-type="float">
            <text:p>14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0]))" office:value-type="date" office:date-value="2019-10-21T15:34:37.419565" calcext:value-type="date">
            <text:p>2019-10-21 15:34:37</text:p>
          </table:table-cell>
          <table:table-cell table:style-name="ce7" table:formula="of:=[.A860]" office:value-type="date" office:date-value="2019-10-21T15:34:37.419565" calcext:value-type="date">
            <text:p>2019-10-21 15:34:37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15:34:37.41956454702" calcext:value-type="date">
            <text:p>12/30/99 03:34 P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=0;[.G859]+2+1/[.$H$2];[.G859]+1/[.$H$2])" office:value-type="float" office:value="14.2833333333336" calcext:value-type="float">
            <text:p>14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1]))" office:value-type="date" office:date-value="2019-10-21T15:46:29.774155" calcext:value-type="date">
            <text:p>2019-10-21 15:46:30</text:p>
          </table:table-cell>
          <table:table-cell table:style-name="ce7" table:formula="of:=[.A861]" office:value-type="date" office:date-value="2019-10-21T15:46:29.774155" calcext:value-type="date">
            <text:p>2019-10-21 15:46:30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15:46:29.77415536065" calcext:value-type="date">
            <text:p>12/30/99 03:46 P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=0;[.G860]+2+1/[.$H$2];[.G860]+1/[.$H$2])" office:value-type="float" office:value="14.3000000000003" calcext:value-type="float">
            <text:p>14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2]))" office:value-type="date" office:date-value="2019-10-21T15:41:03.862638" calcext:value-type="date">
            <text:p>2019-10-21 15:41:04</text:p>
          </table:table-cell>
          <table:table-cell table:style-name="ce7" table:formula="of:=[.A862]" office:value-type="date" office:date-value="2019-10-21T15:41:03.862638" calcext:value-type="date">
            <text:p>2019-10-21 15:41:04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15:41:03.86263794266" calcext:value-type="date">
            <text:p>12/30/99 03:41 P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=0;[.G861]+2+1/[.$H$2];[.G861]+1/[.$H$2])" office:value-type="float" office:value="14.316666666667" calcext:value-type="float">
            <text:p>14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3]))" office:value-type="date" office:date-value="2019-10-21T16:02:42.72883" calcext:value-type="date">
            <text:p>2019-10-21 16:02:43</text:p>
          </table:table-cell>
          <table:table-cell table:style-name="ce7" table:formula="of:=[.A863]" office:value-type="date" office:date-value="2019-10-21T16:02:42.72883" calcext:value-type="date">
            <text:p>2019-10-21 16:02:43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16:02:42.72883010097" calcext:value-type="date">
            <text:p>12/30/99 04:02 P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=0;[.G862]+2+1/[.$H$2];[.G862]+1/[.$H$2])" office:value-type="float" office:value="14.3333333333336" calcext:value-type="float">
            <text:p>14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4]))" office:value-type="date" office:date-value="2019-10-21T16:05:46.975162" calcext:value-type="date">
            <text:p>2019-10-21 16:05:47</text:p>
          </table:table-cell>
          <table:table-cell table:style-name="ce7" table:formula="of:=[.A864]" office:value-type="date" office:date-value="2019-10-21T16:05:46.975162" calcext:value-type="date">
            <text:p>2019-10-21 16:05:47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16:05:46.97516150773" calcext:value-type="date">
            <text:p>12/30/99 04:05 P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=0;[.G863]+2+1/[.$H$2];[.G863]+1/[.$H$2])" office:value-type="float" office:value="14.3500000000003" calcext:value-type="float">
            <text:p>14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5]))" office:value-type="date" office:date-value="2019-10-21T15:32:12.687637" calcext:value-type="date">
            <text:p>2019-10-21 15:32:13</text:p>
          </table:table-cell>
          <table:table-cell table:style-name="ce7" table:formula="of:=[.A865]" office:value-type="date" office:date-value="2019-10-21T15:32:12.687637" calcext:value-type="date">
            <text:p>2019-10-21 15:32:13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15:32:12.68763672095" calcext:value-type="date">
            <text:p>12/30/99 03:32 P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=0;[.G864]+2+1/[.$H$2];[.G864]+1/[.$H$2])" office:value-type="float" office:value="14.366666666667" calcext:value-type="float">
            <text:p>14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6]))" office:value-type="date" office:date-value="2019-10-21T15:30:38.710592" calcext:value-type="date">
            <text:p>2019-10-21 15:30:39</text:p>
          </table:table-cell>
          <table:table-cell table:style-name="ce7" table:formula="of:=[.A866]" office:value-type="date" office:date-value="2019-10-21T15:30:38.710592" calcext:value-type="date">
            <text:p>2019-10-21 15:30:39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15:30:38.71059163939" calcext:value-type="date">
            <text:p>12/30/99 03:30 P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=0;[.G865]+2+1/[.$H$2];[.G865]+1/[.$H$2])" office:value-type="float" office:value="14.3833333333336" calcext:value-type="float">
            <text:p>14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7]))" office:value-type="date" office:date-value="2019-10-21T15:43:31.957375" calcext:value-type="date">
            <text:p>2019-10-21 15:43:32</text:p>
          </table:table-cell>
          <table:table-cell table:style-name="ce7" table:formula="of:=[.A867]" office:value-type="date" office:date-value="2019-10-21T15:43:31.957375" calcext:value-type="date">
            <text:p>2019-10-21 15:43:32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15:43:31.95737505332" calcext:value-type="date">
            <text:p>12/30/99 03:43 P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=0;[.G866]+2+1/[.$H$2];[.G866]+1/[.$H$2])" office:value-type="float" office:value="14.4000000000003" calcext:value-type="float">
            <text:p>14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8]))" office:value-type="date" office:date-value="2019-10-21T15:40:21.655727" calcext:value-type="date">
            <text:p>2019-10-21 15:40:22</text:p>
          </table:table-cell>
          <table:table-cell table:style-name="ce7" table:formula="of:=[.A868]" office:value-type="date" office:date-value="2019-10-21T15:40:21.655727" calcext:value-type="date">
            <text:p>2019-10-21 15:40:22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15:40:21.6557267122" calcext:value-type="date">
            <text:p>12/30/99 03:40 P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=0;[.G867]+2+1/[.$H$2];[.G867]+1/[.$H$2])" office:value-type="float" office:value="14.416666666667" calcext:value-type="float">
            <text:p>14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9]))" office:value-type="date" office:date-value="2019-10-21T15:48:58.538612" calcext:value-type="date">
            <text:p>2019-10-21 15:48:59</text:p>
          </table:table-cell>
          <table:table-cell table:style-name="ce7" table:formula="of:=[.A869]" office:value-type="date" office:date-value="2019-10-21T15:48:58.538612" calcext:value-type="date">
            <text:p>2019-10-21 15:48:59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15:48:58.53861198295" calcext:value-type="date">
            <text:p>12/30/99 03:48 P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=0;[.G868]+2+1/[.$H$2];[.G868]+1/[.$H$2])" office:value-type="float" office:value="14.4333333333336" calcext:value-type="float">
            <text:p>14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0]))" office:value-type="date" office:date-value="2019-10-21T15:29:06.291723" calcext:value-type="date">
            <text:p>2019-10-21 15:29:06</text:p>
          </table:table-cell>
          <table:table-cell table:style-name="ce7" table:formula="of:=[.A870]" office:value-type="date" office:date-value="2019-10-21T15:29:06.291723" calcext:value-type="date">
            <text:p>2019-10-21 15:29:06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15:29:06.29172307905" calcext:value-type="date">
            <text:p>12/30/99 03:29 P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=0;[.G869]+2+1/[.$H$2];[.G869]+1/[.$H$2])" office:value-type="float" office:value="14.4500000000003" calcext:value-type="float">
            <text:p>14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1]))" office:value-type="date" office:date-value="2019-10-21T15:23:17.535447" calcext:value-type="date">
            <text:p>2019-10-21 15:23:18</text:p>
          </table:table-cell>
          <table:table-cell table:style-name="ce7" table:formula="of:=[.A871]" office:value-type="date" office:date-value="2019-10-21T15:23:17.535447" calcext:value-type="date">
            <text:p>2019-10-21 15:23:18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15:23:17.53544738051" calcext:value-type="date">
            <text:p>12/30/99 03:23 P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=0;[.G870]+2+1/[.$H$2];[.G870]+1/[.$H$2])" office:value-type="float" office:value="14.466666666667" calcext:value-type="float">
            <text:p>14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2]))" office:value-type="date" office:date-value="2019-10-21T15:39:13.218412" calcext:value-type="date">
            <text:p>2019-10-21 15:39:13</text:p>
          </table:table-cell>
          <table:table-cell table:style-name="ce7" table:formula="of:=[.A872]" office:value-type="date" office:date-value="2019-10-21T15:39:13.218412" calcext:value-type="date">
            <text:p>2019-10-21 15:39:13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15:39:13.21841246914" calcext:value-type="date">
            <text:p>12/30/99 03:39 P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=0;[.G871]+2+1/[.$H$2];[.G871]+1/[.$H$2])" office:value-type="float" office:value="14.4833333333336" calcext:value-type="float">
            <text:p>14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3]))" office:value-type="date" office:date-value="2019-10-21T15:08:48.582516" calcext:value-type="date">
            <text:p>2019-10-21 15:08:49</text:p>
          </table:table-cell>
          <table:table-cell table:style-name="ce7" table:formula="of:=[.A873]" office:value-type="date" office:date-value="2019-10-21T15:08:48.582516" calcext:value-type="date">
            <text:p>2019-10-21 15:08:49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15:08:48.58251566067" calcext:value-type="date">
            <text:p>12/30/99 03:08 P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=0;[.G872]+2+1/[.$H$2];[.G872]+1/[.$H$2])" office:value-type="float" office:value="14.5000000000003" calcext:value-type="float">
            <text:p>14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4]))" office:value-type="date" office:date-value="2019-10-21T15:31:56.589899" calcext:value-type="date">
            <text:p>2019-10-21 15:31:57</text:p>
          </table:table-cell>
          <table:table-cell table:style-name="ce7" table:formula="of:=[.A874]" office:value-type="date" office:date-value="2019-10-21T15:31:56.589899" calcext:value-type="date">
            <text:p>2019-10-21 15:31:57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15:31:56.58989915159" calcext:value-type="date">
            <text:p>12/30/99 03:31 P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=0;[.G873]+2+1/[.$H$2];[.G873]+1/[.$H$2])" office:value-type="float" office:value="14.516666666667" calcext:value-type="float">
            <text:p>14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5]))" office:value-type="date" office:date-value="2019-10-21T15:27:25.946763" calcext:value-type="date">
            <text:p>2019-10-21 15:27:26</text:p>
          </table:table-cell>
          <table:table-cell table:style-name="ce7" table:formula="of:=[.A875]" office:value-type="date" office:date-value="2019-10-21T15:27:25.946763" calcext:value-type="date">
            <text:p>2019-10-21 15:27:26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15:27:25.94676280394" calcext:value-type="date">
            <text:p>12/30/99 03:27 P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=0;[.G874]+2+1/[.$H$2];[.G874]+1/[.$H$2])" office:value-type="float" office:value="14.5333333333336" calcext:value-type="float">
            <text:p>14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6]))" office:value-type="date" office:date-value="2019-10-21T15:49:49.414236" calcext:value-type="date">
            <text:p>2019-10-21 15:49:49</text:p>
          </table:table-cell>
          <table:table-cell table:style-name="ce7" table:formula="of:=[.A876]" office:value-type="date" office:date-value="2019-10-21T15:49:49.414236" calcext:value-type="date">
            <text:p>2019-10-21 15:49:49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15:49:49.41423562355" calcext:value-type="date">
            <text:p>12/30/99 03:49 P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=0;[.G875]+2+1/[.$H$2];[.G875]+1/[.$H$2])" office:value-type="float" office:value="14.5500000000003" calcext:value-type="float">
            <text:p>14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7]))" office:value-type="date" office:date-value="2019-10-21T15:42:24.92661" calcext:value-type="date">
            <text:p>2019-10-21 15:42:25</text:p>
          </table:table-cell>
          <table:table-cell table:style-name="ce7" table:formula="of:=[.A877]" office:value-type="date" office:date-value="2019-10-21T15:42:24.92661" calcext:value-type="date">
            <text:p>2019-10-21 15:42:25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15:42:24.92660996038" calcext:value-type="date">
            <text:p>12/30/99 03:42 P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=0;[.G876]+2+1/[.$H$2];[.G876]+1/[.$H$2])" office:value-type="float" office:value="14.566666666667" calcext:value-type="float">
            <text:p>14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8]))" office:value-type="date" office:date-value="2019-10-21T15:41:17.658978" calcext:value-type="date">
            <text:p>2019-10-21 15:41:18</text:p>
          </table:table-cell>
          <table:table-cell table:style-name="ce7" table:formula="of:=[.A878]" office:value-type="date" office:date-value="2019-10-21T15:41:17.658978" calcext:value-type="date">
            <text:p>2019-10-21 15:41:18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15:41:17.65897794161" calcext:value-type="date">
            <text:p>12/30/99 03:41 P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=0;[.G877]+2+1/[.$H$2];[.G877]+1/[.$H$2])" office:value-type="float" office:value="14.5833333333336" calcext:value-type="float">
            <text:p>14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9]))" office:value-type="date" office:date-value="2019-10-21T15:57:46.048204" calcext:value-type="date">
            <text:p>2019-10-21 15:57:46</text:p>
          </table:table-cell>
          <table:table-cell table:style-name="ce7" table:formula="of:=[.A879]" office:value-type="date" office:date-value="2019-10-21T15:57:46.048204" calcext:value-type="date">
            <text:p>2019-10-21 15:57:46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15:57:46.04820422363" calcext:value-type="date">
            <text:p>12/30/99 03:57 P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=0;[.G878]+2+1/[.$H$2];[.G878]+1/[.$H$2])" office:value-type="float" office:value="14.6000000000003" calcext:value-type="float">
            <text:p>14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0]))" office:value-type="date" office:date-value="2019-10-21T15:08:00.18321" calcext:value-type="date">
            <text:p>2019-10-21 15:08:00</text:p>
          </table:table-cell>
          <table:table-cell table:style-name="ce7" table:formula="of:=[.A880]" office:value-type="date" office:date-value="2019-10-21T15:08:00.18321" calcext:value-type="date">
            <text:p>2019-10-21 15:08:00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15:08:00.18321006093" calcext:value-type="date">
            <text:p>12/30/99 03:08 P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=0;[.G879]+2+1/[.$H$2];[.G879]+1/[.$H$2])" office:value-type="float" office:value="14.616666666667" calcext:value-type="float">
            <text:p>14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1]))" office:value-type="date" office:date-value="2019-10-21T16:10:21.06588" calcext:value-type="date">
            <text:p>2019-10-21 16:10:21</text:p>
          </table:table-cell>
          <table:table-cell table:style-name="ce7" table:formula="of:=[.A881]" office:value-type="date" office:date-value="2019-10-21T16:10:21.06588" calcext:value-type="date">
            <text:p>2019-10-21 16:10:21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16:10:21.06587961316" calcext:value-type="date">
            <text:p>12/30/99 04:10 P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=0;[.G880]+2+1/[.$H$2];[.G880]+1/[.$H$2])" office:value-type="float" office:value="14.6333333333336" calcext:value-type="float">
            <text:p>14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2]))" office:value-type="date" office:date-value="2019-10-21T15:41:16.437302" calcext:value-type="date">
            <text:p>2019-10-21 15:41:16</text:p>
          </table:table-cell>
          <table:table-cell table:style-name="ce7" table:formula="of:=[.A882]" office:value-type="date" office:date-value="2019-10-21T15:41:16.437302" calcext:value-type="date">
            <text:p>2019-10-21 15:41:16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15:41:16.43730193377" calcext:value-type="date">
            <text:p>12/30/99 03:41 P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=0;[.G881]+2+1/[.$H$2];[.G881]+1/[.$H$2])" office:value-type="float" office:value="14.6500000000003" calcext:value-type="float">
            <text:p>14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3]))" office:value-type="date" office:date-value="2019-10-21T15:53:00.286297" calcext:value-type="date">
            <text:p>2019-10-21 15:53:00</text:p>
          </table:table-cell>
          <table:table-cell table:style-name="ce7" table:formula="of:=[.A883]" office:value-type="date" office:date-value="2019-10-21T15:53:00.286297" calcext:value-type="date">
            <text:p>2019-10-21 15:53:00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15:53:00.28629741166" calcext:value-type="date">
            <text:p>12/30/99 03:53 P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=0;[.G882]+2+1/[.$H$2];[.G882]+1/[.$H$2])" office:value-type="float" office:value="14.666666666667" calcext:value-type="float">
            <text:p>14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4]))" office:value-type="date" office:date-value="2019-10-21T15:27:59.856006" calcext:value-type="date">
            <text:p>2019-10-21 15:28:00</text:p>
          </table:table-cell>
          <table:table-cell table:style-name="ce7" table:formula="of:=[.A884]" office:value-type="date" office:date-value="2019-10-21T15:27:59.856006" calcext:value-type="date">
            <text:p>2019-10-21 15:28:00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15:27:59.85600605607" calcext:value-type="date">
            <text:p>12/30/99 03:28 P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=0;[.G883]+2+1/[.$H$2];[.G883]+1/[.$H$2])" office:value-type="float" office:value="14.6833333333336" calcext:value-type="float">
            <text:p>14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5]))" office:value-type="date" office:date-value="2019-10-21T15:27:18.474232" calcext:value-type="date">
            <text:p>2019-10-21 15:27:18</text:p>
          </table:table-cell>
          <table:table-cell table:style-name="ce7" table:formula="of:=[.A885]" office:value-type="date" office:date-value="2019-10-21T15:27:18.474232" calcext:value-type="date">
            <text:p>2019-10-21 15:27:18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15:27:18.47423242405" calcext:value-type="date">
            <text:p>12/30/99 03:27 P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=0;[.G884]+2+1/[.$H$2];[.G884]+1/[.$H$2])" office:value-type="float" office:value="14.7000000000003" calcext:value-type="float">
            <text:p>14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6]))" office:value-type="date" office:date-value="2019-10-21T15:16:13.764816" calcext:value-type="date">
            <text:p>2019-10-21 15:16:14</text:p>
          </table:table-cell>
          <table:table-cell table:style-name="ce7" table:formula="of:=[.A886]" office:value-type="date" office:date-value="2019-10-21T15:16:13.764816" calcext:value-type="date">
            <text:p>2019-10-21 15:16:14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15:16:13.76481606625" calcext:value-type="date">
            <text:p>12/30/99 03:16 P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=0;[.G885]+2+1/[.$H$2];[.G885]+1/[.$H$2])" office:value-type="float" office:value="14.716666666667" calcext:value-type="float">
            <text:p>14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7]))" office:value-type="date" office:date-value="2019-10-21T15:33:01.304941" calcext:value-type="date">
            <text:p>2019-10-21 15:33:01</text:p>
          </table:table-cell>
          <table:table-cell table:style-name="ce7" table:formula="of:=[.A887]" office:value-type="date" office:date-value="2019-10-21T15:33:01.304941" calcext:value-type="date">
            <text:p>2019-10-21 15:33:01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15:33:01.3049411634" calcext:value-type="date">
            <text:p>12/30/99 03:33 P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=0;[.G886]+2+1/[.$H$2];[.G886]+1/[.$H$2])" office:value-type="float" office:value="14.7333333333336" calcext:value-type="float">
            <text:p>14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8]))" office:value-type="date" office:date-value="2019-10-21T15:14:40.387267" calcext:value-type="date">
            <text:p>2019-10-21 15:14:40</text:p>
          </table:table-cell>
          <table:table-cell table:style-name="ce7" table:formula="of:=[.A888]" office:value-type="date" office:date-value="2019-10-21T15:14:40.387267" calcext:value-type="date">
            <text:p>2019-10-21 15:14:40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15:14:40.38726670202" calcext:value-type="date">
            <text:p>12/30/99 03:14 P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=0;[.G887]+2+1/[.$H$2];[.G887]+1/[.$H$2])" office:value-type="float" office:value="14.7500000000003" calcext:value-type="float">
            <text:p>14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9]))" office:value-type="date" office:date-value="2019-10-21T15:40:20.755179" calcext:value-type="date">
            <text:p>2019-10-21 15:40:21</text:p>
          </table:table-cell>
          <table:table-cell table:style-name="ce7" table:formula="of:=[.A889]" office:value-type="date" office:date-value="2019-10-21T15:40:20.755179" calcext:value-type="date">
            <text:p>2019-10-21 15:40:21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15:40:20.75517901685" calcext:value-type="date">
            <text:p>12/30/99 03:40 P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=0;[.G888]+2+1/[.$H$2];[.G888]+1/[.$H$2])" office:value-type="float" office:value="14.766666666667" calcext:value-type="float">
            <text:p>14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0]))" office:value-type="date" office:date-value="2019-10-21T15:50:40.737074" calcext:value-type="date">
            <text:p>2019-10-21 15:50:41</text:p>
          </table:table-cell>
          <table:table-cell table:style-name="ce7" table:formula="of:=[.A890]" office:value-type="date" office:date-value="2019-10-21T15:50:40.737074" calcext:value-type="date">
            <text:p>2019-10-21 15:50:41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15:50:40.73707382195" calcext:value-type="date">
            <text:p>12/30/99 03:50 P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=0;[.G889]+2+1/[.$H$2];[.G889]+1/[.$H$2])" office:value-type="float" office:value="14.7833333333336" calcext:value-type="float">
            <text:p>14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1]))" office:value-type="date" office:date-value="2019-10-21T15:45:44.312202" calcext:value-type="date">
            <text:p>2019-10-21 15:45:44</text:p>
          </table:table-cell>
          <table:table-cell table:style-name="ce7" table:formula="of:=[.A891]" office:value-type="date" office:date-value="2019-10-21T15:45:44.312202" calcext:value-type="date">
            <text:p>2019-10-21 15:45:44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15:45:44.31220181286" calcext:value-type="date">
            <text:p>12/30/99 03:45 P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=0;[.G890]+2+1/[.$H$2];[.G890]+1/[.$H$2])" office:value-type="float" office:value="14.8000000000003" calcext:value-type="float">
            <text:p>14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2]))" office:value-type="date" office:date-value="2019-10-21T15:28:58.978229" calcext:value-type="date">
            <text:p>2019-10-21 15:28:59</text:p>
          </table:table-cell>
          <table:table-cell table:style-name="ce7" table:formula="of:=[.A892]" office:value-type="date" office:date-value="2019-10-21T15:28:58.978229" calcext:value-type="date">
            <text:p>2019-10-21 15:28:59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15:28:58.97822925355" calcext:value-type="date">
            <text:p>12/30/99 03:28 P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=0;[.G891]+2+1/[.$H$2];[.G891]+1/[.$H$2])" office:value-type="float" office:value="14.816666666667" calcext:value-type="float">
            <text:p>14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3]))" office:value-type="date" office:date-value="2019-10-21T15:44:14.51996" calcext:value-type="date">
            <text:p>2019-10-21 15:44:15</text:p>
          </table:table-cell>
          <table:table-cell table:style-name="ce7" table:formula="of:=[.A893]" office:value-type="date" office:date-value="2019-10-21T15:44:14.51996" calcext:value-type="date">
            <text:p>2019-10-21 15:44:15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15:44:14.51995977201" calcext:value-type="date">
            <text:p>12/30/99 03:44 P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=0;[.G892]+2+1/[.$H$2];[.G892]+1/[.$H$2])" office:value-type="float" office:value="14.8333333333336" calcext:value-type="float">
            <text:p>14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4]))" office:value-type="date" office:date-value="2019-10-21T15:43:07.747222" calcext:value-type="date">
            <text:p>2019-10-21 15:43:08</text:p>
          </table:table-cell>
          <table:table-cell table:style-name="ce7" table:formula="of:=[.A894]" office:value-type="date" office:date-value="2019-10-21T15:43:07.747222" calcext:value-type="date">
            <text:p>2019-10-21 15:43:08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15:43:07.74722171947" calcext:value-type="date">
            <text:p>12/30/99 03:43 P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=0;[.G893]+2+1/[.$H$2];[.G893]+1/[.$H$2])" office:value-type="float" office:value="14.8500000000003" calcext:value-type="float">
            <text:p>14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5]))" office:value-type="date" office:date-value="2019-10-21T16:04:55.484414" calcext:value-type="date">
            <text:p>2019-10-21 16:04:55</text:p>
          </table:table-cell>
          <table:table-cell table:style-name="ce7" table:formula="of:=[.A895]" office:value-type="date" office:date-value="2019-10-21T16:04:55.484414" calcext:value-type="date">
            <text:p>2019-10-21 16:04:55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16:04:55.48441409133" calcext:value-type="date">
            <text:p>12/30/99 04:04 P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=0;[.G894]+2+1/[.$H$2];[.G894]+1/[.$H$2])" office:value-type="float" office:value="14.866666666667" calcext:value-type="float">
            <text:p>14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6]))" office:value-type="date" office:date-value="2019-10-21T15:55:17.097362" calcext:value-type="date">
            <text:p>2019-10-21 15:55:17</text:p>
          </table:table-cell>
          <table:table-cell table:style-name="ce7" table:formula="of:=[.A896]" office:value-type="date" office:date-value="2019-10-21T15:55:17.097362" calcext:value-type="date">
            <text:p>2019-10-21 15:55:17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15:55:17.09736194462" calcext:value-type="date">
            <text:p>12/30/99 03:55 P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=0;[.G895]+2+1/[.$H$2];[.G895]+1/[.$H$2])" office:value-type="float" office:value="14.8833333333337" calcext:value-type="float">
            <text:p>14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7]))" office:value-type="date" office:date-value="2019-10-21T15:10:46.258905" calcext:value-type="date">
            <text:p>2019-10-21 15:10:46</text:p>
          </table:table-cell>
          <table:table-cell table:style-name="ce7" table:formula="of:=[.A897]" office:value-type="date" office:date-value="2019-10-21T15:10:46.258905" calcext:value-type="date">
            <text:p>2019-10-21 15:10:46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15:10:46.25890476163" calcext:value-type="date">
            <text:p>12/30/99 03:10 P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=0;[.G896]+2+1/[.$H$2];[.G896]+1/[.$H$2])" office:value-type="float" office:value="14.9000000000003" calcext:value-type="float">
            <text:p>14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8]))" office:value-type="date" office:date-value="2019-10-21T15:46:19.442911" calcext:value-type="date">
            <text:p>2019-10-21 15:46:19</text:p>
          </table:table-cell>
          <table:table-cell table:style-name="ce7" table:formula="of:=[.A898]" office:value-type="date" office:date-value="2019-10-21T15:46:19.442911" calcext:value-type="date">
            <text:p>2019-10-21 15:46:19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15:46:19.44291110616" calcext:value-type="date">
            <text:p>12/30/99 03:46 P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=0;[.G897]+2+1/[.$H$2];[.G897]+1/[.$H$2])" office:value-type="float" office:value="14.916666666667" calcext:value-type="float">
            <text:p>14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9]))" office:value-type="date" office:date-value="2019-10-21T15:25:41.133864" calcext:value-type="date">
            <text:p>2019-10-21 15:25:41</text:p>
          </table:table-cell>
          <table:table-cell table:style-name="ce7" table:formula="of:=[.A899]" office:value-type="date" office:date-value="2019-10-21T15:25:41.133864" calcext:value-type="date">
            <text:p>2019-10-21 15:25:41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15:25:41.13386382814" calcext:value-type="date">
            <text:p>12/30/99 03:25 P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=0;[.G898]+2+1/[.$H$2];[.G898]+1/[.$H$2])" office:value-type="float" office:value="14.9333333333337" calcext:value-type="float">
            <text:p>14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0]))" office:value-type="date" office:date-value="2019-10-21T15:30:24.833793" calcext:value-type="date">
            <text:p>2019-10-21 15:30:25</text:p>
          </table:table-cell>
          <table:table-cell table:style-name="ce7" table:formula="of:=[.A900]" office:value-type="date" office:date-value="2019-10-21T15:30:24.833793" calcext:value-type="date">
            <text:p>2019-10-21 15:30:25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15:30:24.83379291371" calcext:value-type="date">
            <text:p>12/30/99 03:30 P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=0;[.G899]+2+1/[.$H$2];[.G899]+1/[.$H$2])" office:value-type="float" office:value="14.9500000000003" calcext:value-type="float">
            <text:p>14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1]))" office:value-type="date" office:date-value="2019-10-21T16:03:57.84071" calcext:value-type="date">
            <text:p>2019-10-21 16:03:58</text:p>
          </table:table-cell>
          <table:table-cell table:style-name="ce7" table:formula="of:=[.A901]" office:value-type="date" office:date-value="2019-10-21T16:03:57.84071" calcext:value-type="date">
            <text:p>2019-10-21 16:03:58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16:03:57.84071020782" calcext:value-type="date">
            <text:p>12/30/99 04:03 P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=0;[.G900]+2+1/[.$H$2];[.G900]+1/[.$H$2])" office:value-type="float" office:value="14.966666666667" calcext:value-type="float">
            <text:p>14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2]))" office:value-type="date" office:date-value="2019-10-21T16:09:08.444694" calcext:value-type="date">
            <text:p>2019-10-21 16:09:08</text:p>
          </table:table-cell>
          <table:table-cell table:style-name="ce7" table:formula="of:=[.A902]" office:value-type="date" office:date-value="2019-10-21T16:09:08.444694" calcext:value-type="date">
            <text:p>2019-10-21 16:09:08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16:09:08.44469397794" calcext:value-type="date">
            <text:p>12/30/99 04:09 P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=0;[.G901]+2+1/[.$H$2];[.G901]+1/[.$H$2])" office:value-type="float" office:value="14.9833333333337" calcext:value-type="float">
            <text:p>14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3]))" office:value-type="date" office:date-value="2019-10-22T15:48:34.181275" calcext:value-type="date">
            <text:p>2019-10-22 15:48:34</text:p>
          </table:table-cell>
          <table:table-cell table:style-name="ce7" table:formula="of:=[.A903]" office:value-type="date" office:date-value="2019-10-22T15:48:34.181275" calcext:value-type="date">
            <text:p>2019-10-22 15:48:34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15:48:34.18127452489" calcext:value-type="date">
            <text:p>12/30/99 03:48 P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=0;[.G902]+2+1/[.$H$2];[.G902]+1/[.$H$2])" office:value-type="float" office:value="15.0000000000003" calcext:value-type="float">
            <text:p>15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4]))" office:value-type="date" office:date-value="2019-10-22T15:45:06.846981" calcext:value-type="date">
            <text:p>2019-10-22 15:45:07</text:p>
          </table:table-cell>
          <table:table-cell table:style-name="ce7" table:formula="of:=[.A904]" office:value-type="date" office:date-value="2019-10-22T15:45:06.846981" calcext:value-type="date">
            <text:p>2019-10-22 15:45:07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15:45:06.84698119294" calcext:value-type="date">
            <text:p>12/30/99 03:45 P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=0;[.G903]+2+1/[.$H$2];[.G903]+1/[.$H$2])" office:value-type="float" office:value="15.016666666667" calcext:value-type="float">
            <text:p>15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5]))" office:value-type="date" office:date-value="2019-10-22T15:13:25.960856" calcext:value-type="date">
            <text:p>2019-10-22 15:13:26</text:p>
          </table:table-cell>
          <table:table-cell table:style-name="ce7" table:formula="of:=[.A905]" office:value-type="date" office:date-value="2019-10-22T15:13:25.960856" calcext:value-type="date">
            <text:p>2019-10-22 15:13:26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15:13:25.96085612196" calcext:value-type="date">
            <text:p>12/30/99 03:13 P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=0;[.G904]+2+1/[.$H$2];[.G904]+1/[.$H$2])" office:value-type="float" office:value="15.0333333333337" calcext:value-type="float">
            <text:p>15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6]))" office:value-type="date" office:date-value="2019-10-22T15:12:39.87075" calcext:value-type="date">
            <text:p>2019-10-22 15:12:40</text:p>
          </table:table-cell>
          <table:table-cell table:style-name="ce7" table:formula="of:=[.A906]" office:value-type="date" office:date-value="2019-10-22T15:12:39.87075" calcext:value-type="date">
            <text:p>2019-10-22 15:12:40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15:12:39.87074954901" calcext:value-type="date">
            <text:p>12/30/99 03:12 P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=0;[.G905]+2+1/[.$H$2];[.G905]+1/[.$H$2])" office:value-type="float" office:value="15.0500000000003" calcext:value-type="float">
            <text:p>15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7]))" office:value-type="date" office:date-value="2019-10-22T15:34:12.533017" calcext:value-type="date">
            <text:p>2019-10-22 15:34:13</text:p>
          </table:table-cell>
          <table:table-cell table:style-name="ce7" table:formula="of:=[.A907]" office:value-type="date" office:date-value="2019-10-22T15:34:12.533017" calcext:value-type="date">
            <text:p>2019-10-22 15:34:13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15:34:12.53301677294" calcext:value-type="date">
            <text:p>12/30/99 03:34 P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=0;[.G906]+2+1/[.$H$2];[.G906]+1/[.$H$2])" office:value-type="float" office:value="15.066666666667" calcext:value-type="float">
            <text:p>15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8]))" office:value-type="date" office:date-value="2019-10-22T15:25:40.448296" calcext:value-type="date">
            <text:p>2019-10-22 15:25:40</text:p>
          </table:table-cell>
          <table:table-cell table:style-name="ce7" table:formula="of:=[.A908]" office:value-type="date" office:date-value="2019-10-22T15:25:40.448296" calcext:value-type="date">
            <text:p>2019-10-22 15:25:40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15:25:40.44829623308" calcext:value-type="date">
            <text:p>12/30/99 03:25 P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=0;[.G907]+2+1/[.$H$2];[.G907]+1/[.$H$2])" office:value-type="float" office:value="15.0833333333337" calcext:value-type="float">
            <text:p>15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9]))" office:value-type="date" office:date-value="2019-10-22T15:34:20.598428" calcext:value-type="date">
            <text:p>2019-10-22 15:34:21</text:p>
          </table:table-cell>
          <table:table-cell table:style-name="ce7" table:formula="of:=[.A909]" office:value-type="date" office:date-value="2019-10-22T15:34:20.598428" calcext:value-type="date">
            <text:p>2019-10-22 15:34:21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15:34:20.59842829127" calcext:value-type="date">
            <text:p>12/30/99 03:34 P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=0;[.G908]+2+1/[.$H$2];[.G908]+1/[.$H$2])" office:value-type="float" office:value="15.1000000000003" calcext:value-type="float">
            <text:p>15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0]))" office:value-type="date" office:date-value="2019-10-22T16:01:20.532089" calcext:value-type="date">
            <text:p>2019-10-22 16:01:21</text:p>
          </table:table-cell>
          <table:table-cell table:style-name="ce7" table:formula="of:=[.A910]" office:value-type="date" office:date-value="2019-10-22T16:01:20.532089" calcext:value-type="date">
            <text:p>2019-10-22 16:01:21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16:01:20.53208850324" calcext:value-type="date">
            <text:p>12/30/99 04:01 P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=0;[.G909]+2+1/[.$H$2];[.G909]+1/[.$H$2])" office:value-type="float" office:value="15.116666666667" calcext:value-type="float">
            <text:p>15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1]))" office:value-type="date" office:date-value="2019-10-22T15:34:33.084761" calcext:value-type="date">
            <text:p>2019-10-22 15:34:33</text:p>
          </table:table-cell>
          <table:table-cell table:style-name="ce7" table:formula="of:=[.A911]" office:value-type="date" office:date-value="2019-10-22T15:34:33.084761" calcext:value-type="date">
            <text:p>2019-10-22 15:34:33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15:34:33.08476106264" calcext:value-type="date">
            <text:p>12/30/99 03:34 P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=0;[.G910]+2+1/[.$H$2];[.G910]+1/[.$H$2])" office:value-type="float" office:value="15.1333333333337" calcext:value-type="float">
            <text:p>15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2]))" office:value-type="date" office:date-value="2019-10-22T15:37:18.452967" calcext:value-type="date">
            <text:p>2019-10-22 15:37:18</text:p>
          </table:table-cell>
          <table:table-cell table:style-name="ce7" table:formula="of:=[.A912]" office:value-type="date" office:date-value="2019-10-22T15:37:18.452967" calcext:value-type="date">
            <text:p>2019-10-22 15:37:18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15:37:18.45296676736" calcext:value-type="date">
            <text:p>12/30/99 03:37 P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=0;[.G911]+2+1/[.$H$2];[.G911]+1/[.$H$2])" office:value-type="float" office:value="15.1500000000003" calcext:value-type="float">
            <text:p>15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3]))" office:value-type="date" office:date-value="2019-10-22T15:49:32.957084" calcext:value-type="date">
            <text:p>2019-10-22 15:49:33</text:p>
          </table:table-cell>
          <table:table-cell table:style-name="ce7" table:formula="of:=[.A913]" office:value-type="date" office:date-value="2019-10-22T15:49:32.957084" calcext:value-type="date">
            <text:p>2019-10-22 15:49:33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15:49:32.95708414167" calcext:value-type="date">
            <text:p>12/30/99 03:49 P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=0;[.G912]+2+1/[.$H$2];[.G912]+1/[.$H$2])" office:value-type="float" office:value="15.166666666667" calcext:value-type="float">
            <text:p>15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4]))" office:value-type="date" office:date-value="2019-10-22T16:11:54.563278" calcext:value-type="date">
            <text:p>2019-10-22 16:11:55</text:p>
          </table:table-cell>
          <table:table-cell table:style-name="ce7" table:formula="of:=[.A914]" office:value-type="date" office:date-value="2019-10-22T16:11:54.563278" calcext:value-type="date">
            <text:p>2019-10-22 16:11:55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16:11:54.56327845808" calcext:value-type="date">
            <text:p>12/30/99 04:11 P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=0;[.G913]+2+1/[.$H$2];[.G913]+1/[.$H$2])" office:value-type="float" office:value="15.1833333333337" calcext:value-type="float">
            <text:p>15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5]))" office:value-type="date" office:date-value="2019-10-22T15:42:10.154485" calcext:value-type="date">
            <text:p>2019-10-22 15:42:10</text:p>
          </table:table-cell>
          <table:table-cell table:style-name="ce7" table:formula="of:=[.A915]" office:value-type="date" office:date-value="2019-10-22T15:42:10.154485" calcext:value-type="date">
            <text:p>2019-10-22 15:42:10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15:42:10.15448504593" calcext:value-type="date">
            <text:p>12/30/99 03:42 P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=0;[.G914]+2+1/[.$H$2];[.G914]+1/[.$H$2])" office:value-type="float" office:value="15.2000000000003" calcext:value-type="float">
            <text:p>15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6]))" office:value-type="date" office:date-value="2019-10-22T15:56:34.194627" calcext:value-type="date">
            <text:p>2019-10-22 15:56:34</text:p>
          </table:table-cell>
          <table:table-cell table:style-name="ce7" table:formula="of:=[.A916]" office:value-type="date" office:date-value="2019-10-22T15:56:34.194627" calcext:value-type="date">
            <text:p>2019-10-22 15:56:34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15:56:34.19462657534" calcext:value-type="date">
            <text:p>12/30/99 03:56 P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=0;[.G915]+2+1/[.$H$2];[.G915]+1/[.$H$2])" office:value-type="float" office:value="15.216666666667" calcext:value-type="float">
            <text:p>15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7]))" office:value-type="date" office:date-value="2019-10-22T15:47:10.72654" calcext:value-type="date">
            <text:p>2019-10-22 15:47:11</text:p>
          </table:table-cell>
          <table:table-cell table:style-name="ce7" table:formula="of:=[.A917]" office:value-type="date" office:date-value="2019-10-22T15:47:10.72654" calcext:value-type="date">
            <text:p>2019-10-22 15:47:11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15:47:10.72654022835" calcext:value-type="date">
            <text:p>12/30/99 03:47 P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=0;[.G916]+2+1/[.$H$2];[.G916]+1/[.$H$2])" office:value-type="float" office:value="15.2333333333337" calcext:value-type="float">
            <text:p>15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8]))" office:value-type="date" office:date-value="2019-10-22T16:02:53.861072" calcext:value-type="date">
            <text:p>2019-10-22 16:02:54</text:p>
          </table:table-cell>
          <table:table-cell table:style-name="ce7" table:formula="of:=[.A918]" office:value-type="date" office:date-value="2019-10-22T16:02:53.861072" calcext:value-type="date">
            <text:p>2019-10-22 16:02:54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16:02:53.86107207276" calcext:value-type="date">
            <text:p>12/30/99 04:02 P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=0;[.G917]+2+1/[.$H$2];[.G917]+1/[.$H$2])" office:value-type="float" office:value="15.2500000000003" calcext:value-type="float">
            <text:p>15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9]))" office:value-type="date" office:date-value="2019-10-22T15:44:25.219585" calcext:value-type="date">
            <text:p>2019-10-22 15:44:25</text:p>
          </table:table-cell>
          <table:table-cell table:style-name="ce7" table:formula="of:=[.A919]" office:value-type="date" office:date-value="2019-10-22T15:44:25.219585" calcext:value-type="date">
            <text:p>2019-10-22 15:44:25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15:44:25.21958489902" calcext:value-type="date">
            <text:p>12/30/99 03:44 P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=0;[.G918]+2+1/[.$H$2];[.G918]+1/[.$H$2])" office:value-type="float" office:value="15.266666666667" calcext:value-type="float">
            <text:p>15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0]))" office:value-type="date" office:date-value="2019-10-22T15:38:00.560605" calcext:value-type="date">
            <text:p>2019-10-22 15:38:01</text:p>
          </table:table-cell>
          <table:table-cell table:style-name="ce7" table:formula="of:=[.A920]" office:value-type="date" office:date-value="2019-10-22T15:38:00.560605" calcext:value-type="date">
            <text:p>2019-10-22 15:38:01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15:38:00.56060525123" calcext:value-type="date">
            <text:p>12/30/99 03:38 P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=0;[.G919]+2+1/[.$H$2];[.G919]+1/[.$H$2])" office:value-type="float" office:value="15.2833333333337" calcext:value-type="float">
            <text:p>15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1]))" office:value-type="date" office:date-value="2019-10-22T15:50:47.727614" calcext:value-type="date">
            <text:p>2019-10-22 15:50:48</text:p>
          </table:table-cell>
          <table:table-cell table:style-name="ce7" table:formula="of:=[.A921]" office:value-type="date" office:date-value="2019-10-22T15:50:47.727614" calcext:value-type="date">
            <text:p>2019-10-22 15:50:48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15:50:47.72761438508" calcext:value-type="date">
            <text:p>12/30/99 03:50 P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=0;[.G920]+2+1/[.$H$2];[.G920]+1/[.$H$2])" office:value-type="float" office:value="15.3000000000003" calcext:value-type="float">
            <text:p>15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2]))" office:value-type="date" office:date-value="2019-10-22T15:51:12.791764" calcext:value-type="date">
            <text:p>2019-10-22 15:51:13</text:p>
          </table:table-cell>
          <table:table-cell table:style-name="ce7" table:formula="of:=[.A922]" office:value-type="date" office:date-value="2019-10-22T15:51:12.791764" calcext:value-type="date">
            <text:p>2019-10-22 15:51:13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15:51:12.79176441953" calcext:value-type="date">
            <text:p>12/30/99 03:51 P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=0;[.G921]+2+1/[.$H$2];[.G921]+1/[.$H$2])" office:value-type="float" office:value="15.316666666667" calcext:value-type="float">
            <text:p>15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3]))" office:value-type="date" office:date-value="2019-10-22T15:40:44.186547" calcext:value-type="date">
            <text:p>2019-10-22 15:40:44</text:p>
          </table:table-cell>
          <table:table-cell table:style-name="ce7" table:formula="of:=[.A923]" office:value-type="date" office:date-value="2019-10-22T15:40:44.186547" calcext:value-type="date">
            <text:p>2019-10-22 15:40:44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15:40:44.18654709589" calcext:value-type="date">
            <text:p>12/30/99 03:40 P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=0;[.G922]+2+1/[.$H$2];[.G922]+1/[.$H$2])" office:value-type="float" office:value="15.3333333333337" calcext:value-type="float">
            <text:p>15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4]))" office:value-type="date" office:date-value="2019-10-22T15:54:16.477968" calcext:value-type="date">
            <text:p>2019-10-22 15:54:16</text:p>
          </table:table-cell>
          <table:table-cell table:style-name="ce7" table:formula="of:=[.A924]" office:value-type="date" office:date-value="2019-10-22T15:54:16.477968" calcext:value-type="date">
            <text:p>2019-10-22 15:54:16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15:54:16.47796760313" calcext:value-type="date">
            <text:p>12/30/99 03:54 P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=0;[.G923]+2+1/[.$H$2];[.G923]+1/[.$H$2])" office:value-type="float" office:value="15.3500000000003" calcext:value-type="float">
            <text:p>15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5]))" office:value-type="date" office:date-value="2019-10-22T15:55:03.044877" calcext:value-type="date">
            <text:p>2019-10-22 15:55:03</text:p>
          </table:table-cell>
          <table:table-cell table:style-name="ce7" table:formula="of:=[.A925]" office:value-type="date" office:date-value="2019-10-22T15:55:03.044877" calcext:value-type="date">
            <text:p>2019-10-22 15:55:03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15:55:03.04487706162" calcext:value-type="date">
            <text:p>12/30/99 03:55 P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=0;[.G924]+2+1/[.$H$2];[.G924]+1/[.$H$2])" office:value-type="float" office:value="15.366666666667" calcext:value-type="float">
            <text:p>15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6]))" office:value-type="date" office:date-value="2019-10-22T16:02:39.517624" calcext:value-type="date">
            <text:p>2019-10-22 16:02:40</text:p>
          </table:table-cell>
          <table:table-cell table:style-name="ce7" table:formula="of:=[.A926]" office:value-type="date" office:date-value="2019-10-22T16:02:39.517624" calcext:value-type="date">
            <text:p>2019-10-22 16:02:40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16:02:39.51762429904" calcext:value-type="date">
            <text:p>12/30/99 04:02 P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=0;[.G925]+2+1/[.$H$2];[.G925]+1/[.$H$2])" office:value-type="float" office:value="15.3833333333337" calcext:value-type="float">
            <text:p>15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7]))" office:value-type="date" office:date-value="2019-10-22T16:06:32.92083" calcext:value-type="date">
            <text:p>2019-10-22 16:06:33</text:p>
          </table:table-cell>
          <table:table-cell table:style-name="ce7" table:formula="of:=[.A927]" office:value-type="date" office:date-value="2019-10-22T16:06:32.92083" calcext:value-type="date">
            <text:p>2019-10-22 16:06:33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16:06:32.92082986794" calcext:value-type="date">
            <text:p>12/30/99 04:06 P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=0;[.G926]+2+1/[.$H$2];[.G926]+1/[.$H$2])" office:value-type="float" office:value="15.4000000000003" calcext:value-type="float">
            <text:p>15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8]))" office:value-type="date" office:date-value="2019-10-22T15:46:33.990479" calcext:value-type="date">
            <text:p>2019-10-22 15:46:34</text:p>
          </table:table-cell>
          <table:table-cell table:style-name="ce7" table:formula="of:=[.A928]" office:value-type="date" office:date-value="2019-10-22T15:46:33.990479" calcext:value-type="date">
            <text:p>2019-10-22 15:46:34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15:46:33.99047854822" calcext:value-type="date">
            <text:p>12/30/99 03:46 P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=0;[.G927]+2+1/[.$H$2];[.G927]+1/[.$H$2])" office:value-type="float" office:value="15.416666666667" calcext:value-type="float">
            <text:p>15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9]))" office:value-type="date" office:date-value="2019-10-22T15:43:04.721943" calcext:value-type="date">
            <text:p>2019-10-22 15:43:05</text:p>
          </table:table-cell>
          <table:table-cell table:style-name="ce7" table:formula="of:=[.A929]" office:value-type="date" office:date-value="2019-10-22T15:43:04.721943" calcext:value-type="date">
            <text:p>2019-10-22 15:43:05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15:43:04.7219432937" calcext:value-type="date">
            <text:p>12/30/99 03:43 P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=0;[.G928]+2+1/[.$H$2];[.G928]+1/[.$H$2])" office:value-type="float" office:value="15.4333333333337" calcext:value-type="float">
            <text:p>15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0]))" office:value-type="date" office:date-value="2019-10-22T15:41:51.014161" calcext:value-type="date">
            <text:p>2019-10-22 15:41:51</text:p>
          </table:table-cell>
          <table:table-cell table:style-name="ce7" table:formula="of:=[.A930]" office:value-type="date" office:date-value="2019-10-22T15:41:51.014161" calcext:value-type="date">
            <text:p>2019-10-22 15:41:51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15:41:51.01416125894" calcext:value-type="date">
            <text:p>12/30/99 03:41 P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=0;[.G929]+2+1/[.$H$2];[.G929]+1/[.$H$2])" office:value-type="float" office:value="15.4500000000003" calcext:value-type="float">
            <text:p>15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1]))" office:value-type="date" office:date-value="2019-10-22T15:58:46.709029" calcext:value-type="date">
            <text:p>2019-10-22 15:58:47</text:p>
          </table:table-cell>
          <table:table-cell table:style-name="ce7" table:formula="of:=[.A931]" office:value-type="date" office:date-value="2019-10-22T15:58:46.709029" calcext:value-type="date">
            <text:p>2019-10-22 15:58:47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15:58:46.70902926475" calcext:value-type="date">
            <text:p>12/30/99 03:58 P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=0;[.G930]+2+1/[.$H$2];[.G930]+1/[.$H$2])" office:value-type="float" office:value="15.466666666667" calcext:value-type="float">
            <text:p>15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2]))" office:value-type="date" office:date-value="2019-10-22T15:48:54.872719" calcext:value-type="date">
            <text:p>2019-10-22 15:48:55</text:p>
          </table:table-cell>
          <table:table-cell table:style-name="ce7" table:formula="of:=[.A932]" office:value-type="date" office:date-value="2019-10-22T15:48:54.872719" calcext:value-type="date">
            <text:p>2019-10-22 15:48:55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15:48:54.87271894701" calcext:value-type="date">
            <text:p>12/30/99 03:48 P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=0;[.G931]+2+1/[.$H$2];[.G931]+1/[.$H$2])" office:value-type="float" office:value="15.4833333333337" calcext:value-type="float">
            <text:p>15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3]))" office:value-type="date" office:date-value="2019-10-22T15:56:47.374366" calcext:value-type="date">
            <text:p>2019-10-22 15:56:47</text:p>
          </table:table-cell>
          <table:table-cell table:style-name="ce7" table:formula="of:=[.A933]" office:value-type="date" office:date-value="2019-10-22T15:56:47.374366" calcext:value-type="date">
            <text:p>2019-10-22 15:56:47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15:56:47.37436611671" calcext:value-type="date">
            <text:p>12/30/99 03:56 P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=0;[.G932]+2+1/[.$H$2];[.G932]+1/[.$H$2])" office:value-type="float" office:value="15.5000000000003" calcext:value-type="float">
            <text:p>15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4]))" office:value-type="date" office:date-value="2019-10-22T15:45:01.409687" calcext:value-type="date">
            <text:p>2019-10-22 15:45:01</text:p>
          </table:table-cell>
          <table:table-cell table:style-name="ce7" table:formula="of:=[.A934]" office:value-type="date" office:date-value="2019-10-22T15:45:01.409687" calcext:value-type="date">
            <text:p>2019-10-22 15:45:01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15:45:01.40968733467" calcext:value-type="date">
            <text:p>12/30/99 03:45 P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=0;[.G933]+2+1/[.$H$2];[.G933]+1/[.$H$2])" office:value-type="float" office:value="15.516666666667" calcext:value-type="float">
            <text:p>15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5]))" office:value-type="date" office:date-value="2019-10-22T15:23:51.712501" calcext:value-type="date">
            <text:p>2019-10-22 15:23:52</text:p>
          </table:table-cell>
          <table:table-cell table:style-name="ce7" table:formula="of:=[.A935]" office:value-type="date" office:date-value="2019-10-22T15:23:51.712501" calcext:value-type="date">
            <text:p>2019-10-22 15:23:52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15:23:51.71250123996" calcext:value-type="date">
            <text:p>12/30/99 03:23 P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=0;[.G934]+2+1/[.$H$2];[.G934]+1/[.$H$2])" office:value-type="float" office:value="15.5333333333337" calcext:value-type="float">
            <text:p>15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6]))" office:value-type="date" office:date-value="2019-10-22T16:08:18.443362" calcext:value-type="date">
            <text:p>2019-10-22 16:08:18</text:p>
          </table:table-cell>
          <table:table-cell table:style-name="ce7" table:formula="of:=[.A936]" office:value-type="date" office:date-value="2019-10-22T16:08:18.443362" calcext:value-type="date">
            <text:p>2019-10-22 16:08:18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16:08:18.44336151145" calcext:value-type="date">
            <text:p>12/30/99 04:08 P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=0;[.G935]+2+1/[.$H$2];[.G935]+1/[.$H$2])" office:value-type="float" office:value="15.5500000000004" calcext:value-type="float">
            <text:p>15,5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7]))" office:value-type="date" office:date-value="2019-10-22T15:40:39.630016" calcext:value-type="date">
            <text:p>2019-10-22 15:40:40</text:p>
          </table:table-cell>
          <table:table-cell table:style-name="ce7" table:formula="of:=[.A937]" office:value-type="date" office:date-value="2019-10-22T15:40:39.630016" calcext:value-type="date">
            <text:p>2019-10-22 15:40:40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15:40:39.63001566008" calcext:value-type="date">
            <text:p>12/30/99 03:40 P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=0;[.G936]+2+1/[.$H$2];[.G936]+1/[.$H$2])" office:value-type="float" office:value="15.566666666667" calcext:value-type="float">
            <text:p>15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8]))" office:value-type="date" office:date-value="2019-10-22T15:35:39.309895" calcext:value-type="date">
            <text:p>2019-10-22 15:35:39</text:p>
          </table:table-cell>
          <table:table-cell table:style-name="ce7" table:formula="of:=[.A938]" office:value-type="date" office:date-value="2019-10-22T15:35:39.309895" calcext:value-type="date">
            <text:p>2019-10-22 15:35:39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15:35:39.30989534128" calcext:value-type="date">
            <text:p>12/30/99 03:35 P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=0;[.G937]+2+1/[.$H$2];[.G937]+1/[.$H$2])" office:value-type="float" office:value="15.5833333333337" calcext:value-type="float">
            <text:p>15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9]))" office:value-type="date" office:date-value="2019-10-22T15:30:52.100986" calcext:value-type="date">
            <text:p>2019-10-22 15:30:52</text:p>
          </table:table-cell>
          <table:table-cell table:style-name="ce7" table:formula="of:=[.A939]" office:value-type="date" office:date-value="2019-10-22T15:30:52.100986" calcext:value-type="date">
            <text:p>2019-10-22 15:30:52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15:30:52.10098559037" calcext:value-type="date">
            <text:p>12/30/99 03:30 P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=0;[.G938]+2+1/[.$H$2];[.G938]+1/[.$H$2])" office:value-type="float" office:value="15.6000000000004" calcext:value-type="float">
            <text:p>15,6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0]))" office:value-type="date" office:date-value="2019-10-22T15:52:53.730267" calcext:value-type="date">
            <text:p>2019-10-22 15:52:54</text:p>
          </table:table-cell>
          <table:table-cell table:style-name="ce7" table:formula="of:=[.A940]" office:value-type="date" office:date-value="2019-10-22T15:52:53.730267" calcext:value-type="date">
            <text:p>2019-10-22 15:52:54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15:52:53.73026653659" calcext:value-type="date">
            <text:p>12/30/99 03:52 P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=0;[.G939]+2+1/[.$H$2];[.G939]+1/[.$H$2])" office:value-type="float" office:value="15.616666666667" calcext:value-type="float">
            <text:p>15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1]))" office:value-type="date" office:date-value="2019-10-22T15:51:21.660784" calcext:value-type="date">
            <text:p>2019-10-22 15:51:22</text:p>
          </table:table-cell>
          <table:table-cell table:style-name="ce7" table:formula="of:=[.A941]" office:value-type="date" office:date-value="2019-10-22T15:51:21.660784" calcext:value-type="date">
            <text:p>2019-10-22 15:51:22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15:51:21.66078440845" calcext:value-type="date">
            <text:p>12/30/99 03:51 P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=0;[.G940]+2+1/[.$H$2];[.G940]+1/[.$H$2])" office:value-type="float" office:value="15.6333333333337" calcext:value-type="float">
            <text:p>15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2]))" office:value-type="date" office:date-value="2019-10-22T15:57:08.16103" calcext:value-type="date">
            <text:p>2019-10-22 15:57:08</text:p>
          </table:table-cell>
          <table:table-cell table:style-name="ce7" table:formula="of:=[.A942]" office:value-type="date" office:date-value="2019-10-22T15:57:08.16103" calcext:value-type="date">
            <text:p>2019-10-22 15:57:08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15:57:08.16102979705" calcext:value-type="date">
            <text:p>12/30/99 03:57 P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=0;[.G941]+2+1/[.$H$2];[.G941]+1/[.$H$2])" office:value-type="float" office:value="15.6500000000004" calcext:value-type="float">
            <text:p>15,6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3]))" office:value-type="date" office:date-value="2019-10-22T15:57:54.514788" calcext:value-type="date">
            <text:p>2019-10-22 15:57:55</text:p>
          </table:table-cell>
          <table:table-cell table:style-name="ce7" table:formula="of:=[.A943]" office:value-type="date" office:date-value="2019-10-22T15:57:54.514788" calcext:value-type="date">
            <text:p>2019-10-22 15:57:55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15:57:54.51478787698" calcext:value-type="date">
            <text:p>12/30/99 03:57 P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=0;[.G942]+2+1/[.$H$2];[.G942]+1/[.$H$2])" office:value-type="float" office:value="15.666666666667" calcext:value-type="float">
            <text:p>15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4]))" office:value-type="date" office:date-value="2019-10-22T15:44:46.831307" calcext:value-type="date">
            <text:p>2019-10-22 15:44:47</text:p>
          </table:table-cell>
          <table:table-cell table:style-name="ce7" table:formula="of:=[.A944]" office:value-type="date" office:date-value="2019-10-22T15:44:46.831307" calcext:value-type="date">
            <text:p>2019-10-22 15:44:47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15:44:46.83130696882" calcext:value-type="date">
            <text:p>12/30/99 03:44 P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=0;[.G943]+2+1/[.$H$2];[.G943]+1/[.$H$2])" office:value-type="float" office:value="15.6833333333337" calcext:value-type="float">
            <text:p>15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5]))" office:value-type="date" office:date-value="2019-10-22T15:55:00.987939" calcext:value-type="date">
            <text:p>2019-10-22 15:55:01</text:p>
          </table:table-cell>
          <table:table-cell table:style-name="ce7" table:formula="of:=[.A945]" office:value-type="date" office:date-value="2019-10-22T15:55:00.987939" calcext:value-type="date">
            <text:p>2019-10-22 15:55:01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15:55:00.9879385354" calcext:value-type="date">
            <text:p>12/30/99 03:55 P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=0;[.G944]+2+1/[.$H$2];[.G944]+1/[.$H$2])" office:value-type="float" office:value="15.7000000000004" calcext:value-type="float">
            <text:p>15,7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6]))" office:value-type="date" office:date-value="2019-10-22T16:18:02.257469" calcext:value-type="date">
            <text:p>2019-10-22 16:18:02</text:p>
          </table:table-cell>
          <table:table-cell table:style-name="ce7" table:formula="of:=[.A946]" office:value-type="date" office:date-value="2019-10-22T16:18:02.257469" calcext:value-type="date">
            <text:p>2019-10-22 16:18:02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16:18:02.25746881217" calcext:value-type="date">
            <text:p>12/30/99 04:18 P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=0;[.G945]+2+1/[.$H$2];[.G945]+1/[.$H$2])" office:value-type="float" office:value="15.716666666667" calcext:value-type="float">
            <text:p>15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7]))" office:value-type="date" office:date-value="2019-10-22T15:44:09.098634" calcext:value-type="date">
            <text:p>2019-10-22 15:44:09</text:p>
          </table:table-cell>
          <table:table-cell table:style-name="ce7" table:formula="of:=[.A947]" office:value-type="date" office:date-value="2019-10-22T15:44:09.098634" calcext:value-type="date">
            <text:p>2019-10-22 15:44:09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15:44:09.09863406792" calcext:value-type="date">
            <text:p>12/30/99 03:44 P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=0;[.G946]+2+1/[.$H$2];[.G946]+1/[.$H$2])" office:value-type="float" office:value="15.7333333333337" calcext:value-type="float">
            <text:p>15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8]))" office:value-type="date" office:date-value="2019-10-22T15:58:04.587879" calcext:value-type="date">
            <text:p>2019-10-22 15:58:05</text:p>
          </table:table-cell>
          <table:table-cell table:style-name="ce7" table:formula="of:=[.A948]" office:value-type="date" office:date-value="2019-10-22T15:58:04.587879" calcext:value-type="date">
            <text:p>2019-10-22 15:58:05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15:58:04.58787936252" calcext:value-type="date">
            <text:p>12/30/99 03:58 P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=0;[.G947]+2+1/[.$H$2];[.G947]+1/[.$H$2])" office:value-type="float" office:value="15.7500000000004" calcext:value-type="float">
            <text:p>15,7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9]))" office:value-type="date" office:date-value="2019-10-22T15:31:02.324938" calcext:value-type="date">
            <text:p>2019-10-22 15:31:02</text:p>
          </table:table-cell>
          <table:table-cell table:style-name="ce7" table:formula="of:=[.A949]" office:value-type="date" office:date-value="2019-10-22T15:31:02.324938" calcext:value-type="date">
            <text:p>2019-10-22 15:31:02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15:31:02.32493750285" calcext:value-type="date">
            <text:p>12/30/99 03:31 P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=0;[.G948]+2+1/[.$H$2];[.G948]+1/[.$H$2])" office:value-type="float" office:value="15.766666666667" calcext:value-type="float">
            <text:p>15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0]))" office:value-type="date" office:date-value="2019-10-22T15:30:28.850469" calcext:value-type="date">
            <text:p>2019-10-22 15:30:29</text:p>
          </table:table-cell>
          <table:table-cell table:style-name="ce7" table:formula="of:=[.A950]" office:value-type="date" office:date-value="2019-10-22T15:30:28.850469" calcext:value-type="date">
            <text:p>2019-10-22 15:30:29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15:30:28.85046922602" calcext:value-type="date">
            <text:p>12/30/99 03:30 P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=0;[.G949]+2+1/[.$H$2];[.G949]+1/[.$H$2])" office:value-type="float" office:value="15.7833333333337" calcext:value-type="float">
            <text:p>15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1]))" office:value-type="date" office:date-value="2019-10-22T15:57:12.395139" calcext:value-type="date">
            <text:p>2019-10-22 15:57:12</text:p>
          </table:table-cell>
          <table:table-cell table:style-name="ce7" table:formula="of:=[.A951]" office:value-type="date" office:date-value="2019-10-22T15:57:12.395139" calcext:value-type="date">
            <text:p>2019-10-22 15:57:12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15:57:12.3951391736" calcext:value-type="date">
            <text:p>12/30/99 03:57 P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=0;[.G950]+2+1/[.$H$2];[.G950]+1/[.$H$2])" office:value-type="float" office:value="15.8000000000004" calcext:value-type="float">
            <text:p>15,8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2]))" office:value-type="date" office:date-value="2019-10-22T15:53:13.775533" calcext:value-type="date">
            <text:p>2019-10-22 15:53:14</text:p>
          </table:table-cell>
          <table:table-cell table:style-name="ce7" table:formula="of:=[.A952]" office:value-type="date" office:date-value="2019-10-22T15:53:13.775533" calcext:value-type="date">
            <text:p>2019-10-22 15:53:14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15:53:13.77553286031" calcext:value-type="date">
            <text:p>12/30/99 03:53 P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=0;[.G951]+2+1/[.$H$2];[.G951]+1/[.$H$2])" office:value-type="float" office:value="15.816666666667" calcext:value-type="float">
            <text:p>15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3]))" office:value-type="date" office:date-value="2019-10-22T15:37:31.297223" calcext:value-type="date">
            <text:p>2019-10-22 15:37:31</text:p>
          </table:table-cell>
          <table:table-cell table:style-name="ce7" table:formula="of:=[.A953]" office:value-type="date" office:date-value="2019-10-22T15:37:31.297223" calcext:value-type="date">
            <text:p>2019-10-22 15:37:31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15:37:31.29722293932" calcext:value-type="date">
            <text:p>12/30/99 03:37 P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=0;[.G952]+2+1/[.$H$2];[.G952]+1/[.$H$2])" office:value-type="float" office:value="15.8333333333337" calcext:value-type="float">
            <text:p>15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4]))" office:value-type="date" office:date-value="2019-10-22T15:45:08.004449" calcext:value-type="date">
            <text:p>2019-10-22 15:45:08</text:p>
          </table:table-cell>
          <table:table-cell table:style-name="ce7" table:formula="of:=[.A954]" office:value-type="date" office:date-value="2019-10-22T15:45:08.004449" calcext:value-type="date">
            <text:p>2019-10-22 15:45:08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15:45:08.00444888882" calcext:value-type="date">
            <text:p>12/30/99 03:45 P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=0;[.G953]+2+1/[.$H$2];[.G953]+1/[.$H$2])" office:value-type="float" office:value="15.8500000000004" calcext:value-type="float">
            <text:p>15,8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5]))" office:value-type="date" office:date-value="2019-10-22T15:34:46.501589" calcext:value-type="date">
            <text:p>2019-10-22 15:34:47</text:p>
          </table:table-cell>
          <table:table-cell table:style-name="ce7" table:formula="of:=[.A955]" office:value-type="date" office:date-value="2019-10-22T15:34:46.501589" calcext:value-type="date">
            <text:p>2019-10-22 15:34:47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15:34:46.5015888121" calcext:value-type="date">
            <text:p>12/30/99 03:34 P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=0;[.G954]+2+1/[.$H$2];[.G954]+1/[.$H$2])" office:value-type="float" office:value="15.866666666667" calcext:value-type="float">
            <text:p>15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6]))" office:value-type="date" office:date-value="2019-10-22T15:27:31.873019" calcext:value-type="date">
            <text:p>2019-10-22 15:27:32</text:p>
          </table:table-cell>
          <table:table-cell table:style-name="ce7" table:formula="of:=[.A956]" office:value-type="date" office:date-value="2019-10-22T15:27:31.873019" calcext:value-type="date">
            <text:p>2019-10-22 15:27:32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15:27:31.87301938422" calcext:value-type="date">
            <text:p>12/30/99 03:27 P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=0;[.G955]+2+1/[.$H$2];[.G955]+1/[.$H$2])" office:value-type="float" office:value="15.8833333333337" calcext:value-type="float">
            <text:p>15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7]))" office:value-type="date" office:date-value="2019-10-22T15:55:59.782615" calcext:value-type="date">
            <text:p>2019-10-22 15:56:00</text:p>
          </table:table-cell>
          <table:table-cell table:style-name="ce7" table:formula="of:=[.A957]" office:value-type="date" office:date-value="2019-10-22T15:55:59.782615" calcext:value-type="date">
            <text:p>2019-10-22 15:56:00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15:55:59.78261497803" calcext:value-type="date">
            <text:p>12/30/99 03:56 P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=0;[.G956]+2+1/[.$H$2];[.G956]+1/[.$H$2])" office:value-type="float" office:value="15.9000000000004" calcext:value-type="float">
            <text:p>15,9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8]))" office:value-type="date" office:date-value="2019-10-22T15:31:44.468741" calcext:value-type="date">
            <text:p>2019-10-22 15:31:44</text:p>
          </table:table-cell>
          <table:table-cell table:style-name="ce7" table:formula="of:=[.A958]" office:value-type="date" office:date-value="2019-10-22T15:31:44.468741" calcext:value-type="date">
            <text:p>2019-10-22 15:31:44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15:31:44.46874054614" calcext:value-type="date">
            <text:p>12/30/99 03:31 P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=0;[.G957]+2+1/[.$H$2];[.G957]+1/[.$H$2])" office:value-type="float" office:value="15.916666666667" calcext:value-type="float">
            <text:p>15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9]))" office:value-type="date" office:date-value="2019-10-22T15:49:52.271796" calcext:value-type="date">
            <text:p>2019-10-22 15:49:52</text:p>
          </table:table-cell>
          <table:table-cell table:style-name="ce7" table:formula="of:=[.A959]" office:value-type="date" office:date-value="2019-10-22T15:49:52.271796" calcext:value-type="date">
            <text:p>2019-10-22 15:49:52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15:49:52.27179593872" calcext:value-type="date">
            <text:p>12/30/99 03:49 P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=0;[.G958]+2+1/[.$H$2];[.G958]+1/[.$H$2])" office:value-type="float" office:value="15.9333333333337" calcext:value-type="float">
            <text:p>15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0]))" office:value-type="date" office:date-value="2019-10-22T15:26:49.277218" calcext:value-type="date">
            <text:p>2019-10-22 15:26:49</text:p>
          </table:table-cell>
          <table:table-cell table:style-name="ce7" table:formula="of:=[.A960]" office:value-type="date" office:date-value="2019-10-22T15:26:49.277218" calcext:value-type="date">
            <text:p>2019-10-22 15:26:49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15:26:49.2772178119" calcext:value-type="date">
            <text:p>12/30/99 03:26 P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=0;[.G959]+2+1/[.$H$2];[.G959]+1/[.$H$2])" office:value-type="float" office:value="15.9500000000004" calcext:value-type="float">
            <text:p>15,9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1]))" office:value-type="date" office:date-value="2019-10-22T15:33:44.281522" calcext:value-type="date">
            <text:p>2019-10-22 15:33:44</text:p>
          </table:table-cell>
          <table:table-cell table:style-name="ce7" table:formula="of:=[.A961]" office:value-type="date" office:date-value="2019-10-22T15:33:44.281522" calcext:value-type="date">
            <text:p>2019-10-22 15:33:44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15:33:44.28152170032" calcext:value-type="date">
            <text:p>12/30/99 03:33 P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=0;[.G960]+2+1/[.$H$2];[.G960]+1/[.$H$2])" office:value-type="float" office:value="15.966666666667" calcext:value-type="float">
            <text:p>15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2]))" office:value-type="date" office:date-value="2019-10-22T15:51:11.318852" calcext:value-type="date">
            <text:p>2019-10-22 15:51:11</text:p>
          </table:table-cell>
          <table:table-cell table:style-name="ce7" table:formula="of:=[.A962]" office:value-type="date" office:date-value="2019-10-22T15:51:11.318852" calcext:value-type="date">
            <text:p>2019-10-22 15:51:11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15:51:11.31885197014" calcext:value-type="date">
            <text:p>12/30/99 03:51 P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=0;[.G961]+2+1/[.$H$2];[.G961]+1/[.$H$2])" office:value-type="float" office:value="15.9833333333337" calcext:value-type="float">
            <text:p>15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3]))" office:value-type="date" office:date-value="2019-10-23T15:42:00.278062" calcext:value-type="date">
            <text:p>2019-10-23 15:42:00</text:p>
          </table:table-cell>
          <table:table-cell table:style-name="ce7" table:formula="of:=[.A963]" office:value-type="date" office:date-value="2019-10-23T15:42:00.278062" calcext:value-type="date">
            <text:p>2019-10-23 15:42:00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15:42:00.27806192636" calcext:value-type="date">
            <text:p>12/30/99 03:42 P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=0;[.G962]+2+1/[.$H$2];[.G962]+1/[.$H$2])" office:value-type="float" office:value="16.0000000000004" calcext:value-type="float">
            <text:p>16,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4]))" office:value-type="date" office:date-value="2019-10-23T15:29:23.123011" calcext:value-type="date">
            <text:p>2019-10-23 15:29:23</text:p>
          </table:table-cell>
          <table:table-cell table:style-name="ce7" table:formula="of:=[.A964]" office:value-type="date" office:date-value="2019-10-23T15:29:23.123011" calcext:value-type="date">
            <text:p>2019-10-23 15:29:23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15:29:23.12301128637" calcext:value-type="date">
            <text:p>12/30/99 03:29 P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=0;[.G963]+2+1/[.$H$2];[.G963]+1/[.$H$2])" office:value-type="float" office:value="16.016666666667" calcext:value-type="float">
            <text:p>16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5]))" office:value-type="date" office:date-value="2019-10-23T16:16:38.256074" calcext:value-type="date">
            <text:p>2019-10-23 16:16:38</text:p>
          </table:table-cell>
          <table:table-cell table:style-name="ce7" table:formula="of:=[.A965]" office:value-type="date" office:date-value="2019-10-23T16:16:38.256074" calcext:value-type="date">
            <text:p>2019-10-23 16:16:38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16:16:38.25607370585" calcext:value-type="date">
            <text:p>12/30/99 04:16 P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=0;[.G964]+2+1/[.$H$2];[.G964]+1/[.$H$2])" office:value-type="float" office:value="16.0333333333337" calcext:value-type="float">
            <text:p>16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6]))" office:value-type="date" office:date-value="2019-10-23T15:43:56.943884" calcext:value-type="date">
            <text:p>2019-10-23 15:43:57</text:p>
          </table:table-cell>
          <table:table-cell table:style-name="ce7" table:formula="of:=[.A966]" office:value-type="date" office:date-value="2019-10-23T15:43:56.943884" calcext:value-type="date">
            <text:p>2019-10-23 15:43:57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15:43:56.94388393778" calcext:value-type="date">
            <text:p>12/30/99 03:43 P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=0;[.G965]+2+1/[.$H$2];[.G965]+1/[.$H$2])" office:value-type="float" office:value="16.0500000000004" calcext:value-type="float">
            <text:p>16,0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7]))" office:value-type="date" office:date-value="2019-10-23T16:10:21.78819" calcext:value-type="date">
            <text:p>2019-10-23 16:10:22</text:p>
          </table:table-cell>
          <table:table-cell table:style-name="ce7" table:formula="of:=[.A967]" office:value-type="date" office:date-value="2019-10-23T16:10:21.78819" calcext:value-type="date">
            <text:p>2019-10-23 16:10:22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16:10:21.78819011897" calcext:value-type="date">
            <text:p>12/30/99 04:10 P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=0;[.G966]+2+1/[.$H$2];[.G966]+1/[.$H$2])" office:value-type="float" office:value="16.066666666667" calcext:value-type="float">
            <text:p>16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8]))" office:value-type="date" office:date-value="2019-10-23T15:36:06.757693" calcext:value-type="date">
            <text:p>2019-10-23 15:36:07</text:p>
          </table:table-cell>
          <table:table-cell table:style-name="ce7" table:formula="of:=[.A968]" office:value-type="date" office:date-value="2019-10-23T15:36:06.757693" calcext:value-type="date">
            <text:p>2019-10-23 15:36:07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15:36:06.75769330468" calcext:value-type="date">
            <text:p>12/30/99 03:36 P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=0;[.G967]+2+1/[.$H$2];[.G967]+1/[.$H$2])" office:value-type="float" office:value="16.0833333333337" calcext:value-type="float">
            <text:p>16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9]))" office:value-type="date" office:date-value="2019-10-23T15:34:57.479533" calcext:value-type="date">
            <text:p>2019-10-23 15:34:57</text:p>
          </table:table-cell>
          <table:table-cell table:style-name="ce7" table:formula="of:=[.A969]" office:value-type="date" office:date-value="2019-10-23T15:34:57.479533" calcext:value-type="date">
            <text:p>2019-10-23 15:34:57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15:34:57.47953293845" calcext:value-type="date">
            <text:p>12/30/99 03:34 P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=0;[.G968]+2+1/[.$H$2];[.G968]+1/[.$H$2])" office:value-type="float" office:value="16.1000000000004" calcext:value-type="float">
            <text:p>16,1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0]))" office:value-type="date" office:date-value="2019-10-23T15:33:03.082972" calcext:value-type="date">
            <text:p>2019-10-23 15:33:03</text:p>
          </table:table-cell>
          <table:table-cell table:style-name="ce7" table:formula="of:=[.A970]" office:value-type="date" office:date-value="2019-10-23T15:33:03.082972" calcext:value-type="date">
            <text:p>2019-10-23 15:33:03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15:33:03.08297228068" calcext:value-type="date">
            <text:p>12/30/99 03:33 P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=0;[.G969]+2+1/[.$H$2];[.G969]+1/[.$H$2])" office:value-type="float" office:value="16.116666666667" calcext:value-type="float">
            <text:p>16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1]))" office:value-type="date" office:date-value="2019-10-23T16:06:52.929525" calcext:value-type="date">
            <text:p>2019-10-23 16:06:53</text:p>
          </table:table-cell>
          <table:table-cell table:style-name="ce7" table:formula="of:=[.A971]" office:value-type="date" office:date-value="2019-10-23T16:06:52.929525" calcext:value-type="date">
            <text:p>2019-10-23 16:06:53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16:06:52.92952490039" calcext:value-type="date">
            <text:p>12/30/99 04:06 P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=0;[.G970]+2+1/[.$H$2];[.G970]+1/[.$H$2])" office:value-type="float" office:value="16.1333333333337" calcext:value-type="float">
            <text:p>16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2]))" office:value-type="date" office:date-value="2019-10-23T16:00:16.968621" calcext:value-type="date">
            <text:p>2019-10-23 16:00:17</text:p>
          </table:table-cell>
          <table:table-cell table:style-name="ce7" table:formula="of:=[.A972]" office:value-type="date" office:date-value="2019-10-23T16:00:16.968621" calcext:value-type="date">
            <text:p>2019-10-23 16:00:17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16:00:16.96862129029" calcext:value-type="date">
            <text:p>12/30/99 04:00 P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=0;[.G971]+2+1/[.$H$2];[.G971]+1/[.$H$2])" office:value-type="float" office:value="16.1500000000004" calcext:value-type="float">
            <text:p>16,1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3]))" office:value-type="date" office:date-value="2019-10-23T15:35:09.456338" calcext:value-type="date">
            <text:p>2019-10-23 15:35:09</text:p>
          </table:table-cell>
          <table:table-cell table:style-name="ce7" table:formula="of:=[.A973]" office:value-type="date" office:date-value="2019-10-23T15:35:09.456338" calcext:value-type="date">
            <text:p>2019-10-23 15:35:09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15:35:09.45633756928" calcext:value-type="date">
            <text:p>12/30/99 03:35 P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=0;[.G972]+2+1/[.$H$2];[.G972]+1/[.$H$2])" office:value-type="float" office:value="16.166666666667" calcext:value-type="float">
            <text:p>16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4]))" office:value-type="date" office:date-value="2019-10-23T16:01:08.647547" calcext:value-type="date">
            <text:p>2019-10-23 16:01:09</text:p>
          </table:table-cell>
          <table:table-cell table:style-name="ce7" table:formula="of:=[.A974]" office:value-type="date" office:date-value="2019-10-23T16:01:08.647547" calcext:value-type="date">
            <text:p>2019-10-23 16:01:09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16:01:08.64754662383" calcext:value-type="date">
            <text:p>12/30/99 04:01 P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=0;[.G973]+2+1/[.$H$2];[.G973]+1/[.$H$2])" office:value-type="float" office:value="16.1833333333337" calcext:value-type="float">
            <text:p>16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5]))" office:value-type="date" office:date-value="2019-10-23T15:36:02.460219" calcext:value-type="date">
            <text:p>2019-10-23 15:36:02</text:p>
          </table:table-cell>
          <table:table-cell table:style-name="ce7" table:formula="of:=[.A975]" office:value-type="date" office:date-value="2019-10-23T15:36:02.460219" calcext:value-type="date">
            <text:p>2019-10-23 15:36:02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15:36:02.46021862607" calcext:value-type="date">
            <text:p>12/30/99 03:36 P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=0;[.G974]+2+1/[.$H$2];[.G974]+1/[.$H$2])" office:value-type="float" office:value="16.2000000000004" calcext:value-type="float">
            <text:p>16,2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6]))" office:value-type="date" office:date-value="2019-10-23T15:36:52.427682" calcext:value-type="date">
            <text:p>2019-10-23 15:36:52</text:p>
          </table:table-cell>
          <table:table-cell table:style-name="ce7" table:formula="of:=[.A976]" office:value-type="date" office:date-value="2019-10-23T15:36:52.427682" calcext:value-type="date">
            <text:p>2019-10-23 15:36:52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15:36:52.42768233642" calcext:value-type="date">
            <text:p>12/30/99 03:36 P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=0;[.G975]+2+1/[.$H$2];[.G975]+1/[.$H$2])" office:value-type="float" office:value="16.216666666667" calcext:value-type="float">
            <text:p>16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7]))" office:value-type="date" office:date-value="2019-10-23T15:39:06.945661" calcext:value-type="date">
            <text:p>2019-10-23 15:39:07</text:p>
          </table:table-cell>
          <table:table-cell table:style-name="ce7" table:formula="of:=[.A977]" office:value-type="date" office:date-value="2019-10-23T15:39:06.945661" calcext:value-type="date">
            <text:p>2019-10-23 15:39:07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15:39:06.94566121325" calcext:value-type="date">
            <text:p>12/30/99 03:39 P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=0;[.G976]+2+1/[.$H$2];[.G976]+1/[.$H$2])" office:value-type="float" office:value="16.2333333333337" calcext:value-type="float">
            <text:p>16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8]))" office:value-type="date" office:date-value="2019-10-23T15:51:28.845169" calcext:value-type="date">
            <text:p>2019-10-23 15:51:29</text:p>
          </table:table-cell>
          <table:table-cell table:style-name="ce7" table:formula="of:=[.A978]" office:value-type="date" office:date-value="2019-10-23T15:51:28.845169" calcext:value-type="date">
            <text:p>2019-10-23 15:51:29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15:51:28.84516947437" calcext:value-type="date">
            <text:p>12/30/99 03:51 P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=0;[.G977]+2+1/[.$H$2];[.G977]+1/[.$H$2])" office:value-type="float" office:value="16.2500000000004" calcext:value-type="float">
            <text:p>16,2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9]))" office:value-type="date" office:date-value="2019-10-23T15:52:40.158431" calcext:value-type="date">
            <text:p>2019-10-23 15:52:40</text:p>
          </table:table-cell>
          <table:table-cell table:style-name="ce7" table:formula="of:=[.A979]" office:value-type="date" office:date-value="2019-10-23T15:52:40.158431" calcext:value-type="date">
            <text:p>2019-10-23 15:52:40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15:52:40.15843057539" calcext:value-type="date">
            <text:p>12/30/99 03:52 P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=0;[.G978]+2+1/[.$H$2];[.G978]+1/[.$H$2])" office:value-type="float" office:value="16.266666666667" calcext:value-type="float">
            <text:p>16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0]))" office:value-type="date" office:date-value="2019-10-23T15:33:01.632679" calcext:value-type="date">
            <text:p>2019-10-23 15:33:02</text:p>
          </table:table-cell>
          <table:table-cell table:style-name="ce7" table:formula="of:=[.A980]" office:value-type="date" office:date-value="2019-10-23T15:33:01.632679" calcext:value-type="date">
            <text:p>2019-10-23 15:33:02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15:33:01.63267902564" calcext:value-type="date">
            <text:p>12/30/99 03:33 P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=0;[.G979]+2+1/[.$H$2];[.G979]+1/[.$H$2])" office:value-type="float" office:value="16.2833333333337" calcext:value-type="float">
            <text:p>16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1]))" office:value-type="date" office:date-value="2019-10-23T15:56:24.597459" calcext:value-type="date">
            <text:p>2019-10-23 15:56:25</text:p>
          </table:table-cell>
          <table:table-cell table:style-name="ce7" table:formula="of:=[.A981]" office:value-type="date" office:date-value="2019-10-23T15:56:24.597459" calcext:value-type="date">
            <text:p>2019-10-23 15:56:25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15:56:24.59745913278" calcext:value-type="date">
            <text:p>12/30/99 03:56 P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=0;[.G980]+2+1/[.$H$2];[.G980]+1/[.$H$2])" office:value-type="float" office:value="16.3000000000004" calcext:value-type="float">
            <text:p>16,3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2]))" office:value-type="date" office:date-value="2019-10-23T15:55:54.948476" calcext:value-type="date">
            <text:p>2019-10-23 15:55:55</text:p>
          </table:table-cell>
          <table:table-cell table:style-name="ce7" table:formula="of:=[.A982]" office:value-type="date" office:date-value="2019-10-23T15:55:54.948476" calcext:value-type="date">
            <text:p>2019-10-23 15:55:55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15:55:54.94847616646" calcext:value-type="date">
            <text:p>12/30/99 03:55 P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=0;[.G981]+2+1/[.$H$2];[.G981]+1/[.$H$2])" office:value-type="float" office:value="16.316666666667" calcext:value-type="float">
            <text:p>16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3]))" office:value-type="date" office:date-value="2019-10-23T15:42:33.647984" calcext:value-type="date">
            <text:p>2019-10-23 15:42:34</text:p>
          </table:table-cell>
          <table:table-cell table:style-name="ce7" table:formula="of:=[.A983]" office:value-type="date" office:date-value="2019-10-23T15:42:33.647984" calcext:value-type="date">
            <text:p>2019-10-23 15:42:34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15:42:33.64798440132" calcext:value-type="date">
            <text:p>12/30/99 03:42 P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=0;[.G982]+2+1/[.$H$2];[.G982]+1/[.$H$2])" office:value-type="float" office:value="16.3333333333337" calcext:value-type="float">
            <text:p>16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4]))" office:value-type="date" office:date-value="2019-10-23T15:24:45.921255" calcext:value-type="date">
            <text:p>2019-10-23 15:24:46</text:p>
          </table:table-cell>
          <table:table-cell table:style-name="ce7" table:formula="of:=[.A984]" office:value-type="date" office:date-value="2019-10-23T15:24:45.921255" calcext:value-type="date">
            <text:p>2019-10-23 15:24:46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15:24:45.92125468422" calcext:value-type="date">
            <text:p>12/30/99 03:24 P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=0;[.G983]+2+1/[.$H$2];[.G983]+1/[.$H$2])" office:value-type="float" office:value="16.3500000000004" calcext:value-type="float">
            <text:p>16,3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5]))" office:value-type="date" office:date-value="2019-10-23T16:17:17.181115" calcext:value-type="date">
            <text:p>2019-10-23 16:17:17</text:p>
          </table:table-cell>
          <table:table-cell table:style-name="ce7" table:formula="of:=[.A985]" office:value-type="date" office:date-value="2019-10-23T16:17:17.181115" calcext:value-type="date">
            <text:p>2019-10-23 16:17:17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16:17:17.18111529015" calcext:value-type="date">
            <text:p>12/30/99 04:17 P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=0;[.G984]+2+1/[.$H$2];[.G984]+1/[.$H$2])" office:value-type="float" office:value="16.366666666667" calcext:value-type="float">
            <text:p>16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6]))" office:value-type="date" office:date-value="2019-10-23T15:45:35.865597" calcext:value-type="date">
            <text:p>2019-10-23 15:45:36</text:p>
          </table:table-cell>
          <table:table-cell table:style-name="ce7" table:formula="of:=[.A986]" office:value-type="date" office:date-value="2019-10-23T15:45:35.865597" calcext:value-type="date">
            <text:p>2019-10-23 15:45:36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15:45:35.86559705436" calcext:value-type="date">
            <text:p>12/30/99 03:45 P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=0;[.G985]+2+1/[.$H$2];[.G985]+1/[.$H$2])" office:value-type="float" office:value="16.3833333333337" calcext:value-type="float">
            <text:p>16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7]))" office:value-type="date" office:date-value="2019-10-23T15:42:37.569472" calcext:value-type="date">
            <text:p>2019-10-23 15:42:38</text:p>
          </table:table-cell>
          <table:table-cell table:style-name="ce7" table:formula="of:=[.A987]" office:value-type="date" office:date-value="2019-10-23T15:42:37.569472" calcext:value-type="date">
            <text:p>2019-10-23 15:42:38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15:42:37.56947225891" calcext:value-type="date">
            <text:p>12/30/99 03:42 P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=0;[.G986]+2+1/[.$H$2];[.G986]+1/[.$H$2])" office:value-type="float" office:value="16.4000000000004" calcext:value-type="float">
            <text:p>16,4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8]))" office:value-type="date" office:date-value="2019-10-23T15:25:05.933872" calcext:value-type="date">
            <text:p>2019-10-23 15:25:06</text:p>
          </table:table-cell>
          <table:table-cell table:style-name="ce7" table:formula="of:=[.A988]" office:value-type="date" office:date-value="2019-10-23T15:25:05.933872" calcext:value-type="date">
            <text:p>2019-10-23 15:25:06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15:25:05.93387181871" calcext:value-type="date">
            <text:p>12/30/99 03:25 P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=0;[.G987]+2+1/[.$H$2];[.G987]+1/[.$H$2])" office:value-type="float" office:value="16.416666666667" calcext:value-type="float">
            <text:p>16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9]))" office:value-type="date" office:date-value="2019-10-23T15:51:11.942037" calcext:value-type="date">
            <text:p>2019-10-23 15:51:12</text:p>
          </table:table-cell>
          <table:table-cell table:style-name="ce7" table:formula="of:=[.A989]" office:value-type="date" office:date-value="2019-10-23T15:51:11.942037" calcext:value-type="date">
            <text:p>2019-10-23 15:51:12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15:51:11.94203683175" calcext:value-type="date">
            <text:p>12/30/99 03:51 P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=0;[.G988]+2+1/[.$H$2];[.G988]+1/[.$H$2])" office:value-type="float" office:value="16.4333333333337" calcext:value-type="float">
            <text:p>16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0]))" office:value-type="date" office:date-value="2019-10-23T15:19:53.263008" calcext:value-type="date">
            <text:p>2019-10-23 15:19:53</text:p>
          </table:table-cell>
          <table:table-cell table:style-name="ce7" table:formula="of:=[.A990]" office:value-type="date" office:date-value="2019-10-23T15:19:53.263008" calcext:value-type="date">
            <text:p>2019-10-23 15:19:53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15:19:53.26300753746" calcext:value-type="date">
            <text:p>12/30/99 03:19 P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=0;[.G989]+2+1/[.$H$2];[.G989]+1/[.$H$2])" office:value-type="float" office:value="16.4500000000003" calcext:value-type="float">
            <text:p>16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1]))" office:value-type="date" office:date-value="2019-10-23T15:40:17.192124" calcext:value-type="date">
            <text:p>2019-10-23 15:40:17</text:p>
          </table:table-cell>
          <table:table-cell table:style-name="ce7" table:formula="of:=[.A991]" office:value-type="date" office:date-value="2019-10-23T15:40:17.192124" calcext:value-type="date">
            <text:p>2019-10-23 15:40:17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15:40:17.19212376047" calcext:value-type="date">
            <text:p>12/30/99 03:40 P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=0;[.G990]+2+1/[.$H$2];[.G990]+1/[.$H$2])" office:value-type="float" office:value="16.466666666667" calcext:value-type="float">
            <text:p>16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2]))" office:value-type="date" office:date-value="2019-10-23T15:13:06.319048" calcext:value-type="date">
            <text:p>2019-10-23 15:13:06</text:p>
          </table:table-cell>
          <table:table-cell table:style-name="ce7" table:formula="of:=[.A992]" office:value-type="date" office:date-value="2019-10-23T15:13:06.319048" calcext:value-type="date">
            <text:p>2019-10-23 15:13:06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15:13:06.3190483069" calcext:value-type="date">
            <text:p>12/30/99 03:13 P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=0;[.G991]+2+1/[.$H$2];[.G991]+1/[.$H$2])" office:value-type="float" office:value="16.4833333333337" calcext:value-type="float">
            <text:p>16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3]))" office:value-type="date" office:date-value="2019-10-23T15:39:33.464078" calcext:value-type="date">
            <text:p>2019-10-23 15:39:33</text:p>
          </table:table-cell>
          <table:table-cell table:style-name="ce7" table:formula="of:=[.A993]" office:value-type="date" office:date-value="2019-10-23T15:39:33.464078" calcext:value-type="date">
            <text:p>2019-10-23 15:39:33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15:39:33.46407815348" calcext:value-type="date">
            <text:p>12/30/99 03:39 P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=0;[.G992]+2+1/[.$H$2];[.G992]+1/[.$H$2])" office:value-type="float" office:value="16.5000000000003" calcext:value-type="float">
            <text:p>16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4]))" office:value-type="date" office:date-value="2019-10-23T15:08:13.88175" calcext:value-type="date">
            <text:p>2019-10-23 15:08:14</text:p>
          </table:table-cell>
          <table:table-cell table:style-name="ce7" table:formula="of:=[.A994]" office:value-type="date" office:date-value="2019-10-23T15:08:13.88175" calcext:value-type="date">
            <text:p>2019-10-23 15:08:14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15:08:13.88174959458" calcext:value-type="date">
            <text:p>12/30/99 03:08 P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=0;[.G993]+2+1/[.$H$2];[.G993]+1/[.$H$2])" office:value-type="float" office:value="16.516666666667" calcext:value-type="float">
            <text:p>16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5]))" office:value-type="date" office:date-value="2019-10-23T15:32:29.616207" calcext:value-type="date">
            <text:p>2019-10-23 15:32:30</text:p>
          </table:table-cell>
          <table:table-cell table:style-name="ce7" table:formula="of:=[.A995]" office:value-type="date" office:date-value="2019-10-23T15:32:29.616207" calcext:value-type="date">
            <text:p>2019-10-23 15:32:30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15:32:29.61620739195" calcext:value-type="date">
            <text:p>12/30/99 03:32 P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=0;[.G994]+2+1/[.$H$2];[.G994]+1/[.$H$2])" office:value-type="float" office:value="16.5333333333337" calcext:value-type="float">
            <text:p>16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6]))" office:value-type="date" office:date-value="2019-10-23T15:58:41.999347" calcext:value-type="date">
            <text:p>2019-10-23 15:58:42</text:p>
          </table:table-cell>
          <table:table-cell table:style-name="ce7" table:formula="of:=[.A996]" office:value-type="date" office:date-value="2019-10-23T15:58:41.999347" calcext:value-type="date">
            <text:p>2019-10-23 15:58:42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15:58:41.9993472565" calcext:value-type="date">
            <text:p>12/30/99 03:58 P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=0;[.G995]+2+1/[.$H$2];[.G995]+1/[.$H$2])" office:value-type="float" office:value="16.5500000000003" calcext:value-type="float">
            <text:p>16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7]))" office:value-type="date" office:date-value="2019-10-23T15:40:37.748963" calcext:value-type="date">
            <text:p>2019-10-23 15:40:38</text:p>
          </table:table-cell>
          <table:table-cell table:style-name="ce7" table:formula="of:=[.A997]" office:value-type="date" office:date-value="2019-10-23T15:40:37.748963" calcext:value-type="date">
            <text:p>2019-10-23 15:40:38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15:40:37.74896257091" calcext:value-type="date">
            <text:p>12/30/99 03:40 P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=0;[.G996]+2+1/[.$H$2];[.G996]+1/[.$H$2])" office:value-type="float" office:value="16.566666666667" calcext:value-type="float">
            <text:p>16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8]))" office:value-type="date" office:date-value="2019-10-23T15:57:39.057522" calcext:value-type="date">
            <text:p>2019-10-23 15:57:39</text:p>
          </table:table-cell>
          <table:table-cell table:style-name="ce7" table:formula="of:=[.A998]" office:value-type="date" office:date-value="2019-10-23T15:57:39.057522" calcext:value-type="date">
            <text:p>2019-10-23 15:57:39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15:57:39.05752158724" calcext:value-type="date">
            <text:p>12/30/99 03:57 P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=0;[.G997]+2+1/[.$H$2];[.G997]+1/[.$H$2])" office:value-type="float" office:value="16.5833333333337" calcext:value-type="float">
            <text:p>16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9]))" office:value-type="date" office:date-value="2019-10-23T15:23:17.711462" calcext:value-type="date">
            <text:p>2019-10-23 15:23:18</text:p>
          </table:table-cell>
          <table:table-cell table:style-name="ce7" table:formula="of:=[.A999]" office:value-type="date" office:date-value="2019-10-23T15:23:17.711462" calcext:value-type="date">
            <text:p>2019-10-23 15:23:18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15:23:17.71146231797" calcext:value-type="date">
            <text:p>12/30/99 03:23 P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=0;[.G998]+2+1/[.$H$2];[.G998]+1/[.$H$2])" office:value-type="float" office:value="16.6000000000003" calcext:value-type="float">
            <text:p>16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0]))" office:value-type="date" office:date-value="2019-10-23T15:35:45.847657" calcext:value-type="date">
            <text:p>2019-10-23 15:35:46</text:p>
          </table:table-cell>
          <table:table-cell table:style-name="ce7" table:formula="of:=[.A1000]" office:value-type="date" office:date-value="2019-10-23T15:35:45.847657" calcext:value-type="date">
            <text:p>2019-10-23 15:35:46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15:35:45.84765722975" calcext:value-type="date">
            <text:p>12/30/99 03:35 P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=0;[.G999]+2+1/[.$H$2];[.G999]+1/[.$H$2])" office:value-type="float" office:value="16.616666666667" calcext:value-type="float">
            <text:p>16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1]))" office:value-type="date" office:date-value="2019-10-23T15:39:05.479576" calcext:value-type="date">
            <text:p>2019-10-23 15:39:05</text:p>
          </table:table-cell>
          <table:table-cell table:style-name="ce7" table:formula="of:=[.A1001]" office:value-type="date" office:date-value="2019-10-23T15:39:05.479576" calcext:value-type="date">
            <text:p>2019-10-23 15:39:05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15:39:05.47957645264" calcext:value-type="date">
            <text:p>12/30/99 03:39 P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=0;[.G1000]+2+1/[.$H$2];[.G1000]+1/[.$H$2])" office:value-type="float" office:value="16.6333333333337" calcext:value-type="float">
            <text:p>16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2]))" office:value-type="date" office:date-value="2019-10-23T15:55:17.762945" calcext:value-type="date">
            <text:p>2019-10-23 15:55:18</text:p>
          </table:table-cell>
          <table:table-cell table:style-name="ce7" table:formula="of:=[.A1002]" office:value-type="date" office:date-value="2019-10-23T15:55:17.762945" calcext:value-type="date">
            <text:p>2019-10-23 15:55:18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15:55:17.76294498704" calcext:value-type="date">
            <text:p>12/30/99 03:55 P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=0;[.G1001]+2+1/[.$H$2];[.G1001]+1/[.$H$2])" office:value-type="float" office:value="16.6500000000003" calcext:value-type="float">
            <text:p>16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3]))" office:value-type="date" office:date-value="2019-10-23T15:50:21.457498" calcext:value-type="date">
            <text:p>2019-10-23 15:50:21</text:p>
          </table:table-cell>
          <table:table-cell table:style-name="ce7" table:formula="of:=[.A1003]" office:value-type="date" office:date-value="2019-10-23T15:50:21.457498" calcext:value-type="date">
            <text:p>2019-10-23 15:50:21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15:50:21.4574981248" calcext:value-type="date">
            <text:p>12/30/99 03:50 P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=0;[.G1002]+2+1/[.$H$2];[.G1002]+1/[.$H$2])" office:value-type="float" office:value="16.666666666667" calcext:value-type="float">
            <text:p>16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4]))" office:value-type="date" office:date-value="2019-10-23T15:36:50.272195" calcext:value-type="date">
            <text:p>2019-10-23 15:36:50</text:p>
          </table:table-cell>
          <table:table-cell table:style-name="ce7" table:formula="of:=[.A1004]" office:value-type="date" office:date-value="2019-10-23T15:36:50.272195" calcext:value-type="date">
            <text:p>2019-10-23 15:36:50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15:36:50.2721946314" calcext:value-type="date">
            <text:p>12/30/99 03:36 P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=0;[.G1003]+2+1/[.$H$2];[.G1003]+1/[.$H$2])" office:value-type="float" office:value="16.6833333333337" calcext:value-type="float">
            <text:p>16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5]))" office:value-type="date" office:date-value="2019-10-23T15:54:45.834433" calcext:value-type="date">
            <text:p>2019-10-23 15:54:46</text:p>
          </table:table-cell>
          <table:table-cell table:style-name="ce7" table:formula="of:=[.A1005]" office:value-type="date" office:date-value="2019-10-23T15:54:45.834433" calcext:value-type="date">
            <text:p>2019-10-23 15:54:46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15:54:45.83443304524" calcext:value-type="date">
            <text:p>12/30/99 03:54 P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=0;[.G1004]+2+1/[.$H$2];[.G1004]+1/[.$H$2])" office:value-type="float" office:value="16.7000000000003" calcext:value-type="float">
            <text:p>16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6]))" office:value-type="date" office:date-value="2019-10-23T15:48:41.115508" calcext:value-type="date">
            <text:p>2019-10-23 15:48:41</text:p>
          </table:table-cell>
          <table:table-cell table:style-name="ce7" table:formula="of:=[.A1006]" office:value-type="date" office:date-value="2019-10-23T15:48:41.115508" calcext:value-type="date">
            <text:p>2019-10-23 15:48:41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15:48:41.11550755799" calcext:value-type="date">
            <text:p>12/30/99 03:48 P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=0;[.G1005]+2+1/[.$H$2];[.G1005]+1/[.$H$2])" office:value-type="float" office:value="16.716666666667" calcext:value-type="float">
            <text:p>16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7]))" office:value-type="date" office:date-value="2019-10-23T15:40:38.914406" calcext:value-type="date">
            <text:p>2019-10-23 15:40:39</text:p>
          </table:table-cell>
          <table:table-cell table:style-name="ce7" table:formula="of:=[.A1007]" office:value-type="date" office:date-value="2019-10-23T15:40:38.914406" calcext:value-type="date">
            <text:p>2019-10-23 15:40:39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15:40:38.91440585721" calcext:value-type="date">
            <text:p>12/30/99 03:40 P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=0;[.G1006]+2+1/[.$H$2];[.G1006]+1/[.$H$2])" office:value-type="float" office:value="16.7333333333337" calcext:value-type="float">
            <text:p>16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8]))" office:value-type="date" office:date-value="2019-10-23T15:31:58.530422" calcext:value-type="date">
            <text:p>2019-10-23 15:31:59</text:p>
          </table:table-cell>
          <table:table-cell table:style-name="ce7" table:formula="of:=[.A1008]" office:value-type="date" office:date-value="2019-10-23T15:31:58.530422" calcext:value-type="date">
            <text:p>2019-10-23 15:31:59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15:31:58.53042184375" calcext:value-type="date">
            <text:p>12/30/99 03:31 P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=0;[.G1007]+2+1/[.$H$2];[.G1007]+1/[.$H$2])" office:value-type="float" office:value="16.7500000000003" calcext:value-type="float">
            <text:p>16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9]))" office:value-type="date" office:date-value="2019-10-23T15:36:50.292505" calcext:value-type="date">
            <text:p>2019-10-23 15:36:50</text:p>
          </table:table-cell>
          <table:table-cell table:style-name="ce7" table:formula="of:=[.A1009]" office:value-type="date" office:date-value="2019-10-23T15:36:50.292505" calcext:value-type="date">
            <text:p>2019-10-23 15:36:50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15:36:50.29250482097" calcext:value-type="date">
            <text:p>12/30/99 03:36 P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=0;[.G1008]+2+1/[.$H$2];[.G1008]+1/[.$H$2])" office:value-type="float" office:value="16.766666666667" calcext:value-type="float">
            <text:p>16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0]))" office:value-type="date" office:date-value="2019-10-23T15:43:34.82687" calcext:value-type="date">
            <text:p>2019-10-23 15:43:35</text:p>
          </table:table-cell>
          <table:table-cell table:style-name="ce7" table:formula="of:=[.A1010]" office:value-type="date" office:date-value="2019-10-23T15:43:34.82687" calcext:value-type="date">
            <text:p>2019-10-23 15:43:35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15:43:34.82687015086" calcext:value-type="date">
            <text:p>12/30/99 03:43 P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=0;[.G1009]+2+1/[.$H$2];[.G1009]+1/[.$H$2])" office:value-type="float" office:value="16.7833333333337" calcext:value-type="float">
            <text:p>16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1]))" office:value-type="date" office:date-value="2019-10-23T15:37:15.678371" calcext:value-type="date">
            <text:p>2019-10-23 15:37:16</text:p>
          </table:table-cell>
          <table:table-cell table:style-name="ce7" table:formula="of:=[.A1011]" office:value-type="date" office:date-value="2019-10-23T15:37:15.678371" calcext:value-type="date">
            <text:p>2019-10-23 15:37:16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15:37:15.67837094888" calcext:value-type="date">
            <text:p>12/30/99 03:37 P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=0;[.G1010]+2+1/[.$H$2];[.G1010]+1/[.$H$2])" office:value-type="float" office:value="16.8000000000003" calcext:value-type="float">
            <text:p>16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2]))" office:value-type="date" office:date-value="2019-10-23T15:42:58.454823" calcext:value-type="date">
            <text:p>2019-10-23 15:42:58</text:p>
          </table:table-cell>
          <table:table-cell table:style-name="ce7" table:formula="of:=[.A1012]" office:value-type="date" office:date-value="2019-10-23T15:42:58.454823" calcext:value-type="date">
            <text:p>2019-10-23 15:42:58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15:42:58.45482279081" calcext:value-type="date">
            <text:p>12/30/99 03:42 P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=0;[.G1011]+2+1/[.$H$2];[.G1011]+1/[.$H$2])" office:value-type="float" office:value="16.816666666667" calcext:value-type="float">
            <text:p>16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3]))" office:value-type="date" office:date-value="2019-10-23T15:58:00.65671" calcext:value-type="date">
            <text:p>2019-10-23 15:58:01</text:p>
          </table:table-cell>
          <table:table-cell table:style-name="ce7" table:formula="of:=[.A1013]" office:value-type="date" office:date-value="2019-10-23T15:58:00.65671" calcext:value-type="date">
            <text:p>2019-10-23 15:58:01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15:58:00.65670977812" calcext:value-type="date">
            <text:p>12/30/99 03:58 P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=0;[.G1012]+2+1/[.$H$2];[.G1012]+1/[.$H$2])" office:value-type="float" office:value="16.8333333333337" calcext:value-type="float">
            <text:p>16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4]))" office:value-type="date" office:date-value="2019-10-23T16:00:49.782194" calcext:value-type="date">
            <text:p>2019-10-23 16:00:50</text:p>
          </table:table-cell>
          <table:table-cell table:style-name="ce7" table:formula="of:=[.A1014]" office:value-type="date" office:date-value="2019-10-23T16:00:49.782194" calcext:value-type="date">
            <text:p>2019-10-23 16:00:50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16:00:49.78219431359" calcext:value-type="date">
            <text:p>12/30/99 04:00 P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=0;[.G1013]+2+1/[.$H$2];[.G1013]+1/[.$H$2])" office:value-type="float" office:value="16.8500000000003" calcext:value-type="float">
            <text:p>16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5]))" office:value-type="date" office:date-value="2019-10-23T15:26:38.72404" calcext:value-type="date">
            <text:p>2019-10-23 15:26:39</text:p>
          </table:table-cell>
          <table:table-cell table:style-name="ce7" table:formula="of:=[.A1015]" office:value-type="date" office:date-value="2019-10-23T15:26:38.72404" calcext:value-type="date">
            <text:p>2019-10-23 15:26:39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15:26:38.72404003982" calcext:value-type="date">
            <text:p>12/30/99 03:26 P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=0;[.G1014]+2+1/[.$H$2];[.G1014]+1/[.$H$2])" office:value-type="float" office:value="16.866666666667" calcext:value-type="float">
            <text:p>16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6]))" office:value-type="date" office:date-value="2019-10-23T15:27:10.237616" calcext:value-type="date">
            <text:p>2019-10-23 15:27:10</text:p>
          </table:table-cell>
          <table:table-cell table:style-name="ce7" table:formula="of:=[.A1016]" office:value-type="date" office:date-value="2019-10-23T15:27:10.237616" calcext:value-type="date">
            <text:p>2019-10-23 15:27:10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15:27:10.23761634249" calcext:value-type="date">
            <text:p>12/30/99 03:27 P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=0;[.G1015]+2+1/[.$H$2];[.G1015]+1/[.$H$2])" office:value-type="float" office:value="16.8833333333337" calcext:value-type="float">
            <text:p>16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7]))" office:value-type="date" office:date-value="2019-10-23T15:40:50.513108" calcext:value-type="date">
            <text:p>2019-10-23 15:40:51</text:p>
          </table:table-cell>
          <table:table-cell table:style-name="ce7" table:formula="of:=[.A1017]" office:value-type="date" office:date-value="2019-10-23T15:40:50.513108" calcext:value-type="date">
            <text:p>2019-10-23 15:40:51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15:40:50.51310828421" calcext:value-type="date">
            <text:p>12/30/99 03:40 P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=0;[.G1016]+2+1/[.$H$2];[.G1016]+1/[.$H$2])" office:value-type="float" office:value="16.9000000000003" calcext:value-type="float">
            <text:p>16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8]))" office:value-type="date" office:date-value="2019-10-23T16:04:33.221907" calcext:value-type="date">
            <text:p>2019-10-23 16:04:33</text:p>
          </table:table-cell>
          <table:table-cell table:style-name="ce7" table:formula="of:=[.A1018]" office:value-type="date" office:date-value="2019-10-23T16:04:33.221907" calcext:value-type="date">
            <text:p>2019-10-23 16:04:33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16:04:33.22190722916" calcext:value-type="date">
            <text:p>12/30/99 04:04 P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=0;[.G1017]+2+1/[.$H$2];[.G1017]+1/[.$H$2])" office:value-type="float" office:value="16.916666666667" calcext:value-type="float">
            <text:p>16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9]))" office:value-type="date" office:date-value="2019-10-23T15:17:15.98254" calcext:value-type="date">
            <text:p>2019-10-23 15:17:16</text:p>
          </table:table-cell>
          <table:table-cell table:style-name="ce7" table:formula="of:=[.A1019]" office:value-type="date" office:date-value="2019-10-23T15:17:15.98254" calcext:value-type="date">
            <text:p>2019-10-23 15:17:16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15:17:15.98254022654" calcext:value-type="date">
            <text:p>12/30/99 03:17 P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=0;[.G1018]+2+1/[.$H$2];[.G1018]+1/[.$H$2])" office:value-type="float" office:value="16.9333333333337" calcext:value-type="float">
            <text:p>16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0]))" office:value-type="date" office:date-value="2019-10-23T15:40:38.058987" calcext:value-type="date">
            <text:p>2019-10-23 15:40:38</text:p>
          </table:table-cell>
          <table:table-cell table:style-name="ce7" table:formula="of:=[.A1020]" office:value-type="date" office:date-value="2019-10-23T15:40:38.058987" calcext:value-type="date">
            <text:p>2019-10-23 15:40:38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15:40:38.05898716673" calcext:value-type="date">
            <text:p>12/30/99 03:40 P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=0;[.G1019]+2+1/[.$H$2];[.G1019]+1/[.$H$2])" office:value-type="float" office:value="16.9500000000003" calcext:value-type="float">
            <text:p>16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1]))" office:value-type="date" office:date-value="2019-10-23T15:36:09.934637" calcext:value-type="date">
            <text:p>2019-10-23 15:36:10</text:p>
          </table:table-cell>
          <table:table-cell table:style-name="ce7" table:formula="of:=[.A1021]" office:value-type="date" office:date-value="2019-10-23T15:36:09.934637" calcext:value-type="date">
            <text:p>2019-10-23 15:36:10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15:36:09.93463744875" calcext:value-type="date">
            <text:p>12/30/99 03:36 P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=0;[.G1020]+2+1/[.$H$2];[.G1020]+1/[.$H$2])" office:value-type="float" office:value="16.966666666667" calcext:value-type="float">
            <text:p>16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2]))" office:value-type="date" office:date-value="2019-10-23T16:04:28.601618" calcext:value-type="date">
            <text:p>2019-10-23 16:04:29</text:p>
          </table:table-cell>
          <table:table-cell table:style-name="ce7" table:formula="of:=[.A1022]" office:value-type="date" office:date-value="2019-10-23T16:04:28.601618" calcext:value-type="date">
            <text:p>2019-10-23 16:04:29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16:04:28.60161821824" calcext:value-type="date">
            <text:p>12/30/99 04:04 P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=0;[.G1021]+2+1/[.$H$2];[.G1021]+1/[.$H$2])" office:value-type="float" office:value="16.9833333333337" calcext:value-type="float">
            <text:p>16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3]))" office:value-type="date" office:date-value="2019-10-24T15:56:08.653361" calcext:value-type="date">
            <text:p>2019-10-24 15:56:09</text:p>
          </table:table-cell>
          <table:table-cell table:style-name="ce7" table:formula="of:=[.A1023]" office:value-type="date" office:date-value="2019-10-24T15:56:08.653361" calcext:value-type="date">
            <text:p>2019-10-24 15:56:09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15:56:08.65336059127" calcext:value-type="date">
            <text:p>12/30/99 03:56 P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=0;[.G1022]+2+1/[.$H$2];[.G1022]+1/[.$H$2])" office:value-type="float" office:value="17.0000000000003" calcext:value-type="float">
            <text:p>17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4]))" office:value-type="date" office:date-value="2019-10-24T15:18:15.132882" calcext:value-type="date">
            <text:p>2019-10-24 15:18:15</text:p>
          </table:table-cell>
          <table:table-cell table:style-name="ce7" table:formula="of:=[.A1024]" office:value-type="date" office:date-value="2019-10-24T15:18:15.132882" calcext:value-type="date">
            <text:p>2019-10-24 15:18:15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15:18:15.13288198505" calcext:value-type="date">
            <text:p>12/30/99 03:18 P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=0;[.G1023]+2+1/[.$H$2];[.G1023]+1/[.$H$2])" office:value-type="float" office:value="17.016666666667" calcext:value-type="float">
            <text:p>17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5]))" office:value-type="date" office:date-value="2019-10-24T15:45:35.687557" calcext:value-type="date">
            <text:p>2019-10-24 15:45:36</text:p>
          </table:table-cell>
          <table:table-cell table:style-name="ce7" table:formula="of:=[.A1025]" office:value-type="date" office:date-value="2019-10-24T15:45:35.687557" calcext:value-type="date">
            <text:p>2019-10-24 15:45:36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15:45:35.68755725864" calcext:value-type="date">
            <text:p>12/30/99 03:45 P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=0;[.G1024]+2+1/[.$H$2];[.G1024]+1/[.$H$2])" office:value-type="float" office:value="17.0333333333336" calcext:value-type="float">
            <text:p>17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6]))" office:value-type="date" office:date-value="2019-10-24T15:16:21.947634" calcext:value-type="date">
            <text:p>2019-10-24 15:16:22</text:p>
          </table:table-cell>
          <table:table-cell table:style-name="ce7" table:formula="of:=[.A1026]" office:value-type="date" office:date-value="2019-10-24T15:16:21.947634" calcext:value-type="date">
            <text:p>2019-10-24 15:16:22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15:16:21.94763415959" calcext:value-type="date">
            <text:p>12/30/99 03:16 P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=0;[.G1025]+2+1/[.$H$2];[.G1025]+1/[.$H$2])" office:value-type="float" office:value="17.0500000000003" calcext:value-type="float">
            <text:p>17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7]))" office:value-type="date" office:date-value="2019-10-24T15:33:44.820817" calcext:value-type="date">
            <text:p>2019-10-24 15:33:45</text:p>
          </table:table-cell>
          <table:table-cell table:style-name="ce7" table:formula="of:=[.A1027]" office:value-type="date" office:date-value="2019-10-24T15:33:44.820817" calcext:value-type="date">
            <text:p>2019-10-24 15:33:45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15:33:44.82081733178" calcext:value-type="date">
            <text:p>12/30/99 03:33 P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=0;[.G1026]+2+1/[.$H$2];[.G1026]+1/[.$H$2])" office:value-type="float" office:value="17.066666666667" calcext:value-type="float">
            <text:p>17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8]))" office:value-type="date" office:date-value="2019-10-24T15:42:29.56537" calcext:value-type="date">
            <text:p>2019-10-24 15:42:30</text:p>
          </table:table-cell>
          <table:table-cell table:style-name="ce7" table:formula="of:=[.A1028]" office:value-type="date" office:date-value="2019-10-24T15:42:29.56537" calcext:value-type="date">
            <text:p>2019-10-24 15:42:30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15:42:29.56536975224" calcext:value-type="date">
            <text:p>12/30/99 03:42 P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=0;[.G1027]+2+1/[.$H$2];[.G1027]+1/[.$H$2])" office:value-type="float" office:value="17.0833333333336" calcext:value-type="float">
            <text:p>17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9]))" office:value-type="date" office:date-value="2019-10-24T15:08:25.548751" calcext:value-type="date">
            <text:p>2019-10-24 15:08:26</text:p>
          </table:table-cell>
          <table:table-cell table:style-name="ce7" table:formula="of:=[.A1029]" office:value-type="date" office:date-value="2019-10-24T15:08:25.548751" calcext:value-type="date">
            <text:p>2019-10-24 15:08:26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15:08:25.54875091184" calcext:value-type="date">
            <text:p>12/30/99 03:08 P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=0;[.G1028]+2+1/[.$H$2];[.G1028]+1/[.$H$2])" office:value-type="float" office:value="17.1000000000003" calcext:value-type="float">
            <text:p>17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0]))" office:value-type="date" office:date-value="2019-10-24T15:29:13.191796" calcext:value-type="date">
            <text:p>2019-10-24 15:29:13</text:p>
          </table:table-cell>
          <table:table-cell table:style-name="ce7" table:formula="of:=[.A1030]" office:value-type="date" office:date-value="2019-10-24T15:29:13.191796" calcext:value-type="date">
            <text:p>2019-10-24 15:29:13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15:29:13.19179566577" calcext:value-type="date">
            <text:p>12/30/99 03:29 P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=0;[.G1029]+2+1/[.$H$2];[.G1029]+1/[.$H$2])" office:value-type="float" office:value="17.116666666667" calcext:value-type="float">
            <text:p>17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1]))" office:value-type="date" office:date-value="2019-10-24T15:28:59.573998" calcext:value-type="date">
            <text:p>2019-10-24 15:29:00</text:p>
          </table:table-cell>
          <table:table-cell table:style-name="ce7" table:formula="of:=[.A1031]" office:value-type="date" office:date-value="2019-10-24T15:28:59.573998" calcext:value-type="date">
            <text:p>2019-10-24 15:29:00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15:28:59.57399774808" calcext:value-type="date">
            <text:p>12/30/99 03:29 P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=0;[.G1030]+2+1/[.$H$2];[.G1030]+1/[.$H$2])" office:value-type="float" office:value="17.1333333333336" calcext:value-type="float">
            <text:p>17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2]))" office:value-type="date" office:date-value="2019-10-24T15:18:18.506022" calcext:value-type="date">
            <text:p>2019-10-24 15:18:19</text:p>
          </table:table-cell>
          <table:table-cell table:style-name="ce7" table:formula="of:=[.A1032]" office:value-type="date" office:date-value="2019-10-24T15:18:18.506022" calcext:value-type="date">
            <text:p>2019-10-24 15:18:19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15:18:18.50602238439" calcext:value-type="date">
            <text:p>12/30/99 03:18 P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=0;[.G1031]+2+1/[.$H$2];[.G1031]+1/[.$H$2])" office:value-type="float" office:value="17.1500000000003" calcext:value-type="float">
            <text:p>17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3]))" office:value-type="date" office:date-value="2019-10-24T15:52:06.268909" calcext:value-type="date">
            <text:p>2019-10-24 15:52:06</text:p>
          </table:table-cell>
          <table:table-cell table:style-name="ce7" table:formula="of:=[.A1033]" office:value-type="date" office:date-value="2019-10-24T15:52:06.268909" calcext:value-type="date">
            <text:p>2019-10-24 15:52:06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15:52:06.26890910324" calcext:value-type="date">
            <text:p>12/30/99 03:52 P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=0;[.G1032]+2+1/[.$H$2];[.G1032]+1/[.$H$2])" office:value-type="float" office:value="17.166666666667" calcext:value-type="float">
            <text:p>17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4]))" office:value-type="date" office:date-value="2019-10-24T15:16:25.660779" calcext:value-type="date">
            <text:p>2019-10-24 15:16:26</text:p>
          </table:table-cell>
          <table:table-cell table:style-name="ce7" table:formula="of:=[.A1034]" office:value-type="date" office:date-value="2019-10-24T15:16:25.660779" calcext:value-type="date">
            <text:p>2019-10-24 15:16:26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15:16:25.66077912692" calcext:value-type="date">
            <text:p>12/30/99 03:16 P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=0;[.G1033]+2+1/[.$H$2];[.G1033]+1/[.$H$2])" office:value-type="float" office:value="17.1833333333336" calcext:value-type="float">
            <text:p>17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5]))" office:value-type="date" office:date-value="2019-10-24T15:50:38.657102" calcext:value-type="date">
            <text:p>2019-10-24 15:50:39</text:p>
          </table:table-cell>
          <table:table-cell table:style-name="ce7" table:formula="of:=[.A1035]" office:value-type="date" office:date-value="2019-10-24T15:50:38.657102" calcext:value-type="date">
            <text:p>2019-10-24 15:50:39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15:50:38.65710182581" calcext:value-type="date">
            <text:p>12/30/99 03:50 P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=0;[.G1034]+2+1/[.$H$2];[.G1034]+1/[.$H$2])" office:value-type="float" office:value="17.2000000000003" calcext:value-type="float">
            <text:p>17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6]))" office:value-type="date" office:date-value="2019-10-24T15:31:44.921431" calcext:value-type="date">
            <text:p>2019-10-24 15:31:45</text:p>
          </table:table-cell>
          <table:table-cell table:style-name="ce7" table:formula="of:=[.A1036]" office:value-type="date" office:date-value="2019-10-24T15:31:44.921431" calcext:value-type="date">
            <text:p>2019-10-24 15:31:45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15:31:44.92143121082" calcext:value-type="date">
            <text:p>12/30/99 03:31 P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=0;[.G1035]+2+1/[.$H$2];[.G1035]+1/[.$H$2])" office:value-type="float" office:value="17.216666666667" calcext:value-type="float">
            <text:p>17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7]))" office:value-type="date" office:date-value="2019-10-24T15:11:35.696093" calcext:value-type="date">
            <text:p>2019-10-24 15:11:36</text:p>
          </table:table-cell>
          <table:table-cell table:style-name="ce7" table:formula="of:=[.A1037]" office:value-type="date" office:date-value="2019-10-24T15:11:35.696093" calcext:value-type="date">
            <text:p>2019-10-24 15:11:36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15:11:35.69609260652" calcext:value-type="date">
            <text:p>12/30/99 03:11 P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=0;[.G1036]+2+1/[.$H$2];[.G1036]+1/[.$H$2])" office:value-type="float" office:value="17.2333333333336" calcext:value-type="float">
            <text:p>17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8]))" office:value-type="date" office:date-value="2019-10-24T15:30:31.008114" calcext:value-type="date">
            <text:p>2019-10-24 15:30:31</text:p>
          </table:table-cell>
          <table:table-cell table:style-name="ce7" table:formula="of:=[.A1038]" office:value-type="date" office:date-value="2019-10-24T15:30:31.008114" calcext:value-type="date">
            <text:p>2019-10-24 15:30:31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15:30:31.00811380427" calcext:value-type="date">
            <text:p>12/30/99 03:30 P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=0;[.G1037]+2+1/[.$H$2];[.G1037]+1/[.$H$2])" office:value-type="float" office:value="17.2500000000003" calcext:value-type="float">
            <text:p>17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9]))" office:value-type="date" office:date-value="2019-10-24T15:40:51.333031" calcext:value-type="date">
            <text:p>2019-10-24 15:40:51</text:p>
          </table:table-cell>
          <table:table-cell table:style-name="ce7" table:formula="of:=[.A1039]" office:value-type="date" office:date-value="2019-10-24T15:40:51.333031" calcext:value-type="date">
            <text:p>2019-10-24 15:40:51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15:40:51.33303129114" calcext:value-type="date">
            <text:p>12/30/99 03:40 P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=0;[.G1038]+2+1/[.$H$2];[.G1038]+1/[.$H$2])" office:value-type="float" office:value="17.266666666667" calcext:value-type="float">
            <text:p>17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0]))" office:value-type="date" office:date-value="2019-10-24T15:19:39.220184" calcext:value-type="date">
            <text:p>2019-10-24 15:19:39</text:p>
          </table:table-cell>
          <table:table-cell table:style-name="ce7" table:formula="of:=[.A1040]" office:value-type="date" office:date-value="2019-10-24T15:19:39.220184" calcext:value-type="date">
            <text:p>2019-10-24 15:19:39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15:19:39.22018363606" calcext:value-type="date">
            <text:p>12/30/99 03:19 P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=0;[.G1039]+2+1/[.$H$2];[.G1039]+1/[.$H$2])" office:value-type="float" office:value="17.2833333333336" calcext:value-type="float">
            <text:p>17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1]))" office:value-type="date" office:date-value="2019-10-24T15:49:08.001305" calcext:value-type="date">
            <text:p>2019-10-24 15:49:08</text:p>
          </table:table-cell>
          <table:table-cell table:style-name="ce7" table:formula="of:=[.A1041]" office:value-type="date" office:date-value="2019-10-24T15:49:08.001305" calcext:value-type="date">
            <text:p>2019-10-24 15:49:08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15:49:08.00130520016" calcext:value-type="date">
            <text:p>12/30/99 03:49 P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=0;[.G1040]+2+1/[.$H$2];[.G1040]+1/[.$H$2])" office:value-type="float" office:value="17.3000000000003" calcext:value-type="float">
            <text:p>17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2]))" office:value-type="date" office:date-value="2019-10-24T15:35:35.227488" calcext:value-type="date">
            <text:p>2019-10-24 15:35:35</text:p>
          </table:table-cell>
          <table:table-cell table:style-name="ce7" table:formula="of:=[.A1042]" office:value-type="date" office:date-value="2019-10-24T15:35:35.227488" calcext:value-type="date">
            <text:p>2019-10-24 15:35:35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15:35:35.2274881443" calcext:value-type="date">
            <text:p>12/30/99 03:35 P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=0;[.G1041]+2+1/[.$H$2];[.G1041]+1/[.$H$2])" office:value-type="float" office:value="17.316666666667" calcext:value-type="float">
            <text:p>17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3]))" office:value-type="date" office:date-value="2019-10-24T15:44:56.427064" calcext:value-type="date">
            <text:p>2019-10-24 15:44:56</text:p>
          </table:table-cell>
          <table:table-cell table:style-name="ce7" table:formula="of:=[.A1043]" office:value-type="date" office:date-value="2019-10-24T15:44:56.427064" calcext:value-type="date">
            <text:p>2019-10-24 15:44:56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15:44:56.42706373706" calcext:value-type="date">
            <text:p>12/30/99 03:44 P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=0;[.G1042]+2+1/[.$H$2];[.G1042]+1/[.$H$2])" office:value-type="float" office:value="17.3333333333336" calcext:value-type="float">
            <text:p>17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4]))" office:value-type="date" office:date-value="2019-10-24T15:58:01.521173" calcext:value-type="date">
            <text:p>2019-10-24 15:58:02</text:p>
          </table:table-cell>
          <table:table-cell table:style-name="ce7" table:formula="of:=[.A1044]" office:value-type="date" office:date-value="2019-10-24T15:58:01.521173" calcext:value-type="date">
            <text:p>2019-10-24 15:58:02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15:58:01.52117338032" calcext:value-type="date">
            <text:p>12/30/99 03:58 P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=0;[.G1043]+2+1/[.$H$2];[.G1043]+1/[.$H$2])" office:value-type="float" office:value="17.3500000000003" calcext:value-type="float">
            <text:p>17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5]))" office:value-type="date" office:date-value="2019-10-24T15:19:16.261622" calcext:value-type="date">
            <text:p>2019-10-24 15:19:16</text:p>
          </table:table-cell>
          <table:table-cell table:style-name="ce7" table:formula="of:=[.A1045]" office:value-type="date" office:date-value="2019-10-24T15:19:16.261622" calcext:value-type="date">
            <text:p>2019-10-24 15:19:16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15:19:16.26162153203" calcext:value-type="date">
            <text:p>12/30/99 03:19 P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=0;[.G1044]+2+1/[.$H$2];[.G1044]+1/[.$H$2])" office:value-type="float" office:value="17.366666666667" calcext:value-type="float">
            <text:p>17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6]))" office:value-type="date" office:date-value="2019-10-24T16:04:57.645473" calcext:value-type="date">
            <text:p>2019-10-24 16:04:58</text:p>
          </table:table-cell>
          <table:table-cell table:style-name="ce7" table:formula="of:=[.A1046]" office:value-type="date" office:date-value="2019-10-24T16:04:57.645473" calcext:value-type="date">
            <text:p>2019-10-24 16:04:58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16:04:57.6454728283" calcext:value-type="date">
            <text:p>12/30/99 04:04 P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=0;[.G1045]+2+1/[.$H$2];[.G1045]+1/[.$H$2])" office:value-type="float" office:value="17.3833333333336" calcext:value-type="float">
            <text:p>17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7]))" office:value-type="date" office:date-value="2019-10-24T15:32:39.974612" calcext:value-type="date">
            <text:p>2019-10-24 15:32:40</text:p>
          </table:table-cell>
          <table:table-cell table:style-name="ce7" table:formula="of:=[.A1047]" office:value-type="date" office:date-value="2019-10-24T15:32:39.974612" calcext:value-type="date">
            <text:p>2019-10-24 15:32:40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15:32:39.97461215593" calcext:value-type="date">
            <text:p>12/30/99 03:32 P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=0;[.G1046]+2+1/[.$H$2];[.G1046]+1/[.$H$2])" office:value-type="float" office:value="17.4000000000003" calcext:value-type="float">
            <text:p>17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8]))" office:value-type="date" office:date-value="2019-10-24T15:19:48.914341" calcext:value-type="date">
            <text:p>2019-10-24 15:19:49</text:p>
          </table:table-cell>
          <table:table-cell table:style-name="ce7" table:formula="of:=[.A1048]" office:value-type="date" office:date-value="2019-10-24T15:19:48.914341" calcext:value-type="date">
            <text:p>2019-10-24 15:19:49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15:19:48.91434122343" calcext:value-type="date">
            <text:p>12/30/99 03:19 P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=0;[.G1047]+2+1/[.$H$2];[.G1047]+1/[.$H$2])" office:value-type="float" office:value="17.416666666667" calcext:value-type="float">
            <text:p>17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9]))" office:value-type="date" office:date-value="2019-10-24T15:00:12.791042" calcext:value-type="date">
            <text:p>2019-10-24 15:00:13</text:p>
          </table:table-cell>
          <table:table-cell table:style-name="ce7" table:formula="of:=[.A1049]" office:value-type="date" office:date-value="2019-10-24T15:00:12.791042" calcext:value-type="date">
            <text:p>2019-10-24 15:00:13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15:00:12.7910415642" calcext:value-type="date">
            <text:p>12/30/99 03:00 P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=0;[.G1048]+2+1/[.$H$2];[.G1048]+1/[.$H$2])" office:value-type="float" office:value="17.4333333333336" calcext:value-type="float">
            <text:p>17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0]))" office:value-type="date" office:date-value="2019-10-24T15:33:55.75786" calcext:value-type="date">
            <text:p>2019-10-24 15:33:56</text:p>
          </table:table-cell>
          <table:table-cell table:style-name="ce7" table:formula="of:=[.A1050]" office:value-type="date" office:date-value="2019-10-24T15:33:55.75786" calcext:value-type="date">
            <text:p>2019-10-24 15:33:56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15:33:55.75786007568" calcext:value-type="date">
            <text:p>12/30/99 03:33 P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=0;[.G1049]+2+1/[.$H$2];[.G1049]+1/[.$H$2])" office:value-type="float" office:value="17.4500000000003" calcext:value-type="float">
            <text:p>17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1]))" office:value-type="date" office:date-value="2019-10-24T15:17:38.712313" calcext:value-type="date">
            <text:p>2019-10-24 15:17:39</text:p>
          </table:table-cell>
          <table:table-cell table:style-name="ce7" table:formula="of:=[.A1051]" office:value-type="date" office:date-value="2019-10-24T15:17:38.712313" calcext:value-type="date">
            <text:p>2019-10-24 15:17:39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15:17:38.71231346391" calcext:value-type="date">
            <text:p>12/30/99 03:17 P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=0;[.G1050]+2+1/[.$H$2];[.G1050]+1/[.$H$2])" office:value-type="float" office:value="17.466666666667" calcext:value-type="float">
            <text:p>17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2]))" office:value-type="date" office:date-value="2019-10-24T15:49:23.041479" calcext:value-type="date">
            <text:p>2019-10-24 15:49:23</text:p>
          </table:table-cell>
          <table:table-cell table:style-name="ce7" table:formula="of:=[.A1052]" office:value-type="date" office:date-value="2019-10-24T15:49:23.041479" calcext:value-type="date">
            <text:p>2019-10-24 15:49:23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15:49:23.04147897754" calcext:value-type="date">
            <text:p>12/30/99 03:49 P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=0;[.G1051]+2+1/[.$H$2];[.G1051]+1/[.$H$2])" office:value-type="float" office:value="17.4833333333336" calcext:value-type="float">
            <text:p>17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3]))" office:value-type="date" office:date-value="2019-10-24T15:35:01.132254" calcext:value-type="date">
            <text:p>2019-10-24 15:35:01</text:p>
          </table:table-cell>
          <table:table-cell table:style-name="ce7" table:formula="of:=[.A1053]" office:value-type="date" office:date-value="2019-10-24T15:35:01.132254" calcext:value-type="date">
            <text:p>2019-10-24 15:35:01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15:35:01.1322540231" calcext:value-type="date">
            <text:p>12/30/99 03:35 P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=0;[.G1052]+2+1/[.$H$2];[.G1052]+1/[.$H$2])" office:value-type="float" office:value="17.5000000000003" calcext:value-type="float">
            <text:p>17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4]))" office:value-type="date" office:date-value="2019-10-24T15:51:30.918279" calcext:value-type="date">
            <text:p>2019-10-24 15:51:31</text:p>
          </table:table-cell>
          <table:table-cell table:style-name="ce7" table:formula="of:=[.A1054]" office:value-type="date" office:date-value="2019-10-24T15:51:30.918279" calcext:value-type="date">
            <text:p>2019-10-24 15:51:31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15:51:30.91827920638" calcext:value-type="date">
            <text:p>12/30/99 03:51 P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=0;[.G1053]+2+1/[.$H$2];[.G1053]+1/[.$H$2])" office:value-type="float" office:value="17.516666666667" calcext:value-type="float">
            <text:p>17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5]))" office:value-type="date" office:date-value="2019-10-24T15:44:38.141091" calcext:value-type="date">
            <text:p>2019-10-24 15:44:38</text:p>
          </table:table-cell>
          <table:table-cell table:style-name="ce7" table:formula="of:=[.A1055]" office:value-type="date" office:date-value="2019-10-24T15:44:38.141091" calcext:value-type="date">
            <text:p>2019-10-24 15:44:38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15:44:38.14109057654" calcext:value-type="date">
            <text:p>12/30/99 03:44 P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=0;[.G1054]+2+1/[.$H$2];[.G1054]+1/[.$H$2])" office:value-type="float" office:value="17.5333333333336" calcext:value-type="float">
            <text:p>17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6]))" office:value-type="date" office:date-value="2019-10-24T15:15:36.354243" calcext:value-type="date">
            <text:p>2019-10-24 15:15:36</text:p>
          </table:table-cell>
          <table:table-cell table:style-name="ce7" table:formula="of:=[.A1056]" office:value-type="date" office:date-value="2019-10-24T15:15:36.354243" calcext:value-type="date">
            <text:p>2019-10-24 15:15:36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15:15:36.35424335953" calcext:value-type="date">
            <text:p>12/30/99 03:15 P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=0;[.G1055]+2+1/[.$H$2];[.G1055]+1/[.$H$2])" office:value-type="float" office:value="17.5500000000003" calcext:value-type="float">
            <text:p>17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7]))" office:value-type="date" office:date-value="2019-10-24T15:50:15.484792" calcext:value-type="date">
            <text:p>2019-10-24 15:50:15</text:p>
          </table:table-cell>
          <table:table-cell table:style-name="ce7" table:formula="of:=[.A1057]" office:value-type="date" office:date-value="2019-10-24T15:50:15.484792" calcext:value-type="date">
            <text:p>2019-10-24 15:50:15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15:50:15.48479176126" calcext:value-type="date">
            <text:p>12/30/99 03:50 P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=0;[.G1056]+2+1/[.$H$2];[.G1056]+1/[.$H$2])" office:value-type="float" office:value="17.566666666667" calcext:value-type="float">
            <text:p>17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8]))" office:value-type="date" office:date-value="2019-10-24T15:34:37.810832" calcext:value-type="date">
            <text:p>2019-10-24 15:34:38</text:p>
          </table:table-cell>
          <table:table-cell table:style-name="ce7" table:formula="of:=[.A1058]" office:value-type="date" office:date-value="2019-10-24T15:34:37.810832" calcext:value-type="date">
            <text:p>2019-10-24 15:34:38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15:34:37.81083178706" calcext:value-type="date">
            <text:p>12/30/99 03:34 P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=0;[.G1057]+2+1/[.$H$2];[.G1057]+1/[.$H$2])" office:value-type="float" office:value="17.5833333333336" calcext:value-type="float">
            <text:p>17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9]))" office:value-type="date" office:date-value="2019-10-24T15:35:08.735091" calcext:value-type="date">
            <text:p>2019-10-24 15:35:09</text:p>
          </table:table-cell>
          <table:table-cell table:style-name="ce7" table:formula="of:=[.A1059]" office:value-type="date" office:date-value="2019-10-24T15:35:08.735091" calcext:value-type="date">
            <text:p>2019-10-24 15:35:09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15:35:08.73509072699" calcext:value-type="date">
            <text:p>12/30/99 03:35 P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=0;[.G1058]+2+1/[.$H$2];[.G1058]+1/[.$H$2])" office:value-type="float" office:value="17.6000000000003" calcext:value-type="float">
            <text:p>17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0]))" office:value-type="date" office:date-value="2019-10-24T15:46:56.499066" calcext:value-type="date">
            <text:p>2019-10-24 15:46:56</text:p>
          </table:table-cell>
          <table:table-cell table:style-name="ce7" table:formula="of:=[.A1060]" office:value-type="date" office:date-value="2019-10-24T15:46:56.499066" calcext:value-type="date">
            <text:p>2019-10-24 15:46:56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15:46:56.4990657242" calcext:value-type="date">
            <text:p>12/30/99 03:46 P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=0;[.G1059]+2+1/[.$H$2];[.G1059]+1/[.$H$2])" office:value-type="float" office:value="17.6166666666669" calcext:value-type="float">
            <text:p>17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1]))" office:value-type="date" office:date-value="2019-10-24T15:27:15.079768" calcext:value-type="date">
            <text:p>2019-10-24 15:27:15</text:p>
          </table:table-cell>
          <table:table-cell table:style-name="ce7" table:formula="of:=[.A1061]" office:value-type="date" office:date-value="2019-10-24T15:27:15.079768" calcext:value-type="date">
            <text:p>2019-10-24 15:27:15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15:27:15.07976846304" calcext:value-type="date">
            <text:p>12/30/99 03:27 P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=0;[.G1060]+2+1/[.$H$2];[.G1060]+1/[.$H$2])" office:value-type="float" office:value="17.6333333333336" calcext:value-type="float">
            <text:p>17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2]))" office:value-type="date" office:date-value="2019-10-24T15:22:09.268847" calcext:value-type="date">
            <text:p>2019-10-24 15:22:09</text:p>
          </table:table-cell>
          <table:table-cell table:style-name="ce7" table:formula="of:=[.A1062]" office:value-type="date" office:date-value="2019-10-24T15:22:09.268847" calcext:value-type="date">
            <text:p>2019-10-24 15:22:09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15:22:09.26884735934" calcext:value-type="date">
            <text:p>12/30/99 03:22 P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=0;[.G1061]+2+1/[.$H$2];[.G1061]+1/[.$H$2])" office:value-type="float" office:value="17.6500000000003" calcext:value-type="float">
            <text:p>17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3]))" office:value-type="date" office:date-value="2019-10-24T15:08:30.324998" calcext:value-type="date">
            <text:p>2019-10-24 15:08:30</text:p>
          </table:table-cell>
          <table:table-cell table:style-name="ce7" table:formula="of:=[.A1063]" office:value-type="date" office:date-value="2019-10-24T15:08:30.324998" calcext:value-type="date">
            <text:p>2019-10-24 15:08:30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15:08:30.32499801368" calcext:value-type="date">
            <text:p>12/30/99 03:08 P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=0;[.G1062]+2+1/[.$H$2];[.G1062]+1/[.$H$2])" office:value-type="float" office:value="17.6666666666669" calcext:value-type="float">
            <text:p>17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4]))" office:value-type="date" office:date-value="2019-10-24T15:32:25.896927" calcext:value-type="date">
            <text:p>2019-10-24 15:32:26</text:p>
          </table:table-cell>
          <table:table-cell table:style-name="ce7" table:formula="of:=[.A1064]" office:value-type="date" office:date-value="2019-10-24T15:32:25.896927" calcext:value-type="date">
            <text:p>2019-10-24 15:32:26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15:32:25.8969268715" calcext:value-type="date">
            <text:p>12/30/99 03:32 P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=0;[.G1063]+2+1/[.$H$2];[.G1063]+1/[.$H$2])" office:value-type="float" office:value="17.6833333333336" calcext:value-type="float">
            <text:p>17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5]))" office:value-type="date" office:date-value="2019-10-24T15:10:18.391316" calcext:value-type="date">
            <text:p>2019-10-24 15:10:18</text:p>
          </table:table-cell>
          <table:table-cell table:style-name="ce7" table:formula="of:=[.A1065]" office:value-type="date" office:date-value="2019-10-24T15:10:18.391316" calcext:value-type="date">
            <text:p>2019-10-24 15:10:18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15:10:18.3913155226" calcext:value-type="date">
            <text:p>12/30/99 03:10 P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=0;[.G1064]+2+1/[.$H$2];[.G1064]+1/[.$H$2])" office:value-type="float" office:value="17.7000000000003" calcext:value-type="float">
            <text:p>17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6]))" office:value-type="date" office:date-value="2019-10-24T15:43:40.677998" calcext:value-type="date">
            <text:p>2019-10-24 15:43:41</text:p>
          </table:table-cell>
          <table:table-cell table:style-name="ce7" table:formula="of:=[.A1066]" office:value-type="date" office:date-value="2019-10-24T15:43:40.677998" calcext:value-type="date">
            <text:p>2019-10-24 15:43:41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15:43:40.67799763754" calcext:value-type="date">
            <text:p>12/30/99 03:43 P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=0;[.G1065]+2+1/[.$H$2];[.G1065]+1/[.$H$2])" office:value-type="float" office:value="17.7166666666669" calcext:value-type="float">
            <text:p>17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7]))" office:value-type="date" office:date-value="2019-10-24T15:39:24.218512" calcext:value-type="date">
            <text:p>2019-10-24 15:39:24</text:p>
          </table:table-cell>
          <table:table-cell table:style-name="ce7" table:formula="of:=[.A1067]" office:value-type="date" office:date-value="2019-10-24T15:39:24.218512" calcext:value-type="date">
            <text:p>2019-10-24 15:39:24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15:39:24.21851248015" calcext:value-type="date">
            <text:p>12/30/99 03:39 P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=0;[.G1066]+2+1/[.$H$2];[.G1066]+1/[.$H$2])" office:value-type="float" office:value="17.7333333333336" calcext:value-type="float">
            <text:p>17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8]))" office:value-type="date" office:date-value="2019-10-24T15:43:10.977226" calcext:value-type="date">
            <text:p>2019-10-24 15:43:11</text:p>
          </table:table-cell>
          <table:table-cell table:style-name="ce7" table:formula="of:=[.A1068]" office:value-type="date" office:date-value="2019-10-24T15:43:10.977226" calcext:value-type="date">
            <text:p>2019-10-24 15:43:11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15:43:10.97722582519" calcext:value-type="date">
            <text:p>12/30/99 03:43 P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=0;[.G1067]+2+1/[.$H$2];[.G1067]+1/[.$H$2])" office:value-type="float" office:value="17.7500000000003" calcext:value-type="float">
            <text:p>17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9]))" office:value-type="date" office:date-value="2019-10-24T15:39:37.530648" calcext:value-type="date">
            <text:p>2019-10-24 15:39:38</text:p>
          </table:table-cell>
          <table:table-cell table:style-name="ce7" table:formula="of:=[.A1069]" office:value-type="date" office:date-value="2019-10-24T15:39:37.530648" calcext:value-type="date">
            <text:p>2019-10-24 15:39:38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15:39:37.53064795397" calcext:value-type="date">
            <text:p>12/30/99 03:39 P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=0;[.G1068]+2+1/[.$H$2];[.G1068]+1/[.$H$2])" office:value-type="float" office:value="17.7666666666669" calcext:value-type="float">
            <text:p>17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0]))" office:value-type="date" office:date-value="2019-10-24T15:33:15.210786" calcext:value-type="date">
            <text:p>2019-10-24 15:33:15</text:p>
          </table:table-cell>
          <table:table-cell table:style-name="ce7" table:formula="of:=[.A1070]" office:value-type="date" office:date-value="2019-10-24T15:33:15.210786" calcext:value-type="date">
            <text:p>2019-10-24 15:33:15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15:33:15.21078632679" calcext:value-type="date">
            <text:p>12/30/99 03:33 P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=0;[.G1069]+2+1/[.$H$2];[.G1069]+1/[.$H$2])" office:value-type="float" office:value="17.7833333333336" calcext:value-type="float">
            <text:p>17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1]))" office:value-type="date" office:date-value="2019-10-24T15:35:36.793764" calcext:value-type="date">
            <text:p>2019-10-24 15:35:37</text:p>
          </table:table-cell>
          <table:table-cell table:style-name="ce7" table:formula="of:=[.A1071]" office:value-type="date" office:date-value="2019-10-24T15:35:36.793764" calcext:value-type="date">
            <text:p>2019-10-24 15:35:37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15:35:36.79376409855" calcext:value-type="date">
            <text:p>12/30/99 03:35 P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=0;[.G1070]+2+1/[.$H$2];[.G1070]+1/[.$H$2])" office:value-type="float" office:value="17.8000000000003" calcext:value-type="float">
            <text:p>17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2]))" office:value-type="date" office:date-value="2019-10-24T15:49:42.922073" calcext:value-type="date">
            <text:p>2019-10-24 15:49:43</text:p>
          </table:table-cell>
          <table:table-cell table:style-name="ce7" table:formula="of:=[.A1072]" office:value-type="date" office:date-value="2019-10-24T15:49:42.922073" calcext:value-type="date">
            <text:p>2019-10-24 15:49:43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15:49:42.92207296472" calcext:value-type="date">
            <text:p>12/30/99 03:49 P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=0;[.G1071]+2+1/[.$H$2];[.G1071]+1/[.$H$2])" office:value-type="float" office:value="17.8166666666669" calcext:value-type="float">
            <text:p>17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3]))" office:value-type="date" office:date-value="2019-10-24T15:36:48.566368" calcext:value-type="date">
            <text:p>2019-10-24 15:36:49</text:p>
          </table:table-cell>
          <table:table-cell table:style-name="ce7" table:formula="of:=[.A1073]" office:value-type="date" office:date-value="2019-10-24T15:36:48.566368" calcext:value-type="date">
            <text:p>2019-10-24 15:36:49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15:36:48.56636753306" calcext:value-type="date">
            <text:p>12/30/99 03:36 P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=0;[.G1072]+2+1/[.$H$2];[.G1072]+1/[.$H$2])" office:value-type="float" office:value="17.8333333333336" calcext:value-type="float">
            <text:p>17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4]))" office:value-type="date" office:date-value="2019-10-24T15:20:42.317825" calcext:value-type="date">
            <text:p>2019-10-24 15:20:42</text:p>
          </table:table-cell>
          <table:table-cell table:style-name="ce7" table:formula="of:=[.A1074]" office:value-type="date" office:date-value="2019-10-24T15:20:42.317825" calcext:value-type="date">
            <text:p>2019-10-24 15:20:42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15:20:42.31782469433" calcext:value-type="date">
            <text:p>12/30/99 03:20 P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=0;[.G1073]+2+1/[.$H$2];[.G1073]+1/[.$H$2])" office:value-type="float" office:value="17.8500000000003" calcext:value-type="float">
            <text:p>17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5]))" office:value-type="date" office:date-value="2019-10-24T15:34:30.586164" calcext:value-type="date">
            <text:p>2019-10-24 15:34:31</text:p>
          </table:table-cell>
          <table:table-cell table:style-name="ce7" table:formula="of:=[.A1075]" office:value-type="date" office:date-value="2019-10-24T15:34:30.586164" calcext:value-type="date">
            <text:p>2019-10-24 15:34:31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15:34:30.58616392314" calcext:value-type="date">
            <text:p>12/30/99 03:34 P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=0;[.G1074]+2+1/[.$H$2];[.G1074]+1/[.$H$2])" office:value-type="float" office:value="17.8666666666669" calcext:value-type="float">
            <text:p>17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6]))" office:value-type="date" office:date-value="2019-10-24T15:44:37.582" calcext:value-type="date">
            <text:p>2019-10-24 15:44:38</text:p>
          </table:table-cell>
          <table:table-cell table:style-name="ce7" table:formula="of:=[.A1076]" office:value-type="date" office:date-value="2019-10-24T15:44:37.582" calcext:value-type="date">
            <text:p>2019-10-24 15:44:38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15:44:37.5819996139" calcext:value-type="date">
            <text:p>12/30/99 03:44 P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=0;[.G1075]+2+1/[.$H$2];[.G1075]+1/[.$H$2])" office:value-type="float" office:value="17.8833333333336" calcext:value-type="float">
            <text:p>17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7]))" office:value-type="date" office:date-value="2019-10-24T15:31:16.214232" calcext:value-type="date">
            <text:p>2019-10-24 15:31:16</text:p>
          </table:table-cell>
          <table:table-cell table:style-name="ce7" table:formula="of:=[.A1077]" office:value-type="date" office:date-value="2019-10-24T15:31:16.214232" calcext:value-type="date">
            <text:p>2019-10-24 15:31:16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15:31:16.21423176024" calcext:value-type="date">
            <text:p>12/30/99 03:31 P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=0;[.G1076]+2+1/[.$H$2];[.G1076]+1/[.$H$2])" office:value-type="float" office:value="17.9000000000003" calcext:value-type="float">
            <text:p>17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8]))" office:value-type="date" office:date-value="2019-10-24T15:29:42.572331" calcext:value-type="date">
            <text:p>2019-10-24 15:29:43</text:p>
          </table:table-cell>
          <table:table-cell table:style-name="ce7" table:formula="of:=[.A1078]" office:value-type="date" office:date-value="2019-10-24T15:29:42.572331" calcext:value-type="date">
            <text:p>2019-10-24 15:29:43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15:29:42.57233058102" calcext:value-type="date">
            <text:p>12/30/99 03:29 P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=0;[.G1077]+2+1/[.$H$2];[.G1077]+1/[.$H$2])" office:value-type="float" office:value="17.9166666666669" calcext:value-type="float">
            <text:p>17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9]))" office:value-type="date" office:date-value="2019-10-24T15:20:24.976177" calcext:value-type="date">
            <text:p>2019-10-24 15:20:25</text:p>
          </table:table-cell>
          <table:table-cell table:style-name="ce7" table:formula="of:=[.A1079]" office:value-type="date" office:date-value="2019-10-24T15:20:24.976177" calcext:value-type="date">
            <text:p>2019-10-24 15:20:25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15:20:24.97617665213" calcext:value-type="date">
            <text:p>12/30/99 03:20 P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=0;[.G1078]+2+1/[.$H$2];[.G1078]+1/[.$H$2])" office:value-type="float" office:value="17.9333333333336" calcext:value-type="float">
            <text:p>17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0]))" office:value-type="date" office:date-value="2019-10-24T15:11:58.133518" calcext:value-type="date">
            <text:p>2019-10-24 15:11:58</text:p>
          </table:table-cell>
          <table:table-cell table:style-name="ce7" table:formula="of:=[.A1080]" office:value-type="date" office:date-value="2019-10-24T15:11:58.133518" calcext:value-type="date">
            <text:p>2019-10-24 15:11:58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15:11:58.13351805322" calcext:value-type="date">
            <text:p>12/30/99 03:11 P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=0;[.G1079]+2+1/[.$H$2];[.G1079]+1/[.$H$2])" office:value-type="float" office:value="17.9500000000003" calcext:value-type="float">
            <text:p>17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1]))" office:value-type="date" office:date-value="2019-10-24T15:35:38.56678" calcext:value-type="date">
            <text:p>2019-10-24 15:35:39</text:p>
          </table:table-cell>
          <table:table-cell table:style-name="ce7" table:formula="of:=[.A1081]" office:value-type="date" office:date-value="2019-10-24T15:35:38.56678" calcext:value-type="date">
            <text:p>2019-10-24 15:35:39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15:35:38.56677990407" calcext:value-type="date">
            <text:p>12/30/99 03:35 P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=0;[.G1080]+2+1/[.$H$2];[.G1080]+1/[.$H$2])" office:value-type="float" office:value="17.9666666666669" calcext:value-type="float">
            <text:p>17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2]))" office:value-type="date" office:date-value="2019-10-24T15:28:40.863965" calcext:value-type="date">
            <text:p>2019-10-24 15:28:41</text:p>
          </table:table-cell>
          <table:table-cell table:style-name="ce7" table:formula="of:=[.A1082]" office:value-type="date" office:date-value="2019-10-24T15:28:40.863965" calcext:value-type="date">
            <text:p>2019-10-24 15:28:41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15:28:40.86396482773" calcext:value-type="date">
            <text:p>12/30/99 03:28 P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=0;[.G1081]+2+1/[.$H$2];[.G1081]+1/[.$H$2])" office:value-type="float" office:value="17.9833333333336" calcext:value-type="float">
            <text:p>17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3]))" office:value-type="date" office:date-value="2019-10-25T15:33:24.27193" calcext:value-type="date">
            <text:p>2019-10-25 15:33:24</text:p>
          </table:table-cell>
          <table:table-cell table:style-name="ce7" table:formula="of:=[.A1083]" office:value-type="date" office:date-value="2019-10-25T15:33:24.27193" calcext:value-type="date">
            <text:p>2019-10-25 15:33:24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15:33:24.27193022333" calcext:value-type="date">
            <text:p>12/30/99 03:33 P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=0;[.G1082]+2+1/[.$H$2];[.G1082]+1/[.$H$2])" office:value-type="float" office:value="18.0000000000003" calcext:value-type="float">
            <text:p>18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4]))" office:value-type="date" office:date-value="2019-10-25T16:14:10.311912" calcext:value-type="date">
            <text:p>2019-10-25 16:14:10</text:p>
          </table:table-cell>
          <table:table-cell table:style-name="ce7" table:formula="of:=[.A1084]" office:value-type="date" office:date-value="2019-10-25T16:14:10.311912" calcext:value-type="date">
            <text:p>2019-10-25 16:14:10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16:14:10.31191161834" calcext:value-type="date">
            <text:p>12/30/99 04:14 P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=0;[.G1083]+2+1/[.$H$2];[.G1083]+1/[.$H$2])" office:value-type="float" office:value="18.0166666666669" calcext:value-type="float">
            <text:p>18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5]))" office:value-type="date" office:date-value="2019-10-25T15:40:27.920221" calcext:value-type="date">
            <text:p>2019-10-25 15:40:28</text:p>
          </table:table-cell>
          <table:table-cell table:style-name="ce7" table:formula="of:=[.A1085]" office:value-type="date" office:date-value="2019-10-25T15:40:27.920221" calcext:value-type="date">
            <text:p>2019-10-25 15:40:28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15:40:27.92022074573" calcext:value-type="date">
            <text:p>12/30/99 03:40 P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=0;[.G1084]+2+1/[.$H$2];[.G1084]+1/[.$H$2])" office:value-type="float" office:value="18.0333333333336" calcext:value-type="float">
            <text:p>18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6]))" office:value-type="date" office:date-value="2019-10-25T15:35:20.675398" calcext:value-type="date">
            <text:p>2019-10-25 15:35:21</text:p>
          </table:table-cell>
          <table:table-cell table:style-name="ce7" table:formula="of:=[.A1086]" office:value-type="date" office:date-value="2019-10-25T15:35:20.675398" calcext:value-type="date">
            <text:p>2019-10-25 15:35:21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15:35:20.67539824639" calcext:value-type="date">
            <text:p>12/30/99 03:35 P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=0;[.G1085]+2+1/[.$H$2];[.G1085]+1/[.$H$2])" office:value-type="float" office:value="18.0500000000003" calcext:value-type="float">
            <text:p>18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7]))" office:value-type="date" office:date-value="2019-10-25T15:50:48.750664" calcext:value-type="date">
            <text:p>2019-10-25 15:50:49</text:p>
          </table:table-cell>
          <table:table-cell table:style-name="ce7" table:formula="of:=[.A1087]" office:value-type="date" office:date-value="2019-10-25T15:50:48.750664" calcext:value-type="date">
            <text:p>2019-10-25 15:50:49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15:50:48.75066443346" calcext:value-type="date">
            <text:p>12/30/99 03:50 P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=0;[.G1086]+2+1/[.$H$2];[.G1086]+1/[.$H$2])" office:value-type="float" office:value="18.0666666666669" calcext:value-type="float">
            <text:p>18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8]))" office:value-type="date" office:date-value="2019-10-25T15:29:59.46978" calcext:value-type="date">
            <text:p>2019-10-25 15:29:59</text:p>
          </table:table-cell>
          <table:table-cell table:style-name="ce7" table:formula="of:=[.A1088]" office:value-type="date" office:date-value="2019-10-25T15:29:59.46978" calcext:value-type="date">
            <text:p>2019-10-25 15:29:59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15:29:59.46977966465" calcext:value-type="date">
            <text:p>12/30/99 03:29 P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=0;[.G1087]+2+1/[.$H$2];[.G1087]+1/[.$H$2])" office:value-type="float" office:value="18.0833333333336" calcext:value-type="float">
            <text:p>18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9]))" office:value-type="date" office:date-value="2019-10-25T15:51:57.505252" calcext:value-type="date">
            <text:p>2019-10-25 15:51:58</text:p>
          </table:table-cell>
          <table:table-cell table:style-name="ce7" table:formula="of:=[.A1089]" office:value-type="date" office:date-value="2019-10-25T15:51:57.505252" calcext:value-type="date">
            <text:p>2019-10-25 15:51:58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15:51:57.50525215175" calcext:value-type="date">
            <text:p>12/30/99 03:51 P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=0;[.G1088]+2+1/[.$H$2];[.G1088]+1/[.$H$2])" office:value-type="float" office:value="18.1000000000003" calcext:value-type="float">
            <text:p>18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0]))" office:value-type="date" office:date-value="2019-10-25T15:55:43.808636" calcext:value-type="date">
            <text:p>2019-10-25 15:55:44</text:p>
          </table:table-cell>
          <table:table-cell table:style-name="ce7" table:formula="of:=[.A1090]" office:value-type="date" office:date-value="2019-10-25T15:55:43.808636" calcext:value-type="date">
            <text:p>2019-10-25 15:55:44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15:55:43.80863641854" calcext:value-type="date">
            <text:p>12/30/99 03:55 P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=0;[.G1089]+2+1/[.$H$2];[.G1089]+1/[.$H$2])" office:value-type="float" office:value="18.1166666666669" calcext:value-type="float">
            <text:p>18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1]))" office:value-type="date" office:date-value="2019-10-25T15:53:11.713952" calcext:value-type="date">
            <text:p>2019-10-25 15:53:12</text:p>
          </table:table-cell>
          <table:table-cell table:style-name="ce7" table:formula="of:=[.A1091]" office:value-type="date" office:date-value="2019-10-25T15:53:11.713952" calcext:value-type="date">
            <text:p>2019-10-25 15:53:12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15:53:11.71395243611" calcext:value-type="date">
            <text:p>12/30/99 03:53 P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=0;[.G1090]+2+1/[.$H$2];[.G1090]+1/[.$H$2])" office:value-type="float" office:value="18.1333333333336" calcext:value-type="float">
            <text:p>18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2]))" office:value-type="date" office:date-value="2019-10-25T15:29:24.640985" calcext:value-type="date">
            <text:p>2019-10-25 15:29:25</text:p>
          </table:table-cell>
          <table:table-cell table:style-name="ce7" table:formula="of:=[.A1092]" office:value-type="date" office:date-value="2019-10-25T15:29:24.640985" calcext:value-type="date">
            <text:p>2019-10-25 15:29:25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15:29:24.64098547585" calcext:value-type="date">
            <text:p>12/30/99 03:29 P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=0;[.G1091]+2+1/[.$H$2];[.G1091]+1/[.$H$2])" office:value-type="float" office:value="18.1500000000003" calcext:value-type="float">
            <text:p>18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3]))" office:value-type="date" office:date-value="2019-10-25T15:55:26.038551" calcext:value-type="date">
            <text:p>2019-10-25 15:55:26</text:p>
          </table:table-cell>
          <table:table-cell table:style-name="ce7" table:formula="of:=[.A1093]" office:value-type="date" office:date-value="2019-10-25T15:55:26.038551" calcext:value-type="date">
            <text:p>2019-10-25 15:55:26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15:55:26.03855137713" calcext:value-type="date">
            <text:p>12/30/99 03:55 P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=0;[.G1092]+2+1/[.$H$2];[.G1092]+1/[.$H$2])" office:value-type="float" office:value="18.1666666666669" calcext:value-type="float">
            <text:p>18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4]))" office:value-type="date" office:date-value="2019-10-25T15:26:00.213596" calcext:value-type="date">
            <text:p>2019-10-25 15:26:00</text:p>
          </table:table-cell>
          <table:table-cell table:style-name="ce7" table:formula="of:=[.A1094]" office:value-type="date" office:date-value="2019-10-25T15:26:00.213596" calcext:value-type="date">
            <text:p>2019-10-25 15:26:00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15:26:00.21359588485" calcext:value-type="date">
            <text:p>12/30/99 03:26 P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=0;[.G1093]+2+1/[.$H$2];[.G1093]+1/[.$H$2])" office:value-type="float" office:value="18.1833333333336" calcext:value-type="float">
            <text:p>18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5]))" office:value-type="date" office:date-value="2019-10-25T15:39:02.588252" calcext:value-type="date">
            <text:p>2019-10-25 15:39:03</text:p>
          </table:table-cell>
          <table:table-cell table:style-name="ce7" table:formula="of:=[.A1095]" office:value-type="date" office:date-value="2019-10-25T15:39:02.588252" calcext:value-type="date">
            <text:p>2019-10-25 15:39:03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15:39:02.58825236466" calcext:value-type="date">
            <text:p>12/30/99 03:39 P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=0;[.G1094]+2+1/[.$H$2];[.G1094]+1/[.$H$2])" office:value-type="float" office:value="18.2000000000002" calcext:value-type="float">
            <text:p>18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6]))" office:value-type="date" office:date-value="2019-10-25T15:29:45.262669" calcext:value-type="date">
            <text:p>2019-10-25 15:29:45</text:p>
          </table:table-cell>
          <table:table-cell table:style-name="ce7" table:formula="of:=[.A1096]" office:value-type="date" office:date-value="2019-10-25T15:29:45.262669" calcext:value-type="date">
            <text:p>2019-10-25 15:29:45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15:29:45.26266878471" calcext:value-type="date">
            <text:p>12/30/99 03:29 P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=0;[.G1095]+2+1/[.$H$2];[.G1095]+1/[.$H$2])" office:value-type="float" office:value="18.2166666666669" calcext:value-type="float">
            <text:p>18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7]))" office:value-type="date" office:date-value="2019-10-25T15:36:45.359391" calcext:value-type="date">
            <text:p>2019-10-25 15:36:45</text:p>
          </table:table-cell>
          <table:table-cell table:style-name="ce7" table:formula="of:=[.A1097]" office:value-type="date" office:date-value="2019-10-25T15:36:45.359391" calcext:value-type="date">
            <text:p>2019-10-25 15:36:45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15:36:45.35939061083" calcext:value-type="date">
            <text:p>12/30/99 03:36 P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=0;[.G1096]+2+1/[.$H$2];[.G1096]+1/[.$H$2])" office:value-type="float" office:value="18.2333333333336" calcext:value-type="float">
            <text:p>18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8]))" office:value-type="date" office:date-value="2019-10-25T15:45:47.907827" calcext:value-type="date">
            <text:p>2019-10-25 15:45:48</text:p>
          </table:table-cell>
          <table:table-cell table:style-name="ce7" table:formula="of:=[.A1098]" office:value-type="date" office:date-value="2019-10-25T15:45:47.907827" calcext:value-type="date">
            <text:p>2019-10-25 15:45:48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15:45:47.90782704949" calcext:value-type="date">
            <text:p>12/30/99 03:45 P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=0;[.G1097]+2+1/[.$H$2];[.G1097]+1/[.$H$2])" office:value-type="float" office:value="18.2500000000002" calcext:value-type="float">
            <text:p>18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9]))" office:value-type="date" office:date-value="2019-10-25T15:12:42.73137" calcext:value-type="date">
            <text:p>2019-10-25 15:12:43</text:p>
          </table:table-cell>
          <table:table-cell table:style-name="ce7" table:formula="of:=[.A1099]" office:value-type="date" office:date-value="2019-10-25T15:12:42.73137" calcext:value-type="date">
            <text:p>2019-10-25 15:12:43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15:12:42.73137009703" calcext:value-type="date">
            <text:p>12/30/99 03:12 P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=0;[.G1098]+2+1/[.$H$2];[.G1098]+1/[.$H$2])" office:value-type="float" office:value="18.2666666666669" calcext:value-type="float">
            <text:p>18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0]))" office:value-type="date" office:date-value="2019-10-25T16:09:44.511181" calcext:value-type="date">
            <text:p>2019-10-25 16:09:45</text:p>
          </table:table-cell>
          <table:table-cell table:style-name="ce7" table:formula="of:=[.A1100]" office:value-type="date" office:date-value="2019-10-25T16:09:44.511181" calcext:value-type="date">
            <text:p>2019-10-25 16:09:45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16:09:44.5111813629" calcext:value-type="date">
            <text:p>12/30/99 04:09 P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=0;[.G1099]+2+1/[.$H$2];[.G1099]+1/[.$H$2])" office:value-type="float" office:value="18.2833333333336" calcext:value-type="float">
            <text:p>18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1]))" office:value-type="date" office:date-value="2019-10-25T15:49:39.682596" calcext:value-type="date">
            <text:p>2019-10-25 15:49:40</text:p>
          </table:table-cell>
          <table:table-cell table:style-name="ce7" table:formula="of:=[.A1101]" office:value-type="date" office:date-value="2019-10-25T15:49:39.682596" calcext:value-type="date">
            <text:p>2019-10-25 15:49:40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15:49:39.68259584159" calcext:value-type="date">
            <text:p>12/30/99 03:49 P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=0;[.G1100]+2+1/[.$H$2];[.G1100]+1/[.$H$2])" office:value-type="float" office:value="18.3000000000002" calcext:value-type="float">
            <text:p>18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2]))" office:value-type="date" office:date-value="2019-10-25T15:25:09.995825" calcext:value-type="date">
            <text:p>2019-10-25 15:25:10</text:p>
          </table:table-cell>
          <table:table-cell table:style-name="ce7" table:formula="of:=[.A1102]" office:value-type="date" office:date-value="2019-10-25T15:25:09.995825" calcext:value-type="date">
            <text:p>2019-10-25 15:25:10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15:25:09.99582486693" calcext:value-type="date">
            <text:p>12/30/99 03:25 P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=0;[.G1101]+2+1/[.$H$2];[.G1101]+1/[.$H$2])" office:value-type="float" office:value="18.3166666666669" calcext:value-type="float">
            <text:p>18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3]))" office:value-type="date" office:date-value="2019-10-25T15:36:43.519413" calcext:value-type="date">
            <text:p>2019-10-25 15:36:44</text:p>
          </table:table-cell>
          <table:table-cell table:style-name="ce7" table:formula="of:=[.A1103]" office:value-type="date" office:date-value="2019-10-25T15:36:43.519413" calcext:value-type="date">
            <text:p>2019-10-25 15:36:44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15:36:43.51941303816" calcext:value-type="date">
            <text:p>12/30/99 03:36 P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=0;[.G1102]+2+1/[.$H$2];[.G1102]+1/[.$H$2])" office:value-type="float" office:value="18.3333333333336" calcext:value-type="float">
            <text:p>18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4]))" office:value-type="date" office:date-value="2019-10-25T15:49:25.173299" calcext:value-type="date">
            <text:p>2019-10-25 15:49:25</text:p>
          </table:table-cell>
          <table:table-cell table:style-name="ce7" table:formula="of:=[.A1104]" office:value-type="date" office:date-value="2019-10-25T15:49:25.173299" calcext:value-type="date">
            <text:p>2019-10-25 15:49:25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15:49:25.17329891212" calcext:value-type="date">
            <text:p>12/30/99 03:49 P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=0;[.G1103]+2+1/[.$H$2];[.G1103]+1/[.$H$2])" office:value-type="float" office:value="18.3500000000002" calcext:value-type="float">
            <text:p>18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5]))" office:value-type="date" office:date-value="2019-10-25T15:36:18.77785" calcext:value-type="date">
            <text:p>2019-10-25 15:36:19</text:p>
          </table:table-cell>
          <table:table-cell table:style-name="ce7" table:formula="of:=[.A1105]" office:value-type="date" office:date-value="2019-10-25T15:36:18.77785" calcext:value-type="date">
            <text:p>2019-10-25 15:36:19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15:36:18.77784976736" calcext:value-type="date">
            <text:p>12/30/99 03:36 P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=0;[.G1104]+2+1/[.$H$2];[.G1104]+1/[.$H$2])" office:value-type="float" office:value="18.3666666666669" calcext:value-type="float">
            <text:p>18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6]))" office:value-type="date" office:date-value="2019-10-25T15:45:14.720519" calcext:value-type="date">
            <text:p>2019-10-25 15:45:15</text:p>
          </table:table-cell>
          <table:table-cell table:style-name="ce7" table:formula="of:=[.A1106]" office:value-type="date" office:date-value="2019-10-25T15:45:14.720519" calcext:value-type="date">
            <text:p>2019-10-25 15:45:15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15:45:14.72051900346" calcext:value-type="date">
            <text:p>12/30/99 03:45 P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=0;[.G1105]+2+1/[.$H$2];[.G1105]+1/[.$H$2])" office:value-type="float" office:value="18.3833333333336" calcext:value-type="float">
            <text:p>18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7]))" office:value-type="date" office:date-value="2019-10-25T15:37:08.083014" calcext:value-type="date">
            <text:p>2019-10-25 15:37:08</text:p>
          </table:table-cell>
          <table:table-cell table:style-name="ce7" table:formula="of:=[.A1107]" office:value-type="date" office:date-value="2019-10-25T15:37:08.083014" calcext:value-type="date">
            <text:p>2019-10-25 15:37:08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15:37:08.08301446494" calcext:value-type="date">
            <text:p>12/30/99 03:37 P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=0;[.G1106]+2+1/[.$H$2];[.G1106]+1/[.$H$2])" office:value-type="float" office:value="18.4000000000002" calcext:value-type="float">
            <text:p>18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8]))" office:value-type="date" office:date-value="2019-10-25T15:32:38.540482" calcext:value-type="date">
            <text:p>2019-10-25 15:32:39</text:p>
          </table:table-cell>
          <table:table-cell table:style-name="ce7" table:formula="of:=[.A1108]" office:value-type="date" office:date-value="2019-10-25T15:32:38.540482" calcext:value-type="date">
            <text:p>2019-10-25 15:32:39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15:32:38.54048193432" calcext:value-type="date">
            <text:p>12/30/99 03:32 P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=0;[.G1107]+2+1/[.$H$2];[.G1107]+1/[.$H$2])" office:value-type="float" office:value="18.4166666666669" calcext:value-type="float">
            <text:p>18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9]))" office:value-type="date" office:date-value="2019-10-25T15:28:17.419344" calcext:value-type="date">
            <text:p>2019-10-25 15:28:17</text:p>
          </table:table-cell>
          <table:table-cell table:style-name="ce7" table:formula="of:=[.A1109]" office:value-type="date" office:date-value="2019-10-25T15:28:17.419344" calcext:value-type="date">
            <text:p>2019-10-25 15:28:17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15:28:17.4193437025" calcext:value-type="date">
            <text:p>12/30/99 03:28 P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=0;[.G1108]+2+1/[.$H$2];[.G1108]+1/[.$H$2])" office:value-type="float" office:value="18.4333333333336" calcext:value-type="float">
            <text:p>18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0]))" office:value-type="date" office:date-value="2019-10-25T15:41:31.666699" calcext:value-type="date">
            <text:p>2019-10-25 15:41:32</text:p>
          </table:table-cell>
          <table:table-cell table:style-name="ce7" table:formula="of:=[.A1110]" office:value-type="date" office:date-value="2019-10-25T15:41:31.666699" calcext:value-type="date">
            <text:p>2019-10-25 15:41:32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15:41:31.66669906117" calcext:value-type="date">
            <text:p>12/30/99 03:41 P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=0;[.G1109]+2+1/[.$H$2];[.G1109]+1/[.$H$2])" office:value-type="float" office:value="18.4500000000002" calcext:value-type="float">
            <text:p>18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1]))" office:value-type="date" office:date-value="2019-10-25T15:40:56.349597" calcext:value-type="date">
            <text:p>2019-10-25 15:40:56</text:p>
          </table:table-cell>
          <table:table-cell table:style-name="ce7" table:formula="of:=[.A1111]" office:value-type="date" office:date-value="2019-10-25T15:40:56.349597" calcext:value-type="date">
            <text:p>2019-10-25 15:40:56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15:40:56.34959656745" calcext:value-type="date">
            <text:p>12/30/99 03:40 P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=0;[.G1110]+2+1/[.$H$2];[.G1110]+1/[.$H$2])" office:value-type="float" office:value="18.4666666666669" calcext:value-type="float">
            <text:p>18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2]))" office:value-type="date" office:date-value="2019-10-25T15:58:03.893875" calcext:value-type="date">
            <text:p>2019-10-25 15:58:04</text:p>
          </table:table-cell>
          <table:table-cell table:style-name="ce7" table:formula="of:=[.A1112]" office:value-type="date" office:date-value="2019-10-25T15:58:03.893875" calcext:value-type="date">
            <text:p>2019-10-25 15:58:04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15:58:03.89387475327" calcext:value-type="date">
            <text:p>12/30/99 03:58 P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=0;[.G1111]+2+1/[.$H$2];[.G1111]+1/[.$H$2])" office:value-type="float" office:value="18.4833333333336" calcext:value-type="float">
            <text:p>18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3]))" office:value-type="date" office:date-value="2019-10-25T15:42:55.333799" calcext:value-type="date">
            <text:p>2019-10-25 15:42:55</text:p>
          </table:table-cell>
          <table:table-cell table:style-name="ce7" table:formula="of:=[.A1113]" office:value-type="date" office:date-value="2019-10-25T15:42:55.333799" calcext:value-type="date">
            <text:p>2019-10-25 15:42:55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15:42:55.33379893284" calcext:value-type="date">
            <text:p>12/30/99 03:42 P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=0;[.G1112]+2+1/[.$H$2];[.G1112]+1/[.$H$2])" office:value-type="float" office:value="18.5000000000002" calcext:value-type="float">
            <text:p>18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4]))" office:value-type="date" office:date-value="2019-10-25T15:07:51.025857" calcext:value-type="date">
            <text:p>2019-10-25 15:07:51</text:p>
          </table:table-cell>
          <table:table-cell table:style-name="ce7" table:formula="of:=[.A1114]" office:value-type="date" office:date-value="2019-10-25T15:07:51.025857" calcext:value-type="date">
            <text:p>2019-10-25 15:07:51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15:07:51.02585679386" calcext:value-type="date">
            <text:p>12/30/99 03:07 P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=0;[.G1113]+2+1/[.$H$2];[.G1113]+1/[.$H$2])" office:value-type="float" office:value="18.5166666666669" calcext:value-type="float">
            <text:p>18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5]))" office:value-type="date" office:date-value="2019-10-25T15:37:49.409439" calcext:value-type="date">
            <text:p>2019-10-25 15:37:49</text:p>
          </table:table-cell>
          <table:table-cell table:style-name="ce7" table:formula="of:=[.A1115]" office:value-type="date" office:date-value="2019-10-25T15:37:49.409439" calcext:value-type="date">
            <text:p>2019-10-25 15:37:49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15:37:49.40943861846" calcext:value-type="date">
            <text:p>12/30/99 03:37 P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=0;[.G1114]+2+1/[.$H$2];[.G1114]+1/[.$H$2])" office:value-type="float" office:value="18.5333333333336" calcext:value-type="float">
            <text:p>18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6]))" office:value-type="date" office:date-value="2019-10-25T15:19:16.51575" calcext:value-type="date">
            <text:p>2019-10-25 15:19:17</text:p>
          </table:table-cell>
          <table:table-cell table:style-name="ce7" table:formula="of:=[.A1116]" office:value-type="date" office:date-value="2019-10-25T15:19:16.51575" calcext:value-type="date">
            <text:p>2019-10-25 15:19:17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15:19:16.51575035881" calcext:value-type="date">
            <text:p>12/30/99 03:19 P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=0;[.G1115]+2+1/[.$H$2];[.G1115]+1/[.$H$2])" office:value-type="float" office:value="18.5500000000002" calcext:value-type="float">
            <text:p>18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7]))" office:value-type="date" office:date-value="2019-10-25T15:27:12.033909" calcext:value-type="date">
            <text:p>2019-10-25 15:27:12</text:p>
          </table:table-cell>
          <table:table-cell table:style-name="ce7" table:formula="of:=[.A1117]" office:value-type="date" office:date-value="2019-10-25T15:27:12.033909" calcext:value-type="date">
            <text:p>2019-10-25 15:27:12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15:27:12.03390890267" calcext:value-type="date">
            <text:p>12/30/99 03:27 P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=0;[.G1116]+2+1/[.$H$2];[.G1116]+1/[.$H$2])" office:value-type="float" office:value="18.5666666666669" calcext:value-type="float">
            <text:p>18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8]))" office:value-type="date" office:date-value="2019-10-25T15:35:26.637105" calcext:value-type="date">
            <text:p>2019-10-25 15:35:27</text:p>
          </table:table-cell>
          <table:table-cell table:style-name="ce7" table:formula="of:=[.A1118]" office:value-type="date" office:date-value="2019-10-25T15:35:26.637105" calcext:value-type="date">
            <text:p>2019-10-25 15:35:27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15:35:26.63710524794" calcext:value-type="date">
            <text:p>12/30/99 03:35 P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=0;[.G1117]+2+1/[.$H$2];[.G1117]+1/[.$H$2])" office:value-type="float" office:value="18.5833333333336" calcext:value-type="float">
            <text:p>18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9]))" office:value-type="date" office:date-value="2019-10-25T15:57:17.505798" calcext:value-type="date">
            <text:p>2019-10-25 15:57:18</text:p>
          </table:table-cell>
          <table:table-cell table:style-name="ce7" table:formula="of:=[.A1119]" office:value-type="date" office:date-value="2019-10-25T15:57:17.505798" calcext:value-type="date">
            <text:p>2019-10-25 15:57:18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15:57:17.50579780899" calcext:value-type="date">
            <text:p>12/30/99 03:57 P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=0;[.G1118]+2+1/[.$H$2];[.G1118]+1/[.$H$2])" office:value-type="float" office:value="18.6000000000002" calcext:value-type="float">
            <text:p>18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0]))" office:value-type="date" office:date-value="2019-10-25T15:38:37.136019" calcext:value-type="date">
            <text:p>2019-10-25 15:38:37</text:p>
          </table:table-cell>
          <table:table-cell table:style-name="ce7" table:formula="of:=[.A1120]" office:value-type="date" office:date-value="2019-10-25T15:38:37.136019" calcext:value-type="date">
            <text:p>2019-10-25 15:38:37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15:38:37.13601853698" calcext:value-type="date">
            <text:p>12/30/99 03:38 P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=0;[.G1119]+2+1/[.$H$2];[.G1119]+1/[.$H$2])" office:value-type="float" office:value="18.6166666666669" calcext:value-type="float">
            <text:p>18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1]))" office:value-type="date" office:date-value="2019-10-25T15:33:06.376958" calcext:value-type="date">
            <text:p>2019-10-25 15:33:06</text:p>
          </table:table-cell>
          <table:table-cell table:style-name="ce7" table:formula="of:=[.A1121]" office:value-type="date" office:date-value="2019-10-25T15:33:06.376958" calcext:value-type="date">
            <text:p>2019-10-25 15:33:06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15:33:06.37695775833" calcext:value-type="date">
            <text:p>12/30/99 03:33 P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=0;[.G1120]+2+1/[.$H$2];[.G1120]+1/[.$H$2])" office:value-type="float" office:value="18.6333333333336" calcext:value-type="float">
            <text:p>18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2]))" office:value-type="date" office:date-value="2019-10-25T15:49:36.63117" calcext:value-type="date">
            <text:p>2019-10-25 15:49:37</text:p>
          </table:table-cell>
          <table:table-cell table:style-name="ce7" table:formula="of:=[.A1122]" office:value-type="date" office:date-value="2019-10-25T15:49:36.63117" calcext:value-type="date">
            <text:p>2019-10-25 15:49:37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15:49:36.63116964977" calcext:value-type="date">
            <text:p>12/30/99 03:49 P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=0;[.G1121]+2+1/[.$H$2];[.G1121]+1/[.$H$2])" office:value-type="float" office:value="18.6500000000002" calcext:value-type="float">
            <text:p>18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3]))" office:value-type="date" office:date-value="2019-10-25T15:46:23.592684" calcext:value-type="date">
            <text:p>2019-10-25 15:46:24</text:p>
          </table:table-cell>
          <table:table-cell table:style-name="ce7" table:formula="of:=[.A1123]" office:value-type="date" office:date-value="2019-10-25T15:46:23.592684" calcext:value-type="date">
            <text:p>2019-10-25 15:46:24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15:46:23.59268365894" calcext:value-type="date">
            <text:p>12/30/99 03:46 P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=0;[.G1122]+2+1/[.$H$2];[.G1122]+1/[.$H$2])" office:value-type="float" office:value="18.6666666666669" calcext:value-type="float">
            <text:p>18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4]))" office:value-type="date" office:date-value="2019-10-25T15:44:07.39965" calcext:value-type="date">
            <text:p>2019-10-25 15:44:07</text:p>
          </table:table-cell>
          <table:table-cell table:style-name="ce7" table:formula="of:=[.A1124]" office:value-type="date" office:date-value="2019-10-25T15:44:07.39965" calcext:value-type="date">
            <text:p>2019-10-25 15:44:07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15:44:07.39965037443" calcext:value-type="date">
            <text:p>12/30/99 03:44 P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=0;[.G1123]+2+1/[.$H$2];[.G1123]+1/[.$H$2])" office:value-type="float" office:value="18.6833333333336" calcext:value-type="float">
            <text:p>18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5]))" office:value-type="date" office:date-value="2019-10-25T15:23:19.254503" calcext:value-type="date">
            <text:p>2019-10-25 15:23:19</text:p>
          </table:table-cell>
          <table:table-cell table:style-name="ce7" table:formula="of:=[.A1125]" office:value-type="date" office:date-value="2019-10-25T15:23:19.254503" calcext:value-type="date">
            <text:p>2019-10-25 15:23:19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15:23:19.25450300798" calcext:value-type="date">
            <text:p>12/30/99 03:23 P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=0;[.G1124]+2+1/[.$H$2];[.G1124]+1/[.$H$2])" office:value-type="float" office:value="18.7000000000002" calcext:value-type="float">
            <text:p>18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6]))" office:value-type="date" office:date-value="2019-10-25T15:29:29.166352" calcext:value-type="date">
            <text:p>2019-10-25 15:29:29</text:p>
          </table:table-cell>
          <table:table-cell table:style-name="ce7" table:formula="of:=[.A1126]" office:value-type="date" office:date-value="2019-10-25T15:29:29.166352" calcext:value-type="date">
            <text:p>2019-10-25 15:29:29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15:29:29.16635194793" calcext:value-type="date">
            <text:p>12/30/99 03:29 P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=0;[.G1125]+2+1/[.$H$2];[.G1125]+1/[.$H$2])" office:value-type="float" office:value="18.7166666666669" calcext:value-type="float">
            <text:p>18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7]))" office:value-type="date" office:date-value="2019-10-25T15:55:43.513356" calcext:value-type="date">
            <text:p>2019-10-25 15:55:44</text:p>
          </table:table-cell>
          <table:table-cell table:style-name="ce7" table:formula="of:=[.A1127]" office:value-type="date" office:date-value="2019-10-25T15:55:43.513356" calcext:value-type="date">
            <text:p>2019-10-25 15:55:44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15:55:43.5133560095" calcext:value-type="date">
            <text:p>12/30/99 03:55 P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=0;[.G1126]+2+1/[.$H$2];[.G1126]+1/[.$H$2])" office:value-type="float" office:value="18.7333333333336" calcext:value-type="float">
            <text:p>18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8]))" office:value-type="date" office:date-value="2019-10-25T15:38:27.838045" calcext:value-type="date">
            <text:p>2019-10-25 15:38:28</text:p>
          </table:table-cell>
          <table:table-cell table:style-name="ce7" table:formula="of:=[.A1128]" office:value-type="date" office:date-value="2019-10-25T15:38:27.838045" calcext:value-type="date">
            <text:p>2019-10-25 15:38:28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15:38:27.83804543316" calcext:value-type="date">
            <text:p>12/30/99 03:38 P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=0;[.G1127]+2+1/[.$H$2];[.G1127]+1/[.$H$2])" office:value-type="float" office:value="18.7500000000002" calcext:value-type="float">
            <text:p>18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9]))" office:value-type="date" office:date-value="2019-10-25T15:31:00.172484" calcext:value-type="date">
            <text:p>2019-10-25 15:31:00</text:p>
          </table:table-cell>
          <table:table-cell table:style-name="ce7" table:formula="of:=[.A1129]" office:value-type="date" office:date-value="2019-10-25T15:31:00.172484" calcext:value-type="date">
            <text:p>2019-10-25 15:31:00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15:31:00.17248425633" calcext:value-type="date">
            <text:p>12/30/99 03:31 P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=0;[.G1128]+2+1/[.$H$2];[.G1128]+1/[.$H$2])" office:value-type="float" office:value="18.7666666666669" calcext:value-type="float">
            <text:p>18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0]))" office:value-type="date" office:date-value="2019-10-25T15:42:19.009894" calcext:value-type="date">
            <text:p>2019-10-25 15:42:19</text:p>
          </table:table-cell>
          <table:table-cell table:style-name="ce7" table:formula="of:=[.A1130]" office:value-type="date" office:date-value="2019-10-25T15:42:19.009894" calcext:value-type="date">
            <text:p>2019-10-25 15:42:19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15:42:19.00989429094" calcext:value-type="date">
            <text:p>12/30/99 03:42 P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=0;[.G1129]+2+1/[.$H$2];[.G1129]+1/[.$H$2])" office:value-type="float" office:value="18.7833333333335" calcext:value-type="float">
            <text:p>18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1]))" office:value-type="date" office:date-value="2019-10-25T15:24:21.366674" calcext:value-type="date">
            <text:p>2019-10-25 15:24:21</text:p>
          </table:table-cell>
          <table:table-cell table:style-name="ce7" table:formula="of:=[.A1131]" office:value-type="date" office:date-value="2019-10-25T15:24:21.366674" calcext:value-type="date">
            <text:p>2019-10-25 15:24:21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15:24:21.36667428073" calcext:value-type="date">
            <text:p>12/30/99 03:24 P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=0;[.G1130]+2+1/[.$H$2];[.G1130]+1/[.$H$2])" office:value-type="float" office:value="18.8000000000002" calcext:value-type="float">
            <text:p>18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2]))" office:value-type="date" office:date-value="2019-10-25T15:37:35.761604" calcext:value-type="date">
            <text:p>2019-10-25 15:37:36</text:p>
          </table:table-cell>
          <table:table-cell table:style-name="ce7" table:formula="of:=[.A1132]" office:value-type="date" office:date-value="2019-10-25T15:37:35.761604" calcext:value-type="date">
            <text:p>2019-10-25 15:37:36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15:37:35.76160352211" calcext:value-type="date">
            <text:p>12/30/99 03:37 P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=0;[.G1131]+2+1/[.$H$2];[.G1131]+1/[.$H$2])" office:value-type="float" office:value="18.8166666666669" calcext:value-type="float">
            <text:p>18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3]))" office:value-type="date" office:date-value="2019-10-25T14:57:20.556095" calcext:value-type="date">
            <text:p>2019-10-25 14:57:21</text:p>
          </table:table-cell>
          <table:table-cell table:style-name="ce7" table:formula="of:=[.A1133]" office:value-type="date" office:date-value="2019-10-25T14:57:20.556095" calcext:value-type="date">
            <text:p>2019-10-25 14:57:21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14:57:20.55609516799" calcext:value-type="date">
            <text:p>12/30/99 02:57 P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=0;[.G1132]+2+1/[.$H$2];[.G1132]+1/[.$H$2])" office:value-type="float" office:value="18.8333333333335" calcext:value-type="float">
            <text:p>18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4]))" office:value-type="date" office:date-value="2019-10-25T15:40:30.403387" calcext:value-type="date">
            <text:p>2019-10-25 15:40:30</text:p>
          </table:table-cell>
          <table:table-cell table:style-name="ce7" table:formula="of:=[.A1134]" office:value-type="date" office:date-value="2019-10-25T15:40:30.403387" calcext:value-type="date">
            <text:p>2019-10-25 15:40:30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15:40:30.40338659193" calcext:value-type="date">
            <text:p>12/30/99 03:40 P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=0;[.G1133]+2+1/[.$H$2];[.G1133]+1/[.$H$2])" office:value-type="float" office:value="18.8500000000002" calcext:value-type="float">
            <text:p>18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5]))" office:value-type="date" office:date-value="2019-10-25T15:16:59.62295" calcext:value-type="date">
            <text:p>2019-10-25 15:17:00</text:p>
          </table:table-cell>
          <table:table-cell table:style-name="ce7" table:formula="of:=[.A1135]" office:value-type="date" office:date-value="2019-10-25T15:16:59.62295" calcext:value-type="date">
            <text:p>2019-10-25 15:17:00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15:16:59.62295032572" calcext:value-type="date">
            <text:p>12/30/99 03:17 P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=0;[.G1134]+2+1/[.$H$2];[.G1134]+1/[.$H$2])" office:value-type="float" office:value="18.8666666666669" calcext:value-type="float">
            <text:p>18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6]))" office:value-type="date" office:date-value="2019-10-25T14:58:13.791637" calcext:value-type="date">
            <text:p>2019-10-25 14:58:14</text:p>
          </table:table-cell>
          <table:table-cell table:style-name="ce7" table:formula="of:=[.A1136]" office:value-type="date" office:date-value="2019-10-25T14:58:13.791637" calcext:value-type="date">
            <text:p>2019-10-25 14:58:14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14:58:13.79163736012" calcext:value-type="date">
            <text:p>12/30/99 02:58 P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=0;[.G1135]+2+1/[.$H$2];[.G1135]+1/[.$H$2])" office:value-type="float" office:value="18.8833333333335" calcext:value-type="float">
            <text:p>18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7]))" office:value-type="date" office:date-value="2019-10-25T15:58:53.783846" calcext:value-type="date">
            <text:p>2019-10-25 15:58:54</text:p>
          </table:table-cell>
          <table:table-cell table:style-name="ce7" table:formula="of:=[.A1137]" office:value-type="date" office:date-value="2019-10-25T15:58:53.783846" calcext:value-type="date">
            <text:p>2019-10-25 15:58:54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15:58:53.78384630196" calcext:value-type="date">
            <text:p>12/30/99 03:58 P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=0;[.G1136]+2+1/[.$H$2];[.G1136]+1/[.$H$2])" office:value-type="float" office:value="18.9000000000002" calcext:value-type="float">
            <text:p>18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8]))" office:value-type="date" office:date-value="2019-10-25T15:28:54.303756" calcext:value-type="date">
            <text:p>2019-10-25 15:28:54</text:p>
          </table:table-cell>
          <table:table-cell table:style-name="ce7" table:formula="of:=[.A1138]" office:value-type="date" office:date-value="2019-10-25T15:28:54.303756" calcext:value-type="date">
            <text:p>2019-10-25 15:28:54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15:28:54.30375563912" calcext:value-type="date">
            <text:p>12/30/99 03:28 P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=0;[.G1137]+2+1/[.$H$2];[.G1137]+1/[.$H$2])" office:value-type="float" office:value="18.9166666666669" calcext:value-type="float">
            <text:p>18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9]))" office:value-type="date" office:date-value="2019-10-25T15:51:17.791858" calcext:value-type="date">
            <text:p>2019-10-25 15:51:18</text:p>
          </table:table-cell>
          <table:table-cell table:style-name="ce7" table:formula="of:=[.A1139]" office:value-type="date" office:date-value="2019-10-25T15:51:17.791858" calcext:value-type="date">
            <text:p>2019-10-25 15:51:18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15:51:17.79185799882" calcext:value-type="date">
            <text:p>12/30/99 03:51 P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=0;[.G1138]+2+1/[.$H$2];[.G1138]+1/[.$H$2])" office:value-type="float" office:value="18.9333333333335" calcext:value-type="float">
            <text:p>18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0]))" office:value-type="date" office:date-value="2019-10-25T16:04:46.938585" calcext:value-type="date">
            <text:p>2019-10-25 16:04:47</text:p>
          </table:table-cell>
          <table:table-cell table:style-name="ce7" table:formula="of:=[.A1140]" office:value-type="date" office:date-value="2019-10-25T16:04:46.938585" calcext:value-type="date">
            <text:p>2019-10-25 16:04:47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16:04:46.93858499173" calcext:value-type="date">
            <text:p>12/30/99 04:04 P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=0;[.G1139]+2+1/[.$H$2];[.G1139]+1/[.$H$2])" office:value-type="float" office:value="18.9500000000002" calcext:value-type="float">
            <text:p>18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1]))" office:value-type="date" office:date-value="2019-10-25T15:31:02.184013" calcext:value-type="date">
            <text:p>2019-10-25 15:31:02</text:p>
          </table:table-cell>
          <table:table-cell table:style-name="ce7" table:formula="of:=[.A1141]" office:value-type="date" office:date-value="2019-10-25T15:31:02.184013" calcext:value-type="date">
            <text:p>2019-10-25 15:31:02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15:31:02.18401277438" calcext:value-type="date">
            <text:p>12/30/99 03:31 P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=0;[.G1140]+2+1/[.$H$2];[.G1140]+1/[.$H$2])" office:value-type="float" office:value="18.9666666666669" calcext:value-type="float">
            <text:p>18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2]))" office:value-type="date" office:date-value="2019-10-25T15:49:01.623346" calcext:value-type="date">
            <text:p>2019-10-25 15:49:02</text:p>
          </table:table-cell>
          <table:table-cell table:style-name="ce7" table:formula="of:=[.A1142]" office:value-type="date" office:date-value="2019-10-25T15:49:01.623346" calcext:value-type="date">
            <text:p>2019-10-25 15:49:02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15:49:01.62334555294" calcext:value-type="date">
            <text:p>12/30/99 03:49 P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=0;[.G1141]+2+1/[.$H$2];[.G1141]+1/[.$H$2])" office:value-type="float" office:value="18.9833333333335" calcext:value-type="float">
            <text:p>18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3]))" office:value-type="date" office:date-value="2019-10-26T15:37:04.738612" calcext:value-type="date">
            <text:p>2019-10-26 15:37:05</text:p>
          </table:table-cell>
          <table:table-cell table:style-name="ce7" table:formula="of:=[.A1143]" office:value-type="date" office:date-value="2019-10-26T15:37:04.738612" calcext:value-type="date">
            <text:p>2019-10-26 15:37:05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15:37:04.73861183971" calcext:value-type="date">
            <text:p>12/30/99 03:37 P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=0;[.G1142]+2+1/[.$H$2];[.G1142]+1/[.$H$2])" office:value-type="float" office:value="19.0000000000002" calcext:value-type="float">
            <text:p>19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4]))" office:value-type="date" office:date-value="2019-10-26T15:07:04.103528" calcext:value-type="date">
            <text:p>2019-10-26 15:07:04</text:p>
          </table:table-cell>
          <table:table-cell table:style-name="ce7" table:formula="of:=[.A1144]" office:value-type="date" office:date-value="2019-10-26T15:07:04.103528" calcext:value-type="date">
            <text:p>2019-10-26 15:07:04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15:07:04.10352781881" calcext:value-type="date">
            <text:p>12/30/99 03:07 P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=0;[.G1143]+2+1/[.$H$2];[.G1143]+1/[.$H$2])" office:value-type="float" office:value="19.0166666666669" calcext:value-type="float">
            <text:p>19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5]))" office:value-type="date" office:date-value="2019-10-26T14:59:19.429155" calcext:value-type="date">
            <text:p>2019-10-26 14:59:19</text:p>
          </table:table-cell>
          <table:table-cell table:style-name="ce7" table:formula="of:=[.A1145]" office:value-type="date" office:date-value="2019-10-26T14:59:19.429155" calcext:value-type="date">
            <text:p>2019-10-26 14:59:19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14:59:19.42915475462" calcext:value-type="date">
            <text:p>12/30/99 02:59 P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=0;[.G1144]+2+1/[.$H$2];[.G1144]+1/[.$H$2])" office:value-type="float" office:value="19.0333333333335" calcext:value-type="float">
            <text:p>19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6]))" office:value-type="date" office:date-value="2019-10-26T15:22:47.428186" calcext:value-type="date">
            <text:p>2019-10-26 15:22:47</text:p>
          </table:table-cell>
          <table:table-cell table:style-name="ce7" table:formula="of:=[.A1146]" office:value-type="date" office:date-value="2019-10-26T15:22:47.428186" calcext:value-type="date">
            <text:p>2019-10-26 15:22:47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15:22:47.42818637285" calcext:value-type="date">
            <text:p>12/30/99 03:22 P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=0;[.G1145]+2+1/[.$H$2];[.G1145]+1/[.$H$2])" office:value-type="float" office:value="19.0500000000002" calcext:value-type="float">
            <text:p>19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7]))" office:value-type="date" office:date-value="2019-10-26T15:58:40.346183" calcext:value-type="date">
            <text:p>2019-10-26 15:58:40</text:p>
          </table:table-cell>
          <table:table-cell table:style-name="ce7" table:formula="of:=[.A1147]" office:value-type="date" office:date-value="2019-10-26T15:58:40.346183" calcext:value-type="date">
            <text:p>2019-10-26 15:58:40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15:58:40.34618281759" calcext:value-type="date">
            <text:p>12/30/99 03:58 P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=0;[.G1146]+2+1/[.$H$2];[.G1146]+1/[.$H$2])" office:value-type="float" office:value="19.0666666666669" calcext:value-type="float">
            <text:p>19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8]))" office:value-type="date" office:date-value="2019-10-26T15:40:18.955834" calcext:value-type="date">
            <text:p>2019-10-26 15:40:19</text:p>
          </table:table-cell>
          <table:table-cell table:style-name="ce7" table:formula="of:=[.A1148]" office:value-type="date" office:date-value="2019-10-26T15:40:18.955834" calcext:value-type="date">
            <text:p>2019-10-26 15:40:19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15:40:18.95583376754" calcext:value-type="date">
            <text:p>12/30/99 03:40 P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=0;[.G1147]+2+1/[.$H$2];[.G1147]+1/[.$H$2])" office:value-type="float" office:value="19.0833333333335" calcext:value-type="float">
            <text:p>19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9]))" office:value-type="date" office:date-value="2019-10-26T16:05:54.769541" calcext:value-type="date">
            <text:p>2019-10-26 16:05:55</text:p>
          </table:table-cell>
          <table:table-cell table:style-name="ce7" table:formula="of:=[.A1149]" office:value-type="date" office:date-value="2019-10-26T16:05:54.769541" calcext:value-type="date">
            <text:p>2019-10-26 16:05:55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16:05:54.76954062469" calcext:value-type="date">
            <text:p>12/30/99 04:05 P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=0;[.G1148]+2+1/[.$H$2];[.G1148]+1/[.$H$2])" office:value-type="float" office:value="19.1000000000002" calcext:value-type="float">
            <text:p>19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0]))" office:value-type="date" office:date-value="2019-10-26T15:48:42.601128" calcext:value-type="date">
            <text:p>2019-10-26 15:48:43</text:p>
          </table:table-cell>
          <table:table-cell table:style-name="ce7" table:formula="of:=[.A1150]" office:value-type="date" office:date-value="2019-10-26T15:48:42.601128" calcext:value-type="date">
            <text:p>2019-10-26 15:48:43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15:48:42.60112802032" calcext:value-type="date">
            <text:p>12/30/99 03:48 P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=0;[.G1149]+2+1/[.$H$2];[.G1149]+1/[.$H$2])" office:value-type="float" office:value="19.1166666666669" calcext:value-type="float">
            <text:p>19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1]))" office:value-type="date" office:date-value="2019-10-26T15:38:35.854406" calcext:value-type="date">
            <text:p>2019-10-26 15:38:36</text:p>
          </table:table-cell>
          <table:table-cell table:style-name="ce7" table:formula="of:=[.A1151]" office:value-type="date" office:date-value="2019-10-26T15:38:35.854406" calcext:value-type="date">
            <text:p>2019-10-26 15:38:36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15:38:35.85440584458" calcext:value-type="date">
            <text:p>12/30/99 03:38 P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=0;[.G1150]+2+1/[.$H$2];[.G1150]+1/[.$H$2])" office:value-type="float" office:value="19.1333333333335" calcext:value-type="float">
            <text:p>19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2]))" office:value-type="date" office:date-value="2019-10-26T15:46:12.786506" calcext:value-type="date">
            <text:p>2019-10-26 15:46:13</text:p>
          </table:table-cell>
          <table:table-cell table:style-name="ce7" table:formula="of:=[.A1152]" office:value-type="date" office:date-value="2019-10-26T15:46:12.786506" calcext:value-type="date">
            <text:p>2019-10-26 15:46:13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15:46:12.78650610242" calcext:value-type="date">
            <text:p>12/30/99 03:46 P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=0;[.G1151]+2+1/[.$H$2];[.G1151]+1/[.$H$2])" office:value-type="float" office:value="19.1500000000002" calcext:value-type="float">
            <text:p>19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3]))" office:value-type="date" office:date-value="2019-10-26T15:32:37.894919" calcext:value-type="date">
            <text:p>2019-10-26 15:32:38</text:p>
          </table:table-cell>
          <table:table-cell table:style-name="ce7" table:formula="of:=[.A1153]" office:value-type="date" office:date-value="2019-10-26T15:32:37.894919" calcext:value-type="date">
            <text:p>2019-10-26 15:32:38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15:32:37.89491927717" calcext:value-type="date">
            <text:p>12/30/99 03:32 P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=0;[.G1152]+2+1/[.$H$2];[.G1152]+1/[.$H$2])" office:value-type="float" office:value="19.1666666666669" calcext:value-type="float">
            <text:p>19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4]))" office:value-type="date" office:date-value="2019-10-26T15:44:07.579274" calcext:value-type="date">
            <text:p>2019-10-26 15:44:08</text:p>
          </table:table-cell>
          <table:table-cell table:style-name="ce7" table:formula="of:=[.A1154]" office:value-type="date" office:date-value="2019-10-26T15:44:07.579274" calcext:value-type="date">
            <text:p>2019-10-26 15:44:08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15:44:07.5792737212" calcext:value-type="date">
            <text:p>12/30/99 03:44 P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=0;[.G1153]+2+1/[.$H$2];[.G1153]+1/[.$H$2])" office:value-type="float" office:value="19.1833333333335" calcext:value-type="float">
            <text:p>19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5]))" office:value-type="date" office:date-value="2019-10-26T15:08:35.175718" calcext:value-type="date">
            <text:p>2019-10-26 15:08:35</text:p>
          </table:table-cell>
          <table:table-cell table:style-name="ce7" table:formula="of:=[.A1155]" office:value-type="date" office:date-value="2019-10-26T15:08:35.175718" calcext:value-type="date">
            <text:p>2019-10-26 15:08:35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15:08:35.1757179061" calcext:value-type="date">
            <text:p>12/30/99 03:08 P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=0;[.G1154]+2+1/[.$H$2];[.G1154]+1/[.$H$2])" office:value-type="float" office:value="19.2000000000002" calcext:value-type="float">
            <text:p>19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6]))" office:value-type="date" office:date-value="2019-10-26T15:46:36.44019" calcext:value-type="date">
            <text:p>2019-10-26 15:46:36</text:p>
          </table:table-cell>
          <table:table-cell table:style-name="ce7" table:formula="of:=[.A1156]" office:value-type="date" office:date-value="2019-10-26T15:46:36.44019" calcext:value-type="date">
            <text:p>2019-10-26 15:46:36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15:46:36.44018991385" calcext:value-type="date">
            <text:p>12/30/99 03:46 P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=0;[.G1155]+2+1/[.$H$2];[.G1155]+1/[.$H$2])" office:value-type="float" office:value="19.2166666666669" calcext:value-type="float">
            <text:p>19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7]))" office:value-type="date" office:date-value="2019-10-26T15:41:35.056327" calcext:value-type="date">
            <text:p>2019-10-26 15:41:35</text:p>
          </table:table-cell>
          <table:table-cell table:style-name="ce7" table:formula="of:=[.A1157]" office:value-type="date" office:date-value="2019-10-26T15:41:35.056327" calcext:value-type="date">
            <text:p>2019-10-26 15:41:35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15:41:35.0563268736" calcext:value-type="date">
            <text:p>12/30/99 03:41 P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=0;[.G1156]+2+1/[.$H$2];[.G1156]+1/[.$H$2])" office:value-type="float" office:value="19.2333333333335" calcext:value-type="float">
            <text:p>19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8]))" office:value-type="date" office:date-value="2019-10-26T15:54:06.267891" calcext:value-type="date">
            <text:p>2019-10-26 15:54:06</text:p>
          </table:table-cell>
          <table:table-cell table:style-name="ce7" table:formula="of:=[.A1158]" office:value-type="date" office:date-value="2019-10-26T15:54:06.267891" calcext:value-type="date">
            <text:p>2019-10-26 15:54:06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15:54:06.26789109316" calcext:value-type="date">
            <text:p>12/30/99 03:54 P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=0;[.G1157]+2+1/[.$H$2];[.G1157]+1/[.$H$2])" office:value-type="float" office:value="19.2500000000002" calcext:value-type="float">
            <text:p>19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9]))" office:value-type="date" office:date-value="2019-10-26T15:40:10.481158" calcext:value-type="date">
            <text:p>2019-10-26 15:40:10</text:p>
          </table:table-cell>
          <table:table-cell table:style-name="ce7" table:formula="of:=[.A1159]" office:value-type="date" office:date-value="2019-10-26T15:40:10.481158" calcext:value-type="date">
            <text:p>2019-10-26 15:40:10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15:40:10.48115759622" calcext:value-type="date">
            <text:p>12/30/99 03:40 P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=0;[.G1158]+2+1/[.$H$2];[.G1158]+1/[.$H$2])" office:value-type="float" office:value="19.2666666666669" calcext:value-type="float">
            <text:p>19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0]))" office:value-type="date" office:date-value="2019-10-26T15:28:42.336326" calcext:value-type="date">
            <text:p>2019-10-26 15:28:42</text:p>
          </table:table-cell>
          <table:table-cell table:style-name="ce7" table:formula="of:=[.A1160]" office:value-type="date" office:date-value="2019-10-26T15:28:42.336326" calcext:value-type="date">
            <text:p>2019-10-26 15:28:42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15:28:42.33632595744" calcext:value-type="date">
            <text:p>12/30/99 03:28 P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=0;[.G1159]+2+1/[.$H$2];[.G1159]+1/[.$H$2])" office:value-type="float" office:value="19.2833333333335" calcext:value-type="float">
            <text:p>19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1]))" office:value-type="date" office:date-value="2019-10-26T15:33:22.38972" calcext:value-type="date">
            <text:p>2019-10-26 15:33:22</text:p>
          </table:table-cell>
          <table:table-cell table:style-name="ce7" table:formula="of:=[.A1161]" office:value-type="date" office:date-value="2019-10-26T15:33:22.38972" calcext:value-type="date">
            <text:p>2019-10-26 15:33:22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15:33:22.38971980289" calcext:value-type="date">
            <text:p>12/30/99 03:33 P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=0;[.G1160]+2+1/[.$H$2];[.G1160]+1/[.$H$2])" office:value-type="float" office:value="19.3000000000002" calcext:value-type="float">
            <text:p>19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2]))" office:value-type="date" office:date-value="2019-10-26T15:11:34.368586" calcext:value-type="date">
            <text:p>2019-10-26 15:11:34</text:p>
          </table:table-cell>
          <table:table-cell table:style-name="ce7" table:formula="of:=[.A1162]" office:value-type="date" office:date-value="2019-10-26T15:11:34.368586" calcext:value-type="date">
            <text:p>2019-10-26 15:11:34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15:11:34.36858585104" calcext:value-type="date">
            <text:p>12/30/99 03:11 P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=0;[.G1161]+2+1/[.$H$2];[.G1161]+1/[.$H$2])" office:value-type="float" office:value="19.3166666666669" calcext:value-type="float">
            <text:p>19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3]))" office:value-type="date" office:date-value="2019-10-26T15:32:50.809305" calcext:value-type="date">
            <text:p>2019-10-26 15:32:51</text:p>
          </table:table-cell>
          <table:table-cell table:style-name="ce7" table:formula="of:=[.A1163]" office:value-type="date" office:date-value="2019-10-26T15:32:50.809305" calcext:value-type="date">
            <text:p>2019-10-26 15:32:51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15:32:50.80930494703" calcext:value-type="date">
            <text:p>12/30/99 03:32 P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=0;[.G1162]+2+1/[.$H$2];[.G116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4]))" office:value-type="date" office:date-value="2019-10-26T15:45:47.974267" calcext:value-type="date">
            <text:p>2019-10-26 15:45:48</text:p>
          </table:table-cell>
          <table:table-cell table:style-name="ce7" table:formula="of:=[.A1164]" office:value-type="date" office:date-value="2019-10-26T15:45:47.974267" calcext:value-type="date">
            <text:p>2019-10-26 15:45:48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15:45:47.97426704317" calcext:value-type="date">
            <text:p>12/30/99 03:45 P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=0;[.G1163]+2+1/[.$H$2];[.G1163]+1/[.$H$2])" office:value-type="float" office:value="19.3500000000002" calcext:value-type="float">
            <text:p>19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5]))" office:value-type="date" office:date-value="2019-10-26T15:57:42.303324" calcext:value-type="date">
            <text:p>2019-10-26 15:57:42</text:p>
          </table:table-cell>
          <table:table-cell table:style-name="ce7" table:formula="of:=[.A1165]" office:value-type="date" office:date-value="2019-10-26T15:57:42.303324" calcext:value-type="date">
            <text:p>2019-10-26 15:57:42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15:57:42.3033241136" calcext:value-type="date">
            <text:p>12/30/99 03:57 P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=0;[.G1164]+2+1/[.$H$2];[.G1164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6]))" office:value-type="date" office:date-value="2019-10-26T15:41:32.457116" calcext:value-type="date">
            <text:p>2019-10-26 15:41:32</text:p>
          </table:table-cell>
          <table:table-cell table:style-name="ce7" table:formula="of:=[.A1166]" office:value-type="date" office:date-value="2019-10-26T15:41:32.457116" calcext:value-type="date">
            <text:p>2019-10-26 15:41:32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15:41:32.45711609256" calcext:value-type="date">
            <text:p>12/30/99 03:41 P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=0;[.G1165]+2+1/[.$H$2];[.G1165]+1/[.$H$2])" office:value-type="float" office:value="19.3833333333335" calcext:value-type="float">
            <text:p>19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7]))" office:value-type="date" office:date-value="2019-10-26T15:56:07.117957" calcext:value-type="date">
            <text:p>2019-10-26 15:56:07</text:p>
          </table:table-cell>
          <table:table-cell table:style-name="ce7" table:formula="of:=[.A1167]" office:value-type="date" office:date-value="2019-10-26T15:56:07.117957" calcext:value-type="date">
            <text:p>2019-10-26 15:56:07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15:56:07.11795728188" calcext:value-type="date">
            <text:p>12/30/99 03:56 P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=0;[.G1166]+2+1/[.$H$2];[.G1166]+1/[.$H$2])" office:value-type="float" office:value="19.4000000000002" calcext:value-type="float">
            <text:p>19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8]))" office:value-type="date" office:date-value="2019-10-26T15:59:57.234994" calcext:value-type="date">
            <text:p>2019-10-26 15:59:57</text:p>
          </table:table-cell>
          <table:table-cell table:style-name="ce7" table:formula="of:=[.A1168]" office:value-type="date" office:date-value="2019-10-26T15:59:57.234994" calcext:value-type="date">
            <text:p>2019-10-26 15:59:57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15:59:57.23499391694" calcext:value-type="date">
            <text:p>12/30/99 03:59 P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=0;[.G1167]+2+1/[.$H$2];[.G1167]+1/[.$H$2])" office:value-type="float" office:value="19.4166666666668" calcext:value-type="float">
            <text:p>19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9]))" office:value-type="date" office:date-value="2019-10-26T15:35:29.26058" calcext:value-type="date">
            <text:p>2019-10-26 15:35:29</text:p>
          </table:table-cell>
          <table:table-cell table:style-name="ce7" table:formula="of:=[.A1169]" office:value-type="date" office:date-value="2019-10-26T15:35:29.26058" calcext:value-type="date">
            <text:p>2019-10-26 15:35:29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15:35:29.26058038138" calcext:value-type="date">
            <text:p>12/30/99 03:35 P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=0;[.G1168]+2+1/[.$H$2];[.G1168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0]))" office:value-type="date" office:date-value="2019-10-26T15:55:34.445438" calcext:value-type="date">
            <text:p>2019-10-26 15:55:34</text:p>
          </table:table-cell>
          <table:table-cell table:style-name="ce7" table:formula="of:=[.A1170]" office:value-type="date" office:date-value="2019-10-26T15:55:34.445438" calcext:value-type="date">
            <text:p>2019-10-26 15:55:34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15:55:34.44543785881" calcext:value-type="date">
            <text:p>12/30/99 03:55 P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=0;[.G1169]+2+1/[.$H$2];[.G1169]+1/[.$H$2])" office:value-type="float" office:value="19.4500000000002" calcext:value-type="float">
            <text:p>19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1]))" office:value-type="date" office:date-value="2019-10-26T15:36:27.053414" calcext:value-type="date">
            <text:p>2019-10-26 15:36:27</text:p>
          </table:table-cell>
          <table:table-cell table:style-name="ce7" table:formula="of:=[.A1171]" office:value-type="date" office:date-value="2019-10-26T15:36:27.053414" calcext:value-type="date">
            <text:p>2019-10-26 15:36:27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15:36:27.05341403838" calcext:value-type="date">
            <text:p>12/30/99 03:36 P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=0;[.G1170]+2+1/[.$H$2];[.G1170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2]))" office:value-type="date" office:date-value="2019-10-26T16:23:57.865571" calcext:value-type="date">
            <text:p>2019-10-26 16:23:58</text:p>
          </table:table-cell>
          <table:table-cell table:style-name="ce7" table:formula="of:=[.A1172]" office:value-type="date" office:date-value="2019-10-26T16:23:57.865571" calcext:value-type="date">
            <text:p>2019-10-26 16:23:58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16:23:57.86557065323" calcext:value-type="date">
            <text:p>12/30/99 04:23 P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=0;[.G1171]+2+1/[.$H$2];[.G1171]+1/[.$H$2])" office:value-type="float" office:value="19.4833333333335" calcext:value-type="float">
            <text:p>19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3]))" office:value-type="date" office:date-value="2019-10-26T15:53:33.529736" calcext:value-type="date">
            <text:p>2019-10-26 15:53:34</text:p>
          </table:table-cell>
          <table:table-cell table:style-name="ce7" table:formula="of:=[.A1173]" office:value-type="date" office:date-value="2019-10-26T15:53:33.529736" calcext:value-type="date">
            <text:p>2019-10-26 15:53:34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15:53:33.52973633911" calcext:value-type="date">
            <text:p>12/30/99 03:53 P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=0;[.G1172]+2+1/[.$H$2];[.G1172]+1/[.$H$2])" office:value-type="float" office:value="19.5000000000002" calcext:value-type="float">
            <text:p>19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4]))" office:value-type="date" office:date-value="2019-10-26T15:29:41.453293" calcext:value-type="date">
            <text:p>2019-10-26 15:29:41</text:p>
          </table:table-cell>
          <table:table-cell table:style-name="ce7" table:formula="of:=[.A1174]" office:value-type="date" office:date-value="2019-10-26T15:29:41.453293" calcext:value-type="date">
            <text:p>2019-10-26 15:29:41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15:29:41.45329307299" calcext:value-type="date">
            <text:p>12/30/99 03:29 P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=0;[.G1173]+2+1/[.$H$2];[.G1173]+1/[.$H$2])" office:value-type="float" office:value="19.5166666666668" calcext:value-type="float">
            <text:p>19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5]))" office:value-type="date" office:date-value="2019-10-26T15:37:04.819476" calcext:value-type="date">
            <text:p>2019-10-26 15:37:05</text:p>
          </table:table-cell>
          <table:table-cell table:style-name="ce7" table:formula="of:=[.A1175]" office:value-type="date" office:date-value="2019-10-26T15:37:04.819476" calcext:value-type="date">
            <text:p>2019-10-26 15:37:05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15:37:04.81947604101" calcext:value-type="date">
            <text:p>12/30/99 03:37 P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=0;[.G1174]+2+1/[.$H$2];[.G1174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6]))" office:value-type="date" office:date-value="2019-10-26T15:47:24.608371" calcext:value-type="date">
            <text:p>2019-10-26 15:47:25</text:p>
          </table:table-cell>
          <table:table-cell table:style-name="ce7" table:formula="of:=[.A1176]" office:value-type="date" office:date-value="2019-10-26T15:47:24.608371" calcext:value-type="date">
            <text:p>2019-10-26 15:47:25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15:47:24.60837123916" calcext:value-type="date">
            <text:p>12/30/99 03:47 P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=0;[.G1175]+2+1/[.$H$2];[.G1175]+1/[.$H$2])" office:value-type="float" office:value="19.5500000000002" calcext:value-type="float">
            <text:p>19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7]))" office:value-type="date" office:date-value="2019-10-26T15:58:33.198269" calcext:value-type="date">
            <text:p>2019-10-26 15:58:33</text:p>
          </table:table-cell>
          <table:table-cell table:style-name="ce7" table:formula="of:=[.A1177]" office:value-type="date" office:date-value="2019-10-26T15:58:33.198269" calcext:value-type="date">
            <text:p>2019-10-26 15:58:33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15:58:33.19826908875" calcext:value-type="date">
            <text:p>12/30/99 03:58 P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=0;[.G1176]+2+1/[.$H$2];[.G1176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8]))" office:value-type="date" office:date-value="2019-10-26T15:24:40.720874" calcext:value-type="date">
            <text:p>2019-10-26 15:24:41</text:p>
          </table:table-cell>
          <table:table-cell table:style-name="ce7" table:formula="of:=[.A1178]" office:value-type="date" office:date-value="2019-10-26T15:24:40.720874" calcext:value-type="date">
            <text:p>2019-10-26 15:24:41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15:24:40.72087364271" calcext:value-type="date">
            <text:p>12/30/99 03:24 P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=0;[.G1177]+2+1/[.$H$2];[.G1177]+1/[.$H$2])" office:value-type="float" office:value="19.5833333333335" calcext:value-type="float">
            <text:p>19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9]))" office:value-type="date" office:date-value="2019-10-26T15:28:05.295199" calcext:value-type="date">
            <text:p>2019-10-26 15:28:05</text:p>
          </table:table-cell>
          <table:table-cell table:style-name="ce7" table:formula="of:=[.A1179]" office:value-type="date" office:date-value="2019-10-26T15:28:05.295199" calcext:value-type="date">
            <text:p>2019-10-26 15:28:05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15:28:05.29519904405" calcext:value-type="date">
            <text:p>12/30/99 03:28 P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=0;[.G1178]+2+1/[.$H$2];[.G1178]+1/[.$H$2])" office:value-type="float" office:value="19.6000000000002" calcext:value-type="float">
            <text:p>19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0]))" office:value-type="date" office:date-value="2019-10-26T15:44:07.847943" calcext:value-type="date">
            <text:p>2019-10-26 15:44:08</text:p>
          </table:table-cell>
          <table:table-cell table:style-name="ce7" table:formula="of:=[.A1180]" office:value-type="date" office:date-value="2019-10-26T15:44:07.847943" calcext:value-type="date">
            <text:p>2019-10-26 15:44:08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15:44:07.84794305451" calcext:value-type="date">
            <text:p>12/30/99 03:44 P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=0;[.G1179]+2+1/[.$H$2];[.G1179]+1/[.$H$2])" office:value-type="float" office:value="19.6166666666668" calcext:value-type="float">
            <text:p>19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1]))" office:value-type="date" office:date-value="2019-10-26T15:47:57.940942" calcext:value-type="date">
            <text:p>2019-10-26 15:47:58</text:p>
          </table:table-cell>
          <table:table-cell table:style-name="ce7" table:formula="of:=[.A1181]" office:value-type="date" office:date-value="2019-10-26T15:47:57.940942" calcext:value-type="date">
            <text:p>2019-10-26 15:47:58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15:47:57.9409422772" calcext:value-type="date">
            <text:p>12/30/99 03:47 P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=0;[.G1180]+2+1/[.$H$2];[.G1180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2]))" office:value-type="date" office:date-value="2019-10-26T15:29:39.555304" calcext:value-type="date">
            <text:p>2019-10-26 15:29:40</text:p>
          </table:table-cell>
          <table:table-cell table:style-name="ce7" table:formula="of:=[.A1182]" office:value-type="date" office:date-value="2019-10-26T15:29:39.555304" calcext:value-type="date">
            <text:p>2019-10-26 15:29:40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15:29:39.55530371983" calcext:value-type="date">
            <text:p>12/30/99 03:29 P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=0;[.G1181]+2+1/[.$H$2];[.G1181]+1/[.$H$2])" office:value-type="float" office:value="19.6500000000002" calcext:value-type="float">
            <text:p>19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3]))" office:value-type="date" office:date-value="2019-10-26T15:39:47.551697" calcext:value-type="date">
            <text:p>2019-10-26 15:39:48</text:p>
          </table:table-cell>
          <table:table-cell table:style-name="ce7" table:formula="of:=[.A1183]" office:value-type="date" office:date-value="2019-10-26T15:39:47.551697" calcext:value-type="date">
            <text:p>2019-10-26 15:39:48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15:39:47.55169662181" calcext:value-type="date">
            <text:p>12/30/99 03:39 P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=0;[.G1182]+2+1/[.$H$2];[.G118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4]))" office:value-type="date" office:date-value="2019-10-26T15:53:59.618408" calcext:value-type="date">
            <text:p>2019-10-26 15:54:00</text:p>
          </table:table-cell>
          <table:table-cell table:style-name="ce7" table:formula="of:=[.A1184]" office:value-type="date" office:date-value="2019-10-26T15:53:59.618408" calcext:value-type="date">
            <text:p>2019-10-26 15:54:00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15:53:59.6184080746" calcext:value-type="date">
            <text:p>12/30/99 03:54 P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=0;[.G1183]+2+1/[.$H$2];[.G1183]+1/[.$H$2])" office:value-type="float" office:value="19.6833333333335" calcext:value-type="float">
            <text:p>19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5]))" office:value-type="date" office:date-value="2019-10-26T15:09:49.703612" calcext:value-type="date">
            <text:p>2019-10-26 15:09:50</text:p>
          </table:table-cell>
          <table:table-cell table:style-name="ce7" table:formula="of:=[.A1185]" office:value-type="date" office:date-value="2019-10-26T15:09:49.703612" calcext:value-type="date">
            <text:p>2019-10-26 15:09:50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15:09:49.70361216925" calcext:value-type="date">
            <text:p>12/30/99 03:09 P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=0;[.G1184]+2+1/[.$H$2];[.G1184]+1/[.$H$2])" office:value-type="float" office:value="19.7000000000002" calcext:value-type="float">
            <text:p>19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6]))" office:value-type="date" office:date-value="2019-10-26T15:11:45.021649" calcext:value-type="date">
            <text:p>2019-10-26 15:11:45</text:p>
          </table:table-cell>
          <table:table-cell table:style-name="ce7" table:formula="of:=[.A1186]" office:value-type="date" office:date-value="2019-10-26T15:11:45.021649" calcext:value-type="date">
            <text:p>2019-10-26 15:11:45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15:11:45.02164866775" calcext:value-type="date">
            <text:p>12/30/99 03:11 P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=0;[.G1185]+2+1/[.$H$2];[.G1185]+1/[.$H$2])" office:value-type="float" office:value="19.7166666666668" calcext:value-type="float">
            <text:p>19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7]))" office:value-type="date" office:date-value="2019-10-26T15:09:53.491388" calcext:value-type="date">
            <text:p>2019-10-26 15:09:53</text:p>
          </table:table-cell>
          <table:table-cell table:style-name="ce7" table:formula="of:=[.A1187]" office:value-type="date" office:date-value="2019-10-26T15:09:53.491388" calcext:value-type="date">
            <text:p>2019-10-26 15:09:53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15:09:53.49138834514" calcext:value-type="date">
            <text:p>12/30/99 03:09 P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=0;[.G1186]+2+1/[.$H$2];[.G1186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8]))" office:value-type="date" office:date-value="2019-10-26T15:24:48.848655" calcext:value-type="date">
            <text:p>2019-10-26 15:24:49</text:p>
          </table:table-cell>
          <table:table-cell table:style-name="ce7" table:formula="of:=[.A1188]" office:value-type="date" office:date-value="2019-10-26T15:24:48.848655" calcext:value-type="date">
            <text:p>2019-10-26 15:24:49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15:24:48.84865469299" calcext:value-type="date">
            <text:p>12/30/99 03:24 P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=0;[.G1187]+2+1/[.$H$2];[.G1187]+1/[.$H$2])" office:value-type="float" office:value="19.7500000000002" calcext:value-type="float">
            <text:p>19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9]))" office:value-type="date" office:date-value="2019-10-26T15:39:24.472717" calcext:value-type="date">
            <text:p>2019-10-26 15:39:24</text:p>
          </table:table-cell>
          <table:table-cell table:style-name="ce7" table:formula="of:=[.A1189]" office:value-type="date" office:date-value="2019-10-26T15:39:24.472717" calcext:value-type="date">
            <text:p>2019-10-26 15:39:24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15:39:24.47271674406" calcext:value-type="date">
            <text:p>12/30/99 03:39 P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=0;[.G1188]+2+1/[.$H$2];[.G1188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0]))" office:value-type="date" office:date-value="2019-10-26T15:47:00.376228" calcext:value-type="date">
            <text:p>2019-10-26 15:47:00</text:p>
          </table:table-cell>
          <table:table-cell table:style-name="ce7" table:formula="of:=[.A1190]" office:value-type="date" office:date-value="2019-10-26T15:47:00.376228" calcext:value-type="date">
            <text:p>2019-10-26 15:47:00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15:47:00.37622798234" calcext:value-type="date">
            <text:p>12/30/99 03:47 P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=0;[.G1189]+2+1/[.$H$2];[.G1189]+1/[.$H$2])" office:value-type="float" office:value="19.7833333333335" calcext:value-type="float">
            <text:p>19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1]))" office:value-type="date" office:date-value="2019-10-26T15:34:44.645751" calcext:value-type="date">
            <text:p>2019-10-26 15:34:45</text:p>
          </table:table-cell>
          <table:table-cell table:style-name="ce7" table:formula="of:=[.A1191]" office:value-type="date" office:date-value="2019-10-26T15:34:44.645751" calcext:value-type="date">
            <text:p>2019-10-26 15:34:45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15:34:44.64575058315" calcext:value-type="date">
            <text:p>12/30/99 03:34 P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=0;[.G1190]+2+1/[.$H$2];[.G1190]+1/[.$H$2])" office:value-type="float" office:value="19.8000000000002" calcext:value-type="float">
            <text:p>19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2]))" office:value-type="date" office:date-value="2019-10-26T15:17:19.636413" calcext:value-type="date">
            <text:p>2019-10-26 15:17:20</text:p>
          </table:table-cell>
          <table:table-cell table:style-name="ce7" table:formula="of:=[.A1192]" office:value-type="date" office:date-value="2019-10-26T15:17:19.636413" calcext:value-type="date">
            <text:p>2019-10-26 15:17:20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15:17:19.63641298469" calcext:value-type="date">
            <text:p>12/30/99 03:17 P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=0;[.G1191]+2+1/[.$H$2];[.G1191]+1/[.$H$2])" office:value-type="float" office:value="19.8166666666668" calcext:value-type="float">
            <text:p>19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3]))" office:value-type="date" office:date-value="2019-10-26T15:57:09.72848" calcext:value-type="date">
            <text:p>2019-10-26 15:57:10</text:p>
          </table:table-cell>
          <table:table-cell table:style-name="ce7" table:formula="of:=[.A1193]" office:value-type="date" office:date-value="2019-10-26T15:57:09.72848" calcext:value-type="date">
            <text:p>2019-10-26 15:57:10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15:57:09.72848005593" calcext:value-type="date">
            <text:p>12/30/99 03:57 P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=0;[.G1192]+2+1/[.$H$2];[.G1192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4]))" office:value-type="date" office:date-value="2019-10-26T15:27:40.767333" calcext:value-type="date">
            <text:p>2019-10-26 15:27:41</text:p>
          </table:table-cell>
          <table:table-cell table:style-name="ce7" table:formula="of:=[.A1194]" office:value-type="date" office:date-value="2019-10-26T15:27:40.767333" calcext:value-type="date">
            <text:p>2019-10-26 15:27:41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15:27:40.76733344235" calcext:value-type="date">
            <text:p>12/30/99 03:27 P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=0;[.G1193]+2+1/[.$H$2];[.G1193]+1/[.$H$2])" office:value-type="float" office:value="19.8500000000002" calcext:value-type="float">
            <text:p>19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5]))" office:value-type="date" office:date-value="2019-10-26T15:32:20.498351" calcext:value-type="date">
            <text:p>2019-10-26 15:32:20</text:p>
          </table:table-cell>
          <table:table-cell table:style-name="ce7" table:formula="of:=[.A1195]" office:value-type="date" office:date-value="2019-10-26T15:32:20.498351" calcext:value-type="date">
            <text:p>2019-10-26 15:32:20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15:32:20.49835111946" calcext:value-type="date">
            <text:p>12/30/99 03:32 P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=0;[.G1194]+2+1/[.$H$2];[.G1194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6]))" office:value-type="date" office:date-value="2019-10-26T15:17:49.01948" calcext:value-type="date">
            <text:p>2019-10-26 15:17:49</text:p>
          </table:table-cell>
          <table:table-cell table:style-name="ce7" table:formula="of:=[.A1196]" office:value-type="date" office:date-value="2019-10-26T15:17:49.01948" calcext:value-type="date">
            <text:p>2019-10-26 15:17:49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15:17:49.01948007289" calcext:value-type="date">
            <text:p>12/30/99 03:17 P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=0;[.G1195]+2+1/[.$H$2];[.G1195]+1/[.$H$2])" office:value-type="float" office:value="19.8833333333335" calcext:value-type="float">
            <text:p>19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7]))" office:value-type="date" office:date-value="2019-10-26T15:34:27.950258" calcext:value-type="date">
            <text:p>2019-10-26 15:34:28</text:p>
          </table:table-cell>
          <table:table-cell table:style-name="ce7" table:formula="of:=[.A1197]" office:value-type="date" office:date-value="2019-10-26T15:34:27.950258" calcext:value-type="date">
            <text:p>2019-10-26 15:34:28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15:34:27.9502580082" calcext:value-type="date">
            <text:p>12/30/99 03:34 P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=0;[.G1196]+2+1/[.$H$2];[.G1196]+1/[.$H$2])" office:value-type="float" office:value="19.9000000000002" calcext:value-type="float">
            <text:p>19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8]))" office:value-type="date" office:date-value="2019-10-26T15:02:15.733895" calcext:value-type="date">
            <text:p>2019-10-26 15:02:16</text:p>
          </table:table-cell>
          <table:table-cell table:style-name="ce7" table:formula="of:=[.A1198]" office:value-type="date" office:date-value="2019-10-26T15:02:15.733895" calcext:value-type="date">
            <text:p>2019-10-26 15:02:16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15:02:15.73389463127" calcext:value-type="date">
            <text:p>12/30/99 03:02 P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=0;[.G1197]+2+1/[.$H$2];[.G1197]+1/[.$H$2])" office:value-type="float" office:value="19.9166666666668" calcext:value-type="float">
            <text:p>19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9]))" office:value-type="date" office:date-value="2019-10-26T15:20:10.175793" calcext:value-type="date">
            <text:p>2019-10-26 15:20:10</text:p>
          </table:table-cell>
          <table:table-cell table:style-name="ce7" table:formula="of:=[.A1199]" office:value-type="date" office:date-value="2019-10-26T15:20:10.175793" calcext:value-type="date">
            <text:p>2019-10-26 15:20:10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15:20:10.17579298932" calcext:value-type="date">
            <text:p>12/30/99 03:20 P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=0;[.G1198]+2+1/[.$H$2];[.G1198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0]))" office:value-type="date" office:date-value="2019-10-26T15:15:31.658801" calcext:value-type="date">
            <text:p>2019-10-26 15:15:32</text:p>
          </table:table-cell>
          <table:table-cell table:style-name="ce7" table:formula="of:=[.A1200]" office:value-type="date" office:date-value="2019-10-26T15:15:31.658801" calcext:value-type="date">
            <text:p>2019-10-26 15:15:32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15:15:31.65880136658" calcext:value-type="date">
            <text:p>12/30/99 03:15 P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=0;[.G1199]+2+1/[.$H$2];[.G1199]+1/[.$H$2])" office:value-type="float" office:value="19.9500000000001" calcext:value-type="float">
            <text:p>19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1]))" office:value-type="date" office:date-value="2019-10-26T15:20:24.847583" calcext:value-type="date">
            <text:p>2019-10-26 15:20:25</text:p>
          </table:table-cell>
          <table:table-cell table:style-name="ce7" table:formula="of:=[.A1201]" office:value-type="date" office:date-value="2019-10-26T15:20:24.847583" calcext:value-type="date">
            <text:p>2019-10-26 15:20:25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15:20:24.84758275095" calcext:value-type="date">
            <text:p>12/30/99 03:20 P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=0;[.G1200]+2+1/[.$H$2];[.G1200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2]))" office:value-type="date" office:date-value="2019-10-26T16:14:10.15108" calcext:value-type="date">
            <text:p>2019-10-26 16:14:10</text:p>
          </table:table-cell>
          <table:table-cell table:style-name="ce7" table:formula="of:=[.A1202]" office:value-type="date" office:date-value="2019-10-26T16:14:10.15108" calcext:value-type="date">
            <text:p>2019-10-26 16:14:10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16:14:10.15107966028" calcext:value-type="date">
            <text:p>12/30/99 04:14 P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=0;[.G1201]+2+1/[.$H$2];[.G1201]+1/[.$H$2])" office:value-type="float" office:value="19.9833333333335" calcext:value-type="float">
            <text:p>19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3]))" office:value-type="date" office:date-value="2019-10-27T15:21:40.117042" calcext:value-type="date">
            <text:p>2019-10-27 15:21:40</text:p>
          </table:table-cell>
          <table:table-cell table:style-name="ce7" table:formula="of:=[.A1203]" office:value-type="date" office:date-value="2019-10-27T15:21:40.117042" calcext:value-type="date">
            <text:p>2019-10-27 15:21:40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15:21:40.11704221833" calcext:value-type="date">
            <text:p>12/30/99 03:21 P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=0;[.G1202]+2+1/[.$H$2];[.G12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4]))" office:value-type="date" office:date-value="2019-10-27T16:00:39.530862" calcext:value-type="date">
            <text:p>2019-10-27 16:00:40</text:p>
          </table:table-cell>
          <table:table-cell table:style-name="ce7" table:formula="of:=[.A1204]" office:value-type="date" office:date-value="2019-10-27T16:00:39.530862" calcext:value-type="date">
            <text:p>2019-10-27 16:00:40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16:00:39.53086186666" calcext:value-type="date">
            <text:p>12/30/99 04:00 P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=0;[.G1203]+2+1/[.$H$2];[.G1203]+1/[.$H$2])" office:value-type="float" office:value="20.0166666666668" calcext:value-type="float">
            <text:p>20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5]))" office:value-type="date" office:date-value="2019-10-27T16:26:38.470029" calcext:value-type="date">
            <text:p>2019-10-27 16:26:38</text:p>
          </table:table-cell>
          <table:table-cell table:style-name="ce7" table:formula="of:=[.A1205]" office:value-type="date" office:date-value="2019-10-27T16:26:38.470029" calcext:value-type="date">
            <text:p>2019-10-27 16:26:38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16:26:38.47002918832" calcext:value-type="date">
            <text:p>12/30/99 04:26 P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=0;[.G1204]+2+1/[.$H$2];[.G1204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6]))" office:value-type="date" office:date-value="2019-10-27T15:47:18.304275" calcext:value-type="date">
            <text:p>2019-10-27 15:47:18</text:p>
          </table:table-cell>
          <table:table-cell table:style-name="ce7" table:formula="of:=[.A1206]" office:value-type="date" office:date-value="2019-10-27T15:47:18.304275" calcext:value-type="date">
            <text:p>2019-10-27 15:47:18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15:47:18.30427459907" calcext:value-type="date">
            <text:p>12/30/99 03:47 P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=0;[.G1205]+2+1/[.$H$2];[.G1205]+1/[.$H$2])" office:value-type="float" office:value="20.0500000000001" calcext:value-type="float">
            <text:p>2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7]))" office:value-type="date" office:date-value="2019-10-27T15:52:34.370608" calcext:value-type="date">
            <text:p>2019-10-27 15:52:34</text:p>
          </table:table-cell>
          <table:table-cell table:style-name="ce7" table:formula="of:=[.A1207]" office:value-type="date" office:date-value="2019-10-27T15:52:34.370608" calcext:value-type="date">
            <text:p>2019-10-27 15:52:34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15:52:34.37060804106" calcext:value-type="date">
            <text:p>12/30/99 03:52 P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=0;[.G1206]+2+1/[.$H$2];[.G1206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8]))" office:value-type="date" office:date-value="2019-10-27T15:40:03.125208" calcext:value-type="date">
            <text:p>2019-10-27 15:40:03</text:p>
          </table:table-cell>
          <table:table-cell table:style-name="ce7" table:formula="of:=[.A1208]" office:value-type="date" office:date-value="2019-10-27T15:40:03.125208" calcext:value-type="date">
            <text:p>2019-10-27 15:40:03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15:40:03.12520775478" calcext:value-type="date">
            <text:p>12/30/99 03:40 P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=0;[.G1207]+2+1/[.$H$2];[.G1207]+1/[.$H$2])" office:value-type="float" office:value="20.0833333333335" calcext:value-type="float">
            <text:p>20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9]))" office:value-type="date" office:date-value="2019-10-27T15:26:07.546343" calcext:value-type="date">
            <text:p>2019-10-27 15:26:08</text:p>
          </table:table-cell>
          <table:table-cell table:style-name="ce7" table:formula="of:=[.A1209]" office:value-type="date" office:date-value="2019-10-27T15:26:07.546343" calcext:value-type="date">
            <text:p>2019-10-27 15:26:08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15:26:07.54634252284" calcext:value-type="date">
            <text:p>12/30/99 03:26 P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=0;[.G1208]+2+1/[.$H$2];[.G1208]+1/[.$H$2])" office:value-type="float" office:value="20.1000000000001" calcext:value-type="float">
            <text:p>2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0]))" office:value-type="date" office:date-value="2019-10-27T15:55:21.245074" calcext:value-type="date">
            <text:p>2019-10-27 15:55:21</text:p>
          </table:table-cell>
          <table:table-cell table:style-name="ce7" table:formula="of:=[.A1210]" office:value-type="date" office:date-value="2019-10-27T15:55:21.245074" calcext:value-type="date">
            <text:p>2019-10-27 15:55:21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15:55:21.24507443514" calcext:value-type="date">
            <text:p>12/30/99 03:55 P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=0;[.G1209]+2+1/[.$H$2];[.G1209]+1/[.$H$2])" office:value-type="float" office:value="20.1166666666668" calcext:value-type="float">
            <text:p>2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1]))" office:value-type="date" office:date-value="2019-10-27T15:37:57.476459" calcext:value-type="date">
            <text:p>2019-10-27 15:37:57</text:p>
          </table:table-cell>
          <table:table-cell table:style-name="ce7" table:formula="of:=[.A1211]" office:value-type="date" office:date-value="2019-10-27T15:37:57.476459" calcext:value-type="date">
            <text:p>2019-10-27 15:37:57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15:37:57.4764594622" calcext:value-type="date">
            <text:p>12/30/99 03:37 P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=0;[.G1210]+2+1/[.$H$2];[.G1210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2]))" office:value-type="date" office:date-value="2019-10-27T15:22:18.662174" calcext:value-type="date">
            <text:p>2019-10-27 15:22:19</text:p>
          </table:table-cell>
          <table:table-cell table:style-name="ce7" table:formula="of:=[.A1212]" office:value-type="date" office:date-value="2019-10-27T15:22:18.662174" calcext:value-type="date">
            <text:p>2019-10-27 15:22:19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15:22:18.66217362229" calcext:value-type="date">
            <text:p>12/30/99 03:22 P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=0;[.G1211]+2+1/[.$H$2];[.G1211]+1/[.$H$2])" office:value-type="float" office:value="20.1500000000001" calcext:value-type="float">
            <text:p>2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3]))" office:value-type="date" office:date-value="2019-10-27T15:53:04.756778" calcext:value-type="date">
            <text:p>2019-10-27 15:53:05</text:p>
          </table:table-cell>
          <table:table-cell table:style-name="ce7" table:formula="of:=[.A1213]" office:value-type="date" office:date-value="2019-10-27T15:53:04.756778" calcext:value-type="date">
            <text:p>2019-10-27 15:53:05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15:53:04.75677834358" calcext:value-type="date">
            <text:p>12/30/99 03:53 P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=0;[.G1212]+2+1/[.$H$2];[.G1212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4]))" office:value-type="date" office:date-value="2019-10-27T16:05:37.491751" calcext:value-type="date">
            <text:p>2019-10-27 16:05:37</text:p>
          </table:table-cell>
          <table:table-cell table:style-name="ce7" table:formula="of:=[.A1214]" office:value-type="date" office:date-value="2019-10-27T16:05:37.491751" calcext:value-type="date">
            <text:p>2019-10-27 16:05:37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16:05:37.49175074045" calcext:value-type="date">
            <text:p>12/30/99 04:05 P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=0;[.G1213]+2+1/[.$H$2];[.G1213]+1/[.$H$2])" office:value-type="float" office:value="20.1833333333335" calcext:value-type="float">
            <text:p>20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5]))" office:value-type="date" office:date-value="2019-10-27T15:56:20.023001" calcext:value-type="date">
            <text:p>2019-10-27 15:56:20</text:p>
          </table:table-cell>
          <table:table-cell table:style-name="ce7" table:formula="of:=[.A1215]" office:value-type="date" office:date-value="2019-10-27T15:56:20.023001" calcext:value-type="date">
            <text:p>2019-10-27 15:56:20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15:56:20.02300132066" calcext:value-type="date">
            <text:p>12/30/99 03:56 P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=0;[.G1214]+2+1/[.$H$2];[.G1214]+1/[.$H$2])" office:value-type="float" office:value="20.2000000000001" calcext:value-type="float">
            <text:p>2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6]))" office:value-type="date" office:date-value="2019-10-27T15:32:39.228477" calcext:value-type="date">
            <text:p>2019-10-27 15:32:39</text:p>
          </table:table-cell>
          <table:table-cell table:style-name="ce7" table:formula="of:=[.A1216]" office:value-type="date" office:date-value="2019-10-27T15:32:39.228477" calcext:value-type="date">
            <text:p>2019-10-27 15:32:39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15:32:39.22847734764" calcext:value-type="date">
            <text:p>12/30/99 03:32 P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=0;[.G1215]+2+1/[.$H$2];[.G1215]+1/[.$H$2])" office:value-type="float" office:value="20.2166666666668" calcext:value-type="float">
            <text:p>2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7]))" office:value-type="date" office:date-value="2019-10-27T15:38:45.930342" calcext:value-type="date">
            <text:p>2019-10-27 15:38:46</text:p>
          </table:table-cell>
          <table:table-cell table:style-name="ce7" table:formula="of:=[.A1217]" office:value-type="date" office:date-value="2019-10-27T15:38:45.930342" calcext:value-type="date">
            <text:p>2019-10-27 15:38:46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15:38:45.93034193851" calcext:value-type="date">
            <text:p>12/30/99 03:38 P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=0;[.G1216]+2+1/[.$H$2];[.G1216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8]))" office:value-type="date" office:date-value="2019-10-27T15:54:01.052544" calcext:value-type="date">
            <text:p>2019-10-27 15:54:01</text:p>
          </table:table-cell>
          <table:table-cell table:style-name="ce7" table:formula="of:=[.A1218]" office:value-type="date" office:date-value="2019-10-27T15:54:01.052544" calcext:value-type="date">
            <text:p>2019-10-27 15:54:01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15:54:01.05254395399" calcext:value-type="date">
            <text:p>12/30/99 03:54 P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=0;[.G1217]+2+1/[.$H$2];[.G1217]+1/[.$H$2])" office:value-type="float" office:value="20.2500000000001" calcext:value-type="float">
            <text:p>2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9]))" office:value-type="date" office:date-value="2019-10-27T15:38:28.898876" calcext:value-type="date">
            <text:p>2019-10-27 15:38:29</text:p>
          </table:table-cell>
          <table:table-cell table:style-name="ce7" table:formula="of:=[.A1219]" office:value-type="date" office:date-value="2019-10-27T15:38:28.898876" calcext:value-type="date">
            <text:p>2019-10-27 15:38:29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15:38:28.89887628146" calcext:value-type="date">
            <text:p>12/30/99 03:38 P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=0;[.G1218]+2+1/[.$H$2];[.G1218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0]))" office:value-type="date" office:date-value="2019-10-27T15:03:58.292495" calcext:value-type="date">
            <text:p>2019-10-27 15:03:58</text:p>
          </table:table-cell>
          <table:table-cell table:style-name="ce7" table:formula="of:=[.A1220]" office:value-type="date" office:date-value="2019-10-27T15:03:58.292495" calcext:value-type="date">
            <text:p>2019-10-27 15:03:58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15:03:58.29249520786" calcext:value-type="date">
            <text:p>12/30/99 03:03 P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=0;[.G1219]+2+1/[.$H$2];[.G1219]+1/[.$H$2])" office:value-type="float" office:value="20.2833333333335" calcext:value-type="float">
            <text:p>20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1]))" office:value-type="date" office:date-value="2019-10-27T16:06:58.816784" calcext:value-type="date">
            <text:p>2019-10-27 16:06:59</text:p>
          </table:table-cell>
          <table:table-cell table:style-name="ce7" table:formula="of:=[.A1221]" office:value-type="date" office:date-value="2019-10-27T16:06:58.816784" calcext:value-type="date">
            <text:p>2019-10-27 16:06:59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16:06:58.81678425707" calcext:value-type="date">
            <text:p>12/30/99 04:06 P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=0;[.G1220]+2+1/[.$H$2];[.G1220]+1/[.$H$2])" office:value-type="float" office:value="20.3000000000001" calcext:value-type="float">
            <text:p>2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2]))" office:value-type="date" office:date-value="2019-10-27T15:28:43.85317" calcext:value-type="date">
            <text:p>2019-10-27 15:28:44</text:p>
          </table:table-cell>
          <table:table-cell table:style-name="ce7" table:formula="of:=[.A1222]" office:value-type="date" office:date-value="2019-10-27T15:28:43.85317" calcext:value-type="date">
            <text:p>2019-10-27 15:28:44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15:28:43.85317047592" calcext:value-type="date">
            <text:p>12/30/99 03:28 P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=0;[.G1221]+2+1/[.$H$2];[.G1221]+1/[.$H$2])" office:value-type="float" office:value="20.3166666666668" calcext:value-type="float">
            <text:p>2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3]))" office:value-type="date" office:date-value="2019-10-27T16:03:03.696294" calcext:value-type="date">
            <text:p>2019-10-27 16:03:04</text:p>
          </table:table-cell>
          <table:table-cell table:style-name="ce7" table:formula="of:=[.A1223]" office:value-type="date" office:date-value="2019-10-27T16:03:03.696294" calcext:value-type="date">
            <text:p>2019-10-27 16:03:04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16:03:03.69629394729" calcext:value-type="date">
            <text:p>12/30/99 04:03 P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=0;[.G1222]+2+1/[.$H$2];[.G122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4]))" office:value-type="date" office:date-value="2019-10-27T15:12:54.16736" calcext:value-type="date">
            <text:p>2019-10-27 15:12:54</text:p>
          </table:table-cell>
          <table:table-cell table:style-name="ce7" table:formula="of:=[.A1224]" office:value-type="date" office:date-value="2019-10-27T15:12:54.16736" calcext:value-type="date">
            <text:p>2019-10-27 15:12:54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15:12:54.16736029554" calcext:value-type="date">
            <text:p>12/30/99 03:12 P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=0;[.G1223]+2+1/[.$H$2];[.G1223]+1/[.$H$2])" office:value-type="float" office:value="20.3500000000001" calcext:value-type="float">
            <text:p>2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5]))" office:value-type="date" office:date-value="2019-10-27T15:43:55.096811" calcext:value-type="date">
            <text:p>2019-10-27 15:43:55</text:p>
          </table:table-cell>
          <table:table-cell table:style-name="ce7" table:formula="of:=[.A1225]" office:value-type="date" office:date-value="2019-10-27T15:43:55.096811" calcext:value-type="date">
            <text:p>2019-10-27 15:43:55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15:43:55.09681087453" calcext:value-type="date">
            <text:p>12/30/99 03:43 P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=0;[.G1224]+2+1/[.$H$2];[.G1224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6]))" office:value-type="date" office:date-value="2019-10-27T15:37:49.153013" calcext:value-type="date">
            <text:p>2019-10-27 15:37:49</text:p>
          </table:table-cell>
          <table:table-cell table:style-name="ce7" table:formula="of:=[.A1226]" office:value-type="date" office:date-value="2019-10-27T15:37:49.153013" calcext:value-type="date">
            <text:p>2019-10-27 15:37:49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15:37:49.15301335976" calcext:value-type="date">
            <text:p>12/30/99 03:37 P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=0;[.G1225]+2+1/[.$H$2];[.G1225]+1/[.$H$2])" office:value-type="float" office:value="20.3833333333335" calcext:value-type="float">
            <text:p>20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7]))" office:value-type="date" office:date-value="2019-10-27T15:42:40.671193" calcext:value-type="date">
            <text:p>2019-10-27 15:42:41</text:p>
          </table:table-cell>
          <table:table-cell table:style-name="ce7" table:formula="of:=[.A1227]" office:value-type="date" office:date-value="2019-10-27T15:42:40.671193" calcext:value-type="date">
            <text:p>2019-10-27 15:42:41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15:42:40.67119301297" calcext:value-type="date">
            <text:p>12/30/99 03:42 P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=0;[.G1226]+2+1/[.$H$2];[.G1226]+1/[.$H$2])" office:value-type="float" office:value="20.4000000000001" calcext:value-type="float">
            <text:p>2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8]))" office:value-type="date" office:date-value="2019-10-27T15:56:45.579234" calcext:value-type="date">
            <text:p>2019-10-27 15:56:46</text:p>
          </table:table-cell>
          <table:table-cell table:style-name="ce7" table:formula="of:=[.A1228]" office:value-type="date" office:date-value="2019-10-27T15:56:45.579234" calcext:value-type="date">
            <text:p>2019-10-27 15:56:46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15:56:45.57923403103" calcext:value-type="date">
            <text:p>12/30/99 03:56 P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=0;[.G1227]+2+1/[.$H$2];[.G1227]+1/[.$H$2])" office:value-type="float" office:value="20.4166666666668" calcext:value-type="float">
            <text:p>2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9]))" office:value-type="date" office:date-value="2019-10-27T15:42:13.978101" calcext:value-type="date">
            <text:p>2019-10-27 15:42:14</text:p>
          </table:table-cell>
          <table:table-cell table:style-name="ce7" table:formula="of:=[.A1229]" office:value-type="date" office:date-value="2019-10-27T15:42:13.978101" calcext:value-type="date">
            <text:p>2019-10-27 15:42:14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15:42:13.97810140159" calcext:value-type="date">
            <text:p>12/30/99 03:42 P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=0;[.G1228]+2+1/[.$H$2];[.G1228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0]))" office:value-type="date" office:date-value="2019-10-27T15:43:05.975666" calcext:value-type="date">
            <text:p>2019-10-27 15:43:06</text:p>
          </table:table-cell>
          <table:table-cell table:style-name="ce7" table:formula="of:=[.A1230]" office:value-type="date" office:date-value="2019-10-27T15:43:05.975666" calcext:value-type="date">
            <text:p>2019-10-27 15:43:06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15:43:05.97566625103" calcext:value-type="date">
            <text:p>12/30/99 03:43 P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=0;[.G1229]+2+1/[.$H$2];[.G1229]+1/[.$H$2])" office:value-type="float" office:value="20.4500000000001" calcext:value-type="float">
            <text:p>2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1]))" office:value-type="date" office:date-value="2019-10-27T15:49:01.568038" calcext:value-type="date">
            <text:p>2019-10-27 15:49:02</text:p>
          </table:table-cell>
          <table:table-cell table:style-name="ce7" table:formula="of:=[.A1231]" office:value-type="date" office:date-value="2019-10-27T15:49:01.568038" calcext:value-type="date">
            <text:p>2019-10-27 15:49:02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15:49:01.56803819351" calcext:value-type="date">
            <text:p>12/30/99 03:49 P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=0;[.G1230]+2+1/[.$H$2];[.G1230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2]))" office:value-type="date" office:date-value="2019-10-27T15:33:39.269171" calcext:value-type="date">
            <text:p>2019-10-27 15:33:39</text:p>
          </table:table-cell>
          <table:table-cell table:style-name="ce7" table:formula="of:=[.A1232]" office:value-type="date" office:date-value="2019-10-27T15:33:39.269171" calcext:value-type="date">
            <text:p>2019-10-27 15:33:39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15:33:39.26917147357" calcext:value-type="date">
            <text:p>12/30/99 03:33 P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=0;[.G1231]+2+1/[.$H$2];[.G1231]+1/[.$H$2])" office:value-type="float" office:value="20.4833333333335" calcext:value-type="float">
            <text:p>20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3]))" office:value-type="date" office:date-value="2019-10-27T16:14:02.066424" calcext:value-type="date">
            <text:p>2019-10-27 16:14:02</text:p>
          </table:table-cell>
          <table:table-cell table:style-name="ce7" table:formula="of:=[.A1233]" office:value-type="date" office:date-value="2019-10-27T16:14:02.066424" calcext:value-type="date">
            <text:p>2019-10-27 16:14:02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16:14:02.06642413046" calcext:value-type="date">
            <text:p>12/30/99 04:14 P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=0;[.G1232]+2+1/[.$H$2];[.G1232]+1/[.$H$2])" office:value-type="float" office:value="20.5000000000001" calcext:value-type="float">
            <text:p>2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4]))" office:value-type="date" office:date-value="2019-10-27T15:36:53.708375" calcext:value-type="date">
            <text:p>2019-10-27 15:36:54</text:p>
          </table:table-cell>
          <table:table-cell table:style-name="ce7" table:formula="of:=[.A1234]" office:value-type="date" office:date-value="2019-10-27T15:36:53.708375" calcext:value-type="date">
            <text:p>2019-10-27 15:36:54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15:36:53.70837469585" calcext:value-type="date">
            <text:p>12/30/99 03:36 P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=0;[.G1233]+2+1/[.$H$2];[.G1233]+1/[.$H$2])" office:value-type="float" office:value="20.5166666666668" calcext:value-type="float">
            <text:p>2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5]))" office:value-type="date" office:date-value="2019-10-27T15:59:04.11915" calcext:value-type="date">
            <text:p>2019-10-27 15:59:04</text:p>
          </table:table-cell>
          <table:table-cell table:style-name="ce7" table:formula="of:=[.A1235]" office:value-type="date" office:date-value="2019-10-27T15:59:04.11915" calcext:value-type="date">
            <text:p>2019-10-27 15:59:04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15:59:04.11915033124" calcext:value-type="date">
            <text:p>12/30/99 03:59 P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=0;[.G1234]+2+1/[.$H$2];[.G1234]+1/[.$H$2])" office:value-type="float" office:value="20.5333333333334" calcext:value-type="float">
            <text:p>2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6]))" office:value-type="date" office:date-value="2019-10-27T15:26:47.521798" calcext:value-type="date">
            <text:p>2019-10-27 15:26:48</text:p>
          </table:table-cell>
          <table:table-cell table:style-name="ce7" table:formula="of:=[.A1236]" office:value-type="date" office:date-value="2019-10-27T15:26:47.521798" calcext:value-type="date">
            <text:p>2019-10-27 15:26:48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15:26:47.52179771662" calcext:value-type="date">
            <text:p>12/30/99 03:26 P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=0;[.G1235]+2+1/[.$H$2];[.G1235]+1/[.$H$2])" office:value-type="float" office:value="20.5500000000001" calcext:value-type="float">
            <text:p>2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7]))" office:value-type="date" office:date-value="2019-10-27T15:41:40.58014" calcext:value-type="date">
            <text:p>2019-10-27 15:41:41</text:p>
          </table:table-cell>
          <table:table-cell table:style-name="ce7" table:formula="of:=[.A1237]" office:value-type="date" office:date-value="2019-10-27T15:41:40.58014" calcext:value-type="date">
            <text:p>2019-10-27 15:41:41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15:41:40.58014020324" calcext:value-type="date">
            <text:p>12/30/99 03:41 P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=0;[.G1236]+2+1/[.$H$2];[.G1236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8]))" office:value-type="date" office:date-value="2019-10-27T15:29:50.808917" calcext:value-type="date">
            <text:p>2019-10-27 15:29:51</text:p>
          </table:table-cell>
          <table:table-cell table:style-name="ce7" table:formula="of:=[.A1238]" office:value-type="date" office:date-value="2019-10-27T15:29:50.808917" calcext:value-type="date">
            <text:p>2019-10-27 15:29:51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15:29:50.80891711637" calcext:value-type="date">
            <text:p>12/30/99 03:29 P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=0;[.G1237]+2+1/[.$H$2];[.G1237]+1/[.$H$2])" office:value-type="float" office:value="20.5833333333334" calcext:value-type="float">
            <text:p>2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9]))" office:value-type="date" office:date-value="2019-10-27T15:44:32.800153" calcext:value-type="date">
            <text:p>2019-10-27 15:44:33</text:p>
          </table:table-cell>
          <table:table-cell table:style-name="ce7" table:formula="of:=[.A1239]" office:value-type="date" office:date-value="2019-10-27T15:44:32.800153" calcext:value-type="date">
            <text:p>2019-10-27 15:44:33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15:44:32.8001531912" calcext:value-type="date">
            <text:p>12/30/99 03:44 P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=0;[.G1238]+2+1/[.$H$2];[.G1238]+1/[.$H$2])" office:value-type="float" office:value="20.6000000000001" calcext:value-type="float">
            <text:p>2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0]))" office:value-type="date" office:date-value="2019-10-27T15:40:07.708888" calcext:value-type="date">
            <text:p>2019-10-27 15:40:08</text:p>
          </table:table-cell>
          <table:table-cell table:style-name="ce7" table:formula="of:=[.A1240]" office:value-type="date" office:date-value="2019-10-27T15:40:07.708888" calcext:value-type="date">
            <text:p>2019-10-27 15:40:08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15:40:07.70888775587" calcext:value-type="date">
            <text:p>12/30/99 03:40 P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=0;[.G1239]+2+1/[.$H$2];[.G1239]+1/[.$H$2])" office:value-type="float" office:value="20.6166666666668" calcext:value-type="float">
            <text:p>2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1]))" office:value-type="date" office:date-value="2019-10-27T15:25:10.506431" calcext:value-type="date">
            <text:p>2019-10-27 15:25:11</text:p>
          </table:table-cell>
          <table:table-cell table:style-name="ce7" table:formula="of:=[.A1241]" office:value-type="date" office:date-value="2019-10-27T15:25:10.506431" calcext:value-type="date">
            <text:p>2019-10-27 15:25:11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15:25:10.50643050112" calcext:value-type="date">
            <text:p>12/30/99 03:25 P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=0;[.G1240]+2+1/[.$H$2];[.G1240]+1/[.$H$2])" office:value-type="float" office:value="20.6333333333334" calcext:value-type="float">
            <text:p>2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2]))" office:value-type="date" office:date-value="2019-10-27T15:33:54.68182" calcext:value-type="date">
            <text:p>2019-10-27 15:33:55</text:p>
          </table:table-cell>
          <table:table-cell table:style-name="ce7" table:formula="of:=[.A1242]" office:value-type="date" office:date-value="2019-10-27T15:33:54.68182" calcext:value-type="date">
            <text:p>2019-10-27 15:33:55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15:33:54.68181984499" calcext:value-type="date">
            <text:p>12/30/99 03:33 P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=0;[.G1241]+2+1/[.$H$2];[.G1241]+1/[.$H$2])" office:value-type="float" office:value="20.6500000000001" calcext:value-type="float">
            <text:p>2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3]))" office:value-type="date" office:date-value="2019-10-27T15:49:17.191667" calcext:value-type="date">
            <text:p>2019-10-27 15:49:17</text:p>
          </table:table-cell>
          <table:table-cell table:style-name="ce7" table:formula="of:=[.A1243]" office:value-type="date" office:date-value="2019-10-27T15:49:17.191667" calcext:value-type="date">
            <text:p>2019-10-27 15:49:17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15:49:17.19166724011" calcext:value-type="date">
            <text:p>12/30/99 03:49 P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=0;[.G1242]+2+1/[.$H$2];[.G124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4]))" office:value-type="date" office:date-value="2019-10-27T15:32:58.00687" calcext:value-type="date">
            <text:p>2019-10-27 15:32:58</text:p>
          </table:table-cell>
          <table:table-cell table:style-name="ce7" table:formula="of:=[.A1244]" office:value-type="date" office:date-value="2019-10-27T15:32:58.00687" calcext:value-type="date">
            <text:p>2019-10-27 15:32:58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15:32:58.0068701366" calcext:value-type="date">
            <text:p>12/30/99 03:32 P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=0;[.G1243]+2+1/[.$H$2];[.G1243]+1/[.$H$2])" office:value-type="float" office:value="20.6833333333334" calcext:value-type="float">
            <text:p>2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5]))" office:value-type="date" office:date-value="2019-10-27T15:24:37.819676" calcext:value-type="date">
            <text:p>2019-10-27 15:24:38</text:p>
          </table:table-cell>
          <table:table-cell table:style-name="ce7" table:formula="of:=[.A1245]" office:value-type="date" office:date-value="2019-10-27T15:24:37.819676" calcext:value-type="date">
            <text:p>2019-10-27 15:24:38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15:24:37.81967609189" calcext:value-type="date">
            <text:p>12/30/99 03:24 P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=0;[.G1244]+2+1/[.$H$2];[.G1244]+1/[.$H$2])" office:value-type="float" office:value="20.7000000000001" calcext:value-type="float">
            <text:p>2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6]))" office:value-type="date" office:date-value="2019-10-27T15:42:10.190901" calcext:value-type="date">
            <text:p>2019-10-27 15:42:10</text:p>
          </table:table-cell>
          <table:table-cell table:style-name="ce7" table:formula="of:=[.A1246]" office:value-type="date" office:date-value="2019-10-27T15:42:10.190901" calcext:value-type="date">
            <text:p>2019-10-27 15:42:10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15:42:10.19090106245" calcext:value-type="date">
            <text:p>12/30/99 03:42 P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=0;[.G1245]+2+1/[.$H$2];[.G1245]+1/[.$H$2])" office:value-type="float" office:value="20.7166666666668" calcext:value-type="float">
            <text:p>2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7]))" office:value-type="date" office:date-value="2019-10-27T15:38:51.746247" calcext:value-type="date">
            <text:p>2019-10-27 15:38:52</text:p>
          </table:table-cell>
          <table:table-cell table:style-name="ce7" table:formula="of:=[.A1247]" office:value-type="date" office:date-value="2019-10-27T15:38:51.746247" calcext:value-type="date">
            <text:p>2019-10-27 15:38:52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15:38:51.74624657258" calcext:value-type="date">
            <text:p>12/30/99 03:38 P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=0;[.G1246]+2+1/[.$H$2];[.G1246]+1/[.$H$2])" office:value-type="float" office:value="20.7333333333334" calcext:value-type="float">
            <text:p>2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8]))" office:value-type="date" office:date-value="2019-10-27T15:22:44.342282" calcext:value-type="date">
            <text:p>2019-10-27 15:22:44</text:p>
          </table:table-cell>
          <table:table-cell table:style-name="ce7" table:formula="of:=[.A1248]" office:value-type="date" office:date-value="2019-10-27T15:22:44.342282" calcext:value-type="date">
            <text:p>2019-10-27 15:22:44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15:22:44.34228227008" calcext:value-type="date">
            <text:p>12/30/99 03:22 P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=0;[.G1247]+2+1/[.$H$2];[.G1247]+1/[.$H$2])" office:value-type="float" office:value="20.7500000000001" calcext:value-type="float">
            <text:p>2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9]))" office:value-type="date" office:date-value="2019-10-27T16:06:39.850989" calcext:value-type="date">
            <text:p>2019-10-27 16:06:40</text:p>
          </table:table-cell>
          <table:table-cell table:style-name="ce7" table:formula="of:=[.A1249]" office:value-type="date" office:date-value="2019-10-27T16:06:39.850989" calcext:value-type="date">
            <text:p>2019-10-27 16:06:40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16:06:39.85098866746" calcext:value-type="date">
            <text:p>12/30/99 04:06 P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=0;[.G1248]+2+1/[.$H$2];[.G1248]+1/[.$H$2])" office:value-type="float" office:value="20.7666666666668" calcext:value-type="float">
            <text:p>2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0]))" office:value-type="date" office:date-value="2019-10-27T15:21:29.007228" calcext:value-type="date">
            <text:p>2019-10-27 15:21:29</text:p>
          </table:table-cell>
          <table:table-cell table:style-name="ce7" table:formula="of:=[.A1250]" office:value-type="date" office:date-value="2019-10-27T15:21:29.007228" calcext:value-type="date">
            <text:p>2019-10-27 15:21:29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15:21:29.0072283335" calcext:value-type="date">
            <text:p>12/30/99 03:21 P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=0;[.G1249]+2+1/[.$H$2];[.G1249]+1/[.$H$2])" office:value-type="float" office:value="20.7833333333334" calcext:value-type="float">
            <text:p>20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1]))" office:value-type="date" office:date-value="2019-10-27T16:12:53.91553" calcext:value-type="date">
            <text:p>2019-10-27 16:12:54</text:p>
          </table:table-cell>
          <table:table-cell table:style-name="ce7" table:formula="of:=[.A1251]" office:value-type="date" office:date-value="2019-10-27T16:12:53.91553" calcext:value-type="date">
            <text:p>2019-10-27 16:12:54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16:12:53.9155302057" calcext:value-type="date">
            <text:p>12/30/99 04:12 P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=0;[.G1250]+2+1/[.$H$2];[.G1250]+1/[.$H$2])" office:value-type="float" office:value="20.8000000000001" calcext:value-type="float">
            <text:p>2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2]))" office:value-type="date" office:date-value="2019-10-27T15:31:03.495697" calcext:value-type="date">
            <text:p>2019-10-27 15:31:03</text:p>
          </table:table-cell>
          <table:table-cell table:style-name="ce7" table:formula="of:=[.A1252]" office:value-type="date" office:date-value="2019-10-27T15:31:03.495697" calcext:value-type="date">
            <text:p>2019-10-27 15:31:03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15:31:03.49569659214" calcext:value-type="date">
            <text:p>12/30/99 03:31 P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=0;[.G1251]+2+1/[.$H$2];[.G1251]+1/[.$H$2])" office:value-type="float" office:value="20.8166666666668" calcext:value-type="float">
            <text:p>2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3]))" office:value-type="date" office:date-value="2019-10-27T16:01:28.03966" calcext:value-type="date">
            <text:p>2019-10-27 16:01:28</text:p>
          </table:table-cell>
          <table:table-cell table:style-name="ce7" table:formula="of:=[.A1253]" office:value-type="date" office:date-value="2019-10-27T16:01:28.03966" calcext:value-type="date">
            <text:p>2019-10-27 16:01:28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16:01:28.03966005798" calcext:value-type="date">
            <text:p>12/30/99 04:01 P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=0;[.G1252]+2+1/[.$H$2];[.G1252]+1/[.$H$2])" office:value-type="float" office:value="20.8333333333334" calcext:value-type="float">
            <text:p>20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4]))" office:value-type="date" office:date-value="2019-10-27T15:26:34.010855" calcext:value-type="date">
            <text:p>2019-10-27 15:26:34</text:p>
          </table:table-cell>
          <table:table-cell table:style-name="ce7" table:formula="of:=[.A1254]" office:value-type="date" office:date-value="2019-10-27T15:26:34.010855" calcext:value-type="date">
            <text:p>2019-10-27 15:26:34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15:26:34.01085523423" calcext:value-type="date">
            <text:p>12/30/99 03:26 P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=0;[.G1253]+2+1/[.$H$2];[.G1253]+1/[.$H$2])" office:value-type="float" office:value="20.8500000000001" calcext:value-type="float">
            <text:p>2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5]))" office:value-type="date" office:date-value="2019-10-27T15:46:23.185126" calcext:value-type="date">
            <text:p>2019-10-27 15:46:23</text:p>
          </table:table-cell>
          <table:table-cell table:style-name="ce7" table:formula="of:=[.A1255]" office:value-type="date" office:date-value="2019-10-27T15:46:23.185126" calcext:value-type="date">
            <text:p>2019-10-27 15:46:23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15:46:23.18512639962" calcext:value-type="date">
            <text:p>12/30/99 03:46 P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=0;[.G1254]+2+1/[.$H$2];[.G1254]+1/[.$H$2])" office:value-type="float" office:value="20.8666666666668" calcext:value-type="float">
            <text:p>2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6]))" office:value-type="date" office:date-value="2019-10-27T15:41:58.017265" calcext:value-type="date">
            <text:p>2019-10-27 15:41:58</text:p>
          </table:table-cell>
          <table:table-cell table:style-name="ce7" table:formula="of:=[.A1256]" office:value-type="date" office:date-value="2019-10-27T15:41:58.017265" calcext:value-type="date">
            <text:p>2019-10-27 15:41:58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15:41:58.01726524718" calcext:value-type="date">
            <text:p>12/30/99 03:41 P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=0;[.G1255]+2+1/[.$H$2];[.G1255]+1/[.$H$2])" office:value-type="float" office:value="20.8833333333334" calcext:value-type="float">
            <text:p>20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7]))" office:value-type="date" office:date-value="2019-10-27T15:11:49.9179" calcext:value-type="date">
            <text:p>2019-10-27 15:11:50</text:p>
          </table:table-cell>
          <table:table-cell table:style-name="ce7" table:formula="of:=[.A1257]" office:value-type="date" office:date-value="2019-10-27T15:11:49.9179" calcext:value-type="date">
            <text:p>2019-10-27 15:11:50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15:11:49.91789989639" calcext:value-type="date">
            <text:p>12/30/99 03:11 P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=0;[.G1256]+2+1/[.$H$2];[.G1256]+1/[.$H$2])" office:value-type="float" office:value="20.9000000000001" calcext:value-type="float">
            <text:p>2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8]))" office:value-type="date" office:date-value="2019-10-27T15:50:31.581234" calcext:value-type="date">
            <text:p>2019-10-27 15:50:32</text:p>
          </table:table-cell>
          <table:table-cell table:style-name="ce7" table:formula="of:=[.A1258]" office:value-type="date" office:date-value="2019-10-27T15:50:31.581234" calcext:value-type="date">
            <text:p>2019-10-27 15:50:32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15:50:31.58123369794" calcext:value-type="date">
            <text:p>12/30/99 03:50 P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=0;[.G1257]+2+1/[.$H$2];[.G1257]+1/[.$H$2])" office:value-type="float" office:value="20.9166666666668" calcext:value-type="float">
            <text:p>2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9]))" office:value-type="date" office:date-value="2019-10-27T16:01:06.206886" calcext:value-type="date">
            <text:p>2019-10-27 16:01:06</text:p>
          </table:table-cell>
          <table:table-cell table:style-name="ce7" table:formula="of:=[.A1259]" office:value-type="date" office:date-value="2019-10-27T16:01:06.206886" calcext:value-type="date">
            <text:p>2019-10-27 16:01:06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16:01:06.20688582771" calcext:value-type="date">
            <text:p>12/30/99 04:01 P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=0;[.G1258]+2+1/[.$H$2];[.G1258]+1/[.$H$2])" office:value-type="float" office:value="20.9333333333334" calcext:value-type="float">
            <text:p>20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0]))" office:value-type="date" office:date-value="2019-10-27T15:28:41.560258" calcext:value-type="date">
            <text:p>2019-10-27 15:28:42</text:p>
          </table:table-cell>
          <table:table-cell table:style-name="ce7" table:formula="of:=[.A1260]" office:value-type="date" office:date-value="2019-10-27T15:28:41.560258" calcext:value-type="date">
            <text:p>2019-10-27 15:28:42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15:28:41.56025832519" calcext:value-type="date">
            <text:p>12/30/99 03:28 P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=0;[.G1259]+2+1/[.$H$2];[.G1259]+1/[.$H$2])" office:value-type="float" office:value="20.9500000000001" calcext:value-type="float">
            <text:p>2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1]))" office:value-type="date" office:date-value="2019-10-27T15:20:41.01025" calcext:value-type="date">
            <text:p>2019-10-27 15:20:41</text:p>
          </table:table-cell>
          <table:table-cell table:style-name="ce7" table:formula="of:=[.A1261]" office:value-type="date" office:date-value="2019-10-27T15:20:41.01025" calcext:value-type="date">
            <text:p>2019-10-27 15:20:41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15:20:41.0102496855" calcext:value-type="date">
            <text:p>12/30/99 03:20 P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=0;[.G1260]+2+1/[.$H$2];[.G1260]+1/[.$H$2])" office:value-type="float" office:value="20.9666666666668" calcext:value-type="float">
            <text:p>2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2]))" office:value-type="date" office:date-value="2019-10-27T15:29:32.281008" calcext:value-type="date">
            <text:p>2019-10-27 15:29:32</text:p>
          </table:table-cell>
          <table:table-cell table:style-name="ce7" table:formula="of:=[.A1262]" office:value-type="date" office:date-value="2019-10-27T15:29:32.281008" calcext:value-type="date">
            <text:p>2019-10-27 15:29:32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15:29:32.28100765496" calcext:value-type="date">
            <text:p>12/30/99 03:29 P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=0;[.G1261]+2+1/[.$H$2];[.G1261]+1/[.$H$2])" office:value-type="float" office:value="20.9833333333334" calcext:value-type="float">
            <text:p>20,9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3]))" office:value-type="date" office:date-value="2019-10-28T15:42:38.810179" calcext:value-type="date">
            <text:p>2019-10-28 15:42:39</text:p>
          </table:table-cell>
          <table:table-cell table:style-name="ce7" table:formula="of:=[.A1263]" office:value-type="date" office:date-value="2019-10-28T15:42:38.810179" calcext:value-type="date">
            <text:p>2019-10-28 15:42:39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15:42:38.81017916836" calcext:value-type="date">
            <text:p>12/30/99 03:42 P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=0;[.G1262]+2+1/[.$H$2];[.G1262]+1/[.$H$2])" office:value-type="float" office:value="21.0000000000001" calcext:value-type="float">
            <text:p>2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4]))" office:value-type="date" office:date-value="2019-10-28T15:28:57.739359" calcext:value-type="date">
            <text:p>2019-10-28 15:28:58</text:p>
          </table:table-cell>
          <table:table-cell table:style-name="ce7" table:formula="of:=[.A1264]" office:value-type="date" office:date-value="2019-10-28T15:28:57.739359" calcext:value-type="date">
            <text:p>2019-10-28 15:28:58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15:28:57.73935923818" calcext:value-type="date">
            <text:p>12/30/99 03:28 P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=0;[.G1263]+2+1/[.$H$2];[.G1263]+1/[.$H$2])" office:value-type="float" office:value="21.0166666666668" calcext:value-type="float">
            <text:p>2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5]))" office:value-type="date" office:date-value="2019-10-28T15:40:50.867365" calcext:value-type="date">
            <text:p>2019-10-28 15:40:51</text:p>
          </table:table-cell>
          <table:table-cell table:style-name="ce7" table:formula="of:=[.A1265]" office:value-type="date" office:date-value="2019-10-28T15:40:50.867365" calcext:value-type="date">
            <text:p>2019-10-28 15:40:51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15:40:50.86736481171" calcext:value-type="date">
            <text:p>12/30/99 03:40 P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=0;[.G1264]+2+1/[.$H$2];[.G1264]+1/[.$H$2])" office:value-type="float" office:value="21.0333333333334" calcext:value-type="float">
            <text:p>21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6]))" office:value-type="date" office:date-value="2019-10-28T15:47:07.15932" calcext:value-type="date">
            <text:p>2019-10-28 15:47:07</text:p>
          </table:table-cell>
          <table:table-cell table:style-name="ce7" table:formula="of:=[.A1266]" office:value-type="date" office:date-value="2019-10-28T15:47:07.15932" calcext:value-type="date">
            <text:p>2019-10-28 15:47:07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15:47:07.15931958519" calcext:value-type="date">
            <text:p>12/30/99 03:47 P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=0;[.G1265]+2+1/[.$H$2];[.G1265]+1/[.$H$2])" office:value-type="float" office:value="21.0500000000001" calcext:value-type="float">
            <text:p>2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7]))" office:value-type="date" office:date-value="2019-10-28T15:29:12.864194" calcext:value-type="date">
            <text:p>2019-10-28 15:29:13</text:p>
          </table:table-cell>
          <table:table-cell table:style-name="ce7" table:formula="of:=[.A1267]" office:value-type="date" office:date-value="2019-10-28T15:29:12.864194" calcext:value-type="date">
            <text:p>2019-10-28 15:29:13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15:29:12.864194219" calcext:value-type="date">
            <text:p>12/30/99 03:29 P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=0;[.G1266]+2+1/[.$H$2];[.G1266]+1/[.$H$2])" office:value-type="float" office:value="21.0666666666668" calcext:value-type="float">
            <text:p>2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8]))" office:value-type="date" office:date-value="2019-10-28T16:13:20.416411" calcext:value-type="date">
            <text:p>2019-10-28 16:13:20</text:p>
          </table:table-cell>
          <table:table-cell table:style-name="ce7" table:formula="of:=[.A1268]" office:value-type="date" office:date-value="2019-10-28T16:13:20.416411" calcext:value-type="date">
            <text:p>2019-10-28 16:13:20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16:13:20.41641115677" calcext:value-type="date">
            <text:p>12/30/99 04:13 P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=0;[.G1267]+2+1/[.$H$2];[.G1267]+1/[.$H$2])" office:value-type="float" office:value="21.0833333333334" calcext:value-type="float">
            <text:p>21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9]))" office:value-type="date" office:date-value="2019-10-28T15:16:51.96732" calcext:value-type="date">
            <text:p>2019-10-28 15:16:52</text:p>
          </table:table-cell>
          <table:table-cell table:style-name="ce7" table:formula="of:=[.A1269]" office:value-type="date" office:date-value="2019-10-28T15:16:51.96732" calcext:value-type="date">
            <text:p>2019-10-28 15:16:52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15:16:51.96731957607" calcext:value-type="date">
            <text:p>12/30/99 03:16 P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=0;[.G1268]+2+1/[.$H$2];[.G1268]+1/[.$H$2])" office:value-type="float" office:value="21.1000000000001" calcext:value-type="float">
            <text:p>2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0]))" office:value-type="date" office:date-value="2019-10-28T15:48:01.81591" calcext:value-type="date">
            <text:p>2019-10-28 15:48:02</text:p>
          </table:table-cell>
          <table:table-cell table:style-name="ce7" table:formula="of:=[.A1270]" office:value-type="date" office:date-value="2019-10-28T15:48:01.81591" calcext:value-type="date">
            <text:p>2019-10-28 15:48:02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15:48:01.81590994354" calcext:value-type="date">
            <text:p>12/30/99 03:48 P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=0;[.G1269]+2+1/[.$H$2];[.G1269]+1/[.$H$2])" office:value-type="float" office:value="21.1166666666667" calcext:value-type="float">
            <text:p>21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1]))" office:value-type="date" office:date-value="2019-10-28T15:45:54.806094" calcext:value-type="date">
            <text:p>2019-10-28 15:45:55</text:p>
          </table:table-cell>
          <table:table-cell table:style-name="ce7" table:formula="of:=[.A1271]" office:value-type="date" office:date-value="2019-10-28T15:45:54.806094" calcext:value-type="date">
            <text:p>2019-10-28 15:45:55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15:45:54.80609354563" calcext:value-type="date">
            <text:p>12/30/99 03:45 P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=0;[.G1270]+2+1/[.$H$2];[.G1270]+1/[.$H$2])" office:value-type="float" office:value="21.1333333333334" calcext:value-type="float">
            <text:p>21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2]))" office:value-type="date" office:date-value="2019-10-28T15:32:58.740193" calcext:value-type="date">
            <text:p>2019-10-28 15:32:59</text:p>
          </table:table-cell>
          <table:table-cell table:style-name="ce7" table:formula="of:=[.A1272]" office:value-type="date" office:date-value="2019-10-28T15:32:58.740193" calcext:value-type="date">
            <text:p>2019-10-28 15:32:59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15:32:58.74019320589" calcext:value-type="date">
            <text:p>12/30/99 03:32 P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=0;[.G1271]+2+1/[.$H$2];[.G1271]+1/[.$H$2])" office:value-type="float" office:value="21.1500000000001" calcext:value-type="float">
            <text:p>2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3]))" office:value-type="date" office:date-value="2019-10-28T15:27:25.52243" calcext:value-type="date">
            <text:p>2019-10-28 15:27:26</text:p>
          </table:table-cell>
          <table:table-cell table:style-name="ce7" table:formula="of:=[.A1273]" office:value-type="date" office:date-value="2019-10-28T15:27:25.52243" calcext:value-type="date">
            <text:p>2019-10-28 15:27:26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15:27:25.52242958453" calcext:value-type="date">
            <text:p>12/30/99 03:27 P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=0;[.G1272]+2+1/[.$H$2];[.G1272]+1/[.$H$2])" office:value-type="float" office:value="21.1666666666667" calcext:value-type="float">
            <text:p>21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4]))" office:value-type="date" office:date-value="2019-10-28T15:59:53.116159" calcext:value-type="date">
            <text:p>2019-10-28 15:59:53</text:p>
          </table:table-cell>
          <table:table-cell table:style-name="ce7" table:formula="of:=[.A1274]" office:value-type="date" office:date-value="2019-10-28T15:59:53.116159" calcext:value-type="date">
            <text:p>2019-10-28 15:59:53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15:59:53.11615938786" calcext:value-type="date">
            <text:p>12/30/99 03:59 P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=0;[.G1273]+2+1/[.$H$2];[.G1273]+1/[.$H$2])" office:value-type="float" office:value="21.1833333333334" calcext:value-type="float">
            <text:p>21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5]))" office:value-type="date" office:date-value="2019-10-28T16:06:26.379345" calcext:value-type="date">
            <text:p>2019-10-28 16:06:26</text:p>
          </table:table-cell>
          <table:table-cell table:style-name="ce7" table:formula="of:=[.A1275]" office:value-type="date" office:date-value="2019-10-28T16:06:26.379345" calcext:value-type="date">
            <text:p>2019-10-28 16:06:26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16:06:26.37934515718" calcext:value-type="date">
            <text:p>12/30/99 04:06 P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=0;[.G1274]+2+1/[.$H$2];[.G1274]+1/[.$H$2])" office:value-type="float" office:value="21.2000000000001" calcext:value-type="float">
            <text:p>2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6]))" office:value-type="date" office:date-value="2019-10-28T15:48:24.074207" calcext:value-type="date">
            <text:p>2019-10-28 15:48:24</text:p>
          </table:table-cell>
          <table:table-cell table:style-name="ce7" table:formula="of:=[.A1276]" office:value-type="date" office:date-value="2019-10-28T15:48:24.074207" calcext:value-type="date">
            <text:p>2019-10-28 15:48:24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15:48:24.07420741394" calcext:value-type="date">
            <text:p>12/30/99 03:48 P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=0;[.G1275]+2+1/[.$H$2];[.G1275]+1/[.$H$2])" office:value-type="float" office:value="21.2166666666667" calcext:value-type="float">
            <text:p>21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7]))" office:value-type="date" office:date-value="2019-10-28T15:23:29.950968" calcext:value-type="date">
            <text:p>2019-10-28 15:23:30</text:p>
          </table:table-cell>
          <table:table-cell table:style-name="ce7" table:formula="of:=[.A1277]" office:value-type="date" office:date-value="2019-10-28T15:23:29.950968" calcext:value-type="date">
            <text:p>2019-10-28 15:23:30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15:23:29.95096794795" calcext:value-type="date">
            <text:p>12/30/99 03:23 P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=0;[.G1276]+2+1/[.$H$2];[.G1276]+1/[.$H$2])" office:value-type="float" office:value="21.2333333333334" calcext:value-type="float">
            <text:p>21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8]))" office:value-type="date" office:date-value="2019-10-28T15:54:44.242322" calcext:value-type="date">
            <text:p>2019-10-28 15:54:44</text:p>
          </table:table-cell>
          <table:table-cell table:style-name="ce7" table:formula="of:=[.A1278]" office:value-type="date" office:date-value="2019-10-28T15:54:44.242322" calcext:value-type="date">
            <text:p>2019-10-28 15:54:44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15:54:44.24232238904" calcext:value-type="date">
            <text:p>12/30/99 03:54 P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=0;[.G1277]+2+1/[.$H$2];[.G1277]+1/[.$H$2])" office:value-type="float" office:value="21.2500000000001" calcext:value-type="float">
            <text:p>2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9]))" office:value-type="date" office:date-value="2019-10-28T15:22:50.341881" calcext:value-type="date">
            <text:p>2019-10-28 15:22:50</text:p>
          </table:table-cell>
          <table:table-cell table:style-name="ce7" table:formula="of:=[.A1279]" office:value-type="date" office:date-value="2019-10-28T15:22:50.341881" calcext:value-type="date">
            <text:p>2019-10-28 15:22:50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15:22:50.3418813413" calcext:value-type="date">
            <text:p>12/30/99 03:22 P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=0;[.G1278]+2+1/[.$H$2];[.G1278]+1/[.$H$2])" office:value-type="float" office:value="21.2666666666667" calcext:value-type="float">
            <text:p>21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0]))" office:value-type="date" office:date-value="2019-10-28T15:22:00.923426" calcext:value-type="date">
            <text:p>2019-10-28 15:22:01</text:p>
          </table:table-cell>
          <table:table-cell table:style-name="ce7" table:formula="of:=[.A1280]" office:value-type="date" office:date-value="2019-10-28T15:22:00.923426" calcext:value-type="date">
            <text:p>2019-10-28 15:22:01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15:22:00.92342579272" calcext:value-type="date">
            <text:p>12/30/99 03:22 P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=0;[.G1279]+2+1/[.$H$2];[.G1279]+1/[.$H$2])" office:value-type="float" office:value="21.2833333333334" calcext:value-type="float">
            <text:p>21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1]))" office:value-type="date" office:date-value="2019-10-28T15:46:42.841255" calcext:value-type="date">
            <text:p>2019-10-28 15:46:43</text:p>
          </table:table-cell>
          <table:table-cell table:style-name="ce7" table:formula="of:=[.A1281]" office:value-type="date" office:date-value="2019-10-28T15:46:42.841255" calcext:value-type="date">
            <text:p>2019-10-28 15:46:43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15:46:42.84125532489" calcext:value-type="date">
            <text:p>12/30/99 03:46 P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=0;[.G1280]+2+1/[.$H$2];[.G1280]+1/[.$H$2])" office:value-type="float" office:value="21.3000000000001" calcext:value-type="float">
            <text:p>2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2]))" office:value-type="date" office:date-value="2019-10-28T15:40:23.700287" calcext:value-type="date">
            <text:p>2019-10-28 15:40:24</text:p>
          </table:table-cell>
          <table:table-cell table:style-name="ce7" table:formula="of:=[.A1282]" office:value-type="date" office:date-value="2019-10-28T15:40:23.700287" calcext:value-type="date">
            <text:p>2019-10-28 15:40:24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15:40:23.70028726291" calcext:value-type="date">
            <text:p>12/30/99 03:40 P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=0;[.G1281]+2+1/[.$H$2];[.G1281]+1/[.$H$2])" office:value-type="float" office:value="21.3166666666667" calcext:value-type="float">
            <text:p>21,3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3]))" office:value-type="date" office:date-value="2019-10-28T15:34:58.515695" calcext:value-type="date">
            <text:p>2019-10-28 15:34:59</text:p>
          </table:table-cell>
          <table:table-cell table:style-name="ce7" table:formula="of:=[.A1283]" office:value-type="date" office:date-value="2019-10-28T15:34:58.515695" calcext:value-type="date">
            <text:p>2019-10-28 15:34:59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15:34:58.51569521707" calcext:value-type="date">
            <text:p>12/30/99 03:34 P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=0;[.G1282]+2+1/[.$H$2];[.G1282]+1/[.$H$2])" office:value-type="float" office:value="21.3333333333334" calcext:value-type="float">
            <text:p>21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4]))" office:value-type="date" office:date-value="2019-10-28T15:29:26.450184" calcext:value-type="date">
            <text:p>2019-10-28 15:29:26</text:p>
          </table:table-cell>
          <table:table-cell table:style-name="ce7" table:formula="of:=[.A1284]" office:value-type="date" office:date-value="2019-10-28T15:29:26.450184" calcext:value-type="date">
            <text:p>2019-10-28 15:29:26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15:29:26.45018407144" calcext:value-type="date">
            <text:p>12/30/99 03:29 P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=0;[.G1283]+2+1/[.$H$2];[.G1283]+1/[.$H$2])" office:value-type="float" office:value="21.3500000000001" calcext:value-type="float">
            <text:p>2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5]))" office:value-type="date" office:date-value="2019-10-28T15:40:51.341128" calcext:value-type="date">
            <text:p>2019-10-28 15:40:51</text:p>
          </table:table-cell>
          <table:table-cell table:style-name="ce7" table:formula="of:=[.A1285]" office:value-type="date" office:date-value="2019-10-28T15:40:51.341128" calcext:value-type="date">
            <text:p>2019-10-28 15:40:51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15:40:51.34112820961" calcext:value-type="date">
            <text:p>12/30/99 03:40 P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=0;[.G1284]+2+1/[.$H$2];[.G1284]+1/[.$H$2])" office:value-type="float" office:value="21.3666666666667" calcext:value-type="float">
            <text:p>21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6]))" office:value-type="date" office:date-value="2019-10-28T16:01:22.921966" calcext:value-type="date">
            <text:p>2019-10-28 16:01:23</text:p>
          </table:table-cell>
          <table:table-cell table:style-name="ce7" table:formula="of:=[.A1286]" office:value-type="date" office:date-value="2019-10-28T16:01:22.921966" calcext:value-type="date">
            <text:p>2019-10-28 16:01:23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16:01:22.92196628172" calcext:value-type="date">
            <text:p>12/30/99 04:01 P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=0;[.G1285]+2+1/[.$H$2];[.G1285]+1/[.$H$2])" office:value-type="float" office:value="21.3833333333334" calcext:value-type="float">
            <text:p>21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7]))" office:value-type="date" office:date-value="2019-10-28T16:04:13.212265" calcext:value-type="date">
            <text:p>2019-10-28 16:04:13</text:p>
          </table:table-cell>
          <table:table-cell table:style-name="ce7" table:formula="of:=[.A1287]" office:value-type="date" office:date-value="2019-10-28T16:04:13.212265" calcext:value-type="date">
            <text:p>2019-10-28 16:04:13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16:04:13.21226546075" calcext:value-type="date">
            <text:p>12/30/99 04:04 P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=0;[.G1286]+2+1/[.$H$2];[.G1286]+1/[.$H$2])" office:value-type="float" office:value="21.4000000000001" calcext:value-type="float">
            <text:p>2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8]))" office:value-type="date" office:date-value="2019-10-28T15:56:08.893454" calcext:value-type="date">
            <text:p>2019-10-28 15:56:09</text:p>
          </table:table-cell>
          <table:table-cell table:style-name="ce7" table:formula="of:=[.A1288]" office:value-type="date" office:date-value="2019-10-28T15:56:08.893454" calcext:value-type="date">
            <text:p>2019-10-28 15:56:09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15:56:08.89345371164" calcext:value-type="date">
            <text:p>12/30/99 03:56 P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=0;[.G1287]+2+1/[.$H$2];[.G1287]+1/[.$H$2])" office:value-type="float" office:value="21.4166666666667" calcext:value-type="float">
            <text:p>21,4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9]))" office:value-type="date" office:date-value="2019-10-28T15:39:04.782976" calcext:value-type="date">
            <text:p>2019-10-28 15:39:05</text:p>
          </table:table-cell>
          <table:table-cell table:style-name="ce7" table:formula="of:=[.A1289]" office:value-type="date" office:date-value="2019-10-28T15:39:04.782976" calcext:value-type="date">
            <text:p>2019-10-28 15:39:05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15:39:04.78297617752" calcext:value-type="date">
            <text:p>12/30/99 03:39 P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=0;[.G1288]+2+1/[.$H$2];[.G1288]+1/[.$H$2])" office:value-type="float" office:value="21.4333333333334" calcext:value-type="float">
            <text:p>21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0]))" office:value-type="date" office:date-value="2019-10-28T15:55:05.92711" calcext:value-type="date">
            <text:p>2019-10-28 15:55:06</text:p>
          </table:table-cell>
          <table:table-cell table:style-name="ce7" table:formula="of:=[.A1290]" office:value-type="date" office:date-value="2019-10-28T15:55:05.92711" calcext:value-type="date">
            <text:p>2019-10-28 15:55:06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15:55:05.92710971832" calcext:value-type="date">
            <text:p>12/30/99 03:55 P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=0;[.G1289]+2+1/[.$H$2];[.G1289]+1/[.$H$2])" office:value-type="float" office:value="21.4500000000001" calcext:value-type="float">
            <text:p>21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1]))" office:value-type="date" office:date-value="2019-10-28T15:30:38.845058" calcext:value-type="date">
            <text:p>2019-10-28 15:30:39</text:p>
          </table:table-cell>
          <table:table-cell table:style-name="ce7" table:formula="of:=[.A1291]" office:value-type="date" office:date-value="2019-10-28T15:30:38.845058" calcext:value-type="date">
            <text:p>2019-10-28 15:30:39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15:30:38.84505832102" calcext:value-type="date">
            <text:p>12/30/99 03:30 P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=0;[.G1290]+2+1/[.$H$2];[.G1290]+1/[.$H$2])" office:value-type="float" office:value="21.4666666666667" calcext:value-type="float">
            <text:p>21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2]))" office:value-type="date" office:date-value="2019-10-28T15:53:42.500109" calcext:value-type="date">
            <text:p>2019-10-28 15:53:43</text:p>
          </table:table-cell>
          <table:table-cell table:style-name="ce7" table:formula="of:=[.A1292]" office:value-type="date" office:date-value="2019-10-28T15:53:42.500109" calcext:value-type="date">
            <text:p>2019-10-28 15:53:43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15:53:42.50010862481" calcext:value-type="date">
            <text:p>12/30/99 03:53 P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=0;[.G1291]+2+1/[.$H$2];[.G1291]+1/[.$H$2])" office:value-type="float" office:value="21.4833333333334" calcext:value-type="float">
            <text:p>21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3]))" office:value-type="date" office:date-value="2019-10-28T15:31:39.087987" calcext:value-type="date">
            <text:p>2019-10-28 15:31:39</text:p>
          </table:table-cell>
          <table:table-cell table:style-name="ce7" table:formula="of:=[.A1293]" office:value-type="date" office:date-value="2019-10-28T15:31:39.087987" calcext:value-type="date">
            <text:p>2019-10-28 15:31:39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15:31:39.08798744436" calcext:value-type="date">
            <text:p>12/30/99 03:31 P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=0;[.G1292]+2+1/[.$H$2];[.G1292]+1/[.$H$2])" office:value-type="float" office:value="21.5000000000001" calcext:value-type="float">
            <text:p>21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4]))" office:value-type="date" office:date-value="2019-10-28T15:16:41.732092" calcext:value-type="date">
            <text:p>2019-10-28 15:16:42</text:p>
          </table:table-cell>
          <table:table-cell table:style-name="ce7" table:formula="of:=[.A1294]" office:value-type="date" office:date-value="2019-10-28T15:16:41.732092" calcext:value-type="date">
            <text:p>2019-10-28 15:16:42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15:16:41.7320916988" calcext:value-type="date">
            <text:p>12/30/99 03:16 P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=0;[.G1293]+2+1/[.$H$2];[.G1293]+1/[.$H$2])" office:value-type="float" office:value="21.5166666666667" calcext:value-type="float">
            <text:p>21,5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5]))" office:value-type="date" office:date-value="2019-10-28T15:29:54.081548" calcext:value-type="date">
            <text:p>2019-10-28 15:29:54</text:p>
          </table:table-cell>
          <table:table-cell table:style-name="ce7" table:formula="of:=[.A1295]" office:value-type="date" office:date-value="2019-10-28T15:29:54.081548" calcext:value-type="date">
            <text:p>2019-10-28 15:29:54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15:29:54.08154760022" calcext:value-type="date">
            <text:p>12/30/99 03:29 P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=0;[.G1294]+2+1/[.$H$2];[.G1294]+1/[.$H$2])" office:value-type="float" office:value="21.5333333333334" calcext:value-type="float">
            <text:p>21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6]))" office:value-type="date" office:date-value="2019-10-28T15:31:58.151932" calcext:value-type="date">
            <text:p>2019-10-28 15:31:58</text:p>
          </table:table-cell>
          <table:table-cell table:style-name="ce7" table:formula="of:=[.A1296]" office:value-type="date" office:date-value="2019-10-28T15:31:58.151932" calcext:value-type="date">
            <text:p>2019-10-28 15:31:58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15:31:58.15193239599" calcext:value-type="date">
            <text:p>12/30/99 03:31 P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=0;[.G1295]+2+1/[.$H$2];[.G1295]+1/[.$H$2])" office:value-type="float" office:value="21.5500000000001" calcext:value-type="float">
            <text:p>21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7]))" office:value-type="date" office:date-value="2019-10-28T15:53:41.946061" calcext:value-type="date">
            <text:p>2019-10-28 15:53:42</text:p>
          </table:table-cell>
          <table:table-cell table:style-name="ce7" table:formula="of:=[.A1297]" office:value-type="date" office:date-value="2019-10-28T15:53:41.946061" calcext:value-type="date">
            <text:p>2019-10-28 15:53:42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15:53:41.94606126286" calcext:value-type="date">
            <text:p>12/30/99 03:53 P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=0;[.G1296]+2+1/[.$H$2];[.G1296]+1/[.$H$2])" office:value-type="float" office:value="21.5666666666667" calcext:value-type="float">
            <text:p>21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8]))" office:value-type="date" office:date-value="2019-10-28T15:53:33.775271" calcext:value-type="date">
            <text:p>2019-10-28 15:53:34</text:p>
          </table:table-cell>
          <table:table-cell table:style-name="ce7" table:formula="of:=[.A1298]" office:value-type="date" office:date-value="2019-10-28T15:53:33.775271" calcext:value-type="date">
            <text:p>2019-10-28 15:53:34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15:53:33.77527099103" calcext:value-type="date">
            <text:p>12/30/99 03:53 P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=0;[.G1297]+2+1/[.$H$2];[.G1297]+1/[.$H$2])" office:value-type="float" office:value="21.5833333333334" calcext:value-type="float">
            <text:p>21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9]))" office:value-type="date" office:date-value="2019-10-28T15:49:47.625238" calcext:value-type="date">
            <text:p>2019-10-28 15:49:48</text:p>
          </table:table-cell>
          <table:table-cell table:style-name="ce7" table:formula="of:=[.A1299]" office:value-type="date" office:date-value="2019-10-28T15:49:47.625238" calcext:value-type="date">
            <text:p>2019-10-28 15:49:48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15:49:47.62523846235" calcext:value-type="date">
            <text:p>12/30/99 03:49 P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=0;[.G1298]+2+1/[.$H$2];[.G1298]+1/[.$H$2])" office:value-type="float" office:value="21.6000000000001" calcext:value-type="float">
            <text:p>21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0]))" office:value-type="date" office:date-value="2019-10-28T15:37:27.612046" calcext:value-type="date">
            <text:p>2019-10-28 15:37:28</text:p>
          </table:table-cell>
          <table:table-cell table:style-name="ce7" table:formula="of:=[.A1300]" office:value-type="date" office:date-value="2019-10-28T15:37:27.612046" calcext:value-type="date">
            <text:p>2019-10-28 15:37:28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15:37:27.6120462874" calcext:value-type="date">
            <text:p>12/30/99 03:37 P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=0;[.G1299]+2+1/[.$H$2];[.G1299]+1/[.$H$2])" office:value-type="float" office:value="21.6166666666667" calcext:value-type="float">
            <text:p>21,6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1]))" office:value-type="date" office:date-value="2019-10-28T16:00:04.052565" calcext:value-type="date">
            <text:p>2019-10-28 16:00:04</text:p>
          </table:table-cell>
          <table:table-cell table:style-name="ce7" table:formula="of:=[.A1301]" office:value-type="date" office:date-value="2019-10-28T16:00:04.052565" calcext:value-type="date">
            <text:p>2019-10-28 16:00:04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16:00:04.05256468803" calcext:value-type="date">
            <text:p>12/30/99 04:00 P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=0;[.G1300]+2+1/[.$H$2];[.G1300]+1/[.$H$2])" office:value-type="float" office:value="21.6333333333334" calcext:value-type="float">
            <text:p>21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2]))" office:value-type="date" office:date-value="2019-10-28T15:24:13.010089" calcext:value-type="date">
            <text:p>2019-10-28 15:24:13</text:p>
          </table:table-cell>
          <table:table-cell table:style-name="ce7" table:formula="of:=[.A1302]" office:value-type="date" office:date-value="2019-10-28T15:24:13.010089" calcext:value-type="date">
            <text:p>2019-10-28 15:24:13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15:24:13.01008864772" calcext:value-type="date">
            <text:p>12/30/99 03:24 P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=0;[.G1301]+2+1/[.$H$2];[.G1301]+1/[.$H$2])" office:value-type="float" office:value="21.6500000000001" calcext:value-type="float">
            <text:p>21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3]))" office:value-type="date" office:date-value="2019-10-28T15:33:53.957892" calcext:value-type="date">
            <text:p>2019-10-28 15:33:54</text:p>
          </table:table-cell>
          <table:table-cell table:style-name="ce7" table:formula="of:=[.A1303]" office:value-type="date" office:date-value="2019-10-28T15:33:53.957892" calcext:value-type="date">
            <text:p>2019-10-28 15:33:54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15:33:53.95789184142" calcext:value-type="date">
            <text:p>12/30/99 03:33 P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=0;[.G1302]+2+1/[.$H$2];[.G1302]+1/[.$H$2])" office:value-type="float" office:value="21.6666666666667" calcext:value-type="float">
            <text:p>21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4]))" office:value-type="date" office:date-value="2019-10-28T15:48:48.087666" calcext:value-type="date">
            <text:p>2019-10-28 15:48:48</text:p>
          </table:table-cell>
          <table:table-cell table:style-name="ce7" table:formula="of:=[.A1304]" office:value-type="date" office:date-value="2019-10-28T15:48:48.087666" calcext:value-type="date">
            <text:p>2019-10-28 15:48:48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15:48:48.08766597882" calcext:value-type="date">
            <text:p>12/30/99 03:48 P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=0;[.G1303]+2+1/[.$H$2];[.G1303]+1/[.$H$2])" office:value-type="float" office:value="21.6833333333334" calcext:value-type="float">
            <text:p>21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5]))" office:value-type="date" office:date-value="2019-10-28T15:50:17.024983" calcext:value-type="date">
            <text:p>2019-10-28 15:50:17</text:p>
          </table:table-cell>
          <table:table-cell table:style-name="ce7" table:formula="of:=[.A1305]" office:value-type="date" office:date-value="2019-10-28T15:50:17.024983" calcext:value-type="date">
            <text:p>2019-10-28 15:50:17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15:50:17.02498344239" calcext:value-type="date">
            <text:p>12/30/99 03:50 P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=0;[.G1304]+2+1/[.$H$2];[.G1304]+1/[.$H$2])" office:value-type="float" office:value="21.7" calcext:value-type="float">
            <text:p>21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6]))" office:value-type="date" office:date-value="2019-10-28T15:28:35.91977" calcext:value-type="date">
            <text:p>2019-10-28 15:28:36</text:p>
          </table:table-cell>
          <table:table-cell table:style-name="ce7" table:formula="of:=[.A1306]" office:value-type="date" office:date-value="2019-10-28T15:28:35.91977" calcext:value-type="date">
            <text:p>2019-10-28 15:28:36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15:28:35.91977016069" calcext:value-type="date">
            <text:p>12/30/99 03:28 P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=0;[.G1305]+2+1/[.$H$2];[.G1305]+1/[.$H$2])" office:value-type="float" office:value="21.7166666666667" calcext:value-type="float">
            <text:p>21,7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7]))" office:value-type="date" office:date-value="2019-10-28T15:32:45.407484" calcext:value-type="date">
            <text:p>2019-10-28 15:32:45</text:p>
          </table:table-cell>
          <table:table-cell table:style-name="ce7" table:formula="of:=[.A1307]" office:value-type="date" office:date-value="2019-10-28T15:32:45.407484" calcext:value-type="date">
            <text:p>2019-10-28 15:32:45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15:32:45.40748351254" calcext:value-type="date">
            <text:p>12/30/99 03:32 P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=0;[.G1306]+2+1/[.$H$2];[.G1306]+1/[.$H$2])" office:value-type="float" office:value="21.7333333333334" calcext:value-type="float">
            <text:p>21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8]))" office:value-type="date" office:date-value="2019-10-28T15:34:41.217685" calcext:value-type="date">
            <text:p>2019-10-28 15:34:41</text:p>
          </table:table-cell>
          <table:table-cell table:style-name="ce7" table:formula="of:=[.A1308]" office:value-type="date" office:date-value="2019-10-28T15:34:41.217685" calcext:value-type="date">
            <text:p>2019-10-28 15:34:41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15:34:41.21768503916" calcext:value-type="date">
            <text:p>12/30/99 03:34 P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=0;[.G1307]+2+1/[.$H$2];[.G1307]+1/[.$H$2])" office:value-type="float" office:value="21.75" calcext:value-type="float">
            <text:p>21,7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9]))" office:value-type="date" office:date-value="2019-10-28T15:22:14.918142" calcext:value-type="date">
            <text:p>2019-10-28 15:22:15</text:p>
          </table:table-cell>
          <table:table-cell table:style-name="ce7" table:formula="of:=[.A1309]" office:value-type="date" office:date-value="2019-10-28T15:22:14.918142" calcext:value-type="date">
            <text:p>2019-10-28 15:22:15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15:22:14.91814155132" calcext:value-type="date">
            <text:p>12/30/99 03:22 P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=0;[.G1308]+2+1/[.$H$2];[.G1308]+1/[.$H$2])" office:value-type="float" office:value="21.7666666666667" calcext:value-type="float">
            <text:p>21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0]))" office:value-type="date" office:date-value="2019-10-28T15:25:14.58132" calcext:value-type="date">
            <text:p>2019-10-28 15:25:15</text:p>
          </table:table-cell>
          <table:table-cell table:style-name="ce7" table:formula="of:=[.A1310]" office:value-type="date" office:date-value="2019-10-28T15:25:14.58132" calcext:value-type="date">
            <text:p>2019-10-28 15:25:15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15:25:14.58132038824" calcext:value-type="date">
            <text:p>12/30/99 03:25 P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=0;[.G1309]+2+1/[.$H$2];[.G1309]+1/[.$H$2])" office:value-type="float" office:value="21.7833333333334" calcext:value-type="float">
            <text:p>21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1]))" office:value-type="date" office:date-value="2019-10-28T15:15:05.956899" calcext:value-type="date">
            <text:p>2019-10-28 15:15:06</text:p>
          </table:table-cell>
          <table:table-cell table:style-name="ce7" table:formula="of:=[.A1311]" office:value-type="date" office:date-value="2019-10-28T15:15:05.956899" calcext:value-type="date">
            <text:p>2019-10-28 15:15:06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15:15:05.95689893235" calcext:value-type="date">
            <text:p>12/30/99 03:15 P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=0;[.G1310]+2+1/[.$H$2];[.G1310]+1/[.$H$2])" office:value-type="float" office:value="21.8" calcext:value-type="float">
            <text:p>21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2]))" office:value-type="date" office:date-value="2019-10-28T15:19:42.986965" calcext:value-type="date">
            <text:p>2019-10-28 15:19:43</text:p>
          </table:table-cell>
          <table:table-cell table:style-name="ce7" table:formula="of:=[.A1312]" office:value-type="date" office:date-value="2019-10-28T15:19:42.986965" calcext:value-type="date">
            <text:p>2019-10-28 15:19:43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15:19:42.98696503043" calcext:value-type="date">
            <text:p>12/30/99 03:19 P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=0;[.G1311]+2+1/[.$H$2];[.G1311]+1/[.$H$2])" office:value-type="float" office:value="21.8166666666667" calcext:value-type="float">
            <text:p>21,8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3]))" office:value-type="date" office:date-value="2019-10-28T15:49:11.55663" calcext:value-type="date">
            <text:p>2019-10-28 15:49:12</text:p>
          </table:table-cell>
          <table:table-cell table:style-name="ce7" table:formula="of:=[.A1313]" office:value-type="date" office:date-value="2019-10-28T15:49:11.55663" calcext:value-type="date">
            <text:p>2019-10-28 15:49:12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15:49:11.55663003679" calcext:value-type="date">
            <text:p>12/30/99 03:49 P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=0;[.G1312]+2+1/[.$H$2];[.G1312]+1/[.$H$2])" office:value-type="float" office:value="21.8333333333334" calcext:value-type="float">
            <text:p>21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4]))" office:value-type="date" office:date-value="2019-10-28T15:53:59.335418" calcext:value-type="date">
            <text:p>2019-10-28 15:53:59</text:p>
          </table:table-cell>
          <table:table-cell table:style-name="ce7" table:formula="of:=[.A1314]" office:value-type="date" office:date-value="2019-10-28T15:53:59.335418" calcext:value-type="date">
            <text:p>2019-10-28 15:53:59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15:53:59.33541825972" calcext:value-type="date">
            <text:p>12/30/99 03:53 P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=0;[.G1313]+2+1/[.$H$2];[.G1313]+1/[.$H$2])" office:value-type="float" office:value="21.85" calcext:value-type="float">
            <text:p>21,8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5]))" office:value-type="date" office:date-value="2019-10-28T15:31:59.653176" calcext:value-type="date">
            <text:p>2019-10-28 15:32:00</text:p>
          </table:table-cell>
          <table:table-cell table:style-name="ce7" table:formula="of:=[.A1315]" office:value-type="date" office:date-value="2019-10-28T15:31:59.653176" calcext:value-type="date">
            <text:p>2019-10-28 15:32:00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15:31:59.65317588765" calcext:value-type="date">
            <text:p>12/30/99 03:32 P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=0;[.G1314]+2+1/[.$H$2];[.G1314]+1/[.$H$2])" office:value-type="float" office:value="21.8666666666667" calcext:value-type="float">
            <text:p>21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6]))" office:value-type="date" office:date-value="2019-10-28T15:32:31.569002" calcext:value-type="date">
            <text:p>2019-10-28 15:32:32</text:p>
          </table:table-cell>
          <table:table-cell table:style-name="ce7" table:formula="of:=[.A1316]" office:value-type="date" office:date-value="2019-10-28T15:32:31.569002" calcext:value-type="date">
            <text:p>2019-10-28 15:32:32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15:32:31.56900181901" calcext:value-type="date">
            <text:p>12/30/99 03:32 P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=0;[.G1315]+2+1/[.$H$2];[.G1315]+1/[.$H$2])" office:value-type="float" office:value="21.8833333333334" calcext:value-type="float">
            <text:p>21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7]))" office:value-type="date" office:date-value="2019-10-28T15:27:41.930372" calcext:value-type="date">
            <text:p>2019-10-28 15:27:42</text:p>
          </table:table-cell>
          <table:table-cell table:style-name="ce7" table:formula="of:=[.A1317]" office:value-type="date" office:date-value="2019-10-28T15:27:41.930372" calcext:value-type="date">
            <text:p>2019-10-28 15:27:42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15:27:41.93037154153" calcext:value-type="date">
            <text:p>12/30/99 03:27 P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=0;[.G1316]+2+1/[.$H$2];[.G1316]+1/[.$H$2])" office:value-type="float" office:value="21.9" calcext:value-type="float">
            <text:p>21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8]))" office:value-type="date" office:date-value="2019-10-28T15:45:48.303702" calcext:value-type="date">
            <text:p>2019-10-28 15:45:48</text:p>
          </table:table-cell>
          <table:table-cell table:style-name="ce7" table:formula="of:=[.A1318]" office:value-type="date" office:date-value="2019-10-28T15:45:48.303702" calcext:value-type="date">
            <text:p>2019-10-28 15:45:48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15:45:48.30370161217" calcext:value-type="date">
            <text:p>12/30/99 03:45 P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=0;[.G1317]+2+1/[.$H$2];[.G1317]+1/[.$H$2])" office:value-type="float" office:value="21.9166666666667" calcext:value-type="float">
            <text:p>21,9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9]))" office:value-type="date" office:date-value="2019-10-28T15:35:33.443843" calcext:value-type="date">
            <text:p>2019-10-28 15:35:33</text:p>
          </table:table-cell>
          <table:table-cell table:style-name="ce7" table:formula="of:=[.A1319]" office:value-type="date" office:date-value="2019-10-28T15:35:33.443843" calcext:value-type="date">
            <text:p>2019-10-28 15:35:33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15:35:33.44384261873" calcext:value-type="date">
            <text:p>12/30/99 03:35 P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=0;[.G1318]+2+1/[.$H$2];[.G1318]+1/[.$H$2])" office:value-type="float" office:value="21.9333333333334" calcext:value-type="float">
            <text:p>21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0]))" office:value-type="date" office:date-value="2019-10-28T15:34:02.259759" calcext:value-type="date">
            <text:p>2019-10-28 15:34:02</text:p>
          </table:table-cell>
          <table:table-cell table:style-name="ce7" table:formula="of:=[.A1320]" office:value-type="date" office:date-value="2019-10-28T15:34:02.259759" calcext:value-type="date">
            <text:p>2019-10-28 15:34:02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15:34:02.2597585246" calcext:value-type="date">
            <text:p>12/30/99 03:34 P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=0;[.G1319]+2+1/[.$H$2];[.G1319]+1/[.$H$2])" office:value-type="float" office:value="21.95" calcext:value-type="float">
            <text:p>21,9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1]))" office:value-type="date" office:date-value="2019-10-28T15:13:26.746327" calcext:value-type="date">
            <text:p>2019-10-28 15:13:27</text:p>
          </table:table-cell>
          <table:table-cell table:style-name="ce7" table:formula="of:=[.A1321]" office:value-type="date" office:date-value="2019-10-28T15:13:26.746327" calcext:value-type="date">
            <text:p>2019-10-28 15:13:27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15:13:26.74632699229" calcext:value-type="date">
            <text:p>12/30/99 03:13 P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=0;[.G1320]+2+1/[.$H$2];[.G1320]+1/[.$H$2])" office:value-type="float" office:value="21.9666666666667" calcext:value-type="float">
            <text:p>21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2]))" office:value-type="date" office:date-value="2019-10-28T15:43:02.809613" calcext:value-type="date">
            <text:p>2019-10-28 15:43:03</text:p>
          </table:table-cell>
          <table:table-cell table:style-name="ce7" table:formula="of:=[.A1322]" office:value-type="date" office:date-value="2019-10-28T15:43:02.809613" calcext:value-type="date">
            <text:p>2019-10-28 15:43:03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15:43:02.80961271375" calcext:value-type="date">
            <text:p>12/30/99 03:43 P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=0;[.G1321]+2+1/[.$H$2];[.G1321]+1/[.$H$2])" office:value-type="float" office:value="21.9833333333334" calcext:value-type="float">
            <text:p>21,9833333333334</text:p>
          </table:table-cell>
          <table:table-cell table:number-columns-repeated="13"/>
        </table:table-row>
        <table:table-row table:style-name="ro1" table:number-rows-repeated="30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12:54.0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13:18.799000000</dc:date>
    <meta:editing-duration>PT5H25M11S</meta:editing-duration>
    <meta:editing-cycles>36</meta:editing-cycles>
    <meta:generator>LibreOffice/6.0.1.1$Windows_X86_64 LibreOffice_project/60bfb1526849283ce2491346ed2aa51c465abfe6</meta:generator>
    <meta:document-statistic meta:table-count="1" meta:cell-count="11253" meta:object-count="0"/>
  </office:meta>
</office:document-meta>
</file>